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249/Configurations2/accelerator/current.xml" manifest:media-type=""/>
  <manifest:file-entry manifest:full-path="Object 249/Configurations2/" manifest:media-type="application/vnd.sun.xml.ui.configuration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2/Configurations2/accelerator/current.xml" manifest:media-type="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235/Configurations2/accelerator/current.xml" manifest:media-type="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233/Configurations2/accelerator/current.xml" manifest:media-type="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234/Configurations2/accelerator/current.xml" manifest:media-type="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252/Configurations2/accelerator/current.xml" manifest:media-type=""/>
  <manifest:file-entry manifest:full-path="Object 252/Configurations2/" manifest:media-type="application/vnd.sun.xml.ui.configuration"/>
  <manifest:file-entry manifest:full-path="Object 252/settings.xml" manifest:media-type="text/xml"/>
  <manifest:file-entry manifest:full-path="Object 252/content.xml" manifest:media-type="text/xml"/>
  <manifest:file-entry manifest:full-path="Object 252/" manifest:version="1.2" manifest:media-type="application/vnd.oasis.opendocument.formula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236/Configurations2/accelerator/current.xml" manifest:media-type="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2" manifest:media-type="application/vnd.oasis.opendocument.formula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261/Configurations2/accelerator/current.xml" manifest:media-type="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content.xml" manifest:media-type="text/xml"/>
  <manifest:file-entry manifest:full-path="Object 261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44/settings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258/Configurations2/accelerator/current.xml" manifest:media-type="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294/Configurations2/accelerator/current.xml" manifest:media-type=""/>
  <manifest:file-entry manifest:full-path="Object 294/Configurations2/" manifest:media-type="application/vnd.sun.xml.ui.configuration"/>
  <manifest:file-entry manifest:full-path="Object 294/settings.xml" manifest:media-type="text/xml"/>
  <manifest:file-entry manifest:full-path="Object 294/content.xml" manifest:media-type="text/xml"/>
  <manifest:file-entry manifest:full-path="Object 294/" manifest:version="1.2" manifest:media-type="application/vnd.oasis.opendocument.formula"/>
  <manifest:file-entry manifest:full-path="Object 227/settings.xml" manifest:media-type="text/xml"/>
  <manifest:file-entry manifest:full-path="Object 227/Configurations2/accelerator/current.xml" manifest:media-type="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43/Configurations2/accelerator/current.xml" manifest:media-type="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21/settings.xml" manifest:media-type="text/xml"/>
  <manifest:file-entry manifest:full-path="Object 221/Configurations2/accelerator/current.xml" manifest:media-type="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81/Configurations2/accelerator/current.xml" manifest:media-type=""/>
  <manifest:file-entry manifest:full-path="Object 281/Configurations2/" manifest:media-type="application/vnd.sun.xml.ui.configuration"/>
  <manifest:file-entry manifest:full-path="Object 281/settings.xml" manifest:media-type="text/xml"/>
  <manifest:file-entry manifest:full-path="Object 281/content.xml" manifest:media-type="text/xml"/>
  <manifest:file-entry manifest:full-path="Object 281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282/Configurations2/accelerator/current.xml" manifest:media-type=""/>
  <manifest:file-entry manifest:full-path="Object 282/Configurations2/" manifest:media-type="application/vnd.sun.xml.ui.configuration"/>
  <manifest:file-entry manifest:full-path="Object 282/settings.xml" manifest:media-type="text/xml"/>
  <manifest:file-entry manifest:full-path="Object 282/content.xml" manifest:media-type="text/xml"/>
  <manifest:file-entry manifest:full-path="Object 282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41/Configurations2/accelerator/current.xml" manifest:media-type="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46/Configurations2/accelerator/current.xml" manifest:media-type="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42/settings.xml" manifest:media-type="text/xml"/>
  <manifest:file-entry manifest:full-path="Object 242/Configurations2/accelerator/current.xml" manifest:media-type="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45/Configurations2/accelerator/current.xml" manifest:media-type="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content.xml" manifest:media-type="text/xml"/>
  <manifest:file-entry manifest:full-path="Object 24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44/Configurations2/accelerator/current.xml" manifest:media-type=""/>
  <manifest:file-entry manifest:full-path="Object 244/Configurations2/" manifest:media-type="application/vnd.sun.xml.ui.configuration"/>
  <manifest:file-entry manifest:full-path="Object 244/settings.xml" manifest:media-type="text/xml"/>
  <manifest:file-entry manifest:full-path="Object 244/content.xml" manifest:media-type="text/xml"/>
  <manifest:file-entry manifest:full-path="Object 244/" manifest:version="1.2" manifest:media-type="application/vnd.oasis.opendocument.formula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23/Configurations2/accelerator/current.xml" manifest:media-type="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47/content.xml" manifest:media-type="text/xml"/>
  <manifest:file-entry manifest:full-path="Object 247/Configurations2/accelerator/current.xml" manifest:media-type=""/>
  <manifest:file-entry manifest:full-path="Object 247/Configurations2/" manifest:media-type="application/vnd.sun.xml.ui.configuration"/>
  <manifest:file-entry manifest:full-path="Object 247/settings.xml" manifest:media-type="text/xml"/>
  <manifest:file-entry manifest:full-path="Object 247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22/Configurations2/accelerator/current.xml" manifest:media-type="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48/Configurations2/accelerator/current.xml" manifest:media-type="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content.xml" manifest:media-type="text/xml"/>
  <manifest:file-entry manifest:full-path="Object 248/" manifest:version="1.2" manifest:media-type="application/vnd.oasis.opendocument.formula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20/Configurations2/accelerator/current.xml" manifest:media-type="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2" manifest:media-type="application/vnd.oasis.opendocument.formula"/>
  <manifest:file-entry manifest:full-path="Object 292/Configurations2/accelerator/current.xml" manifest:media-type="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25/Configurations2/accelerator/current.xml" manifest:media-type="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2" manifest:media-type="application/vnd.oasis.opendocument.formula"/>
  <manifest:file-entry manifest:full-path="Object 293/Configurations2/accelerator/current.xml" manifest:media-type=""/>
  <manifest:file-entry manifest:full-path="Object 293/Configurations2/" manifest:media-type="application/vnd.sun.xml.ui.configuration"/>
  <manifest:file-entry manifest:full-path="Object 293/settings.xml" manifest:media-type="text/xml"/>
  <manifest:file-entry manifest:full-path="Object 293/content.xml" manifest:media-type="text/xml"/>
  <manifest:file-entry manifest:full-path="Object 293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6/Configurations2/accelerator/current.xml" manifest:media-type="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28/settings.xml" manifest:media-type="text/xml"/>
  <manifest:file-entry manifest:full-path="Object 228/Configurations2/accelerator/current.xml" manifest:media-type="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29/Configurations2/accelerator/current.xml" manifest:media-type="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30/Configurations2/accelerator/current.xml" manifest:media-type="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24/Configurations2/accelerator/current.xml" manifest:media-type=""/>
  <manifest:file-entry manifest:full-path="Object 224/Configurations2/" manifest:media-type="application/vnd.sun.xml.ui.configuration"/>
  <manifest:file-entry manifest:full-path="Object 224/settings.xml" manifest:media-type="text/xml"/>
  <manifest:file-entry manifest:full-path="Object 224/content.xml" manifest:media-type="text/xml"/>
  <manifest:file-entry manifest:full-path="Object 224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31/Configurations2/accelerator/current.xml" manifest:media-type="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37/Configurations2/accelerator/current.xml" manifest:media-type="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38/Configurations2/accelerator/current.xml" manifest:media-type="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39/content.xml" manifest:media-type="text/xml"/>
  <manifest:file-entry manifest:full-path="Object 239/Configurations2/accelerator/current.xml" manifest:media-type="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40/Configurations2/accelerator/current.xml" manifest:media-type="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content.xml" manifest:media-type="text/xml"/>
  <manifest:file-entry manifest:full-path="Object 240/" manifest:version="1.2" manifest:media-type="application/vnd.oasis.opendocument.formula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250/Configurations2/accelerator/current.xml" manifest:media-type="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content.xml" manifest:media-type="text/xml"/>
  <manifest:file-entry manifest:full-path="Object 25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251/Configurations2/accelerator/current.xml" manifest:media-type="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253/Configurations2/accelerator/current.xml" manifest:media-type=""/>
  <manifest:file-entry manifest:full-path="Object 253/Configurations2/" manifest:media-type="application/vnd.sun.xml.ui.configuration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54/Configurations2/accelerator/current.xml" manifest:media-type="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55/settings.xml" manifest:media-type="text/xml"/>
  <manifest:file-entry manifest:full-path="Object 255/Configurations2/accelerator/current.xml" manifest:media-type="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56/settings.xml" manifest:media-type="text/xml"/>
  <manifest:file-entry manifest:full-path="Object 256/Configurations2/accelerator/current.xml" manifest:media-type="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57/Configurations2/accelerator/current.xml" manifest:media-type="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content.xml" manifest:media-type="text/xml"/>
  <manifest:file-entry manifest:full-path="Object 257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59/Configurations2/accelerator/current.xml" manifest:media-type=""/>
  <manifest:file-entry manifest:full-path="Object 259/Configurations2/" manifest:media-type="application/vnd.sun.xml.ui.configuration"/>
  <manifest:file-entry manifest:full-path="Object 259/content.xml" manifest:media-type="text/xml"/>
  <manifest:file-entry manifest:full-path="Object 259/settings.xml" manifest:media-type="text/xml"/>
  <manifest:file-entry manifest:full-path="Object 25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260/Configurations2/accelerator/current.xml" manifest:media-type=""/>
  <manifest:file-entry manifest:full-path="Object 260/Configurations2/" manifest:media-type="application/vnd.sun.xml.ui.configuration"/>
  <manifest:file-entry manifest:full-path="Object 260/settings.xml" manifest:media-type="text/xml"/>
  <manifest:file-entry manifest:full-path="Object 260/content.xml" manifest:media-type="text/xml"/>
  <manifest:file-entry manifest:full-path="Object 260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279/Configurations2/accelerator/current.xml" manifest:media-type=""/>
  <manifest:file-entry manifest:full-path="Object 279/Configurations2/" manifest:media-type="application/vnd.sun.xml.ui.configuration"/>
  <manifest:file-entry manifest:full-path="Object 279/content.xml" manifest:media-type="text/xml"/>
  <manifest:file-entry manifest:full-path="Object 279/settings.xml" manifest:media-type="text/xml"/>
  <manifest:file-entry manifest:full-path="Object 279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262/Configurations2/accelerator/current.xml" manifest:media-type="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263/Configurations2/accelerator/current.xml" manifest:media-type="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264/Configurations2/accelerator/current.xml" manifest:media-type="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2" manifest:media-type="application/vnd.oasis.opendocument.formula"/>
  <manifest:file-entry manifest:full-path="Object 86/content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296/Configurations2/accelerator/current.xml" manifest:media-type="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295/Configurations2/accelerator/current.xml" manifest:media-type=""/>
  <manifest:file-entry manifest:full-path="Object 295/Configurations2/" manifest:media-type="application/vnd.sun.xml.ui.configuration"/>
  <manifest:file-entry manifest:full-path="Object 295/settings.xml" manifest:media-type="text/xml"/>
  <manifest:file-entry manifest:full-path="Object 295/content.xml" manifest:media-type="text/xml"/>
  <manifest:file-entry manifest:full-path="Object 295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265/Configurations2/accelerator/current.xml" manifest:media-type=""/>
  <manifest:file-entry manifest:full-path="Object 265/Configurations2/" manifest:media-type="application/vnd.sun.xml.ui.configuration"/>
  <manifest:file-entry manifest:full-path="Object 265/content.xml" manifest:media-type="text/xml"/>
  <manifest:file-entry manifest:full-path="Object 265/settings.xml" manifest:media-type="text/xml"/>
  <manifest:file-entry manifest:full-path="Object 26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266/Configurations2/accelerator/current.xml" manifest:media-type="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settings.xml" manifest:media-type="text/xml"/>
  <manifest:file-entry manifest:full-path="Object 266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272/Configurations2/accelerator/current.xml" manifest:media-type=""/>
  <manifest:file-entry manifest:full-path="Object 272/Configurations2/" manifest:media-type="application/vnd.sun.xml.ui.configuration"/>
  <manifest:file-entry manifest:full-path="Object 272/settings.xml" manifest:media-type="text/xml"/>
  <manifest:file-entry manifest:full-path="Object 272/content.xml" manifest:media-type="text/xml"/>
  <manifest:file-entry manifest:full-path="Object 272/" manifest:version="1.2" manifest:media-type="application/vnd.oasis.opendocument.formula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67/Configurations2/accelerator/current.xml" manifest:media-type="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69/Configurations2/accelerator/current.xml" manifest:media-type=""/>
  <manifest:file-entry manifest:full-path="Object 269/Configurations2/" manifest:media-type="application/vnd.sun.xml.ui.configuration"/>
  <manifest:file-entry manifest:full-path="Object 269/content.xml" manifest:media-type="text/xml"/>
  <manifest:file-entry manifest:full-path="Object 269/settings.xml" manifest:media-type="text/xml"/>
  <manifest:file-entry manifest:full-path="Object 269/" manifest:version="1.2" manifest:media-type="application/vnd.oasis.opendocument.formula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273/content.xml" manifest:media-type="text/xml"/>
  <manifest:file-entry manifest:full-path="Object 273/Configurations2/accelerator/current.xml" manifest:media-type=""/>
  <manifest:file-entry manifest:full-path="Object 273/Configurations2/" manifest:media-type="application/vnd.sun.xml.ui.configuration"/>
  <manifest:file-entry manifest:full-path="Object 273/settings.xml" manifest:media-type="text/xml"/>
  <manifest:file-entry manifest:full-path="Object 273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268/Configurations2/accelerator/current.xml" manifest:media-type="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271/Configurations2/accelerator/current.xml" manifest:media-type=""/>
  <manifest:file-entry manifest:full-path="Object 271/Configurations2/" manifest:media-type="application/vnd.sun.xml.ui.configuration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2" manifest:media-type="application/vnd.oasis.opendocument.formula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270/Configurations2/accelerator/current.xml" manifest:media-type="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274/content.xml" manifest:media-type="text/xml"/>
  <manifest:file-entry manifest:full-path="Object 274/Configurations2/accelerator/current.xml" manifest:media-type=""/>
  <manifest:file-entry manifest:full-path="Object 274/Configurations2/" manifest:media-type="application/vnd.sun.xml.ui.configuration"/>
  <manifest:file-entry manifest:full-path="Object 274/settings.xml" manifest:media-type="text/xml"/>
  <manifest:file-entry manifest:full-path="Object 274/" manifest:version="1.2" manifest:media-type="application/vnd.oasis.opendocument.formula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275/Configurations2/accelerator/current.xml" manifest:media-type=""/>
  <manifest:file-entry manifest:full-path="Object 275/Configurations2/" manifest:media-type="application/vnd.sun.xml.ui.configuration"/>
  <manifest:file-entry manifest:full-path="Object 275/content.xml" manifest:media-type="text/xml"/>
  <manifest:file-entry manifest:full-path="Object 275/settings.xml" manifest:media-type="text/xml"/>
  <manifest:file-entry manifest:full-path="Object 27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276/Configurations2/accelerator/current.xml" manifest:media-type="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277/content.xml" manifest:media-type="text/xml"/>
  <manifest:file-entry manifest:full-path="Object 277/Configurations2/accelerator/current.xml" manifest:media-type=""/>
  <manifest:file-entry manifest:full-path="Object 277/Configurations2/" manifest:media-type="application/vnd.sun.xml.ui.configuration"/>
  <manifest:file-entry manifest:full-path="Object 277/settings.xml" manifest:media-type="text/xml"/>
  <manifest:file-entry manifest:full-path="Object 27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278/Configurations2/accelerator/current.xml" manifest:media-type=""/>
  <manifest:file-entry manifest:full-path="Object 278/Configurations2/" manifest:media-type="application/vnd.sun.xml.ui.configuration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2" manifest:media-type="application/vnd.oasis.opendocument.formula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309/Configurations2/accelerator/current.xml" manifest:media-type=""/>
  <manifest:file-entry manifest:full-path="Object 309/Configurations2/" manifest:media-type="application/vnd.sun.xml.ui.configuration"/>
  <manifest:file-entry manifest:full-path="Object 309/settings.xml" manifest:media-type="text/xml"/>
  <manifest:file-entry manifest:full-path="Object 309/content.xml" manifest:media-type="text/xml"/>
  <manifest:file-entry manifest:full-path="Object 309/" manifest:version="1.2" manifest:media-type="application/vnd.oasis.opendocument.formula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308/Configurations2/accelerator/current.xml" manifest:media-type=""/>
  <manifest:file-entry manifest:full-path="Object 308/Configurations2/" manifest:media-type="application/vnd.sun.xml.ui.configuration"/>
  <manifest:file-entry manifest:full-path="Object 308/settings.xml" manifest:media-type="text/xml"/>
  <manifest:file-entry manifest:full-path="Object 308/content.xml" manifest:media-type="text/xml"/>
  <manifest:file-entry manifest:full-path="Object 308/" manifest:version="1.2" manifest:media-type="application/vnd.oasis.opendocument.formula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289/Configurations2/accelerator/current.xml" manifest:media-type=""/>
  <manifest:file-entry manifest:full-path="Object 289/Configurations2/" manifest:media-type="application/vnd.sun.xml.ui.configuration"/>
  <manifest:file-entry manifest:full-path="Object 289/settings.xml" manifest:media-type="text/xml"/>
  <manifest:file-entry manifest:full-path="Object 289/content.xml" manifest:media-type="text/xml"/>
  <manifest:file-entry manifest:full-path="Object 289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290/Configurations2/accelerator/current.xml" manifest:media-type=""/>
  <manifest:file-entry manifest:full-path="Object 290/Configurations2/" manifest:media-type="application/vnd.sun.xml.ui.configuration"/>
  <manifest:file-entry manifest:full-path="Object 290/content.xml" manifest:media-type="text/xml"/>
  <manifest:file-entry manifest:full-path="Object 290/settings.xml" manifest:media-type="text/xml"/>
  <manifest:file-entry manifest:full-path="Object 290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291/Configurations2/accelerator/current.xml" manifest:media-type=""/>
  <manifest:file-entry manifest:full-path="Object 291/Configurations2/" manifest:media-type="application/vnd.sun.xml.ui.configuration"/>
  <manifest:file-entry manifest:full-path="Object 291/settings.xml" manifest:media-type="text/xml"/>
  <manifest:file-entry manifest:full-path="Object 291/content.xml" manifest:media-type="text/xml"/>
  <manifest:file-entry manifest:full-path="Object 291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280/Configurations2/accelerator/current.xml" manifest:media-type=""/>
  <manifest:file-entry manifest:full-path="Object 280/Configurations2/" manifest:media-type="application/vnd.sun.xml.ui.configuration"/>
  <manifest:file-entry manifest:full-path="Object 280/settings.xml" manifest:media-type="text/xml"/>
  <manifest:file-entry manifest:full-path="Object 280/content.xml" manifest:media-type="text/xml"/>
  <manifest:file-entry manifest:full-path="Object 280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284/Configurations2/accelerator/current.xml" manifest:media-type=""/>
  <manifest:file-entry manifest:full-path="Object 284/Configurations2/" manifest:media-type="application/vnd.sun.xml.ui.configuration"/>
  <manifest:file-entry manifest:full-path="Object 284/content.xml" manifest:media-type="text/xml"/>
  <manifest:file-entry manifest:full-path="Object 284/settings.xml" manifest:media-type="text/xml"/>
  <manifest:file-entry manifest:full-path="Object 284/" manifest:version="1.2" manifest:media-type="application/vnd.oasis.opendocument.formula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283/Configurations2/accelerator/current.xml" manifest:media-type="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285/settings.xml" manifest:media-type="text/xml"/>
  <manifest:file-entry manifest:full-path="Object 285/Configurations2/accelerator/current.xml" manifest:media-type=""/>
  <manifest:file-entry manifest:full-path="Object 285/Configurations2/" manifest:media-type="application/vnd.sun.xml.ui.configuration"/>
  <manifest:file-entry manifest:full-path="Object 285/content.xml" manifest:media-type="text/xml"/>
  <manifest:file-entry manifest:full-path="Object 28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286/Configurations2/accelerator/current.xml" manifest:media-type=""/>
  <manifest:file-entry manifest:full-path="Object 286/Configurations2/" manifest:media-type="application/vnd.sun.xml.ui.configuration"/>
  <manifest:file-entry manifest:full-path="Object 286/settings.xml" manifest:media-type="text/xml"/>
  <manifest:file-entry manifest:full-path="Object 286/content.xml" manifest:media-type="text/xml"/>
  <manifest:file-entry manifest:full-path="Object 286/" manifest:version="1.2" manifest:media-type="application/vnd.oasis.opendocument.formula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288/Configurations2/accelerator/current.xml" manifest:media-type="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287/Configurations2/accelerator/current.xml" manifest:media-type=""/>
  <manifest:file-entry manifest:full-path="Object 287/Configurations2/" manifest:media-type="application/vnd.sun.xml.ui.configuration"/>
  <manifest:file-entry manifest:full-path="Object 287/content.xml" manifest:media-type="text/xml"/>
  <manifest:file-entry manifest:full-path="Object 287/settings.xml" manifest:media-type="text/xml"/>
  <manifest:file-entry manifest:full-path="Object 287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297/Configurations2/accelerator/current.xml" manifest:media-type=""/>
  <manifest:file-entry manifest:full-path="Object 297/Configurations2/" manifest:media-type="application/vnd.sun.xml.ui.configuration"/>
  <manifest:file-entry manifest:full-path="Object 297/content.xml" manifest:media-type="text/xml"/>
  <manifest:file-entry manifest:full-path="Object 297/settings.xml" manifest:media-type="text/xml"/>
  <manifest:file-entry manifest:full-path="Object 297/" manifest:version="1.2" manifest:media-type="application/vnd.oasis.opendocument.formula"/>
  <manifest:file-entry manifest:full-path="Object 93/settings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298/content.xml" manifest:media-type="text/xml"/>
  <manifest:file-entry manifest:full-path="Object 298/Configurations2/accelerator/current.xml" manifest:media-type=""/>
  <manifest:file-entry manifest:full-path="Object 298/Configurations2/" manifest:media-type="application/vnd.sun.xml.ui.configuration"/>
  <manifest:file-entry manifest:full-path="Object 298/settings.xml" manifest:media-type="text/xml"/>
  <manifest:file-entry manifest:full-path="Object 298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299/Configurations2/accelerator/current.xml" manifest:media-type=""/>
  <manifest:file-entry manifest:full-path="Object 299/Configurations2/" manifest:media-type="application/vnd.sun.xml.ui.configuration"/>
  <manifest:file-entry manifest:full-path="Object 299/settings.xml" manifest:media-type="text/xml"/>
  <manifest:file-entry manifest:full-path="Object 299/content.xml" manifest:media-type="text/xml"/>
  <manifest:file-entry manifest:full-path="Object 299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02/settings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7/content.xml" manifest:media-type="text/xml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9/content.xml" manifest:media-type="text/xml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settings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tent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307/Configurations2/accelerator/current.xml" manifest:media-type=""/>
  <manifest:file-entry manifest:full-path="Object 307/Configurations2/" manifest:media-type="application/vnd.sun.xml.ui.configuration"/>
  <manifest:file-entry manifest:full-path="Object 307/content.xml" manifest:media-type="text/xml"/>
  <manifest:file-entry manifest:full-path="Object 307/settings.xml" manifest:media-type="text/xml"/>
  <manifest:file-entry manifest:full-path="Object 307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Thumbnails/thumbnail.png" manifest:media-type="image/png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68/content.xml" manifest:media-type="text/xml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" manifest:version="1.2" manifest:media-type="application/vnd.oasis.opendocument.formula"/>
  <manifest:file-entry manifest:full-path="Object 329/settings.xml" manifest:media-type="text/xml"/>
  <manifest:file-entry manifest:full-path="Object 329/content.xml" manifest:media-type="text/xml"/>
  <manifest:file-entry manifest:full-path="Object 329/Configurations2/accelerator/current.xml" manifest:media-type=""/>
  <manifest:file-entry manifest:full-path="Object 329/Configurations2/" manifest:media-type="application/vnd.sun.xml.ui.configuration"/>
  <manifest:file-entry manifest:full-path="Object 329/" manifest:version="1.2" manifest:media-type="application/vnd.oasis.opendocument.formula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158/settings.xml" manifest:media-type="text/xml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328/Configurations2/accelerator/current.xml" manifest:media-type=""/>
  <manifest:file-entry manifest:full-path="Object 328/Configurations2/" manifest:media-type="application/vnd.sun.xml.ui.configuration"/>
  <manifest:file-entry manifest:full-path="Object 328/content.xml" manifest:media-type="text/xml"/>
  <manifest:file-entry manifest:full-path="Object 328/settings.xml" manifest:media-type="text/xml"/>
  <manifest:file-entry manifest:full-path="Object 328/" manifest:version="1.2" manifest:media-type="application/vnd.oasis.opendocument.formula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69/content.xml" manifest:media-type="text/xml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" manifest:version="1.2" manifest:media-type="application/vnd.oasis.opendocument.formula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327/Configurations2/accelerator/current.xml" manifest:media-type=""/>
  <manifest:file-entry manifest:full-path="Object 327/Configurations2/" manifest:media-type="application/vnd.sun.xml.ui.configuration"/>
  <manifest:file-entry manifest:full-path="Object 327/content.xml" manifest:media-type="text/xml"/>
  <manifest:file-entry manifest:full-path="Object 327/settings.xml" manifest:media-type="text/xml"/>
  <manifest:file-entry manifest:full-path="Object 327/" manifest:version="1.2" manifest:media-type="application/vnd.oasis.opendocument.formula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317/Configurations2/accelerator/current.xml" manifest:media-type=""/>
  <manifest:file-entry manifest:full-path="Object 317/Configurations2/" manifest:media-type="application/vnd.sun.xml.ui.configuration"/>
  <manifest:file-entry manifest:full-path="Object 317/settings.xml" manifest:media-type="text/xml"/>
  <manifest:file-entry manifest:full-path="Object 317/content.xml" manifest:media-type="text/xml"/>
  <manifest:file-entry manifest:full-path="Object 317/" manifest:version="1.2" manifest:media-type="application/vnd.oasis.opendocument.formula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161/content.xml" manifest:media-type="text/xml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318/Configurations2/accelerator/current.xml" manifest:media-type=""/>
  <manifest:file-entry manifest:full-path="Object 318/Configurations2/" manifest:media-type="application/vnd.sun.xml.ui.configuration"/>
  <manifest:file-entry manifest:full-path="Object 318/content.xml" manifest:media-type="text/xml"/>
  <manifest:file-entry manifest:full-path="Object 318/settings.xml" manifest:media-type="text/xml"/>
  <manifest:file-entry manifest:full-path="Object 318/" manifest:version="1.2" manifest:media-type="application/vnd.oasis.opendocument.formula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319/Configurations2/accelerator/current.xml" manifest:media-type=""/>
  <manifest:file-entry manifest:full-path="Object 319/Configurations2/" manifest:media-type="application/vnd.sun.xml.ui.configuration"/>
  <manifest:file-entry manifest:full-path="Object 319/settings.xml" manifest:media-type="text/xml"/>
  <manifest:file-entry manifest:full-path="Object 319/content.xml" manifest:media-type="text/xml"/>
  <manifest:file-entry manifest:full-path="Object 319/" manifest:version="1.2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" manifest:version="1.2" manifest:media-type="application/vnd.oasis.opendocument.formula"/>
  <manifest:file-entry manifest:full-path="Object 213/Configurations2/accelerator/current.xml" manifest:media-type="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2" manifest:media-type="application/vnd.oasis.opendocument.formula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2" manifest:media-type="application/vnd.oasis.opendocument.formula"/>
  <manifest:file-entry manifest:full-path="Object 185/Configurations2/accelerator/current.xml" manifest:media-type="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2" manifest:media-type="application/vnd.oasis.opendocument.formula"/>
  <manifest:file-entry manifest:full-path="Object 186/content.xml" manifest:media-type="text/xml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184/Configurations2/accelerator/current.xml" manifest:media-type="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187/content.xml" manifest:media-type="text/xml"/>
  <manifest:file-entry manifest:full-path="Object 187/Configurations2/accelerator/current.xml" manifest:media-type="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205/settings.xml" manifest:media-type="text/xml"/>
  <manifest:file-entry manifest:full-path="Object 205/Configurations2/accelerator/current.xml" manifest:media-type="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" manifest:version="1.2" manifest:media-type="application/vnd.oasis.opendocument.formula"/>
  <manifest:file-entry manifest:full-path="Object 201/Configurations2/accelerator/current.xml" manifest:media-type="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content.xml" manifest:media-type="text/xml"/>
  <manifest:file-entry manifest:full-path="Object 201/" manifest:version="1.2" manifest:media-type="application/vnd.oasis.opendocument.formula"/>
  <manifest:file-entry manifest:full-path="Object 202/content.xml" manifest:media-type="text/xml"/>
  <manifest:file-entry manifest:full-path="Object 202/Configurations2/accelerator/current.xml" manifest:media-type="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203/Configurations2/accelerator/current.xml" manifest:media-type="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2" manifest:media-type="application/vnd.oasis.opendocument.formula"/>
  <manifest:file-entry manifest:full-path="Object 204/Configurations2/accelerator/current.xml" manifest:media-type="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188/Configurations2/accelerator/current.xml" manifest:media-type="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192/content.xml" manifest:media-type="text/xml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" manifest:version="1.2" manifest:media-type="application/vnd.oasis.opendocument.formula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2" manifest:media-type="application/vnd.oasis.opendocument.formula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2" manifest:media-type="application/vnd.oasis.opendocument.formula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2" manifest:media-type="application/vnd.oasis.opendocument.formula"/>
  <manifest:file-entry manifest:full-path="Object 206/settings.xml" manifest:media-type="text/xml"/>
  <manifest:file-entry manifest:full-path="Object 206/Configurations2/accelerator/current.xml" manifest:media-type="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" manifest:version="1.2" manifest:media-type="application/vnd.oasis.opendocument.formula"/>
  <manifest:file-entry manifest:full-path="Object 195/Configurations2/accelerator/current.xml" manifest:media-type="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2" manifest:media-type="application/vnd.oasis.opendocument.formula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2" manifest:media-type="application/vnd.oasis.opendocument.formula"/>
  <manifest:file-entry manifest:full-path="Object 208/Configurations2/accelerator/current.xml" manifest:media-type="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2" manifest:media-type="application/vnd.oasis.opendocument.formula"/>
  <manifest:file-entry manifest:full-path="Object 209/Configurations2/accelerator/current.xml" manifest:media-type="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2" manifest:media-type="application/vnd.oasis.opendocument.formula"/>
  <manifest:file-entry manifest:full-path="Object 216/Configurations2/accelerator/current.xml" manifest:media-type="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2" manifest:media-type="application/vnd.oasis.opendocument.formula"/>
  <manifest:file-entry manifest:full-path="Object 215/content.xml" manifest:media-type="text/xml"/>
  <manifest:file-entry manifest:full-path="Object 215/Configurations2/accelerator/current.xml" manifest:media-type="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" manifest:version="1.2" manifest:media-type="application/vnd.oasis.opendocument.formula"/>
  <manifest:file-entry manifest:full-path="Object 210/Configurations2/accelerator/current.xml" manifest:media-type="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2" manifest:media-type="application/vnd.oasis.opendocument.formula"/>
  <manifest:file-entry manifest:full-path="Object 211/Configurations2/accelerator/current.xml" manifest:media-type="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2" manifest:media-type="application/vnd.oasis.opendocument.formula"/>
  <manifest:file-entry manifest:full-path="styles.xml" manifest:media-type="text/xml"/>
  <manifest:file-entry manifest:full-path="Object 196/Configurations2/accelerator/current.xml" manifest:media-type="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2" manifest:media-type="application/vnd.oasis.opendocument.formula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219/Configurations2/accelerator/current.xml" manifest:media-type="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2" manifest:media-type="application/vnd.oasis.opendocument.formula"/>
  <manifest:file-entry manifest:full-path="Object 212/Configurations2/accelerator/current.xml" manifest:media-type="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2" manifest:media-type="application/vnd.oasis.opendocument.formula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2" manifest:media-type="application/vnd.oasis.opendocument.formula"/>
  <manifest:file-entry manifest:full-path="Object 198/settings.xml" manifest:media-type="text/xml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" manifest:version="1.2" manifest:media-type="application/vnd.oasis.opendocument.formula"/>
  <manifest:file-entry manifest:full-path="Object 214/Configurations2/accelerator/current.xml" manifest:media-type="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2" manifest:media-type="application/vnd.oasis.opendocument.formula"/>
  <manifest:file-entry manifest:full-path="Object 217/Configurations2/accelerator/current.xml" manifest:media-type="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2" manifest:media-type="application/vnd.oasis.opendocument.formula"/>
  <manifest:file-entry manifest:full-path="Object 218/Configurations2/accelerator/current.xml" manifest:media-type="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2" manifest:media-type="application/vnd.oasis.opendocument.formula"/>
  <manifest:file-entry manifest:full-path="Object 180/content.xml" manifest:media-type="text/xml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2" manifest:media-type="application/vnd.oasis.opendocument.formula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2" manifest:media-type="application/vnd.oasis.opendocument.formula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300/Configurations2/accelerator/current.xml" manifest:media-type=""/>
  <manifest:file-entry manifest:full-path="Object 300/Configurations2/" manifest:media-type="application/vnd.sun.xml.ui.configuration"/>
  <manifest:file-entry manifest:full-path="Object 300/content.xml" manifest:media-type="text/xml"/>
  <manifest:file-entry manifest:full-path="Object 300/settings.xml" manifest:media-type="text/xml"/>
  <manifest:file-entry manifest:full-path="Object 300/" manifest:version="1.2" manifest:media-type="application/vnd.oasis.opendocument.formula"/>
  <manifest:file-entry manifest:full-path="Object 301/Configurations2/accelerator/current.xml" manifest:media-type=""/>
  <manifest:file-entry manifest:full-path="Object 301/Configurations2/" manifest:media-type="application/vnd.sun.xml.ui.configuration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2" manifest:media-type="application/vnd.oasis.opendocument.formula"/>
  <manifest:file-entry manifest:full-path="Object 302/Configurations2/accelerator/current.xml" manifest:media-type=""/>
  <manifest:file-entry manifest:full-path="Object 302/Configurations2/" manifest:media-type="application/vnd.sun.xml.ui.configuration"/>
  <manifest:file-entry manifest:full-path="Object 302/settings.xml" manifest:media-type="text/xml"/>
  <manifest:file-entry manifest:full-path="Object 302/content.xml" manifest:media-type="text/xml"/>
  <manifest:file-entry manifest:full-path="Object 302/" manifest:version="1.2" manifest:media-type="application/vnd.oasis.opendocument.formula"/>
  <manifest:file-entry manifest:full-path="Object 303/Configurations2/accelerator/current.xml" manifest:media-type=""/>
  <manifest:file-entry manifest:full-path="Object 303/Configurations2/" manifest:media-type="application/vnd.sun.xml.ui.configuration"/>
  <manifest:file-entry manifest:full-path="Object 303/settings.xml" manifest:media-type="text/xml"/>
  <manifest:file-entry manifest:full-path="Object 303/content.xml" manifest:media-type="text/xml"/>
  <manifest:file-entry manifest:full-path="Object 303/" manifest:version="1.2" manifest:media-type="application/vnd.oasis.opendocument.formula"/>
  <manifest:file-entry manifest:full-path="Object 304/content.xml" manifest:media-type="text/xml"/>
  <manifest:file-entry manifest:full-path="Object 304/Configurations2/accelerator/current.xml" manifest:media-type=""/>
  <manifest:file-entry manifest:full-path="Object 304/Configurations2/" manifest:media-type="application/vnd.sun.xml.ui.configuration"/>
  <manifest:file-entry manifest:full-path="Object 304/settings.xml" manifest:media-type="text/xml"/>
  <manifest:file-entry manifest:full-path="Object 304/" manifest:version="1.2" manifest:media-type="application/vnd.oasis.opendocument.formula"/>
  <manifest:file-entry manifest:full-path="Object 305/Configurations2/accelerator/current.xml" manifest:media-type=""/>
  <manifest:file-entry manifest:full-path="Object 305/Configurations2/" manifest:media-type="application/vnd.sun.xml.ui.configuration"/>
  <manifest:file-entry manifest:full-path="Object 305/settings.xml" manifest:media-type="text/xml"/>
  <manifest:file-entry manifest:full-path="Object 305/content.xml" manifest:media-type="text/xml"/>
  <manifest:file-entry manifest:full-path="Object 305/" manifest:version="1.2" manifest:media-type="application/vnd.oasis.opendocument.formula"/>
  <manifest:file-entry manifest:full-path="Object 306/settings.xml" manifest:media-type="text/xml"/>
  <manifest:file-entry manifest:full-path="Object 306/content.xml" manifest:media-type="text/xml"/>
  <manifest:file-entry manifest:full-path="Object 306/Configurations2/accelerator/current.xml" manifest:media-type=""/>
  <manifest:file-entry manifest:full-path="Object 306/Configurations2/" manifest:media-type="application/vnd.sun.xml.ui.configuration"/>
  <manifest:file-entry manifest:full-path="Object 306/" manifest:version="1.2" manifest:media-type="application/vnd.oasis.opendocument.formula"/>
  <manifest:file-entry manifest:full-path="Object 310/Configurations2/accelerator/current.xml" manifest:media-type=""/>
  <manifest:file-entry manifest:full-path="Object 310/Configurations2/" manifest:media-type="application/vnd.sun.xml.ui.configuration"/>
  <manifest:file-entry manifest:full-path="Object 310/content.xml" manifest:media-type="text/xml"/>
  <manifest:file-entry manifest:full-path="Object 310/settings.xml" manifest:media-type="text/xml"/>
  <manifest:file-entry manifest:full-path="Object 310/" manifest:version="1.2" manifest:media-type="application/vnd.oasis.opendocument.formula"/>
  <manifest:file-entry manifest:full-path="Object 311/Configurations2/accelerator/current.xml" manifest:media-type=""/>
  <manifest:file-entry manifest:full-path="Object 311/Configurations2/" manifest:media-type="application/vnd.sun.xml.ui.configuration"/>
  <manifest:file-entry manifest:full-path="Object 311/settings.xml" manifest:media-type="text/xml"/>
  <manifest:file-entry manifest:full-path="Object 311/content.xml" manifest:media-type="text/xml"/>
  <manifest:file-entry manifest:full-path="Object 311/" manifest:version="1.2" manifest:media-type="application/vnd.oasis.opendocument.formula"/>
  <manifest:file-entry manifest:full-path="Object 312/Configurations2/accelerator/current.xml" manifest:media-type=""/>
  <manifest:file-entry manifest:full-path="Object 312/Configurations2/" manifest:media-type="application/vnd.sun.xml.ui.configuration"/>
  <manifest:file-entry manifest:full-path="Object 312/settings.xml" manifest:media-type="text/xml"/>
  <manifest:file-entry manifest:full-path="Object 312/content.xml" manifest:media-type="text/xml"/>
  <manifest:file-entry manifest:full-path="Object 312/" manifest:version="1.2" manifest:media-type="application/vnd.oasis.opendocument.formula"/>
  <manifest:file-entry manifest:full-path="Object 313/Configurations2/accelerator/current.xml" manifest:media-type=""/>
  <manifest:file-entry manifest:full-path="Object 313/Configurations2/" manifest:media-type="application/vnd.sun.xml.ui.configuration"/>
  <manifest:file-entry manifest:full-path="Object 313/content.xml" manifest:media-type="text/xml"/>
  <manifest:file-entry manifest:full-path="Object 313/settings.xml" manifest:media-type="text/xml"/>
  <manifest:file-entry manifest:full-path="Object 313/" manifest:version="1.2" manifest:media-type="application/vnd.oasis.opendocument.formula"/>
  <manifest:file-entry manifest:full-path="Object 314/Configurations2/accelerator/current.xml" manifest:media-type=""/>
  <manifest:file-entry manifest:full-path="Object 314/Configurations2/" manifest:media-type="application/vnd.sun.xml.ui.configuration"/>
  <manifest:file-entry manifest:full-path="Object 314/content.xml" manifest:media-type="text/xml"/>
  <manifest:file-entry manifest:full-path="Object 314/settings.xml" manifest:media-type="text/xml"/>
  <manifest:file-entry manifest:full-path="Object 314/" manifest:version="1.2" manifest:media-type="application/vnd.oasis.opendocument.formula"/>
  <manifest:file-entry manifest:full-path="Object 315/Configurations2/accelerator/current.xml" manifest:media-type=""/>
  <manifest:file-entry manifest:full-path="Object 315/Configurations2/" manifest:media-type="application/vnd.sun.xml.ui.configuration"/>
  <manifest:file-entry manifest:full-path="Object 315/content.xml" manifest:media-type="text/xml"/>
  <manifest:file-entry manifest:full-path="Object 315/settings.xml" manifest:media-type="text/xml"/>
  <manifest:file-entry manifest:full-path="Object 315/" manifest:version="1.2" manifest:media-type="application/vnd.oasis.opendocument.formula"/>
  <manifest:file-entry manifest:full-path="Object 316/settings.xml" manifest:media-type="text/xml"/>
  <manifest:file-entry manifest:full-path="Object 316/Configurations2/accelerator/current.xml" manifest:media-type=""/>
  <manifest:file-entry manifest:full-path="Object 316/Configurations2/" manifest:media-type="application/vnd.sun.xml.ui.configuration"/>
  <manifest:file-entry manifest:full-path="Object 316/content.xml" manifest:media-type="text/xml"/>
  <manifest:file-entry manifest:full-path="Object 316/" manifest:version="1.2" manifest:media-type="application/vnd.oasis.opendocument.formula"/>
  <manifest:file-entry manifest:full-path="Object 320/Configurations2/accelerator/current.xml" manifest:media-type=""/>
  <manifest:file-entry manifest:full-path="Object 320/Configurations2/" manifest:media-type="application/vnd.sun.xml.ui.configuration"/>
  <manifest:file-entry manifest:full-path="Object 320/content.xml" manifest:media-type="text/xml"/>
  <manifest:file-entry manifest:full-path="Object 320/settings.xml" manifest:media-type="text/xml"/>
  <manifest:file-entry manifest:full-path="Object 320/" manifest:version="1.2" manifest:media-type="application/vnd.oasis.opendocument.formula"/>
  <manifest:file-entry manifest:full-path="Object 321/Configurations2/accelerator/current.xml" manifest:media-type=""/>
  <manifest:file-entry manifest:full-path="Object 321/Configurations2/" manifest:media-type="application/vnd.sun.xml.ui.configuration"/>
  <manifest:file-entry manifest:full-path="Object 321/content.xml" manifest:media-type="text/xml"/>
  <manifest:file-entry manifest:full-path="Object 321/settings.xml" manifest:media-type="text/xml"/>
  <manifest:file-entry manifest:full-path="Object 321/" manifest:version="1.2" manifest:media-type="application/vnd.oasis.opendocument.formula"/>
  <manifest:file-entry manifest:full-path="Object 322/Configurations2/accelerator/current.xml" manifest:media-type=""/>
  <manifest:file-entry manifest:full-path="Object 322/Configurations2/" manifest:media-type="application/vnd.sun.xml.ui.configuration"/>
  <manifest:file-entry manifest:full-path="Object 322/content.xml" manifest:media-type="text/xml"/>
  <manifest:file-entry manifest:full-path="Object 322/settings.xml" manifest:media-type="text/xml"/>
  <manifest:file-entry manifest:full-path="Object 322/" manifest:version="1.2" manifest:media-type="application/vnd.oasis.opendocument.formula"/>
  <manifest:file-entry manifest:full-path="Object 323/Configurations2/accelerator/current.xml" manifest:media-type=""/>
  <manifest:file-entry manifest:full-path="Object 323/Configurations2/" manifest:media-type="application/vnd.sun.xml.ui.configuration"/>
  <manifest:file-entry manifest:full-path="Object 323/content.xml" manifest:media-type="text/xml"/>
  <manifest:file-entry manifest:full-path="Object 323/settings.xml" manifest:media-type="text/xml"/>
  <manifest:file-entry manifest:full-path="Object 323/" manifest:version="1.2" manifest:media-type="application/vnd.oasis.opendocument.formula"/>
  <manifest:file-entry manifest:full-path="Object 324/Configurations2/accelerator/current.xml" manifest:media-type=""/>
  <manifest:file-entry manifest:full-path="Object 324/Configurations2/" manifest:media-type="application/vnd.sun.xml.ui.configuration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2" manifest:media-type="application/vnd.oasis.opendocument.formula"/>
  <manifest:file-entry manifest:full-path="Object 325/Configurations2/accelerator/current.xml" manifest:media-type=""/>
  <manifest:file-entry manifest:full-path="Object 325/Configurations2/" manifest:media-type="application/vnd.sun.xml.ui.configuration"/>
  <manifest:file-entry manifest:full-path="Object 325/settings.xml" manifest:media-type="text/xml"/>
  <manifest:file-entry manifest:full-path="Object 325/content.xml" manifest:media-type="text/xml"/>
  <manifest:file-entry manifest:full-path="Object 325/" manifest:version="1.2" manifest:media-type="application/vnd.oasis.opendocument.formula"/>
  <manifest:file-entry manifest:full-path="Object 326/Configurations2/accelerator/current.xml" manifest:media-type=""/>
  <manifest:file-entry manifest:full-path="Object 326/Configurations2/" manifest:media-type="application/vnd.sun.xml.ui.configuration"/>
  <manifest:file-entry manifest:full-path="Object 326/settings.xml" manifest:media-type="text/xml"/>
  <manifest:file-entry manifest:full-path="Object 326/content.xml" manifest:media-type="text/xml"/>
  <manifest:file-entry manifest:full-path="Object 326/" manifest:version="1.2" manifest:media-type="application/vnd.oasis.opendocument.formula"/>
  <manifest:file-entry manifest:full-path="Object 330/Configurations2/accelerator/current.xml" manifest:media-type=""/>
  <manifest:file-entry manifest:full-path="Object 330/Configurations2/" manifest:media-type="application/vnd.sun.xml.ui.configuration"/>
  <manifest:file-entry manifest:full-path="Object 330/settings.xml" manifest:media-type="text/xml"/>
  <manifest:file-entry manifest:full-path="Object 330/content.xml" manifest:media-type="text/xml"/>
  <manifest:file-entry manifest:full-path="Object 330/" manifest:version="1.2" manifest:media-type="application/vnd.oasis.opendocument.formula"/>
  <manifest:file-entry manifest:full-path="Object 331/Configurations2/accelerator/current.xml" manifest:media-type="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settings.xml" manifest:media-type="text/xml"/>
  <manifest:file-entry manifest:full-path="Object 331/" manifest:version="1.2" manifest:media-type="application/vnd.oasis.opendocument.formula"/>
  <manifest:file-entry manifest:full-path="Object 332/Configurations2/accelerator/current.xml" manifest:media-type=""/>
  <manifest:file-entry manifest:full-path="Object 332/Configurations2/" manifest:media-type="application/vnd.sun.xml.ui.configuration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2" manifest:media-type="application/vnd.oasis.opendocument.formula"/>
  <manifest:file-entry manifest:full-path="Object 199/content.xml" manifest:media-type="text/xml"/>
  <manifest:file-entry manifest:full-path="Object 199/Configurations2/accelerator/current.xml" manifest:media-type="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" manifest:version="1.2" manifest:media-type="application/vnd.oasis.opendocument.formula"/>
  <manifest:file-entry manifest:full-path="Object 333/Configurations2/accelerator/current.xml" manifest:media-type=""/>
  <manifest:file-entry manifest:full-path="Object 333/Configurations2/" manifest:media-type="application/vnd.sun.xml.ui.configuration"/>
  <manifest:file-entry manifest:full-path="Object 333/settings.xml" manifest:media-type="text/xml"/>
  <manifest:file-entry manifest:full-path="Object 333/content.xml" manifest:media-type="text/xml"/>
  <manifest:file-entry manifest:full-path="Object 333/" manifest:version="1.2" manifest:media-type="application/vnd.oasis.opendocument.formula"/>
  <manifest:file-entry manifest:full-path="Object 334/Configurations2/accelerator/current.xml" manifest:media-type=""/>
  <manifest:file-entry manifest:full-path="Object 334/Configurations2/" manifest:media-type="application/vnd.sun.xml.ui.configuration"/>
  <manifest:file-entry manifest:full-path="Object 334/content.xml" manifest:media-type="text/xml"/>
  <manifest:file-entry manifest:full-path="Object 334/settings.xml" manifest:media-type="text/xml"/>
  <manifest:file-entry manifest:full-path="Object 334/" manifest:version="1.2" manifest:media-type="application/vnd.oasis.opendocument.formula"/>
  <manifest:file-entry manifest:full-path="Object 335/Configurations2/accelerator/current.xml" manifest:media-type=""/>
  <manifest:file-entry manifest:full-path="Object 335/Configurations2/" manifest:media-type="application/vnd.sun.xml.ui.configuration"/>
  <manifest:file-entry manifest:full-path="Object 335/content.xml" manifest:media-type="text/xml"/>
  <manifest:file-entry manifest:full-path="Object 335/settings.xml" manifest:media-type="text/xml"/>
  <manifest:file-entry manifest:full-path="Object 335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5" style:family="table">
      <style:table-properties style:width="6.9271in" fo:margin-left="-0.0021in" table:align="left"/>
    </style:style>
    <style:style style:name="Table15.A" style:family="table-column">
      <style:table-column-properties style:column-width="1.5625in"/>
    </style:style>
    <style:style style:name="Table15.B" style:family="table-column">
      <style:table-column-properties style:column-width="0.809in"/>
    </style:style>
    <style:style style:name="Table15.C" style:family="table-column">
      <style:table-column-properties style:column-width="0.5694in"/>
    </style:style>
    <style:style style:name="Table15.D" style:family="table-column">
      <style:table-column-properties style:column-width="1.1215in"/>
    </style:style>
    <style:style style:name="Table15.E" style:family="table-column">
      <style:table-column-properties style:column-width="1.3354in"/>
    </style:style>
    <style:style style:name="Table15.F" style:family="table-column">
      <style:table-column-properties style:column-width="1.5292in"/>
    </style:style>
    <style:style style:name="Table15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15.F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15.A2" style:family="table-cell">
      <style:table-cell-properties style:vertical-align="middle" fo:background-color="#f7fbfd" fo:padding="0.0382in" fo:border-left="0.5pt solid #333333" fo:border-right="none" fo:border-top="none" fo:border-bottom="0.05pt solid #c0c0c0">
        <style:background-image/>
      </style:table-cell-properties>
    </style:style>
    <style:style style:name="Table15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C2" style:family="table-cell">
      <style:table-cell-properties style:vertical-align="middle" fo:background-color="#e6e6e6" fo:padding="0.0382in" fo:border-left="0.05pt solid #c0c0c0" fo:border-right="none" fo:border-top="none" fo:border-bottom="0.05pt solid #c0c0c0">
        <style:background-image/>
      </style:table-cell-properties>
    </style:style>
    <style:style style:name="Table15.F2" style:family="table-cell">
      <style:table-cell-properties style:vertical-align="middle" fo:background-color="#e6e6e6" fo:padding="0.0382in" fo:border-left="0.05pt solid #c0c0c0" fo:border-right="0.5pt solid #333333" fo:border-top="none" fo:border-bottom="0.05pt solid #c0c0c0">
        <style:background-image/>
      </style:table-cell-properties>
    </style:style>
    <style:style style:name="Table15.B3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4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5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6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7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8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9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10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11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1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13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14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15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16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17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18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19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20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21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2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23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24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25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A26" style:family="table-cell">
      <style:table-cell-properties style:vertical-align="middle" fo:background-color="#f7fbfd" fo:padding="0.0382in" fo:border-left="0.5pt solid #333333" fo:border-right="none" fo:border-top="none" fo:border-bottom="0.5pt solid #333333">
        <style:background-image/>
      </style:table-cell-properties>
    </style:style>
    <style:style style:name="Table15.B26" style:family="table-cell">
      <style:table-cell-properties style:vertical-align="middle" fo:padding="0.0382in" fo:border-left="0.05pt solid #c0c0c0" fo:border-right="none" fo:border-top="none" fo:border-bottom="0.5pt solid #333333"/>
    </style:style>
    <style:style style:name="Table15.C26" style:family="table-cell">
      <style:table-cell-properties style:vertical-align="middle" fo:background-color="#e6e6e6" fo:padding="0.0382in" fo:border-left="0.05pt solid #c0c0c0" fo:border-right="none" fo:border-top="none" fo:border-bottom="0.5pt solid #333333">
        <style:background-image/>
      </style:table-cell-properties>
    </style:style>
    <style:style style:name="Table15.F26" style:family="table-cell">
      <style:table-cell-properties style:vertical-align="middle" fo:background-color="#e6e6e6" fo:padding="0.0382in" fo:border-left="0.05pt solid #c0c0c0" fo:border-right="0.5pt solid #333333" fo:border-top="none" fo:border-bottom="0.5pt solid #333333">
        <style:background-image/>
      </style:table-cell-properties>
    </style:style>
    <style:style style:name="P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4e327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a026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ec78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146f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355b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3a78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50dd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698a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6c56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80fe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9f02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b776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eea0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0d62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17f9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6bd4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7103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7cc6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9567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ad5a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ce4d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eab4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072d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1fa4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3e6a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4408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559c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6d66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a0dc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ac45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c4aa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c7fd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e453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fecf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028c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0550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0e24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22d8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4201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61fe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6fa9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832c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9b55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9f98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b0d4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b512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c461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cc91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d414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e219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eb6f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f376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0a4f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4e33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57c1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5e69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8108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b1ad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c89c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d4cd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f441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2452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41dd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5384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72c7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90b8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ab8b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c019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dd1e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e896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ff55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19e9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2227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2eb0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6276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6a33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6f7d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8b71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8c51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af6d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c202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e197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ff19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049c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22f8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313a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63db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7d3b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9c04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6fcb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b9af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98b98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991b1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995a5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abdf8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adc4b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aff1a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1e43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3481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554c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851d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9d29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9e47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b579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beab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d88e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3897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44b8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5bc1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b4d7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cb22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dad5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e637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f3f6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d16c1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d42c2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d4fca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d7b5b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d9289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da2cd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1c42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a9234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469c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5d97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1694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7d62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88fe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9576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ff4ad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4f5c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80cc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c41d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e38e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f5ea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faca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0550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106e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5b5e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777d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c3e2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d789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d8ca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2020c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f03c6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f04ec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f2938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bf4d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f5042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f7915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fc6b9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47b8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ff451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01687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023ee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036ae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04f8c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07f9c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086da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09313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09d08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0aec1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0c291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0c9a8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10d73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12aa9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97de0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98b98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a0c2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98b98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aaf40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98b98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98b98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98b98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0d1197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0bbeab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0e3bfa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0f09c2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1044c9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11c3e2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11d789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11d8ca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11f137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12020c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1215d3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144691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7176ae" officeooo:paragraph-rsid="0098b98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87" style:family="paragraph" style:parent-style-name="Standard">
      <style:paragraph-properties fo:text-align="center" style:justify-single-word="false"/>
      <style:text-properties officeooo:paragraph-rsid="0098b98b"/>
    </style:style>
    <style:style style:name="P188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146f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9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53de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0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072d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1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6fa9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2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9b55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3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370f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4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5e69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5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2452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6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6a33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7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6c56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8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a026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9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63db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0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3481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1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676c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2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a51c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3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106e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4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c3e2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5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f04ec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6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313a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7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01687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8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04f8c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9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086da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0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10d73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1" style:family="paragraph" style:parent-style-name="Standard">
      <style:paragraph-properties fo:text-align="start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97de0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2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11f137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3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03e2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4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46de8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5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98b98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6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ac5f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7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b67f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8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c2b7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9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d60f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0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f2051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f2a23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f92c1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3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fd1d1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4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fdf09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5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03e2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6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5a08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7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638e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8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d8ca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9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215d3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0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46de8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f03c6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2" style:family="paragraph" style:parent-style-name="Table_20_Contents">
      <style:paragraph-properties fo:text-align="center" style:justify-single-word="false"/>
      <style:text-properties style:font-name="Times New Roman" fo:font-size="12pt" officeooo:paragraph-rsid="0098b98b" style:font-name-asian="Courier New" style:font-size-asian="10.5pt" style:font-name-complex="Courier New" style:font-size-complex="10.5pt"/>
    </style:style>
    <style:style style:name="P233" style:family="paragraph" style:parent-style-name="Table_20_Contents">
      <style:paragraph-properties fo:text-align="start" style:justify-single-word="false"/>
      <style:text-properties style:font-name="Times New Roman" fo:font-size="12pt" officeooo:paragraph-rsid="0098b98b" style:font-name-asian="Courier New" style:font-size-asian="10.5pt" style:font-name-complex="Courier New" style:font-size-complex="10.5pt"/>
    </style:style>
    <style:style style:name="P234" style:family="paragraph" style:parent-style-name="Table_20_Contents">
      <style:paragraph-properties fo:text-align="start" style:justify-single-word="false"/>
      <style:text-properties style:font-name="Times New Roman" fo:font-size="12pt" officeooo:paragraph-rsid="00aaf40f" style:font-name-asian="Courier New" style:font-size-asian="10.5pt" style:font-name-complex="Courier New" style:font-size-complex="10.5pt"/>
    </style:style>
    <style:style style:name="P23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10d73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13c2d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18d19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1a05d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1d73b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40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18d19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style:font-name="Times New Roman" style:font-name-asian="Courier New" style:font-name-complex="Courier New"/>
    </style:style>
    <style:style style:name="T2" style:family="text">
      <style:text-properties style:font-name="Times New Roman" officeooo:rsid="000d032d" style:font-name-asian="Courier New" style:font-name-complex="Courier New"/>
    </style:style>
    <style:style style:name="T3" style:family="text">
      <style:text-properties style:font-name="Times New Roman" officeooo:rsid="001355b3" style:font-name-asian="Courier New" style:font-name-complex="Courier New"/>
    </style:style>
    <style:style style:name="T4" style:family="text">
      <style:text-properties style:font-name="Times New Roman" officeooo:rsid="003072da" style:font-name-asian="Courier New" style:font-name-complex="Courier New"/>
    </style:style>
    <style:style style:name="T5" style:family="text">
      <style:text-properties style:font-name="Times New Roman" officeooo:rsid="00461fed" style:font-name-asian="Courier New" style:font-name-complex="Courier New"/>
    </style:style>
    <style:style style:name="T6" style:family="text">
      <style:text-properties style:font-name="Times New Roman" officeooo:rsid="004eb6f1" style:font-name-asian="Courier New" style:font-name-complex="Courier New"/>
    </style:style>
    <style:style style:name="T7" style:family="text">
      <style:text-properties style:font-name="Times New Roman" officeooo:rsid="0055e697" style:font-name-asian="Courier New" style:font-name-complex="Courier New"/>
    </style:style>
    <style:style style:name="T8" style:family="text">
      <style:text-properties style:font-name="Times New Roman" officeooo:rsid="0057c3b0" style:font-name-asian="Courier New" style:font-name-complex="Courier New"/>
    </style:style>
    <style:style style:name="T9" style:family="text">
      <style:text-properties style:font-name="Times New Roman" officeooo:rsid="00581084" style:font-name-asian="Courier New" style:font-name-complex="Courier New"/>
    </style:style>
    <style:style style:name="T10" style:family="text">
      <style:text-properties style:font-name="Times New Roman" officeooo:rsid="00624520" style:font-name-asian="Courier New" style:font-name-complex="Courier New"/>
    </style:style>
    <style:style style:name="T11" style:family="text">
      <style:text-properties style:font-name="Times New Roman" officeooo:rsid="00672c70" style:font-name-asian="Courier New" style:font-name-complex="Courier New"/>
    </style:style>
    <style:style style:name="T12" style:family="text">
      <style:text-properties style:font-name="Times New Roman" officeooo:rsid="00690b83" style:font-name-asian="Courier New" style:font-name-complex="Courier New"/>
    </style:style>
    <style:style style:name="T13" style:family="text">
      <style:text-properties style:font-name="Times New Roman" officeooo:rsid="006ab8b6" style:font-name-asian="Courier New" style:font-name-complex="Courier New"/>
    </style:style>
    <style:style style:name="T14" style:family="text">
      <style:text-properties style:font-name="Times New Roman" officeooo:rsid="003bee55" style:font-name-asian="Courier New" style:font-name-complex="Courier New"/>
    </style:style>
    <style:style style:name="T15" style:family="text">
      <style:text-properties style:font-name="Times New Roman" officeooo:rsid="00e399e2" style:font-name-asian="Courier New" style:font-name-complex="Courier New"/>
    </style:style>
    <style:style style:name="T16" style:family="text">
      <style:text-properties style:font-name="Times New Roman" officeooo:rsid="002e468a" style:font-name-asian="Courier New" style:font-name-complex="Courier New"/>
    </style:style>
    <style:style style:name="T17" style:family="text">
      <style:text-properties style:font-name="Times New Roman" officeooo:rsid="01bc3e45" style:font-name-asian="Courier New" style:font-name-complex="Courier New"/>
    </style:style>
    <style:style style:name="T18" style:family="text">
      <style:text-properties style:font-name="Times New Roman" officeooo:rsid="00ccb22f" style:font-name-asian="Courier New" style:font-name-complex="Courier New"/>
    </style:style>
    <style:style style:name="T19" style:family="text">
      <style:text-properties style:font-name="Times New Roman" officeooo:rsid="00cdad59" style:font-name-asian="Courier New" style:font-name-complex="Courier New"/>
    </style:style>
    <style:style style:name="T20" style:family="text">
      <style:text-properties style:font-name="Times New Roman" officeooo:rsid="00cf3f68" style:font-name-asian="Courier New" style:font-name-complex="Courier New"/>
    </style:style>
    <style:style style:name="T21" style:family="text">
      <style:text-properties style:font-name="Times New Roman" officeooo:rsid="00d16c19" style:font-name-asian="Courier New" style:font-name-complex="Courier New"/>
    </style:style>
    <style:style style:name="T22" style:family="text">
      <style:text-properties style:font-name="Times New Roman" officeooo:rsid="00dcf03c" style:font-name-asian="Courier New" style:font-name-complex="Courier New"/>
    </style:style>
    <style:style style:name="T23" style:family="text">
      <style:text-properties style:font-name="Times New Roman" officeooo:rsid="00deca90" style:font-name-asian="Courier New" style:font-name-complex="Courier New"/>
    </style:style>
    <style:style style:name="T24" style:family="text">
      <style:text-properties style:font-name="Times New Roman" officeooo:rsid="00e0b559" style:font-name-asian="Courier New" style:font-name-complex="Courier New"/>
    </style:style>
    <style:style style:name="T25" style:family="text">
      <style:text-properties style:font-name="Times New Roman" officeooo:rsid="00e676cc" style:font-name-asian="Courier New" style:font-name-complex="Courier New"/>
    </style:style>
    <style:style style:name="T26" style:family="text">
      <style:text-properties style:font-name="Times New Roman" officeooo:rsid="00ed60fb" style:font-name-asian="Courier New" style:font-name-complex="Courier New"/>
    </style:style>
    <style:style style:name="T27" style:family="text">
      <style:text-properties style:font-name="Times New Roman" officeooo:rsid="01f03c6b" style:font-name-asian="Courier New" style:font-name-complex="Courier New"/>
    </style:style>
    <style:style style:name="T28" style:family="text">
      <style:text-properties style:font-name="Times New Roman" officeooo:rsid="01f29386" style:font-name-asian="Courier New" style:font-name-complex="Courier New"/>
    </style:style>
    <style:style style:name="T29" style:family="text">
      <style:text-properties style:font-name="Times New Roman" officeooo:rsid="01f79154" style:font-name-asian="Courier New" style:font-name-complex="Courier New"/>
    </style:style>
    <style:style style:name="T30" style:family="text">
      <style:text-properties style:font-name="Times New Roman" officeooo:rsid="01fa3363" style:font-name-asian="Courier New" style:font-name-complex="Courier New"/>
    </style:style>
    <style:style style:name="T31" style:family="text">
      <style:text-properties style:font-name="Times New Roman" officeooo:rsid="01fc6b9d" style:font-name-asian="Courier New" style:font-name-complex="Courier New"/>
    </style:style>
    <style:style style:name="T32" style:family="text">
      <style:text-properties style:font-name="Times New Roman" officeooo:rsid="02016871" style:font-name-asian="Courier New" style:font-name-complex="Courier New"/>
    </style:style>
    <style:style style:name="T33" style:family="text">
      <style:text-properties style:font-name="Times New Roman" fo:font-size="10pt" officeooo:rsid="005a182b" style:font-name-asian="Courier New" style:font-size-asian="10pt" style:font-name-complex="Courier New" style:font-size-complex="10pt"/>
    </style:style>
    <style:style style:name="T34" style:family="text">
      <style:text-properties style:font-name="Times New Roman" fo:font-size="10pt" officeooo:rsid="0097de03" style:font-name-asian="Courier New" style:font-size-asian="10pt" style:font-name-complex="Courier New" style:font-size-complex="10pt"/>
    </style:style>
    <style:style style:name="T35" style:family="text">
      <style:text-properties style:font-name="Times New Roman" fo:font-size="10pt" officeooo:rsid="002e468a" style:font-name-asian="Courier New" style:font-size-asian="10pt" style:font-name-complex="Courier New" style:font-size-complex="10pt"/>
    </style:style>
    <style:style style:name="T36" style:family="text">
      <style:text-properties style:font-name="Times New Roman" fo:font-size="10pt" officeooo:rsid="010f5ea6" style:font-name-asian="Courier New" style:font-size-asian="10pt" style:font-name-complex="Courier New" style:font-size-complex="10pt"/>
    </style:style>
    <style:style style:name="T37" style:family="text">
      <style:text-properties style:font-name="Times New Roman" fo:font-size="10pt" officeooo:rsid="0115b5e5" style:font-name-asian="Courier New" style:font-size-asian="10pt" style:font-name-complex="Courier New" style:font-size-complex="10pt"/>
    </style:style>
    <style:style style:name="T38" style:family="text">
      <style:text-properties style:font-name="Times New Roman" fo:font-size="10pt" officeooo:rsid="0119449f" style:font-name-asian="Courier New" style:font-size-asian="10pt" style:font-name-complex="Courier New" style:font-size-complex="10pt"/>
    </style:style>
    <style:style style:name="T39" style:family="text">
      <style:text-properties style:font-name="Times New Roman" fo:font-size="10pt" officeooo:rsid="011ae527" style:font-name-asian="Courier New" style:font-size-asian="10pt" style:font-name-complex="Courier New" style:font-size-complex="10pt"/>
    </style:style>
    <style:style style:name="T40" style:family="text">
      <style:text-properties style:font-name="Times New Roman" fo:font-size="10pt" officeooo:rsid="011c3e29" style:font-name-asian="Courier New" style:font-size-asian="10pt" style:font-name-complex="Courier New" style:font-size-complex="10pt"/>
    </style:style>
    <style:style style:name="T41" style:family="text">
      <style:text-properties style:font-name="Times New Roman" fo:font-size="10pt" officeooo:rsid="0144691e" style:font-name-asian="Courier New" style:font-size-asian="10pt" style:font-name-complex="Courier New" style:font-size-complex="10pt"/>
    </style:style>
    <style:style style:name="T42" style:family="text">
      <style:text-properties style:font-name="Times New Roman" fo:font-size="10pt" fo:font-style="italic" officeooo:rsid="00f7b8f0" style:font-name-asian="Courier New" style:font-size-asian="10pt" style:font-style-asian="italic" style:font-name-complex="Courier New" style:font-size-complex="10pt" style:font-style-complex="italic"/>
    </style:style>
    <style:style style:name="T43" style:family="text">
      <style:text-properties style:font-name="Times New Roman" fo:font-size="10pt" fo:font-style="italic" officeooo:rsid="00e399e2" style:font-name-asian="Courier New" style:font-size-asian="10pt" style:font-style-asian="italic" style:font-name-complex="Courier New" style:font-size-complex="10pt" style:font-style-complex="italic"/>
    </style:style>
    <style:style style:name="T44" style:family="text">
      <style:text-properties style:font-name="Times New Roman" fo:font-size="10pt" fo:font-style="italic" officeooo:rsid="00fe6be3" style:font-name-asian="Courier New" style:font-size-asian="10pt" style:font-style-asian="italic" style:font-name-complex="Courier New" style:font-size-complex="10pt" style:font-style-complex="italic"/>
    </style:style>
    <style:style style:name="T45" style:family="text">
      <style:text-properties style:font-name="Times New Roman" fo:font-size="10pt" fo:font-style="italic" officeooo:rsid="005a182b" style:font-name-asian="Courier New" style:font-size-asian="10pt" style:font-style-asian="italic" style:font-name-complex="Courier New" style:font-size-complex="10pt" style:font-style-complex="italic"/>
    </style:style>
    <style:style style:name="T46" style:family="text">
      <style:text-properties style:font-name="Times New Roman" fo:font-style="normal" style:font-name-asian="Courier New" style:font-style-asian="normal" style:font-name-complex="Courier New" style:font-style-complex="normal"/>
    </style:style>
    <style:style style:name="T47" style:family="text">
      <style:text-properties style:font-name="Courier New" fo:font-size="10pt" officeooo:rsid="00ba0c26" style:font-name-asian="Courier New" style:font-size-asian="10pt" style:font-name-complex="Courier New" style:font-size-complex="10pt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.0201in" fo:border="0.06pt solid #000000" style:shadow="none" draw:shadow-opacity="100%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<text:span text:style-name="MathematicaFormatStandardForm"><text:span text:style-name="T1"><draw:frame draw:style-name="fr1" draw:name="Object119" text:anchor-type="as-char" svg:y="-0.2339in" svg:width="1.2429in" svg:height="0.3752in" draw:z-index="1"><draw:object xlink:href="./Object 120" xlink:type="simple" xlink:show="embed" xlink:actuate="onLoad"/><draw:image xlink:href="./ObjectReplacements/Object 120" xlink:type="simple" xlink:show="embed" xlink:actuate="onLoad"/><svg:desc>formula</svg:desc></draw:frame></text:span></text:span></text:p>
      <text:p text:style-name="P71"><text:span text:style-name="MathematicaFormatStandardForm"><text:span text:style-name="T1"/></text:span></text:p>
      <text:p text:style-name="P85"><text:span text:style-name="MathematicaFormatStandardForm"><text:span text:style-name="T1"><draw:frame draw:style-name="fr1" draw:name="Object141" text:anchor-type="as-char" svg:y="-0.2339in" svg:width="1.4165in" svg:height="0.389in" draw:z-index="4"><draw:object xlink:href="./Object 142" xlink:type="simple" xlink:show="embed" xlink:actuate="onLoad"/><draw:image xlink:href="./ObjectReplacements/Object 142" xlink:type="simple" xlink:show="embed" xlink:actuate="onLoad"/><svg:desc>formula</svg:desc></draw:frame></text:span></text:span></text:p>
      <text:p text:style-name="P71"><text:span text:style-name="MathematicaFormatStandardForm"><text:span text:style-name="T1"/></text:span></text:p>
      <text:p text:style-name="P72"><text:span text:style-name="MathematicaFormatStandardForm"><text:span text:style-name="T1"><draw:frame draw:style-name="fr1" draw:name="Object122" text:anchor-type="as-char" svg:y="-0.2339in" svg:width="1.1819in" svg:height="0.3752in" draw:z-index="5"><draw:object xlink:href="./Object 123" xlink:type="simple" xlink:show="embed" xlink:actuate="onLoad"/><draw:image xlink:href="./ObjectReplacements/Object 123" xlink:type="simple" xlink:show="embed" xlink:actuate="onLoad"/><svg:desc>formula</svg:desc></draw:frame></text:span></text:span></text:p>
      <text:p text:style-name="P72"><text:span text:style-name="MathematicaFormatStandardForm"><text:span text:style-name="T1"/></text:span></text:p>
      <text:p text:style-name="P85"><text:span text:style-name="MathematicaFormatStandardForm"><text:span text:style-name="T1"><draw:frame draw:style-name="fr1" draw:name="Object142" text:anchor-type="as-char" svg:y="-0.2339in" svg:width="1.3555in" svg:height="0.389in" draw:z-index="8"><draw:object xlink:href="./Object 143" xlink:type="simple" xlink:show="embed" xlink:actuate="onLoad"/><draw:image xlink:href="./ObjectReplacements/Object 143" xlink:type="simple" xlink:show="embed" xlink:actuate="onLoad"/><svg:desc>formula</svg:desc></draw:frame></text:span></text:span></text:p>
      <text:p text:style-name="P71"><text:span text:style-name="MathematicaFormatStandardForm"><text:span text:style-name="T1"/></text:span></text:p>
      <text:p text:style-name="P71"><text:span text:style-name="MathematicaFormatStandardForm"><text:span text:style-name="T1"><draw:frame draw:style-name="fr1" draw:name="Object120" text:anchor-type="as-char" svg:y="-0.2339in" svg:width="1.3154in" svg:height="0.3752in" draw:z-index="9"><draw:object xlink:href="./Object 121" xlink:type="simple" xlink:show="embed" xlink:actuate="onLoad"/><draw:image xlink:href="./ObjectReplacements/Object 121" xlink:type="simple" xlink:show="embed" xlink:actuate="onLoad"/><svg:desc>formula</svg:desc></draw:frame></text:span></text:span></text:p>
      <text:p text:style-name="P71"><text:span text:style-name="MathematicaFormatStandardForm"><text:span text:style-name="T1"/></text:span></text:p>
      <text:p text:style-name="P81"><text:span text:style-name="MathematicaFormatStandardForm"><text:span text:style-name="T1"><draw:frame draw:style-name="fr1" draw:name="Object136" text:anchor-type="as-char" svg:y="-0.2339in" svg:width="1.5154in" svg:height="0.389in" draw:z-index="10"><draw:object xlink:href="./Object 137" xlink:type="simple" xlink:show="embed" xlink:actuate="onLoad"/><draw:image xlink:href="./ObjectReplacements/Object 137" xlink:type="simple" xlink:show="embed" xlink:actuate="onLoad"/><svg:desc>formula</svg:desc></draw:frame></text:span></text:span></text:p>
      <text:p text:style-name="P71"><text:span text:style-name="MathematicaFormatStandardForm"><text:span text:style-name="T1"/></text:span></text:p>
      <text:p text:style-name="P84"><text:span text:style-name="MathematicaFormatStandardForm"><text:span text:style-name="T1"><draw:frame draw:style-name="fr1" draw:name="Object139" text:anchor-type="as-char" svg:y="-0.2339in" svg:width="1.2543in" svg:height="0.3752in" draw:z-index="11"><draw:object xlink:href="./Object 140" xlink:type="simple" xlink:show="embed" xlink:actuate="onLoad"/><draw:image xlink:href="./ObjectReplacements/Object 140" xlink:type="simple" xlink:show="embed" xlink:actuate="onLoad"/><svg:desc>formula</svg:desc></draw:frame></text:span></text:span></text:p>
      <text:p text:style-name="P71"><text:span text:style-name="MathematicaFormatStandardForm"><text:span text:style-name="T1"/></text:span></text:p>
      <text:p text:style-name="P71"><text:span text:style-name="MathematicaFormatStandardForm"><text:span text:style-name="T1"><draw:frame draw:style-name="fr1" draw:name="Object121" text:anchor-type="as-char" svg:y="-0.2339in" svg:width="1.1602in" svg:height="0.3752in" draw:z-index="12"><draw:object xlink:href="./Object 122" xlink:type="simple" xlink:show="embed" xlink:actuate="onLoad"/><draw:image xlink:href="./ObjectReplacements/Object 122" xlink:type="simple" xlink:show="embed" xlink:actuate="onLoad"/><svg:desc>formula</svg:desc></draw:frame></text:span></text:span></text:p>
      <text:p text:style-name="P71"><text:span text:style-name="MathematicaFormatStandardForm"><text:span text:style-name="T1"/></text:span></text:p>
      <text:p text:style-name="P84"><text:span text:style-name="MathematicaFormatStandardForm"><text:span text:style-name="T1"><draw:frame draw:style-name="fr1" draw:name="Object140" text:anchor-type="as-char" svg:y="-0.2339in" svg:width="1.3736in" svg:height="0.389in" draw:z-index="14"><draw:object xlink:href="./Object 141" xlink:type="simple" xlink:show="embed" xlink:actuate="onLoad"/><draw:image xlink:href="./ObjectReplacements/Object 141" xlink:type="simple" xlink:show="embed" xlink:actuate="onLoad"/><svg:desc>formula</svg:desc></draw:frame></text:span></text:span></text:p>
      <text:p text:style-name="P71"><text:span text:style-name="MathematicaFormatStandardForm"><text:span text:style-name="T1"/></text:span></text:p>
      <text:p text:style-name="P82"><text:span text:style-name="MathematicaFormatStandardForm"><text:span text:style-name="T1"><draw:frame draw:style-name="fr1" draw:name="Object137" text:anchor-type="as-char" svg:y="-0.2339in" svg:width="1.3236in" svg:height="0.389in" draw:z-index="15"><draw:object xlink:href="./Object 138" xlink:type="simple" xlink:show="embed" xlink:actuate="onLoad"/><draw:image xlink:href="./ObjectReplacements/Object 138" xlink:type="simple" xlink:show="embed" xlink:actuate="onLoad"/><svg:desc>formula</svg:desc></draw:frame></text:span></text:span></text:p>
      <text:p text:style-name="P71"><text:span text:style-name="MathematicaFormatStandardForm"><text:span text:style-name="T1"/></text:span></text:p>
      <text:p text:style-name="P73"><text:span text:style-name="MathematicaFormatStandardForm"><text:span text:style-name="T1"><draw:frame draw:style-name="fr1" draw:name="Object123" text:anchor-type="as-char" svg:y="-0.2339in" svg:width="1.3807in" svg:height="0.3752in" draw:z-index="16"><draw:object xlink:href="./Object 124" xlink:type="simple" xlink:show="embed" xlink:actuate="onLoad"/><draw:image xlink:href="./ObjectReplacements/Object 124" xlink:type="simple" xlink:show="embed" xlink:actuate="onLoad"/><svg:desc>formula</svg:desc></draw:frame></text:span></text:span></text:p>
      <text:p text:style-name="P73"><text:span text:style-name="MathematicaFormatStandardForm"><text:span text:style-name="T1"/></text:span></text:p>
      <text:p text:style-name="P83"><text:span text:style-name="MathematicaFormatStandardForm"><text:span text:style-name="T1"><draw:frame draw:style-name="fr1" draw:name="Object138" text:anchor-type="as-char" svg:y="-0.2339in" svg:width="1.5445in" svg:height="0.389in" draw:z-index="17"><draw:object xlink:href="./Object 139" xlink:type="simple" xlink:show="embed" xlink:actuate="onLoad"/><draw:image xlink:href="./ObjectReplacements/Object 139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/></text:span></text:p>
      <text:p text:style-name="P206"><text:span text:style-name="MathematicaFormatStandardForm"><text:span text:style-name="T1"><draw:frame draw:style-name="fr1" draw:name="Object143" text:anchor-type="as-char" svg:y="-0.1437in" svg:width="0.9138in" svg:height="0.3102in" draw:z-index="18"><draw:object xlink:href="./Object 144" xlink:type="simple" xlink:show="embed" xlink:actuate="onLoad"/><draw:image xlink:href="./ObjectReplacements/Object 144" xlink:type="simple" xlink:show="embed" xlink:actuate="onLoad"/><svg:desc>formula</svg:desc></draw:frame></text:span></text:span></text:p>
      <text:p text:style-name="P86"><text:span text:style-name="MathematicaFormatStandardForm"><text:span text:style-name="T1"/></text:span></text:p>
      <text:p text:style-name="P86"><text:span text:style-name="MathematicaFormatStandardForm"><text:span text:style-name="T1"><draw:frame draw:style-name="fr1" draw:name="Object144" text:anchor-type="as-char" svg:y="-0.1555in" svg:width="1.5437in" svg:height="0.2937in" draw:z-index="19"><draw:object xlink:href="./Object 145" xlink:type="simple" xlink:show="embed" xlink:actuate="onLoad"/><draw:image xlink:href="./ObjectReplacements/Object 145" xlink:type="simple" xlink:show="embed" xlink:actuate="onLoad"/><svg:desc>formula</svg:desc></draw:frame></text:span></text:span></text:p>
      <text:p text:style-name="P86"><text:span text:style-name="MathematicaFormatStandardForm"><text:span text:style-name="T1"/></text:span></text:p>
      <text:p text:style-name="P86"><text:span text:style-name="MathematicaFormatStandardForm"><text:span text:style-name="T1">//…?</text:span></text:span></text:p>
      <text:p text:style-name="P86"><text:span text:style-name="MathematicaFormatStandardForm"><text:span text:style-name="T1"/></text:span></text:p>
      <text:p text:style-name="P151"><text:span text:style-name="MathematicaFormatStandardForm"><text:span text:style-name="T1"><draw:frame draw:style-name="fr1" draw:name="Object145" text:anchor-type="as-char" svg:y="-0.1555in" svg:width="1.8583in" svg:height="0.2937in" draw:z-index="25"><draw:object xlink:href="./Object 146" xlink:type="simple" xlink:show="embed" xlink:actuate="onLoad"/><draw:image xlink:href="./ObjectReplacements/Object 146" xlink:type="simple" xlink:show="embed" xlink:actuate="onLoad"/><svg:desc>formula</svg:desc></draw:frame></text:span></text:span></text:p>
      <text:p text:style-name="P151"><text:span text:style-name="MathematicaFormatStandardForm"><text:span text:style-name="T1"/></text:span></text:p>
      <text:p text:style-name="P152"><text:span text:style-name="MathematicaFormatStandardForm"><text:span text:style-name="T1"><draw:frame draw:style-name="fr1" draw:name="Object47" text:anchor-type="as-char" svg:y="-0.2043in" svg:width="1.1091in" svg:height="0.3425in" draw:z-index="26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span></text:p>
      <text:p text:style-name="P152"><text:span text:style-name="MathematicaFormatStandardForm"><text:span text:style-name="T1"/></text:span></text:p>
      <text:p text:style-name="P152"><text:span text:style-name="MathematicaFormatStandardForm"><text:span text:style-name="T1"><draw:frame draw:style-name="fr1" draw:name="Object292" text:anchor-type="as-char" svg:y="-0.2043in" svg:width="1.4236in" svg:height="0.3425in" draw:z-index="33"><draw:object xlink:href="./Object 294" xlink:type="simple" xlink:show="embed" xlink:actuate="onLoad"/><draw:image xlink:href="./ObjectReplacements/Object 294" xlink:type="simple" xlink:show="embed" xlink:actuate="onLoad"/><svg:desc>formula</svg:desc></draw:frame></text:span></text:span></text:p>
      <text:p text:style-name="P198"><text:span text:style-name="MathematicaFormatStandardForm"><text:span text:style-name="T1"><draw:frame draw:style-name="fr1" draw:name="Object2" text:anchor-type="as-char" svg:y="-0.2228in" svg:width="1.1917in" svg:height="0.348in" draw:z-index="34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6"><text:span text:style-name="MathematicaFormatStandardForm"><text:span text:style-name="T1"><draw:frame draw:style-name="fr1" draw:name="Object10" text:anchor-type="as-char" svg:y="-0.228in" svg:width="1.2661in" svg:height="0.352in" draw:z-index="49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44"><text:span text:style-name="MathematicaFormatStandardForm"><text:span text:style-name="T1"><draw:frame draw:style-name="fr1" draw:name="Object70" text:anchor-type="as-char" svg:y="-0.2339in" svg:width="1.0917in" svg:height="0.3752in" draw:z-index="59"><draw:object xlink:href="./Object 71" xlink:type="simple" xlink:show="embed" xlink:actuate="onLoad"/><draw:image xlink:href="./ObjectReplacements/Object 71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45"><text:span text:style-name="MathematicaFormatStandardForm"><text:span text:style-name="T1"><draw:frame draw:style-name="fr1" draw:name="Object71" text:anchor-type="as-char" svg:y="-0.2339in" svg:width="1.6457in" svg:height="0.3752in" draw:z-index="60"><draw:object xlink:href="./Object 72" xlink:type="simple" xlink:show="embed" xlink:actuate="onLoad"/><draw:image xlink:href="./ObjectReplacements/Object 72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464" text:anchor-type="as-char" svg:y="-0.2339in" svg:width="2.7283in" svg:height="0.375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3"><text:span text:style-name="MathematicaFormatStandardForm"><text:span text:style-name="T1"><draw:frame draw:style-name="fr1" draw:name="Object5" text:anchor-type="as-char" svg:y="-0.1555in" svg:width="1.6602in" svg:height="0.2063in" draw:z-index="61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1" text:anchor-type="as-char" svg:y="-0.2043in" svg:width="1.2335in" svg:height="0.3283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4" text:anchor-type="as-char" svg:y="-0.1555in" svg:width="1.1075in" svg:height="0.2063in" draw:z-index="67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3" text:anchor-type="as-char" svg:y="-0.1555in" svg:width="2.9547in" svg:height="0.2957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8"><text:span text:style-name="MathematicaFormatStandardForm"><text:span text:style-name="T1"><draw:frame draw:style-name="fr1" draw:name="Object12" text:anchor-type="as-char" svg:y="-0.1555in" svg:width="3.0535in" svg:height="0.2957in" draw:z-index="69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…</text:span></text:span></text:p>
      <text:p text:style-name="P2"><text:span text:style-name="MathematicaFormatStandardForm"><text:span text:style-name="T1"/></text:span></text:p>
      <text:p text:style-name="P8"><text:span text:style-name="MathematicaFormatStandardForm"><text:span text:style-name="T1"><draw:frame draw:style-name="fr1" draw:name="Object6" text:anchor-type="as-char" svg:y="-0.1555in" svg:width="2.7693in" svg:height="0.2957in" draw:z-index="70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7"><text:span text:style-name="MathematicaFormatStandardForm"><text:span text:style-name="T1"><draw:frame draw:style-name="fr1" draw:name="Object11" text:anchor-type="as-char" svg:y="-0.1555in" svg:width="2.4835in" svg:height="0.2957in" draw:z-index="76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  <text:p text:style-name="P7"><text:span text:style-name="MathematicaFormatStandardForm"><text:span text:style-name="T2"/></text:span></text:p>
      <text:p text:style-name="P188"><text:span text:style-name="MathematicaFormatStandardForm"><text:span text:style-name="T1"><draw:frame draw:style-name="fr1" draw:name="Object7" text:anchor-type="as-char" svg:y="-0.228in" svg:width="2.4492in" svg:height="0.3602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<text:p text:style-name="P4"><text:span text:style-name="MathematicaFormatStandardForm"><text:span text:style-name="T1"/></text:span></text:p>
      <text:p text:style-name="P5"><text:span text:style-name="MathematicaFormatStandardForm"><text:span text:style-name="T1"><draw:frame draw:style-name="fr1" draw:name="Object9" text:anchor-type="as-char" svg:y="-0.3382in" svg:width="3.7957in" svg:height="0.4783in" draw:z-index="78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text:span text:style-name="MathematicaFormatStandardForm"><text:span text:style-name="T1">…. </text:span></text:span><text:span text:style-name="MathematicaFormatStandardForm"><text:span text:style-name="T3">MEH.</text:span></text:span></text:p>
      <text:p text:style-name="P4"><text:span text:style-name="MathematicaFormatStandardForm"><text:span text:style-name="T1"/></text:span></text:p>
      <text:p text:style-name="P74"><text:span text:style-name="MathematicaFormatStandardForm"><text:span text:style-name="T1"><draw:frame draw:style-name="fr1" draw:name="Object8" text:anchor-type="as-char" svg:y="-0.228in" svg:width="1.1016in" svg:height="0.352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  <text:p text:style-name="P197"><text:span text:style-name="MathematicaFormatStandardForm"><text:span text:style-name="T1"><draw:frame draw:style-name="fr1" draw:name="Object14" text:anchor-type="as-char" svg:y="-0.2228in" svg:width="2.3417in" svg:height="0.3827in" draw:z-index="79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/text:p>
      <text:p text:style-name="P9"><text:span text:style-name="MathematicaFormatStandardForm"><text:span text:style-name="T1"/></text:span></text:p>
      <text:p text:style-name="P80"><text:span text:style-name="MathematicaFormatStandardForm"><text:span text:style-name="T1"><draw:frame draw:style-name="fr1" draw:name="Object135" text:anchor-type="as-char" svg:y="-0.2043in" svg:width="2.3563in" svg:height="0.3583in" draw:z-index="80"><draw:object xlink:href="./Object 136" xlink:type="simple" xlink:show="embed" xlink:actuate="onLoad"/><draw:image xlink:href="./ObjectReplacements/Object 136" xlink:type="simple" xlink:show="embed" xlink:actuate="onLoad"/><svg:desc>formula</svg:desc></draw:frame></text:span></text:span></text:p>
      <text:p text:style-name="P10"><text:span text:style-name="MathematicaFormatStandardForm"><text:span text:style-name="T1"/></text:span></text:p>
      <text:p text:style-name="P10"><text:span text:style-name="MathematicaFormatStandardForm"><text:span text:style-name="T1"><draw:frame draw:style-name="fr1" draw:name="Object15" text:anchor-type="as-char" svg:y="-0.1244in" svg:width="0.8957in" svg:height="0.2791in" draw:z-index="81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/text:p>
      <text:p text:style-name="P10"><text:span text:style-name="MathematicaFormatStandardForm"><text:span text:style-name="T1"/></text:span></text:p>
      <text:p text:style-name="P10"><text:span text:style-name="MathematicaFormatStandardForm"><text:span text:style-name="T1"><draw:frame draw:style-name="fr1" draw:name="Object16" text:anchor-type="as-char" svg:y="-0.1244in" svg:width="0.9575in" svg:height="0.2791in" draw:z-index="82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/text:p>
      <text:p text:style-name="P10"><text:span text:style-name="MathematicaFormatStandardForm"><text:span text:style-name="T1"/></text:span></text:p>
      <text:p text:style-name="P10"><text:span text:style-name="MathematicaFormatStandardForm"><text:span text:style-name="T1"><draw:frame draw:style-name="fr1" draw:name="Object17" text:anchor-type="as-char" svg:y="-0.1244in" svg:width="0.7811in" svg:height="0.2465in" draw:z-index="83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/text:p>
      <text:p text:style-name="P10"><text:span text:style-name="MathematicaFormatStandardForm"><text:span text:style-name="T1"/></text:span></text:p>
      <text:p text:style-name="P10"><text:span text:style-name="MathematicaFormatStandardForm"><text:span text:style-name="T1"><draw:frame draw:style-name="fr1" draw:name="Object18" text:anchor-type="as-char" svg:y="-0.1244in" svg:width="0.9429in" svg:height="0.2465in" draw:z-index="84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/text:p>
      <text:p text:style-name="P9"><text:span text:style-name="MathematicaFormatStandardForm"><text:span text:style-name="T1"/></text:span></text:p>
      <text:p text:style-name="P11"><text:span text:style-name="MathematicaFormatStandardForm"><text:span text:style-name="T1"><draw:frame draw:style-name="fr1" draw:name="Object19" text:anchor-type="as-char" svg:y="-0.1244in" svg:width="0.7764in" svg:height="0.1752in" draw:z-index="91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/text:p>
      <text:p text:style-name="P9"><text:span text:style-name="MathematicaFormatStandardForm"><text:span text:style-name="T1"/></text:span></text:p>
      <text:p text:style-name="P9"><text:span text:style-name="MathematicaFormatStandardForm"><text:span text:style-name="T1"><draw:frame draw:style-name="fr1" draw:name="Object13" text:anchor-type="as-char" svg:y="-0.2252in" svg:width="1.1098in" svg:height="0.3492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p>
      <text:p text:style-name="P9"><text:span text:style-name="MathematicaFormatStandardForm"><text:span text:style-name="T1"/></text:span></text:p>
      <text:p text:style-name="P12"><text:span text:style-name="MathematicaFormatStandardForm"><text:span text:style-name="T1"><draw:frame draw:style-name="fr1" draw:name="Object20" text:anchor-type="as-char" svg:y="-0.2228in" svg:width="1.2465in" svg:height="0.3634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/text:p>
      <text:p text:style-name="P12"><text:span text:style-name="MathematicaFormatStandardForm"><text:span text:style-name="T1"/></text:span></text:p>
      <text:p text:style-name="P13"><text:span text:style-name="MathematicaFormatStandardForm"><text:span text:style-name="T1"><draw:frame draw:style-name="fr1" draw:name="Object21" text:anchor-type="as-char" svg:y="-0.1437in" svg:width="1.9575in" svg:height="0.2839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p>
      <text:p text:style-name="P13"><text:span text:style-name="MathematicaFormatStandardForm"><text:span text:style-name="T1"/></text:span></text:p>
      <text:p text:style-name="P13"><text:span text:style-name="MathematicaFormatStandardForm"><text:span text:style-name="T1"><draw:frame draw:style-name="fr1" draw:name="Object22" text:anchor-type="as-char" svg:y="-0.1437in" svg:width="1.8161in" svg:height="0.2839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/text:p>
      <text:p text:style-name="P13"><text:span text:style-name="MathematicaFormatStandardForm"><text:span text:style-name="T1"/></text:span></text:p>
      <text:p text:style-name="P13"><text:span text:style-name="MathematicaFormatStandardForm"><text:span text:style-name="T1">...</text:span></text:span></text:p>
      <text:p text:style-name="P13"><text:span text:style-name="MathematicaFormatStandardForm"><text:span text:style-name="T1"/></text:span></text:p>
      <text:p text:style-name="P14"><text:span text:style-name="MathematicaFormatStandardForm"><text:span text:style-name="T1"><draw:frame draw:style-name="fr1" draw:name="Object23" text:anchor-type="as-char" svg:y="-0.1437in" svg:width="2.4272in" svg:height="0.2839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span></text:p>
      <text:p text:style-name="P14"><text:span text:style-name="MathematicaFormatStandardForm"><text:span text:style-name="T1"/></text:span></text:p>
      <text:p text:style-name="P15"><text:span text:style-name="MathematicaFormatStandardForm"><text:span text:style-name="T1"><draw:frame draw:style-name="fr1" draw:name="Object25" text:anchor-type="as-char" svg:y="-0.1437in" svg:width="2.5638in" svg:height="0.2839in" draw:z-index="97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/text:p>
      <text:p text:style-name="P15"><text:span text:style-name="MathematicaFormatStandardForm"><text:span text:style-name="T1"/></text:span></text:p>
      <text:p text:style-name="P15"><text:span text:style-name="MathematicaFormatStandardForm"><text:span text:style-name="T1"><draw:frame draw:style-name="fr1" draw:name="Object26" text:anchor-type="as-char" svg:y="-0.1437in" svg:width="2.6929in" svg:height="0.2839in" draw:z-index="98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span></text:p>
      <text:p text:style-name="P14"><text:span text:style-name="MathematicaFormatStandardForm"><text:span text:style-name="T1"/></text:span></text:p>
      <text:p text:style-name="P14"><text:span text:style-name="MathematicaFormatStandardForm"><text:span text:style-name="T1"><draw:frame draw:style-name="fr1" draw:name="Object24" text:anchor-type="as-char" svg:y="-0.1437in" svg:width="2.1319in" svg:height="0.2839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/text:p>
      <text:p text:style-name="P189"><text:span text:style-name="MathematicaFormatStandardForm"><text:span text:style-name="T1"><draw:frame draw:style-name="fr1" draw:name="Object27" text:anchor-type="as-char" svg:y="-0.2339in" svg:width="1.4929in" svg:height="0.3752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/text:p>
      <text:p text:style-name="P16"><text:span text:style-name="MathematicaFormatStandardForm"><text:span text:style-name="T1"/></text:span></text:p>
      <text:p text:style-name="P16"><text:span text:style-name="MathematicaFormatStandardForm"><text:span text:style-name="T1"><draw:frame draw:style-name="fr1" draw:name="Object28" text:anchor-type="as-char" svg:y="-0.1437in" svg:width="1.4173in" svg:height="0.1972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</text:p>
      <text:p text:style-name="P16"><text:span text:style-name="MathematicaFormatStandardForm"><text:span text:style-name="T1"/></text:span></text:p>
      <text:p text:style-name="P22"><text:span text:style-name="MathematicaFormatStandardForm"><text:span text:style-name="T1"><draw:frame draw:style-name="fr1" draw:name="Object37" text:anchor-type="as-char" svg:y="-0.2339in" svg:width="1.2063in" svg:height="0.3752in" draw:z-index="99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span></text:p>
      <text:p text:style-name="P21"><text:span text:style-name="MathematicaFormatStandardForm"><text:span text:style-name="T1"/></text:span></text:p>
      <text:p text:style-name="P21"><text:span text:style-name="MathematicaFormatStandardForm"><text:span text:style-name="T1"><draw:frame draw:style-name="fr1" draw:name="Object34" text:anchor-type="as-char" svg:y="-0.1437in" svg:width="1.8839in" svg:height="0.1972in" draw:z-index="100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span></text:p>
      <text:p text:style-name="P16"><text:span text:style-name="MathematicaFormatStandardForm"><text:span text:style-name="T1"/></text:span></text:p>
      <text:p text:style-name="P17"><text:span text:style-name="MathematicaFormatStandardForm"><text:span text:style-name="T1"><draw:frame draw:style-name="fr1" draw:name="Object29" text:anchor-type="as-char" svg:y="-0.2366in" svg:width="1.1102in" svg:height="0.378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span></text:p>
      <text:p text:style-name="P17"><text:span text:style-name="MathematicaFormatStandardForm"><text:span text:style-name="T1"/></text:span></text:p>
      <text:p text:style-name="P18"><text:span text:style-name="MathematicaFormatStandardForm"><text:span text:style-name="T1"><draw:frame draw:style-name="fr1" draw:name="Object30" text:anchor-type="as-char" svg:y="-0.1437in" svg:width="1.6634in" svg:height="0.2839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/text:p>
      <text:p text:style-name="P18"><text:span text:style-name="MathematicaFormatStandardForm"><text:span text:style-name="T1"/></text:span></text:p>
      <text:p text:style-name="P19"><text:span text:style-name="MathematicaFormatStandardForm"><text:span text:style-name="T1"><draw:frame draw:style-name="fr1" draw:name="Object31" text:anchor-type="as-char" svg:y="-0.2366in" svg:width="1.2264in" svg:height="0.378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/text:p>
      <text:p text:style-name="P19"><text:span text:style-name="MathematicaFormatStandardForm"><text:span text:style-name="T1"/></text:span></text:p>
      <text:p text:style-name="P20"><text:span text:style-name="MathematicaFormatStandardForm"><text:span text:style-name="T1"><draw:frame draw:style-name="fr1" draw:name="Object32" text:anchor-type="as-char" svg:y="-0.1437in" svg:width="1.0866in" svg:height="0.2839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span></text:p>
      <text:p text:style-name="P190"><text:span text:style-name="MathematicaFormatStandardForm"><text:span text:style-name="T1"><draw:frame draw:style-name="fr1" draw:name="Object33" text:anchor-type="as-char" svg:y="-0.1244in" svg:width="1.3244in" svg:height="0.1591in" draw:z-index="35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span></text:p>
      <text:p text:style-name="P23"><text:span text:style-name="MathematicaFormatStandardForm"><text:span text:style-name="T1"/></text:span></text:p>
      <text:p text:style-name="P23"><text:span text:style-name="MathematicaFormatStandardForm"><text:span text:style-name="T1"><draw:frame draw:style-name="fr1" draw:name="Object35" text:anchor-type="as-char" svg:y="-0.2083in" svg:width="0.9189in" svg:height="0.3374in" draw:z-index="36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span></text:p>
      <text:p text:style-name="P23"><text:span text:style-name="MathematicaFormatStandardForm"><text:span text:style-name="T1"/></text:span></text:p>
      <text:p text:style-name="P23"><text:span text:style-name="MathematicaFormatStandardForm"><text:span text:style-name="T1"><draw:frame draw:style-name="fr1" draw:name="Object36" text:anchor-type="as-char" svg:y="-0.2043in" svg:width="1.2472in" svg:height="0.3283in" draw:z-index="37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span></text:p>
      <text:p text:style-name="P23"><text:span text:style-name="MathematicaFormatStandardForm"><text:span text:style-name="T1"/></text:span></text:p>
      <text:p text:style-name="P23"><text:span text:style-name="MathematicaFormatStandardForm"><text:span text:style-name="T1"><draw:frame draw:style-name="fr1" draw:name="Object38" text:anchor-type="as-char" svg:y="-0.2043in" svg:width="0.8783in" svg:height="0.348in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span></text:p>
      <text:p text:style-name="P23"><text:span text:style-name="MathematicaFormatStandardForm"><text:span text:style-name="T1"/></text:span></text:p>
      <text:p text:style-name="P23"><text:span text:style-name="MathematicaFormatStandardForm"><text:span text:style-name="T4">NOW EXPRESS</text:span></text:span><text:span text:style-name="MathematicaFormatStandardForm"><text:span text:style-name="T1"><draw:frame draw:style-name="fr1" draw:name="Object39" text:anchor-type="as-char" svg:y="-0.1437in" svg:width="0.3638in" svg:height="0.1945in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span><text:span text:style-name="MathematicaFormatStandardForm"><text:span text:style-name="T4">IN TERMS OF</text:span></text:span><text:span text:style-name="MathematicaFormatStandardForm"><text:span text:style-name="T1"><draw:frame draw:style-name="fr1" draw:name="Object40" text:anchor-type="as-char" svg:y="-0.1437in" svg:width="0.3339in" svg:height="0.1945in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span><text:span text:style-name="MathematicaFormatStandardForm"><text:span text:style-name="T4">WITH THIS!!!</text:span></text:span></text:p>
      <text:p text:style-name="P23"><text:span text:style-name="MathematicaFormatStandardForm"><text:span text:style-name="T1"/></text:span></text:p>
      <text:p text:style-name="P149"><text:span text:style-name="MathematicaFormatStandardForm"><text:span text:style-name="T1"><draw:frame draw:style-name="fr1" draw:name="Object41" text:anchor-type="as-char" svg:y="-0.2437in" svg:width="0.802in" svg:height="0.4417in" draw:z-index="41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span><text:span text:style-name="MathematicaFormatStandardForm"><text:span text:style-name="T1"> </text:span></text:span><text:span text:style-name="MathematicaFormatStandardForm"><text:span text:style-name="T29">vs </text:span></text:span><text:span text:style-name="MathematicaFormatStandardForm"><text:span text:style-name="T1"><draw:frame draw:style-name="fr1" draw:name="Object290" text:anchor-type="as-char" svg:y="-0.2228in" svg:width="0.9744in" svg:height="0.5217in" draw:z-index="101"><draw:object xlink:href="./Object 292" xlink:type="simple" xlink:show="embed" xlink:actuate="onLoad"/><draw:image xlink:href="./ObjectReplacements/Object 292" xlink:type="simple" xlink:show="embed" xlink:actuate="onLoad"/><svg:desc>formula</svg:desc></draw:frame></text:span></text:span></text:p>
      <text:p text:style-name="P23"><text:span text:style-name="MathematicaFormatStandardForm"><text:span text:style-name="T1"/></text:span></text:p>
      <text:p text:style-name="P149"><text:span text:style-name="MathematicaFormatStandardForm"><text:span text:style-name="T1"><draw:frame draw:style-name="fr1" draw:name="Object50" text:anchor-type="as-char" svg:y="-0.2437in" svg:width="0.8035in" svg:height="0.4417in" draw:z-index="102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span><text:span text:style-name="MathematicaFormatStandardForm"><text:span text:style-name="T1"> </text:span></text:span><text:span text:style-name="MathematicaFormatStandardForm"><text:span text:style-name="T29">vs </text:span></text:span><text:span text:style-name="MathematicaFormatStandardForm"><text:span text:style-name="T1"><draw:frame draw:style-name="fr1" draw:name="Object291" text:anchor-type="as-char" svg:y="-0.2228in" svg:width="0.9752in" svg:height="0.5217in" draw:z-index="113"><draw:object xlink:href="./Object 293" xlink:type="simple" xlink:show="embed" xlink:actuate="onLoad"/><draw:image xlink:href="./ObjectReplacements/Object 293" xlink:type="simple" xlink:show="embed" xlink:actuate="onLoad"/><svg:desc>formula</svg:desc></draw:frame></text:span></text:span></text:p>
      <text:p text:style-name="P23"><text:span text:style-name="MathematicaFormatStandardForm"><text:span text:style-name="T1"/></text:span></text:p>
      <text:p text:style-name="P75"><text:span text:style-name="MathematicaFormatStandardForm"><text:span text:style-name="T1"><draw:frame draw:style-name="fr1" draw:name="Object116" text:anchor-type="as-char" svg:y="-0.2228in" svg:width="1.322in" svg:height="0.3634in" draw:z-index="114"><draw:object xlink:href="./Object 117" xlink:type="simple" xlink:show="embed" xlink:actuate="onLoad"/><draw:image xlink:href="./ObjectReplacements/Object 117" xlink:type="simple" xlink:show="embed" xlink:actuate="onLoad"/><svg:desc>formula</svg:desc></draw:frame></text:span></text:span><text:span text:style-name="MathematicaFormatStandardForm"><text:span text:style-name="T1"><text:tab/></text:span></text:span><text:span text:style-name="MathematicaFormatStandardForm"><text:span text:style-name="T1"><draw:frame draw:style-name="fr1" draw:name="Object124" text:anchor-type="as-char" svg:y="-0.2228in" svg:width="2.6252in" svg:height="0.3827in" draw:z-index="115"><draw:object xlink:href="./Object 125" xlink:type="simple" xlink:show="embed" xlink:actuate="onLoad"/><draw:image xlink:href="./ObjectReplacements/Object 125" xlink:type="simple" xlink:show="embed" xlink:actuate="onLoad"/><svg:desc>formula</svg:desc></draw:frame></text:span></text:span><text:span text:style-name="MathematicaFormatStandardForm"><text:span text:style-name="T30">(a different syntax experiment)</text:span></text:span></text:p>
      <text:p text:style-name="P23"><text:span text:style-name="MathematicaFormatStandardForm"><text:span text:style-name="T1"/></text:span></text:p>
      <text:p text:style-name="P24"><text:span text:style-name="MathematicaFormatStandardForm"><text:span text:style-name="T1"><draw:frame draw:style-name="fr1" draw:name="Object42" text:anchor-type="as-char" svg:y="-0.1437in" svg:width="0.9138in" svg:height="0.3102in" draw:z-index="42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span></text:p>
      <text:p text:style-name="P24"><text:span text:style-name="MathematicaFormatStandardForm"><text:span text:style-name="T1"/></text:span></text:p>
      <text:p text:style-name="P25"><text:span text:style-name="MathematicaFormatStandardForm"><text:span text:style-name="T1"><draw:frame draw:style-name="fr1" draw:name="Object43" text:anchor-type="as-char" svg:y="-0.1437in" svg:width="2.5689in" svg:height="0.2839in" draw:z-index="43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span></text:p>
      <text:p text:style-name="P25"><text:span text:style-name="MathematicaFormatStandardForm"><text:span text:style-name="T1"/></text:span></text:p>
      <text:p text:style-name="P25"><text:span text:style-name="MathematicaFormatStandardForm"><text:span text:style-name="T1"><draw:frame draw:style-name="fr1" draw:name="Object44" text:anchor-type="as-char" svg:y="-0.1437in" svg:width="2.6571in" svg:height="0.2839in" draw:z-index="44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span></text:p>
      <text:p text:style-name="P25"><text:span text:style-name="MathematicaFormatStandardForm"><text:span text:style-name="T1"/></text:span></text:p>
      <text:p text:style-name="P26"><text:span text:style-name="MathematicaFormatStandardForm"><text:span text:style-name="T1"><draw:frame draw:style-name="fr1" draw:name="Object45" text:anchor-type="as-char" svg:y="-0.1437in" svg:width="1.7701in" svg:height="0.2839in" draw:z-index="45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span></text:p>
      <text:p text:style-name="P26"><text:span text:style-name="MathematicaFormatStandardForm"><text:span text:style-name="T1"/></text:span></text:p>
      <text:p text:style-name="P26"><text:span text:style-name="MathematicaFormatStandardForm"><text:span text:style-name="T1"><draw:frame draw:style-name="fr1" draw:name="Object46" text:anchor-type="as-char" svg:y="-0.1437in" svg:width="1.7693in" svg:height="0.2839in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span></text:p>
      <text:p text:style-name="P27"><text:span text:style-name="MathematicaFormatStandardForm"><text:span text:style-name="T1"/></text:span></text:p>
      <text:p text:style-name="P27"><text:span text:style-name="MathematicaFormatStandardForm"><text:span text:style-name="T1"><draw:frame draw:style-name="fr1" draw:name="Object48" text:anchor-type="as-char" svg:y="-0.1425in" svg:width="1.2091in" svg:height="0.3083in" draw:z-index="47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span></text:p>
      <text:p text:style-name="P27"><text:span text:style-name="MathematicaFormatStandardForm"><text:span text:style-name="T1"/></text:span></text:p>
      <text:p text:style-name="P28"><text:span text:style-name="MathematicaFormatStandardForm"><text:span text:style-name="T1"><draw:frame draw:style-name="fr1" draw:name="Object49" text:anchor-type="as-char" svg:y="-0.1425in" svg:width="1.2102in" svg:height="0.3083in" draw:z-index="48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span></text:p>
      <text:p text:style-name="P28"><text:span text:style-name="MathematicaFormatStandardForm"><text:span text:style-name="T1"/></text:span></text:p>
      <text:p text:style-name="P42"><text:span text:style-name="MathematicaFormatStandardForm"><text:span text:style-name="T1"><draw:frame draw:style-name="fr1" draw:name="Object68" text:anchor-type="as-char" svg:y="-0.1244in" svg:width="1.5299in" svg:height="0.1752in" draw:z-index="116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span></text:p>
      <text:p text:style-name="P28"><text:span text:style-name="MathematicaFormatStandardForm"><text:span text:style-name="T1"/></text:span></text:p>
      <text:p text:style-name="P29"><text:span text:style-name="MathematicaFormatStandardForm"><text:span text:style-name="T1"><draw:frame draw:style-name="fr1" draw:name="Object51" text:anchor-type="as-char" svg:y="-0.1244in" svg:width="1.4626in" svg:height="0.2791in" draw:z-index="50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span></text:p>
      <text:p text:style-name="P29"><text:span text:style-name="MathematicaFormatStandardForm"><text:span text:style-name="T1"/></text:span></text:p>
      <text:p text:style-name="P29"><text:span text:style-name="MathematicaFormatStandardForm"><text:span text:style-name="T1"><draw:frame draw:style-name="fr1" draw:name="Object52" text:anchor-type="as-char" svg:y="-0.1244in" svg:width="1.4638in" svg:height="0.2791in" draw:z-index="51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span></text:p>
      <text:p text:style-name="P29"><text:span text:style-name="MathematicaFormatStandardForm"><text:span text:style-name="T1"/></text:span></text:p>
      <text:p text:style-name="P30"><text:span text:style-name="MathematicaFormatStandardForm"><text:span text:style-name="T1"><draw:frame draw:style-name="fr1" draw:name="Object53" text:anchor-type="as-char" svg:y="-0.1425in" svg:width="2.0236in" svg:height="0.3083in" draw:z-index="52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span></text:p>
      <text:p text:style-name="P53"><text:soft-page-break/><text:span text:style-name="MathematicaFormatStandardForm"><text:span text:style-name="T1"><draw:frame draw:style-name="fr1" draw:name="Object85" text:anchor-type="as-char" svg:y="-0.1425in" svg:width="1.7654in" svg:height="0.3083in" draw:z-index="117"><draw:object xlink:href="./Object 86" xlink:type="simple" xlink:show="embed" xlink:actuate="onLoad"/><draw:image xlink:href="./ObjectReplacements/Object 86" xlink:type="simple" xlink:show="embed" xlink:actuate="onLoad"/><svg:desc>formula</svg:desc></draw:frame></text:span></text:span></text:p>
      <text:p text:style-name="P51"><text:span text:style-name="MathematicaFormatStandardForm"><text:span text:style-name="T1"/></text:span></text:p>
      <text:p text:style-name="P51"><text:span text:style-name="MathematicaFormatStandardForm"><text:span text:style-name="T1"><draw:frame draw:style-name="fr1" draw:name="Object81" text:anchor-type="as-char" svg:y="-0.1425in" svg:width="2.1827in" svg:height="0.3083in" draw:z-index="118"><draw:object xlink:href="./Object 82" xlink:type="simple" xlink:show="embed" xlink:actuate="onLoad"/><draw:image xlink:href="./ObjectReplacements/Object 82" xlink:type="simple" xlink:show="embed" xlink:actuate="onLoad"/><svg:desc>formula</svg:desc></draw:frame></text:span></text:span><text:span text:style-name="MathematicaFormatStandardForm"><text:span text:style-name="T1"><text:tab/></text:span></text:span><text:span text:style-name="MathematicaFormatStandardForm"><text:span text:style-name="T6">OR<text:tab/></text:span></text:span><text:span text:style-name="MathematicaFormatStandardForm"><text:span text:style-name="T1"><draw:frame draw:style-name="fr1" draw:name="Object82" text:anchor-type="as-char" svg:y="-0.35in" svg:width="1.9035in" svg:height="0.6063in" draw:z-index="119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span></text:p>
      <text:p text:style-name="P51"><text:span text:style-name="MathematicaFormatStandardForm"><text:span text:style-name="T1"/></text:span></text:p>
      <text:p text:style-name="P52"><text:span text:style-name="MathematicaFormatStandardForm"><text:span text:style-name="T1"><draw:frame draw:style-name="fr1" draw:name="Object83" text:anchor-type="as-char" svg:y="-0.1425in" svg:width="1.9945in" svg:height="0.3083in" draw:z-index="120"><draw:object xlink:href="./Object 84" xlink:type="simple" xlink:show="embed" xlink:actuate="onLoad"/><draw:image xlink:href="./ObjectReplacements/Object 84" xlink:type="simple" xlink:show="embed" xlink:actuate="onLoad"/><svg:desc>formula</svg:desc></draw:frame></text:span></text:span><text:span text:style-name="MathematicaFormatStandardForm"><text:span text:style-name="T1"><text:tab/></text:span></text:span><text:span text:style-name="MathematicaFormatStandardForm"><text:span text:style-name="T1"><draw:frame draw:style-name="fr1" draw:name="Object84" text:anchor-type="as-char" svg:y="-0.1425in" svg:width="1.8638in" svg:height="0.3083in" draw:z-index="121"><draw:object xlink:href="./Object 85" xlink:type="simple" xlink:show="embed" xlink:actuate="onLoad"/><draw:image xlink:href="./ObjectReplacements/Object 85" xlink:type="simple" xlink:show="embed" xlink:actuate="onLoad"/><svg:desc>formula</svg:desc></draw:frame></text:span></text:span></text:p>
      <text:p text:style-name="P30"><text:span text:style-name="MathematicaFormatStandardForm"><text:span text:style-name="T1"/></text:span></text:p>
      <text:p text:style-name="P30"><text:span text:style-name="MathematicaFormatStandardForm"><text:span text:style-name="T1"/></text:span></text:p>
      <text:p text:style-name="P30"><text:span text:style-name="MathematicaFormatStandardForm"><text:span text:style-name="T1"/></text:span></text:p>
      <text:p text:style-name="P30"><text:span text:style-name="MathematicaFormatStandardForm"><text:span text:style-name="T1"><draw:frame draw:style-name="fr1" draw:name="Object54" text:anchor-type="as-char" svg:y="-0.1244in" svg:width="1.3744in" svg:height="0.2791in" draw:z-index="53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span></text:p>
      <text:p text:style-name="P30"><text:span text:style-name="MathematicaFormatStandardForm"><text:span text:style-name="T1"/></text:span></text:p>
      <text:p text:style-name="P31"><text:span text:style-name="MathematicaFormatStandardForm"><text:span text:style-name="T1"><draw:frame draw:style-name="fr1" draw:name="Object55" text:anchor-type="as-char" svg:y="-0.1244in" svg:width="1.9098in" svg:height="0.2791in" draw:z-index="54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span></text:p>
      <text:p text:style-name="P31"><text:span text:style-name="MathematicaFormatStandardForm"><text:span text:style-name="T1"/></text:span></text:p>
      <text:p text:style-name="P36"><text:span text:style-name="MathematicaFormatStandardForm"><text:span text:style-name="T1"><draw:frame draw:style-name="fr1" draw:name="Object61" text:anchor-type="as-char" svg:y="-0.1244in" svg:width="1.3772in" svg:height="0.2791in" draw:z-index="122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span></text:p>
      <text:p text:style-name="P31"><text:span text:style-name="MathematicaFormatStandardForm"><text:span text:style-name="T1"/></text:span></text:p>
      <text:p text:style-name="P32"><text:span text:style-name="MathematicaFormatStandardForm"><text:span text:style-name="T1"><draw:frame draw:style-name="fr1" draw:name="Object56" text:anchor-type="as-char" svg:y="-0.1437in" svg:width="1.6429in" svg:height="0.2839in" draw:z-index="55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span></text:p>
      <text:p text:style-name="P32"><text:span text:style-name="MathematicaFormatStandardForm"><text:span text:style-name="T1"/></text:span></text:p>
      <text:p text:style-name="P33"><text:span text:style-name="MathematicaFormatStandardForm"><text:span text:style-name="T1"><draw:frame draw:style-name="fr1" draw:name="Object58" text:anchor-type="as-char" svg:y="-0.1453in" svg:width="2.152in" svg:height="0.2862in" draw:z-index="56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span></text:p>
      <text:p text:style-name="P33"><text:span text:style-name="MathematicaFormatStandardForm"><text:span text:style-name="T1"/></text:span></text:p>
      <text:p text:style-name="P38"><text:span text:style-name="MathematicaFormatStandardForm"><text:span text:style-name="T1"><draw:frame draw:style-name="fr1" draw:name="Object62" text:anchor-type="as-char" svg:y="-0.1437in" svg:width="1.6429in" svg:height="0.2839in" draw:z-index="123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span></text:p>
      <text:p text:style-name="P33"><text:span text:style-name="MathematicaFormatStandardForm"><text:span text:style-name="T1"/></text:span></text:p>
      <text:p text:style-name="P39"><text:span text:style-name="MathematicaFormatStandardForm"><text:span text:style-name="T1"/></text:span></text:p>
      <text:p text:style-name="P34"><text:span text:style-name="MathematicaFormatStandardForm"><text:span text:style-name="T1"><draw:frame draw:style-name="fr1" draw:name="Object57" text:anchor-type="as-char" svg:y="-0.1437in" svg:width="1.5043in" svg:height="0.3102in" draw:z-index="57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span></text:p>
      <text:p text:style-name="P34"><text:span text:style-name="MathematicaFormatStandardForm"><text:span text:style-name="T1"/></text:span></text:p>
      <text:p text:style-name="P35"><text:span text:style-name="MathematicaFormatStandardForm"><text:span text:style-name="T1"><draw:frame draw:style-name="fr1" draw:name="Object60" text:anchor-type="as-char" svg:y="-0.1555in" svg:width="1.3138in" svg:height="0.2937in" draw:z-index="127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span><text:span text:style-name="MathematicaFormatStandardForm"><text:span text:style-name="T1"> </text:span></text:span><text:span text:style-name="MathematicaFormatStandardForm"><text:span text:style-name="T31">(um)</text:span></text:span></text:p>
      <text:p text:style-name="P34"><text:span text:style-name="MathematicaFormatStandardForm"><text:span text:style-name="T1"/></text:span></text:p>
      <text:p text:style-name="P35"><text:span text:style-name="MathematicaFormatStandardForm"><text:span text:style-name="T1"><draw:frame draw:style-name="fr1" draw:name="Object59" text:anchor-type="as-char" svg:y="-0.1437in" svg:width="2.9728in" svg:height="0.2839in" draw:z-index="58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span></text:p>
      <text:p text:style-name="P34"><text:span text:style-name="MathematicaFormatStandardForm"><text:span text:style-name="T1"/></text:span></text:p>
      <text:p text:style-name="P37"><text:span text:style-name="MathematicaFormatStandardForm"><text:span text:style-name="T1"/></text:span></text:p>
      <text:p text:style-name="P39"><text:span text:style-name="MathematicaFormatStandardForm"><text:span text:style-name="T1"><draw:frame draw:style-name="fr1" draw:name="Object63" text:anchor-type="as-char" svg:y="-0.1437in" svg:width="2.0071in" svg:height="0.2839in" draw:z-index="62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span></text:p>
      <text:p text:style-name="P39"><text:span text:style-name="MathematicaFormatStandardForm"><text:span text:style-name="T1"/></text:span></text:p>
      <text:p text:style-name="P150"><text:span text:style-name="MathematicaFormatStandardForm"><text:span text:style-name="T1"><draw:frame draw:style-name="fr1" draw:name="Object64" text:anchor-type="as-char" svg:y="-0.1437in" svg:width="1.8209in" svg:height="0.2839in" draw:z-index="63"><draw:object xlink:href="./Object 65" xlink:type="simple" xlink:show="embed" xlink:actuate="onLoad"/><draw:image xlink:href="./ObjectReplacements/Object 65" xlink:type="simple" xlink:show="embed" xlink:actuate="onLoad"/><svg:desc>formula</svg:desc></draw:frame></text:span></text:span></text:p>
      <text:p text:style-name="P39"><text:span text:style-name="MathematicaFormatStandardForm"><text:span text:style-name="T1"/></text:span></text:p>
      <text:p text:style-name="P40"><text:span text:style-name="MathematicaFormatStandardForm"><text:span text:style-name="T5">(is this fine for m as a non-integer?)</text:span></text:span></text:p>
      <text:p text:style-name="P40"><text:span text:style-name="MathematicaFormatStandardForm"><text:span text:style-name="T5"/></text:span></text:p>
      <text:p text:style-name="P40"><text:span text:style-name="MathematicaFormatStandardForm"><text:span text:style-name="T5">...</text:span></text:span></text:p>
      <text:p text:style-name="P191"><text:span text:style-name="MathematicaFormatStandardForm"><text:span text:style-name="T1"><draw:frame draw:style-name="fr1" draw:name="Object65" text:anchor-type="as-char" svg:y="-0.1437in" svg:width="1.9701in" svg:height="0.2839in" draw:z-index="64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span></text:p>
      <text:p text:style-name="P41"><text:span text:style-name="MathematicaFormatStandardForm"><text:span text:style-name="T1"/></text:span></text:p>
      <text:p text:style-name="P41"><text:span text:style-name="MathematicaFormatStandardForm"><text:span text:style-name="T1"><draw:frame draw:style-name="fr1" draw:name="Object66" text:anchor-type="as-char" svg:y="-0.3382in" svg:width="1.9453in" svg:height="0.4783in" draw:z-index="65"><draw:object xlink:href="./Object 67" xlink:type="simple" xlink:show="embed" xlink:actuate="onLoad"/><draw:image xlink:href="./ObjectReplacements/Object 67" xlink:type="simple" xlink:show="embed" xlink:actuate="onLoad"/><svg:desc>formula</svg:desc></draw:frame></text:span></text:span></text:p>
      <text:p text:style-name="P41"><text:span text:style-name="MathematicaFormatStandardForm"><text:span text:style-name="T1"/></text:span></text:p>
      <text:p text:style-name="P90"><text:span text:style-name="MathematicaFormatStandardForm"><text:span text:style-name="T1"><draw:frame draw:style-name="fr1" draw:name="Object67" text:anchor-type="as-char" svg:y="-0.3382in" svg:width="2.3437in" svg:height="0.4783in" draw:z-index="66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span></text:p>
      <text:p text:style-name="P90"><text:span text:style-name="MathematicaFormatStandardForm"><text:span text:style-name="T1"/></text:span></text:p>
      <text:p text:style-name="P91"><text:span text:style-name="MathematicaFormatStandardForm"><text:span text:style-name="T1"><draw:frame draw:style-name="fr1" draw:name="Object152" text:anchor-type="as-char" svg:y="-0.2228in" svg:width="0.8453in" svg:height="0.348in" draw:z-index="134"><draw:object xlink:href="./Object 153" xlink:type="simple" xlink:show="embed" xlink:actuate="onLoad"/><draw:image xlink:href="./ObjectReplacements/Object 153" xlink:type="simple" xlink:show="embed" xlink:actuate="onLoad"/><svg:desc>formula</svg:desc></draw:frame></text:span></text:span><text:span text:style-name="MathematicaFormatStandardForm"><text:span text:style-name="T1"><text:tab/></text:span></text:span><text:span text:style-name="MathematicaFormatStandardForm"><text:span text:style-name="T1"><draw:frame draw:style-name="fr1" draw:name="Object151" text:anchor-type="as-char" svg:y="-0.228in" svg:width="0.9634in" svg:height="0.352in" draw:z-index="135"><draw:object xlink:href="./Object 152" xlink:type="simple" xlink:show="embed" xlink:actuate="onLoad"/><draw:image xlink:href="./ObjectReplacements/Object 152" xlink:type="simple" xlink:show="embed" xlink:actuate="onLoad"/><svg:desc>formula</svg:desc></draw:frame></text:span></text:span></text:p>
      <text:p text:style-name="P90"><text:span text:style-name="MathematicaFormatStandardForm"><text:span text:style-name="T1"/></text:span></text:p>
      <text:p text:style-name="P91"><text:span text:style-name="MathematicaFormatStandardForm"><text:span text:style-name="T1"><draw:frame draw:style-name="fr1" draw:name="Object150" text:anchor-type="as-char" svg:y="-0.3382in" svg:width="2.2311in" svg:height="0.4783in" draw:z-index="136"><draw:object xlink:href="./Object 151" xlink:type="simple" xlink:show="embed" xlink:actuate="onLoad"/><draw:image xlink:href="./ObjectReplacements/Object 151" xlink:type="simple" xlink:show="embed" xlink:actuate="onLoad"/><svg:desc>formula</svg:desc></draw:frame></text:span></text:span></text:p>
      <text:p text:style-name="P91"><text:span text:style-name="MathematicaFormatStandardForm"><text:span text:style-name="T1"/></text:span></text:p>
      <text:p text:style-name="P91"><text:span text:style-name="MathematicaFormatStandardForm"><text:span text:style-name="T1"><draw:frame draw:style-name="fr1" draw:name="Object153" text:anchor-type="as-char" svg:y="-0.3382in" svg:width="2.2311in" svg:height="0.4783in" draw:z-index="137"><draw:object xlink:href="./Object 154" xlink:type="simple" xlink:show="embed" xlink:actuate="onLoad"/><draw:image xlink:href="./ObjectReplacements/Object 154" xlink:type="simple" xlink:show="embed" xlink:actuate="onLoad"/><svg:desc>formula</svg:desc></draw:frame></text:span></text:span></text:p>
      <text:p text:style-name="P91"><text:span text:style-name="MathematicaFormatStandardForm"><text:span text:style-name="T1"/></text:span></text:p>
      <text:p text:style-name="P147"><text:span text:style-name="MathematicaFormatStandardForm"><text:span text:style-name="T1"><draw:frame draw:style-name="fr1" draw:name="Object154" text:anchor-type="as-char" svg:y="-0.3382in" svg:width="4.6701in" svg:height="0.4783in" draw:z-index="138"><draw:object xlink:href="./Object 155" xlink:type="simple" xlink:show="embed" xlink:actuate="onLoad"/><draw:image xlink:href="./ObjectReplacements/Object 155" xlink:type="simple" xlink:show="embed" xlink:actuate="onLoad"/><svg:desc>formula</svg:desc></draw:frame></text:span></text:span><text:span text:style-name="MathematicaFormatStandardForm"><text:span text:style-name="T1">…?</text:span></text:span></text:p>
      <text:p text:style-name="P148"><text:span text:style-name="MathematicaFormatStandardForm"><text:span text:style-name="T1"/></text:span></text:p>
      <text:p text:style-name="P148"><text:span text:style-name="MathematicaFormatStandardForm"><text:span text:style-name="T1"><draw:frame draw:style-name="fr1" draw:name="Object287" text:anchor-type="as-char" svg:y="-0.3382in" svg:width="2.1984in" svg:height="0.4783in" draw:z-index="139"><draw:object xlink:href="./Object 289" xlink:type="simple" xlink:show="embed" xlink:actuate="onLoad"/><draw:image xlink:href="./ObjectReplacements/Object 289" xlink:type="simple" xlink:show="embed" xlink:actuate="onLoad"/><svg:desc>formula</svg:desc></draw:frame></text:span></text:span></text:p>
      <text:p text:style-name="P148"><text:span text:style-name="MathematicaFormatStandardForm"><text:span text:style-name="T1"/></text:span></text:p>
      <text:p text:style-name="P148"><text:span text:style-name="MathematicaFormatStandardForm"><text:span text:style-name="T1"><draw:frame draw:style-name="fr1" draw:name="Object288" text:anchor-type="as-char" svg:y="-0.3382in" svg:width="1.5508in" svg:height="0.4783in" draw:z-index="140"><draw:object xlink:href="./Object 290" xlink:type="simple" xlink:show="embed" xlink:actuate="onLoad"/><draw:image xlink:href="./ObjectReplacements/Object 290" xlink:type="simple" xlink:show="embed" xlink:actuate="onLoad"/><svg:desc>formula</svg:desc></draw:frame></text:span></text:span></text:p>
      <text:p text:style-name="P148"><text:span text:style-name="MathematicaFormatStandardForm"><text:span text:style-name="T1"/></text:span></text:p>
      <text:p text:style-name="P148"><text:span text:style-name="MathematicaFormatStandardForm"><text:span text:style-name="T1"><draw:frame draw:style-name="fr1" draw:name="Object289" text:anchor-type="as-char" svg:y="-0.3382in" svg:width="1.8165in" svg:height="0.4783in" draw:z-index="141"><draw:object xlink:href="./Object 291" xlink:type="simple" xlink:show="embed" xlink:actuate="onLoad"/><draw:image xlink:href="./ObjectReplacements/Object 291" xlink:type="simple" xlink:show="embed" xlink:actuate="onLoad"/><svg:desc>formula</svg:desc></draw:frame></text:span></text:span></text:p>
      <text:p text:style-name="P192"><text:span text:style-name="MathematicaFormatStandardForm"><text:span text:style-name="T1"><draw:frame draw:style-name="fr1" draw:name="Object69" text:anchor-type="as-char" svg:y="-0.1244in" svg:width="1.1244in" svg:height="0.1752in" draw:z-index="68"><draw:object xlink:href="./Object 70" xlink:type="simple" xlink:show="embed" xlink:actuate="onLoad"/><draw:image xlink:href="./ObjectReplacements/Object 70" xlink:type="simple" xlink:show="embed" xlink:actuate="onLoad"/><svg:desc>formula</svg:desc></draw:frame></text:span></text:span></text:p>
      <text:p text:style-name="P43"><text:span text:style-name="MathematicaFormatStandardForm"><text:span text:style-name="T1"/></text:span></text:p>
      <text:p text:style-name="P43"><text:span text:style-name="MathematicaFormatStandardForm"><text:span text:style-name="T1">…</text:span></text:span></text:p>
      <text:p text:style-name="P43"><text:span text:style-name="MathematicaFormatStandardForm"><text:span text:style-name="T1"/></text:span></text:p>
      <text:p text:style-name="P46"><text:span text:style-name="MathematicaFormatStandardForm"><text:span text:style-name="T1"/></text:span></text:p>
      <text:p text:style-name="P46"><text:span text:style-name="MathematicaFormatStandardForm"><text:span text:style-name="T1"/></text:span></text:p>
      <text:p text:style-name="P46"><text:span text:style-name="MathematicaFormatStandardForm"><text:span text:style-name="T1"><draw:frame draw:style-name="fr1" draw:name="Object73" text:anchor-type="as-char" svg:y="-0.3382in" svg:width="1.6591in" svg:height="0.4783in" draw:z-index="71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span></text:p>
      <text:p text:style-name="P46"><text:span text:style-name="MathematicaFormatStandardForm"><text:span text:style-name="T1"/></text:span></text:p>
      <text:p text:style-name="P47"><text:span text:style-name="MathematicaFormatStandardForm"><text:span text:style-name="T1">…</text:span></text:span></text:p>
      <text:p text:style-name="P47"><text:span text:style-name="MathematicaFormatStandardForm"><text:span text:style-name="T1"/></text:span></text:p>
      <text:p text:style-name="P47"><text:span text:style-name="MathematicaFormatStandardForm"><text:span text:style-name="T1"><draw:frame draw:style-name="fr1" draw:name="Object72" text:anchor-type="as-char" svg:y="-0.2339in" svg:width="1.0307in" svg:height="0.3752in" draw:z-index="72"><draw:object xlink:href="./Object 73" xlink:type="simple" xlink:show="embed" xlink:actuate="onLoad"/><draw:image xlink:href="./ObjectReplacements/Object 73" xlink:type="simple" xlink:show="embed" xlink:actuate="onLoad"/><svg:desc>formula</svg:desc></draw:frame></text:span></text:span></text:p>
      <text:p text:style-name="P47"><text:span text:style-name="MathematicaFormatStandardForm"><text:span text:style-name="T1"/></text:span></text:p>
      <text:p text:style-name="P47"><text:span text:style-name="MathematicaFormatStandardForm"><text:span text:style-name="T1"><draw:frame draw:style-name="fr1" draw:name="Object74" text:anchor-type="as-char" svg:y="-0.2339in" svg:width="1.2535in" svg:height="0.3752in" draw:z-index="73"><draw:object xlink:href="./Object 75" xlink:type="simple" xlink:show="embed" xlink:actuate="onLoad"/><draw:image xlink:href="./ObjectReplacements/Object 75" xlink:type="simple" xlink:show="embed" xlink:actuate="onLoad"/><svg:desc>formula</svg:desc></draw:frame></text:span></text:span></text:p>
      <text:p text:style-name="P47"><text:span text:style-name="MathematicaFormatStandardForm"><text:span text:style-name="T1"/></text:span></text:p>
      <text:p text:style-name="P50"><text:span text:style-name="MathematicaFormatStandardForm"><text:span text:style-name="T1"><draw:frame draw:style-name="fr1" draw:name="Object79" text:anchor-type="as-char" svg:y="-0.3382in" svg:width="1.8063in" svg:height="0.4783in" draw:z-index="142"><draw:object xlink:href="./Object 80" xlink:type="simple" xlink:show="embed" xlink:actuate="onLoad"/><draw:image xlink:href="./ObjectReplacements/Object 80" xlink:type="simple" xlink:show="embed" xlink:actuate="onLoad"/><svg:desc>formula</svg:desc></draw:frame></text:span></text:span></text:p>
      <text:p text:style-name="P48"><text:span text:style-name="MathematicaFormatStandardForm"><text:span text:style-name="T1"/></text:span></text:p>
      <text:p text:style-name="P48"><text:span text:style-name="MathematicaFormatStandardForm"><text:span text:style-name="T1"><draw:frame draw:style-name="fr1" draw:name="Object75" text:anchor-type="as-char" svg:y="-0.3382in" svg:width="1.6063in" svg:height="0.4783in" draw:z-index="74"><draw:object xlink:href="./Object 76" xlink:type="simple" xlink:show="embed" xlink:actuate="onLoad"/><draw:image xlink:href="./ObjectReplacements/Object 76" xlink:type="simple" xlink:show="embed" xlink:actuate="onLoad"/><svg:desc>formula</svg:desc></draw:frame></text:span></text:span></text:p>
      <text:p text:style-name="P48"><text:span text:style-name="MathematicaFormatStandardForm"><text:span text:style-name="T1"/></text:span></text:p>
      <text:p text:style-name="P49"><text:span text:style-name="MathematicaFormatStandardForm"><text:span text:style-name="T1"><draw:frame draw:style-name="fr1" draw:name="Object78" text:anchor-type="as-char" svg:y="-0.3382in" svg:width="1.7173in" svg:height="0.4783in" draw:z-index="143"><draw:object xlink:href="./Object 79" xlink:type="simple" xlink:show="embed" xlink:actuate="onLoad"/><draw:image xlink:href="./ObjectReplacements/Object 79" xlink:type="simple" xlink:show="embed" xlink:actuate="onLoad"/><svg:desc>formula</svg:desc></draw:frame></text:span></text:span></text:p>
      <text:p text:style-name="P48"><text:span text:style-name="MathematicaFormatStandardForm"><text:span text:style-name="T1"/></text:span></text:p>
      <text:p text:style-name="P50"><text:span text:style-name="MathematicaFormatStandardForm"><text:span text:style-name="T1"><draw:frame draw:style-name="fr1" draw:name="Object80" text:anchor-type="as-char" svg:y="-0.3382in" svg:width="1.861in" svg:height="0.4783in" draw:z-index="144"><draw:object xlink:href="./Object 81" xlink:type="simple" xlink:show="embed" xlink:actuate="onLoad"/><draw:image xlink:href="./ObjectReplacements/Object 81" xlink:type="simple" xlink:show="embed" xlink:actuate="onLoad"/><svg:desc>formula</svg:desc></draw:frame></text:span></text:span></text:p>
      <text:p text:style-name="P48"><text:span text:style-name="MathematicaFormatStandardForm"><text:span text:style-name="T1"/></text:span></text:p>
      <text:p text:style-name="P49"><text:span text:style-name="MathematicaFormatStandardForm"><text:span text:style-name="T1"><draw:frame draw:style-name="fr1" draw:name="Object77" text:anchor-type="as-char" svg:y="-0.3382in" svg:width="1.8591in" svg:height="0.4783in" draw:z-index="75"><draw:object xlink:href="./Object 78" xlink:type="simple" xlink:show="embed" xlink:actuate="onLoad"/><draw:image xlink:href="./ObjectReplacements/Object 78" xlink:type="simple" xlink:show="embed" xlink:actuate="onLoad"/><svg:desc>formula</svg:desc></draw:frame></text:span></text:span></text:p>
      <text:p text:style-name="P49"><text:span text:style-name="MathematicaFormatStandardForm"><text:span text:style-name="T1"/></text:span></text:p>
      <text:p text:style-name="P50"><text:span text:style-name="MathematicaFormatStandardForm"><text:span text:style-name="T1"><draw:frame draw:style-name="fr1" draw:name="Object76" text:anchor-type="as-char" svg:y="-0.3382in" svg:width="1.8484in" svg:height="0.4783in" draw:z-index="77"><draw:object xlink:href="./Object 77" xlink:type="simple" xlink:show="embed" xlink:actuate="onLoad"/><draw:image xlink:href="./ObjectReplacements/Object 77" xlink:type="simple" xlink:show="embed" xlink:actuate="onLoad"/><svg:desc>formula</svg:desc></draw:frame></text:span></text:span></text:p>
      <text:p text:style-name="P193"><text:span text:style-name="MathematicaFormatStandardForm"><text:span text:style-name="T1"><draw:frame draw:style-name="fr1" draw:name="Object86" text:anchor-type="as-char" svg:y="-0.2339in" svg:width="1.6791in" svg:height="0.3752in" draw:z-index="85"><draw:object xlink:href="./Object 87" xlink:type="simple" xlink:show="embed" xlink:actuate="onLoad"/><draw:image xlink:href="./ObjectReplacements/Object 87" xlink:type="simple" xlink:show="embed" xlink:actuate="onLoad"/><svg:desc>formula</svg:desc></draw:frame></text:span></text:span></text:p>
      <text:p text:style-name="P55"><text:span text:style-name="MathematicaFormatStandardForm"><text:span text:style-name="T1"/></text:span></text:p>
      <text:p text:style-name="P55"><text:span text:style-name="MathematicaFormatStandardForm"><text:span text:style-name="T1"><draw:frame draw:style-name="fr1" draw:name="Object92" text:anchor-type="as-char" svg:y="-0.2339in" svg:width="1.852in" svg:height="0.389in" draw:z-index="145"><draw:object xlink:href="./Object 93" xlink:type="simple" xlink:show="embed" xlink:actuate="onLoad"/><draw:image xlink:href="./ObjectReplacements/Object 93" xlink:type="simple" xlink:show="embed" xlink:actuate="onLoad"/><svg:desc>formula</svg:desc></draw:frame></text:span></text:span></text:p>
      <text:p text:style-name="P55"><text:span text:style-name="MathematicaFormatStandardForm"><text:span text:style-name="T1"/></text:span></text:p>
      <text:p text:style-name="P54"><text:span text:style-name="MathematicaFormatStandardForm"><text:span text:style-name="T1"/></text:span></text:p>
      <text:p text:style-name="P54"><text:span text:style-name="MathematicaFormatStandardForm"><text:span text:style-name="T1"><draw:frame draw:style-name="fr1" draw:name="Object87" text:anchor-type="as-char" svg:y="-0.1437in" svg:width="1.3425in" svg:height="0.2819in" draw:z-index="86"><draw:object xlink:href="./Object 88" xlink:type="simple" xlink:show="embed" xlink:actuate="onLoad"/><draw:image xlink:href="./ObjectReplacements/Object 88" xlink:type="simple" xlink:show="embed" xlink:actuate="onLoad"/><svg:desc>formula</svg:desc></draw:frame></text:span></text:span></text:p>
      <text:p text:style-name="P54"><text:span text:style-name="MathematicaFormatStandardForm"><text:span text:style-name="T1"/></text:span></text:p>
      <text:p text:style-name="P54"><text:span text:style-name="MathematicaFormatStandardForm"><text:span text:style-name="T1"><draw:frame draw:style-name="fr1" draw:name="Object88" text:anchor-type="as-char" svg:y="-0.1437in" svg:width="1.1925in" svg:height="0.2819in" draw:z-index="87"><draw:object xlink:href="./Object 89" xlink:type="simple" xlink:show="embed" xlink:actuate="onLoad"/><draw:image xlink:href="./ObjectReplacements/Object 89" xlink:type="simple" xlink:show="embed" xlink:actuate="onLoad"/><svg:desc>formula</svg:desc></draw:frame></text:span></text:span></text:p>
      <text:p text:style-name="P54"><text:span text:style-name="MathematicaFormatStandardForm"><text:span text:style-name="T1"/></text:span></text:p>
      <text:p text:style-name="P55"><text:span text:style-name="MathematicaFormatStandardForm"><text:span text:style-name="T1"><draw:frame draw:style-name="fr1" draw:name="Object89" text:anchor-type="as-char" svg:y="-0.2043in" svg:width="1.9909in" svg:height="0.3283in" draw:z-index="88"><draw:object xlink:href="./Object 90" xlink:type="simple" xlink:show="embed" xlink:actuate="onLoad"/><draw:image xlink:href="./ObjectReplacements/Object 90" xlink:type="simple" xlink:show="embed" xlink:actuate="onLoad"/><svg:desc>formula</svg:desc></draw:frame></text:span></text:span></text:p>
      <text:p text:style-name="P55"><text:span text:style-name="MathematicaFormatStandardForm"><text:span text:style-name="T1"/></text:span></text:p>
      <text:p text:style-name="P55"><text:span text:style-name="MathematicaFormatStandardForm"><text:span text:style-name="T1"><draw:frame draw:style-name="fr1" draw:name="Object90" text:anchor-type="as-char" svg:y="-0.2043in" svg:width="2.398in" svg:height="0.3283in" draw:z-index="89"><draw:object xlink:href="./Object 91" xlink:type="simple" xlink:show="embed" xlink:actuate="onLoad"/><draw:image xlink:href="./ObjectReplacements/Object 91" xlink:type="simple" xlink:show="embed" xlink:actuate="onLoad"/><svg:desc>formula</svg:desc></draw:frame></text:span></text:span></text:p>
      <text:p text:style-name="P55"><text:span text:style-name="MathematicaFormatStandardForm"><text:span text:style-name="T1"/></text:span></text:p>
      <text:p text:style-name="P55"><text:span text:style-name="MathematicaFormatStandardForm"><text:span text:style-name="T1"><draw:frame draw:style-name="fr1" draw:name="Object91" text:anchor-type="as-char" svg:y="-0.2043in" svg:width="2.8256in" svg:height="0.3283in" draw:z-index="90"><draw:object xlink:href="./Object 92" xlink:type="simple" xlink:show="embed" xlink:actuate="onLoad"/><draw:image xlink:href="./ObjectReplacements/Object 92" xlink:type="simple" xlink:show="embed" xlink:actuate="onLoad"/><svg:desc>formula</svg:desc></draw:frame></text:span></text:span></text:p>
      <text:p text:style-name="P194"><text:span text:style-name="MathematicaFormatStandardForm"><text:span text:style-name="T7">Investigate relationship between additive and multiplicative identities. <text:s/>For example,</text:span></text:span></text:p>
      <text:p text:style-name="P56"><text:span text:style-name="MathematicaFormatStandardForm"><text:span text:style-name="T7"/></text:span></text:p>
      <text:p text:style-name="P56"><text:span text:style-name="MathematicaFormatStandardForm"><text:span text:style-name="T1"><draw:frame draw:style-name="fr1" draw:name="Object93" text:anchor-type="as-char" svg:y="-0.2339in" svg:width="1.6791in" svg:height="0.3752in" draw:z-index="92"><draw:object xlink:href="./Object 94" xlink:type="simple" xlink:show="embed" xlink:actuate="onLoad"/><draw:image xlink:href="./ObjectReplacements/Object 94" xlink:type="simple" xlink:show="embed" xlink:actuate="onLoad"/><svg:desc>formula</svg:desc></draw:frame></text:span></text:span></text:p>
      <text:p text:style-name="P56"><text:span text:style-name="MathematicaFormatStandardForm"><text:span text:style-name="T1"/></text:span></text:p>
      <text:p text:style-name="P56"><text:span text:style-name="MathematicaFormatStandardForm"><text:span text:style-name="T7">vs</text:span></text:span></text:p>
      <text:p text:style-name="P56"><text:span text:style-name="MathematicaFormatStandardForm"><text:span text:style-name="T7"/></text:span></text:p>
      <text:p text:style-name="P56"><text:span text:style-name="MathematicaFormatStandardForm"><text:span text:style-name="T1"><draw:frame draw:style-name="fr1" draw:name="Object94" text:anchor-type="as-char" svg:y="-0.2339in" svg:width="1.8201in" svg:height="0.3752in" draw:z-index="93"><draw:object xlink:href="./Object 95" xlink:type="simple" xlink:show="embed" xlink:actuate="onLoad"/><draw:image xlink:href="./ObjectReplacements/Object 95" xlink:type="simple" xlink:show="embed" xlink:actuate="onLoad"/><svg:desc>formula</svg:desc></draw:frame></text:span></text:span></text:p>
      <text:p text:style-name="P56"><text:span text:style-name="MathematicaFormatStandardForm"><text:span text:style-name="T7"/></text:span></text:p>
      <text:p text:style-name="P56"><text:span text:style-name="MathematicaFormatStandardForm"><text:span text:style-name="T7">ALSO. <text:s/>Is there an additive equivalence to the s parameter in </text:span></text:span><text:span text:style-name="MathematicaFormatStandardForm"><text:span text:style-name="T1"><draw:frame draw:style-name="fr1" draw:name="Object95" text:anchor-type="as-char" svg:y="-0.1244in" svg:width="0.3354in" svg:height="0.1591in" draw:z-index="94"><draw:object xlink:href="./Object 96" xlink:type="simple" xlink:show="embed" xlink:actuate="onLoad"/><draw:image xlink:href="./ObjectReplacements/Object 96" xlink:type="simple" xlink:show="embed" xlink:actuate="onLoad"/><svg:desc>formula</svg:desc></draw:frame></text:span></text:span><text:span text:style-name="MathematicaFormatStandardForm"><text:span text:style-name="T1">? <text:s/></text:span></text:span><text:span text:style-name="MathematicaFormatStandardForm"><text:span text:style-name="T7">Probably a multiplication by s instead, </text:span></text:span><text:span text:style-name="MathematicaFormatStandardForm"><text:span text:style-name="T8">with s=-1 disappearing the way s=0 does in the multiplicative case</text:span></text:span><text:span text:style-name="MathematicaFormatStandardForm"><text:span text:style-name="T7">? <text:s/></text:span></text:span><text:span text:style-name="MathematicaFormatStandardForm"><text:span text:style-name="T8">And with s=0 being a weird nullity the way s=1 is in the multiplicative case?<text:line-break/><text:line-break/></text:span></text:span><text:span text:style-name="MathematicaFormatStandardForm"><text:span text:style-name="T9">YEP</text:span></text:span></text:p>
      <text:p text:style-name="P56"><text:span text:style-name="MathematicaFormatStandardForm"><text:span text:style-name="T9"/></text:span></text:p>
      <text:p text:style-name="P61"><text:span text:style-name="MathematicaFormatStandardForm"><text:span text:style-name="T1">...</text:span></text:span></text:p>
      <text:p text:style-name="P56"><text:span text:style-name="MathematicaFormatStandardForm"><text:span text:style-name="T9"/></text:span></text:p>
      <text:p text:style-name="P59"><text:span text:style-name="MathematicaFormatStandardForm"><text:span text:style-name="T1"><draw:frame draw:style-name="fr1" draw:name="Object102" text:anchor-type="as-char" svg:y="-0.228in" svg:width="1.5417in" svg:height="0.352in" draw:z-index="146"><draw:object xlink:href="./Object 103" xlink:type="simple" xlink:show="embed" xlink:actuate="onLoad"/><draw:image xlink:href="./ObjectReplacements/Object 103" xlink:type="simple" xlink:show="embed" xlink:actuate="onLoad"/><svg:desc>formula</svg:desc></draw:frame></text:span></text:span></text:p>
      <text:p text:style-name="P57"><text:span text:style-name="MathematicaFormatStandardForm"><text:span text:style-name="T1"/></text:span></text:p>
      <text:p text:style-name="P59"><text:span text:style-name="MathematicaFormatStandardForm"><text:span text:style-name="T1"><draw:frame draw:style-name="fr1" draw:name="Object103" text:anchor-type="as-char" svg:y="-0.1244in" svg:width="0.9354in" svg:height="0.1752in" draw:z-index="147"><draw:object xlink:href="./Object 104" xlink:type="simple" xlink:show="embed" xlink:actuate="onLoad"/><draw:image xlink:href="./ObjectReplacements/Object 104" xlink:type="simple" xlink:show="embed" xlink:actuate="onLoad"/><svg:desc>formula</svg:desc></draw:frame></text:span></text:span></text:p>
      <text:p text:style-name="P57"><text:span text:style-name="MathematicaFormatStandardForm"><text:span text:style-name="T1"/></text:span></text:p>
      <text:p text:style-name="P59"><text:span text:style-name="MathematicaFormatStandardForm"><text:span text:style-name="T1"><draw:frame draw:style-name="fr1" draw:name="Object100" text:anchor-type="as-char" svg:y="-0.2228in" svg:width="0.989in" svg:height="0.348in" draw:z-index="148"><draw:object xlink:href="./Object 102" xlink:type="simple" xlink:show="embed" xlink:actuate="onLoad"/><draw:image xlink:href="./ObjectReplacements/Object 102" xlink:type="simple" xlink:show="embed" xlink:actuate="onLoad"/><svg:desc>formula</svg:desc></draw:frame></text:span></text:span></text:p>
      <text:p text:style-name="P59"><text:span text:style-name="MathematicaFormatStandardForm"><text:span text:style-name="T1"/></text:span></text:p>
      <text:p text:style-name="P59"><text:span text:style-name="MathematicaFormatStandardForm"><text:span text:style-name="T1"><draw:frame draw:style-name="fr1" draw:name="Object101" text:anchor-type="as-char" svg:y="-0.2339in" svg:width="1.7189in" svg:height="0.3752in" draw:z-index="149"><draw:object xlink:href="./Object 101" xlink:type="simple" xlink:show="embed" xlink:actuate="onLoad"/><draw:image xlink:href="./ObjectReplacements/Object 101" xlink:type="simple" xlink:show="embed" xlink:actuate="onLoad"/><svg:desc>formula</svg:desc></draw:frame></text:span></text:span></text:p>
      <text:p text:style-name="P57"><text:span text:style-name="MathematicaFormatStandardForm"><text:span text:style-name="T1"/></text:span></text:p>
      <text:p text:style-name="P57"><text:span text:style-name="MathematicaFormatStandardForm"><text:span text:style-name="T1">...</text:span></text:span></text:p>
      <text:p text:style-name="P57"><text:span text:style-name="MathematicaFormatStandardForm"><text:span text:style-name="T1"/></text:span></text:p>
      <text:p text:style-name="P59"><text:span text:style-name="MathematicaFormatStandardForm"><text:span text:style-name="T1"><draw:frame draw:style-name="fr1" draw:name="Object97" text:anchor-type="as-char" svg:y="-0.1244in" svg:width="0.9256in" svg:height="0.1752in" draw:z-index="150"><draw:object xlink:href="./Object 98" xlink:type="simple" xlink:show="embed" xlink:actuate="onLoad"/><draw:image xlink:href="./ObjectReplacements/Object 98" xlink:type="simple" xlink:show="embed" xlink:actuate="onLoad"/><svg:desc>formula</svg:desc></draw:frame></text:span></text:span></text:p>
      <text:p text:style-name="P57"><text:span text:style-name="MathematicaFormatStandardForm"><text:span text:style-name="T1"/></text:span></text:p>
      <text:p text:style-name="P60"><text:span text:style-name="MathematicaFormatStandardForm"><text:span text:style-name="T1"><draw:frame draw:style-name="fr1" draw:name="Object98" text:anchor-type="as-char" svg:y="-0.1244in" svg:width="0.9035in" svg:height="0.1752in" draw:z-index="151"><draw:object xlink:href="./Object 99" xlink:type="simple" xlink:show="embed" xlink:actuate="onLoad"/><draw:image xlink:href="./ObjectReplacements/Object 99" xlink:type="simple" xlink:show="embed" xlink:actuate="onLoad"/><svg:desc>formula</svg:desc></draw:frame></text:span></text:span></text:p>
      <text:p text:style-name="P57"><text:span text:style-name="MathematicaFormatStandardForm"><text:span text:style-name="T1"/></text:span></text:p>
      <text:p text:style-name="P57"><text:span text:style-name="MathematicaFormatStandardForm"><text:span text:style-name="T1"><draw:frame draw:style-name="fr1" draw:name="Object96" text:anchor-type="as-char" svg:y="-0.228in" svg:width="1.5417in" svg:height="0.352in" draw:z-index="95"><draw:object xlink:href="./Object 97" xlink:type="simple" xlink:show="embed" xlink:actuate="onLoad"/><draw:image xlink:href="./ObjectReplacements/Object 97" xlink:type="simple" xlink:show="embed" xlink:actuate="onLoad"/><svg:desc>formula</svg:desc></draw:frame></text:span></text:span></text:p>
      <text:p text:style-name="P57"><text:span text:style-name="MathematicaFormatStandardForm"><text:span text:style-name="T1"/></text:span></text:p>
      <text:p text:style-name="P58"><text:span text:style-name="MathematicaFormatStandardForm"><text:span text:style-name="T1"><draw:frame draw:style-name="fr1" draw:name="Object99" text:anchor-type="as-char" svg:y="-0.1437in" svg:width="3.0209in" svg:height="0.1945in" draw:z-index="96"><draw:object xlink:href="./Object 100" xlink:type="simple" xlink:show="embed" xlink:actuate="onLoad"/><draw:image xlink:href="./ObjectReplacements/Object 100" xlink:type="simple" xlink:show="embed" xlink:actuate="onLoad"/><svg:desc>formula</svg:desc></draw:frame></text:span></text:span></text:p>
      <text:p text:style-name="P58"><text:span text:style-name="MathematicaFormatStandardForm"><text:span text:style-name="T1"/></text:span></text:p>
      <text:p text:style-name="P65"><text:span text:style-name="MathematicaFormatStandardForm"><text:span text:style-name="T11">Lerch transcendental here.</text:span></text:span></text:p>
      <text:p text:style-name="P195"><text:span text:style-name="MathematicaFormatStandardForm"><text:span text:style-name="T1"><draw:frame draw:style-name="fr1" draw:name="Object113" text:anchor-type="as-char" svg:y="-0.2339in" svg:width="1.7839in" svg:height="0.3752in" draw:z-index="103"><draw:object xlink:href="./Object 114" xlink:type="simple" xlink:show="embed" xlink:actuate="onLoad"/><draw:image xlink:href="./ObjectReplacements/Object 114" xlink:type="simple" xlink:show="embed" xlink:actuate="onLoad"/><svg:desc>formula</svg:desc></draw:frame></text:span></text:span></text:p>
      <text:p text:style-name="P62"><text:span text:style-name="MathematicaFormatStandardForm"><text:span text:style-name="T1"/></text:span></text:p>
      <text:p text:style-name="P62"><text:span text:style-name="MathematicaFormatStandardForm"><text:span text:style-name="T1">...</text:span></text:span></text:p>
      <text:p text:style-name="P62"><text:span text:style-name="MathematicaFormatStandardForm"><text:span text:style-name="T1"/></text:span></text:p>
      <text:p text:style-name="P62"><text:span text:style-name="MathematicaFormatStandardForm"><text:span text:style-name="T1"><draw:frame draw:style-name="fr1" draw:name="Object114" text:anchor-type="as-char" svg:y="-0.2339in" svg:width="1.248in" svg:height="0.3752in" draw:z-index="104"><draw:object xlink:href="./Object 115" xlink:type="simple" xlink:show="embed" xlink:actuate="onLoad"/><draw:image xlink:href="./ObjectReplacements/Object 115" xlink:type="simple" xlink:show="embed" xlink:actuate="onLoad"/><svg:desc>formula</svg:desc></draw:frame></text:span></text:span></text:p>
      <text:p text:style-name="P62"><text:span text:style-name="MathematicaFormatStandardForm"><text:span text:style-name="T1"/></text:span></text:p>
      <text:p text:style-name="P62"><text:span text:style-name="MathematicaFormatStandardForm"><text:span text:style-name="T1"><draw:frame draw:style-name="fr1" draw:name="Object115" text:anchor-type="as-char" svg:y="-0.1437in" svg:width="1.8228in" svg:height="0.2839in" draw:z-index="105"><draw:object xlink:href="./Object 116" xlink:type="simple" xlink:show="embed" xlink:actuate="onLoad"/><draw:image xlink:href="./ObjectReplacements/Object 116" xlink:type="simple" xlink:show="embed" xlink:actuate="onLoad"/><svg:desc>formula</svg:desc></draw:frame></text:span></text:span></text:p>
      <text:p text:style-name="P62"><text:span text:style-name="MathematicaFormatStandardForm"><text:span text:style-name="T1"/></text:span></text:p>
      <text:p text:style-name="P62"><text:span text:style-name="MathematicaFormatStandardForm"><text:span text:style-name="T1"/></text:span></text:p>
      <text:p text:style-name="P62"><text:span text:style-name="MathematicaFormatStandardForm"><text:span text:style-name="T1">…</text:span></text:span></text:p>
      <text:p text:style-name="P62"><text:span text:style-name="MathematicaFormatStandardForm"><text:span text:style-name="T1"/></text:span></text:p>
      <text:p text:style-name="P62"><text:span text:style-name="MathematicaFormatStandardForm"><text:span text:style-name="T1"><draw:frame draw:style-name="fr1" draw:name="Object104" text:anchor-type="as-char" svg:y="-0.1244in" svg:width="1.111in" svg:height="0.1752in" draw:z-index="106"><draw:object xlink:href="./Object 105" xlink:type="simple" xlink:show="embed" xlink:actuate="onLoad"/><draw:image xlink:href="./ObjectReplacements/Object 105" xlink:type="simple" xlink:show="embed" xlink:actuate="onLoad"/><svg:desc>formula</svg:desc></draw:frame></text:span></text:span></text:p>
      <text:p text:style-name="P62"><text:span text:style-name="MathematicaFormatStandardForm"><text:span text:style-name="T1"/></text:span></text:p>
      <text:p text:style-name="P62"><text:span text:style-name="MathematicaFormatStandardForm"><text:span text:style-name="T1"><draw:frame draw:style-name="fr1" draw:name="Object105" text:anchor-type="as-char" svg:y="-0.228in" svg:width="2.2366in" svg:height="0.3571in" draw:z-index="107"><draw:object xlink:href="./Object 106" xlink:type="simple" xlink:show="embed" xlink:actuate="onLoad"/><draw:image xlink:href="./ObjectReplacements/Object 106" xlink:type="simple" xlink:show="embed" xlink:actuate="onLoad"/><svg:desc>formula</svg:desc></draw:frame></text:span></text:span></text:p>
      <text:p text:style-name="P62"><text:span text:style-name="MathematicaFormatStandardForm"><text:span text:style-name="T1"/></text:span></text:p>
      <text:p text:style-name="P63"><text:span text:style-name="MathematicaFormatStandardForm"><text:span text:style-name="T1"><draw:frame draw:style-name="fr1" draw:name="Object106" text:anchor-type="as-char" svg:y="-0.1437in" svg:width="2.348in" svg:height="0.1945in" draw:z-index="108"><draw:object xlink:href="./Object 107" xlink:type="simple" xlink:show="embed" xlink:actuate="onLoad"/><draw:image xlink:href="./ObjectReplacements/Object 107" xlink:type="simple" xlink:show="embed" xlink:actuate="onLoad"/><svg:desc>formula</svg:desc></draw:frame></text:span></text:span></text:p>
      <text:p text:style-name="P62"><text:span text:style-name="MathematicaFormatStandardForm"><text:span text:style-name="T1"/></text:span></text:p>
      <text:p text:style-name="P62"><text:span text:style-name="MathematicaFormatStandardForm"><text:span text:style-name="T10">Good.</text:span></text:span></text:p>
      <text:p text:style-name="P62"><text:span text:style-name="MathematicaFormatStandardForm"><text:span text:style-name="T10"/></text:span></text:p>
      <text:p text:style-name="P64"><text:span text:style-name="MathematicaFormatStandardForm"><text:span text:style-name="T1"><draw:frame draw:style-name="fr1" draw:name="Object108" text:anchor-type="as-char" svg:y="-0.228in" svg:width="1.5283in" svg:height="0.352in" draw:z-index="109"><draw:object xlink:href="./Object 109" xlink:type="simple" xlink:show="embed" xlink:actuate="onLoad"/><draw:image xlink:href="./ObjectReplacements/Object 109" xlink:type="simple" xlink:show="embed" xlink:actuate="onLoad"/><svg:desc>formula</svg:desc></draw:frame></text:span></text:span></text:p>
      <text:p text:style-name="P64"><text:span text:style-name="MathematicaFormatStandardForm"><text:span text:style-name="T1"/></text:span></text:p>
      <text:p text:style-name="P69"><text:span text:style-name="MathematicaFormatStandardForm"><text:span text:style-name="T1"><draw:frame draw:style-name="fr1" draw:name="Object117" text:anchor-type="as-char" svg:y="-0.228in" svg:width="1.8366in" svg:height="0.3689in" draw:z-index="152"><draw:object xlink:href="./Object 118" xlink:type="simple" xlink:show="embed" xlink:actuate="onLoad"/><draw:image xlink:href="./ObjectReplacements/Object 118" xlink:type="simple" xlink:show="embed" xlink:actuate="onLoad"/><svg:desc>formula</svg:desc></draw:frame></text:span></text:span></text:p>
      <text:p text:style-name="P64"><text:span text:style-name="MathematicaFormatStandardForm"><text:span text:style-name="T1"/></text:span></text:p>
      <text:p text:style-name="P70"><text:span text:style-name="MathematicaFormatStandardForm"><text:span text:style-name="T1"><draw:frame draw:style-name="fr1" draw:name="Object118" text:anchor-type="as-char" svg:y="-0.228in" svg:width="1.6484in" svg:height="0.3689in" draw:z-index="153"><draw:object xlink:href="./Object 119" xlink:type="simple" xlink:show="embed" xlink:actuate="onLoad"/><draw:image xlink:href="./ObjectReplacements/Object 119" xlink:type="simple" xlink:show="embed" xlink:actuate="onLoad"/><svg:desc>formula</svg:desc></draw:frame></text:span></text:span></text:p>
      <text:p text:style-name="P64"><text:span text:style-name="MathematicaFormatStandardForm"><text:span text:style-name="T1"/></text:span></text:p>
      <text:p text:style-name="P64"><text:span text:style-name="MathematicaFormatStandardForm"><text:span text:style-name="T1"><draw:frame draw:style-name="fr1" draw:name="Object107" text:anchor-type="as-char" svg:y="-0.1437in" svg:width="1.7681in" svg:height="0.1945in" draw:z-index="110"><draw:object xlink:href="./Object 108" xlink:type="simple" xlink:show="embed" xlink:actuate="onLoad"/><draw:image xlink:href="./ObjectReplacements/Object 108" xlink:type="simple" xlink:show="embed" xlink:actuate="onLoad"/><svg:desc>formula</svg:desc></draw:frame></text:span></text:span></text:p>
      <text:p text:style-name="P64"><text:span text:style-name="MathematicaFormatStandardForm"><text:span text:style-name="T1"/></text:span></text:p>
      <text:p text:style-name="P67"><text:span text:style-name="MathematicaFormatStandardForm"><text:span text:style-name="T13">(Remember, </text:span></text:span><text:span text:style-name="MathematicaFormatStandardForm"><text:span text:style-name="T1"><draw:frame draw:style-name="fr1" draw:name="Object111" text:anchor-type="as-char" svg:y="-0.228in" svg:width="0.9634in" svg:height="0.352in" draw:z-index="170"><draw:object xlink:href="./Object 112" xlink:type="simple" xlink:show="embed" xlink:actuate="onLoad"/><draw:image xlink:href="./ObjectReplacements/Object 112" xlink:type="simple" xlink:show="embed" xlink:actuate="onLoad"/><svg:desc>formula</svg:desc></draw:frame></text:span></text:span><text:span text:style-name="MathematicaFormatStandardForm"><text:span text:style-name="T13">)</text:span></text:span></text:p>
      <text:p text:style-name="P64"><text:span text:style-name="MathematicaFormatStandardForm"><text:span text:style-name="T1"/></text:span></text:p>
      <text:p text:style-name="P68"><text:span text:style-name="MathematicaFormatStandardForm"><text:span text:style-name="T1"><draw:frame draw:style-name="fr1" draw:name="Object112" text:anchor-type="as-char" svg:y="-0.1437in" svg:width="1.1272in" svg:height="0.1945in" draw:z-index="171"><draw:object xlink:href="./Object 113" xlink:type="simple" xlink:show="embed" xlink:actuate="onLoad"/><draw:image xlink:href="./ObjectReplacements/Object 113" xlink:type="simple" xlink:show="embed" xlink:actuate="onLoad"/><svg:desc>formula</svg:desc></draw:frame></text:span></text:span></text:p>
      <text:p text:style-name="P64"><text:span text:style-name="MathematicaFormatStandardForm"><text:span text:style-name="T1"/></text:span></text:p>
      <text:p text:style-name="P66"><text:span text:style-name="MathematicaFormatStandardForm"><text:span text:style-name="T1">…</text:span></text:span></text:p>
      <text:p text:style-name="P66"><text:span text:style-name="MathematicaFormatStandardForm"><text:span text:style-name="T1"/></text:span></text:p>
      <text:p text:style-name="P66"><text:span text:style-name="MathematicaFormatStandardForm"><text:span text:style-name="T12">What happens for </text:span></text:span><text:span text:style-name="MathematicaFormatStandardForm"><text:span text:style-name="T1"><draw:frame draw:style-name="fr1" draw:name="Object109" text:anchor-type="as-char" svg:y="-0.1437in" svg:width="0.5098in" svg:height="0.1945in" draw:z-index="111"><draw:object xlink:href="./Object 110" xlink:type="simple" xlink:show="embed" xlink:actuate="onLoad"/><draw:image xlink:href="./ObjectReplacements/Object 110" xlink:type="simple" xlink:show="embed" xlink:actuate="onLoad"/><svg:desc>formula</svg:desc></draw:frame></text:span></text:span><text:span text:style-name="MathematicaFormatStandardForm"><text:span text:style-name="T1">? <text:s/></text:span></text:span><text:span text:style-name="MathematicaFormatStandardForm"><text:span text:style-name="T12">For</text:span></text:span><text:span text:style-name="MathematicaFormatStandardForm"><text:span text:style-name="T1"><draw:frame draw:style-name="fr1" draw:name="Object110" text:anchor-type="as-char" svg:y="-0.1437in" svg:width="0.552in" svg:height="0.1945in" draw:z-index="112"><draw:object xlink:href="./Object 111" xlink:type="simple" xlink:show="embed" xlink:actuate="onLoad"/><draw:image xlink:href="./ObjectReplacements/Object 111" xlink:type="simple" xlink:show="embed" xlink:actuate="onLoad"/><svg:desc>formula</svg:desc></draw:frame></text:span></text:span><text:span text:style-name="MathematicaFormatStandardForm"><text:span text:style-name="T1">?</text:span></text:span></text:p>
      <text:p text:style-name="P199"><text:span text:style-name="MathematicaFormatStandardForm"><text:span text:style-name="T1"><draw:frame draw:style-name="fr1" draw:name="Object146" text:anchor-type="as-char" svg:y="-0.2043in" svg:width="1.2799in" svg:height="0.3437in" draw:z-index="172"><draw:object xlink:href="./Object 147" xlink:type="simple" xlink:show="embed" xlink:actuate="onLoad"/><draw:image xlink:href="./ObjectReplacements/Object 147" xlink:type="simple" xlink:show="embed" xlink:actuate="onLoad"/><svg:desc>formula</svg:desc></draw:frame></text:span></text:span></text:p>
      <text:p text:style-name="P87"><text:span text:style-name="MathematicaFormatStandardForm"><text:span text:style-name="T1"/></text:span></text:p>
      <text:p text:style-name="P87"><text:span text:style-name="MathematicaFormatStandardForm"><text:span text:style-name="T1"><draw:frame draw:style-name="fr1" draw:name="Object147" text:anchor-type="as-char" svg:y="-0.2228in" svg:width="1.4598in" svg:height="0.3634in" draw:z-index="173"><draw:object xlink:href="./Object 148" xlink:type="simple" xlink:show="embed" xlink:actuate="onLoad"/><draw:image xlink:href="./ObjectReplacements/Object 148" xlink:type="simple" xlink:show="embed" xlink:actuate="onLoad"/><svg:desc>formula</svg:desc></draw:frame></text:span></text:span></text:p>
      <text:p text:style-name="P87"><text:span text:style-name="MathematicaFormatStandardForm"><text:span text:style-name="T1"/></text:span></text:p>
      <text:p text:style-name="P88"><text:span text:style-name="MathematicaFormatStandardForm"><text:span text:style-name="T1"><draw:frame draw:style-name="fr1" draw:name="Object148" text:anchor-type="as-char" svg:y="-0.2228in" svg:width="1.9366in" svg:height="0.3634in" draw:z-index="174"><draw:object xlink:href="./Object 149" xlink:type="simple" xlink:show="embed" xlink:actuate="onLoad"/><draw:image xlink:href="./ObjectReplacements/Object 149" xlink:type="simple" xlink:show="embed" xlink:actuate="onLoad"/><svg:desc>formula</svg:desc></draw:frame></text:span></text:span></text:p>
      <text:p text:style-name="P88"><text:span text:style-name="MathematicaFormatStandardForm"><text:span text:style-name="T1"/></text:span></text:p>
      <text:p text:style-name="P89"><text:span text:style-name="MathematicaFormatStandardForm"><text:span text:style-name="T1"><draw:frame draw:style-name="fr1" draw:name="Object149" text:anchor-type="as-char" svg:y="-0.2043in" svg:width="1.7717in" svg:height="0.3437in" draw:z-index="196"><draw:object xlink:href="./Object 150" xlink:type="simple" xlink:show="embed" xlink:actuate="onLoad"/><draw:image xlink:href="./ObjectReplacements/Object 150" xlink:type="simple" xlink:show="embed" xlink:actuate="onLoad"/><svg:desc>formula</svg:desc></draw:frame></text:span></text:span></text:p>
      <text:p text:style-name="P196"><text:span text:style-name="MathematicaFormatStandardForm"><text:span text:style-name="T1"><draw:frame draw:style-name="fr1" draw:name="Object125" text:anchor-type="as-char" svg:y="-0.2228in" svg:width="1.322in" svg:height="0.3634in" draw:z-index="124"><draw:object xlink:href="./Object 126" xlink:type="simple" xlink:show="embed" xlink:actuate="onLoad"/><draw:image xlink:href="./ObjectReplacements/Object 126" xlink:type="simple" xlink:show="embed" xlink:actuate="onLoad"/><svg:desc>formula</svg:desc></draw:frame></text:span></text:span></text:p>
      <text:p text:style-name="P76"><text:span text:style-name="MathematicaFormatStandardForm"><text:span text:style-name="T1"/></text:span></text:p>
      <text:p text:style-name="P77"><text:span text:style-name="MathematicaFormatStandardForm"><text:span text:style-name="T1"><draw:frame draw:style-name="fr1" draw:name="Object128" text:anchor-type="as-char" svg:y="-0.1437in" svg:width="2.0945in" svg:height="0.2839in" draw:z-index="197"><draw:object xlink:href="./Object 129" xlink:type="simple" xlink:show="embed" xlink:actuate="onLoad"/><draw:image xlink:href="./ObjectReplacements/Object 129" xlink:type="simple" xlink:show="embed" xlink:actuate="onLoad"/><svg:desc>formula</svg:desc></draw:frame></text:span></text:span></text:p>
      <text:p text:style-name="P76"><text:span text:style-name="MathematicaFormatStandardForm"><text:span text:style-name="T1"/></text:span></text:p>
      <text:p text:style-name="P76"><text:span text:style-name="MathematicaFormatStandardForm"><text:span text:style-name="T1"><draw:frame draw:style-name="fr1" draw:name="Object126" text:anchor-type="as-char" svg:y="-0.2228in" svg:width="2.3362in" svg:height="0.3638in" draw:z-index="125"><draw:object xlink:href="./Object 127" xlink:type="simple" xlink:show="embed" xlink:actuate="onLoad"/><draw:image xlink:href="./ObjectReplacements/Object 127" xlink:type="simple" xlink:show="embed" xlink:actuate="onLoad"/><svg:desc>formula</svg:desc></draw:frame></text:span></text:span></text:p>
      <text:p text:style-name="P76"><text:span text:style-name="MathematicaFormatStandardForm"><text:span text:style-name="T1"/></text:span></text:p>
      <text:p text:style-name="P76"><text:span text:style-name="MathematicaFormatStandardForm"><text:span text:style-name="T1"><draw:frame draw:style-name="fr1" draw:name="Object127" text:anchor-type="as-char" svg:y="-0.2228in" svg:width="2.5752in" svg:height="0.3827in" draw:z-index="126"><draw:object xlink:href="./Object 128" xlink:type="simple" xlink:show="embed" xlink:actuate="onLoad"/><draw:image xlink:href="./ObjectReplacements/Object 128" xlink:type="simple" xlink:show="embed" xlink:actuate="onLoad"/><svg:desc>formula</svg:desc></draw:frame></text:span></text:span></text:p>
      <text:p text:style-name="P76"><text:span text:style-name="MathematicaFormatStandardForm"><text:span text:style-name="T1"/></text:span></text:p>
      <text:p text:style-name="P76"><text:span text:style-name="MathematicaFormatStandardForm"><text:span text:style-name="T1"/></text:span></text:p>
      <text:p text:style-name="P76"><text:span text:style-name="MathematicaFormatStandardForm"><text:span text:style-name="T1"/></text:span></text:p>
      <text:p text:style-name="P78"><text:span text:style-name="MathematicaFormatStandardForm"><text:span text:style-name="T1"><draw:frame draw:style-name="fr1" draw:name="Object129" text:anchor-type="as-char" svg:y="-0.1244in" svg:width="1.5492in" svg:height="0.1752in" draw:z-index="128"><draw:object xlink:href="./Object 130" xlink:type="simple" xlink:show="embed" xlink:actuate="onLoad"/><draw:image xlink:href="./ObjectReplacements/Object 130" xlink:type="simple" xlink:show="embed" xlink:actuate="onLoad"/><svg:desc>formula</svg:desc></draw:frame></text:span></text:span></text:p>
      <text:p text:style-name="P78"><text:span text:style-name="MathematicaFormatStandardForm"><text:span text:style-name="T1"/></text:span></text:p>
      <text:p text:style-name="P78"><text:span text:style-name="MathematicaFormatStandardForm"><text:span text:style-name="T1"><draw:frame draw:style-name="fr1" draw:name="Object130" text:anchor-type="as-char" svg:y="-0.1437in" svg:width="1.7681in" svg:height="0.1945in" draw:z-index="129"><draw:object xlink:href="./Object 131" xlink:type="simple" xlink:show="embed" xlink:actuate="onLoad"/><draw:image xlink:href="./ObjectReplacements/Object 131" xlink:type="simple" xlink:show="embed" xlink:actuate="onLoad"/><svg:desc>formula</svg:desc></draw:frame></text:span></text:span></text:p>
      <text:p text:style-name="P78"><text:span text:style-name="MathematicaFormatStandardForm"><text:span text:style-name="T1"/></text:span></text:p>
      <text:p text:style-name="P78"><text:span text:style-name="MathematicaFormatStandardForm"><text:span text:style-name="T1"><draw:frame draw:style-name="fr1" draw:name="Object131" text:anchor-type="as-char" svg:y="-0.2043in" svg:width="1.598in" svg:height="0.3437in" draw:z-index="130"><draw:object xlink:href="./Object 132" xlink:type="simple" xlink:show="embed" xlink:actuate="onLoad"/><draw:image xlink:href="./ObjectReplacements/Object 132" xlink:type="simple" xlink:show="embed" xlink:actuate="onLoad"/><svg:desc>formula</svg:desc></draw:frame></text:span></text:span></text:p>
      <text:p text:style-name="P78"><text:span text:style-name="MathematicaFormatStandardForm"><text:span text:style-name="T1"/></text:span></text:p>
      <text:p text:style-name="P78"><text:span text:style-name="MathematicaFormatStandardForm"><text:span text:style-name="T1"><draw:frame draw:style-name="fr1" draw:name="Object132" text:anchor-type="as-char" svg:y="-0.2043in" svg:width="1.7465in" svg:height="0.3634in" draw:z-index="131"><draw:object xlink:href="./Object 133" xlink:type="simple" xlink:show="embed" xlink:actuate="onLoad"/><draw:image xlink:href="./ObjectReplacements/Object 133" xlink:type="simple" xlink:show="embed" xlink:actuate="onLoad"/><svg:desc>formula</svg:desc></draw:frame></text:span></text:span></text:p>
      <text:p text:style-name="P78"><text:span text:style-name="MathematicaFormatStandardForm"><text:span text:style-name="T1"/></text:span></text:p>
      <text:p text:style-name="P78"><text:span text:style-name="MathematicaFormatStandardForm"><text:span text:style-name="T1">… ?</text:span></text:span></text:p>
      <text:p text:style-name="P78"><text:span text:style-name="MathematicaFormatStandardForm"><text:span text:style-name="T1"/></text:span></text:p>
      <text:p text:style-name="P79"><text:span text:style-name="MathematicaFormatStandardForm"><text:span text:style-name="T1"><draw:frame draw:style-name="fr1" draw:name="Object133" text:anchor-type="as-char" svg:y="-0.1244in" svg:width="1.6866in" svg:height="0.1752in" draw:z-index="132"><draw:object xlink:href="./Object 134" xlink:type="simple" xlink:show="embed" xlink:actuate="onLoad"/><draw:image xlink:href="./ObjectReplacements/Object 134" xlink:type="simple" xlink:show="embed" xlink:actuate="onLoad"/><svg:desc>formula</svg:desc></draw:frame></text:span></text:span></text:p>
      <text:p text:style-name="P79"><text:span text:style-name="MathematicaFormatStandardForm"><text:span text:style-name="T1"/></text:span></text:p>
      <text:p text:style-name="P79"><text:span text:style-name="MathematicaFormatStandardForm"><text:span text:style-name="T1"><draw:frame draw:style-name="fr1" draw:name="Object134" text:anchor-type="as-char" svg:y="-0.2043in" svg:width="1.9256in" svg:height="0.3437in" draw:z-index="133"><draw:object xlink:href="./Object 135" xlink:type="simple" xlink:show="embed" xlink:actuate="onLoad"/><draw:image xlink:href="./ObjectReplacements/Object 135" xlink:type="simple" xlink:show="embed" xlink:actuate="onLoad"/><svg:desc>formula</svg:desc></draw:frame></text:span></text:span></text:p>
      <text:p text:style-name="P211"><text:span text:style-name="MathematicaFormatStandardForm"><text:span text:style-name="T34">Questions:</text:span></text:span></text:p>
      <text:p text:style-name="P166"><text:span text:style-name="MathematicaFormatStandardForm"><text:span text:style-name="T34"/></text:span></text:p>
      <text:p text:style-name="P166"><text:span text:style-name="MathematicaFormatStandardForm"><text:span text:style-name="T34">d_z(n) and pochhammer(z,n)/n! are, respectively, the multiplicative and additive convolutions of the sequence 1,1,1,1,1,1….</text:span></text:span></text:p>
      <text:p text:style-name="P166"><text:span text:style-name="MathematicaFormatStandardForm"><text:span text:style-name="T34"/></text:span></text:p>
      <text:p text:style-name="P166"><text:span text:style-name="MathematicaFormatStandardForm"><text:span text:style-name="T34">What other similar mappings are there? <text:s/>And what are their relationships?</text:span></text:span></text:p>
      <text:p text:style-name="P166"><text:span text:style-name="MathematicaFormatStandardForm"><text:span text:style-name="T34"/></text:span></text:p>
      <text:p text:style-name="P171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row>
          <table:table-cell table:style-name="Table15.A1" office:value-type="string">
            <text:p text:style-name="P172"><text:span text:style-name="MathematicaFormatStandardForm"><text:span text:style-name="T42">Variant of</text:span></text:span></text:p>
          </table:table-cell>
          <table:table-cell table:style-name="Table15.A1" office:value-type="string">
            <text:p text:style-name="P173"><text:span text:style-name="MathematicaFormatStandardForm"><text:span text:style-name="T43"/></text:span></text:p>
          </table:table-cell>
          <table:table-cell table:style-name="Table15.A1" office:value-type="string">
            <text:p text:style-name="P173"><text:span text:style-name="MathematicaFormatStandardForm"><text:span text:style-name="T15"/></text:span></text:p>
          </table:table-cell>
          <table:table-cell table:style-name="Table15.A1" office:value-type="string">
            <text:p text:style-name="P173"/>
          </table:table-cell>
          <table:table-cell table:style-name="Table15.A1" office:value-type="string">
            <text:p text:style-name="P215"><text:span text:style-name="MathematicaFormatStandardForm"><text:span text:style-name="T44"/></text:span></text:p>
          </table:table-cell>
          <table:table-cell table:style-name="Table15.F1" office:value-type="string">
            <text:p text:style-name="P215"/>
          </table:table-cell>
        </table:table-row>
        <table:table-row>
          <table:table-cell table:style-name="Table15.A2" office:value-type="string">
            <text:p text:style-name="P167"><text:span text:style-name="MathematicaFormatStandardForm"><text:span text:style-name="T14"><draw:frame draw:style-name="fr1" draw:name="Object155" text:anchor-type="as-char" svg:y="-0.1244in" svg:width="1.052in" svg:height="0.1543in" draw:z-index="154"><draw:object xlink:href="./Object 156" xlink:type="simple" xlink:show="embed" xlink:actuate="onLoad"/><draw:image xlink:href="./ObjectReplacements/Object 156" xlink:type="simple" xlink:show="embed" xlink:actuate="onLoad"/><svg:desc>formula</svg:desc></draw:frame></text:span></text:span></text:p>
          </table:table-cell>
          <table:table-cell table:style-name="Table15.B2" office:value-type="string">
            <text:p text:style-name="P92"><text:span text:style-name="MathematicaFormatStandardForm"><text:span text:style-name="T1"><draw:frame draw:style-name="fr1" draw:name="Object156" text:anchor-type="as-char" svg:y="-0.1437in" svg:width="0.4661in" svg:height="0.1783in" draw:z-index="155"><draw:object xlink:href="./Object 157" xlink:type="simple" xlink:show="embed" xlink:actuate="onLoad"/><draw:image xlink:href="./ObjectReplacements/Object 157" xlink:type="simple" xlink:show="embed" xlink:actuate="onLoad"/><svg:desc>formula</svg:desc></draw:frame></text:span></text:span></text:p>
          </table:table-cell>
          <table:table-cell table:style-name="Table15.C2" office:value-type="string">
            <text:p text:style-name="P92"><text:span text:style-name="MathematicaFormatStandardForm"><text:span text:style-name="T14"><draw:frame draw:style-name="fr1" draw:name="Object167" text:anchor-type="as-char" svg:y="-0.1827in" svg:width="0.2591in" svg:height="0.3154in" draw:z-index="156"><draw:object xlink:href="./Object 168" xlink:type="simple" xlink:show="embed" xlink:actuate="onLoad"/><draw:image xlink:href="./ObjectReplacements/Object 168" xlink:type="simple" xlink:show="embed" xlink:actuate="onLoad"/><svg:desc>formula</svg:desc></draw:frame></text:span></text:span></text:p>
          </table:table-cell>
          <table:table-cell table:style-name="Table15.C2" office:value-type="string">
            <text:p text:style-name="P94"><text:span text:style-name="MathematicaFormatStandardForm"><text:span text:style-name="T1"><draw:frame draw:style-name="fr1" draw:name="Object171" text:anchor-type="as-char" svg:y="-0.228in" svg:width="0.5154in" svg:height="0.352in" draw:z-index="199"><draw:object xlink:href="./Object 172" xlink:type="simple" xlink:show="embed" xlink:actuate="onLoad"/><draw:image xlink:href="./ObjectReplacements/Object 172" xlink:type="simple" xlink:show="embed" xlink:actuate="onLoad"/><svg:desc>formula</svg:desc></draw:frame></text:span></text:span></text:p>
          </table:table-cell>
          <table:table-cell table:style-name="Table15.C2" office:value-type="string">
            <text:p text:style-name="P94"><text:span text:style-name="MathematicaFormatStandardForm"><text:span text:style-name="T1"/></text:span></text:p>
          </table:table-cell>
          <table:table-cell table:style-name="Table15.F2" office:value-type="string">
            <text:p text:style-name="P94"><text:span text:style-name="MathematicaFormatStandardForm"><text:span text:style-name="T1"><draw:frame draw:style-name="fr1" draw:name="Object176" text:anchor-type="as-char" svg:y="-0.228in" svg:width="1.0701in" svg:height="0.352in" draw:z-index="200"><draw:object xlink:href="./Object 177" xlink:type="simple" xlink:show="embed" xlink:actuate="onLoad"/><draw:image xlink:href="./ObjectReplacements/Object 177" xlink:type="simple" xlink:show="embed" xlink:actuate="onLoad"/><svg:desc>formula</svg:desc></draw:frame></text:span></text:span></text:p>
          </table:table-cell>
        </table:table-row>
        <table:table-row>
          <table:table-cell table:style-name="Table15.A2" office:value-type="string">
            <text:p text:style-name="P233"><draw:frame draw:style-name="fr1" draw:name="Object157" text:anchor-type="as-char" svg:y="-0.1244in" svg:width="1.052in" svg:height="0.1543in" draw:z-index="157"><draw:object xlink:href="./Object 158" xlink:type="simple" xlink:show="embed" xlink:actuate="onLoad"/><draw:image xlink:href="./ObjectReplacements/Object 158" xlink:type="simple" xlink:show="embed" xlink:actuate="onLoad"/><svg:desc>formula</svg:desc></draw:frame></text:p>
          </table:table-cell>
          <table:table-cell table:style-name="Table15.B3" office:value-type="string">
            <text:p text:style-name="P232"><draw:frame draw:style-name="fr1" draw:name="Object162" text:anchor-type="as-char" svg:y="-0.1437in" svg:width="0.6839in" svg:height="0.1783in" draw:z-index="158"><draw:object xlink:href="./Object 163" xlink:type="simple" xlink:show="embed" xlink:actuate="onLoad"/><draw:image xlink:href="./ObjectReplacements/Object 163" xlink:type="simple" xlink:show="embed" xlink:actuate="onLoad"/><svg:desc>formula</svg:desc></draw:frame></text:p>
          </table:table-cell>
          <table:table-cell table:style-name="Table15.C2" office:value-type="string">
            <text:p text:style-name="P93"><text:span text:style-name="MathematicaFormatStandardForm"><text:span text:style-name="T1"><draw:frame draw:style-name="fr1" draw:name="Object170" text:anchor-type="as-char" svg:y="-0.1827in" svg:width="0.2984in" svg:height="0.3311in" draw:z-index="159"><draw:object xlink:href="./Object 171" xlink:type="simple" xlink:show="embed" xlink:actuate="onLoad"/><draw:image xlink:href="./ObjectReplacements/Object 171" xlink:type="simple" xlink:show="embed" xlink:actuate="onLoad"/><svg:desc>formula</svg:desc></draw:frame></text:span></text:span></text:p>
          </table:table-cell>
          <table:table-cell table:style-name="Table15.C2" office:value-type="string">
            <text:p text:style-name="P94"><text:span text:style-name="MathematicaFormatStandardForm"><text:span text:style-name="T1"><draw:frame draw:style-name="fr1" draw:name="Object172" text:anchor-type="as-char" svg:y="-0.2252in" svg:width="0.3827in" svg:height="0.3492in" draw:z-index="201"><draw:object xlink:href="./Object 173" xlink:type="simple" xlink:show="embed" xlink:actuate="onLoad"/><draw:image xlink:href="./ObjectReplacements/Object 173" xlink:type="simple" xlink:show="embed" xlink:actuate="onLoad"/><svg:desc>formula</svg:desc></draw:frame></text:span></text:span></text:p>
          </table:table-cell>
          <table:table-cell table:style-name="Table15.C2" office:value-type="string">
            <text:p text:style-name="P187"/>
          </table:table-cell>
          <table:table-cell table:style-name="Table15.F2" office:value-type="string">
            <text:p text:style-name="P187"/>
          </table:table-cell>
        </table:table-row>
        <table:table-row>
          <table:table-cell table:style-name="Table15.A2" office:value-type="string">
            <text:p text:style-name="P233"><draw:frame draw:style-name="fr1" draw:name="Object158" text:anchor-type="as-char" svg:y="-0.1244in" svg:width="1.052in" svg:height="0.1543in" draw:z-index="160"><draw:object xlink:href="./Object 159" xlink:type="simple" xlink:show="embed" xlink:actuate="onLoad"/><draw:image xlink:href="./ObjectReplacements/Object 159" xlink:type="simple" xlink:show="embed" xlink:actuate="onLoad"/><svg:desc>formula</svg:desc></draw:frame></text:p>
          </table:table-cell>
          <table:table-cell table:style-name="Table15.B4" office:value-type="string">
            <text:p text:style-name="P232"><draw:frame draw:style-name="fr1" draw:name="Object163" text:anchor-type="as-char" svg:y="-0.2228in" svg:width="0.5146in" svg:height="0.348in" draw:z-index="161"><draw:object xlink:href="./Object 164" xlink:type="simple" xlink:show="embed" xlink:actuate="onLoad"/><draw:image xlink:href="./ObjectReplacements/Object 164" xlink:type="simple" xlink:show="embed" xlink:actuate="onLoad"/><svg:desc>formula</svg:desc></draw:frame></text:p>
          </table:table-cell>
          <table:table-cell table:style-name="Table15.C2" office:value-type="string">
            <text:p text:style-name="P92"><text:span text:style-name="MathematicaFormatStandardForm"><text:span text:style-name="T1"><draw:frame draw:style-name="fr1" draw:name="Object168" text:anchor-type="as-char" svg:y="-0.2228in" svg:width="0.2807in" svg:height="0.348in" draw:z-index="162"><draw:object xlink:href="./Object 169" xlink:type="simple" xlink:show="embed" xlink:actuate="onLoad"/><draw:image xlink:href="./ObjectReplacements/Object 169" xlink:type="simple" xlink:show="embed" xlink:actuate="onLoad"/><svg:desc>formula</svg:desc></draw:frame></text:span></text:span></text:p>
          </table:table-cell>
          <table:table-cell table:style-name="Table15.C2" office:value-type="string">
            <text:p text:style-name="P94"><text:span text:style-name="MathematicaFormatStandardForm"><text:span text:style-name="T1"><draw:frame draw:style-name="fr1" draw:name="Object173" text:anchor-type="as-char" svg:y="-0.2043in" svg:width="0.1819in" svg:height="0.3283in" draw:z-index="202"><draw:object xlink:href="./Object 174" xlink:type="simple" xlink:show="embed" xlink:actuate="onLoad"/><draw:image xlink:href="./ObjectReplacements/Object 174" xlink:type="simple" xlink:show="embed" xlink:actuate="onLoad"/><svg:desc>formula</svg:desc></draw:frame></text:span></text:span></text:p>
          </table:table-cell>
          <table:table-cell table:style-name="Table15.C2" office:value-type="string">
            <text:p text:style-name="P92"><text:span text:style-name="MathematicaFormatStandardForm"><text:span text:style-name="T1"><draw:frame draw:style-name="fr1" draw:name="Object169" text:anchor-type="as-char" svg:y="-0.1244in" svg:width="0.402in" svg:height="0.1752in" draw:z-index="163"><draw:object xlink:href="./Object 170" xlink:type="simple" xlink:show="embed" xlink:actuate="onLoad"/><draw:image xlink:href="./ObjectReplacements/Object 170" xlink:type="simple" xlink:show="embed" xlink:actuate="onLoad"/><svg:desc>formula</svg:desc></draw:frame></text:span></text:span></text:p>
          </table:table-cell>
          <table:table-cell table:style-name="Table15.F2" office:value-type="string">
            <text:p text:style-name="P94"><text:span text:style-name="MathematicaFormatStandardForm"><text:span text:style-name="T1"><draw:frame draw:style-name="fr1" draw:name="Object174" text:anchor-type="as-char" svg:y="-0.2083in" svg:width="0.3728in" svg:height="0.3335in" draw:z-index="203"><draw:object xlink:href="./Object 175" xlink:type="simple" xlink:show="embed" xlink:actuate="onLoad"/><draw:image xlink:href="./ObjectReplacements/Object 175" xlink:type="simple" xlink:show="embed" xlink:actuate="onLoad"/><svg:desc>formula</svg:desc></draw:frame></text:span></text:span></text:p>
          </table:table-cell>
        </table:table-row>
        <table:table-row>
          <table:table-cell table:style-name="Table15.A2" office:value-type="string">
            <text:p text:style-name="P233"><draw:frame draw:style-name="fr1" draw:name="Object159" text:anchor-type="as-char" svg:y="-0.1244in" svg:width="1.1571in" svg:height="0.1543in" draw:z-index="164"><draw:object xlink:href="./Object 160" xlink:type="simple" xlink:show="embed" xlink:actuate="onLoad"/><draw:image xlink:href="./ObjectReplacements/Object 160" xlink:type="simple" xlink:show="embed" xlink:actuate="onLoad"/><svg:desc>formula</svg:desc></draw:frame></text:p>
          </table:table-cell>
          <table:table-cell table:style-name="Table15.B5" office:value-type="string">
            <text:p text:style-name="P232"><draw:frame draw:style-name="fr1" draw:name="Object164" text:anchor-type="as-char" svg:y="-0.2228in" svg:width="0.5591in" svg:height="0.3665in" draw:z-index="165"><draw:object xlink:href="./Object 165" xlink:type="simple" xlink:show="embed" xlink:actuate="onLoad"/><draw:image xlink:href="./ObjectReplacements/Object 165" xlink:type="simple" xlink:show="embed" xlink:actuate="onLoad"/><svg:desc>formula</svg:desc></draw:frame></text:p>
          </table:table-cell>
          <table:table-cell table:style-name="Table15.C2" office:value-type="string">
            <text:p text:style-name="P169"><text:span text:style-name="MathematicaFormatStandardForm"><text:span text:style-name="T16"/></text:span></text:p>
          </table:table-cell>
          <table:table-cell table:style-name="Table15.C2" office:value-type="string">
            <text:p text:style-name="P169"/>
          </table:table-cell>
          <table:table-cell table:style-name="Table15.C2" office:value-type="string">
            <text:p text:style-name="P187"/>
          </table:table-cell>
          <table:table-cell table:style-name="Table15.F2" office:value-type="string">
            <text:p text:style-name="P187"/>
          </table:table-cell>
        </table:table-row>
        <table:table-row>
          <table:table-cell table:style-name="Table15.A2" office:value-type="string">
            <text:p text:style-name="P233"><draw:frame draw:style-name="fr1" draw:name="Object160" text:anchor-type="as-char" svg:y="-0.1244in" svg:width="1.1689in" svg:height="0.1543in" draw:z-index="166"><draw:object xlink:href="./Object 161" xlink:type="simple" xlink:show="embed" xlink:actuate="onLoad"/><draw:image xlink:href="./ObjectReplacements/Object 161" xlink:type="simple" xlink:show="embed" xlink:actuate="onLoad"/><svg:desc>formula</svg:desc></draw:frame></text:p>
          </table:table-cell>
          <table:table-cell table:style-name="Table15.B6" office:value-type="string">
            <text:p text:style-name="P169"><draw:frame draw:style-name="fr1" draw:name="Object165" text:anchor-type="as-char" svg:y="-0.1437in" svg:width="0.4866in" svg:height="0.1783in" draw:z-index="167"><draw:object xlink:href="./Object 166" xlink:type="simple" xlink:show="embed" xlink:actuate="onLoad"/><draw:image xlink:href="./ObjectReplacements/Object 166" xlink:type="simple" xlink:show="embed" xlink:actuate="onLoad"/><svg:desc>formula</svg:desc></draw:frame></text:p>
          </table:table-cell>
          <table:table-cell table:style-name="Table15.C2" office:value-type="string">
            <text:p text:style-name="P169"/>
          </table:table-cell>
          <table:table-cell table:style-name="Table15.C2" office:value-type="string">
            <text:p text:style-name="P169"/>
          </table:table-cell>
          <table:table-cell table:style-name="Table15.C2" office:value-type="string">
            <text:p text:style-name="P215"/>
          </table:table-cell>
          <table:table-cell table:style-name="Table15.F2" office:value-type="string">
            <text:p text:style-name="P215"/>
          </table:table-cell>
        </table:table-row>
        <table:table-row>
          <table:table-cell table:style-name="Table15.A2" office:value-type="string">
            <text:p text:style-name="P233"><draw:frame draw:style-name="fr1" draw:name="Object161" text:anchor-type="as-char" svg:y="-0.1244in" svg:width="1.4016in" svg:height="0.1543in" draw:z-index="168"><draw:object xlink:href="./Object 162" xlink:type="simple" xlink:show="embed" xlink:actuate="onLoad"/><draw:image xlink:href="./ObjectReplacements/Object 162" xlink:type="simple" xlink:show="embed" xlink:actuate="onLoad"/><svg:desc>formula</svg:desc></draw:frame></text:p>
          </table:table-cell>
          <table:table-cell table:style-name="Table15.B7" office:value-type="string">
            <text:p text:style-name="P169"><draw:frame draw:style-name="fr1" draw:name="Object166" text:anchor-type="as-char" svg:y="-0.2228in" svg:width="0.4929in" svg:height="0.348in" draw:z-index="169"><draw:object xlink:href="./Object 167" xlink:type="simple" xlink:show="embed" xlink:actuate="onLoad"/><draw:image xlink:href="./ObjectReplacements/Object 167" xlink:type="simple" xlink:show="embed" xlink:actuate="onLoad"/><svg:desc>formula</svg:desc></draw:frame></text:p>
          </table:table-cell>
          <table:table-cell table:style-name="Table15.C2" office:value-type="string">
            <text:p text:style-name="P169"/>
          </table:table-cell>
          <table:table-cell table:style-name="Table15.C2" office:value-type="string">
            <text:p text:style-name="P169"><draw:frame draw:style-name="fr1" draw:name="Object212" text:anchor-type="as-char" svg:y="-0.228in" svg:width="0.9602in" svg:height="0.352in" draw:z-index="175"><draw:object xlink:href="./Object 213" xlink:type="simple" xlink:show="embed" xlink:actuate="onLoad"/><draw:image xlink:href="./ObjectReplacements/Object 213" xlink:type="simple" xlink:show="embed" xlink:actuate="onLoad"/><svg:desc>formula</svg:desc></draw:frame></text:p>
          </table:table-cell>
          <table:table-cell table:style-name="Table15.C2" office:value-type="string">
            <text:p text:style-name="P215"/>
          </table:table-cell>
          <table:table-cell table:style-name="Table15.F2" office:value-type="string">
            <text:p text:style-name="P215"/>
          </table:table-cell>
        </table:table-row>
        <table:table-row>
          <table:table-cell table:style-name="Table15.A2" office:value-type="string">
            <text:p text:style-name="P234"><draw:frame draw:style-name="fr1" draw:name="Object178" text:anchor-type="as-char" svg:y="-0.2043in" svg:width="1.048in" svg:height="0.3283in" draw:z-index="176"><draw:object xlink:href="./Object 179" xlink:type="simple" xlink:show="embed" xlink:actuate="onLoad"/><draw:image xlink:href="./ObjectReplacements/Object 179" xlink:type="simple" xlink:show="embed" xlink:actuate="onLoad"/><svg:desc>formula</svg:desc></draw:frame></text:p>
          </table:table-cell>
          <table:table-cell table:style-name="Table15.B8" office:value-type="string">
            <text:p text:style-name="P170"><draw:frame draw:style-name="fr1" draw:name="Object184" text:anchor-type="as-char" svg:y="-0.1437in" svg:width="0.1917in" svg:height="0.1736in" draw:z-index="177"><draw:object xlink:href="./Object 185" xlink:type="simple" xlink:show="embed" xlink:actuate="onLoad"/><draw:image xlink:href="./ObjectReplacements/Object 185" xlink:type="simple" xlink:show="embed" xlink:actuate="onLoad"/><svg:desc>formula</svg:desc></draw:frame></text:p>
          </table:table-cell>
          <table:table-cell table:style-name="Table15.C2" office:value-type="string">
            <text:p text:style-name="P169"><draw:frame draw:style-name="fr1" draw:name="Object185" text:anchor-type="as-char" svg:y="-0.2228in" svg:width="0.2465in" svg:height="0.348in" draw:z-index="178"><draw:object xlink:href="./Object 186" xlink:type="simple" xlink:show="embed" xlink:actuate="onLoad"/><draw:image xlink:href="./ObjectReplacements/Object 186" xlink:type="simple" xlink:show="embed" xlink:actuate="onLoad"/><svg:desc>formula</svg:desc></draw:frame></text:p>
          </table:table-cell>
          <table:table-cell table:style-name="Table15.C2" office:value-type="string">
            <text:p text:style-name="P169"><draw:frame draw:style-name="fr1" draw:name="Object183" text:anchor-type="as-char" svg:y="-0.1244in" svg:width="0.648in" svg:height="0.1543in" draw:z-index="179"><draw:object xlink:href="./Object 184" xlink:type="simple" xlink:show="embed" xlink:actuate="onLoad"/><draw:image xlink:href="./ObjectReplacements/Object 184" xlink:type="simple" xlink:show="embed" xlink:actuate="onLoad"/><svg:desc>formula</svg:desc></draw:frame></text:p>
          </table:table-cell>
          <table:table-cell table:style-name="Table15.C2" office:value-type="string">
            <text:p text:style-name="P215"/>
          </table:table-cell>
          <table:table-cell table:style-name="Table15.F2" office:value-type="string">
            <text:p text:style-name="P95"><text:span text:style-name="MathematicaFormatStandardForm"><text:span text:style-name="T1"><draw:frame draw:style-name="fr1" draw:name="Object186" text:anchor-type="as-char" svg:y="-0.1244in" svg:width="0.672in" svg:height="0.1543in" draw:z-index="180"><draw:object xlink:href="./Object 187" xlink:type="simple" xlink:show="embed" xlink:actuate="onLoad"/><draw:image xlink:href="./ObjectReplacements/Object 187" xlink:type="simple" xlink:show="embed" xlink:actuate="onLoad"/><svg:desc>formula</svg:desc></draw:frame></text:span></text:span></text:p>
          </table:table-cell>
        </table:table-row>
        <table:table-row>
          <table:table-cell table:style-name="Table15.A2" office:value-type="string">
            <text:p text:style-name="P233"/>
          </table:table-cell>
          <table:table-cell table:style-name="Table15.B9" office:value-type="string">
            <text:p text:style-name="P169"/>
          </table:table-cell>
          <table:table-cell table:style-name="Table15.C2" office:value-type="string">
            <text:p text:style-name="P169"/>
          </table:table-cell>
          <table:table-cell table:style-name="Table15.C2" office:value-type="string">
            <text:p text:style-name="P169"/>
          </table:table-cell>
          <table:table-cell table:style-name="Table15.C2" office:value-type="string">
            <text:p text:style-name="P215"/>
          </table:table-cell>
          <table:table-cell table:style-name="Table15.F2" office:value-type="string">
            <text:p text:style-name="P215"/>
          </table:table-cell>
        </table:table-row>
        <table:table-row>
          <table:table-cell table:style-name="Table15.A2" office:value-type="string">
            <text:p text:style-name="P233"/>
          </table:table-cell>
          <table:table-cell table:style-name="Table15.B10" office:value-type="string">
            <text:p text:style-name="P169"/>
          </table:table-cell>
          <table:table-cell table:style-name="Table15.C2" office:value-type="string">
            <text:p text:style-name="P169"/>
          </table:table-cell>
          <table:table-cell table:style-name="Table15.C2" office:value-type="string">
            <text:p text:style-name="P169"/>
          </table:table-cell>
          <table:table-cell table:style-name="Table15.C2" office:value-type="string">
            <text:p text:style-name="P215"/>
          </table:table-cell>
          <table:table-cell table:style-name="Table15.F2" office:value-type="string">
            <text:p text:style-name="P215"/>
          </table:table-cell>
        </table:table-row>
        <table:table-row>
          <table:table-cell table:style-name="Table15.A2" office:value-type="string">
            <text:p text:style-name="P233"/>
          </table:table-cell>
          <table:table-cell table:style-name="Table15.B11" office:value-type="string">
            <text:p text:style-name="P169"/>
          </table:table-cell>
          <table:table-cell table:style-name="Table15.C2" office:value-type="string">
            <text:p text:style-name="P169"/>
          </table:table-cell>
          <table:table-cell table:style-name="Table15.C2" office:value-type="string">
            <text:p text:style-name="P169"/>
          </table:table-cell>
          <table:table-cell table:style-name="Table15.C2" office:value-type="string">
            <text:p text:style-name="P215"/>
          </table:table-cell>
          <table:table-cell table:style-name="Table15.F2" office:value-type="string">
            <text:p text:style-name="P215"/>
          </table:table-cell>
        </table:table-row>
        <table:table-row>
          <table:table-cell table:style-name="Table15.A2" office:value-type="string">
            <text:p text:style-name="P233"/>
          </table:table-cell>
          <table:table-cell table:style-name="Table15.B12" office:value-type="string">
            <text:p text:style-name="P169"/>
          </table:table-cell>
          <table:table-cell table:style-name="Table15.C2" office:value-type="string">
            <text:p text:style-name="P169"/>
          </table:table-cell>
          <table:table-cell table:style-name="Table15.C2" office:value-type="string">
            <text:p text:style-name="P169"/>
          </table:table-cell>
          <table:table-cell table:style-name="Table15.C2" office:value-type="string">
            <text:p text:style-name="P215"/>
          </table:table-cell>
          <table:table-cell table:style-name="Table15.F2" office:value-type="string">
            <text:p text:style-name="P215"/>
          </table:table-cell>
        </table:table-row>
        <table:table-row>
          <table:table-cell table:style-name="Table15.A2" office:value-type="string">
            <text:p text:style-name="P233"/>
          </table:table-cell>
          <table:table-cell table:style-name="Table15.B13" office:value-type="string">
            <text:p text:style-name="P169"/>
          </table:table-cell>
          <table:table-cell table:style-name="Table15.C2" office:value-type="string">
            <text:p text:style-name="P169"/>
          </table:table-cell>
          <table:table-cell table:style-name="Table15.C2" office:value-type="string">
            <text:p text:style-name="P169"/>
          </table:table-cell>
          <table:table-cell table:style-name="Table15.C2" office:value-type="string">
            <text:p text:style-name="P215"/>
          </table:table-cell>
          <table:table-cell table:style-name="Table15.F2" office:value-type="string">
            <text:p text:style-name="P215"/>
          </table:table-cell>
        </table:table-row>
        <table:table-row>
          <table:table-cell table:style-name="Table15.A2" office:value-type="string">
            <text:p text:style-name="P233"/>
          </table:table-cell>
          <table:table-cell table:style-name="Table15.B14" office:value-type="string">
            <text:p text:style-name="P169"/>
          </table:table-cell>
          <table:table-cell table:style-name="Table15.C2" office:value-type="string">
            <text:p text:style-name="P169"/>
          </table:table-cell>
          <table:table-cell table:style-name="Table15.C2" office:value-type="string">
            <text:p text:style-name="P169"/>
          </table:table-cell>
          <table:table-cell table:style-name="Table15.C2" office:value-type="string">
            <text:p text:style-name="P215"/>
          </table:table-cell>
          <table:table-cell table:style-name="Table15.F2" office:value-type="string">
            <text:p text:style-name="P215"/>
          </table:table-cell>
        </table:table-row>
        <table:table-row>
          <table:table-cell table:style-name="Table15.A2" office:value-type="string">
            <text:p text:style-name="P233"/>
          </table:table-cell>
          <table:table-cell table:style-name="Table15.B15" office:value-type="string">
            <text:p text:style-name="P169"/>
          </table:table-cell>
          <table:table-cell table:style-name="Table15.C2" office:value-type="string">
            <text:p text:style-name="P169"/>
          </table:table-cell>
          <table:table-cell table:style-name="Table15.C2" office:value-type="string">
            <text:p text:style-name="P169"/>
          </table:table-cell>
          <table:table-cell table:style-name="Table15.C2" office:value-type="string">
            <text:p text:style-name="P215"/>
          </table:table-cell>
          <table:table-cell table:style-name="Table15.F2" office:value-type="string">
            <text:p text:style-name="P215"/>
          </table:table-cell>
        </table:table-row>
        <table:table-row>
          <table:table-cell table:style-name="Table15.A2" office:value-type="string">
            <text:p text:style-name="P233"/>
          </table:table-cell>
          <table:table-cell table:style-name="Table15.B16" office:value-type="string">
            <text:p text:style-name="P169"/>
          </table:table-cell>
          <table:table-cell table:style-name="Table15.C2" office:value-type="string">
            <text:p text:style-name="P169"/>
          </table:table-cell>
          <table:table-cell table:style-name="Table15.C2" office:value-type="string">
            <text:p text:style-name="P169"/>
          </table:table-cell>
          <table:table-cell table:style-name="Table15.C2" office:value-type="string">
            <text:p text:style-name="P215"/>
          </table:table-cell>
          <table:table-cell table:style-name="Table15.F2" office:value-type="string">
            <text:p text:style-name="P215"/>
          </table:table-cell>
        </table:table-row>
        <table:table-row>
          <table:table-cell table:style-name="Table15.A2" office:value-type="string">
            <text:p text:style-name="P233"/>
          </table:table-cell>
          <table:table-cell table:style-name="Table15.B17" office:value-type="string">
            <text:p text:style-name="P169"/>
          </table:table-cell>
          <table:table-cell table:style-name="Table15.C2" office:value-type="string">
            <text:p text:style-name="P169"/>
          </table:table-cell>
          <table:table-cell table:style-name="Table15.C2" office:value-type="string">
            <text:p text:style-name="P169"/>
          </table:table-cell>
          <table:table-cell table:style-name="Table15.C2" office:value-type="string">
            <text:p text:style-name="P215"/>
          </table:table-cell>
          <table:table-cell table:style-name="Table15.F2" office:value-type="string">
            <text:p text:style-name="P215"/>
          </table:table-cell>
        </table:table-row>
        <table:table-row>
          <table:table-cell table:style-name="Table15.A2" office:value-type="string">
            <text:p text:style-name="P233"/>
          </table:table-cell>
          <table:table-cell table:style-name="Table15.B18" office:value-type="string">
            <text:p text:style-name="P169"/>
          </table:table-cell>
          <table:table-cell table:style-name="Table15.C2" office:value-type="string">
            <text:p text:style-name="P169"/>
          </table:table-cell>
          <table:table-cell table:style-name="Table15.C2" office:value-type="string">
            <text:p text:style-name="P169"/>
          </table:table-cell>
          <table:table-cell table:style-name="Table15.C2" office:value-type="string">
            <text:p text:style-name="P215"/>
          </table:table-cell>
          <table:table-cell table:style-name="Table15.F2" office:value-type="string">
            <text:p text:style-name="P215"/>
          </table:table-cell>
        </table:table-row>
        <table:table-row>
          <table:table-cell table:style-name="Table15.A2" office:value-type="string">
            <text:p text:style-name="P233"/>
          </table:table-cell>
          <table:table-cell table:style-name="Table15.B19" office:value-type="string">
            <text:p text:style-name="P169"/>
          </table:table-cell>
          <table:table-cell table:style-name="Table15.C2" office:value-type="string">
            <text:p text:style-name="P169"/>
          </table:table-cell>
          <table:table-cell table:style-name="Table15.C2" office:value-type="string">
            <text:p text:style-name="P169"/>
          </table:table-cell>
          <table:table-cell table:style-name="Table15.C2" office:value-type="string">
            <text:p text:style-name="P215"/>
          </table:table-cell>
          <table:table-cell table:style-name="Table15.F2" office:value-type="string">
            <text:p text:style-name="P215"/>
          </table:table-cell>
        </table:table-row>
        <table:table-row>
          <table:table-cell table:style-name="Table15.A2" office:value-type="string">
            <text:p text:style-name="P233"/>
          </table:table-cell>
          <table:table-cell table:style-name="Table15.B20" office:value-type="string">
            <text:p text:style-name="P169"/>
          </table:table-cell>
          <table:table-cell table:style-name="Table15.C2" office:value-type="string">
            <text:p text:style-name="P169"/>
          </table:table-cell>
          <table:table-cell table:style-name="Table15.C2" office:value-type="string">
            <text:p text:style-name="P169"/>
          </table:table-cell>
          <table:table-cell table:style-name="Table15.C2" office:value-type="string">
            <text:p text:style-name="P215"/>
          </table:table-cell>
          <table:table-cell table:style-name="Table15.F2" office:value-type="string">
            <text:p text:style-name="P215"/>
          </table:table-cell>
        </table:table-row>
        <table:table-row>
          <table:table-cell table:style-name="Table15.A2" office:value-type="string">
            <text:p text:style-name="P233"/>
          </table:table-cell>
          <table:table-cell table:style-name="Table15.B21" office:value-type="string">
            <text:p text:style-name="P169"/>
          </table:table-cell>
          <table:table-cell table:style-name="Table15.C2" office:value-type="string">
            <text:p text:style-name="P169"/>
          </table:table-cell>
          <table:table-cell table:style-name="Table15.C2" office:value-type="string">
            <text:p text:style-name="P169"/>
          </table:table-cell>
          <table:table-cell table:style-name="Table15.C2" office:value-type="string">
            <text:p text:style-name="P215"/>
          </table:table-cell>
          <table:table-cell table:style-name="Table15.F2" office:value-type="string">
            <text:p text:style-name="P215"/>
          </table:table-cell>
        </table:table-row>
        <table:table-row>
          <table:table-cell table:style-name="Table15.A2" office:value-type="string">
            <text:p text:style-name="P233"/>
          </table:table-cell>
          <table:table-cell table:style-name="Table15.B22" office:value-type="string">
            <text:p text:style-name="P169"/>
          </table:table-cell>
          <table:table-cell table:style-name="Table15.C2" office:value-type="string">
            <text:p text:style-name="P169"/>
          </table:table-cell>
          <table:table-cell table:style-name="Table15.C2" office:value-type="string">
            <text:p text:style-name="P169"/>
          </table:table-cell>
          <table:table-cell table:style-name="Table15.C2" office:value-type="string">
            <text:p text:style-name="P215"/>
          </table:table-cell>
          <table:table-cell table:style-name="Table15.F2" office:value-type="string">
            <text:p text:style-name="P215"/>
          </table:table-cell>
        </table:table-row>
        <table:table-row>
          <table:table-cell table:style-name="Table15.A2" office:value-type="string">
            <text:p text:style-name="P233"/>
          </table:table-cell>
          <table:table-cell table:style-name="Table15.B23" office:value-type="string">
            <text:p text:style-name="P169"><text:span text:style-name="MathematicaFormatStandardForm"><text:span text:style-name="T1"/></text:span></text:p>
          </table:table-cell>
          <table:table-cell table:style-name="Table15.C2" office:value-type="string">
            <text:p text:style-name="P169"><text:span text:style-name="MathematicaFormatStandardForm"><text:span text:style-name="T16"/></text:span></text:p>
          </table:table-cell>
          <table:table-cell table:style-name="Table15.C2" office:value-type="string">
            <text:p text:style-name="P169"/>
          </table:table-cell>
          <table:table-cell table:style-name="Table15.C2" office:value-type="string">
            <text:p text:style-name="P215"><text:span text:style-name="MathematicaFormatStandardForm"><text:span text:style-name="T1"/></text:span></text:p>
          </table:table-cell>
          <table:table-cell table:style-name="Table15.F2" office:value-type="string">
            <text:p text:style-name="P215"/>
          </table:table-cell>
        </table:table-row>
        <table:table-row>
          <table:table-cell table:style-name="Table15.A2" office:value-type="string">
            <text:p text:style-name="P233"/>
          </table:table-cell>
          <table:table-cell table:style-name="Table15.B24" office:value-type="string">
            <text:p text:style-name="P169"/>
          </table:table-cell>
          <table:table-cell table:style-name="Table15.C2" office:value-type="string">
            <text:p text:style-name="P169"/>
          </table:table-cell>
          <table:table-cell table:style-name="Table15.C2" office:value-type="string">
            <text:p text:style-name="P169"/>
          </table:table-cell>
          <table:table-cell table:style-name="Table15.C2" office:value-type="string">
            <text:p text:style-name="P215"/>
          </table:table-cell>
          <table:table-cell table:style-name="Table15.F2" office:value-type="string">
            <text:p text:style-name="P215"/>
          </table:table-cell>
        </table:table-row>
        <table:table-row>
          <table:table-cell table:style-name="Table15.A2" office:value-type="string">
            <text:p text:style-name="P233"/>
          </table:table-cell>
          <table:table-cell table:style-name="Table15.B25" office:value-type="string">
            <text:p text:style-name="P169"/>
          </table:table-cell>
          <table:table-cell table:style-name="Table15.C2" office:value-type="string">
            <text:p text:style-name="P169"/>
          </table:table-cell>
          <table:table-cell table:style-name="Table15.C2" office:value-type="string">
            <text:p text:style-name="P169"/>
          </table:table-cell>
          <table:table-cell table:style-name="Table15.C2" office:value-type="string">
            <text:p text:style-name="P215"/>
          </table:table-cell>
          <table:table-cell table:style-name="Table15.F2" office:value-type="string">
            <text:p text:style-name="P215"/>
          </table:table-cell>
        </table:table-row>
        <table:table-row>
          <table:table-cell table:style-name="Table15.A26" office:value-type="string">
            <text:p text:style-name="P233"/>
          </table:table-cell>
          <table:table-cell table:style-name="Table15.B26" office:value-type="string">
            <text:p text:style-name="P186"><text:span text:style-name="MathematicaFormatStandardForm"><text:span text:style-name="T17"/></text:span></text:p>
          </table:table-cell>
          <table:table-cell table:style-name="Table15.C26" office:value-type="string">
            <text:p text:style-name="P169"><text:span text:style-name="MathematicaFormatStandardForm"><text:span text:style-name="T16"/></text:span></text:p>
          </table:table-cell>
          <table:table-cell table:style-name="Table15.C26" office:value-type="string">
            <text:p text:style-name="P169"/>
          </table:table-cell>
          <table:table-cell table:style-name="Table15.C26" office:value-type="string">
            <text:p text:style-name="P169"><text:span text:style-name="MathematicaFormatStandardForm"><text:span text:style-name="T35"/></text:span></text:p>
          </table:table-cell>
          <table:table-cell table:style-name="Table15.F26" office:value-type="string">
            <text:p text:style-name="P169"/>
          </table:table-cell>
        </table:table-row>
      </table:table>
      <text:p text:style-name="P240"><text:span text:style-name="MathematicaFormatStandardForm"><text:span text:style-name="T1"><draw:frame draw:style-name="fr2" draw:name="Object331" text:anchor-type="as-char" svg:y="-0.2547in" svg:width="1.0929in" svg:height="0.4165in" draw:z-index="332"><draw:object xlink:href="./Object 333" xlink:type="simple" xlink:show="embed" xlink:actuate="onLoad"/><draw:image xlink:href="./ObjectReplacements/Object 333" xlink:type="simple" xlink:show="embed" xlink:actuate="onLoad"/><svg:desc>formula</svg:desc></draw:frame></text:span></text:span></text:p>
      <text:p text:style-name="P237"><text:span text:style-name="MathematicaFormatStandardForm"><text:span text:style-name="T1"/></text:span></text:p>
      <text:p text:style-name="P237"><text:span text:style-name="MathematicaFormatStandardForm"><text:span text:style-name="T1"><draw:frame draw:style-name="fr1" draw:name="Object198" text:anchor-type="as-char" svg:y="-0.2043in" svg:width="1.6457in" svg:height="0.348in" draw:z-index="331"><draw:object xlink:href="./Object 199" xlink:type="simple" xlink:show="embed" xlink:actuate="onLoad"/><draw:image xlink:href="./ObjectReplacements/Object 199" xlink:type="simple" xlink:show="embed" xlink:actuate="onLoad"/><svg:desc>formula</svg:desc></draw:frame></text:span></text:span></text:p>
      <text:p text:style-name="P96"><text:span text:style-name="MathematicaFormatStandardForm"><text:span text:style-name="T1"/></text:span></text:p>
      <text:p text:style-name="P99"><text:span text:style-name="MathematicaFormatStandardForm"><text:span text:style-name="T1"><draw:frame draw:style-name="fr2" draw:name="Object204" text:anchor-type="as-char" svg:y="-0.2547in" svg:width="1.448in" svg:height="0.4307in" draw:z-index="181"><draw:object xlink:href="./Object 205" xlink:type="simple" xlink:show="embed" xlink:actuate="onLoad"/><draw:image xlink:href="./ObjectReplacements/Object 205" xlink:type="simple" xlink:show="embed" xlink:actuate="onLoad"/><svg:desc>formula</svg:desc></draw:frame></text:span></text:span></text:p>
      <text:p text:style-name="P96"><text:span text:style-name="MathematicaFormatStandardForm"><text:span text:style-name="T1"/></text:span></text:p>
      <text:p text:style-name="P97"><text:span text:style-name="MathematicaFormatStandardForm"><text:span text:style-name="T1"><draw:frame draw:style-name="fr1" draw:name="Object200" text:anchor-type="as-char" svg:y="-0.2339in" svg:width="1.2209in" svg:height="0.3752in" draw:z-index="182"><draw:object xlink:href="./Object 201" xlink:type="simple" xlink:show="embed" xlink:actuate="onLoad"/><draw:image xlink:href="./ObjectReplacements/Object 201" xlink:type="simple" xlink:show="embed" xlink:actuate="onLoad"/><svg:desc>formula</svg:desc></draw:frame></text:span></text:span></text:p>
      <text:p text:style-name="P97"><text:span text:style-name="MathematicaFormatStandardForm"><text:span text:style-name="T1"/></text:span></text:p>
      <text:p text:style-name="P101"><text:span text:style-name="MathematicaFormatStandardForm"><text:span text:style-name="T1"><draw:frame draw:style-name="fr1" draw:name="Object201" text:anchor-type="as-char" svg:y="-0.2362in" svg:width="1.1673in" svg:height="0.3744in" draw:z-index="183"><draw:object xlink:href="./Object 202" xlink:type="simple" xlink:show="embed" xlink:actuate="onLoad"/><draw:image xlink:href="./ObjectReplacements/Object 202" xlink:type="simple" xlink:show="embed" xlink:actuate="onLoad"/><svg:desc>formula</svg:desc></draw:frame></text:span></text:span></text:p>
      <text:p text:style-name="P97"><text:span text:style-name="MathematicaFormatStandardForm"><text:span text:style-name="T1"/></text:span></text:p>
      <text:p text:style-name="P98"><text:span text:style-name="MathematicaFormatStandardForm"><text:span text:style-name="T1"><draw:frame draw:style-name="fr1" draw:name="Object202" text:anchor-type="as-char" svg:y="-0.2339in" svg:width="1.4307in" svg:height="0.3752in" draw:z-index="184"><draw:object xlink:href="./Object 203" xlink:type="simple" xlink:show="embed" xlink:actuate="onLoad"/><draw:image xlink:href="./ObjectReplacements/Object 203" xlink:type="simple" xlink:show="embed" xlink:actuate="onLoad"/><svg:desc>formula</svg:desc></draw:frame></text:span></text:span></text:p>
      <text:p text:style-name="P98"><text:span text:style-name="MathematicaFormatStandardForm"><text:span text:style-name="T1"/></text:span></text:p>
      <text:p text:style-name="P98"><text:span text:style-name="MathematicaFormatStandardForm"><text:span text:style-name="T1"><draw:frame draw:style-name="fr1" draw:name="Object203" text:anchor-type="as-char" svg:y="-0.2402in" svg:width="1.2173in" svg:height="0.3791in" draw:z-index="185"><draw:object xlink:href="./Object 204" xlink:type="simple" xlink:show="embed" xlink:actuate="onLoad"/><draw:image xlink:href="./ObjectReplacements/Object 204" xlink:type="simple" xlink:show="embed" xlink:actuate="onLoad"/><svg:desc>formula</svg:desc></draw:frame></text:span></text:span></text:p>
      <text:p text:style-name="P98"><text:span text:style-name="MathematicaFormatStandardForm"><text:span text:style-name="T1"/></text:span></text:p>
      <text:p text:style-name="P98"><text:span text:style-name="MathematicaFormatStandardForm"><text:span text:style-name="T1"/></text:span></text:p>
      <text:p text:style-name="P98"><text:span text:style-name="MathematicaFormatStandardForm"><text:span text:style-name="T1"/></text:span></text:p>
      <text:p text:style-name="P98"><text:span text:style-name="MathematicaFormatStandardForm"><text:span text:style-name="T1"/></text:span></text:p>
      <text:p text:style-name="P114"><text:span text:style-name="MathematicaFormatStandardForm"><text:span text:style-name="T20">I've connected e to 1/(1-x). <text:s/>Now connect it to (1+x) – which is to say, connect 2^z to e^z. <text:s/>Then generalize it to m^z.</text:span></text:span></text:p>
      <text:p text:style-name="P114"><text:span text:style-name="MathematicaFormatStandardForm"><text:span text:style-name="T20"/></text:span></text:p>
      <text:p text:style-name="P115"><text:span text:style-name="MathematicaFormatStandardForm"><text:span text:style-name="T21">And why not trig functions, while I'm at it? <text:s/>For fun.</text:span></text:span></text:p>
      <text:p text:style-name="P115"><text:span text:style-name="MathematicaFormatStandardForm"><text:span text:style-name="T1"/></text:span></text:p>
      <text:p text:style-name="P116"><text:span text:style-name="MathematicaFormatStandardForm"><text:span text:style-name="T1"><draw:frame draw:style-name="fr1" draw:name="Object187" text:anchor-type="as-char" svg:y="-0.2228in" svg:width="1.6126in" svg:height="0.3634in" draw:z-index="186"><draw:object xlink:href="./Object 188" xlink:type="simple" xlink:show="embed" xlink:actuate="onLoad"/><draw:image xlink:href="./ObjectReplacements/Object 188" xlink:type="simple" xlink:show="embed" xlink:actuate="onLoad"/><svg:desc>formula</svg:desc></draw:frame></text:span></text:span></text:p>
      <text:p text:style-name="P116"><text:span text:style-name="MathematicaFormatStandardForm"><text:span text:style-name="T1"/></text:span></text:p>
      <text:p text:style-name="P116"><text:span text:style-name="MathematicaFormatStandardForm"><text:span text:style-name="T1"><draw:frame draw:style-name="fr1" draw:name="Object189" text:anchor-type="as-char" svg:y="-0.2043in" svg:width="1.4311in" svg:height="0.3437in" draw:z-index="187"><draw:object xlink:href="./Object 190" xlink:type="simple" xlink:show="embed" xlink:actuate="onLoad"/><draw:image xlink:href="./ObjectReplacements/Object 190" xlink:type="simple" xlink:show="embed" xlink:actuate="onLoad"/><svg:desc>formula</svg:desc></draw:frame></text:span></text:span></text:p>
      <text:p text:style-name="P116"><text:span text:style-name="MathematicaFormatStandardForm"><text:span text:style-name="T1"/></text:span></text:p>
      <text:p text:style-name="P116"><text:span text:style-name="MathematicaFormatStandardForm"><text:span text:style-name="T1"><draw:frame draw:style-name="fr1" draw:name="Object190" text:anchor-type="as-char" svg:y="-0.2228in" svg:width="1.0339in" svg:height="0.3618in" draw:z-index="188"><draw:object xlink:href="./Object 191" xlink:type="simple" xlink:show="embed" xlink:actuate="onLoad"/><draw:image xlink:href="./ObjectReplacements/Object 191" xlink:type="simple" xlink:show="embed" xlink:actuate="onLoad"/><svg:desc>formula</svg:desc></draw:frame></text:span></text:span></text:p>
      <text:p text:style-name="P116"><text:span text:style-name="MathematicaFormatStandardForm"><text:span text:style-name="T1"/></text:span></text:p>
      <text:p text:style-name="P116"><text:span text:style-name="MathematicaFormatStandardForm"><text:span text:style-name="T1"><draw:frame draw:style-name="fr1" draw:name="Object191" text:anchor-type="as-char" svg:y="-0.2417in" svg:width="1.4118in" svg:height="0.3807in" draw:z-index="189"><draw:object xlink:href="./Object 192" xlink:type="simple" xlink:show="embed" xlink:actuate="onLoad"/><draw:image xlink:href="./ObjectReplacements/Object 192" xlink:type="simple" xlink:show="embed" xlink:actuate="onLoad"/><svg:desc>formula</svg:desc></draw:frame></text:span></text:span></text:p>
      <text:p text:style-name="P116"><text:span text:style-name="MathematicaFormatStandardForm"><text:span text:style-name="T1"/></text:span></text:p>
      <text:p text:style-name="P116"><text:span text:style-name="MathematicaFormatStandardForm"><text:span text:style-name="T1"><draw:frame draw:style-name="fr1" draw:name="Object188" text:anchor-type="as-char" svg:y="-0.2228in" svg:width="1.1472in" svg:height="0.3618in" draw:z-index="204"><draw:object xlink:href="./Object 189" xlink:type="simple" xlink:show="embed" xlink:actuate="onLoad"/><draw:image xlink:href="./ObjectReplacements/Object 189" xlink:type="simple" xlink:show="embed" xlink:actuate="onLoad"/><svg:desc>formula</svg:desc></draw:frame></text:span></text:span></text:p>
      <text:p text:style-name="P116"><text:span text:style-name="MathematicaFormatStandardForm"><text:span text:style-name="T1"/></text:span></text:p>
      <text:p text:style-name="P117"><text:span text:style-name="MathematicaFormatStandardForm"><text:span text:style-name="T1"><draw:frame draw:style-name="fr1" draw:name="Object192" text:anchor-type="as-char" svg:y="-0.2228in" svg:width="4.5917in" svg:height="0.3638in" draw:z-index="206"><draw:object xlink:href="./Object 193" xlink:type="simple" xlink:show="embed" xlink:actuate="onLoad"/><draw:image xlink:href="./ObjectReplacements/Object 193" xlink:type="simple" xlink:show="embed" xlink:actuate="onLoad"/><svg:desc>formula</svg:desc></draw:frame></text:span></text:span></text:p>
      <text:p text:style-name="P117"><text:span text:style-name="MathematicaFormatStandardForm"><text:span text:style-name="T1"/></text:span></text:p>
      <text:p text:style-name="P117"><text:span text:style-name="MathematicaFormatStandardForm"><text:span text:style-name="T1"><draw:frame draw:style-name="fr1" draw:name="Object193" text:anchor-type="as-char" svg:y="-0.2228in" svg:width="3.0626in" svg:height="0.3638in" draw:z-index="207"><draw:object xlink:href="./Object 194" xlink:type="simple" xlink:show="embed" xlink:actuate="onLoad"/><draw:image xlink:href="./ObjectReplacements/Object 194" xlink:type="simple" xlink:show="embed" xlink:actuate="onLoad"/><svg:desc>formula</svg:desc></draw:frame></text:span></text:span></text:p>
      <text:p text:style-name="P200"><text:span text:style-name="MathematicaFormatStandardForm"><text:span text:style-name="T1"><draw:frame draw:style-name="fr1" draw:name="Object205" text:anchor-type="as-char" svg:y="-0.2374in" svg:width="3.4583in" svg:height="0.378in" draw:z-index="190"><draw:object xlink:href="./Object 206" xlink:type="simple" xlink:show="embed" xlink:actuate="onLoad"/><draw:image xlink:href="./ObjectReplacements/Object 206" xlink:type="simple" xlink:show="embed" xlink:actuate="onLoad"/><svg:desc>formula</svg:desc></draw:frame></text:span></text:span></text:p>
      <text:p text:style-name="P118"><text:span text:style-name="MathematicaFormatStandardForm"><text:span text:style-name="T1"/></text:span></text:p>
      <text:p text:style-name="P118"><text:span text:style-name="MathematicaFormatStandardForm"><text:span text:style-name="T1"><draw:frame draw:style-name="fr1" draw:name="Object194" text:anchor-type="as-char" svg:y="-0.2374in" svg:width="3.672in" svg:height="0.3764in" draw:z-index="209"><draw:object xlink:href="./Object 195" xlink:type="simple" xlink:show="embed" xlink:actuate="onLoad"/><draw:image xlink:href="./ObjectReplacements/Object 195" xlink:type="simple" xlink:show="embed" xlink:actuate="onLoad"/><svg:desc>formula</svg:desc></draw:frame></text:span></text:span></text:p>
      <text:p text:style-name="P102"><text:span text:style-name="MathematicaFormatStandardForm"><text:span text:style-name="T1"/></text:span></text:p>
      <text:p text:style-name="P102"><text:span text:style-name="MathematicaFormatStandardForm"><text:span text:style-name="T1"><draw:frame draw:style-name="fr1" draw:name="Object206" text:anchor-type="as-char" svg:y="-0.2228in" svg:width="4.5917in" svg:height="0.3634in" draw:z-index="191"><draw:object xlink:href="./Object 207" xlink:type="simple" xlink:show="embed" xlink:actuate="onLoad"/><draw:image xlink:href="./ObjectReplacements/Object 207" xlink:type="simple" xlink:show="embed" xlink:actuate="onLoad"/><svg:desc>formula</svg:desc></draw:frame></text:span></text:span></text:p>
      <text:p text:style-name="P102"><text:span text:style-name="MathematicaFormatStandardForm"><text:span text:style-name="T1"/></text:span></text:p>
      <text:p text:style-name="P102"><text:span text:style-name="MathematicaFormatStandardForm"><text:span text:style-name="T1"><draw:frame draw:style-name="fr1" draw:name="Object207" text:anchor-type="as-char" svg:y="-0.2228in" svg:width="2.322in" svg:height="0.3756in" draw:z-index="192"><draw:object xlink:href="./Object 208" xlink:type="simple" xlink:show="embed" xlink:actuate="onLoad"/><draw:image xlink:href="./ObjectReplacements/Object 208" xlink:type="simple" xlink:show="embed" xlink:actuate="onLoad"/><svg:desc>formula</svg:desc></draw:frame></text:span></text:span></text:p>
      <text:p text:style-name="P102"><text:span text:style-name="MathematicaFormatStandardForm"><text:span text:style-name="T1"/></text:span></text:p>
      <text:p text:style-name="P103"><text:span text:style-name="MathematicaFormatStandardForm"><text:span text:style-name="T1"><draw:frame draw:style-name="fr1" draw:name="Object208" text:anchor-type="as-char" svg:y="-0.2374in" svg:width="2.1346in" svg:height="0.3902in" draw:z-index="193"><draw:object xlink:href="./Object 209" xlink:type="simple" xlink:show="embed" xlink:actuate="onLoad"/><draw:image xlink:href="./ObjectReplacements/Object 209" xlink:type="simple" xlink:show="embed" xlink:actuate="onLoad"/><svg:desc>formula</svg:desc></draw:frame></text:span></text:span></text:p>
      <text:p text:style-name="P103"><text:span text:style-name="MathematicaFormatStandardForm"><text:span text:style-name="T1"/></text:span></text:p>
      <text:p text:style-name="P106"><text:span text:style-name="MathematicaFormatStandardForm"><text:span text:style-name="T1"><draw:frame draw:style-name="fr1" draw:name="Object215" text:anchor-type="as-char" svg:y="-0.228in" svg:width="2.1252in" svg:height="0.3807in" draw:z-index="208"><draw:object xlink:href="./Object 216" xlink:type="simple" xlink:show="embed" xlink:actuate="onLoad"/><draw:image xlink:href="./ObjectReplacements/Object 216" xlink:type="simple" xlink:show="embed" xlink:actuate="onLoad"/><svg:desc>formula</svg:desc></draw:frame></text:span></text:span></text:p>
      <text:p text:style-name="P106"><text:span text:style-name="MathematicaFormatStandardForm"><text:span text:style-name="T1"/></text:span></text:p>
      <text:p text:style-name="P106"><text:span text:style-name="MathematicaFormatStandardForm"><text:span text:style-name="T1"><draw:frame draw:style-name="fr1" draw:name="Object214" text:anchor-type="as-char" svg:y="-0.228in" svg:width="2.1346in" svg:height="0.3902in" draw:z-index="210"><draw:object xlink:href="./Object 215" xlink:type="simple" xlink:show="embed" xlink:actuate="onLoad"/><draw:image xlink:href="./ObjectReplacements/Object 215" xlink:type="simple" xlink:show="embed" xlink:actuate="onLoad"/><svg:desc>formula</svg:desc></draw:frame></text:span></text:span></text:p>
      <text:p text:style-name="P100"><text:span text:style-name="MathematicaFormatStandardForm"><text:span text:style-name="T1"/></text:span></text:p>
      <text:p text:style-name="P106"><text:span text:style-name="MathematicaFormatStandardForm"><text:span text:style-name="T1"/></text:span></text:p>
      <text:p text:style-name="P100"><text:span text:style-name="MathematicaFormatStandardForm"><text:span text:style-name="T1"/></text:span></text:p>
      <text:p text:style-name="P168"><text:span text:style-name="MathematicaFormatStandardForm"><text:span text:style-name="T47">r1[n_,z_,k_]:=If[k&gt;n,1,Sum[ (z/k)^j/j! r1[n-k j,z,k+1],{j,0,n/k}]]</text:span></text:span></text:p>
      <text:p text:style-name="P168"><text:span text:style-name="MathematicaFormatStandardForm"><text:span text:style-name="T47">r2[n_,z_,k_]:=If[k&gt;n,1,Sum[ Pochhammer[z MoebiusMu[k]/k,j]/j! r2[n-k j,z,k+1],{j,0,n/k}]]</text:span></text:span></text:p>
      <text:p text:style-name="P168"><text:span text:style-name="MathematicaFormatStandardForm"><text:span text:style-name="T47"/></text:span></text:p>
      <text:p text:style-name="P168"><text:span text:style-name="MathematicaFormatStandardForm"><text:span text:style-name="T47">(call with k=1)</text:span></text:span></text:p>
      <text:p text:style-name="P168"><text:span text:style-name="MathematicaFormatStandardForm"><text:span text:style-name="T47"/></text:span></text:p>
      <text:p text:style-name="P108"><text:span text:style-name="MathematicaFormatStandardForm"><text:span text:style-name="T1"><draw:frame draw:style-name="fr1" draw:name="Object220" text:anchor-type="as-char" svg:y="-0.2339in" svg:width="1.8398in" svg:height="0.3752in" draw:z-index="219"><draw:object xlink:href="./Object 221" xlink:type="simple" xlink:show="embed" xlink:actuate="onLoad"/><draw:image xlink:href="./ObjectReplacements/Object 221" xlink:type="simple" xlink:show="embed" xlink:actuate="onLoad"/><svg:desc>formula</svg:desc></draw:frame></text:span></text:span></text:p>
      <text:p text:style-name="P108"><text:span text:style-name="MathematicaFormatStandardForm"><text:span text:style-name="T1"/></text:span></text:p>
      <text:p text:style-name="P109"><text:span text:style-name="MathematicaFormatStandardForm"><text:span text:style-name="T1"><draw:frame draw:style-name="fr1" draw:name="Object221" text:anchor-type="as-char" svg:y="-0.2339in" svg:width="1.6654in" svg:height="0.3752in" draw:z-index="220"><draw:object xlink:href="./Object 222" xlink:type="simple" xlink:show="embed" xlink:actuate="onLoad"/><draw:image xlink:href="./ObjectReplacements/Object 222" xlink:type="simple" xlink:show="embed" xlink:actuate="onLoad"/><svg:desc>formula</svg:desc></draw:frame></text:span></text:span></text:p>
      <text:p text:style-name="P168"><text:span text:style-name="MathematicaFormatStandardForm"><text:span text:style-name="T47"/></text:span></text:p>
      <text:p text:style-name="P104"><text:span text:style-name="MathematicaFormatStandardForm"><text:span text:style-name="T1"><draw:frame draw:style-name="fr1" draw:name="Object209" text:anchor-type="as-char" svg:y="-0.3382in" svg:width="3.7083in" svg:height="0.4783in" draw:z-index="194"><draw:object xlink:href="./Object 210" xlink:type="simple" xlink:show="embed" xlink:actuate="onLoad"/><draw:image xlink:href="./ObjectReplacements/Object 210" xlink:type="simple" xlink:show="embed" xlink:actuate="onLoad"/><svg:desc>formula</svg:desc></draw:frame></text:span></text:span></text:p>
      <text:p text:style-name="P104"><text:span text:style-name="MathematicaFormatStandardForm"><text:span text:style-name="T1"/></text:span></text:p>
      <text:p text:style-name="P105"><text:span text:style-name="MathematicaFormatStandardForm"><text:span text:style-name="T1"><draw:frame draw:style-name="fr1" draw:name="Object210" text:anchor-type="as-char" svg:y="-0.3382in" svg:width="3.7992in" svg:height="0.4783in" draw:z-index="195"><draw:object xlink:href="./Object 211" xlink:type="simple" xlink:show="embed" xlink:actuate="onLoad"/><draw:image xlink:href="./ObjectReplacements/Object 211" xlink:type="simple" xlink:show="embed" xlink:actuate="onLoad"/><svg:desc>formula</svg:desc></draw:frame></text:span></text:span></text:p>
      <text:p text:style-name="P105"><text:span text:style-name="MathematicaFormatStandardForm"><text:span text:style-name="T1"/></text:span></text:p>
      <text:p text:style-name="P111"><text:span text:style-name="MathematicaFormatStandardForm"><text:span text:style-name="T18">SO. <text:s/>From a certain, perhaps most natural, perspective, there is a way to interpret </text:span></text:span><text:span text:style-name="MathematicaFormatStandardForm"><text:span text:style-name="T19">all of the following</text:span></text:span></text:p>
      <text:p text:style-name="P105"><text:span text:style-name="MathematicaFormatStandardForm"><text:span text:style-name="T1"/></text:span></text:p>
      <text:p text:style-name="P110"><text:span text:style-name="MathematicaFormatStandardForm"><text:span text:style-name="T1"><draw:frame draw:style-name="fr1" draw:name="Object222" text:anchor-type="as-char" svg:y="-0.2228in" svg:width="1.3835in" svg:height="0.3618in" draw:z-index="211"><draw:object xlink:href="./Object 223" xlink:type="simple" xlink:show="embed" xlink:actuate="onLoad"/><draw:image xlink:href="./ObjectReplacements/Object 223" xlink:type="simple" xlink:show="embed" xlink:actuate="onLoad"/><svg:desc>formula</svg:desc></draw:frame></text:span></text:span></text:p>
      <text:p text:style-name="P110"><text:span text:style-name="MathematicaFormatStandardForm"><text:span text:style-name="T1"/></text:span></text:p>
      <text:p text:style-name="P119"><text:span text:style-name="MathematicaFormatStandardForm"><text:span text:style-name="T1"><draw:frame draw:style-name="fr1" draw:name="Object195" text:anchor-type="as-char" svg:y="-0.2402in" svg:width="1.4161in" svg:height="0.3791in" draw:z-index="214"><draw:object xlink:href="./Object 196" xlink:type="simple" xlink:show="embed" xlink:actuate="onLoad"/><draw:image xlink:href="./ObjectReplacements/Object 196" xlink:type="simple" xlink:show="embed" xlink:actuate="onLoad"/><svg:desc>formula</svg:desc></draw:frame></text:span></text:span><text:span text:style-name="MathematicaFormatStandardForm"><text:span text:style-name="T1"> </text:span></text:span><text:span text:style-name="MathematicaFormatStandardForm"><text:span text:style-name="T23">(but something like this is already known. <text:s/></text:span></text:span><text:span text:style-name="MathematicaFormatStandardForm"><text:span text:style-name="T24">Boo.</text:span></text:span><text:span text:style-name="MathematicaFormatStandardForm"><text:span text:style-name="T23">)</text:span></text:span></text:p>
      <text:p text:style-name="P110"><text:span text:style-name="MathematicaFormatStandardForm"><text:span text:style-name="T1"/></text:span></text:p>
      <text:p text:style-name="P112"><text:soft-page-break/><text:span text:style-name="MathematicaFormatStandardForm"><text:span text:style-name="T1"><draw:frame draw:style-name="fr1" draw:name="Object223" text:anchor-type="as-char" svg:y="-0.2374in" svg:width="1.2008in" svg:height="0.3764in" draw:z-index="218"><draw:object xlink:href="./Object 224" xlink:type="simple" xlink:show="embed" xlink:actuate="onLoad"/><draw:image xlink:href="./ObjectReplacements/Object 224" xlink:type="simple" xlink:show="embed" xlink:actuate="onLoad"/><svg:desc>formula</svg:desc></draw:frame></text:span></text:span></text:p>
      <text:p text:style-name="P110"><text:span text:style-name="MathematicaFormatStandardForm"><text:span text:style-name="T1"/></text:span></text:p>
      <text:p text:style-name="P112"><text:span text:style-name="MathematicaFormatStandardForm"><text:span text:style-name="T1"><draw:frame draw:style-name="fr1" draw:name="Object224" text:anchor-type="as-char" svg:y="-0.2228in" svg:width="1.2693in" svg:height="0.3618in" draw:z-index="221"><draw:object xlink:href="./Object 225" xlink:type="simple" xlink:show="embed" xlink:actuate="onLoad"/><draw:image xlink:href="./ObjectReplacements/Object 225" xlink:type="simple" xlink:show="embed" xlink:actuate="onLoad"/><svg:desc>formula</svg:desc></draw:frame></text:span></text:span></text:p>
      <text:p text:style-name="P112"><text:span text:style-name="MathematicaFormatStandardForm"><text:span text:style-name="T1"/></text:span></text:p>
      <text:p text:style-name="P113"><text:span text:style-name="MathematicaFormatStandardForm"><text:span text:style-name="T1"><draw:frame draw:style-name="fr1" draw:name="Object225" text:anchor-type="as-char" svg:y="-0.2374in" svg:width="1.1618in" svg:height="0.3764in" draw:z-index="222"><draw:object xlink:href="./Object 226" xlink:type="simple" xlink:show="embed" xlink:actuate="onLoad"/><draw:image xlink:href="./ObjectReplacements/Object 226" xlink:type="simple" xlink:show="embed" xlink:actuate="onLoad"/><svg:desc>formula</svg:desc></draw:frame></text:span></text:span></text:p>
      <text:p text:style-name="P112"><text:span text:style-name="MathematicaFormatStandardForm"><text:span text:style-name="T1"/></text:span></text:p>
      <text:p text:style-name="P120"><text:span text:style-name="MathematicaFormatStandardForm"><text:span text:style-name="T1"><draw:frame draw:style-name="fr1" draw:name="Object196" text:anchor-type="as-char" svg:y="-0.2228in" svg:width="1.0311in" svg:height="0.348in" draw:z-index="223"><draw:object xlink:href="./Object 197" xlink:type="simple" xlink:show="embed" xlink:actuate="onLoad"/><draw:image xlink:href="./ObjectReplacements/Object 197" xlink:type="simple" xlink:show="embed" xlink:actuate="onLoad"/><svg:desc>formula</svg:desc></draw:frame></text:span></text:span></text:p>
      <text:p text:style-name="P110"><text:span text:style-name="MathematicaFormatStandardForm"><text:span text:style-name="T1"/></text:span></text:p>
      <text:p text:style-name="P111"><text:span text:style-name="MathematicaFormatStandardForm"><text:span text:style-name="T19">to mean that they are true</text:span></text:span><text:span text:style-name="MathematicaFormatStandardForm"><text:span text:style-name="T18"> </text:span></text:span><text:span text:style-name="MathematicaFormatStandardForm"><text:span text:style-name="T22">(if the limit is taken as the equations above).</text:span></text:span></text:p>
      <text:p text:style-name="P105"><text:span text:style-name="MathematicaFormatStandardForm"><text:span text:style-name="T1"/></text:span></text:p>
      <text:p text:style-name="P105"><text:span text:style-name="MathematicaFormatStandardForm"><text:span text:style-name="T1"/></text:span></text:p>
      <text:p text:style-name="P105"><text:span text:style-name="MathematicaFormatStandardForm"><text:span text:style-name="T1"/></text:span></text:p>
      <text:p text:style-name="P105"><text:span text:style-name="MathematicaFormatStandardForm"><text:span text:style-name="T1"/></text:span></text:p>
      <text:p text:style-name="P107"><text:span text:style-name="MathematicaFormatStandardForm"><text:span text:style-name="T33"><draw:frame draw:style-name="fr1" draw:name="Object218" text:anchor-type="as-char" svg:y="-0.3382in" svg:width="4.3689in" svg:height="0.4783in" draw:z-index="198"><draw:object xlink:href="./Object 219" xlink:type="simple" xlink:show="embed" xlink:actuate="onLoad"/><draw:image xlink:href="./ObjectReplacements/Object 219" xlink:type="simple" xlink:show="embed" xlink:actuate="onLoad"/><svg:desc>formula</svg:desc></draw:frame></text:span></text:span></text:p>
      <text:p text:style-name="P175"><text:span text:style-name="MathematicaFormatStandardForm"><text:span text:style-name="T45"/></text:span></text:p>
      <text:p text:style-name="P174"><text:span text:style-name="MathematicaFormatStandardForm"><text:span text:style-name="T33"><draw:frame draw:style-name="fr1" draw:name="Object219" text:anchor-type="as-char" svg:y="-0.3591in" svg:width="5.4409in" svg:height="0.4783in" draw:z-index="205"><draw:object xlink:href="./Object 220" xlink:type="simple" xlink:show="embed" xlink:actuate="onLoad"/><draw:image xlink:href="./ObjectReplacements/Object 220" xlink:type="simple" xlink:show="embed" xlink:actuate="onLoad"/><svg:desc>formula</svg:desc></draw:frame></text:span></text:span></text:p>
      <text:p text:style-name="P174"><text:span text:style-name="MathematicaFormatStandardForm"><text:span text:style-name="T33"/></text:span></text:p>
      <text:p text:style-name="P176"><text:span text:style-name="MathematicaFormatStandardForm"><text:span text:style-name="T33"><draw:frame draw:style-name="fr1" draw:name="Object211" text:anchor-type="as-char" svg:y="-0.3382in" svg:width="5.0402in" svg:height="0.4783in" draw:z-index="261"><draw:object xlink:href="./Object 212" xlink:type="simple" xlink:show="embed" xlink:actuate="onLoad"/><draw:image xlink:href="./ObjectReplacements/Object 212" xlink:type="simple" xlink:show="embed" xlink:actuate="onLoad"/><svg:desc>formula</svg:desc></draw:frame></text:span></text:span></text:p>
      <text:p text:style-name="P174"><text:span text:style-name="MathematicaFormatStandardForm"><text:span text:style-name="T33"/></text:span></text:p>
      <text:p text:style-name="P121"><text:span text:style-name="MathematicaFormatStandardForm"><text:span text:style-name="T14"><draw:frame draw:style-name="fr1" draw:name="Object199" text:anchor-type="as-char" svg:y="-0.3382in" svg:width="3.7083in" svg:height="0.4783in" draw:z-index="212"><draw:object xlink:href="./Object 200" xlink:type="simple" xlink:show="embed" xlink:actuate="onLoad"/><draw:image xlink:href="./ObjectReplacements/Object 200" xlink:type="simple" xlink:show="embed" xlink:actuate="onLoad"/><svg:desc>formula</svg:desc></draw:frame></text:span></text:span></text:p>
      <text:p text:style-name="P174"><text:span text:style-name="MathematicaFormatStandardForm"><text:span text:style-name="T33"/></text:span></text:p>
      <text:p text:style-name="P125"><text:span text:style-name="MathematicaFormatStandardForm"><text:span text:style-name="T1"><draw:frame draw:style-name="fr1" draw:name="Object197" text:anchor-type="as-char" svg:y="-0.3382in" svg:width="3.7992in" svg:height="0.4783in" draw:z-index="213"><draw:object xlink:href="./Object 198" xlink:type="simple" xlink:show="embed" xlink:actuate="onLoad"/><draw:image xlink:href="./ObjectReplacements/Object 198" xlink:type="simple" xlink:show="embed" xlink:actuate="onLoad"/><svg:desc>formula</svg:desc></draw:frame></text:span></text:span></text:p>
      <text:p text:style-name="P125"><text:span text:style-name="MathematicaFormatStandardForm"><text:span text:style-name="T14"/></text:span></text:p>
      <text:p text:style-name="P125"><text:span text:style-name="MathematicaFormatStandardForm"><text:span text:style-name="T1">…</text:span></text:span></text:p>
      <text:p text:style-name="P125"><text:span text:style-name="MathematicaFormatStandardForm"><text:span text:style-name="T1"/></text:span></text:p>
      <text:p text:style-name="P126"><text:span text:style-name="MathematicaFormatStandardForm"><text:span text:style-name="T1"><draw:frame draw:style-name="fr1" draw:name="Object226" text:anchor-type="as-char" svg:y="-0.1437in" svg:width="2.8311in" svg:height="0.2984in" draw:z-index="224"><draw:object xlink:href="./Object 227" xlink:type="simple" xlink:show="embed" xlink:actuate="onLoad"/><draw:image xlink:href="./ObjectReplacements/Object 227" xlink:type="simple" xlink:show="embed" xlink:actuate="onLoad"/><svg:desc>formula</svg:desc></draw:frame></text:span></text:span></text:p>
      <text:p text:style-name="P127"><text:span text:style-name="MathematicaFormatStandardForm"><text:span text:style-name="T1"/></text:span></text:p>
      <text:p text:style-name="P127"><text:span text:style-name="MathematicaFormatStandardForm"><text:span text:style-name="T1"><draw:frame draw:style-name="fr1" draw:name="Object227" text:anchor-type="as-char" svg:y="-0.2374in" svg:width="3.1228in" svg:height="0.3902in" draw:z-index="225"><draw:object xlink:href="./Object 228" xlink:type="simple" xlink:show="embed" xlink:actuate="onLoad"/><draw:image xlink:href="./ObjectReplacements/Object 228" xlink:type="simple" xlink:show="embed" xlink:actuate="onLoad"/><svg:desc>formula</svg:desc></draw:frame></text:span></text:span></text:p>
      <text:p text:style-name="P127"><text:span text:style-name="MathematicaFormatStandardForm"><text:span text:style-name="T1"/></text:span></text:p>
      <text:p text:style-name="P128"><text:span text:style-name="MathematicaFormatStandardForm"><text:span text:style-name="T1"><draw:frame draw:style-name="fr1" draw:name="Object228" text:anchor-type="as-char" svg:y="-0.2402in" svg:width="1.289in" svg:height="0.3791in" draw:z-index="226"><draw:object xlink:href="./Object 229" xlink:type="simple" xlink:show="embed" xlink:actuate="onLoad"/><draw:image xlink:href="./ObjectReplacements/Object 229" xlink:type="simple" xlink:show="embed" xlink:actuate="onLoad"/><svg:desc>formula</svg:desc></draw:frame></text:span></text:span></text:p>
      <text:p text:style-name="P128"><text:span text:style-name="MathematicaFormatStandardForm"><text:span text:style-name="T1"/></text:span></text:p>
      <text:p text:style-name="P128"><text:span text:style-name="MathematicaFormatStandardForm"><text:span text:style-name="T1"/></text:span></text:p>
      <text:p text:style-name="P216"><text:span text:style-name="MathematicaFormatStandardForm"><text:span text:style-name="T1"><draw:frame draw:style-name="fr1" draw:name="Object677" text:anchor-type="as-char" svg:y="-0.2402in" svg:width="1.7835in" svg:height="0.3791in" draw:z-index="231"><draw:object xlink:href="./Object 230" xlink:type="simple" xlink:show="embed" xlink:actuate="onLoad"/><draw:image xlink:href="./ObjectReplacements/Object 230" xlink:type="simple" xlink:show="embed" xlink:actuate="onLoad"/><svg:desc>formula</svg:desc></draw:frame></text:span></text:span></text:p>
      <text:p text:style-name="P216"><text:span text:style-name="MathematicaFormatStandardForm"><text:span text:style-name="T1"/></text:span></text:p>
      <text:p text:style-name="P217"><text:soft-page-break/><text:span text:style-name="MathematicaFormatStandardForm"><text:span text:style-name="T1"><draw:frame draw:style-name="fr1" draw:name="Object229" text:anchor-type="as-char" svg:y="-0.2374in" svg:width="1.6272in" svg:height="0.3764in" draw:z-index="232"><draw:object xlink:href="./Object 231" xlink:type="simple" xlink:show="embed" xlink:actuate="onLoad"/><draw:image xlink:href="./ObjectReplacements/Object 231" xlink:type="simple" xlink:show="embed" xlink:actuate="onLoad"/><svg:desc>formula</svg:desc></draw:frame></text:span></text:span></text:p>
      <text:p text:style-name="P217"><text:span text:style-name="MathematicaFormatStandardForm"><text:span text:style-name="T1"/></text:span></text:p>
      <text:p text:style-name="P217"><text:span text:style-name="MathematicaFormatStandardForm"><text:span text:style-name="T1"><draw:frame draw:style-name="fr1" draw:name="Object230" text:anchor-type="as-char" svg:y="-0.2374in" svg:width="1.1417in" svg:height="0.3764in" draw:z-index="233"><draw:object xlink:href="./Object 232" xlink:type="simple" xlink:show="embed" xlink:actuate="onLoad"/><draw:image xlink:href="./ObjectReplacements/Object 232" xlink:type="simple" xlink:show="embed" xlink:actuate="onLoad"/><svg:desc>formula</svg:desc></draw:frame></text:span></text:span></text:p>
      <text:p text:style-name="P217"><text:span text:style-name="MathematicaFormatStandardForm"><text:span text:style-name="T1"/></text:span></text:p>
      <text:p text:style-name="P218"><text:span text:style-name="MathematicaFormatStandardForm"><text:span text:style-name="T1"><draw:frame draw:style-name="fr1" draw:name="Object231" text:anchor-type="as-char" svg:y="-0.2402in" svg:width="1.2547in" svg:height="0.3791in" draw:z-index="263"><draw:object xlink:href="./Object 233" xlink:type="simple" xlink:show="embed" xlink:actuate="onLoad"/><draw:image xlink:href="./ObjectReplacements/Object 233" xlink:type="simple" xlink:show="embed" xlink:actuate="onLoad"/><svg:desc>formula</svg:desc></draw:frame></text:span></text:span></text:p>
      <text:p text:style-name="P218"><text:span text:style-name="MathematicaFormatStandardForm"><text:span text:style-name="T1"/></text:span></text:p>
      <text:p text:style-name="P218"><text:span text:style-name="MathematicaFormatStandardForm"><text:span text:style-name="T1">…</text:span></text:span></text:p>
      <text:p text:style-name="P218"><text:span text:style-name="MathematicaFormatStandardForm"><text:span text:style-name="T1"/></text:span></text:p>
      <text:p text:style-name="P219"><text:span text:style-name="MathematicaFormatStandardForm"><text:span text:style-name="T26">Okay. <text:s/>So here is the BIG question. <text:s/>How many properties does </text:span></text:span><text:span text:style-name="MathematicaFormatStandardForm"><text:span text:style-name="T1"><draw:frame draw:style-name="fr1" draw:name="Object232" text:anchor-type="as-char" svg:y="-0.1437in" svg:width="0.5437in" svg:height="0.1783in" draw:z-index="264"><draw:object xlink:href="./Object 234" xlink:type="simple" xlink:show="embed" xlink:actuate="onLoad"/><draw:image xlink:href="./ObjectReplacements/Object 234" xlink:type="simple" xlink:show="embed" xlink:actuate="onLoad"/><svg:desc>formula</svg:desc></draw:frame></text:span></text:span><text:span text:style-name="MathematicaFormatStandardForm"><text:span text:style-name="T26">share with </text:span></text:span><text:span text:style-name="MathematicaFormatStandardForm"><text:span text:style-name="T1"><draw:frame draw:style-name="fr1" draw:name="Object233" text:anchor-type="as-char" svg:y="-0.1437in" svg:width="0.1917in" svg:height="0.1736in" draw:z-index="265"><draw:object xlink:href="./Object 235" xlink:type="simple" xlink:show="embed" xlink:actuate="onLoad"/><draw:image xlink:href="./ObjectReplacements/Object 235" xlink:type="simple" xlink:show="embed" xlink:actuate="onLoad"/><svg:desc>formula</svg:desc></draw:frame></text:span></text:span><text:span text:style-name="MathematicaFormatStandardForm"><text:span text:style-name="T1">?</text:span></text:span></text:p>
      <text:p text:style-name="P122"><text:span text:style-name="MathematicaFormatStandardForm"><text:span text:style-name="T1"/></text:span></text:p>
      <text:p text:style-name="P201"><text:span text:style-name="MathematicaFormatStandardForm"><text:span text:style-name="T25">This is the right way to add the s back in to make it line up with euler products.</text:span></text:span></text:p>
      <text:p text:style-name="P123"><text:span text:style-name="MathematicaFormatStandardForm"><text:span text:style-name="T1"/></text:span></text:p>
      <text:p text:style-name="P123"><text:span text:style-name="MathematicaFormatStandardForm"><text:span text:style-name="T1"><draw:frame draw:style-name="fr1" draw:name="Object213" text:anchor-type="as-char" svg:y="-0.2228in" svg:width="1.4744in" svg:height="0.3665in" draw:z-index="215"><draw:object xlink:href="./Object 214" xlink:type="simple" xlink:show="embed" xlink:actuate="onLoad"/><draw:image xlink:href="./ObjectReplacements/Object 214" xlink:type="simple" xlink:show="embed" xlink:actuate="onLoad"/><svg:desc>formula</svg:desc></draw:frame></text:span></text:span></text:p>
      <text:p text:style-name="P123"><text:span text:style-name="MathematicaFormatStandardForm"><text:span text:style-name="T1"/></text:span></text:p>
      <text:p text:style-name="P123"><text:span text:style-name="MathematicaFormatStandardForm"><text:span text:style-name="T1"><draw:frame draw:style-name="fr1" draw:name="Object216" text:anchor-type="as-char" svg:y="-0.1839in" svg:width="1.3744in" svg:height="0.3252in" draw:z-index="216"><draw:object xlink:href="./Object 217" xlink:type="simple" xlink:show="embed" xlink:actuate="onLoad"/><draw:image xlink:href="./ObjectReplacements/Object 217" xlink:type="simple" xlink:show="embed" xlink:actuate="onLoad"/><svg:desc>formula</svg:desc></draw:frame></text:span></text:span></text:p>
      <text:p text:style-name="P123"><text:span text:style-name="MathematicaFormatStandardForm"><text:span text:style-name="T1"/></text:span></text:p>
      <text:p text:style-name="P124"><text:span text:style-name="MathematicaFormatStandardForm"><text:span text:style-name="T1"><draw:frame draw:style-name="fr1" draw:name="Object217" text:anchor-type="as-char" svg:y="-0.2228in" svg:width="1.1362in" svg:height="0.3638in" draw:z-index="217"><draw:object xlink:href="./Object 218" xlink:type="simple" xlink:show="embed" xlink:actuate="onLoad"/><draw:image xlink:href="./ObjectReplacements/Object 218" xlink:type="simple" xlink:show="embed" xlink:actuate="onLoad"/><svg:desc>formula</svg:desc></draw:frame></text:span></text:span></text:p>
      <text:p text:style-name="P124"><text:span text:style-name="MathematicaFormatStandardForm"><text:span text:style-name="T1"/></text:span></text:p>
      <text:p text:style-name="P124"><text:span text:style-name="MathematicaFormatStandardForm"><text:span text:style-name="T1">…</text:span></text:span></text:p>
      <text:p text:style-name="P124"><text:span text:style-name="MathematicaFormatStandardForm"><text:span text:style-name="T1"/></text:span></text:p>
      <text:p text:style-name="P177"><text:span text:style-name="MathematicaFormatStandardForm"><text:span text:style-name="T33"><draw:frame draw:style-name="fr1" draw:name="Object179" text:anchor-type="as-char" svg:y="-0.3382in" svg:width="5.0402in" svg:height="0.4783in" draw:z-index="227"><draw:object xlink:href="./Object 180" xlink:type="simple" xlink:show="embed" xlink:actuate="onLoad"/><draw:image xlink:href="./ObjectReplacements/Object 180" xlink:type="simple" xlink:show="embed" xlink:actuate="onLoad"/><svg:desc>formula</svg:desc></draw:frame></text:span></text:span></text:p>
      <text:p text:style-name="P177"><text:span text:style-name="MathematicaFormatStandardForm"><text:span text:style-name="T33"/></text:span></text:p>
      <text:p text:style-name="P178"><text:span text:style-name="MathematicaFormatStandardForm"><text:span text:style-name="T33"/></text:span></text:p>
      <text:p text:style-name="P177"><text:span text:style-name="MathematicaFormatStandardForm"><text:span text:style-name="T33"/></text:span></text:p>
      <text:p text:style-name="P220"><text:span text:style-name="MathematicaFormatStandardForm"><text:span text:style-name="T1"><draw:frame draw:style-name="fr1" draw:name="Object180" text:anchor-type="as-char" svg:y="-0.2402in" svg:width="1.2492in" svg:height="0.3791in" draw:z-index="228"><draw:object xlink:href="./Object 181" xlink:type="simple" xlink:show="embed" xlink:actuate="onLoad"/><draw:image xlink:href="./ObjectReplacements/Object 181" xlink:type="simple" xlink:show="embed" xlink:actuate="onLoad"/><svg:desc>formula</svg:desc></draw:frame></text:span></text:span></text:p>
      <text:p text:style-name="P220"><text:span text:style-name="MathematicaFormatStandardForm"><text:span text:style-name="T14"/></text:span></text:p>
      <text:p text:style-name="P221"><text:span text:style-name="MathematicaFormatStandardForm"><text:span text:style-name="T1"><draw:frame draw:style-name="fr1" draw:name="Object181" text:anchor-type="as-char" svg:y="-0.2228in" svg:width="1.6929in" svg:height="0.3764in" draw:z-index="229"><draw:object xlink:href="./Object 182" xlink:type="simple" xlink:show="embed" xlink:actuate="onLoad"/><draw:image xlink:href="./ObjectReplacements/Object 182" xlink:type="simple" xlink:show="embed" xlink:actuate="onLoad"/><svg:desc>formula</svg:desc></draw:frame></text:span></text:span></text:p>
      <text:p text:style-name="P221"><text:span text:style-name="MathematicaFormatStandardForm"><text:span text:style-name="T1"/></text:span></text:p>
      <text:p text:style-name="P223"><text:span text:style-name="MathematicaFormatStandardForm"><text:span text:style-name="T1"><draw:frame draw:style-name="fr1" draw:name="Object234" text:anchor-type="as-char" svg:y="-0.2228in" svg:width="1.8063in" svg:height="0.3764in" draw:z-index="234"><draw:object xlink:href="./Object 236" xlink:type="simple" xlink:show="embed" xlink:actuate="onLoad"/><draw:image xlink:href="./ObjectReplacements/Object 236" xlink:type="simple" xlink:show="embed" xlink:actuate="onLoad"/><svg:desc>formula</svg:desc></draw:frame></text:span></text:span></text:p>
      <text:p text:style-name="P221"><text:span text:style-name="MathematicaFormatStandardForm"><text:span text:style-name="T1"/></text:span></text:p>
      <text:p text:style-name="P221"><text:span text:style-name="MathematicaFormatStandardForm"><text:span text:style-name="T1">...</text:span></text:span></text:p>
      <text:p text:style-name="P221"><text:span text:style-name="MathematicaFormatStandardForm"><text:span text:style-name="T1"/></text:span></text:p>
      <text:p text:style-name="P129"><text:span text:style-name="MathematicaFormatStandardForm"><text:span text:style-name="T1"><draw:frame draw:style-name="fr1" draw:name="Object238" text:anchor-type="as-char" svg:y="-0.2228in" svg:width="1.2693in" svg:height="0.3618in" draw:z-index="251"><draw:object xlink:href="./Object 240" xlink:type="simple" xlink:show="embed" xlink:actuate="onLoad"/><draw:image xlink:href="./ObjectReplacements/Object 240" xlink:type="simple" xlink:show="embed" xlink:actuate="onLoad"/><svg:desc>formula</svg:desc></draw:frame></text:span></text:span></text:p>
      <text:p text:style-name="P129"><text:span text:style-name="MathematicaFormatStandardForm"><text:span text:style-name="T1"/></text:span></text:p>
      <text:p text:style-name="P129"><text:span text:style-name="MathematicaFormatStandardForm"><text:span text:style-name="T1"><draw:frame draw:style-name="fr1" draw:name="Object237" text:anchor-type="as-char" svg:y="-0.2374in" svg:width="1.1618in" svg:height="0.3764in" draw:z-index="269"><draw:object xlink:href="./Object 239" xlink:type="simple" xlink:show="embed" xlink:actuate="onLoad"/><draw:image xlink:href="./ObjectReplacements/Object 239" xlink:type="simple" xlink:show="embed" xlink:actuate="onLoad"/><svg:desc>formula</svg:desc></draw:frame></text:span></text:span></text:p>
      <text:p text:style-name="P221"><text:span text:style-name="MathematicaFormatStandardForm"><text:span text:style-name="T1"/></text:span></text:p>
      <text:p text:style-name="P224"><text:span text:style-name="MathematicaFormatStandardForm"><text:span text:style-name="T1"><draw:frame draw:style-name="fr1" draw:name="Object236" text:anchor-type="as-char" svg:y="-0.2374in" svg:width="1.1417in" svg:height="0.3764in" draw:z-index="274"><draw:object xlink:href="./Object 238" xlink:type="simple" xlink:show="embed" xlink:actuate="onLoad"/><draw:image xlink:href="./ObjectReplacements/Object 238" xlink:type="simple" xlink:show="embed" xlink:actuate="onLoad"/><svg:desc>formula</svg:desc></draw:frame></text:span></text:span></text:p>
      <text:p text:style-name="P221"><text:span text:style-name="MathematicaFormatStandardForm"><text:span text:style-name="T1"/></text:span></text:p>
      <text:p text:style-name="P222"><text:span text:style-name="MathematicaFormatStandardForm"><text:span text:style-name="T1"><draw:frame draw:style-name="fr1" draw:name="Object182" text:anchor-type="as-char" svg:y="-0.2043in" svg:width="5.5126in" svg:height="0.348in" draw:z-index="230"><draw:object xlink:href="./Object 183" xlink:type="simple" xlink:show="embed" xlink:actuate="onLoad"/><draw:image xlink:href="./ObjectReplacements/Object 183" xlink:type="simple" xlink:show="embed" xlink:actuate="onLoad"/><svg:desc>formula</svg:desc></draw:frame></text:span></text:span></text:p>
      <text:p text:style-name="P224"><text:span text:style-name="MathematicaFormatStandardForm"><text:span text:style-name="T1"/></text:span></text:p>
      <text:p text:style-name="P224"><text:span text:style-name="MathematicaFormatStandardForm"><text:span text:style-name="T1"/></text:span></text:p>
      <text:p text:style-name="P213"><text:span text:style-name="MathematicaFormatStandardForm"><text:span text:style-name="T1"><draw:frame draw:style-name="fr1" draw:name="Object239" text:anchor-type="as-char" svg:y="-0.1555in" svg:width="1.6654in" svg:height="0.1854in" draw:z-index="235"><draw:object xlink:href="./Object 241" xlink:type="simple" xlink:show="embed" xlink:actuate="onLoad"/><draw:image xlink:href="./ObjectReplacements/Object 241" xlink:type="simple" xlink:show="embed" xlink:actuate="onLoad"/><svg:desc>formula</svg:desc></draw:frame></text:span></text:span></text:p>
      <text:p text:style-name="P225"><text:span text:style-name="MathematicaFormatStandardForm"><text:span text:style-name="T1"/></text:span></text:p>
      <text:p text:style-name="P225"><text:span text:style-name="MathematicaFormatStandardForm"><text:span text:style-name="T1"><draw:frame draw:style-name="fr1" draw:name="Object240" text:anchor-type="as-char" svg:y="-0.1555in" svg:width="1.3154in" svg:height="0.1854in" draw:z-index="236"><draw:object xlink:href="./Object 242" xlink:type="simple" xlink:show="embed" xlink:actuate="onLoad"/><draw:image xlink:href="./ObjectReplacements/Object 242" xlink:type="simple" xlink:show="embed" xlink:actuate="onLoad"/><svg:desc>formula</svg:desc></draw:frame></text:span></text:span></text:p>
      <text:p text:style-name="P225"><text:span text:style-name="MathematicaFormatStandardForm"><text:span text:style-name="T1"/></text:span></text:p>
      <text:p text:style-name="P225"><text:span text:style-name="MathematicaFormatStandardForm"><text:span text:style-name="T1"><draw:frame draw:style-name="fr1" draw:name="Object241" text:anchor-type="as-char" svg:y="-0.1555in" svg:width="1.3327in" svg:height="0.1854in" draw:z-index="237"><draw:object xlink:href="./Object 243" xlink:type="simple" xlink:show="embed" xlink:actuate="onLoad"/><draw:image xlink:href="./ObjectReplacements/Object 243" xlink:type="simple" xlink:show="embed" xlink:actuate="onLoad"/><svg:desc>formula</svg:desc></draw:frame></text:span></text:span></text:p>
      <text:p text:style-name="P225"><text:span text:style-name="MathematicaFormatStandardForm"><text:span text:style-name="T1"/></text:span></text:p>
      <text:p text:style-name="P225"><text:span text:style-name="MathematicaFormatStandardForm"><text:span text:style-name="T1"><draw:frame draw:style-name="fr1" draw:name="Object242" text:anchor-type="as-char" svg:y="-0.2374in" svg:width="1.2335in" svg:height="0.2681in" draw:z-index="238"><draw:object xlink:href="./Object 244" xlink:type="simple" xlink:show="embed" xlink:actuate="onLoad"/><draw:image xlink:href="./ObjectReplacements/Object 244" xlink:type="simple" xlink:show="embed" xlink:actuate="onLoad"/><svg:desc>formula</svg:desc></draw:frame></text:span></text:span></text:p>
      <text:p text:style-name="P225"><text:span text:style-name="MathematicaFormatStandardForm"><text:span text:style-name="T1"/></text:span></text:p>
      <text:p text:style-name="P225"><text:span text:style-name="MathematicaFormatStandardForm"><text:span text:style-name="T1"><draw:frame draw:style-name="fr1" draw:name="Object243" text:anchor-type="as-char" svg:y="-0.2228in" svg:width="1.5035in" svg:height="0.348in" draw:z-index="239"><draw:object xlink:href="./Object 245" xlink:type="simple" xlink:show="embed" xlink:actuate="onLoad"/><draw:image xlink:href="./ObjectReplacements/Object 245" xlink:type="simple" xlink:show="embed" xlink:actuate="onLoad"/><svg:desc>formula</svg:desc></draw:frame></text:span></text:span></text:p>
      <text:p text:style-name="P225"><text:span text:style-name="MathematicaFormatStandardForm"><text:span text:style-name="T1"/></text:span></text:p>
      <text:p text:style-name="P130"><text:span text:style-name="MathematicaFormatStandardForm"><text:span text:style-name="T1">…</text:span></text:span></text:p>
      <text:p text:style-name="P130"><text:span text:style-name="MathematicaFormatStandardForm"><text:span text:style-name="T1"/></text:span></text:p>
      <text:p text:style-name="P226"><text:span text:style-name="MathematicaFormatStandardForm"><text:span text:style-name="T1"><draw:frame draw:style-name="fr1" draw:name="Object175" text:anchor-type="as-char" svg:y="-0.2228in" svg:width="3.4547in" svg:height="0.3665in" draw:z-index="240"><draw:object xlink:href="./Object 176" xlink:type="simple" xlink:show="embed" xlink:actuate="onLoad"/><draw:image xlink:href="./ObjectReplacements/Object 176" xlink:type="simple" xlink:show="embed" xlink:actuate="onLoad"/><svg:desc>formula</svg:desc></draw:frame></text:span></text:span></text:p>
      <text:p text:style-name="P226"><text:span text:style-name="MathematicaFormatStandardForm"><text:span text:style-name="T1"/></text:span></text:p>
      <text:p text:style-name="P227"><text:span text:style-name="MathematicaFormatStandardForm"><text:span text:style-name="T1"><draw:frame draw:style-name="fr1" draw:name="Object177" text:anchor-type="as-char" svg:y="-0.2228in" svg:width="2.5339in" svg:height="0.348in" draw:z-index="241"><draw:object xlink:href="./Object 178" xlink:type="simple" xlink:show="embed" xlink:actuate="onLoad"/><draw:image xlink:href="./ObjectReplacements/Object 178" xlink:type="simple" xlink:show="embed" xlink:actuate="onLoad"/><svg:desc>formula</svg:desc></draw:frame></text:span></text:span></text:p>
      <text:p text:style-name="P227"><text:span text:style-name="MathematicaFormatStandardForm"><text:span text:style-name="T1"/></text:span></text:p>
      <text:p text:style-name="P227"><text:span text:style-name="MathematicaFormatStandardForm"><text:span text:style-name="T1">…</text:span></text:span></text:p>
      <text:p text:style-name="P227"><text:span text:style-name="MathematicaFormatStandardForm"><text:span text:style-name="T1"/></text:span></text:p>
      <text:p text:style-name="P131"><text:span text:style-name="MathematicaFormatStandardForm"><text:span text:style-name="T1"><draw:frame draw:style-name="fr1" draw:name="Object235" text:anchor-type="as-char" svg:y="-0.2339in" svg:width="1.0484in" svg:height="0.3752in" draw:z-index="242"><draw:object xlink:href="./Object 237" xlink:type="simple" xlink:show="embed" xlink:actuate="onLoad"/><draw:image xlink:href="./ObjectReplacements/Object 237" xlink:type="simple" xlink:show="embed" xlink:actuate="onLoad"/><svg:desc>formula</svg:desc></draw:frame></text:span></text:span></text:p>
      <text:p text:style-name="P131"><text:span text:style-name="MathematicaFormatStandardForm"><text:span text:style-name="T1"/></text:span></text:p>
      <text:p text:style-name="P131"><text:span text:style-name="MathematicaFormatStandardForm"><text:span text:style-name="T1"><draw:frame draw:style-name="fr1" draw:name="Object244" text:anchor-type="as-char" svg:y="-0.2339in" svg:width="1.4366in" svg:height="0.3752in" draw:z-index="243"><draw:object xlink:href="./Object 246" xlink:type="simple" xlink:show="embed" xlink:actuate="onLoad"/><draw:image xlink:href="./ObjectReplacements/Object 246" xlink:type="simple" xlink:show="embed" xlink:actuate="onLoad"/><svg:desc>formula</svg:desc></draw:frame></text:span></text:span></text:p>
      <text:p text:style-name="P131"><text:span text:style-name="MathematicaFormatStandardForm"><text:span text:style-name="T1"/></text:span></text:p>
      <text:p text:style-name="P131"><text:span text:style-name="MathematicaFormatStandardForm"><text:span text:style-name="T1"><draw:frame draw:style-name="fr1" draw:name="Object245" text:anchor-type="as-char" svg:y="-0.2437in" svg:width="0.8972in" svg:height="0.3929in" draw:z-index="244"><draw:object xlink:href="./Object 247" xlink:type="simple" xlink:show="embed" xlink:actuate="onLoad"/><draw:image xlink:href="./ObjectReplacements/Object 247" xlink:type="simple" xlink:show="embed" xlink:actuate="onLoad"/><svg:desc>formula</svg:desc></draw:frame></text:span></text:span></text:p>
      <text:p text:style-name="P131"><text:span text:style-name="MathematicaFormatStandardForm"><text:span text:style-name="T1"/></text:span></text:p>
      <text:p text:style-name="P131"><text:span text:style-name="MathematicaFormatStandardForm"><text:span text:style-name="T1"/></text:span></text:p>
      <text:p text:style-name="P202"><text:span text:style-name="MathematicaFormatStandardForm"><text:span text:style-name="T33"><draw:frame draw:style-name="fr1" draw:name="Object246" text:anchor-type="as-char" svg:y="-0.3402in" svg:width="5.0898in" svg:height="0.4811in" draw:z-index="245"><draw:object xlink:href="./Object 248" xlink:type="simple" xlink:show="embed" xlink:actuate="onLoad"/><draw:image xlink:href="./ObjectReplacements/Object 248" xlink:type="simple" xlink:show="embed" xlink:actuate="onLoad"/><svg:desc>formula</svg:desc></draw:frame></text:span></text:span></text:p>
      <text:p text:style-name="P132"><text:span text:style-name="MathematicaFormatStandardForm"><text:span text:style-name="T33"/></text:span></text:p>
      <text:p text:style-name="P132"><text:span text:style-name="MathematicaFormatStandardForm"><text:span text:style-name="T33"><draw:frame draw:style-name="fr1" draw:name="Object247" text:anchor-type="as-char" svg:y="-0.3402in" svg:width="5.0626in" svg:height="0.4811in" draw:z-index="246"><draw:object xlink:href="./Object 249" xlink:type="simple" xlink:show="embed" xlink:actuate="onLoad"/><draw:image xlink:href="./ObjectReplacements/Object 249" xlink:type="simple" xlink:show="embed" xlink:actuate="onLoad"/><svg:desc>formula</svg:desc></draw:frame></text:span></text:span></text:p>
      <text:p text:style-name="P133"><text:span text:style-name="MathematicaFormatStandardForm"><text:span text:style-name="T33"/></text:span></text:p>
      <text:p text:style-name="P133"><text:span text:style-name="MathematicaFormatStandardForm"><text:span text:style-name="T33">...</text:span></text:span></text:p>
      <text:p text:style-name="P133"><text:span text:style-name="MathematicaFormatStandardForm"><text:span text:style-name="T33"/></text:span></text:p>
      <text:p text:style-name="P133"><text:span text:style-name="MathematicaFormatStandardForm"><text:span text:style-name="T33"><draw:frame draw:style-name="fr1" draw:name="Object248" text:anchor-type="as-char" svg:y="-0.2366in" svg:width="1.5228in" svg:height="0.378in" draw:z-index="247"><draw:object xlink:href="./Object 250" xlink:type="simple" xlink:show="embed" xlink:actuate="onLoad"/><draw:image xlink:href="./ObjectReplacements/Object 250" xlink:type="simple" xlink:show="embed" xlink:actuate="onLoad"/><svg:desc>formula</svg:desc></draw:frame></text:span></text:span></text:p>
      <text:p text:style-name="P133"><text:span text:style-name="MathematicaFormatStandardForm"><text:span text:style-name="T33"/></text:span></text:p>
      <text:p text:style-name="P133"><text:span text:style-name="MathematicaFormatStandardForm"><text:span text:style-name="T33"><draw:frame draw:style-name="fr1" draw:name="Object249" text:anchor-type="as-char" svg:y="-0.3382in" svg:width="2.2638in" svg:height="0.4819in" draw:z-index="248"><draw:object xlink:href="./Object 251" xlink:type="simple" xlink:show="embed" xlink:actuate="onLoad"/><draw:image xlink:href="./ObjectReplacements/Object 251" xlink:type="simple" xlink:show="embed" xlink:actuate="onLoad"/><svg:desc>formula</svg:desc></draw:frame></text:span></text:span></text:p>
      <text:p text:style-name="P133"><text:span text:style-name="MathematicaFormatStandardForm"><text:span text:style-name="T33"/></text:span></text:p>
      <text:p text:style-name="P133"><text:span text:style-name="MathematicaFormatStandardForm"><text:span text:style-name="T33"><draw:frame draw:style-name="fr1" draw:name="Object250" text:anchor-type="as-char" svg:y="-0.3382in" svg:width="2.2366in" svg:height="0.4819in" draw:z-index="249"><draw:object xlink:href="./Object 252" xlink:type="simple" xlink:show="embed" xlink:actuate="onLoad"/><draw:image xlink:href="./ObjectReplacements/Object 252" xlink:type="simple" xlink:show="embed" xlink:actuate="onLoad"/><svg:desc>formula</svg:desc></draw:frame></text:span></text:span></text:p>
      <text:p text:style-name="P133"><text:span text:style-name="MathematicaFormatStandardForm"><text:span text:style-name="T33"/></text:span></text:p>
      <text:p text:style-name="P133"><text:span text:style-name="MathematicaFormatStandardForm"><text:span text:style-name="T33">…</text:span></text:span></text:p>
      <text:p text:style-name="P133"><text:span text:style-name="MathematicaFormatStandardForm"><text:span text:style-name="T33"/></text:span></text:p>
      <text:p text:style-name="P134"><text:span text:style-name="MathematicaFormatStandardForm"><text:span text:style-name="T36">OKAY.</text:span></text:span></text:p>
      <text:p text:style-name="P134"><text:span text:style-name="MathematicaFormatStandardForm"><text:span text:style-name="T36"/></text:span></text:p>
      <text:p text:style-name="P134"><text:span text:style-name="MathematicaFormatStandardForm"><text:span text:style-name="T33"><draw:frame draw:style-name="fr1" draw:name="Object252" text:anchor-type="as-char" svg:y="-0.2366in" svg:width="1.5228in" svg:height="0.378in" draw:z-index="275"><draw:object xlink:href="./Object 254" xlink:type="simple" xlink:show="embed" xlink:actuate="onLoad"/><draw:image xlink:href="./ObjectReplacements/Object 254" xlink:type="simple" xlink:show="embed" xlink:actuate="onLoad"/><svg:desc>formula</svg:desc></draw:frame></text:span></text:span></text:p>
      <text:p text:style-name="P134"><text:span text:style-name="MathematicaFormatStandardForm"><text:span text:style-name="T36"/></text:span></text:p>
      <text:p text:style-name="P134"><text:span text:style-name="MathematicaFormatStandardForm"><text:span text:style-name="T33"><draw:frame draw:style-name="fr1" draw:name="Object251" text:anchor-type="as-char" svg:y="-0.2043in" svg:width="1.5543in" svg:height="0.3283in" draw:z-index="250"><draw:object xlink:href="./Object 253" xlink:type="simple" xlink:show="embed" xlink:actuate="onLoad"/><draw:image xlink:href="./ObjectReplacements/Object 253" xlink:type="simple" xlink:show="embed" xlink:actuate="onLoad"/><svg:desc>formula</svg:desc></draw:frame></text:span></text:span></text:p>
      <text:p text:style-name="P134"><text:span text:style-name="MathematicaFormatStandardForm"><text:span text:style-name="T33"/></text:span></text:p>
      <text:p text:style-name="P134"><text:span text:style-name="MathematicaFormatStandardForm"><text:span text:style-name="T33"><draw:frame draw:style-name="fr1" draw:name="Object253" text:anchor-type="as-char" svg:y="-0.2043in" svg:width="1.5555in" svg:height="0.3283in" draw:z-index="252"><draw:object xlink:href="./Object 255" xlink:type="simple" xlink:show="embed" xlink:actuate="onLoad"/><draw:image xlink:href="./ObjectReplacements/Object 255" xlink:type="simple" xlink:show="embed" xlink:actuate="onLoad"/><svg:desc>formula</svg:desc></draw:frame></text:span></text:span></text:p>
      <text:p text:style-name="P134"><text:span text:style-name="MathematicaFormatStandardForm"><text:span text:style-name="T33"/></text:span></text:p>
      <text:p text:style-name="P134"><text:span text:style-name="MathematicaFormatStandardForm"><text:span text:style-name="T33">...</text:span></text:span></text:p>
      <text:p text:style-name="P134"><text:span text:style-name="MathematicaFormatStandardForm"><text:span text:style-name="T33"/></text:span></text:p>
      <text:p text:style-name="P135"><text:span text:style-name="MathematicaFormatStandardForm"><text:span text:style-name="T33"><draw:frame draw:style-name="fr1" draw:name="Object254" text:anchor-type="as-char" svg:y="-0.3409in" svg:width="2.3835in" svg:height="0.4811in" draw:z-index="253"><draw:object xlink:href="./Object 256" xlink:type="simple" xlink:show="embed" xlink:actuate="onLoad"/><draw:image xlink:href="./ObjectReplacements/Object 256" xlink:type="simple" xlink:show="embed" xlink:actuate="onLoad"/><svg:desc>formula</svg:desc></draw:frame></text:span></text:span></text:p>
      <text:p text:style-name="P135"><text:span text:style-name="MathematicaFormatStandardForm"><text:span text:style-name="T33"/></text:span></text:p>
      <text:p text:style-name="P135"><text:span text:style-name="MathematicaFormatStandardForm"><text:span text:style-name="T33"><draw:frame draw:style-name="fr1" draw:name="Object255" text:anchor-type="as-char" svg:y="-0.3409in" svg:width="2.3535in" svg:height="0.4811in" draw:z-index="254"><draw:object xlink:href="./Object 257" xlink:type="simple" xlink:show="embed" xlink:actuate="onLoad"/><draw:image xlink:href="./ObjectReplacements/Object 257" xlink:type="simple" xlink:show="embed" xlink:actuate="onLoad"/><svg:desc>formula</svg:desc></draw:frame></text:span></text:span></text:p>
      <text:p text:style-name="P135"><text:span text:style-name="MathematicaFormatStandardForm"><text:span text:style-name="T33"/></text:span></text:p>
      <text:p text:style-name="P136"><text:span text:style-name="MathematicaFormatStandardForm"><text:span text:style-name="T33"><draw:frame draw:style-name="fr1" draw:name="Object256" text:anchor-type="as-char" svg:y="-0.3409in" svg:width="2.2098in" svg:height="0.4811in" draw:z-index="255"><draw:object xlink:href="./Object 258" xlink:type="simple" xlink:show="embed" xlink:actuate="onLoad"/><draw:image xlink:href="./ObjectReplacements/Object 258" xlink:type="simple" xlink:show="embed" xlink:actuate="onLoad"/><svg:desc>formula</svg:desc></draw:frame></text:span></text:span></text:p>
      <text:p text:style-name="P136"><text:span text:style-name="MathematicaFormatStandardForm"><text:span text:style-name="T33"/></text:span></text:p>
      <text:p text:style-name="P137"><text:span text:style-name="MathematicaFormatStandardForm"><text:span text:style-name="T33"/></text:span></text:p>
      <text:p text:style-name="P203"><text:span text:style-name="MathematicaFormatStandardForm"><text:span text:style-name="T33">…</text:span></text:span></text:p>
      <text:p text:style-name="P137"><text:span text:style-name="MathematicaFormatStandardForm"><text:span text:style-name="T33"/></text:span></text:p>
      <text:p text:style-name="P138"><text:span text:style-name="MathematicaFormatStandardForm"><text:span text:style-name="T33"><draw:frame draw:style-name="fr1" draw:name="Object257" text:anchor-type="as-char" svg:y="-0.3382in" svg:width="2.2638in" svg:height="0.4819in" draw:z-index="256"><draw:object xlink:href="./Object 259" xlink:type="simple" xlink:show="embed" xlink:actuate="onLoad"/><draw:image xlink:href="./ObjectReplacements/Object 259" xlink:type="simple" xlink:show="embed" xlink:actuate="onLoad"/><svg:desc>formula</svg:desc></draw:frame></text:span></text:span></text:p>
      <text:p text:style-name="P138"><text:span text:style-name="MathematicaFormatStandardForm"><text:span text:style-name="T33"/></text:span></text:p>
      <text:p text:style-name="P138"><text:span text:style-name="MathematicaFormatStandardForm"><text:span text:style-name="T33">// ? </text:span></text:span><text:span text:style-name="MathematicaFormatStandardForm"><text:span text:style-name="T37">Is this valid? <text:s/>Not sure about </text:span></text:span><text:span text:style-name="MathematicaFormatStandardForm"><text:span text:style-name="T38">splitting this sum. <text:s/>Worth checking out.</text:span></text:span></text:p>
      <text:p text:style-name="P138"><text:span text:style-name="MathematicaFormatStandardForm"><text:span text:style-name="T37"/></text:span></text:p>
      <text:p text:style-name="P138"><text:span text:style-name="MathematicaFormatStandardForm"><text:span text:style-name="T33"><draw:frame draw:style-name="fr1" draw:name="Object258" text:anchor-type="as-char" svg:y="-0.3382in" svg:width="3.9102in" svg:height="0.5827in" draw:z-index="257"><draw:object xlink:href="./Object 260" xlink:type="simple" xlink:show="embed" xlink:actuate="onLoad"/><draw:image xlink:href="./ObjectReplacements/Object 260" xlink:type="simple" xlink:show="embed" xlink:actuate="onLoad"/><svg:desc>formula</svg:desc></draw:frame></text:span></text:span></text:p>
      <text:p text:style-name="P138"><text:span text:style-name="MathematicaFormatStandardForm"><text:span text:style-name="T33"/></text:span></text:p>
      <text:p text:style-name="P139"><text:span text:style-name="MathematicaFormatStandardForm"><text:span text:style-name="T33"><draw:frame draw:style-name="fr1" draw:name="Object259" text:anchor-type="as-char" svg:y="-0.3382in" svg:width="3.6492in" svg:height="0.5827in" draw:z-index="258"><draw:object xlink:href="./Object 261" xlink:type="simple" xlink:show="embed" xlink:actuate="onLoad"/><draw:image xlink:href="./ObjectReplacements/Object 261" xlink:type="simple" xlink:show="embed" xlink:actuate="onLoad"/><svg:desc>formula</svg:desc></draw:frame></text:span></text:span></text:p>
      <text:p text:style-name="P138"><text:span text:style-name="MathematicaFormatStandardForm"><text:span text:style-name="T33"/></text:span></text:p>
      <text:p text:style-name="P139"><text:span text:style-name="MathematicaFormatStandardForm"><text:span text:style-name="T33"><draw:frame draw:style-name="fr1" draw:name="Object260" text:anchor-type="as-char" svg:y="-0.3382in" svg:width="3.6283in" svg:height="0.5827in" draw:z-index="259"><draw:object xlink:href="./Object 262" xlink:type="simple" xlink:show="embed" xlink:actuate="onLoad"/><draw:image xlink:href="./ObjectReplacements/Object 262" xlink:type="simple" xlink:show="embed" xlink:actuate="onLoad"/><svg:desc>formula</svg:desc></draw:frame></text:span></text:span></text:p>
      <text:p text:style-name="P138"><text:span text:style-name="MathematicaFormatStandardForm"><text:span text:style-name="T33"/></text:span></text:p>
      <text:p text:style-name="P138"><text:span text:style-name="MathematicaFormatStandardForm"><text:span text:style-name="T33">…</text:span></text:span></text:p>
      <text:p text:style-name="P138"><text:span text:style-name="MathematicaFormatStandardForm"><text:span text:style-name="T39"/></text:span></text:p>
      <text:p text:style-name="P204"><text:span text:style-name="MathematicaFormatStandardForm"><text:span text:style-name="T40">Okay. <text:s/>Here is where I'm trying to go.</text:span></text:span></text:p>
      <text:p text:style-name="P140"><text:span text:style-name="MathematicaFormatStandardForm"><text:span text:style-name="T33"/></text:span></text:p>
      <text:p text:style-name="P140"><text:span text:style-name="MathematicaFormatStandardForm"><text:span text:style-name="T33"/></text:span></text:p>
      <text:p text:style-name="P140"><text:span text:style-name="MathematicaFormatStandardForm"><text:span text:style-name="T33">...</text:span></text:span></text:p>
      <text:p text:style-name="P179"><text:span text:style-name="MathematicaFormatStandardForm"><text:span text:style-name="T33"/></text:span></text:p>
      <text:p text:style-name="P179"><text:span text:style-name="MathematicaFormatStandardForm"><text:span text:style-name="T33"/></text:span></text:p>
      <text:p text:style-name="P180"><text:span text:style-name="MathematicaFormatStandardForm"><text:span text:style-name="T33"><draw:frame draw:style-name="fr1" draw:name="Object263" text:anchor-type="as-char" svg:y="-0.3402in" svg:width="4.6154in" svg:height="0.4811in" draw:z-index="280"><draw:object xlink:href="./Object 264" xlink:type="simple" xlink:show="embed" xlink:actuate="onLoad"/><draw:image xlink:href="./ObjectReplacements/Object 264" xlink:type="simple" xlink:show="embed" xlink:actuate="onLoad"/><svg:desc>formula</svg:desc></draw:frame></text:span></text:span></text:p>
      <text:p text:style-name="P179"><text:span text:style-name="MathematicaFormatStandardForm"><text:span text:style-name="T33"/></text:span></text:p>
      <text:p text:style-name="P180"><text:span text:style-name="MathematicaFormatStandardForm"><text:span text:style-name="T33"><draw:frame draw:style-name="fr1" draw:name="Object261" text:anchor-type="as-char" svg:y="-0.3382in" svg:width="4.5543in" svg:height="0.4783in" draw:z-index="260"><draw:object xlink:href="./Object 263" xlink:type="simple" xlink:show="embed" xlink:actuate="onLoad"/><draw:image xlink:href="./ObjectReplacements/Object 263" xlink:type="simple" xlink:show="embed" xlink:actuate="onLoad"/><svg:desc>formula</svg:desc></draw:frame></text:span></text:span></text:p>
      <text:p text:style-name="P180"><text:span text:style-name="MathematicaFormatStandardForm"><text:span text:style-name="T33"/></text:span></text:p>
      <text:p text:style-name="P141"><text:span text:style-name="MathematicaFormatStandardForm"><text:span text:style-name="T33">…</text:span></text:span></text:p>
      <text:p text:style-name="P141"><text:span text:style-name="MathematicaFormatStandardForm"><text:span text:style-name="T33"/></text:span></text:p>
      <text:p text:style-name="P142"><text:span text:style-name="MathematicaFormatStandardForm"><text:span text:style-name="T1"><draw:frame draw:style-name="fr1" draw:name="Object264" text:anchor-type="as-char" svg:y="-0.2043in" svg:width="1.0098in" svg:height="0.348in" draw:z-index="266"><draw:object xlink:href="./Object 266" xlink:type="simple" xlink:show="embed" xlink:actuate="onLoad"/><draw:image xlink:href="./ObjectReplacements/Object 266" xlink:type="simple" xlink:show="embed" xlink:actuate="onLoad"/><svg:desc>formula</svg:desc></draw:frame></text:span></text:span></text:p>
      <text:p text:style-name="P142"><text:span text:style-name="MathematicaFormatStandardForm"><text:span text:style-name="T1"/></text:span></text:p>
      <text:p text:style-name="P142"><text:span text:style-name="MathematicaFormatStandardForm"><text:span text:style-name="T1"><draw:frame draw:style-name="fr1" draw:name="Object266" text:anchor-type="as-char" svg:y="-0.2228in" svg:width="0.8209in" svg:height="0.3638in" draw:z-index="268"><draw:object xlink:href="./Object 268" xlink:type="simple" xlink:show="embed" xlink:actuate="onLoad"/><draw:image xlink:href="./ObjectReplacements/Object 268" xlink:type="simple" xlink:show="embed" xlink:actuate="onLoad"/><svg:desc>formula</svg:desc></draw:frame></text:span></text:span></text:p>
      <text:p text:style-name="P142"><text:span text:style-name="MathematicaFormatStandardForm"><text:span text:style-name="T1"/></text:span></text:p>
      <text:p text:style-name="P142"><text:span text:style-name="MathematicaFormatStandardForm"><text:span text:style-name="T1"><draw:frame draw:style-name="fr1" draw:name="Object267" text:anchor-type="as-char" svg:y="-0.2492in" svg:width="1.2543in" svg:height="0.4091in" draw:z-index="273"><draw:object xlink:href="./Object 269" xlink:type="simple" xlink:show="embed" xlink:actuate="onLoad"/><draw:image xlink:href="./ObjectReplacements/Object 269" xlink:type="simple" xlink:show="embed" xlink:actuate="onLoad"/><svg:desc>formula</svg:desc></draw:frame></text:span></text:span></text:p>
      <text:p text:style-name="P142"><text:span text:style-name="MathematicaFormatStandardForm"><text:span text:style-name="T1"/></text:span></text:p>
      <text:p text:style-name="P142"><text:span text:style-name="MathematicaFormatStandardForm"><text:span text:style-name="T1"><draw:frame draw:style-name="fr1" draw:name="Object262" text:anchor-type="as-char" svg:y="-0.2228in" svg:width="1.5661in" svg:height="0.3827in" draw:z-index="286"><draw:object xlink:href="./Object 265" xlink:type="simple" xlink:show="embed" xlink:actuate="onLoad"/><draw:image xlink:href="./ObjectReplacements/Object 265" xlink:type="simple" xlink:show="embed" xlink:actuate="onLoad"/><svg:desc>formula</svg:desc></draw:frame></text:span></text:span></text:p>
      <text:p text:style-name="P142"><text:span text:style-name="MathematicaFormatStandardForm"><text:span text:style-name="T1"/></text:span></text:p>
      <text:p text:style-name="P142"><text:span text:style-name="MathematicaFormatStandardForm"><text:span text:style-name="T1">…</text:span></text:span></text:p>
      <text:p text:style-name="P142"><text:span text:style-name="MathematicaFormatStandardForm"><text:span text:style-name="T1"/></text:span></text:p>
      <text:p text:style-name="P228"><text:span text:style-name="MathematicaFormatStandardForm"><text:span text:style-name="T1"><draw:frame draw:style-name="fr1" draw:name="Object269" text:anchor-type="as-char" svg:y="-0.2043in" svg:width="1.8134in" svg:height="0.3571in" draw:z-index="287"><draw:object xlink:href="./Object 271" xlink:type="simple" xlink:show="embed" xlink:actuate="onLoad"/><draw:image xlink:href="./ObjectReplacements/Object 271" xlink:type="simple" xlink:show="embed" xlink:actuate="onLoad"/><svg:desc>formula</svg:desc></draw:frame></text:span></text:span></text:p>
      <text:p text:style-name="P228"><text:span text:style-name="MathematicaFormatStandardForm"><text:span text:style-name="T1"/></text:span></text:p>
      <text:p text:style-name="P228"><text:span text:style-name="MathematicaFormatStandardForm"><text:span text:style-name="T1"><draw:frame draw:style-name="fr1" draw:name="Object270" text:anchor-type="as-char" svg:y="-0.2228in" svg:width="1.6516in" svg:height="0.3764in" draw:z-index="289"><draw:object xlink:href="./Object 272" xlink:type="simple" xlink:show="embed" xlink:actuate="onLoad"/><draw:image xlink:href="./ObjectReplacements/Object 272" xlink:type="simple" xlink:show="embed" xlink:actuate="onLoad"/><svg:desc>formula</svg:desc></draw:frame></text:span></text:span></text:p>
      <text:p text:style-name="P181"><text:span text:style-name="MathematicaFormatStandardForm"><text:span text:style-name="T33"/></text:span></text:p>
      <text:p text:style-name="P228"><text:span text:style-name="MathematicaFormatStandardForm"><text:span text:style-name="T1"><draw:frame draw:style-name="fr1" draw:name="Object268" text:anchor-type="as-char" svg:y="-0.2402in" svg:width="1.2075in" svg:height="0.3791in" draw:z-index="262"><draw:object xlink:href="./Object 270" xlink:type="simple" xlink:show="embed" xlink:actuate="onLoad"/><draw:image xlink:href="./ObjectReplacements/Object 270" xlink:type="simple" xlink:show="embed" xlink:actuate="onLoad"/><svg:desc>formula</svg:desc></draw:frame></text:span></text:span></text:p>
      <text:p text:style-name="P228"><text:span text:style-name="MathematicaFormatStandardForm"><text:span text:style-name="T1"/></text:span></text:p>
      <text:p text:style-name="P228"><text:span text:style-name="MathematicaFormatStandardForm"><text:span text:style-name="T1"><draw:frame draw:style-name="fr1" draw:name="Object265" text:anchor-type="as-char" svg:y="-0.2374in" svg:width="1.1in" svg:height="0.3764in" draw:z-index="267"><draw:object xlink:href="./Object 267" xlink:type="simple" xlink:show="embed" xlink:actuate="onLoad"/><draw:image xlink:href="./ObjectReplacements/Object 267" xlink:type="simple" xlink:show="embed" xlink:actuate="onLoad"/><svg:desc>formula</svg:desc></draw:frame></text:span></text:span></text:p>
      <text:p text:style-name="P228"><text:span text:style-name="MathematicaFormatStandardForm"><text:span text:style-name="T1"/></text:span></text:p>
      <text:p text:style-name="P228"><text:span text:style-name="MathematicaFormatStandardForm"><text:span text:style-name="T1">...</text:span></text:span></text:p>
      <text:p text:style-name="P228"><text:span text:style-name="MathematicaFormatStandardForm"><text:span text:style-name="T1"/></text:span></text:p>
      <text:p text:style-name="P142"><text:span text:style-name="MathematicaFormatStandardForm"><text:span text:style-name="T1"/></text:span></text:p>
      <text:p text:style-name="P228"><text:span text:style-name="MathematicaFormatStandardForm"><text:span text:style-name="T1"/></text:span></text:p>
      <text:p text:style-name="P228"><text:span text:style-name="MathematicaFormatStandardForm"><text:span text:style-name="T1"/></text:span></text:p>
      <text:p text:style-name="P212"><text:span text:style-name="MathematicaFormatStandardForm"><text:span text:style-name="T33"><draw:frame draw:style-name="fr1" draw:name="Object271" text:anchor-type="as-char" svg:y="-0.3402in" svg:width="5.0898in" svg:height="0.4811in" draw:z-index="270"><draw:object xlink:href="./Object 273" xlink:type="simple" xlink:show="embed" xlink:actuate="onLoad"/><draw:image xlink:href="./ObjectReplacements/Object 273" xlink:type="simple" xlink:show="embed" xlink:actuate="onLoad"/><svg:desc>formula</svg:desc></draw:frame></text:span></text:span></text:p>
      <text:p text:style-name="P182"><text:span text:style-name="MathematicaFormatStandardForm"><text:span text:style-name="T33"/></text:span></text:p>
      <text:p text:style-name="P183"><text:span text:style-name="MathematicaFormatStandardForm"><text:span text:style-name="T33"><draw:frame draw:style-name="fr1" draw:name="Object273" text:anchor-type="as-char" svg:y="-0.3382in" svg:width="4.9189in" svg:height="0.4783in" draw:z-index="271"><draw:object xlink:href="./Object 275" xlink:type="simple" xlink:show="embed" xlink:actuate="onLoad"/><draw:image xlink:href="./ObjectReplacements/Object 275" xlink:type="simple" xlink:show="embed" xlink:actuate="onLoad"/><svg:desc>formula</svg:desc></draw:frame></text:span></text:span></text:p>
      <text:p text:style-name="P182"><text:span text:style-name="MathematicaFormatStandardForm"><text:span text:style-name="T33"/></text:span></text:p>
      <text:p text:style-name="P185"><text:span text:style-name="MathematicaFormatStandardForm"><text:span text:style-name="T41"/></text:span></text:p>
      <text:p text:style-name="P185"><text:span text:style-name="MathematicaFormatStandardForm"><text:span text:style-name="T41"/></text:span></text:p>
      <text:p text:style-name="P143"><text:span text:style-name="MathematicaFormatStandardForm"><text:span text:style-name="T33">…</text:span></text:span></text:p>
      <text:p text:style-name="P143"><text:span text:style-name="MathematicaFormatStandardForm"><text:span text:style-name="T33"/></text:span></text:p>
      <text:p text:style-name="P143"><text:span text:style-name="MathematicaFormatStandardForm"><text:span text:style-name="T33"/></text:span></text:p>
      <text:p text:style-name="P229"><text:span text:style-name="MathematicaFormatStandardForm"><text:span text:style-name="T1"><draw:frame draw:style-name="fr1" draw:name="Object277" text:anchor-type="as-char" svg:y="-0.2043in" svg:width="1.5835in" svg:height="0.348in" draw:z-index="279"><draw:object xlink:href="./Object 279" xlink:type="simple" xlink:show="embed" xlink:actuate="onLoad"/><draw:image xlink:href="./ObjectReplacements/Object 279" xlink:type="simple" xlink:show="embed" xlink:actuate="onLoad"/><svg:desc>formula</svg:desc></draw:frame></text:span></text:span></text:p>
      <text:p text:style-name="P229"><text:span text:style-name="MathematicaFormatStandardForm"><text:span text:style-name="T1"/></text:span></text:p>
      <text:p text:style-name="P229"><text:span text:style-name="MathematicaFormatStandardForm"><text:span text:style-name="T1"><draw:frame draw:style-name="fr1" draw:name="Object278" text:anchor-type="as-char" svg:y="-0.1555in" svg:width="2.0465in" svg:height="0.2937in" draw:z-index="288"><draw:object xlink:href="./Object 280" xlink:type="simple" xlink:show="embed" xlink:actuate="onLoad"/><draw:image xlink:href="./ObjectReplacements/Object 280" xlink:type="simple" xlink:show="embed" xlink:actuate="onLoad"/><svg:desc>formula</svg:desc></draw:frame></text:span></text:span></text:p>
      <text:p text:style-name="P184"><text:span text:style-name="MathematicaFormatStandardForm"><text:span text:style-name="T33"/></text:span></text:p>
      <text:p text:style-name="P229"><text:span text:style-name="MathematicaFormatStandardForm"><text:span text:style-name="T1"><draw:frame draw:style-name="fr1" draw:name="Object279" text:anchor-type="as-char" svg:y="-0.2402in" svg:width="1.222in" svg:height="0.3791in" draw:z-index="290"><draw:object xlink:href="./Object 281" xlink:type="simple" xlink:show="embed" xlink:actuate="onLoad"/><draw:image xlink:href="./ObjectReplacements/Object 281" xlink:type="simple" xlink:show="embed" xlink:actuate="onLoad"/><svg:desc>formula</svg:desc></draw:frame></text:span></text:span></text:p>
      <text:p text:style-name="P229"><text:span text:style-name="MathematicaFormatStandardForm"><text:span text:style-name="T1"/></text:span></text:p>
      <text:p text:style-name="P229"><text:span text:style-name="MathematicaFormatStandardForm"><text:span text:style-name="T1"><draw:frame draw:style-name="fr1" draw:name="Object276" text:anchor-type="as-char" svg:y="-0.2374in" svg:width="1.1091in" svg:height="0.3764in" draw:z-index="272"><draw:object xlink:href="./Object 278" xlink:type="simple" xlink:show="embed" xlink:actuate="onLoad"/><draw:image xlink:href="./ObjectReplacements/Object 278" xlink:type="simple" xlink:show="embed" xlink:actuate="onLoad"/><svg:desc>formula</svg:desc></draw:frame></text:span></text:span></text:p>
      <text:p text:style-name="P229"><text:span text:style-name="MathematicaFormatStandardForm"><text:span text:style-name="T1"/></text:span></text:p>
      <text:p text:style-name="P230"><text:span text:style-name="MathematicaFormatStandardForm"><text:span text:style-name="T1"><draw:frame draw:style-name="fr1" draw:name="Object272" text:anchor-type="as-char" svg:y="-0.2402in" svg:width="1.4925in" svg:height="0.3791in" draw:z-index="276"><draw:object xlink:href="./Object 274" xlink:type="simple" xlink:show="embed" xlink:actuate="onLoad"/><draw:image xlink:href="./ObjectReplacements/Object 274" xlink:type="simple" xlink:show="embed" xlink:actuate="onLoad"/><svg:desc>formula</svg:desc></draw:frame></text:span></text:span></text:p>
      <text:p text:style-name="P214"><text:span text:style-name="MathematicaFormatStandardForm"><text:span text:style-name="T1">….</text:span></text:span></text:p>
      <text:p text:style-name="P230"><text:span text:style-name="MathematicaFormatStandardForm"><text:span text:style-name="T1"/></text:span></text:p>
      <text:p text:style-name="P231"><text:span text:style-name="MathematicaFormatStandardForm"><text:span text:style-name="T27">Ahem.</text:span></text:span></text:p>
      <text:p text:style-name="P231"><text:span text:style-name="MathematicaFormatStandardForm"><text:span text:style-name="T27"/></text:span></text:p>
      <text:p text:style-name="P144"><text:span text:style-name="MathematicaFormatStandardForm"><text:span text:style-name="T1"><draw:frame draw:style-name="fr1" draw:name="Object280" text:anchor-type="as-char" svg:y="-0.228in" svg:width="0.9634in" svg:height="0.352in" draw:z-index="291"><draw:object xlink:href="./Object 282" xlink:type="simple" xlink:show="embed" xlink:actuate="onLoad"/><draw:image xlink:href="./ObjectReplacements/Object 282" xlink:type="simple" xlink:show="embed" xlink:actuate="onLoad"/><svg:desc>formula</svg:desc></draw:frame></text:span></text:span></text:p>
      <text:p text:style-name="P144"><text:span text:style-name="MathematicaFormatStandardForm"><text:span text:style-name="T1"/></text:span></text:p>
      <text:p text:style-name="P144"><text:span text:style-name="MathematicaFormatStandardForm"><text:span text:style-name="T1"><draw:frame draw:style-name="fr1" draw:name="Object281" text:anchor-type="as-char" svg:y="-0.2228in" svg:width="0.8453in" svg:height="0.348in" draw:z-index="292"><draw:object xlink:href="./Object 283" xlink:type="simple" xlink:show="embed" xlink:actuate="onLoad"/><draw:image xlink:href="./ObjectReplacements/Object 283" xlink:type="simple" xlink:show="embed" xlink:actuate="onLoad"/><svg:desc>formula</svg:desc></draw:frame></text:span></text:span></text:p>
      <text:p text:style-name="P231"><text:span text:style-name="MathematicaFormatStandardForm"><text:span text:style-name="T27"/></text:span></text:p>
      <text:p text:style-name="P144"><text:span text:style-name="MathematicaFormatStandardForm"><text:span text:style-name="T1"><draw:frame draw:style-name="fr1" draw:name="Object274" text:anchor-type="as-char" svg:y="-0.3382in" svg:width="1.9453in" svg:height="0.4783in" draw:z-index="277"><draw:object xlink:href="./Object 276" xlink:type="simple" xlink:show="embed" xlink:actuate="onLoad"/><draw:image xlink:href="./ObjectReplacements/Object 276" xlink:type="simple" xlink:show="embed" xlink:actuate="onLoad"/><svg:desc>formula</svg:desc></draw:frame></text:span></text:span></text:p>
      <text:p text:style-name="P144"><text:span text:style-name="MathematicaFormatStandardForm"><text:span text:style-name="T1"/></text:span></text:p>
      <text:p text:style-name="P144"><text:span text:style-name="MathematicaFormatStandardForm"><text:span text:style-name="T1"><draw:frame draw:style-name="fr1" draw:name="Object275" text:anchor-type="as-char" svg:y="-0.1437in" svg:width="1.9453in" svg:height="0.2839in" draw:z-index="278"><draw:object xlink:href="./Object 277" xlink:type="simple" xlink:show="embed" xlink:actuate="onLoad"/><draw:image xlink:href="./ObjectReplacements/Object 277" xlink:type="simple" xlink:show="embed" xlink:actuate="onLoad"/><svg:desc>formula</svg:desc></draw:frame></text:span></text:span></text:p>
      <text:p text:style-name="P144"><text:span text:style-name="MathematicaFormatStandardForm"><text:span text:style-name="T1"/></text:span></text:p>
      <text:p text:style-name="P144"><text:span text:style-name="MathematicaFormatStandardForm"><text:span text:style-name="T1"><draw:frame draw:style-name="fr1" draw:name="Object282" text:anchor-type="as-char" svg:y="-0.1437in" svg:width="1.9492in" svg:height="0.2839in" draw:z-index="281"><draw:object xlink:href="./Object 284" xlink:type="simple" xlink:show="embed" xlink:actuate="onLoad"/><draw:image xlink:href="./ObjectReplacements/Object 284" xlink:type="simple" xlink:show="embed" xlink:actuate="onLoad"/><svg:desc>formula</svg:desc></draw:frame></text:span></text:span></text:p>
      <text:p text:style-name="P144"><text:span text:style-name="MathematicaFormatStandardForm"><text:span text:style-name="T1"/></text:span></text:p>
      <text:p text:style-name="P144"><text:span text:style-name="MathematicaFormatStandardForm"><text:span text:style-name="T1"><draw:frame draw:style-name="fr1" draw:name="Object283" text:anchor-type="as-char" svg:y="-0.1437in" svg:width="1.8929in" svg:height="0.2839in" draw:z-index="282"><draw:object xlink:href="./Object 285" xlink:type="simple" xlink:show="embed" xlink:actuate="onLoad"/><draw:image xlink:href="./ObjectReplacements/Object 285" xlink:type="simple" xlink:show="embed" xlink:actuate="onLoad"/><svg:desc>formula</svg:desc></draw:frame></text:span></text:span></text:p>
      <text:p text:style-name="P144"><text:span text:style-name="MathematicaFormatStandardForm"><text:span text:style-name="T1"/></text:span></text:p>
      <text:p text:style-name="P144"><text:span text:style-name="MathematicaFormatStandardForm"><text:span text:style-name="T1"><draw:frame draw:style-name="fr1" draw:name="Object285" text:anchor-type="as-char" svg:y="-0.228in" svg:width="1.6035in" svg:height="0.3689in" draw:z-index="283"><draw:object xlink:href="./Object 287" xlink:type="simple" xlink:show="embed" xlink:actuate="onLoad"/><draw:image xlink:href="./ObjectReplacements/Object 287" xlink:type="simple" xlink:show="embed" xlink:actuate="onLoad"/><svg:desc>formula</svg:desc></draw:frame></text:span></text:span></text:p>
      <text:p text:style-name="P144"><text:span text:style-name="MathematicaFormatStandardForm"><text:span text:style-name="T1"/></text:span></text:p>
      <text:p text:style-name="P145"><text:span text:style-name="MathematicaFormatStandardForm"><text:span text:style-name="T1"><draw:frame draw:style-name="fr1" draw:name="Object284" text:anchor-type="as-char" svg:y="-0.228in" svg:width="1.9602in" svg:height="0.3689in" draw:z-index="284"><draw:object xlink:href="./Object 286" xlink:type="simple" xlink:show="embed" xlink:actuate="onLoad"/><draw:image xlink:href="./ObjectReplacements/Object 286" xlink:type="simple" xlink:show="embed" xlink:actuate="onLoad"/><svg:desc>formula</svg:desc></draw:frame></text:span></text:span></text:p>
      <text:p text:style-name="P145"><text:span text:style-name="MathematicaFormatStandardForm"><text:span text:style-name="T1"/></text:span></text:p>
      <text:p text:style-name="P145"><text:span text:style-name="MathematicaFormatStandardForm"><text:span text:style-name="T1"><draw:frame draw:style-name="fr1" draw:name="Object286" text:anchor-type="as-char" svg:y="-0.228in" svg:width="1.9602in" svg:height="0.3689in" draw:z-index="285"><draw:object xlink:href="./Object 288" xlink:type="simple" xlink:show="embed" xlink:actuate="onLoad"/><draw:image xlink:href="./ObjectReplacements/Object 288" xlink:type="simple" xlink:show="embed" xlink:actuate="onLoad"/><svg:desc>formula</svg:desc></draw:frame></text:span></text:span></text:p>
      <text:p text:style-name="P205"><text:span text:style-name="MathematicaFormatStandardForm"><text:span text:style-name="T1">…</text:span></text:span></text:p>
      <text:p text:style-name="P145"><text:span text:style-name="MathematicaFormatStandardForm"><text:span text:style-name="T1"/></text:span></text:p>
      <text:p text:style-name="P146"><text:span text:style-name="MathematicaFormatStandardForm"><text:span text:style-name="T28">The trig stuff:</text:span></text:span></text:p>
      <text:p text:style-name="P146"><text:span text:style-name="MathematicaFormatStandardForm"><text:span text:style-name="T28"/></text:span></text:p>
      <text:p text:style-name="P146"><text:span text:style-name="MathematicaFormatStandardForm"><text:span text:style-name="T28"/></text:span></text:p>
      <text:p text:style-name="P207"><text:span text:style-name="MathematicaFormatStandardForm"><text:span text:style-name="T32">QUESTION!</text:span></text:span></text:p>
      <text:p text:style-name="P153"><text:span text:style-name="MathematicaFormatStandardForm"><text:span text:style-name="T32"/></text:span></text:p>
      <text:p text:style-name="P153"><text:span text:style-name="MathematicaFormatStandardForm"><text:span text:style-name="T32">Is there a reasonable way to interpret the factorial for all of this stuff?</text:span></text:span></text:p>
      <text:p text:style-name="P153"><text:span text:style-name="MathematicaFormatStandardForm"><text:span text:style-name="T32"/></text:span></text:p>
      <text:p text:style-name="P153"><text:span text:style-name="MathematicaFormatStandardForm"><text:span text:style-name="T32"/></text:span></text:p>
      <text:p text:style-name="P154"><text:span text:style-name="MathematicaFormatStandardForm"><text:span text:style-name="T1"><draw:frame draw:style-name="fr1" draw:name="Object293" text:anchor-type="as-char" svg:y="-0.2339in" svg:width="1.2236in" svg:height="0.3752in" draw:z-index="293"><draw:object xlink:href="./Object 295" xlink:type="simple" xlink:show="embed" xlink:actuate="onLoad"/><draw:image xlink:href="./ObjectReplacements/Object 295" xlink:type="simple" xlink:show="embed" xlink:actuate="onLoad"/><svg:desc>formula</svg:desc></draw:frame></text:span></text:span></text:p>
      <text:p text:style-name="P154"><text:span text:style-name="MathematicaFormatStandardForm"><text:span text:style-name="T1"/></text:span></text:p>
      <text:p text:style-name="P155"><text:span text:style-name="MathematicaFormatStandardForm"><text:span text:style-name="T1"><draw:frame draw:style-name="fr1" draw:name="Object297" text:anchor-type="as-char" svg:y="-0.1425in" svg:width="2.2591in" svg:height="0.2827in" draw:z-index="296"><draw:object xlink:href="./Object 299" xlink:type="simple" xlink:show="embed" xlink:actuate="onLoad"/><draw:image xlink:href="./ObjectReplacements/Object 299" xlink:type="simple" xlink:show="embed" xlink:actuate="onLoad"/><svg:desc>formula</svg:desc></draw:frame></text:span></text:span></text:p>
      <text:p text:style-name="P154"><text:span text:style-name="MathematicaFormatStandardForm"><text:span text:style-name="T1"/></text:span></text:p>
      <text:p text:style-name="P155"><text:span text:style-name="MathematicaFormatStandardForm"><text:span text:style-name="T1"><draw:frame draw:style-name="fr1" draw:name="Object295" text:anchor-type="as-char" svg:y="-0.1437in" svg:width="0.9138in" svg:height="0.3102in" draw:z-index="294"><draw:object xlink:href="./Object 297" xlink:type="simple" xlink:show="embed" xlink:actuate="onLoad"/><draw:image xlink:href="./ObjectReplacements/Object 297" xlink:type="simple" xlink:show="embed" xlink:actuate="onLoad"/><svg:desc>formula</svg:desc></draw:frame></text:span></text:span></text:p>
      <text:p text:style-name="P155"><text:span text:style-name="MathematicaFormatStandardForm"><text:span text:style-name="T1"/></text:span></text:p>
      <text:p text:style-name="P155"><text:span text:style-name="MathematicaFormatStandardForm"><text:span text:style-name="T1"><draw:frame draw:style-name="fr1" draw:name="Object294" text:anchor-type="as-char" svg:y="-0.1425in" svg:width="1.2091in" svg:height="0.3083in" draw:z-index="297"><draw:object xlink:href="./Object 296" xlink:type="simple" xlink:show="embed" xlink:actuate="onLoad"/><draw:image xlink:href="./ObjectReplacements/Object 296" xlink:type="simple" xlink:show="embed" xlink:actuate="onLoad"/><svg:desc>formula</svg:desc></draw:frame></text:span></text:span></text:p>
      <text:p text:style-name="P155"><text:span text:style-name="MathematicaFormatStandardForm"><text:span text:style-name="T1"/></text:span></text:p>
      <text:p text:style-name="P155"><text:span text:style-name="MathematicaFormatStandardForm"><text:span text:style-name="T1"><draw:frame draw:style-name="fr1" draw:name="Object296" text:anchor-type="as-char" svg:y="-0.1437in" svg:width="2.4228in" svg:height="0.2839in" draw:z-index="295"><draw:object xlink:href="./Object 298" xlink:type="simple" xlink:show="embed" xlink:actuate="onLoad"/><draw:image xlink:href="./ObjectReplacements/Object 298" xlink:type="simple" xlink:show="embed" xlink:actuate="onLoad"/><svg:desc>formula</svg:desc></draw:frame></text:span></text:span></text:p>
      <text:p text:style-name="P155"><text:span text:style-name="MathematicaFormatStandardForm"><text:span text:style-name="T1"/></text:span></text:p>
      <text:p text:style-name="P155"><text:span text:style-name="MathematicaFormatStandardForm"><text:span text:style-name="T1"/></text:span></text:p>
      <text:p text:style-name="P208"><text:span text:style-name="MathematicaFormatStandardForm"><text:span text:style-name="T1"><draw:frame draw:style-name="fr1" draw:name="Object298" text:anchor-type="as-char" svg:y="-0.2228in" svg:width="0.9744in" svg:height="0.5217in" draw:z-index="298"><draw:object xlink:href="./Object 300" xlink:type="simple" xlink:show="embed" xlink:actuate="onLoad"/><draw:image xlink:href="./ObjectReplacements/Object 300" xlink:type="simple" xlink:show="embed" xlink:actuate="onLoad"/><svg:desc>formula</svg:desc></draw:frame></text:span></text:span></text:p>
      <text:p text:style-name="P156"><text:span text:style-name="MathematicaFormatStandardForm"><text:span text:style-name="T1"/></text:span></text:p>
      <text:p text:style-name="P156"><text:span text:style-name="MathematicaFormatStandardForm"><text:span text:style-name="T1"><draw:frame draw:style-name="fr1" draw:name="Object299" text:anchor-type="as-char" svg:y="-0.3382in" svg:width="1.998in" svg:height="0.4783in" draw:z-index="299"><draw:object xlink:href="./Object 301" xlink:type="simple" xlink:show="embed" xlink:actuate="onLoad"/><draw:image xlink:href="./ObjectReplacements/Object 301" xlink:type="simple" xlink:show="embed" xlink:actuate="onLoad"/><svg:desc>formula</svg:desc></draw:frame></text:span></text:span></text:p>
      <text:p text:style-name="P156"><text:span text:style-name="MathematicaFormatStandardForm"><text:span text:style-name="T1"/></text:span></text:p>
      <text:p text:style-name="P156"><text:span text:style-name="MathematicaFormatStandardForm"><text:span text:style-name="T1"><draw:frame draw:style-name="fr1" draw:name="Object300" text:anchor-type="as-char" svg:y="-0.3382in" svg:width="2.0402in" svg:height="0.4783in" draw:z-index="300"><draw:object xlink:href="./Object 302" xlink:type="simple" xlink:show="embed" xlink:actuate="onLoad"/><draw:image xlink:href="./ObjectReplacements/Object 302" xlink:type="simple" xlink:show="embed" xlink:actuate="onLoad"/><svg:desc>formula</svg:desc></draw:frame></text:span></text:span></text:p>
      <text:p text:style-name="P156"><text:span text:style-name="MathematicaFormatStandardForm"><text:span text:style-name="T1"/></text:span></text:p>
      <text:p text:style-name="P156"><text:span text:style-name="MathematicaFormatStandardForm"><text:span text:style-name="T1"><draw:frame draw:style-name="fr1" draw:name="Object301" text:anchor-type="as-char" svg:y="-0.1437in" svg:width="1.978in" svg:height="0.2839in" draw:z-index="301"><draw:object xlink:href="./Object 303" xlink:type="simple" xlink:show="embed" xlink:actuate="onLoad"/><draw:image xlink:href="./ObjectReplacements/Object 303" xlink:type="simple" xlink:show="embed" xlink:actuate="onLoad"/><svg:desc>formula</svg:desc></draw:frame></text:span></text:span></text:p>
      <text:p text:style-name="P156"><text:span text:style-name="MathematicaFormatStandardForm"><text:span text:style-name="T1"/></text:span></text:p>
      <text:p text:style-name="P156"><text:span text:style-name="MathematicaFormatStandardForm"><text:span text:style-name="T1"><draw:frame draw:style-name="fr1" draw:name="Object302" text:anchor-type="as-char" svg:y="-0.1437in" svg:width="3.8043in" svg:height="0.2839in" draw:z-index="302"><draw:object xlink:href="./Object 304" xlink:type="simple" xlink:show="embed" xlink:actuate="onLoad"/><draw:image xlink:href="./ObjectReplacements/Object 304" xlink:type="simple" xlink:show="embed" xlink:actuate="onLoad"/><svg:desc>formula</svg:desc></draw:frame></text:span></text:span></text:p>
      <text:p text:style-name="P156"><text:span text:style-name="MathematicaFormatStandardForm"><text:span text:style-name="T1"/></text:span></text:p>
      <text:p text:style-name="P156"><text:span text:style-name="MathematicaFormatStandardForm"><text:span text:style-name="T1"><draw:frame draw:style-name="fr1" draw:name="Object303" text:anchor-type="as-char" svg:y="-0.3382in" svg:width="4.5035in" svg:height="0.4783in" draw:z-index="303"><draw:object xlink:href="./Object 305" xlink:type="simple" xlink:show="embed" xlink:actuate="onLoad"/><draw:image xlink:href="./ObjectReplacements/Object 305" xlink:type="simple" xlink:show="embed" xlink:actuate="onLoad"/><svg:desc>formula</svg:desc></draw:frame></text:span></text:span></text:p>
      <text:p text:style-name="P156"><text:span text:style-name="MathematicaFormatStandardForm"><text:span text:style-name="T1"/></text:span></text:p>
      <text:p text:style-name="P157"><text:span text:style-name="MathematicaFormatStandardForm"><text:span text:style-name="T1"><draw:frame draw:style-name="fr1" draw:name="Object304" text:anchor-type="as-char" svg:y="-0.3382in" svg:width="3.3575in" svg:height="0.4783in" draw:z-index="304"><draw:object xlink:href="./Object 306" xlink:type="simple" xlink:show="embed" xlink:actuate="onLoad"/><draw:image xlink:href="./ObjectReplacements/Object 306" xlink:type="simple" xlink:show="embed" xlink:actuate="onLoad"/><svg:desc>formula</svg:desc></draw:frame></text:span></text:span></text:p>
      <text:p text:style-name="P209"><text:span text:style-name="MathematicaFormatStandardForm"><text:span text:style-name="T1"><draw:frame draw:style-name="fr1" draw:name="Object306" text:anchor-type="as-char" svg:y="-0.1244in" svg:width="1.3744in" svg:height="0.2791in" draw:z-index="306"><draw:object xlink:href="./Object 308" xlink:type="simple" xlink:show="embed" xlink:actuate="onLoad"/><draw:image xlink:href="./ObjectReplacements/Object 308" xlink:type="simple" xlink:show="embed" xlink:actuate="onLoad"/><svg:desc>formula</svg:desc></draw:frame></text:span></text:span></text:p>
      <text:p text:style-name="P158"><text:span text:style-name="MathematicaFormatStandardForm"><text:span text:style-name="T1"/></text:span></text:p>
      <text:p text:style-name="P158"><text:span text:style-name="MathematicaFormatStandardForm"><text:span text:style-name="T1"><draw:frame draw:style-name="fr1" draw:name="Object305" text:anchor-type="as-char" svg:y="-0.1244in" svg:width="1.9098in" svg:height="0.2791in" draw:z-index="305"><draw:object xlink:href="./Object 307" xlink:type="simple" xlink:show="embed" xlink:actuate="onLoad"/><draw:image xlink:href="./ObjectReplacements/Object 307" xlink:type="simple" xlink:show="embed" xlink:actuate="onLoad"/><svg:desc>formula</svg:desc></draw:frame></text:span></text:span></text:p>
      <text:p text:style-name="P158"><text:span text:style-name="MathematicaFormatStandardForm"><text:span text:style-name="T1"/></text:span></text:p>
      <text:p text:style-name="P158"><text:span text:style-name="MathematicaFormatStandardForm"><text:span text:style-name="T1"><draw:frame draw:style-name="fr1" draw:name="Object307" text:anchor-type="as-char" svg:y="-0.378in" svg:width="2.3098in" svg:height="0.6764in" draw:z-index="307"><draw:object xlink:href="./Object 309" xlink:type="simple" xlink:show="embed" xlink:actuate="onLoad"/><draw:image xlink:href="./ObjectReplacements/Object 309" xlink:type="simple" xlink:show="embed" xlink:actuate="onLoad"/><svg:desc>formula</svg:desc></draw:frame></text:span></text:span></text:p>
      <text:p text:style-name="P158"><text:span text:style-name="MathematicaFormatStandardForm"><text:span text:style-name="T1"/></text:span></text:p>
      <text:p text:style-name="P158"><text:span text:style-name="MathematicaFormatStandardForm"><text:span text:style-name="T1"><draw:frame draw:style-name="fr1" draw:name="Object308" text:anchor-type="as-char" svg:y="-0.378in" svg:width="3.078in" svg:height="0.6764in" draw:z-index="308"><draw:object xlink:href="./Object 310" xlink:type="simple" xlink:show="embed" xlink:actuate="onLoad"/><draw:image xlink:href="./ObjectReplacements/Object 310" xlink:type="simple" xlink:show="embed" xlink:actuate="onLoad"/><svg:desc>formula</svg:desc></draw:frame></text:span></text:span></text:p>
      <text:p text:style-name="P158"><text:span text:style-name="MathematicaFormatStandardForm"><text:span text:style-name="T1"/></text:span></text:p>
      <text:p text:style-name="P159"><text:span text:style-name="MathematicaFormatStandardForm"><text:span text:style-name="T1"><draw:frame draw:style-name="fr1" draw:name="Object309" text:anchor-type="as-char" svg:y="-0.1244in" svg:width="0.7575in" svg:height="0.1752in" draw:z-index="309"><draw:object xlink:href="./Object 311" xlink:type="simple" xlink:show="embed" xlink:actuate="onLoad"/><draw:image xlink:href="./ObjectReplacements/Object 311" xlink:type="simple" xlink:show="embed" xlink:actuate="onLoad"/><svg:desc>formula</svg:desc></draw:frame></text:span></text:span></text:p>
      <text:p text:style-name="P159"><text:span text:style-name="MathematicaFormatStandardForm"><text:span text:style-name="T1"/></text:span></text:p>
      <text:p text:style-name="P160"><text:span text:style-name="MathematicaFormatStandardForm"><text:span text:style-name="T1"><draw:frame draw:style-name="fr1" draw:name="Object310" text:anchor-type="as-char" svg:y="-0.1425in" svg:width="2.0236in" svg:height="0.3083in" draw:z-index="310"><draw:object xlink:href="./Object 312" xlink:type="simple" xlink:show="embed" xlink:actuate="onLoad"/><draw:image xlink:href="./ObjectReplacements/Object 312" xlink:type="simple" xlink:show="embed" xlink:actuate="onLoad"/><svg:desc>formula</svg:desc></draw:frame></text:span></text:span></text:p>
      <text:p text:style-name="P160"><text:span text:style-name="MathematicaFormatStandardForm"><text:span text:style-name="T1"/></text:span></text:p>
      <text:p text:style-name="P160"><text:span text:style-name="MathematicaFormatStandardForm"><text:span text:style-name="T1"><draw:frame draw:style-name="fr1" draw:name="Object311" text:anchor-type="as-char" svg:y="-0.3972in" svg:width="2.9382in" svg:height="0.7154in" draw:z-index="311"><draw:object xlink:href="./Object 313" xlink:type="simple" xlink:show="embed" xlink:actuate="onLoad"/><draw:image xlink:href="./ObjectReplacements/Object 313" xlink:type="simple" xlink:show="embed" xlink:actuate="onLoad"/><svg:desc>formula</svg:desc></draw:frame></text:span></text:span></text:p>
      <text:p text:style-name="P160"><text:span text:style-name="MathematicaFormatStandardForm"><text:span text:style-name="T1"/></text:span></text:p>
      <text:p text:style-name="P161"><text:span text:style-name="MathematicaFormatStandardForm"><text:span text:style-name="T1"><draw:frame draw:style-name="fr1" draw:name="Object312" text:anchor-type="as-char" svg:y="-0.1437in" svg:width="1.5043in" svg:height="0.3102in" draw:z-index="312"><draw:object xlink:href="./Object 314" xlink:type="simple" xlink:show="embed" xlink:actuate="onLoad"/><draw:image xlink:href="./ObjectReplacements/Object 314" xlink:type="simple" xlink:show="embed" xlink:actuate="onLoad"/><svg:desc>formula</svg:desc></draw:frame></text:span></text:span></text:p>
      <text:p text:style-name="P161"><text:span text:style-name="MathematicaFormatStandardForm"><text:span text:style-name="T1"/></text:span></text:p>
      <text:p text:style-name="P161"><text:span text:style-name="MathematicaFormatStandardForm"><text:span text:style-name="T1"><draw:frame draw:style-name="fr1" draw:name="Object313" text:anchor-type="as-char" svg:y="-0.3972in" svg:width="2.3264in" svg:height="0.7154in" draw:z-index="313"><draw:object xlink:href="./Object 315" xlink:type="simple" xlink:show="embed" xlink:actuate="onLoad"/><draw:image xlink:href="./ObjectReplacements/Object 315" xlink:type="simple" xlink:show="embed" xlink:actuate="onLoad"/><svg:desc>formula</svg:desc></draw:frame></text:span></text:span></text:p>
      <text:p text:style-name="P161"><text:span text:style-name="MathematicaFormatStandardForm"><text:span text:style-name="T1"/></text:span></text:p>
      <text:p text:style-name="P162"><text:span text:style-name="MathematicaFormatStandardForm"><text:span text:style-name="T1"><draw:frame draw:style-name="fr1" draw:name="Object314" text:anchor-type="as-char" svg:y="-0.1437in" svg:width="0.9138in" svg:height="0.3102in" draw:z-index="314"><draw:object xlink:href="./Object 316" xlink:type="simple" xlink:show="embed" xlink:actuate="onLoad"/><draw:image xlink:href="./ObjectReplacements/Object 316" xlink:type="simple" xlink:show="embed" xlink:actuate="onLoad"/><svg:desc>formula</svg:desc></draw:frame></text:span></text:span></text:p>
      <text:p text:style-name="P162"><text:span text:style-name="MathematicaFormatStandardForm"><text:span text:style-name="T1"/></text:span></text:p>
      <text:p text:style-name="P162"><text:span text:style-name="MathematicaFormatStandardForm"><text:span text:style-name="T1"><draw:frame draw:style-name="fr1" draw:name="Object315" text:anchor-type="as-char" svg:y="-0.3972in" svg:width="1.652in" svg:height="0.7154in" draw:z-index="315"><draw:object xlink:href="./Object 317" xlink:type="simple" xlink:show="embed" xlink:actuate="onLoad"/><draw:image xlink:href="./ObjectReplacements/Object 317" xlink:type="simple" xlink:show="embed" xlink:actuate="onLoad"/><svg:desc>formula</svg:desc></draw:frame></text:span></text:span></text:p>
      <text:p text:style-name="P162"><text:span text:style-name="MathematicaFormatStandardForm"><text:span text:style-name="T1"/></text:span></text:p>
      <text:p text:style-name="P163"><text:span text:style-name="MathematicaFormatStandardForm"><text:span text:style-name="T1"><draw:frame draw:style-name="fr1" draw:name="Object316" text:anchor-type="as-char" svg:y="-0.1425in" svg:width="1.2102in" svg:height="0.3083in" draw:z-index="316"><draw:object xlink:href="./Object 318" xlink:type="simple" xlink:show="embed" xlink:actuate="onLoad"/><draw:image xlink:href="./ObjectReplacements/Object 318" xlink:type="simple" xlink:show="embed" xlink:actuate="onLoad"/><svg:desc>formula</svg:desc></draw:frame></text:span></text:span></text:p>
      <text:p text:style-name="P163"><text:span text:style-name="MathematicaFormatStandardForm"><text:span text:style-name="T1"/></text:span></text:p>
      <text:p text:style-name="P163"><text:span text:style-name="MathematicaFormatStandardForm"><text:span text:style-name="T1"><draw:frame draw:style-name="fr1" draw:name="Object317" text:anchor-type="as-char" svg:y="-0.3972in" svg:width="1.6535in" svg:height="0.7154in" draw:z-index="317"><draw:object xlink:href="./Object 319" xlink:type="simple" xlink:show="embed" xlink:actuate="onLoad"/><draw:image xlink:href="./ObjectReplacements/Object 319" xlink:type="simple" xlink:show="embed" xlink:actuate="onLoad"/><svg:desc>formula</svg:desc></draw:frame></text:span></text:span></text:p>
      <text:p text:style-name="P210"><text:span text:style-name="MathematicaFormatStandardForm"><text:span text:style-name="T1"><draw:frame draw:style-name="fr2" draw:name="Object318" text:anchor-type="as-char" svg:y="-0.2547in" svg:width="1.0929in" svg:height="0.4165in" draw:z-index="318"><draw:object xlink:href="./Object 320" xlink:type="simple" xlink:show="embed" xlink:actuate="onLoad"/><draw:image xlink:href="./ObjectReplacements/Object 320" xlink:type="simple" xlink:show="embed" xlink:actuate="onLoad"/><svg:desc>formula</svg:desc></draw:frame></text:span></text:span></text:p>
      <text:p text:style-name="P164"><text:span text:style-name="MathematicaFormatStandardForm"><text:span text:style-name="T1"/></text:span></text:p>
      <text:p text:style-name="P236"><text:span text:style-name="MathematicaFormatStandardForm"><text:span text:style-name="T46"><draw:frame draw:style-name="fr1" draw:name="Object330" text:anchor-type="as-char" svg:y="-0.2043in" svg:width="1.6457in" svg:height="0.348in" draw:z-index="330"><draw:object xlink:href="./Object 332" xlink:type="simple" xlink:show="embed" xlink:actuate="onLoad"/><draw:image xlink:href="./ObjectReplacements/Object 332" xlink:type="simple" xlink:show="embed" xlink:actuate="onLoad"/><svg:desc>formula</svg:desc></draw:frame></text:span></text:span></text:p>
      <text:p text:style-name="P164"><text:span text:style-name="MathematicaFormatStandardForm"><text:span text:style-name="T1"/></text:span></text:p>
      <text:p text:style-name="P164"><text:span text:style-name="MathematicaFormatStandardForm"><text:span text:style-name="T1">*</text:span></text:span><text:span text:style-name="MathematicaFormatStandardForm"><text:span text:style-name="T1"><draw:frame draw:style-name="fr1" draw:name="Object319" text:anchor-type="as-char" svg:y="-0.1244in" svg:width="0.4362in" svg:height="0.1752in" draw:z-index="319"><draw:object xlink:href="./Object 321" xlink:type="simple" xlink:show="embed" xlink:actuate="onLoad"/><draw:image xlink:href="./ObjectReplacements/Object 321" xlink:type="simple" xlink:show="embed" xlink:actuate="onLoad"/><svg:desc>formula</svg:desc></draw:frame></text:span></text:span></text:p>
      <text:p text:style-name="P164"><text:span text:style-name="MathematicaFormatStandardForm"><text:span text:style-name="T1"/></text:span></text:p>
      <text:p text:style-name="P164"><text:span text:style-name="MathematicaFormatStandardForm"><text:span text:style-name="T1"><draw:frame draw:style-name="fr1" draw:name="Object320" text:anchor-type="as-char" svg:y="-0.2043in" svg:width="0.6362in" svg:height="0.3283in" draw:z-index="320"><draw:object xlink:href="./Object 322" xlink:type="simple" xlink:show="embed" xlink:actuate="onLoad"/><draw:image xlink:href="./ObjectReplacements/Object 322" xlink:type="simple" xlink:show="embed" xlink:actuate="onLoad"/><svg:desc>formula</svg:desc></draw:frame></text:span></text:span></text:p>
      <text:p text:style-name="P164"><text:span text:style-name="MathematicaFormatStandardForm"><text:span text:style-name="T1"/></text:span></text:p>
      <text:p text:style-name="P164"><text:span text:style-name="MathematicaFormatStandardForm"><text:span text:style-name="T1">*</text:span></text:span><text:span text:style-name="MathematicaFormatStandardForm"><text:span text:style-name="T1"><draw:frame draw:style-name="fr1" draw:name="Object321" text:anchor-type="as-char" svg:y="-0.2043in" svg:width="0.8429in" svg:height="0.3283in" draw:z-index="321"><draw:object xlink:href="./Object 323" xlink:type="simple" xlink:show="embed" xlink:actuate="onLoad"/><draw:image xlink:href="./ObjectReplacements/Object 323" xlink:type="simple" xlink:show="embed" xlink:actuate="onLoad"/><svg:desc>formula</svg:desc></draw:frame></text:span></text:span></text:p>
      <text:p text:style-name="P164"><text:span text:style-name="MathematicaFormatStandardForm"><text:span text:style-name="T1"/></text:span></text:p>
      <text:p text:style-name="P164"><text:span text:style-name="MathematicaFormatStandardForm"><text:span text:style-name="T1"><draw:frame draw:style-name="fr1" draw:name="Object322" text:anchor-type="as-char" svg:y="-0.2043in" svg:width="0.828in" svg:height="0.3283in" draw:z-index="322"><draw:object xlink:href="./Object 324" xlink:type="simple" xlink:show="embed" xlink:actuate="onLoad"/><draw:image xlink:href="./ObjectReplacements/Object 324" xlink:type="simple" xlink:show="embed" xlink:actuate="onLoad"/><svg:desc>formula</svg:desc></draw:frame></text:span></text:span></text:p>
      <text:p text:style-name="P164"><text:span text:style-name="MathematicaFormatStandardForm"><text:span text:style-name="T1"/></text:span></text:p>
      <text:p text:style-name="P164"><text:span text:style-name="MathematicaFormatStandardForm"><text:span text:style-name="T1"><draw:frame draw:style-name="fr1" draw:name="Object323" text:anchor-type="as-char" svg:y="-0.2043in" svg:width="1.5362in" svg:height="0.3283in" draw:z-index="323"><draw:object xlink:href="./Object 325" xlink:type="simple" xlink:show="embed" xlink:actuate="onLoad"/><draw:image xlink:href="./ObjectReplacements/Object 325" xlink:type="simple" xlink:show="embed" xlink:actuate="onLoad"/><svg:desc>formula</svg:desc></draw:frame></text:span></text:span></text:p>
      <text:p text:style-name="P164"><text:span text:style-name="MathematicaFormatStandardForm"><text:span text:style-name="T1"/></text:span></text:p>
      <text:p text:style-name="P164"><text:span text:style-name="MathematicaFormatStandardForm"><text:span text:style-name="T1"><draw:frame draw:style-name="fr1" draw:name="Object324" text:anchor-type="as-char" svg:y="-0.2043in" svg:width="1.7429in" svg:height="0.3283in" draw:z-index="324"><draw:object xlink:href="./Object 326" xlink:type="simple" xlink:show="embed" xlink:actuate="onLoad"/><draw:image xlink:href="./ObjectReplacements/Object 326" xlink:type="simple" xlink:show="embed" xlink:actuate="onLoad"/><svg:desc>formula</svg:desc></draw:frame></text:span></text:span></text:p>
      <text:p text:style-name="P164"><text:span text:style-name="MathematicaFormatStandardForm"><text:span text:style-name="T1"/></text:span></text:p>
      <text:p text:style-name="P164"><text:span text:style-name="MathematicaFormatStandardForm"><text:span text:style-name="T1">*</text:span></text:span><text:span text:style-name="MathematicaFormatStandardForm"><text:span text:style-name="T1"><draw:frame draw:style-name="fr1" draw:name="Object325" text:anchor-type="as-char" svg:y="-0.2043in" svg:width="1.3134in" svg:height="0.3283in" draw:z-index="325"><draw:object xlink:href="./Object 327" xlink:type="simple" xlink:show="embed" xlink:actuate="onLoad"/><draw:image xlink:href="./ObjectReplacements/Object 327" xlink:type="simple" xlink:show="embed" xlink:actuate="onLoad"/><svg:desc>formula</svg:desc></draw:frame></text:span></text:span></text:p>
      <text:p text:style-name="P164"><text:span text:style-name="MathematicaFormatStandardForm"><text:span text:style-name="T1"/></text:span></text:p>
      <text:p text:style-name="P164"><text:span text:style-name="MathematicaFormatStandardForm"><text:span text:style-name="T1"><draw:frame draw:style-name="fr1" draw:name="Object326" text:anchor-type="as-char" svg:y="-0.2043in" svg:width="1.0291in" svg:height="0.3283in" draw:z-index="326"><draw:object xlink:href="./Object 328" xlink:type="simple" xlink:show="embed" xlink:actuate="onLoad"/><draw:image xlink:href="./ObjectReplacements/Object 328" xlink:type="simple" xlink:show="embed" xlink:actuate="onLoad"/><svg:desc>formula</svg:desc></draw:frame></text:span></text:span></text:p>
      <text:p text:style-name="P164"><text:span text:style-name="MathematicaFormatStandardForm"><text:span text:style-name="T1"/></text:span></text:p>
      <text:p text:style-name="P164"><text:span text:style-name="MathematicaFormatStandardForm"><text:span text:style-name="T1"><draw:frame draw:style-name="fr1" draw:name="Object327" text:anchor-type="as-char" svg:y="-0.2043in" svg:width="3.1236in" svg:height="0.3283in" draw:z-index="327"><draw:object xlink:href="./Object 329" xlink:type="simple" xlink:show="embed" xlink:actuate="onLoad"/><draw:image xlink:href="./ObjectReplacements/Object 329" xlink:type="simple" xlink:show="embed" xlink:actuate="onLoad"/><svg:desc>formula</svg:desc></draw:frame></text:span></text:span></text:p>
      <text:p text:style-name="P164"><text:span text:style-name="MathematicaFormatStandardForm"><text:span text:style-name="T1"/></text:span></text:p>
      <text:p text:style-name="P165"><text:span text:style-name="MathematicaFormatStandardForm"><text:span text:style-name="T1"><draw:frame draw:style-name="fr1" draw:name="Object328" text:anchor-type="as-char" svg:y="-0.2043in" svg:width="4.0563in" svg:height="0.3283in" draw:z-index="328"><draw:object xlink:href="./Object 330" xlink:type="simple" xlink:show="embed" xlink:actuate="onLoad"/><draw:image xlink:href="./ObjectReplacements/Object 330" xlink:type="simple" xlink:show="embed" xlink:actuate="onLoad"/><svg:desc>formula</svg:desc></draw:frame></text:span></text:span></text:p>
      <text:p text:style-name="P165"><text:span text:style-name="MathematicaFormatStandardForm"><text:span text:style-name="T1"/></text:span></text:p>
      <text:p text:style-name="P165"><text:span text:style-name="MathematicaFormatStandardForm"><text:span text:style-name="T1"><draw:frame draw:style-name="fr1" draw:name="Object329" text:anchor-type="as-char" svg:y="-0.2043in" svg:width="1.7917in" svg:height="0.3283in" draw:z-index="329"><draw:object xlink:href="./Object 331" xlink:type="simple" xlink:show="embed" xlink:actuate="onLoad"/><draw:image xlink:href="./ObjectReplacements/Object 331" xlink:type="simple" xlink:show="embed" xlink:actuate="onLoad"/><svg:desc>formula</svg:desc></draw:frame></text:span></text:span></text:p>
      <text:p text:style-name="P239"><text:span text:style-name="MathematicaFormatStandardForm"><text:span text:style-name="T1"/></text:span></text:p>
      <text:p text:style-name="P239"><text:span text:style-name="MathematicaFormatStandardForm"><text:span text:style-name="T1"><draw:frame draw:style-name="fr2" draw:name="Object332" text:anchor-type="as-char" svg:y="-0.2547in" svg:width="1.0945in" svg:height="0.4165in" draw:z-index="333"><draw:object xlink:href="./Object 334" xlink:type="simple" xlink:show="embed" xlink:actuate="onLoad"/><draw:image xlink:href="./ObjectReplacements/Object 334" xlink:type="simple" xlink:show="embed" xlink:actuate="onLoad"/><svg:desc>formula</svg:desc></draw:frame></text:span></text:span></text:p>
      <text:p text:style-name="P239"><text:span text:style-name="MathematicaFormatStandardForm"><text:span text:style-name="T1"/></text:span></text:p>
      <text:p text:style-name="P239"><text:span text:style-name="MathematicaFormatStandardForm"><text:span text:style-name="T1"><draw:frame draw:style-name="fr2" draw:name="Object333" text:anchor-type="as-char" svg:y="-0.2547in" svg:width="1.0945in" svg:height="0.4165in" draw:z-index="334"><draw:object xlink:href="./Object 335" xlink:type="simple" xlink:show="embed" xlink:actuate="onLoad"/><draw:image xlink:href="./ObjectReplacements/Object 335" xlink:type="simple" xlink:show="embed" xlink:actuate="onLoad"/><svg:desc>formula</svg:desc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/>
    <style:style style:name="Footer_20_right" style:display-name="Footer right" style:family="paragraph" style:parent-style-name="Standard" style:class="extra"/>
    <style:style style:name="Footer_20_left" style:display-name="Footer left" style:family="paragraph" style:parent-style-name="Standard" style:class="extra"/>
    <style:style style:name="Footer" style:family="paragraph" style:parent-style-name="Standard" style:class="extra"/>
    <style:style style:name="First_20_line_20_indent" style:display-name="First line indent" style:family="paragraph" style:parent-style-name="Text_20_body" style:class="text"/>
    <style:style style:name="Endnote" style:family="paragraph" style:parent-style-name="Standard" style:class="extra"/>
    <style:style style:name="Drawing" style:family="paragraph" style:parent-style-name="Caption" style:class="extra"/>
    <style:style style:name="Contents_20_Heading" style:display-name="Contents Heading" style:family="paragraph" style:parent-style-name="Heading" style:class="index"/>
    <style:style style:name="Contents_20_10" style:display-name="Contents 10" style:family="paragraph" style:parent-style-name="Index" style:class="index"/>
    <style:style style:name="Contents_20_9" style:display-name="Contents 9" style:family="paragraph" style:parent-style-name="Index" style:class="index"/>
    <style:style style:name="Contents_20_8" style:display-name="Contents 8" style:family="paragraph" style:parent-style-name="Index" style:class="index"/>
    <style:style style:name="Contents_20_7" style:display-name="Contents 7" style:family="paragraph" style:parent-style-name="Index" style:class="index"/>
    <style:style style:name="Contents_20_6" style:display-name="Contents 6" style:family="paragraph" style:parent-style-name="Index" style:class="index"/>
    <style:style style:name="Contents_20_5" style:display-name="Contents 5" style:family="paragraph" style:parent-style-name="Index" style:class="index"/>
    <style:style style:name="Contents_20_4" style:display-name="Contents 4" style:family="paragraph" style:parent-style-name="Index" style:class="index"/>
    <style:style style:name="Contents_20_3" style:display-name="Contents 3" style:family="paragraph" style:parent-style-name="Index" style:class="index"/>
    <style:style style:name="Contents_20_2" style:display-name="Contents 2" style:family="paragraph" style:parent-style-name="Index" style:class="index"/>
    <style:style style:name="Contents_20_1" style:display-name="Contents 1" style:family="paragraph" style:parent-style-name="Index" style:class="index"/>
    <style:style style:name="Salutation" style:family="paragraph" style:parent-style-name="Standard" style:class="text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Addressee" style:family="paragraph" style:parent-style-name="Standard" style:class="extra"/>
    <style:style style:name="aaMathematicaCellInput" style:family="paragraph" style:default-outline-level="">
      <loext:graphic-properties draw:fill="solid" draw:fill-color="#e6e6e6" draw:opacity="100%"/>
      <style:paragraph-properties fo:text-align="start" style:justify-single-word="false" fo:orphans="2" fo:widows="2" fo:background-color="#e6e6e6" fo:padding="0.0201in" fo:border="0.06pt solid #000000" style:shadow="none" style:writing-mode="lr-tb">
        <style:tab-stops>
          <style:tab-stop style:position="0.2in"/>
        </style:tab-stops>
      </style:paragraph-properties>
      <style:text-properties style:text-outline="false" style:text-line-through-style="none" style:text-line-through-type="none" style:font-name="Gentium Basic" fo:font-family="'Gentium Basic'" style:font-style-name="Regular" style:font-pitch="variable" fo:font-size="6pt" fo:letter-spacing="normal" fo:font-style="normal" fo:text-shadow="none" style:text-underline-style="none" fo:font-weight="normal" style:font-size-asian="12pt" style:font-style-asian="normal" style:font-weight-asian="bold"/>
    </style:style>
    <style:style style:name="MathematicaCellInput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text-line-through-type="none" style:font-name="Times" fo:font-family="Times" style:font-family-generic="roman" style:font-pitch="variable" fo:font-size="12pt" fo:letter-spacing="normal" fo:font-style="normal" fo:text-shadow="none" style:text-underline-style="none" fo:font-weight="bold" style:font-size-asian="12pt" style:font-style-asian="normal" style:font-weight-asian="bold"/>
    </style:style>
    <style:style style:name="Table_20_Contents" style:display-name="Table Contents" style:family="paragraph" style:parent-style-name="Standard" style:class="extra"/>
    <style:style style:name="aaMathematica" style:family="text">
      <style:text-properties fo:color="#000000" style:text-outline="false" style:text-line-through-style="none" style:text-line-through-type="none" style:font-name="Gentium Basic" fo:font-family="'Gentium Basic'" style:font-style-name="Regular" style:font-pitch="variable" fo:font-size="8pt" fo:letter-spacing="normal" fo:font-style="normal" fo:text-shadow="none" style:text-underline-style="none" fo:font-weight="normal" fo:background-color="#e6e6e6" style:font-name-asian="Courier New" style:font-family-asian="'Courier New'" style:font-family-generic-asian="modern" style:font-pitch-asian="fixed" style:font-size-asian="10.5pt" style:font-style-asian="normal" style:font-weight-asian="normal" style:font-name-complex="Courier New" style:font-family-complex="'Courier New'" style:font-family-generic-complex="modern" style:font-pitch-complex="fixed" style:font-style-complex="normal" style:font-weight-complex="normal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21:13:05.221000000</meta:creation-date>
    <meta:generator>LibreOffice/5.2.5.1$Windows_x86 LibreOffice_project/0312e1a284a7d50ca85a365c316c7abbf20a4d22</meta:generator>
    <dc:date>2017-02-09T14:00:59.063000000</dc:date>
    <meta:editing-duration>P13DT22H47M20S</meta:editing-duration>
    <meta:editing-cycles>489</meta:editing-cycles>
    <meta:document-statistic meta:table-count="1" meta:image-count="0" meta:object-count="335" meta:page-count="32" meta:paragraph-count="380" meta:word-count="314" meta:character-count="1769" meta:non-whitespace-character-count="1496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>n</mi>
        </munderover>
        <msub>
          <mo stretchy="false">∇</mo>
          <mi>k</mi>
        </msub>
      </mrow>
      <msup>
        <mrow>
          <mo fence="true" stretchy="false">(</mo>
          <mrow>
            <mrow>
              <mn>1</mn>
              <mo stretchy="false">+</mo>
              <mstyle mathvariant="bold">
                <mi>k</mi>
              </mstyle>
            </mrow>
          </mrow>
          <mo fence="true" stretchy="false">)</mo>
        </mrow>
        <mi>z</mi>
      </msup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sub>
          <mo stretchy="false">∇</mo>
          <mi>n</mi>
        </msub>
      </mrow>
      <msup>
        <mrow>
          <mo fence="true" stretchy="false">(</mo>
          <mrow>
            <mrow>
              <mn>1</mn>
              <mo stretchy="false">+</mo>
              <mstyle mathvariant="bold">
                <mi>n</mi>
              </mstyle>
            </mrow>
          </mrow>
          <mo fence="true" stretchy="false">)</mo>
        </mrow>
        <mrow>
          <mi>z</mi>
          <mo stretchy="false">+</mo>
          <mn>1</mn>
        </mrow>
      </msup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sup>
          <mrow>
            <mo fence="true" stretchy="false">(</mo>
            <mrow>
              <mrow>
                <mn>1</mn>
                <mo stretchy="false">+</mo>
                <mstyle mathvariant="bold">
                  <mi>n</mi>
                </mstyle>
              </mrow>
            </mrow>
            <mo fence="true" stretchy="false">)</mo>
          </mrow>
          <mi>z</mi>
        </msup>
      </mrow>
      <msup>
        <mtext/>
        <mrow>
          <mtext/>
          <mo stretchy="false">+</mo>
          <mrow>
            <mo stretchy="false">∑</mo>
            <mtext/>
          </mrow>
        </mrow>
      </msup>
    </mrow>
    <annotation encoding="StarMath 5.0">sum from k = 0 to n nabla_k (1+bold{k})^z""^{""+sum""} = nabla_n (1+bold{n})^{z+1}""^{""+sum""} = (1+bold{n})^z""^{""+sum""}</annotation>
  </semantics>
</math>
</file>

<file path=Object 10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p>
                  <mn>2</mn>
                  <mi>z</mi>
                </msup>
              </mstyle>
            </mrow>
            <mo fence="true" stretchy="false">]</mo>
          </mrow>
          <mi>k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o stretchy="false">∇</mo>
        </mrow>
      </mrow>
      <mrow>
        <msub>
          <mrow>
            <mo fence="true" stretchy="false">[</mo>
            <mrow>
              <mstyle mathvariant="bold">
                <msup>
                  <mn>2</mn>
                  <mi>z</mi>
                </msup>
              </mstyle>
            </mrow>
            <mo fence="true" stretchy="false">]</mo>
          </mrow>
          <mi>k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</mrow>
      <mo stretchy="false">∇</mo>
      <mrow>
        <msub>
          <mrow>
            <mo fence="true" stretchy="false">[</mo>
            <mrow>
              <mstyle mathvariant="bold">
                <msup>
                  <mi mathvariant="normal">∞</mi>
                  <mrow>
                    <mo stretchy="false">−</mo>
                    <mi>z</mi>
                  </mrow>
                </msup>
              </mstyle>
            </mrow>
            <mo fence="true" stretchy="false">]</mo>
          </mrow>
          <mi>k</mi>
        </msub>
        <mo stretchy="false">=</mo>
        <mo stretchy="false">∇</mo>
      </mrow>
      <mrow>
        <msub>
          <mrow>
            <mo fence="true" stretchy="false">[</mo>
            <mrow>
              <mstyle mathvariant="bold">
                <msup>
                  <mi mathvariant="normal">∞</mi>
                  <mrow>
                    <mrow>
                      <mo stretchy="false">−</mo>
                      <mi>z</mi>
                    </mrow>
                    <mo stretchy="false">+</mo>
                    <mn>1</mn>
                  </mrow>
                </msup>
              </mstyle>
            </mrow>
            <mo fence="true" stretchy="false">]</mo>
          </mrow>
          <mi>n</mi>
        </msub>
        <mo stretchy="false">−</mo>
        <mn>2</mn>
      </mrow>
      <mrow>
        <munderover>
          <mo stretchy="false">∑</mo>
          <mrow>
            <mi>k</mi>
            <mo stretchy="false">=</mo>
            <mn>0</mn>
          </mrow>
          <mfrac>
            <mi>n</mi>
            <mn>2</mn>
          </mfrac>
        </munderover>
        <mo stretchy="false">∇</mo>
      </mrow>
      <msub>
        <mrow>
          <mo fence="true" stretchy="false">[</mo>
          <mrow>
            <mstyle mathvariant="bold">
              <msup>
                <mi mathvariant="normal">∞</mi>
                <mrow>
                  <mo stretchy="false">−</mo>
                  <mi>z</mi>
                </mrow>
              </msup>
            </mstyle>
          </mrow>
          <mo fence="true" stretchy="false">]</mo>
        </mrow>
        <mrow>
          <mn>2</mn>
          <mi>k</mi>
        </mrow>
      </msub>
    </mrow>
    <annotation encoding="StarMath 5.0">[bold{2}^z]_k = sum from k = 0 to n nabla [bold{2}^z]_k 

=

sum from k = 0 to n (-1)^k nabla [bold{infty}^-z]_k 

= 

nabla [bold{infty}^{-z+1}]_n - 2 sum from k = 0 to n over 2 nabla [bold{infty}^-z]_{2 k}</annotation>
  </semantics>
</math>
</file>

<file path=Object 100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log</mi>
                <mstyle mathvariant="bold">
                  <mrow>
                    <mi mathvariant="normal">∞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style>
              </mrow>
            </mrow>
            <mo fence="true" stretchy="false">]</mo>
          </mrow>
          <mi>n</mi>
        </msub>
        <mo stretchy="false">=</mo>
        <mrow>
          <msub>
            <mi>H</mi>
            <mi>n</mi>
          </msub>
          <mo stretchy="false">+</mo>
          <mrow>
            <msup>
              <mrow>
                <mo fence="true" stretchy="false">(</mo>
                <mrow>
                  <mrow>
                    <mn>1</mn>
                    <mo stretchy="false">+</mo>
                    <mi>s</mi>
                  </mrow>
                </mrow>
                <mo fence="true" stretchy="false">)</mo>
              </mrow>
              <mrow>
                <mi>n</mi>
                <mo stretchy="false">+</mo>
                <mn>1</mn>
              </mrow>
            </msup>
            <mo stretchy="false">⋅</mo>
            <mi mathvariant="normal">Φ</mi>
          </mrow>
        </mrow>
      </mrow>
      <mrow>
        <mrow>
          <mo fence="true" stretchy="false">(</mo>
          <mrow>
            <mrow>
              <mrow>
                <mn>1</mn>
                <mo stretchy="false">+</mo>
                <mi>s</mi>
              </mrow>
              <mi>,</mi>
              <mrow>
                <mn>1,1</mn>
                <mo stretchy="false">+</mo>
                <mi>n</mi>
              </mrow>
            </mrow>
          </mrow>
          <mo fence="true" stretchy="false">)</mo>
        </mrow>
        <mo stretchy="false">+</mo>
        <mi>log</mi>
      </mrow>
      <mrow>
        <mo fence="true" stretchy="false">(</mo>
        <mrow>
          <mrow>
            <mo stretchy="false">−</mo>
            <mi>s</mi>
          </mrow>
        </mrow>
        <mo fence="true" stretchy="false">)</mo>
      </mrow>
    </mrow>
    <annotation encoding="StarMath 5.0">[log bold{infty(s)}]_n = H_n +( 1+s )^{ n+1 } cdot %PHI( 1+s,1,1+n )+log( -s )</annotation>
  </semantics>
</math>
</file>

<file path=Object 101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0</mn>
          </mrow>
          <mi>n</mi>
        </munderover>
        <mo stretchy="false">∇</mo>
      </mrow>
      <mrow>
        <msub>
          <mrow>
            <mo fence="true" stretchy="false">[</mo>
            <mrow>
              <mstyle mathvariant="bold">
                <msup>
                  <mrow>
                    <mi mathvariant="normal">∞</mi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  <mi>z</mi>
                </msup>
              </mstyle>
            </mrow>
            <mo fence="true" stretchy="false">]</mo>
          </mrow>
          <mi>j</mi>
        </msub>
        <mo stretchy="false">=</mo>
        <mrow>
          <mo fence="true" stretchy="false">[</mo>
          <mrow>
            <mstyle mathvariant="bold">
              <msup>
                <mrow>
                  <mi mathvariant="normal">∞</mi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  <mrow>
                  <mi>z</mi>
                  <mo stretchy="false">+</mo>
                  <mn>1</mn>
                </mrow>
              </msup>
            </mstyle>
          </mrow>
          <mo fence="true" stretchy="false">]</mo>
        </mrow>
      </mrow>
    </mrow>
    <annotation encoding="StarMath 5.0">sum from j = 0 to n nabla [bold{infty(-1)}^z]_j = [bold{infty(-1)}^{z+1}]</annotation>
  </semantics>
</math>
</file>

<file path=Object 102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row>
                  <mi mathvariant="normal">∞</mi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  <mi>z</mi>
              </msup>
            </mstyle>
          </mrow>
          <mo fence="true" stretchy="false">]</mo>
        </mrow>
        <mi>n</mi>
      </msub>
      <mo stretchy="false">=</mo>
      <mfrac>
        <msup>
          <mi>z</mi>
          <mrow>
            <mtext>(</mtext>
            <mi>n</mi>
            <mtext>)</mtext>
          </mrow>
        </msup>
        <mrow>
          <mi>n</mi>
          <mi>!</mi>
        </mrow>
      </mfrac>
    </mrow>
    <annotation encoding="StarMath 5.0">[bold{infty(-1)}^z]_n = {{z^{"("n")"} }over{n!} }</annotation>
  </semantics>
</math>
</file>

<file path=Object 103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i>log</mi>
                <mstyle mathvariant="bold">
                  <mrow>
                    <mi mathvariant="normal">∞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style>
              </mrow>
            </mrow>
            <mo fence="true" stretchy="false">]</mo>
          </mrow>
          <mi>n</mi>
        </msub>
        <mo stretchy="false">=</mo>
        <mfrac>
          <mrow>
            <mn>1</mn>
            <mo stretchy="false">−</mo>
            <msup>
              <mrow>
                <mo fence="true" stretchy="false">(</mo>
                <mrow>
                  <mrow>
                    <mn>1</mn>
                    <mo stretchy="false">+</mo>
                    <mi>s</mi>
                  </mrow>
                </mrow>
                <mo fence="true" stretchy="false">)</mo>
              </mrow>
              <mi>n</mi>
            </msup>
          </mrow>
          <mi>n</mi>
        </mfrac>
      </mrow>
    </mrow>
    <annotation encoding="StarMath 5.0">nabla [log bold{infty(s)}]_n = { {1-(1+s)^n}over{n} }</annotation>
  </semantics>
</math>
</file>

<file path=Object 104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row>
                  <mi mathvariant="normal">∞</mi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</mstyle>
            </mrow>
            <mo fence="true" stretchy="false">]</mo>
          </mrow>
          <mi>n</mi>
        </msub>
        <mo stretchy="false">=</mo>
        <mn>1</mn>
      </mrow>
    </mrow>
    <annotation encoding="StarMath 5.0">nabla [bold{infty(-1)}]_n = 1</annotation>
  </semantics>
</math>
</file>

<file path=Object 105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style mathvariant="bold">
                  <mrow>
                    <mi mathvariant="normal">∞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style>
                <mo stretchy="false">−</mo>
                <mn>1</mn>
              </mrow>
            </mrow>
            <mo fence="true" stretchy="false">]</mo>
          </mrow>
          <mi>n</mi>
        </msub>
        <mo stretchy="false">=</mo>
        <mrow>
          <mo stretchy="false">−</mo>
          <mi>s</mi>
        </mrow>
      </mrow>
    </mrow>
    <annotation encoding="StarMath 5.0">nabla [bold{infty(s)}-1]_n = -s</annotation>
  </semantics>
</math>
</file>

<file path=Object 106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style mathvariant="bold">
                        <mrow>
                          <mi mathvariant="normal">∞</mi>
                          <mrow>
                            <mo fence="true" stretchy="false">(</mo>
                            <mrow>
                              <mi>s</mi>
                            </mrow>
                            <mo fence="true" stretchy="false">)</mo>
                          </mrow>
                        </mrow>
                      </mstyle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sup>
            <mrow>
              <mo fence="true" stretchy="false">(</mo>
              <mrow>
                <mrow>
                  <mo stretchy="false">−</mo>
                  <mi>s</mi>
                </mrow>
              </mrow>
              <mo fence="true" stretchy="false">)</mo>
            </mrow>
            <mi>k</mi>
          </msup>
          <mo stretchy="false">⋅</mo>
          <mfrac>
            <msup>
              <mrow>
                <mo fence="true" stretchy="false">(</mo>
                <mrow>
                  <mrow>
                    <mi>n</mi>
                    <mo stretchy="false">−</mo>
                    <mi>k</mi>
                    <mo stretchy="false">+</mo>
                    <mn>1</mn>
                  </mrow>
                </mrow>
                <mo fence="true" stretchy="false">)</mo>
              </mrow>
              <mrow>
                <mtext>(</mtext>
                <mrow>
                  <mi>k</mi>
                  <mo stretchy="false">−</mo>
                  <mn>1</mn>
                </mrow>
                <mtext>)</mtext>
              </mrow>
            </msup>
            <mrow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i>!</mi>
            </mrow>
          </mfrac>
        </mrow>
      </mrow>
    </mrow>
    <annotation encoding="StarMath 5.0">nabla [(bold{infty(s)}-1)^k]_n = (-s)^k cdot { {(n-k+1)^{"("k-1")"}}over{(k-1)!} }</annotation>
  </semantics>
</math>
</file>

<file path=Object 107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row>
                    <mi mathvariant="normal">∞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  <mi>z</mi>
                </msup>
              </mstyle>
            </mrow>
            <mo fence="true" stretchy="false">]</mo>
          </mrow>
          <mi>n</mi>
        </msub>
        <mo stretchy="false">=</mo>
        <mrow>
          <mo stretchy="false">−</mo>
          <mi>s</mi>
        </mrow>
      </mrow>
      <mi>z</mi>
      <msub>
        <mtext/>
        <mn>2</mn>
      </msub>
      <msub>
        <mi>F</mi>
        <mn>1</mn>
      </msub>
      <mrow>
        <mo fence="true" stretchy="false">(</mo>
        <mrow>
          <mrow>
            <mrow>
              <mn>1</mn>
              <mo stretchy="false">−</mo>
              <mi>n</mi>
            </mrow>
            <mi>,</mi>
            <mrow>
              <mn>1</mn>
              <mo stretchy="false">−</mo>
              <mi>z</mi>
            </mrow>
            <mi>,</mi>
            <mrow>
              <mn>2,</mn>
              <mo stretchy="false">−</mo>
              <mi>s</mi>
            </mrow>
          </mrow>
        </mrow>
        <mo fence="true" stretchy="false">)</mo>
      </mrow>
    </mrow>
    <annotation encoding="StarMath 5.0">nabla [bold{infty(s)}^z]_n =-s z ""_2 F_1( 1-n,1-z,2,-s )</annotation>
  </semantics>
</math>
</file>

<file path=Object 108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p>
                  <mrow>
                    <mi mathvariant="normal">∞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  <mi>z</mi>
                </msup>
              </mstyle>
            </mrow>
            <mo fence="true" stretchy="false">]</mo>
          </mrow>
          <mi>n</mi>
        </msub>
        <mo stretchy="false">=</mo>
        <msub>
          <mtext/>
          <mn>2</mn>
        </msub>
      </mrow>
      <msub>
        <mi>F</mi>
        <mn>1</mn>
      </msub>
      <mrow>
        <mo fence="true" stretchy="false">(</mo>
        <mrow>
          <mrow>
            <mrow>
              <mo stretchy="false">−</mo>
              <mi>n</mi>
            </mrow>
            <mrow>
              <mi>,</mi>
              <mo stretchy="false">−</mo>
              <mi>z</mi>
            </mrow>
            <mi>,</mi>
            <mrow>
              <mn>1,</mn>
              <mo stretchy="false">−</mo>
              <mi>s</mi>
            </mrow>
          </mrow>
        </mrow>
        <mo fence="true" stretchy="false">)</mo>
      </mrow>
    </mrow>
    <annotation encoding="StarMath 5.0">[bold{infty(s)}^z]_n = ""_2 F_1( -n,-z,1,-s )</annotation>
  </semantics>
</math>
</file>

<file path=Object 109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style mathvariant="bold">
                      <mrow>
                        <mi mathvariant="normal">∞</mi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style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  <mo stretchy="false">=</mo>
      <mrow>
        <msup>
          <mi>s</mi>
          <mi>k</mi>
        </msup>
        <mo stretchy="false">⋅</mo>
        <mfrac>
          <msup>
            <mrow>
              <mo fence="true" stretchy="false">(</mo>
              <mrow>
                <mrow>
                  <mo stretchy="false">−</mo>
                  <mi>n</mi>
                </mrow>
              </mrow>
              <mo fence="true" stretchy="false">)</mo>
            </mrow>
            <mrow>
              <mtext>(</mtext>
              <mi>k</mi>
              <mtext>)</mtext>
            </mrow>
          </msup>
          <mrow>
            <mi>k</mi>
            <mi>!</mi>
          </mrow>
        </mfrac>
      </mrow>
    </mrow>
    <annotation encoding="StarMath 5.0">[(bold{infty(s)}-1)^k]_n = s^k cdot { {(-n)^{"("k")"}}over{k!} }</annotation>
  </semantics>
</math>
</file>

<file path=Object 11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+</mo>
              <mstyle mathvariant="bold">
                <mi>n</mi>
              </mstyle>
            </mrow>
          </mrow>
          <mo fence="true" stretchy="false">)</mo>
        </mrow>
        <mi>z</mi>
      </msup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frac>
          <msup>
            <mrow>
              <mo fence="true" stretchy="false">(</mo>
              <mrow>
                <mrow>
                  <mi>z</mi>
                  <mo stretchy="false">+</mo>
                  <mn>1</mn>
                </mrow>
              </mrow>
              <mo fence="true" stretchy="false">)</mo>
            </mrow>
            <mrow>
              <mtext>(</mtext>
              <mi>n</mi>
              <mtext>)</mtext>
            </mrow>
          </msup>
          <mrow>
            <mi>n</mi>
            <mi>!</mi>
          </mrow>
        </mfrac>
      </mrow>
    </mrow>
    <annotation encoding="StarMath 5.0">(1+bold{n})^z""^{""+sum""} = {(z+1)^{"("n")"} over {n!}}</annotation>
  </semantics>
</math>
</file>

<file path=Object 110/content.xml><?xml version="1.0" encoding="utf-8"?>
<math xmlns="http://www.w3.org/1998/Math/MathML" display="block">
  <semantics>
    <msub>
      <mrow>
        <mo fence="true" stretchy="false">[</mo>
        <mrow>
          <mstyle mathvariant="bold">
            <msup>
              <mrow>
                <mn>2</mn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  <mi>z</mi>
            </msup>
          </mstyle>
        </mrow>
        <mo fence="true" stretchy="false">]</mo>
      </mrow>
      <mi>n</mi>
    </msub>
    <annotation encoding="StarMath 5.0">[bold{2(s)}^z]_n</annotation>
  </semantics>
</math>
</file>

<file path=Object 111/content.xml><?xml version="1.0" encoding="utf-8"?>
<math xmlns="http://www.w3.org/1998/Math/MathML" display="block">
  <semantics>
    <msub>
      <mrow>
        <mo fence="true" stretchy="false">[</mo>
        <mrow>
          <mstyle mathvariant="bold">
            <msup>
              <mrow>
                <mi>m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  <mi>z</mi>
            </msup>
          </mstyle>
        </mrow>
        <mo fence="true" stretchy="false">]</mo>
      </mrow>
      <mi>n</mi>
    </msub>
    <annotation encoding="StarMath 5.0">[bold{m(s)}^z]_n</annotation>
  </semantics>
</math>
</file>

<file path=Object 112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 mathvariant="normal">∞</mi>
                <mi>z</mi>
              </msup>
            </mstyle>
          </mrow>
          <mo fence="true" stretchy="false">]</mo>
        </mrow>
        <mi>n</mi>
      </msub>
      <mo stretchy="false">=</mo>
      <mfrac>
        <msup>
          <mrow>
            <mo fence="true" stretchy="false">(</mo>
            <mrow>
              <mrow>
                <mi>z</mi>
                <mo stretchy="false">+</mo>
                <mn>1</mn>
              </mrow>
            </mrow>
            <mo fence="true" stretchy="false">)</mo>
          </mrow>
          <mrow>
            <mtext>(</mtext>
            <mi>n</mi>
            <mtext>)</mtext>
          </mrow>
        </msup>
        <mrow>
          <mi>n</mi>
          <mi>!</mi>
        </mrow>
      </mfrac>
    </mrow>
    <annotation encoding="StarMath 5.0">[bold{infty} ^z]_n = {(z+1)^{"("n")"} over {n!}}</annotation>
  </semantics>
</math>
</file>

<file path=Object 113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row>
                  <mi mathvariant="normal">∞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  <mi>z</mi>
              </msup>
            </mstyle>
          </mrow>
          <mo fence="true" stretchy="false">]</mo>
        </mrow>
        <mi>n</mi>
      </msub>
      <mo stretchy="false">=</mo>
      <msub>
        <mrow>
          <mo fence="true" stretchy="false">[</mo>
          <mrow>
            <mstyle mathvariant="bold">
              <msup>
                <mrow>
                  <mi mathvariant="normal">∞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  <mi>n</mi>
              </msup>
            </mstyle>
          </mrow>
          <mo fence="true" stretchy="false">]</mo>
        </mrow>
        <mi>z</mi>
      </msub>
    </mrow>
    <annotation encoding="StarMath 5.0">[bold{infty(s)}^z]_n = [bold{infty(s)}^n]_z</annotation>
  </semantics>
</math>
</file>

<file path=Object 114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p>
                  <mrow>
                    <mi mathvariant="normal">∞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  <mi>z</mi>
                </msup>
              </mstyle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style mathvariant="bold">
                      <mrow>
                        <mi mathvariant="normal">∞</mi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style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[bold{infty(s)}^z]_n = sum from k = 0 to n ( binom{z}{k} )[(bold{infty(s)}-1)^k]_n</annotation>
  </semantics>
</math>
</file>

<file path=Object 115/content.xml><?xml version="1.0" encoding="utf-8"?>
<math xmlns="http://www.w3.org/1998/Math/MathML" display="block">
  <semantics>
    <mrow>
      <msub>
        <mrow>
          <mo fence="true" stretchy="false">[</mo>
          <mrow>
            <mrow>
              <mo fence="true" stretchy="false">(</mo>
              <mrow>
                <mrow>
                  <mstyle mathvariant="bold">
                    <mrow>
                      <mi mathvariant="normal">∞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style>
                  <mo stretchy="false">−</mo>
                  <mn>1</mn>
                </mrow>
              </mrow>
              <mo fence="true" stretchy="false">)</mo>
            </mrow>
          </mrow>
          <mo fence="true" stretchy="false">]</mo>
        </mrow>
        <mi>n</mi>
      </msub>
      <mo stretchy="false">=</mo>
      <mrow>
        <munderover>
          <mo stretchy="false">∑</mo>
          <mrow>
            <mi>j</mi>
            <mo stretchy="false">=</mo>
            <mn>1</mn>
          </mrow>
          <mi>n</mi>
        </munderover>
        <mrow>
          <mo stretchy="false">−</mo>
          <mi>s</mi>
        </mrow>
      </mrow>
    </mrow>
    <annotation encoding="StarMath 5.0">[(bold{infty(s)}-1)]_n = sum from j = 1 to {n} {-s}</annotation>
  </semantics>
</math>
</file>

<file path=Object 116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style mathvariant="bold">
                      <mrow>
                        <mi mathvariant="normal">∞</mi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style>
                    <mo stretchy="false">−</mo>
                    <mn>1</mn>
                  </mrow>
                </mrow>
                <mo fence="true" stretchy="false">)</mo>
              </mrow>
              <mn>2</mn>
            </msup>
          </mrow>
          <mo fence="true" stretchy="false">]</mo>
        </mrow>
        <mi>n</mi>
      </msub>
      <mo stretchy="false">=</mo>
      <mrow>
        <munder>
          <mo stretchy="false">∑</mo>
          <mrow>
            <mrow>
              <mrow>
                <mi>j</mi>
                <mo stretchy="false">+</mo>
                <mi>k</mi>
              </mrow>
              <mo stretchy="false">≤</mo>
              <mi>n</mi>
            </mrow>
            <mi>;</mi>
            <mi>j</mi>
            <mi>,</mi>
            <mrow>
              <mi>k</mi>
              <mo stretchy="false">&gt;</mo>
              <mn>0</mn>
            </mrow>
          </mrow>
        </munder>
        <msup>
          <mrow>
            <mo fence="true" stretchy="false">(</mo>
            <mrow>
              <mrow>
                <mo stretchy="false">−</mo>
                <mi>s</mi>
              </mrow>
            </mrow>
            <mo fence="true" stretchy="false">)</mo>
          </mrow>
          <mn>2</mn>
        </msup>
      </mrow>
    </mrow>
    <annotation encoding="StarMath 5.0">[(bold{infty(s)}-1)^2]_n = sum from {j+k &lt;= n; j,k&gt;0} (-s)^2</annotation>
  </semantics>
</math>
</file>

<file path=Object 117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sub>
        <mrow>
          <mo fence="true" stretchy="false">[</mo>
          <mrow>
            <msup>
              <mrow>
                <mo fence="true" stretchy="false">(</mo>
                <mrow>
                  <mfrac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  <mrow>
                      <mn>1</mn>
                      <mo stretchy="false">−</mo>
                      <mi>x</mi>
                    </mrow>
                  </mfrac>
                </mrow>
                <mo fence="true" stretchy="false">)</mo>
              </mrow>
              <mi>z</mi>
            </msup>
          </mrow>
          <mo fence="true" stretchy="false">]</mo>
        </mrow>
        <mi>n</mi>
      </msub>
    </mrow>
    <annotation encoding="StarMath 5.0">[(1+x)^z]_n = [ ({1-x^2}over{1-x})^z ]_n</annotation>
  </semantics>
</math>
</file>

<file path=Object 118/content.xml><?xml version="1.0" encoding="utf-8"?>
<math xmlns="http://www.w3.org/1998/Math/MathML" display="block">
  <semantics>
    <mrow>
      <mrow>
        <mfrac>
          <msup>
            <mrow>
              <mo fence="true" stretchy="false">(</mo>
              <mrow>
                <mrow>
                  <mi>z</mi>
                  <mo stretchy="false">+</mo>
                  <mn>1</mn>
                </mrow>
              </mrow>
              <mo fence="true" stretchy="false">)</mo>
            </mrow>
            <mrow>
              <mtext>(</mtext>
              <mi>n</mi>
              <mtext>)</mtext>
            </mrow>
          </msup>
          <mrow>
            <mi>n</mi>
            <mi>!</mi>
          </mrow>
        </mfrac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row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i>k</mi>
        </msup>
        <mo stretchy="false">⋅</mo>
        <mfrac>
          <msup>
            <mrow>
              <mo fence="true" stretchy="false">(</mo>
              <mrow>
                <mrow>
                  <mo stretchy="false">−</mo>
                  <mi>n</mi>
                </mrow>
              </mrow>
              <mo fence="true" stretchy="false">)</mo>
            </mrow>
            <mrow>
              <mtext>(</mtext>
              <mi>k</mi>
              <mtext>)</mtext>
            </mrow>
          </msup>
          <mrow>
            <mi>k</mi>
            <mi>!</mi>
          </mrow>
        </mfrac>
      </mrow>
    </mrow>
    <annotation encoding="StarMath 5.0">{(z+1)^{"("n")"} over {n!}} = sum from k = 0 (binom{z}{k})(-1)^k cdot { {(-n)^{"("k")"}}over{k!} }</annotation>
  </semantics>
</math>
</file>

<file path=Object 119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row>
                  <mi mathvariant="normal">∞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  <mi>z</mi>
              </msup>
            </mstyle>
          </mrow>
          <mo fence="true" stretchy="false">]</mo>
        </mrow>
        <mi>n</mi>
      </msub>
      <mo stretchy="false">=</mo>
      <mrow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  <mo stretchy="false">⋅</mo>
        <msup>
          <mi>s</mi>
          <mi>k</mi>
        </msup>
        <mo stretchy="false">⋅</mo>
        <mfrac>
          <msup>
            <mrow>
              <mo fence="true" stretchy="false">(</mo>
              <mrow>
                <mrow>
                  <mo stretchy="false">−</mo>
                  <mi>n</mi>
                </mrow>
              </mrow>
              <mo fence="true" stretchy="false">)</mo>
            </mrow>
            <mrow>
              <mtext>(</mtext>
              <mi>k</mi>
              <mtext>)</mtext>
            </mrow>
          </msup>
          <mrow>
            <mi>k</mi>
            <mi>!</mi>
          </mrow>
        </mfrac>
      </mrow>
    </mrow>
    <annotation encoding="StarMath 5.0">[bold{infty(s)}^z]_n = sum from k = 0 (binom{z}{k}) cdot s^k cdot { {(-n)^{"("k")"}}over{k!} }</annotation>
  </semantics>
</math>
</file>

<file path=Object 12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+</mo>
              <mstyle mathvariant="bold">
                <mi>n</mi>
              </mstyle>
            </mrow>
          </mrow>
          <mo fence="true" stretchy="false">)</mo>
        </mrow>
        <mrow>
          <mi>a</mi>
          <mo stretchy="false">+</mo>
          <mi>b</mi>
          <mo stretchy="false">+</mo>
          <mn>1</mn>
        </mrow>
      </msup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>
            <mo stretchy="false">∑</mo>
            <mrow>
              <mrow>
                <mi>j</mi>
                <mo stretchy="false">+</mo>
                <mi>k</mi>
              </mrow>
              <mo stretchy="false">=</mo>
              <mi>n</mi>
            </mrow>
          </munder>
          <msup>
            <mrow>
              <mo fence="true" stretchy="false">(</mo>
              <mrow>
                <mrow>
                  <mn>1</mn>
                  <mo stretchy="false">+</mo>
                  <mstyle mathvariant="bold">
                    <mi>j</mi>
                  </mstyle>
                </mrow>
              </mrow>
              <mo fence="true" stretchy="false">)</mo>
            </mrow>
            <mi>a</mi>
          </msup>
        </mrow>
      </mrow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⋅</mo>
        <msup>
          <mrow>
            <mo fence="true" stretchy="false">(</mo>
            <mrow>
              <mrow>
                <mn>1</mn>
                <mo stretchy="false">+</mo>
                <mstyle mathvariant="bold">
                  <mi>k</mi>
                </mstyle>
              </mrow>
            </mrow>
            <mo fence="true" stretchy="false">)</mo>
          </mrow>
          <mi>b</mi>
        </msup>
      </mrow>
      <msup>
        <mtext/>
        <mrow>
          <mtext/>
          <mo stretchy="false">+</mo>
          <mrow>
            <mo stretchy="false">∑</mo>
            <mtext/>
          </mrow>
        </mrow>
      </msup>
    </mrow>
    <annotation encoding="StarMath 5.0">(1+bold{n})^{a+b+1}""^{""+sum""} = sum from j+k=n (1+bold{j})^a""^{""+sum""} cdot (1+bold{k})^b""^{""+sum""}</annotation>
  </semantics>
</math>
</file>

<file path=Object 120/content.xml><?xml version="1.0" encoding="utf-8"?>
<math xmlns="http://www.w3.org/1998/Math/MathML" display="block">
  <semantics>
    <mrow>
      <mrow>
        <mstyle mathvariant="bold">
          <msup>
            <msub>
              <mi mathvariant="normal">∞</mi>
              <mi>n</mi>
            </msub>
            <mi>z</mi>
          </msup>
        </mstyle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sup>
        <mrow>
          <mo fence="true" stretchy="false">(</mo>
          <mrow>
            <mfrac>
              <mn>1</mn>
              <mrow>
                <mn>1</mn>
                <mo stretchy="false">−</mo>
                <mi>x</mi>
              </mrow>
            </mfrac>
          </mrow>
          <mo fence="true" stretchy="false">)</mo>
        </mrow>
        <mi>z</mi>
      </msup>
    </mrow>
    <annotation encoding="StarMath 5.0">bold{infty_n} ^z = sum from k = 0 to n [x^k](1 over {1-x})^z</annotation>
  </semantics>
</math>
</file>

<file path=Object 121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p>
                  <mi>m</mi>
                  <mi>z</mi>
                </msup>
              </mstyle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sup>
        <mrow>
          <mo fence="true" stretchy="false">(</mo>
          <mrow>
            <mfrac>
              <mrow>
                <mn>1</mn>
                <mo stretchy="false">−</mo>
                <msup>
                  <mi>x</mi>
                  <mi>m</mi>
                </msup>
              </mrow>
              <mrow>
                <mn>1</mn>
                <mo stretchy="false">−</mo>
                <mi>x</mi>
              </mrow>
            </mfrac>
          </mrow>
          <mo fence="true" stretchy="false">)</mo>
        </mrow>
        <mi>z</mi>
      </msup>
    </mrow>
    <annotation encoding="StarMath 5.0">[bold{m} ^z]_n = sum from k = 0 to n [x^k]({1-x^m} over {1-x})^z</annotation>
  </semantics>
</math>
</file>

<file path=Object 122/content.xml><?xml version="1.0" encoding="utf-8"?>
<math xmlns="http://www.w3.org/1998/Math/MathML" display="block">
  <semantics>
    <mrow>
      <mrow>
        <mstyle mathvariant="bold">
          <msup>
            <msub>
              <mn>2</mn>
              <mi>n</mi>
            </msub>
            <mi>z</mi>
          </msup>
        </mstyle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sup>
        <mrow>
          <mo fence="true" stretchy="false">(</mo>
          <mrow>
            <mrow>
              <mn>1</mn>
              <mo stretchy="false">+</mo>
              <mi>x</mi>
            </mrow>
          </mrow>
          <mo fence="true" stretchy="false">)</mo>
        </mrow>
        <mi>z</mi>
      </msup>
    </mrow>
    <annotation encoding="StarMath 5.0">bold{2_n} ^z = sum from k = 0 to n [x^k](1+x)^z</annotation>
  </semantics>
</math>
</file>

<file path=Object 123/content.xml><?xml version="1.0" encoding="utf-8"?>
<math xmlns="http://www.w3.org/1998/Math/MathML" display="block">
  <semantics>
    <mrow>
      <mrow>
        <mstyle mathvariant="bold">
          <msup>
            <msub>
              <mn>0</mn>
              <mi>n</mi>
            </msub>
            <mi>z</mi>
          </msup>
        </mstyle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sup>
        <mrow>
          <mo fence="true" stretchy="false">(</mo>
          <mrow>
            <mrow>
              <mn>1</mn>
              <mo stretchy="false">−</mo>
              <mi>x</mi>
            </mrow>
          </mrow>
          <mo fence="true" stretchy="false">)</mo>
        </mrow>
        <mi>z</mi>
      </msup>
    </mrow>
    <annotation encoding="StarMath 5.0">bold{0_n} ^z = sum from k = 0 to n [x^k]({1-x})^z</annotation>
  </semantics>
</math>
</file>

<file path=Object 124/content.xml><?xml version="1.0" encoding="utf-8"?>
<math xmlns="http://www.w3.org/1998/Math/MathML" display="block">
  <semantics>
    <mrow>
      <mrow>
        <mstyle mathvariant="bold">
          <msup>
            <msub>
              <mn>3</mn>
              <mi>n</mi>
            </msub>
            <mi>z</mi>
          </msup>
        </mstyle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sup>
        <mrow>
          <mo fence="true" stretchy="false">(</mo>
          <mrow>
            <mrow>
              <mn>1</mn>
              <mo stretchy="false">+</mo>
              <mi>x</mi>
              <mo stretchy="false">+</mo>
              <msup>
                <mi>x</mi>
                <mn>2</mn>
              </msup>
            </mrow>
          </mrow>
          <mo fence="true" stretchy="false">)</mo>
        </mrow>
        <mi>z</mi>
      </msup>
    </mrow>
    <annotation encoding="StarMath 5.0">bold{3_n}^z = sum from k = 0 to n [x^k](1+x+x^2)^z</annotation>
  </semantics>
</math>
</file>

<file path=Object 125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row>
        <munder>
          <mo stretchy="false">∑</mo>
          <mrow>
            <mrow>
              <mi>a</mi>
              <mo stretchy="false">+</mo>
              <mn>2</mn>
            </mrow>
            <mrow>
              <mi>b</mi>
              <mo stretchy="false">≤</mo>
              <mi>n</mi>
            </mrow>
          </mrow>
        </munder>
        <mrow>
          <mo stretchy="false">∇</mo>
          <mrow>
            <msub>
              <mrow>
                <mo fence="true" stretchy="false">[</mo>
                <mrow>
                  <msup>
                    <mrow>
                      <mo fence="true" stretchy="false">(</mo>
                      <mrow>
                        <mfrac>
                          <mn>1</mn>
                          <mrow>
                            <mn>1</mn>
                            <mo stretchy="false">−</mo>
                            <mi>x</mi>
                          </mrow>
                        </mfrac>
                      </mrow>
                      <mo fence="true" stretchy="false">)</mo>
                    </mrow>
                    <mi>z</mi>
                  </msup>
                </mrow>
                <mo fence="true" stretchy="false">]</mo>
              </mrow>
              <mi>a</mi>
            </msub>
            <mo stretchy="false">⋅</mo>
            <mo stretchy="false">∇</mo>
          </mrow>
          <msub>
            <mrow>
              <mo fence="true" stretchy="false">[</mo>
              <mrow>
                <msup>
                  <mrow>
                    <mo fence="true" stretchy="false">(</mo>
                    <mrow>
                      <mfrac>
                        <mn>1</mn>
                        <mrow>
                          <mn>1</mn>
                          <mo stretchy="false">−</mo>
                          <msup>
                            <mi>x</mi>
                            <mn>2</mn>
                          </msup>
                        </mrow>
                      </mfrac>
                    </mrow>
                    <mo fence="true" stretchy="false">)</mo>
                  </mrow>
                  <mrow>
                    <mo stretchy="false">−</mo>
                    <mi>z</mi>
                  </mrow>
                </msup>
              </mrow>
              <mo fence="true" stretchy="false">]</mo>
            </mrow>
            <mi>b</mi>
          </msub>
        </mrow>
      </mrow>
    </mrow>
    <annotation encoding="StarMath 5.0">[(1+x)^z]_n = sum from {a+2b&lt;=n} { nabla[(1 over {1-x})^z]_a cdot nabla[(1 over {1-x^2})^-z]_b}</annotation>
  </semantics>
</math>
</file>

<file path=Object 126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sub>
        <mrow>
          <mo fence="true" stretchy="false">[</mo>
          <mrow>
            <msup>
              <mrow>
                <mo fence="true" stretchy="false">(</mo>
                <mrow>
                  <mfrac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  <mrow>
                      <mn>1</mn>
                      <mo stretchy="false">−</mo>
                      <mi>x</mi>
                    </mrow>
                  </mfrac>
                </mrow>
                <mo fence="true" stretchy="false">)</mo>
              </mrow>
              <mi>z</mi>
            </msup>
          </mrow>
          <mo fence="true" stretchy="false">]</mo>
        </mrow>
        <mi>n</mi>
      </msub>
    </mrow>
    <annotation encoding="StarMath 5.0">[(1+x)^z]_n = [ ({1-x^2}over{1-x})^z ]_n</annotation>
  </semantics>
</math>
</file>

<file path=Object 127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i>x</mi>
                    </mrow>
                  </mfrac>
                </mrow>
                <mo fence="true" stretchy="false">)</mo>
              </mrow>
              <mn>2</mn>
            </msup>
          </mrow>
          <mo fence="true" stretchy="false">]</mo>
        </mrow>
        <mi>n</mi>
      </msub>
      <mo stretchy="false">=</mo>
      <mrow>
        <munder>
          <mo stretchy="false">∑</mo>
          <mrow>
            <mrow>
              <mi>a</mi>
              <mo stretchy="false">+</mo>
              <mi>b</mi>
            </mrow>
            <mo stretchy="false">≤</mo>
            <mi>n</mi>
          </mrow>
        </munder>
        <mrow>
          <mo stretchy="false">∇</mo>
          <mrow>
            <msub>
              <mrow>
                <mo fence="true" stretchy="false">[</mo>
                <mrow>
                  <mrow>
                    <mo fence="true" stretchy="false">(</mo>
                    <mrow>
                      <mfrac>
                        <mn>1</mn>
                        <mrow>
                          <mn>1</mn>
                          <mo stretchy="false">−</mo>
                          <mi>x</mi>
                        </mrow>
                      </mfrac>
                    </mrow>
                    <mo fence="true" stretchy="false">)</mo>
                  </mrow>
                </mrow>
                <mo fence="true" stretchy="false">]</mo>
              </mrow>
              <mi>a</mi>
            </msub>
            <mo stretchy="false">⋅</mo>
            <mo stretchy="false">∇</mo>
          </mrow>
          <msub>
            <mrow>
              <mo fence="true" stretchy="false">[</mo>
              <mrow>
                <mfrac>
                  <mn>1</mn>
                  <mrow>
                    <mn>1</mn>
                    <mo stretchy="false">−</mo>
                    <mi>x</mi>
                  </mrow>
                </mfrac>
              </mrow>
              <mo fence="true" stretchy="false">]</mo>
            </mrow>
            <mi>b</mi>
          </msub>
        </mrow>
      </mrow>
    </mrow>
    <annotation encoding="StarMath 5.0">[(1 over {1-x})^2]_n = sum from {a+b&lt;=n} { nabla[(1 over {1-x})]_a cdot nabla[1 over {1-x}]_b}</annotation>
  </semantics>
</math>
</file>

<file path=Object 128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frac>
                </mrow>
                <mo fence="true" stretchy="false">)</mo>
              </mrow>
              <mn>2</mn>
            </msup>
          </mrow>
          <mo fence="true" stretchy="false">]</mo>
        </mrow>
        <mi>n</mi>
      </msub>
      <mo stretchy="false">=</mo>
      <mrow>
        <munder>
          <mo stretchy="false">∑</mo>
          <mrow>
            <mn>2</mn>
            <mrow>
              <mi>a</mi>
              <mo stretchy="false">+</mo>
              <mn>2</mn>
            </mrow>
            <mrow>
              <mi>b</mi>
              <mo stretchy="false">≤</mo>
              <mi>n</mi>
            </mrow>
          </mrow>
        </munder>
        <mrow>
          <mo stretchy="false">∇</mo>
          <mrow>
            <msub>
              <mrow>
                <mo fence="true" stretchy="false">[</mo>
                <mrow>
                  <mrow>
                    <mo fence="true" stretchy="false">(</mo>
                    <mrow>
                      <mfrac>
                        <mn>1</mn>
                        <mrow>
                          <mn>1</mn>
                          <mo stretchy="false">−</mo>
                          <msup>
                            <mi>x</mi>
                            <mn>2</mn>
                          </msup>
                        </mrow>
                      </mfrac>
                    </mrow>
                    <mo fence="true" stretchy="false">)</mo>
                  </mrow>
                </mrow>
                <mo fence="true" stretchy="false">]</mo>
              </mrow>
              <mi>a</mi>
            </msub>
            <mo stretchy="false">⋅</mo>
            <mo stretchy="false">∇</mo>
          </mrow>
          <msub>
            <mrow>
              <mo fence="true" stretchy="false">[</mo>
              <mrow>
                <mfrac>
                  <mn>1</mn>
                  <mrow>
                    <mn>1</mn>
                    <mo stretchy="false">−</mo>
                    <msup>
                      <mi>x</mi>
                      <mn>2</mn>
                    </msup>
                  </mrow>
                </mfrac>
              </mrow>
              <mo fence="true" stretchy="false">]</mo>
            </mrow>
            <mi>b</mi>
          </msub>
        </mrow>
      </mrow>
    </mrow>
    <annotation encoding="StarMath 5.0">[(1 over {1-x^2})^2]_n = sum from {2a+2b&lt;=n} { nabla[(1 over {1-x^2})]_a cdot nabla[1 over {1-x^2}]_b}</annotation>
  </semantics>
</math>
</file>

<file path=Object 129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  <mn>2</mn>
            </msup>
          </mrow>
          <mo fence="true" stretchy="false">]</mo>
        </mrow>
        <mi>n</mi>
      </msub>
      <mo stretchy="false">=</mo>
      <mrow>
        <munder>
          <mo stretchy="false">∑</mo>
          <mrow>
            <mrow>
              <mi>a</mi>
              <mo stretchy="false">+</mo>
              <mi>b</mi>
            </mrow>
            <mo stretchy="false">≤</mo>
            <mi>n</mi>
          </mrow>
        </munder>
        <mrow>
          <mo stretchy="false">∇</mo>
          <mrow>
            <msub>
              <mrow>
                <mo fence="true" stretchy="false">[</mo>
                <mrow>
                  <mrow>
                    <mn>1</mn>
                    <mo stretchy="false">+</mo>
                    <mi>x</mi>
                  </mrow>
                </mrow>
                <mo fence="true" stretchy="false">]</mo>
              </mrow>
              <mi>a</mi>
            </msub>
            <mo stretchy="false">⋅</mo>
            <mo stretchy="false">∇</mo>
          </mrow>
          <msub>
            <mrow>
              <mo fence="true" stretchy="false">[</mo>
              <mrow>
                <mrow>
                  <mn>1</mn>
                  <mo stretchy="false">+</mo>
                  <mi>x</mi>
                </mrow>
              </mrow>
              <mo fence="true" stretchy="false">]</mo>
            </mrow>
            <mi>b</mi>
          </msub>
        </mrow>
      </mrow>
    </mrow>
    <annotation encoding="StarMath 5.0">[(1+x)^2]_n = sum from {a+b&lt;=n} { nabla[1+x]_a cdot nabla[1+x]_b}</annotation>
  </semantics>
</math>
</file>

<file path=Object 13/content.xml><?xml version="1.0" encoding="utf-8"?>
<math xmlns="http://www.w3.org/1998/Math/MathML" display="block">
  <semantics>
    <mrow>
      <msub>
        <mo stretchy="false">∇</mo>
        <mi>n</mi>
      </msub>
      <msup>
        <mrow>
          <mo fence="true" stretchy="false">(</mo>
          <mrow>
            <mrow>
              <mn>1</mn>
              <mo stretchy="false">+</mo>
              <mstyle mathvariant="bold">
                <mi>n</mi>
              </mstyle>
            </mrow>
          </mrow>
          <mo fence="true" stretchy="false">)</mo>
        </mrow>
        <mrow>
          <mi>a</mi>
          <mo stretchy="false">+</mo>
          <mi>b</mi>
          <mo stretchy="false">+</mo>
          <mn>1</mn>
        </mrow>
      </msup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>
            <mo stretchy="false">∑</mo>
            <mrow>
              <mrow>
                <mi>j</mi>
                <mo stretchy="false">+</mo>
                <mi>k</mi>
              </mrow>
              <mo stretchy="false">≤</mo>
              <mi>n</mi>
            </mrow>
          </munder>
          <msub>
            <mo stretchy="false">∇</mo>
            <mi>j</mi>
          </msub>
        </mrow>
      </mrow>
      <msup>
        <mrow>
          <mo fence="true" stretchy="false">(</mo>
          <mrow>
            <mrow>
              <mn>1</mn>
              <mo stretchy="false">+</mo>
              <mstyle mathvariant="bold">
                <mi>j</mi>
              </mstyle>
            </mrow>
          </mrow>
          <mo fence="true" stretchy="false">)</mo>
        </mrow>
        <mi>a</mi>
      </msup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⋅</mo>
        <msub>
          <mo stretchy="false">∇</mo>
          <mi>k</mi>
        </msub>
      </mrow>
      <msup>
        <mrow>
          <mo fence="true" stretchy="false">(</mo>
          <mrow>
            <mrow>
              <mn>1</mn>
              <mo stretchy="false">+</mo>
              <mstyle mathvariant="bold">
                <mi>k</mi>
              </mstyle>
            </mrow>
          </mrow>
          <mo fence="true" stretchy="false">)</mo>
        </mrow>
        <mi>b</mi>
      </msup>
      <msup>
        <mtext/>
        <mrow>
          <mtext/>
          <mo stretchy="false">+</mo>
          <mrow>
            <mo stretchy="false">∑</mo>
            <mtext/>
          </mrow>
        </mrow>
      </msup>
    </mrow>
    <annotation encoding="StarMath 5.0">nabla_n (1+bold{n})^{a+b+1}""^{""+sum""} = sum from j+k&lt;=n nabla_j (1+bold{j})^a""^{""+sum""} cdot nabla_k (1+bold{k})^b""^{""+sum""}</annotation>
  </semantics>
</math>
</file>

<file path=Object 130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n>1</mn>
                <mo stretchy="false">+</mo>
                <mi>x</mi>
              </mrow>
            </mrow>
            <mo fence="true" stretchy="false">]</mo>
          </mrow>
          <mi>n</mi>
        </msub>
        <mo stretchy="false">=</mo>
        <mtext>{</mtext>
      </mrow>
      <mn>1,1,0,0,0,0,0.</mn>
      <mn>..</mn>
      <mtext>}</mtext>
    </mrow>
    <annotation encoding="StarMath 5.0">[1+x]_n = "{"1,1,0,0,0,0,0..."}"</annotation>
  </semantics>
</math>
</file>

<file path=Object 131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n>1</mn>
                <mo stretchy="false">+</mo>
                <mi>x</mi>
                <mo stretchy="false">+</mo>
                <msup>
                  <mi>x</mi>
                  <mn>2</mn>
                </msup>
              </mrow>
            </mrow>
            <mo fence="true" stretchy="false">]</mo>
          </mrow>
          <mi>n</mi>
        </msub>
        <mo stretchy="false">=</mo>
        <mtext>{</mtext>
      </mrow>
      <mn>1,1,1,0,0,0,0.</mn>
      <mn>..</mn>
      <mtext>}</mtext>
    </mrow>
    <annotation encoding="StarMath 5.0">[1+x+x^2]_n = "{"1,1,1,0,0,0,0..."}"</annotation>
  </semantics>
</math>
</file>

<file path=Object 132/content.xml><?xml version="1.0" encoding="utf-8"?>
<math xmlns="http://www.w3.org/1998/Math/MathML" display="block">
  <semantics>
    <mrow>
      <mrow>
        <msub>
          <mrow>
            <mo fence="true" stretchy="false">[</mo>
            <mrow>
              <mfrac>
                <mn>1</mn>
                <mrow>
                  <mn>1</mn>
                  <mo stretchy="false">−</mo>
                  <mi>x</mi>
                </mrow>
              </mfrac>
            </mrow>
            <mo fence="true" stretchy="false">]</mo>
          </mrow>
          <mi>n</mi>
        </msub>
        <mo stretchy="false">=</mo>
        <mtext>{</mtext>
      </mrow>
      <mn>1,1,1,1,1,1,1.</mn>
      <mn>..</mn>
      <mtext>}</mtext>
    </mrow>
    <annotation encoding="StarMath 5.0">[1 over {1-x}]_n = "{"1,1,1,1,1,1,1..."}"</annotation>
  </semantics>
</math>
</file>

<file path=Object 133/content.xml><?xml version="1.0" encoding="utf-8"?>
<math xmlns="http://www.w3.org/1998/Math/MathML" display="block">
  <semantics>
    <mrow>
      <mrow>
        <msub>
          <mrow>
            <mo fence="true" stretchy="false">[</mo>
            <mrow>
              <mfrac>
                <mn>1</mn>
                <mrow>
                  <mn>1</mn>
                  <mo stretchy="false">−</mo>
                  <msup>
                    <mi>x</mi>
                    <mn>2</mn>
                  </msup>
                </mrow>
              </mfrac>
            </mrow>
            <mo fence="true" stretchy="false">]</mo>
          </mrow>
          <mi>n</mi>
        </msub>
        <mo stretchy="false">=</mo>
        <mtext>{</mtext>
      </mrow>
      <mn>1,0,1,0,1,0,1,0.</mn>
      <mn>..</mn>
      <mtext>}</mtext>
    </mrow>
    <annotation encoding="StarMath 5.0">[1 over {1-x^2}]_n = "{"1,0,1,0,1,0,1,0..."}"</annotation>
  </semantics>
</math>
</file>

<file path=Object 134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n>1</mn>
                <mo stretchy="false">−</mo>
                <mi>x</mi>
              </mrow>
            </mrow>
            <mo fence="true" stretchy="false">]</mo>
          </mrow>
          <mi>n</mi>
        </msub>
        <mo stretchy="false">=</mo>
        <mtext>{</mtext>
      </mrow>
      <mrow>
        <mn>1,</mn>
        <mo stretchy="false">−</mo>
        <mn>1,0,0,0,0,0.</mn>
      </mrow>
      <mn>..</mn>
      <mtext>}</mtext>
    </mrow>
    <annotation encoding="StarMath 5.0">[1-x]_n = "{"1,-1,0,0,0,0,0..."}"</annotation>
  </semantics>
</math>
</file>

<file path=Object 135/content.xml><?xml version="1.0" encoding="utf-8"?>
<math xmlns="http://www.w3.org/1998/Math/MathML" display="block">
  <semantics>
    <mrow>
      <mrow>
        <msub>
          <mrow>
            <mo fence="true" stretchy="false">[</mo>
            <mrow>
              <mfrac>
                <mn>1</mn>
                <mrow>
                  <mn>1</mn>
                  <mo stretchy="false">+</mo>
                  <mi>x</mi>
                </mrow>
              </mfrac>
            </mrow>
            <mo fence="true" stretchy="false">]</mo>
          </mrow>
          <mi>n</mi>
        </msub>
        <mo stretchy="false">=</mo>
        <mtext>{</mtext>
      </mrow>
      <mrow>
        <mn>1,</mn>
        <mo stretchy="false">−</mo>
        <mn>1,1,</mn>
        <mo stretchy="false">−</mo>
        <mn>1,1,</mn>
        <mo stretchy="false">−</mo>
        <mn>1,1.</mn>
      </mrow>
      <mn>..</mn>
      <mtext>}</mtext>
    </mrow>
    <annotation encoding="StarMath 5.0">[1 over {1+x}]_n = "{"1,-1,1,-1,1,-1,1..."}"</annotation>
  </semantics>
</math>
</file>

<file path=Object 136/content.xml><?xml version="1.0" encoding="utf-8"?>
<math xmlns="http://www.w3.org/1998/Math/MathML" display="block">
  <semantics>
    <mrow>
      <msub>
        <mi>t</mi>
        <mfrac>
          <mi>a</mi>
          <mi>b</mi>
        </mfrac>
      </msub>
      <mrow>
        <mrow>
          <mo fence="true" stretchy="false">(</mo>
          <mrow>
            <mi>n</mi>
          </mrow>
          <mo fence="true" stretchy="false">)</mo>
        </mrow>
        <mo stretchy="false">=</mo>
        <mi>b</mi>
      </mrow>
      <mrow>
        <mrow>
          <mo fence="true" stretchy="false">(</mo>
          <mrow>
            <mrow>
              <mrow>
                <mo fence="true" stretchy="false">⌊</mo>
                <mrow>
                  <mfrac>
                    <mi>n</mi>
                    <mi>b</mi>
                  </mfrac>
                </mrow>
                <mo fence="true" stretchy="false">⌋</mo>
              </mrow>
              <mo stretchy="false">−</mo>
              <mrow>
                <mo fence="true" stretchy="false">⌊</mo>
                <mrow>
                  <mfrac>
                    <mrow>
                      <mi>n</mi>
                      <mo stretchy="false">−</mo>
                      <mn>1</mn>
                    </mrow>
                    <mi>b</mi>
                  </mfrac>
                </mrow>
                <mo fence="true" stretchy="false">⌋</mo>
              </mrow>
            </mrow>
          </mrow>
          <mo fence="true" stretchy="false">)</mo>
        </mrow>
        <mo stretchy="false">−</mo>
        <mi>a</mi>
      </mrow>
      <mrow>
        <mo fence="true" stretchy="false">(</mo>
        <mrow>
          <mrow>
            <mrow>
              <mo fence="true" stretchy="false">⌊</mo>
              <mrow>
                <mfrac>
                  <mi>n</mi>
                  <mi>a</mi>
                </mfrac>
              </mrow>
              <mo fence="true" stretchy="false">⌋</mo>
            </mrow>
            <mo stretchy="false">−</mo>
            <mrow>
              <mo fence="true" stretchy="false">⌊</mo>
              <mrow>
                <mfrac>
                  <mrow>
                    <mi>n</mi>
                    <mo stretchy="false">−</mo>
                    <mn>1</mn>
                  </mrow>
                  <mi>a</mi>
                </mfrac>
              </mrow>
              <mo fence="true" stretchy="false">⌋</mo>
            </mrow>
          </mrow>
        </mrow>
        <mo fence="true" stretchy="false">)</mo>
      </mrow>
    </mrow>
    <annotation encoding="StarMath 5.0">t_{a over b}( n ) = b( lfloor n over b rfloor - lfloor {n-1} over b rfloor )-a( lfloor n over a rfloor - lfloor {n-1} over a  rfloor )</annotation>
  </semantics>
</math>
</file>

<file path=Object 137/content.xml><?xml version="1.0" encoding="utf-8"?>
<math xmlns="http://www.w3.org/1998/Math/MathML" display="block">
  <semantics>
    <mrow>
      <mrow>
        <mstyle mathvariant="bold">
          <msup>
            <msub>
              <mi>m</mi>
              <mrow>
                <mi>n</mi>
                <mtext>*</mtext>
                <mfrac>
                  <mn>1</mn>
                  <mi>k</mi>
                </mfrac>
              </mrow>
            </msub>
            <mi>z</mi>
          </msup>
        </mstyle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sup>
        <mrow>
          <mo fence="true" stretchy="false">(</mo>
          <mrow>
            <mfrac>
              <mrow>
                <mn>1</mn>
                <mo stretchy="false">−</mo>
                <msup>
                  <mi>x</mi>
                  <mrow>
                    <mi>k</mi>
                    <mo stretchy="false">⋅</mo>
                    <mi>m</mi>
                  </mrow>
                </msup>
              </mrow>
              <mrow>
                <mn>1</mn>
                <mo stretchy="false">−</mo>
                <msup>
                  <mi>x</mi>
                  <mi>k</mi>
                </msup>
              </mrow>
            </mfrac>
          </mrow>
          <mo fence="true" stretchy="false">)</mo>
        </mrow>
        <mi>z</mi>
      </msup>
    </mrow>
    <annotation encoding="StarMath 5.0">bold{m_{n "*" 1 over k}} ^z = sum from k = 0 to n [x^k]({1-x^{k cdot m}} over {1-x^k})^z</annotation>
  </semantics>
</math>
</file>

<file path=Object 138/content.xml><?xml version="1.0" encoding="utf-8"?>
<math xmlns="http://www.w3.org/1998/Math/MathML" display="block">
  <semantics>
    <mrow>
      <mrow>
        <mstyle mathvariant="bold">
          <msup>
            <msub>
              <mn>2</mn>
              <mrow>
                <mi>n</mi>
                <mtext>*</mtext>
                <mfrac>
                  <mn>1</mn>
                  <mn>2</mn>
                </mfrac>
              </mrow>
            </msub>
            <mi>z</mi>
          </msup>
        </mstyle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sup>
        <mrow>
          <mo fence="true" stretchy="false">(</mo>
          <mrow>
            <mrow>
              <mn>1</mn>
              <mo stretchy="false">+</mo>
              <msup>
                <mi>x</mi>
                <mn>2</mn>
              </msup>
            </mrow>
          </mrow>
          <mo fence="true" stretchy="false">)</mo>
        </mrow>
        <mi>z</mi>
      </msup>
    </mrow>
    <annotation encoding="StarMath 5.0">bold{2_{n "*" 1 over 2}} ^z = sum from k = 0 to n [x^k](1+x^2)^z</annotation>
  </semantics>
</math>
</file>

<file path=Object 139/content.xml><?xml version="1.0" encoding="utf-8"?>
<math xmlns="http://www.w3.org/1998/Math/MathML" display="block">
  <semantics>
    <mrow>
      <mrow>
        <mstyle mathvariant="bold">
          <msup>
            <msub>
              <mn>3</mn>
              <mrow>
                <mi>n</mi>
                <mtext>*</mtext>
                <mfrac>
                  <mn>1</mn>
                  <mn>2</mn>
                </mfrac>
              </mrow>
            </msub>
            <mi>z</mi>
          </msup>
        </mstyle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sup>
        <mrow>
          <mo fence="true" stretchy="false">(</mo>
          <mrow>
            <mrow>
              <mn>1</mn>
              <mo stretchy="false">+</mo>
              <msup>
                <mi>x</mi>
                <mn>2</mn>
              </msup>
              <mo stretchy="false">+</mo>
              <msup>
                <mi>x</mi>
                <mn>4</mn>
              </msup>
            </mrow>
          </mrow>
          <mo fence="true" stretchy="false">)</mo>
        </mrow>
        <mi>z</mi>
      </msup>
    </mrow>
    <annotation encoding="StarMath 5.0">bold{3_{n "*" 1 over 2}}^z = sum from k = 0 to n [x^k](1+x^2+x^4)^z</annotation>
  </semantics>
</math>
</file>

<file path=Object 14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i>log</mi>
                <mi>m</mi>
              </mrow>
            </mrow>
            <mo fence="true" stretchy="false">]</mo>
          </mrow>
          <mi>k</mi>
        </msub>
        <mo stretchy="false">=</mo>
        <mfrac>
          <mrow>
            <msub>
              <mi>t</mi>
              <mi>m</mi>
            </msub>
            <mrow>
              <mo fence="true" stretchy="false">(</mo>
              <mrow>
                <mi>k</mi>
              </mrow>
              <mo fence="true" stretchy="false">)</mo>
            </mrow>
          </mrow>
          <mi>k</mi>
        </mfrac>
      </mrow>
    </mrow>
    <annotation encoding="StarMath 5.0">nabla [log m]_k = {t_m(k)} over k</annotation>
  </semantics>
</math>
</file>

<file path=Object 140/content.xml><?xml version="1.0" encoding="utf-8"?>
<math xmlns="http://www.w3.org/1998/Math/MathML" display="block">
  <semantics>
    <mrow>
      <mrow>
        <mstyle mathvariant="bold">
          <msup>
            <msub>
              <mn>2</mn>
              <mi>n</mi>
            </msub>
            <mi>z</mi>
          </msup>
        </mstyle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sup>
        <mrow>
          <mo fence="true" stretchy="false">(</mo>
          <mrow>
            <mfrac>
              <mrow>
                <mn>1</mn>
                <mo stretchy="false">−</mo>
                <msup>
                  <mi>x</mi>
                  <mn>2</mn>
                </msup>
              </mrow>
              <mrow>
                <mn>1</mn>
                <mo stretchy="false">−</mo>
                <mi>x</mi>
              </mrow>
            </mfrac>
          </mrow>
          <mo fence="true" stretchy="false">)</mo>
        </mrow>
        <mi>z</mi>
      </msup>
    </mrow>
    <annotation encoding="StarMath 5.0">bold{2_n} ^z = sum from k = 0 to n [x^k]({1-x^2}over{1-x})^z</annotation>
  </semantics>
</math>
</file>

<file path=Object 141/content.xml><?xml version="1.0" encoding="utf-8"?>
<math xmlns="http://www.w3.org/1998/Math/MathML" display="block">
  <semantics>
    <mrow>
      <mrow>
        <mstyle mathvariant="bold">
          <msup>
            <msub>
              <mn>2</mn>
              <mrow>
                <mi>n</mi>
                <mtext>*</mtext>
                <mfrac>
                  <mn>1</mn>
                  <mn>2</mn>
                </mfrac>
              </mrow>
            </msub>
            <mi>z</mi>
          </msup>
        </mstyle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sup>
        <mrow>
          <mo fence="true" stretchy="false">(</mo>
          <mrow>
            <mfrac>
              <mrow>
                <mn>1</mn>
                <mo stretchy="false">−</mo>
                <msup>
                  <mi>x</mi>
                  <mn>4</mn>
                </msup>
              </mrow>
              <mrow>
                <mn>1</mn>
                <mo stretchy="false">−</mo>
                <msup>
                  <mi>x</mi>
                  <mn>2</mn>
                </msup>
              </mrow>
            </mfrac>
          </mrow>
          <mo fence="true" stretchy="false">)</mo>
        </mrow>
        <mi>z</mi>
      </msup>
    </mrow>
    <annotation encoding="StarMath 5.0">bold{2_{n "*" 1 over 2}}^z = sum from k = 0 to n [x^k]({1-x^4}over{1-x^2})^z</annotation>
  </semantics>
</math>
</file>

<file path=Object 142/content.xml><?xml version="1.0" encoding="utf-8"?>
<math xmlns="http://www.w3.org/1998/Math/MathML" display="block">
  <semantics>
    <mrow>
      <mrow>
        <mstyle mathvariant="bold">
          <msup>
            <msub>
              <mi mathvariant="normal">∞</mi>
              <mrow>
                <mi>n</mi>
                <mtext>*</mtext>
                <mfrac>
                  <mn>1</mn>
                  <mi>k</mi>
                </mfrac>
              </mrow>
            </msub>
            <mi>z</mi>
          </msup>
        </mstyle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sup>
        <mrow>
          <mo fence="true" stretchy="false">(</mo>
          <mrow>
            <mfrac>
              <mn>1</mn>
              <mrow>
                <mn>1</mn>
                <mo stretchy="false">−</mo>
                <msup>
                  <mi>x</mi>
                  <mi>k</mi>
                </msup>
              </mrow>
            </mfrac>
          </mrow>
          <mo fence="true" stretchy="false">)</mo>
        </mrow>
        <mi>z</mi>
      </msup>
    </mrow>
    <annotation encoding="StarMath 5.0">bold{infty_{n "*" 1 over k}}^z = sum from k = 0 to n [x^k](1 over {1-x^k})^z</annotation>
  </semantics>
</math>
</file>

<file path=Object 143/content.xml><?xml version="1.0" encoding="utf-8"?>
<math xmlns="http://www.w3.org/1998/Math/MathML" display="block">
  <semantics>
    <mrow>
      <mrow>
        <mstyle mathvariant="bold">
          <msup>
            <msub>
              <mn>0</mn>
              <mrow>
                <mi>n</mi>
                <mtext>*</mtext>
                <mfrac>
                  <mn>1</mn>
                  <mi>k</mi>
                </mfrac>
              </mrow>
            </msub>
            <mi>z</mi>
          </msup>
        </mstyle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sup>
        <mrow>
          <mo fence="true" stretchy="false">(</mo>
          <mrow>
            <mrow>
              <mn>1</mn>
              <mo stretchy="false">−</mo>
              <msup>
                <mi>x</mi>
                <mi>k</mi>
              </msup>
            </mrow>
          </mrow>
          <mo fence="true" stretchy="false">)</mo>
        </mrow>
        <mi>z</mi>
      </msup>
    </mrow>
    <annotation encoding="StarMath 5.0">bold{0_{n "*" 1 over k}}^z = sum from k = 0 to n [x^k]({1-x^k})^z</annotation>
  </semantics>
</math>
</file>

<file path=Object 144/content.xml><?xml version="1.0" encoding="utf-8"?>
<math xmlns="http://www.w3.org/1998/Math/MathML" display="block">
  <semantics>
    <mrow>
      <mstyle mathvariant="bold">
        <msup>
          <msub>
            <mi mathvariant="normal">∞</mi>
            <mi>n</mi>
          </msub>
          <mi>z</mi>
        </msup>
      </mstyle>
      <mo stretchy="false">=</mo>
      <mrow>
        <munder>
          <mo stretchy="false">∏</mo>
          <mrow>
            <mi>k</mi>
            <mo stretchy="false">=</mo>
            <mn>0</mn>
          </mrow>
        </munder>
        <msup>
          <mstyle mathvariant="bold">
            <msub>
              <mn>2</mn>
              <mrow>
                <mi>n</mi>
                <mtext>*</mtext>
                <mfrac>
                  <mn>1</mn>
                  <msup>
                    <mn>2</mn>
                    <mi>k</mi>
                  </msup>
                </mfrac>
              </mrow>
            </msub>
          </mstyle>
          <mi>z</mi>
        </msup>
      </mrow>
    </mrow>
    <annotation encoding="StarMath 5.0">bold{infty_n}^z = prod from k = 0 {bold{2_{n "*" 1 over 2^k}}}^z</annotation>
  </semantics>
</math>
</file>

<file path=Object 145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n>1</mn>
                    <mo stretchy="false">−</mo>
                    <mi>x</mi>
                  </mrow>
                </mrow>
                <mo fence="true" stretchy="false">)</mo>
              </mrow>
              <mrow>
                <mo stretchy="false">−</mo>
                <mn>1</mn>
              </mrow>
            </msup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under>
                <mo stretchy="false">∏</mo>
                <mrow>
                  <mi>k</mi>
                  <mo stretchy="false">=</mo>
                  <mn>0</mn>
                </mrow>
              </munder>
              <mrow>
                <mo fence="true" stretchy="false">(</mo>
                <mrow>
                  <mrow>
                    <mn>1</mn>
                    <mo stretchy="false">+</mo>
                    <msup>
                      <mi>x</mi>
                      <msup>
                        <mn>2</mn>
                        <mi>k</mi>
                      </msup>
                    </msup>
                  </mrow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[(1-x)^-1]_n = [ prod from k = 0 (1+x^{2^k}) ]_n</annotation>
  </semantics>
</math>
</file>

<file path=Object 146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n>1</mn>
                    <mo stretchy="false">−</mo>
                    <mi>x</mi>
                  </mrow>
                </mrow>
                <mo fence="true" stretchy="false">)</mo>
              </mrow>
              <mrow>
                <mo stretchy="false">−</mo>
                <mn>1</mn>
              </mrow>
            </msup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under>
                <mo stretchy="false">∏</mo>
                <mrow>
                  <mi>k</mi>
                  <mo stretchy="false">=</mo>
                  <mn>0</mn>
                </mrow>
              </munder>
              <mrow>
                <mo fence="true" stretchy="false">(</mo>
                <mrow>
                  <mrow>
                    <mn>1</mn>
                    <mo stretchy="false">+</mo>
                    <msup>
                      <mi>x</mi>
                      <msup>
                        <mn>3</mn>
                        <mi>k</mi>
                      </msup>
                    </msup>
                    <mo stretchy="false">+</mo>
                    <msup>
                      <mi>x</mi>
                      <mrow>
                        <mn>2</mn>
                        <mo stretchy="false">⋅</mo>
                        <msup>
                          <mn>3</mn>
                          <mi>k</mi>
                        </msup>
                      </mrow>
                    </msup>
                  </mrow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[(1-x)^-1]_n = [ prod from k = 0 (1+x^{3^k}+x^{2 cdot 3^k}) ]_n</annotation>
  </semantics>
</math>
</file>

<file path=Object 147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row>
                  <mi mathvariant="normal">∞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style>
            </mrow>
            <mo fence="true" stretchy="false">]</mo>
          </mrow>
          <mi>n</mi>
        </msub>
        <mo stretchy="false">=</mo>
        <mrow>
          <munder>
            <mi>lim</mi>
            <mrow>
              <mi>x</mi>
              <mo stretchy="false">→</mo>
              <mn>1</mn>
            </mrow>
          </munder>
          <mrow/>
        </mrow>
      </mrow>
      <msub>
        <mrow>
          <mo fence="true" stretchy="false">[</mo>
          <mrow>
            <mfrac>
              <mrow>
                <mo stretchy="false">−</mo>
                <mi>s</mi>
              </mrow>
              <mrow>
                <mn>1</mn>
                <mo stretchy="false">−</mo>
                <mi>x</mi>
              </mrow>
            </mfrac>
          </mrow>
          <mo fence="true" stretchy="false">]</mo>
        </mrow>
        <mi>n</mi>
      </msub>
    </mrow>
    <annotation encoding="StarMath 5.0">[bold{infty(s)}]_n = lim from {x rightarrow 1}{}[{-s} over {1-x}]_n</annotation>
  </semantics>
</math>
</file>

<file path=Object 148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p>
                  <mrow>
                    <mi mathvariant="normal">∞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  <mi>z</mi>
                </msup>
              </mstyle>
            </mrow>
            <mo fence="true" stretchy="false">]</mo>
          </mrow>
          <mi>n</mi>
        </msub>
        <mo stretchy="false">=</mo>
        <mrow>
          <munder>
            <mi>lim</mi>
            <mrow>
              <mi>x</mi>
              <mo stretchy="false">→</mo>
              <mn>1</mn>
            </mrow>
          </munder>
          <mrow/>
        </mrow>
      </mrow>
      <msub>
        <mrow>
          <mo fence="true" stretchy="false">[</mo>
          <mrow>
            <msup>
              <mrow>
                <mo fence="true" stretchy="false">(</mo>
                <mrow>
                  <mfrac>
                    <mrow>
                      <mo stretchy="false">−</mo>
                      <mi>s</mi>
                    </mrow>
                    <mrow>
                      <mn>1</mn>
                      <mo stretchy="false">−</mo>
                      <mi>x</mi>
                    </mrow>
                  </mfrac>
                </mrow>
                <mo fence="true" stretchy="false">)</mo>
              </mrow>
              <mi>z</mi>
            </msup>
          </mrow>
          <mo fence="true" stretchy="false">]</mo>
        </mrow>
        <mi>n</mi>
      </msub>
    </mrow>
    <annotation encoding="StarMath 5.0">[bold{infty(s)}^z]_n = lim from {x rightarrow 1}{}[({-s} over {1-x})^z]_n</annotation>
  </semantics>
</math>
</file>

<file path=Object 149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style mathvariant="bold">
                        <mrow>
                          <mi mathvariant="normal">∞</mi>
                          <mrow>
                            <mo fence="true" stretchy="false">(</mo>
                            <mrow>
                              <mi>s</mi>
                            </mrow>
                            <mo fence="true" stretchy="false">)</mo>
                          </mrow>
                        </mrow>
                      </mstyle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under>
            <mi>lim</mi>
            <mrow>
              <mi>x</mi>
              <mo stretchy="false">→</mo>
              <mn>1</mn>
            </mrow>
          </munder>
          <mrow/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frac>
                      <mrow>
                        <mo stretchy="false">−</mo>
                        <mi>s</mi>
                      </mrow>
                      <mrow>
                        <mn>1</mn>
                        <mo stretchy="false">−</mo>
                        <mi>x</mi>
                      </mrow>
                    </mfrac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[(bold{infty(s)}-1)^k]_n = lim from {x rightarrow 1}{}[({-s} over {1-x} - 1)^k]_n</annotation>
  </semantics>
</math>
</file>

<file path=Object 15/content.xml><?xml version="1.0" encoding="utf-8"?>
<math xmlns="http://www.w3.org/1998/Math/MathML" display="block">
  <semantics>
    <mrow>
      <msub>
        <mi>t</mi>
        <mfrac>
          <mi>a</mi>
          <mi>b</mi>
        </mfrac>
      </msub>
      <mrow>
        <mrow>
          <mo fence="true" stretchy="false">(</mo>
          <mrow>
            <mi>n</mi>
          </mrow>
          <mo fence="true" stretchy="false">)</mo>
        </mrow>
        <mo stretchy="false">=</mo>
        <mo stretchy="false">∇</mo>
      </mrow>
      <mrow>
        <msub>
          <mrow>
            <mo fence="true" stretchy="false">[</mo>
            <mrow>
              <mrow>
                <mi>log</mi>
                <mstyle mathvariant="bold">
                  <mfrac>
                    <mi>a</mi>
                    <mi>b</mi>
                  </mfrac>
                </mstyle>
              </mrow>
            </mrow>
            <mo fence="true" stretchy="false">]</mo>
          </mrow>
          <mi>k</mi>
        </msub>
        <mo stretchy="false">=</mo>
        <mrow>
          <munder>
            <mi>lim</mi>
            <mrow>
              <mi>x</mi>
              <mo stretchy="false">→</mo>
              <mn>1</mn>
            </mrow>
          </munder>
          <mrow/>
        </mrow>
      </mrow>
      <mo stretchy="false">∇</mo>
      <msub>
        <mrow>
          <mo fence="true" stretchy="false">[</mo>
          <mrow>
            <mrow>
              <mi>log</mi>
              <mrow>
                <mo fence="true" stretchy="false">(</mo>
                <mrow>
                  <mfrac>
                    <mrow>
                      <mn>1</mn>
                      <mo stretchy="false">−</mo>
                      <msup>
                        <mi>x</mi>
                        <mi>b</mi>
                      </msup>
                    </mrow>
                    <mrow>
                      <mn>1</mn>
                      <mo stretchy="false">−</mo>
                      <msup>
                        <mi>x</mi>
                        <mi>a</mi>
                      </msup>
                    </mrow>
                  </mfrac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t_{a over b}( n ) =  nabla [log bold{a over b}]_k=lim from {x rightarrow 1}{}nabla[log({1-x^b} over {1-x^a})]_n</annotation>
  </semantics>
</math>
</file>

<file path=Object 150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log</mi>
                <mstyle mathvariant="bold">
                  <mrow>
                    <mi mathvariant="normal">∞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style>
              </mrow>
            </mrow>
            <mo fence="true" stretchy="false">]</mo>
          </mrow>
          <mi>n</mi>
        </msub>
        <mo stretchy="false">=</mo>
        <mrow>
          <munder>
            <mi>lim</mi>
            <mrow>
              <mi>x</mi>
              <mo stretchy="false">→</mo>
              <mn>1</mn>
            </mrow>
          </munder>
          <mrow/>
        </mrow>
      </mrow>
      <msub>
        <mrow>
          <mo fence="true" stretchy="false">[</mo>
          <mrow>
            <mrow>
              <mi>log</mi>
              <mrow>
                <mo fence="true" stretchy="false">(</mo>
                <mrow>
                  <mfrac>
                    <mrow>
                      <mo stretchy="false">−</mo>
                      <mi>s</mi>
                    </mrow>
                    <mrow>
                      <mn>1</mn>
                      <mo stretchy="false">−</mo>
                      <mi>x</mi>
                    </mrow>
                  </mfrac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[log bold{infty(s)}]_n = lim from {x rightarrow 1}{}[log ({-s} over {1-x})]_n</annotation>
  </semantics>
</math>
</file>

<file path=Object 151/content.xml><?xml version="1.0" encoding="utf-8"?>
<math xmlns="http://www.w3.org/1998/Math/MathML" display="block">
  <semantics>
    <mrow>
      <mrow>
        <munderover>
          <mo stretchy="false">∑</mo>
          <mrow>
            <mi>m</mi>
            <mo stretchy="false">=</mo>
            <mn>1</mn>
          </mrow>
          <mi>t</mi>
        </munderover>
        <msub>
          <mrow>
            <mo fence="true" stretchy="false">[</mo>
            <mrow>
              <mstyle mathvariant="bold">
                <msup>
                  <mi>m</mi>
                  <mi>z</mi>
                </msup>
              </mstyle>
            </mrow>
            <mo fence="true" stretchy="false">]</mo>
          </mrow>
          <mi>n</mi>
        </msub>
      </mrow>
      <mo stretchy="false">=</mo>
      <mrow>
        <mrow>
          <munderover>
            <mo stretchy="false">∑</mo>
            <mrow>
              <mi>m</mi>
              <mo stretchy="false">=</mo>
              <mn>1</mn>
            </mrow>
            <mi>t</mi>
          </munderover>
          <mrow>
            <munderover>
              <mo stretchy="false">∑</mo>
              <mrow>
                <mi>k</mi>
                <mo stretchy="false">=</mo>
                <mn>0</mn>
              </mrow>
              <mrow>
                <mo fence="true" stretchy="false">⌊</mo>
                <mrow>
                  <mfrac>
                    <mi>n</mi>
                    <mi>m</mi>
                  </mfrac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i>z</mi>
                      <mo stretchy="false">+</mo>
                      <mn>1</mn>
                    </mrow>
                  </mrow>
                  <mo fence="true" stretchy="false">)</mo>
                </mrow>
                <mrow>
                  <mtext>(</mtext>
                  <mrow>
                    <mi>n</mi>
                    <mo stretchy="false">−</mo>
                    <mrow>
                      <mi>m</mi>
                      <mo stretchy="false">⋅</mo>
                      <mi>k</mi>
                    </mrow>
                  </mrow>
                  <mtext>)</mtext>
                </mrow>
              </msup>
              <mrow>
                <mrow>
                  <mo fence="true" stretchy="false">(</mo>
                  <mrow>
                    <mrow>
                      <mi>n</mi>
                      <mo stretchy="false">−</mo>
                      <mrow>
                        <mi>m</mi>
                        <mo stretchy="false">⋅</mo>
                        <mi>k</mi>
                      </mrow>
                    </mrow>
                  </mrow>
                  <mo fence="true" stretchy="false">)</mo>
                </mrow>
                <mi>!</mi>
              </mrow>
            </mfrac>
          </mrow>
        </mrow>
        <mo stretchy="false">⋅</mo>
        <mfrac>
          <msup>
            <mrow>
              <mo fence="true" stretchy="false">(</mo>
              <mrow>
                <mrow>
                  <mo stretchy="false">−</mo>
                  <mi>z</mi>
                </mrow>
              </mrow>
              <mo fence="true" stretchy="false">)</mo>
            </mrow>
            <mrow>
              <mtext>(</mtext>
              <mi>k</mi>
              <mtext>)</mtext>
            </mrow>
          </msup>
          <mrow>
            <mi>k</mi>
            <mi>!</mi>
          </mrow>
        </mfrac>
      </mrow>
    </mrow>
    <annotation encoding="StarMath 5.0">sum from m = 1 to t [bold{m}^z]_n = sum from m = 1 to t  sum from k = 0 to {lfloor n over m rfloor} {{(z+1)^{"("n-m cdot k")"}}over{(n-m cdot k)!}} cdot {{(-z)^{"("k")"}}over{k!}}</annotation>
  </semantics>
</math>
</file>

<file path=Object 152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 mathvariant="normal">∞</mi>
                <mi>z</mi>
              </msup>
            </mstyle>
          </mrow>
          <mo fence="true" stretchy="false">]</mo>
        </mrow>
        <mi>n</mi>
      </msub>
      <mo stretchy="false">=</mo>
      <mfrac>
        <msup>
          <mrow>
            <mo fence="true" stretchy="false">(</mo>
            <mrow>
              <mrow>
                <mi>z</mi>
                <mo stretchy="false">+</mo>
                <mn>1</mn>
              </mrow>
            </mrow>
            <mo fence="true" stretchy="false">)</mo>
          </mrow>
          <mrow>
            <mtext>(</mtext>
            <mi>n</mi>
            <mtext>)</mtext>
          </mrow>
        </msup>
        <mrow>
          <mi>n</mi>
          <mi>!</mi>
        </mrow>
      </mfrac>
    </mrow>
    <annotation encoding="StarMath 5.0">[bold{infty} ^z]_n = {(z+1)^{"("n")"} over {n!}}</annotation>
  </semantics>
</math>
</file>

<file path=Object 153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i mathvariant="normal">∞</mi>
                <mi>z</mi>
              </msup>
            </mrow>
            <mo fence="true" stretchy="false">]</mo>
          </mrow>
          <mi>n</mi>
        </msub>
        <mo stretchy="false">=</mo>
        <mfrac>
          <msup>
            <mi>z</mi>
            <mrow>
              <mtext>(</mtext>
              <mi>n</mi>
              <mtext>)</mtext>
            </mrow>
          </msup>
          <mrow>
            <mi>n</mi>
            <mi>!</mi>
          </mrow>
        </mfrac>
      </mrow>
    </mrow>
    <annotation encoding="StarMath 5.0">nabla [infty ^z]_n = {z^{"("n")"} over {n!}}</annotation>
  </semantics>
</math>
</file>

<file path=Object 154/content.xml><?xml version="1.0" encoding="utf-8"?>
<math xmlns="http://www.w3.org/1998/Math/MathML" display="block">
  <semantics>
    <mrow>
      <mrow>
        <munderover>
          <mo stretchy="false">∑</mo>
          <mrow>
            <mi>m</mi>
            <mo stretchy="false">=</mo>
            <mn>1</mn>
          </mrow>
          <mi>t</mi>
        </munderover>
        <msub>
          <mrow>
            <mo fence="true" stretchy="false">[</mo>
            <mrow>
              <mstyle mathvariant="bold">
                <msup>
                  <mi>m</mi>
                  <mi>z</mi>
                </msup>
              </mstyle>
            </mrow>
            <mo fence="true" stretchy="false">]</mo>
          </mrow>
          <mi>n</mi>
        </msub>
      </mrow>
      <mo stretchy="false">=</mo>
      <mrow>
        <mrow>
          <munderover>
            <mo stretchy="false">∑</mo>
            <mrow>
              <mi>k</mi>
              <mo stretchy="false">=</mo>
              <mn>0</mn>
            </mrow>
            <mi>t</mi>
          </munderover>
          <mfrac>
            <msup>
              <mrow>
                <mo fence="true" stretchy="false">(</mo>
                <mrow>
                  <mrow>
                    <mo stretchy="false">−</mo>
                    <mi>z</mi>
                  </mrow>
                </mrow>
                <mo fence="true" stretchy="false">)</mo>
              </mrow>
              <mrow>
                <mtext>(</mtext>
                <mi>k</mi>
                <mtext>)</mtext>
              </mrow>
            </msup>
            <mrow>
              <mi>k</mi>
              <mi>!</mi>
            </mrow>
          </mfrac>
        </mrow>
        <mo stretchy="false">⋅</mo>
        <mrow>
          <munderover>
            <mo stretchy="false">∑</mo>
            <mrow>
              <mi>m</mi>
              <mo stretchy="false">=</mo>
              <mn>1</mn>
            </mrow>
            <mfrac>
              <mi>t</mi>
              <mi>k</mi>
            </mfrac>
          </munderover>
          <mfrac>
            <msup>
              <mrow>
                <mo fence="true" stretchy="false">(</mo>
                <mrow>
                  <mrow>
                    <mi>z</mi>
                    <mo stretchy="false">+</mo>
                    <mn>1</mn>
                  </mrow>
                </mrow>
                <mo fence="true" stretchy="false">)</mo>
              </mrow>
              <mrow>
                <mtext>(</mtext>
                <mrow>
                  <mi>n</mi>
                  <mo stretchy="false">−</mo>
                  <mrow>
                    <mi>m</mi>
                    <mo stretchy="false">⋅</mo>
                    <mi>k</mi>
                  </mrow>
                </mrow>
                <mtext>)</mtext>
              </mrow>
            </msup>
            <mrow>
              <mrow>
                <mo fence="true" stretchy="false">(</mo>
                <mrow>
                  <mrow>
                    <mi>n</mi>
                    <mo stretchy="false">−</mo>
                    <mrow>
                      <mi>m</mi>
                      <mo stretchy="false">⋅</mo>
                      <mi>k</mi>
                    </mrow>
                  </mrow>
                </mrow>
                <mo fence="true" stretchy="false">)</mo>
              </mrow>
              <mi>!</mi>
            </mrow>
          </mfrac>
        </mrow>
      </mrow>
    </mrow>
    <annotation encoding="StarMath 5.0">sum from m = 1 to t [bold{m}^z]_n = sum from k = 0 to t {{(-z)^{"("k")"}}over{k!}} cdot sum from m = 1 to {t over k}  {{(z+1)^{"("n-m cdot k")"}}over{(n-m cdot k)!}}</annotation>
  </semantics>
</math>
</file>

<file path=Object 155/content.xml><?xml version="1.0" encoding="utf-8"?>
<math xmlns="http://www.w3.org/1998/Math/MathML" display="block">
  <semantics>
    <mrow>
      <mrow>
        <munderover>
          <mo stretchy="false">∑</mo>
          <mrow>
            <mi>m</mi>
            <mo stretchy="false">=</mo>
            <mn>1</mn>
          </mrow>
          <mi>t</mi>
        </munderover>
        <msub>
          <mrow>
            <mo fence="true" stretchy="false">[</mo>
            <mrow>
              <mstyle mathvariant="bold">
                <msup>
                  <mi>m</mi>
                  <mn>3</mn>
                </msup>
              </mstyle>
            </mrow>
            <mo fence="true" stretchy="false">]</mo>
          </mrow>
          <mi>n</mi>
        </msub>
      </mrow>
      <mo stretchy="false">=</mo>
      <mrow>
        <mrow>
          <munderover>
            <mo stretchy="false">∑</mo>
            <mrow>
              <mi>m</mi>
              <mo stretchy="false">=</mo>
              <mn>1</mn>
            </mrow>
            <mfrac>
              <mi>t</mi>
              <mn>0</mn>
            </mfrac>
          </munderover>
          <mfrac>
            <msup>
              <mrow>
                <mo fence="true" stretchy="false">(</mo>
                <mrow>
                  <mrow>
                    <mn>3</mn>
                    <mo stretchy="false">+</mo>
                    <mn>1</mn>
                  </mrow>
                </mrow>
                <mo fence="true" stretchy="false">)</mo>
              </mrow>
              <mrow>
                <mtext>(</mtext>
                <mi>n</mi>
                <mtext>)</mtext>
              </mrow>
            </msup>
            <mrow>
              <mrow>
                <mo fence="true" stretchy="false">(</mo>
                <mrow>
                  <mi>n</mi>
                </mrow>
                <mo fence="true" stretchy="false">)</mo>
              </mrow>
              <mi>!</mi>
            </mrow>
          </mfrac>
        </mrow>
        <mo stretchy="false">+</mo>
        <mrow>
          <mrow>
            <mo stretchy="false">−</mo>
            <mn>3</mn>
          </mrow>
          <mo stretchy="false">⋅</mo>
          <mrow>
            <munderover>
              <mo stretchy="false">∑</mo>
              <mrow>
                <mi>m</mi>
                <mo stretchy="false">=</mo>
                <mn>1</mn>
              </mrow>
              <mi>t</mi>
            </munderover>
            <mfrac>
              <msup>
                <mrow>
                  <mo fence="true" stretchy="false">(</mo>
                  <mrow>
                    <mrow>
                      <mn>3</mn>
                      <mo stretchy="false">+</mo>
                      <mn>1</mn>
                    </mrow>
                  </mrow>
                  <mo fence="true" stretchy="false">)</mo>
                </mrow>
                <mrow>
                  <mtext>(</mtext>
                  <mrow>
                    <mi>n</mi>
                    <mo stretchy="false">−</mo>
                    <mi>m</mi>
                  </mrow>
                  <mtext>)</mtext>
                </mrow>
              </msup>
              <mrow>
                <mrow>
                  <mo fence="true" stretchy="false">(</mo>
                  <mrow>
                    <mrow>
                      <mi>n</mi>
                      <mo stretchy="false">−</mo>
                      <mi>m</mi>
                    </mrow>
                  </mrow>
                  <mo fence="true" stretchy="false">)</mo>
                </mrow>
                <mi>!</mi>
              </mrow>
            </mfrac>
          </mrow>
        </mrow>
        <mo stretchy="false">+</mo>
        <mrow>
          <mn>3</mn>
          <mo stretchy="false">⋅</mo>
          <mrow>
            <munderover>
              <mo stretchy="false">∑</mo>
              <mrow>
                <mi>m</mi>
                <mo stretchy="false">=</mo>
                <mn>1</mn>
              </mrow>
              <mfrac>
                <mi>t</mi>
                <mn>2</mn>
              </mfrac>
            </munderover>
            <mfrac>
              <msup>
                <mrow>
                  <mo fence="true" stretchy="false">(</mo>
                  <mrow>
                    <mrow>
                      <mn>3</mn>
                      <mo stretchy="false">+</mo>
                      <mn>1</mn>
                    </mrow>
                  </mrow>
                  <mo fence="true" stretchy="false">)</mo>
                </mrow>
                <mrow>
                  <mtext>(</mtext>
                  <mrow>
                    <mi>n</mi>
                    <mo stretchy="false">−</mo>
                    <mrow>
                      <mi>m</mi>
                      <mo stretchy="false">⋅</mo>
                      <mn>2</mn>
                    </mrow>
                  </mrow>
                  <mtext>)</mtext>
                </mrow>
              </msup>
              <mrow>
                <mrow>
                  <mo fence="true" stretchy="false">(</mo>
                  <mrow>
                    <mrow>
                      <mi>n</mi>
                      <mo stretchy="false">−</mo>
                      <mrow>
                        <mi>m</mi>
                        <mo stretchy="false">⋅</mo>
                        <mn>2</mn>
                      </mrow>
                    </mrow>
                  </mrow>
                  <mo fence="true" stretchy="false">)</mo>
                </mrow>
                <mi>!</mi>
              </mrow>
            </mfrac>
          </mrow>
        </mrow>
        <mo stretchy="false">+</mo>
        <mrow>
          <mo stretchy="false">−</mo>
          <mrow>
            <munderover>
              <mo stretchy="false">∑</mo>
              <mrow>
                <mi>m</mi>
                <mo stretchy="false">=</mo>
                <mn>1</mn>
              </mrow>
              <mfrac>
                <mi>t</mi>
                <mn>3</mn>
              </mfrac>
            </munderover>
            <mfrac>
              <msup>
                <mrow>
                  <mo fence="true" stretchy="false">(</mo>
                  <mrow>
                    <mrow>
                      <mn>3</mn>
                      <mo stretchy="false">+</mo>
                      <mn>1</mn>
                    </mrow>
                  </mrow>
                  <mo fence="true" stretchy="false">)</mo>
                </mrow>
                <mrow>
                  <mtext>(</mtext>
                  <mrow>
                    <mi>n</mi>
                    <mo stretchy="false">−</mo>
                    <mrow>
                      <mi>m</mi>
                      <mo stretchy="false">⋅</mo>
                      <mn>3</mn>
                    </mrow>
                  </mrow>
                  <mtext>)</mtext>
                </mrow>
              </msup>
              <mrow>
                <mrow>
                  <mo fence="true" stretchy="false">(</mo>
                  <mrow>
                    <mrow>
                      <mi>n</mi>
                      <mo stretchy="false">−</mo>
                      <mrow>
                        <mi>m</mi>
                        <mo stretchy="false">⋅</mo>
                        <mn>3</mn>
                      </mrow>
                    </mrow>
                  </mrow>
                  <mo fence="true" stretchy="false">)</mo>
                </mrow>
                <mi>!</mi>
              </mrow>
            </mfrac>
          </mrow>
        </mrow>
      </mrow>
    </mrow>
    <annotation encoding="StarMath 5.0">sum from m = 1 to t [bold{m}^3]_n = 

sum from m = 1 to {t over 0}  {{(3+1)^{"("n")"}}over{(n)!}}

+

-3 cdot sum from m = 1 to {t}  {{(3+1)^{"("n-m")"}}over{(n-m)!}}

+

3 cdot sum from m = 1 to {t over 2}  {{(3+1)^{"("n-m cdot 2")"}}over{(n-m cdot 2)!}}

+

- sum from m = 1 to {t over 3}  {{(3+1)^{"("n-m cdot 3")"}}over{(n-m cdot 3)!}}</annotation>
  </semantics>
</math>
</file>

<file path=Object 156/content.xml><?xml version="1.0" encoding="utf-8"?>
<math xmlns="http://www.w3.org/1998/Math/MathML" display="block">
  <semantics>
    <mrow>
      <mtext>{</mtext>
      <mn>1,1,0,0,0,0,0.</mn>
      <mn>..</mn>
      <mtext>}</mtext>
    </mrow>
    <annotation encoding="StarMath 5.0"> "{"1,1,0,0,0,0,0..."}"</annotation>
  </semantics>
</math>
</file>

<file path=Object 157/content.xml><?xml version="1.0" encoding="utf-8"?>
<math xmlns="http://www.w3.org/1998/Math/MathML" display="block">
  <semantics>
    <msup>
      <mrow>
        <mo fence="true" stretchy="false">(</mo>
        <mrow>
          <mrow>
            <mn>1</mn>
            <mo stretchy="false">+</mo>
            <mi>x</mi>
          </mrow>
        </mrow>
        <mo fence="true" stretchy="false">)</mo>
      </mrow>
      <mi>z</mi>
    </msup>
    <annotation encoding="StarMath 5.0">(1+x)^z</annotation>
  </semantics>
</math>
</file>

<file path=Object 158/content.xml><?xml version="1.0" encoding="utf-8"?>
<math xmlns="http://www.w3.org/1998/Math/MathML" display="block">
  <semantics>
    <mrow>
      <mtext>{</mtext>
      <mn>1,1,1,0,0,0,0.</mn>
      <mn>..</mn>
      <mtext>}</mtext>
    </mrow>
    <annotation encoding="StarMath 5.0">"{"1,1,1,0,0,0,0..."}"</annotation>
  </semantics>
</math>
</file>

<file path=Object 159/content.xml><?xml version="1.0" encoding="utf-8"?>
<math xmlns="http://www.w3.org/1998/Math/MathML" display="block">
  <semantics>
    <mrow>
      <mtext>{</mtext>
      <mn>1,1,1,1,1,1,1.</mn>
      <mn>..</mn>
      <mtext>}</mtext>
    </mrow>
    <annotation encoding="StarMath 5.0">"{"1,1,1,1,1,1,1..."}"</annotation>
  </semantics>
</math>
</file>

<file path=Object 16/content.xml><?xml version="1.0" encoding="utf-8"?>
<math xmlns="http://www.w3.org/1998/Math/MathML" display="block">
  <semantics>
    <mrow>
      <msub>
        <mi>t</mi>
        <mfrac>
          <mi>a</mi>
          <mi>b</mi>
        </mfrac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o stretchy="false">−</mo>
          <msub>
            <mi>t</mi>
            <mfrac>
              <mi>b</mi>
              <mi>a</mi>
            </mfrac>
          </msub>
        </mrow>
      </mrow>
      <mrow>
        <mo fence="true" stretchy="false">(</mo>
        <mrow>
          <mi>n</mi>
        </mrow>
        <mo fence="true" stretchy="false">)</mo>
      </mrow>
    </mrow>
    <annotation encoding="StarMath 5.0">t_{a over b}( n ) = -t_{ b over a }( n )</annotation>
  </semantics>
</math>
</file>

<file path=Object 160/content.xml><?xml version="1.0" encoding="utf-8"?>
<math xmlns="http://www.w3.org/1998/Math/MathML" display="block">
  <semantics>
    <mrow>
      <mtext>{</mtext>
      <mn>1,0,1,0,1,0,1,0.</mn>
      <mn>..</mn>
      <mtext>}</mtext>
    </mrow>
    <annotation encoding="StarMath 5.0">"{"1,0,1,0,1,0,1,0..."}"</annotation>
  </semantics>
</math>
</file>

<file path=Object 161/content.xml><?xml version="1.0" encoding="utf-8"?>
<math xmlns="http://www.w3.org/1998/Math/MathML" display="block">
  <semantics>
    <mrow>
      <mtext>{</mtext>
      <mrow>
        <mn>1,</mn>
        <mo stretchy="false">−</mo>
        <mn>1,0,0,0,0,0.</mn>
      </mrow>
      <mn>..</mn>
      <mtext>}</mtext>
    </mrow>
    <annotation encoding="StarMath 5.0">"{"1,-1,0,0,0,0,0..."}"</annotation>
  </semantics>
</math>
</file>

<file path=Object 162/content.xml><?xml version="1.0" encoding="utf-8"?>
<math xmlns="http://www.w3.org/1998/Math/MathML" display="block">
  <semantics>
    <mrow>
      <mtext>{</mtext>
      <mrow>
        <mn>1,</mn>
        <mo stretchy="false">−</mo>
        <mn>1,1,</mn>
        <mo stretchy="false">−</mo>
        <mn>1,1,</mn>
        <mo stretchy="false">−</mo>
        <mn>1,1.</mn>
      </mrow>
      <mn>..</mn>
      <mtext>}</mtext>
    </mrow>
    <annotation encoding="StarMath 5.0">"{"1,-1,1,-1,1,-1,1..."}"</annotation>
  </semantics>
</math>
</file>

<file path=Object 163/content.xml><?xml version="1.0" encoding="utf-8"?>
<math xmlns="http://www.w3.org/1998/Math/MathML" display="block">
  <semantics>
    <msup>
      <mrow>
        <mo fence="true" stretchy="false">(</mo>
        <mrow>
          <mrow>
            <mn>1</mn>
            <mo stretchy="false">+</mo>
            <mi>x</mi>
            <mo stretchy="false">+</mo>
            <msup>
              <mi>x</mi>
              <mn>2</mn>
            </msup>
          </mrow>
        </mrow>
        <mo fence="true" stretchy="false">)</mo>
      </mrow>
      <mi>z</mi>
    </msup>
    <annotation encoding="StarMath 5.0">(1+x+x^2)^z</annotation>
  </semantics>
</math>
</file>

<file path=Object 164/content.xml><?xml version="1.0" encoding="utf-8"?>
<math xmlns="http://www.w3.org/1998/Math/MathML" display="block">
  <semantics>
    <msup>
      <mrow>
        <mo fence="true" stretchy="false">(</mo>
        <mrow>
          <mfrac>
            <mn>1</mn>
            <mrow>
              <mn>1</mn>
              <mo stretchy="false">−</mo>
              <mi>x</mi>
            </mrow>
          </mfrac>
        </mrow>
        <mo fence="true" stretchy="false">)</mo>
      </mrow>
      <mi>z</mi>
    </msup>
    <annotation encoding="StarMath 5.0">(1 over {1-x})^z</annotation>
  </semantics>
</math>
</file>

<file path=Object 165/content.xml><?xml version="1.0" encoding="utf-8"?>
<math xmlns="http://www.w3.org/1998/Math/MathML" display="block">
  <semantics>
    <msup>
      <mrow>
        <mo fence="true" stretchy="false">(</mo>
        <mrow>
          <mfrac>
            <mn>1</mn>
            <mrow>
              <mn>1</mn>
              <mo stretchy="false">−</mo>
              <msup>
                <mi>x</mi>
                <mn>2</mn>
              </msup>
            </mrow>
          </mfrac>
        </mrow>
        <mo fence="true" stretchy="false">)</mo>
      </mrow>
      <mi>z</mi>
    </msup>
    <annotation encoding="StarMath 5.0">(1 over {1-x^2})^z</annotation>
  </semantics>
</math>
</file>

<file path=Object 166/content.xml><?xml version="1.0" encoding="utf-8"?>
<math xmlns="http://www.w3.org/1998/Math/MathML" display="block">
  <semantics>
    <msup>
      <mrow>
        <mo fence="true" stretchy="false">(</mo>
        <mrow>
          <mrow>
            <mn>1</mn>
            <mo stretchy="false">−</mo>
            <mi>x</mi>
          </mrow>
        </mrow>
        <mo fence="true" stretchy="false">)</mo>
      </mrow>
      <mi>z</mi>
    </msup>
    <annotation encoding="StarMath 5.0">(1-x)^z</annotation>
  </semantics>
</math>
</file>

<file path=Object 167/content.xml><?xml version="1.0" encoding="utf-8"?>
<math xmlns="http://www.w3.org/1998/Math/MathML" display="block">
  <semantics>
    <msup>
      <mrow>
        <mo fence="true" stretchy="false">(</mo>
        <mrow>
          <mfrac>
            <mn>1</mn>
            <mrow>
              <mn>1</mn>
              <mo stretchy="false">+</mo>
              <mi>x</mi>
            </mrow>
          </mfrac>
        </mrow>
        <mo fence="true" stretchy="false">)</mo>
      </mrow>
      <mi>z</mi>
    </msup>
    <annotation encoding="StarMath 5.0">(1 over {1+x})^z</annotation>
  </semantics>
</math>
</file>

<file path=Object 168/content.xml><?xml version="1.0" encoding="utf-8"?>
<math xmlns="http://www.w3.org/1998/Math/MathML" display="block">
  <semantics>
    <mrow>
      <mo fence="true" stretchy="false">(</mo>
      <mrow>
        <mtable>
          <mtr>
            <mtd>
              <mi>z</mi>
            </mtd>
          </mtr>
          <mtr>
            <mtd>
              <mi>n</mi>
            </mtd>
          </mtr>
        </mtable>
      </mrow>
      <mo fence="true" stretchy="false">)</mo>
    </mrow>
    <annotation encoding="StarMath 5.0">(binom{ z }{ n })</annotation>
  </semantics>
</math>
</file>

<file path=Object 169/content.xml><?xml version="1.0" encoding="utf-8"?>
<math xmlns="http://www.w3.org/1998/Math/MathML" display="block">
  <semantics>
    <mfrac>
      <msup>
        <mi>z</mi>
        <mrow>
          <mo fence="true" stretchy="false">(</mo>
          <mrow>
            <mi>n</mi>
          </mrow>
          <mo fence="true" stretchy="false">)</mo>
        </mrow>
      </msup>
      <mrow>
        <mi>n</mi>
        <mi>!</mi>
      </mrow>
    </mfrac>
    <annotation encoding="StarMath 5.0">{z^(n)}over{ n! }</annotation>
  </semantics>
</math>
</file>

<file path=Object 17/content.xml><?xml version="1.0" encoding="utf-8"?>
<math xmlns="http://www.w3.org/1998/Math/MathML" display="block">
  <semantics>
    <mrow>
      <msub>
        <mi>t</mi>
        <mfrac>
          <mi>a</mi>
          <mi>a</mi>
        </mfrac>
      </msub>
      <mrow>
        <mrow>
          <mo fence="true" stretchy="false">(</mo>
          <mrow>
            <mi>n</mi>
          </mrow>
          <mo fence="true" stretchy="false">)</mo>
        </mrow>
        <mo stretchy="false">=</mo>
        <msub>
          <mi>t</mi>
          <mn>1</mn>
        </msub>
      </mrow>
      <mrow>
        <mrow>
          <mo fence="true" stretchy="false">(</mo>
          <mrow>
            <mi>n</mi>
          </mrow>
          <mo fence="true" stretchy="false">)</mo>
        </mrow>
        <mo stretchy="false">=</mo>
        <mn>0</mn>
      </mrow>
    </mrow>
    <annotation encoding="StarMath 5.0">t_{a over a}( n ) = t_{ 1 }( n ) = 0</annotation>
  </semantics>
</math>
</file>

<file path=Object 170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i>n</mi>
        </mrow>
        <mo fence="true" stretchy="false">)</mo>
      </mrow>
    </mrow>
    <annotation encoding="StarMath 5.0">d_z( n )</annotation>
  </semantics>
</math>
</file>

<file path=Object 171/content.xml><?xml version="1.0" encoding="utf-8"?>
<math xmlns="http://www.w3.org/1998/Math/MathML" display="block">
  <semantics>
    <msub>
      <mrow>
        <mo fence="true" stretchy="false">(</mo>
        <mrow>
          <mtable>
            <mtr>
              <mtd>
                <mi>z</mi>
              </mtd>
            </mtr>
            <mtr>
              <mtd>
                <mi>n</mi>
              </mtd>
            </mtr>
          </mtable>
        </mrow>
        <mo fence="true" stretchy="false">)</mo>
      </mrow>
      <mn>2</mn>
    </msub>
    <annotation encoding="StarMath 5.0">(binom{ z }{ n })_2</annotation>
  </semantics>
</math>
</file>

<file path=Object 172/content.xml><?xml version="1.0" encoding="utf-8"?>
<math xmlns="http://www.w3.org/1998/Math/MathML" display="block">
  <semantics>
    <mfrac>
      <msup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row>
          <mi>n</mi>
          <mo stretchy="false">+</mo>
          <mn>1</mn>
        </mrow>
      </msup>
      <mi>n</mi>
    </mfrac>
    <annotation encoding="StarMath 5.0">( -1 )^{ n+1 } over n</annotation>
  </semantics>
</math>
</file>

<file path=Object 173/content.xml><?xml version="1.0" encoding="utf-8"?>
<math xmlns="http://www.w3.org/1998/Math/MathML" display="block">
  <semantics>
    <mfrac>
      <mrow>
        <msub>
          <mi>t</mi>
          <mn>3</mn>
        </msub>
        <mrow>
          <mo fence="true" stretchy="false">(</mo>
          <mrow>
            <mi>n</mi>
          </mrow>
          <mo fence="true" stretchy="false">)</mo>
        </mrow>
      </mrow>
      <mi>n</mi>
    </mfrac>
    <annotation encoding="StarMath 5.0">{t_3(n)} over n</annotation>
  </semantics>
</math>
</file>

<file path=Object 174/content.xml><?xml version="1.0" encoding="utf-8"?>
<math xmlns="http://www.w3.org/1998/Math/MathML" display="block">
  <semantics>
    <mfrac>
      <mn>1</mn>
      <mi>n</mi>
    </mfrac>
    <annotation encoding="StarMath 5.0">1 over n</annotation>
  </semantics>
</math>
</file>

<file path=Object 175/content.xml><?xml version="1.0" encoding="utf-8"?>
<math xmlns="http://www.w3.org/1998/Math/MathML" display="block">
  <semantics>
    <mfrac>
      <mrow>
        <mi mathvariant="normal">κ</mi>
        <mrow>
          <mo fence="true" stretchy="false">(</mo>
          <mrow>
            <mi>n</mi>
          </mrow>
          <mo fence="true" stretchy="false">)</mo>
        </mrow>
      </mrow>
      <mi>n</mi>
    </mfrac>
    <annotation encoding="StarMath 5.0">{%kappa(n)} over n</annotation>
  </semantics>
</math>
</file>

<file path=Object 176/content.xml><?xml version="1.0" encoding="utf-8"?>
<math xmlns="http://www.w3.org/1998/Math/MathML" display="block">
  <semantics>
    <mrow>
      <mrow>
        <msup>
          <mrow>
            <mo fence="true" stretchy="false">[</mo>
            <mrow>
              <msup>
                <mi>e</mi>
                <mrow>
                  <mi>z</mi>
                  <mo stretchy="false">⋅</mo>
                  <msup>
                    <mi>x</mi>
                    <mrow>
                      <mo stretchy="false">−</mo>
                      <mi>s</mi>
                    </mrow>
                  </msup>
                </mrow>
              </msup>
            </mrow>
            <mo fence="true" stretchy="false">]</mo>
          </mrow>
          <mtext>*</mtext>
        </msup>
        <mo stretchy="false">=</mo>
        <mrow>
          <mfrac>
            <mn>1</mn>
            <msup>
              <mn>1</mn>
              <mi>s</mi>
            </msup>
          </mfrac>
          <mo stretchy="false">+</mo>
          <mfrac>
            <mi>z</mi>
            <msup>
              <mn>2</mn>
              <mi>s</mi>
            </msup>
          </mfrac>
          <mo stretchy="false">+</mo>
          <mfrac>
            <mi>z</mi>
            <msup>
              <mn>3</mn>
              <mi>s</mi>
            </msup>
          </mfrac>
          <mo stretchy="false">+</mo>
          <mfrac>
            <msup>
              <mi>z</mi>
              <mn>2</mn>
            </msup>
            <mrow>
              <mn>2</mn>
              <mo stretchy="false">⋅</mo>
              <msup>
                <mn>4</mn>
                <mi>s</mi>
              </msup>
            </mrow>
          </mfrac>
          <mo stretchy="false">+</mo>
          <mfrac>
            <mi>z</mi>
            <msup>
              <mn>5</mn>
              <mi>s</mi>
            </msup>
          </mfrac>
          <mo stretchy="false">+</mo>
          <mfrac>
            <msup>
              <mi>z</mi>
              <mn>2</mn>
            </msup>
            <msup>
              <mn>6</mn>
              <mi>s</mi>
            </msup>
          </mfrac>
          <mo stretchy="false">+</mo>
          <mfrac>
            <mi>z</mi>
            <msup>
              <mn>7</mn>
              <mi>s</mi>
            </msup>
          </mfrac>
          <mo stretchy="false">+</mo>
          <mfrac>
            <msup>
              <mi>z</mi>
              <mn>3</mn>
            </msup>
            <mrow>
              <mn>6</mn>
              <mo stretchy="false">⋅</mo>
              <msup>
                <mn>8</mn>
                <mi>s</mi>
              </msup>
            </mrow>
          </mfrac>
          <mo stretchy="false">+</mo>
          <mfrac>
            <msup>
              <mi>z</mi>
              <mn>2</mn>
            </msup>
            <mrow>
              <mn>2</mn>
              <mo stretchy="false">⋅</mo>
              <msup>
                <mn>9</mn>
                <mi>s</mi>
              </msup>
            </mrow>
          </mfrac>
          <mo stretchy="false">+</mo>
          <mfrac>
            <msup>
              <mi>z</mi>
              <mn>2</mn>
            </msup>
            <msup>
              <mn>10</mn>
              <mi>s</mi>
            </msup>
          </mfrac>
          <mo stretchy="false">+</mo>
          <mn>..</mn>
        </mrow>
      </mrow>
      <mi>.</mi>
    </mrow>
    <annotation encoding="StarMath 5.0">[e^{z cdot x^-s}]^"*"= 1 over 1^s + z over 2^s + z over 3^s + z^2 over {2 cdot 4^s} + z over 5^s 

+ z^2 over 6^s + z over 7^s + z^3 over {6 cdot 8^s} + z^2 over {2 cdot 9^s}+ z^2 over {10^s}
+...</annotation>
  </semantics>
</math>
</file>

<file path=Object 177/content.xml><?xml version="1.0" encoding="utf-8"?>
<math xmlns="http://www.w3.org/1998/Math/MathML" display="block">
  <semantics>
    <mrow>
      <mrow>
        <mi>n</mi>
        <mo stretchy="false">=</mo>
        <msup>
          <mn>2</mn>
          <mi>k</mi>
        </msup>
      </mrow>
      <mi>?</mi>
      <mfrac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row>
            <mi>k</mi>
            <mo stretchy="false">+</mo>
            <mn>1</mn>
          </mrow>
        </msup>
        <mi>k</mi>
      </mfrac>
      <mi mathvariant="normal">:</mi>
      <mn>0</mn>
    </mrow>
    <annotation encoding="StarMath 5.0">n = 2^k ? {(-1)^{k+1} over k} : 0</annotation>
  </semantics>
</math>
</file>

<file path=Object 178/content.xml><?xml version="1.0" encoding="utf-8"?>
<math xmlns="http://www.w3.org/1998/Math/MathML" display="block">
  <semantics>
    <mrow>
      <mrow>
        <msup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text>*</mtext>
        </msup>
        <mo stretchy="false">=</mo>
        <mrow>
          <mn>1</mn>
          <mo stretchy="false">+</mo>
          <mi>z</mi>
          <mo stretchy="false">+</mo>
          <mi>z</mi>
          <mo stretchy="false">+</mo>
          <mfrac>
            <msup>
              <mi>z</mi>
              <mn>2</mn>
            </msup>
            <mn>2</mn>
          </mfrac>
          <mo stretchy="false">+</mo>
          <mi>z</mi>
          <mo stretchy="false">+</mo>
          <msup>
            <mi>z</mi>
            <mn>2</mn>
          </msup>
          <mo stretchy="false">+</mo>
          <mi>z</mi>
          <mo stretchy="false">+</mo>
          <mfrac>
            <msup>
              <mi>z</mi>
              <mn>3</mn>
            </msup>
            <mn>6</mn>
          </mfrac>
          <mo stretchy="false">+</mo>
          <mfrac>
            <msup>
              <mi>z</mi>
              <mn>2</mn>
            </msup>
            <mn>2</mn>
          </mfrac>
          <mo stretchy="false">+</mo>
          <msup>
            <mi>z</mi>
            <mn>2</mn>
          </msup>
          <mo stretchy="false">+</mo>
          <mn>..</mn>
        </mrow>
      </mrow>
      <mi>.</mi>
    </mrow>
    <annotation encoding="StarMath 5.0">[e^{z }]^"*"= 1 + z + z + z^2 over {2} + z 

+ z^2 + z + z^3 over {6} + z^2 over {2}+ z^2
+...</annotation>
  </semantics>
</math>
</file>

<file path=Object 179/content.xml><?xml version="1.0" encoding="utf-8"?>
<math xmlns="http://www.w3.org/1998/Math/MathML" display="block">
  <semantics>
    <mrow>
      <mtext>{</mtext>
      <mn>1,</mn>
      <mfrac>
        <mn>1</mn>
        <mn>2</mn>
      </mfrac>
      <mi>,</mi>
      <mfrac>
        <mn>1</mn>
        <mn>6</mn>
      </mfrac>
      <mi>,</mi>
      <mfrac>
        <mn>1</mn>
        <mn>24</mn>
      </mfrac>
      <mi>,</mi>
      <mn>...</mn>
      <mtext>}</mtext>
    </mrow>
    <annotation encoding="StarMath 5.0">"{"1,{1 over 2},{1 over 6},{1 over 24},..."}"</annotation>
  </semantics>
</math>
</file>

<file path=Object 18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sub>
        <mi>t</mi>
        <mi>x</mi>
      </msub>
      <mrow>
        <mrow>
          <mo fence="true" stretchy="false">(</mo>
          <mrow>
            <mi>n</mi>
          </mrow>
          <mo fence="true" stretchy="false">)</mo>
        </mrow>
        <mo stretchy="false">=</mo>
        <mn>1</mn>
      </mrow>
    </mrow>
    <annotation encoding="StarMath 5.0">lim from {x rightarrow infinity}{} t_{x}( n ) = 1</annotation>
  </semantics>
</math>
</file>

<file path=Object 180/content.xml><?xml version="1.0" encoding="utf-8"?>
<math xmlns="http://www.w3.org/1998/Math/MathML" display="block">
  <semantics>
    <mrow>
      <mtext/>
      <mrow>
        <msubsup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  <mtext>*</mtext>
        </msubsup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frac>
                <mrow>
                  <mi>log</mi>
                  <mi>n</mi>
                </mrow>
                <mrow>
                  <mi>log</mi>
                  <mn>2</mn>
                </mrow>
              </mfrac>
            </munderover>
            <mfrac>
              <msup>
                <mi>z</mi>
                <mi>a</mi>
              </msup>
              <mrow>
                <mi>a</mi>
                <mi>!</mi>
              </mrow>
            </mfrac>
          </mrow>
          <mo stretchy="false">⋅</mo>
          <msup>
            <mn>2</mn>
            <mrow>
              <mrow>
                <mo stretchy="false">−</mo>
                <mi>a</mi>
              </mrow>
              <mi>s</mi>
            </mrow>
          </msup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n>2</mn>
                </mrow>
                <mrow>
                  <mi>log</mi>
                  <mn>3</mn>
                </mrow>
              </mfrac>
            </munderover>
            <mfrac>
              <msup>
                <mi>z</mi>
                <mi>b</mi>
              </msup>
              <mrow>
                <mi>b</mi>
                <mi>!</mi>
              </mrow>
            </mfrac>
          </mrow>
          <mo stretchy="false">⋅</mo>
          <msup>
            <mn>3</mn>
            <mrow>
              <mrow>
                <mo stretchy="false">−</mo>
                <mi>b</mi>
              </mrow>
              <mi>s</mi>
            </mrow>
          </msup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n>3</mn>
                </mrow>
                <mrow>
                  <mi>log</mi>
                  <mn>5</mn>
                </mrow>
              </mfrac>
            </munderover>
            <mfrac>
              <msup>
                <mi>z</mi>
                <mi>c</mi>
              </msup>
              <mrow>
                <mi>c</mi>
                <mi>!</mi>
              </mrow>
            </mfrac>
          </mrow>
          <mo stretchy="false">⋅</mo>
          <msup>
            <mn>5</mn>
            <mrow>
              <mrow>
                <mo stretchy="false">−</mo>
                <mi>c</mi>
              </mrow>
              <mi>s</mi>
            </mrow>
          </msup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row>
                    <mn>3</mn>
                    <mo stretchy="false">−</mo>
                    <mi>c</mi>
                  </mrow>
                  <mi>log</mi>
                  <mn>5</mn>
                </mrow>
                <mrow>
                  <mi>log</mi>
                  <mn>7</mn>
                </mrow>
              </mfrac>
            </munderover>
            <mfrac>
              <msup>
                <mi>z</mi>
                <mi>d</mi>
              </msup>
              <mrow>
                <mi>d</mi>
                <mi>!</mi>
              </mrow>
            </mfrac>
          </mrow>
          <mo stretchy="false">⋅</mo>
          <msup>
            <mn>7</mn>
            <mrow>
              <mrow>
                <mo stretchy="false">−</mo>
                <mi>d</mi>
              </mrow>
              <mi>s</mi>
            </mrow>
          </msup>
          <mo stretchy="false">⋅</mo>
          <mn>...</mn>
        </mrow>
      </mrow>
    </mrow>
    <annotation encoding="StarMath 5.0">""[e^z]^{"*"}_n = 

sum from a=0 to {{{log n} over {log 2}}} {{z^{a}}over{a!}}cdot 2^{ -a s } cdot

sum from b= 0 to {{log n - a log 2} over {log 3}}{{z^b}over{b!}}cdot 3^{ -b s } cdot

sum from c= 0 to {{log n - a log 2 - b log 3}over{log 5}}{{z^c}over{c!}}cdot 5^{ -c s } cdot

sum from d= 0 to {{log n - a log 2 - b log 3 - c log 5}over{log 7}}{{z^d}over{d!}}cdot 7^{ -d s } cdot
...

</annotation>
  </semantics>
</math>
</file>

<file path=Object 181/content.xml><?xml version="1.0" encoding="utf-8"?>
<math xmlns="http://www.w3.org/1998/Math/MathML" display="block">
  <semantics>
    <mrow>
      <mi>e</mi>
      <mtext>*</mtext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o stretchy="false">∏</mo>
            <mrow>
              <mi>k</mi>
              <mo stretchy="false">=</mo>
              <mn>1</mn>
            </mrow>
          </munder>
          <mi mathvariant="normal">ζ</mi>
        </mrow>
      </mrow>
      <msup>
        <mrow>
          <mo fence="true" stretchy="false">(</mo>
          <mrow>
            <mrow>
              <mi>k</mi>
              <mi>s</mi>
            </mrow>
          </mrow>
          <mo fence="true" stretchy="false">)</mo>
        </mrow>
        <mfrac>
          <mrow>
            <mi mathvariant="normal">μ</mi>
            <mrow>
              <mo fence="true" stretchy="false">(</mo>
              <mrow>
                <mi>k</mi>
              </mrow>
              <mo fence="true" stretchy="false">)</mo>
            </mrow>
          </mrow>
          <mi>k</mi>
        </mfrac>
      </msup>
    </mrow>
    <annotation encoding="StarMath 5.0">e "*"( s ) = prod from k = 1 %zeta(k s)^{{{%mu(k)} over k}}</annotation>
  </semantics>
</math>
</file>

<file path=Object 182/content.xml><?xml version="1.0" encoding="utf-8"?>
<math xmlns="http://www.w3.org/1998/Math/MathML" display="block">
  <semantics>
    <mrow>
      <mi>e</mi>
      <mtext>*</mtext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o stretchy="false">∑</mo>
            <mrow>
              <mi>j</mi>
              <mo stretchy="false">=</mo>
              <mn>1</mn>
            </mrow>
          </munder>
          <mrow>
            <munder>
              <mo stretchy="false">∏</mo>
              <mrow>
                <msup>
                  <mi>p</mi>
                  <mi>k</mi>
                </msup>
                <mo stretchy="false">∣</mo>
                <mi>j</mi>
              </mrow>
            </munder>
            <mfrac>
              <msup>
                <mi>p</mi>
                <mrow>
                  <mrow>
                    <mo stretchy="false">−</mo>
                    <mi>s</mi>
                  </mrow>
                  <mi>k</mi>
                </mrow>
              </msup>
              <mrow>
                <mi>k</mi>
                <mi>!</mi>
              </mrow>
            </mfrac>
          </mrow>
        </mrow>
        <mo stretchy="false">=</mo>
        <mrow>
          <munder>
            <mo stretchy="false">∏</mo>
            <mi>p</mi>
          </munder>
          <msup>
            <mi>e</mi>
            <msup>
              <mi>p</mi>
              <mrow>
                <mo stretchy="false">−</mo>
                <mi>s</mi>
              </mrow>
            </msup>
          </msup>
        </mrow>
      </mrow>
    </mrow>
    <annotation encoding="StarMath 5.0">e"*"(s)=sum from j = 1 {prod from p^k divides j {{p^{-s k}}over{k!}}} = prod from p e^{ p^-s }</annotation>
  </semantics>
</math>
</file>

<file path=Object 183/content.xml><?xml version="1.0" encoding="utf-8"?>
<math xmlns="http://www.w3.org/1998/Math/MathML" display="block">
  <semantics>
    <mrow>
      <mi>e</mi>
      <mtext>*</mtext>
      <mrow>
        <mrow>
          <mo fence="true" stretchy="false">(</mo>
          <mrow>
            <mi>s</mi>
          </mrow>
          <mo fence="true" stretchy="false">)</mo>
        </mrow>
        <mo stretchy="false">=</mo>
        <mrow>
          <mfrac>
            <mn>1</mn>
            <msup>
              <mn>1</mn>
              <mi>s</mi>
            </msup>
          </mfrac>
          <mo stretchy="false">+</mo>
          <mfrac>
            <mn>1</mn>
            <msup>
              <mn>2</mn>
              <mi>s</mi>
            </msup>
          </mfrac>
          <mo stretchy="false">+</mo>
          <mfrac>
            <mn>1</mn>
            <msup>
              <mn>3</mn>
              <mi>s</mi>
            </msup>
          </mfrac>
          <mo stretchy="false">+</mo>
          <mfrac>
            <mn>1</mn>
            <mrow>
              <mn>2</mn>
              <mo stretchy="false">⋅</mo>
              <msup>
                <mn>4</mn>
                <mi>s</mi>
              </msup>
            </mrow>
          </mfrac>
          <mo stretchy="false">+</mo>
          <mfrac>
            <mn>1</mn>
            <msup>
              <mn>5</mn>
              <mi>s</mi>
            </msup>
          </mfrac>
          <mo stretchy="false">+</mo>
          <mfrac>
            <mn>1</mn>
            <msup>
              <mn>6</mn>
              <mi>s</mi>
            </msup>
          </mfrac>
          <mo stretchy="false">+</mo>
          <mfrac>
            <mn>1</mn>
            <msup>
              <mn>7</mn>
              <mi>s</mi>
            </msup>
          </mfrac>
          <mo stretchy="false">+</mo>
          <mfrac>
            <mn>1</mn>
            <mrow>
              <mn>6</mn>
              <mo stretchy="false">⋅</mo>
              <msup>
                <mn>8</mn>
                <mi>s</mi>
              </msup>
            </mrow>
          </mfrac>
          <mo stretchy="false">+</mo>
          <mfrac>
            <mn>1</mn>
            <mrow>
              <mn>2</mn>
              <mo stretchy="false">⋅</mo>
              <msup>
                <mn>9</mn>
                <mi>s</mi>
              </msup>
            </mrow>
          </mfrac>
          <mo stretchy="false">+</mo>
          <mfrac>
            <mn>1</mn>
            <msup>
              <mn>10</mn>
              <mi>s</mi>
            </msup>
          </mfrac>
          <mo stretchy="false">+</mo>
          <mfrac>
            <mn>1</mn>
            <msup>
              <mn>11</mn>
              <mi>s</mi>
            </msup>
          </mfrac>
          <mo stretchy="false">+</mo>
          <mfrac>
            <mn>1</mn>
            <mrow>
              <mn>2</mn>
              <mo stretchy="false">⋅</mo>
              <msup>
                <mn>12</mn>
                <mi>s</mi>
              </msup>
            </mrow>
          </mfrac>
          <mo stretchy="false">+</mo>
          <mfrac>
            <mn>1</mn>
            <msup>
              <mn>13</mn>
              <mi>s</mi>
            </msup>
          </mfrac>
          <mo stretchy="false">+</mo>
          <mfrac>
            <mn>1</mn>
            <msup>
              <mn>14</mn>
              <mi>s</mi>
            </msup>
          </mfrac>
          <mo stretchy="false">+</mo>
          <mfrac>
            <mn>1</mn>
            <msup>
              <mn>15</mn>
              <mi>s</mi>
            </msup>
          </mfrac>
          <mo stretchy="false">+</mo>
          <mfrac>
            <mn>1</mn>
            <mrow>
              <mn>24</mn>
              <mo stretchy="false">⋅</mo>
              <msup>
                <mn>16</mn>
                <mi>s</mi>
              </msup>
            </mrow>
          </mfrac>
          <mo stretchy="false">+</mo>
          <mn>..</mn>
        </mrow>
      </mrow>
      <mi>.</mi>
    </mrow>
    <annotation encoding="StarMath 5.0">e"*"(s)= 1 over 1^s + 1 over 2^s + 1 over 3^s + 1 over {2 cdot 4^s} + 1 over 5^s 

+ 1 over 6^s + 1 over 7^s + 1 over {6 cdot 8^s} + 1 over {2 cdot 9^s}+ 1 over {10^s}

+ 1 over 11^s + 1 over {2 cdot 12^s} + 1 over {13^s} + 1 over {14^s}+ 1 over {15^s}+ 1 over {24 cdot 16^s}+...</annotation>
  </semantics>
</math>
</file>

<file path=Object 184/content.xml><?xml version="1.0" encoding="utf-8"?>
<math xmlns="http://www.w3.org/1998/Math/MathML" display="block">
  <semantics>
    <mrow>
      <mrow>
        <mi>n</mi>
        <mo stretchy="false">=</mo>
        <mn>1</mn>
      </mrow>
      <mi>?</mi>
      <mn>1</mn>
      <mi mathvariant="normal">:</mi>
      <mn>0</mn>
    </mrow>
    <annotation encoding="StarMath 5.0">n = 1 ? 1:0</annotation>
  </semantics>
</math>
</file>

<file path=Object 185/content.xml><?xml version="1.0" encoding="utf-8"?>
<math xmlns="http://www.w3.org/1998/Math/MathML" display="block">
  <semantics>
    <msup>
      <mi>e</mi>
      <mi>z</mi>
    </msup>
    <annotation encoding="StarMath 5.0">e^z</annotation>
  </semantics>
</math>
</file>

<file path=Object 186/content.xml><?xml version="1.0" encoding="utf-8"?>
<math xmlns="http://www.w3.org/1998/Math/MathML" display="block">
  <semantics>
    <mfrac>
      <msup>
        <mi>z</mi>
        <mi>n</mi>
      </msup>
      <mrow>
        <mi>n</mi>
        <mi>!</mi>
      </mrow>
    </mfrac>
    <annotation encoding="StarMath 5.0">{z^n}over{ n! }</annotation>
  </semantics>
</math>
</file>

<file path=Object 187/content.xml><?xml version="1.0" encoding="utf-8"?>
<math xmlns="http://www.w3.org/1998/Math/MathML" display="block">
  <semantics>
    <mrow>
      <mrow>
        <mi>n</mi>
        <mo stretchy="false">=</mo>
        <mi>p</mi>
      </mrow>
      <mi>?</mi>
      <mn>1</mn>
      <mi mathvariant="normal">:</mi>
      <mn>0</mn>
    </mrow>
    <annotation encoding="StarMath 5.0">n = p ? 1:0</annotation>
  </semantics>
</math>
</file>

<file path=Object 188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i>x</mi>
                    </mrow>
                  </mfrac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under>
                <mo stretchy="false">∏</mo>
                <mrow>
                  <mi>k</mi>
                  <mo stretchy="false">=</mo>
                  <mn>0</mn>
                </mrow>
              </munder>
              <msup>
                <mrow>
                  <mo fence="true" stretchy="false">(</mo>
                  <mrow>
                    <mrow>
                      <mn>1</mn>
                      <mo stretchy="false">+</mo>
                      <msup>
                        <mi>x</mi>
                        <mrow>
                          <mo fence="true" stretchy="false">(</mo>
                          <mrow>
                            <msup>
                              <mn>2</mn>
                              <mi>k</mi>
                            </msup>
                          </mrow>
                          <mo fence="true" stretchy="false">)</mo>
                        </mrow>
                      </msup>
                    </mrow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</mrow>
    <annotation encoding="StarMath 5.0">[(1 over {1-x})^z]_n = [ prod from k = 0 (1+x^(2^k))^z ]_n</annotation>
  </semantics>
</math>
</file>

<file path=Object 189/content.xml><?xml version="1.0" encoding="utf-8"?>
<math xmlns="http://www.w3.org/1998/Math/MathML" display="block">
  <semantics>
    <mrow>
      <msup>
        <mi>e</mi>
        <mi>z</mi>
      </msup>
      <mo stretchy="false">=</mo>
      <mrow>
        <munder>
          <mo stretchy="false">∏</mo>
          <mrow>
            <mi>k</mi>
            <mo stretchy="false">=</mo>
            <mn>1</mn>
          </mrow>
        </munder>
        <msup>
          <mrow>
            <mo fence="true" stretchy="false">(</mo>
            <mrow>
              <mfrac>
                <mn>1</mn>
                <mrow>
                  <mn>1</mn>
                  <mo stretchy="false">−</mo>
                  <mi>x</mi>
                </mrow>
              </mfrac>
            </mrow>
            <mo fence="true" stretchy="false">)</mo>
          </mrow>
          <mfrac>
            <mrow>
              <mi>z</mi>
              <mo stretchy="false">⋅</mo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</mrow>
            <mi>k</mi>
          </mfrac>
        </msup>
      </mrow>
    </mrow>
    <annotation encoding="StarMath 5.0">e^z = prod from k = 1 ( 1 over {1-x} )^{ z cdot {%mu(k)} over k }</annotation>
  </semantics>
</math>
</file>

<file path=Object 19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sub>
        <mi>t</mi>
        <msup>
          <mi>x</mi>
          <mrow>
            <mo stretchy="false">−</mo>
            <mn>1</mn>
          </mrow>
        </msup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o stretchy="false">−</mo>
          <mn>1</mn>
        </mrow>
      </mrow>
    </mrow>
    <annotation encoding="StarMath 5.0">lim from {x rightarrow infinity}{} t_{x^-1}( n ) = -1</annotation>
  </semantics>
</math>
</file>

<file path=Object 190/content.xml><?xml version="1.0" encoding="utf-8"?>
<math xmlns="http://www.w3.org/1998/Math/MathML" display="block">
  <semantics>
    <mrow>
      <msub>
        <mrow>
          <mo fence="true" stretchy="false">[</mo>
          <mrow>
            <mfrac>
              <mn>1</mn>
              <mrow>
                <mn>1</mn>
                <mo stretchy="false">−</mo>
                <mi>x</mi>
              </mrow>
            </mfrac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under>
                <mo stretchy="false">∏</mo>
                <mrow>
                  <mi>k</mi>
                  <mo stretchy="false">=</mo>
                  <mn>0</mn>
                </mrow>
              </munder>
              <mrow>
                <mo fence="true" stretchy="false">(</mo>
                <mrow>
                  <mrow>
                    <mn>1</mn>
                    <mo stretchy="false">+</mo>
                    <msup>
                      <mi>x</mi>
                      <mrow>
                        <mo fence="true" stretchy="false">(</mo>
                        <mrow>
                          <msup>
                            <mn>2</mn>
                            <mi>k</mi>
                          </msup>
                        </mrow>
                        <mo fence="true" stretchy="false">)</mo>
                      </mrow>
                    </msup>
                  </mrow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[1 over {1-x}]_n = [ prod from k = 0 (1+x^(2^k)) ]_n</annotation>
  </semantics>
</math>
</file>

<file path=Object 191/content.xml><?xml version="1.0" encoding="utf-8"?>
<math xmlns="http://www.w3.org/1998/Math/MathML" display="block">
  <semantics>
    <mrow>
      <mi>e</mi>
      <mo stretchy="false">=</mo>
      <mrow>
        <munder>
          <mo stretchy="false">∏</mo>
          <mrow>
            <mi>k</mi>
            <mo stretchy="false">=</mo>
            <mn>1</mn>
          </mrow>
        </munder>
        <msup>
          <mrow>
            <mo fence="true" stretchy="false">(</mo>
            <mrow>
              <mfrac>
                <mn>1</mn>
                <mrow>
                  <mn>1</mn>
                  <mo stretchy="false">−</mo>
                  <mi>x</mi>
                </mrow>
              </mfrac>
            </mrow>
            <mo fence="true" stretchy="false">)</mo>
          </mrow>
          <mfrac>
            <mrow>
              <mi mathvariant="normal">μ</mi>
              <mrow>
                <mo fence="true" stretchy="false">(</mo>
                <mrow>
                  <mi>k</mi>
                </mrow>
                <mo fence="true" stretchy="false">)</mo>
              </mrow>
            </mrow>
            <mi>k</mi>
          </mfrac>
        </msup>
      </mrow>
    </mrow>
    <annotation encoding="StarMath 5.0">e = prod from k = 1 ( 1 over {1-x} )^{{%mu(k)} over k }</annotation>
  </semantics>
</math>
</file>

<file path=Object 192/content.xml><?xml version="1.0" encoding="utf-8"?>
<math xmlns="http://www.w3.org/1998/Math/MathML" display="block">
  <semantics>
    <mrow>
      <mi>e</mi>
      <mo stretchy="false">=</mo>
      <mrow>
        <munder>
          <mo stretchy="false">∏</mo>
          <mrow>
            <mi>j</mi>
            <mo stretchy="false">=</mo>
            <mn>1</mn>
          </mrow>
        </munder>
        <msup>
          <mrow>
            <mo fence="true" stretchy="false">(</mo>
            <mrow>
              <mrow>
                <munder>
                  <mo stretchy="false">∏</mo>
                  <mrow>
                    <mi>k</mi>
                    <mo stretchy="false">=</mo>
                    <mn>0</mn>
                  </mrow>
                </munder>
                <mrow>
                  <mo fence="true" stretchy="false">(</mo>
                  <mrow>
                    <mrow>
                      <mn>1</mn>
                      <mo stretchy="false">+</mo>
                      <msup>
                        <mi>x</mi>
                        <mrow>
                          <mo fence="true" stretchy="false">(</mo>
                          <mrow>
                            <msup>
                              <mn>2</mn>
                              <mi>k</mi>
                            </msup>
                          </mrow>
                          <mo fence="true" stretchy="false">)</mo>
                        </mrow>
                      </msup>
                    </mrow>
                  </mrow>
                  <mo fence="true" stretchy="false">)</mo>
                </mrow>
              </mrow>
            </mrow>
            <mo fence="true" stretchy="false">)</mo>
          </mrow>
          <mfrac>
            <mrow>
              <mi mathvariant="normal">μ</mi>
              <mrow>
                <mo fence="true" stretchy="false">(</mo>
                <mrow>
                  <mi>j</mi>
                </mrow>
                <mo fence="true" stretchy="false">)</mo>
              </mrow>
            </mrow>
            <mi>j</mi>
          </mfrac>
        </msup>
      </mrow>
    </mrow>
    <annotation encoding="StarMath 5.0">e = prod from j = 1 (prod from k = 0 (1+x^(2^k)))^{{%mu(j)} over j }</annotation>
  </semantics>
</math>
</file>

<file path=Object 193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a</mi>
                <mo stretchy="false">+</mo>
                <mn>2</mn>
              </mrow>
              <mrow>
                <mi>b</mi>
                <mo stretchy="false">+</mo>
                <mn>3</mn>
              </mrow>
              <mrow>
                <mi>c</mi>
                <mo stretchy="false">+</mo>
                <mn>4</mn>
              </mrow>
              <mrow>
                <mrow>
                  <mi>d</mi>
                  <mo stretchy="false">+</mo>
                  <mn>...</mn>
                </mrow>
                <mo stretchy="false">≤</mo>
                <mi>n</mi>
              </mrow>
            </mrow>
          </munder>
          <mo stretchy="false">∇</mo>
        </mrow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a</mi>
        </msub>
        <mo stretchy="false">⋅</mo>
        <mo stretchy="false">∇</mo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row>
                  <mo stretchy="false">−</mo>
                  <mfrac>
                    <mi>z</mi>
                    <mn>2</mn>
                  </mfrac>
                </mrow>
              </msup>
            </mrow>
            <mo fence="true" stretchy="false">]</mo>
          </mrow>
          <mi>b</mi>
        </msub>
        <mo stretchy="false">⋅</mo>
        <mo stretchy="false">∇</mo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row>
                  <mo stretchy="false">−</mo>
                  <mfrac>
                    <mi>z</mi>
                    <mn>3</mn>
                  </mfrac>
                </mrow>
              </msup>
            </mrow>
            <mo fence="true" stretchy="false">]</mo>
          </mrow>
          <mi>c</mi>
        </msub>
        <mo stretchy="false">⋅</mo>
        <mo stretchy="false">∇</mo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row>
                  <mo stretchy="false">−</mo>
                  <mfrac>
                    <mi>z</mi>
                    <mn>5</mn>
                  </mfrac>
                </mrow>
              </msup>
            </mrow>
            <mo fence="true" stretchy="false">]</mo>
          </mrow>
          <mi>d</mi>
        </msub>
        <mo stretchy="false">⋅</mo>
        <mn>..</mn>
      </mrow>
      <mi>.</mi>
    </mrow>
    <annotation encoding="StarMath 5.0">[e^z]_n = sum from { a+2b+3c+4d+... &lt;= n } nabla [(1 over {1-x})^z]_a cdot nabla [(1 over {1-x})^-{z over 2}]_b cdot nabla [(1 over {1-x})^-{z over 3}]_c cdot nabla [(1 over {1-x})^-{z over 5}]_d cdot  ...</annotation>
  </semantics>
</math>
</file>

<file path=Object 194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a</mi>
                <mo stretchy="false">+</mo>
                <mn>2</mn>
              </mrow>
              <mrow>
                <mi>b</mi>
                <mo stretchy="false">+</mo>
                <mn>4</mn>
              </mrow>
              <mrow>
                <mi>c</mi>
                <mo stretchy="false">+</mo>
                <mn>8</mn>
              </mrow>
              <mrow>
                <mrow>
                  <mi>d</mi>
                  <mo stretchy="false">+</mo>
                  <mn>...</mn>
                </mrow>
                <mo stretchy="false">=</mo>
                <mi>n</mi>
              </mrow>
            </mrow>
          </munder>
          <mrow>
            <mo stretchy="false">∇</mo>
            <mrow>
              <msub>
                <mrow>
                  <mo fence="true" stretchy="false">[</mo>
                  <mrow>
                    <mstyle mathvariant="bold">
                      <msup>
                        <mn>2</mn>
                        <mi>z</mi>
                      </msup>
                    </mstyle>
                  </mrow>
                  <mo fence="true" stretchy="false">]</mo>
                </mrow>
                <mi>a</mi>
              </msub>
              <mo stretchy="false">⋅</mo>
              <mo stretchy="false">∇</mo>
            </mrow>
            <mrow>
              <msub>
                <mrow>
                  <mo fence="true" stretchy="false">[</mo>
                  <mrow>
                    <mstyle mathvariant="bold">
                      <msup>
                        <mn>2</mn>
                        <mi>z</mi>
                      </msup>
                    </mstyle>
                  </mrow>
                  <mo fence="true" stretchy="false">]</mo>
                </mrow>
                <mi>b</mi>
              </msub>
              <mo stretchy="false">⋅</mo>
              <mo stretchy="false">∇</mo>
            </mrow>
            <msub>
              <mrow>
                <mo fence="true" stretchy="false">[</mo>
                <mrow>
                  <mstyle mathvariant="bold">
                    <msup>
                      <mn>2</mn>
                      <mi>z</mi>
                    </msup>
                  </mstyle>
                </mrow>
                <mo fence="true" stretchy="false">]</mo>
              </mrow>
              <mi>c</mi>
            </msub>
            <mn>...</mn>
          </mrow>
        </mrow>
      </mrow>
    </mrow>
    <annotation encoding="StarMath 5.0">nabla [(1 over {1-x})^z]_n = sum from {a+2b+4c+8d+... = n} { nabla[bold{2}^z]_a cdot nabla[bold{2}^z]_b cdot nabla[bold{2}^z]_c ... }</annotation>
  </semantics>
</math>
</file>

<file path=Object 195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n>1</mn>
                      <mo stretchy="false">−</mo>
                      <mi>x</mi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∏</mo>
            <mrow>
              <mrow>
                <mi>a</mi>
                <mo stretchy="false">+</mo>
                <mn>2</mn>
              </mrow>
              <mrow>
                <mi>b</mi>
                <mo stretchy="false">+</mo>
                <mn>3</mn>
              </mrow>
              <mrow>
                <mi>c</mi>
                <mo stretchy="false">+</mo>
                <mn>4</mn>
              </mrow>
              <mrow>
                <mrow>
                  <mi>d</mi>
                  <mo stretchy="false">+</mo>
                  <mn>...</mn>
                </mrow>
                <mo stretchy="false">≤</mo>
                <mi>n</mi>
              </mrow>
            </mrow>
          </munder>
          <mo stretchy="false">∇</mo>
        </mrow>
      </mrow>
      <mrow>
        <msub>
          <mrow>
            <mo fence="true" stretchy="false">[</mo>
            <mrow>
              <msup>
                <mi>e</mi>
                <mrow>
                  <mo stretchy="false">−</mo>
                  <mi>z</mi>
                </mrow>
              </msup>
            </mrow>
            <mo fence="true" stretchy="false">]</mo>
          </mrow>
          <mi>a</mi>
        </msub>
        <mo stretchy="false">⋅</mo>
        <mo stretchy="false">∇</mo>
      </mrow>
      <mrow>
        <msub>
          <mrow>
            <mo fence="true" stretchy="false">[</mo>
            <mrow>
              <msup>
                <mi>e</mi>
                <mrow>
                  <mo stretchy="false">−</mo>
                  <mfrac>
                    <mi>z</mi>
                    <mn>2</mn>
                  </mfrac>
                </mrow>
              </msup>
            </mrow>
            <mo fence="true" stretchy="false">]</mo>
          </mrow>
          <mi>b</mi>
        </msub>
        <mo stretchy="false">⋅</mo>
        <mo stretchy="false">∇</mo>
      </mrow>
      <mrow>
        <msub>
          <mrow>
            <mo fence="true" stretchy="false">[</mo>
            <mrow>
              <msup>
                <mi>e</mi>
                <mrow>
                  <mo stretchy="false">−</mo>
                  <mfrac>
                    <mi>z</mi>
                    <mn>3</mn>
                  </mfrac>
                </mrow>
              </msup>
            </mrow>
            <mo fence="true" stretchy="false">]</mo>
          </mrow>
          <mi>c</mi>
        </msub>
        <mo stretchy="false">⋅</mo>
        <mo stretchy="false">∇</mo>
      </mrow>
      <mrow>
        <msub>
          <mrow>
            <mo fence="true" stretchy="false">[</mo>
            <mrow>
              <msup>
                <mi>e</mi>
                <mrow>
                  <mo stretchy="false">−</mo>
                  <mfrac>
                    <mi>z</mi>
                    <mn>4</mn>
                  </mfrac>
                </mrow>
              </msup>
            </mrow>
            <mo fence="true" stretchy="false">]</mo>
          </mrow>
          <mi>d</mi>
        </msub>
        <mo stretchy="false">⋅</mo>
        <mn>..</mn>
      </mrow>
      <mi>.</mi>
    </mrow>
    <annotation encoding="StarMath 5.0">[({1-x})^z]_n = prod from { a+2b+3c+4d+... &lt;= n } nabla [e^-z]_a cdot nabla [e^-{z over 2}]_b cdot nabla [e^-{z over 3}]_c cdot nabla [e^-{z over 4}]_d cdot  ...</annotation>
  </semantics>
</math>
</file>

<file path=Object 196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1</mn>
          </mrow>
        </munder>
        <mrow/>
      </mrow>
      <mrow>
        <mrow>
          <munder>
            <mo stretchy="false">∏</mo>
            <mrow>
              <mi>k</mi>
              <mo stretchy="false">=</mo>
              <mn>1</mn>
            </mrow>
          </munder>
          <msup>
            <mrow>
              <mo fence="true" stretchy="false">(</mo>
              <mrow>
                <mrow>
                  <mn>1</mn>
                  <mo stretchy="false">−</mo>
                  <mi>x</mi>
                </mrow>
              </mrow>
              <mo fence="true" stretchy="false">)</mo>
            </mrow>
            <mrow>
              <mrow>
                <mo stretchy="false">−</mo>
                <mi>z</mi>
              </mrow>
              <mo stretchy="false">⋅</mo>
              <mfrac>
                <mrow>
                  <mi mathvariant="normal">μ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  <mi>k</mi>
              </mfrac>
            </mrow>
          </msup>
        </mrow>
        <mo stretchy="false">=</mo>
        <msup>
          <mi>e</mi>
          <mi>z</mi>
        </msup>
      </mrow>
    </mrow>
    <annotation encoding="StarMath 5.0">lim from {x rightarrow 1 }{ }prod from k = 1 ( {1-x} )^{ -z cdot {{%mu(k)} over k} } = e^z</annotation>
  </semantics>
</math>
</file>

<file path=Object 197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1</mn>
          </mrow>
        </munder>
        <mrow/>
      </mrow>
      <mrow>
        <msup>
          <mrow>
            <mo fence="true" stretchy="false">(</mo>
            <mrow>
              <mfrac>
                <mrow>
                  <mn>1</mn>
                  <mo stretchy="false">−</mo>
                  <msup>
                    <mi>x</mi>
                    <mi>a</mi>
                  </msup>
                </mrow>
                <mrow>
                  <mn>1</mn>
                  <mo stretchy="false">−</mo>
                  <mi>x</mi>
                </mrow>
              </mfrac>
            </mrow>
            <mo fence="true" stretchy="false">)</mo>
          </mrow>
          <mi>z</mi>
        </msup>
        <mo stretchy="false">=</mo>
        <msup>
          <mi>a</mi>
          <mi>z</mi>
        </msup>
      </mrow>
    </mrow>
    <annotation encoding="StarMath 5.0">lim from {x rightarrow 1 }{ }( {1-x^a}over{1-x} )^z = a^z</annotation>
  </semantics>
</math>
</file>

<file path=Object 198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i>n</mi>
            </munderover>
            <mfrac>
              <msup>
                <mi>z</mi>
                <mrow>
                  <mo fence="true" stretchy="false">(</mo>
                  <mrow>
                    <mi>a</mi>
                  </mrow>
                  <mo fence="true" stretchy="false">)</mo>
                </mrow>
              </msup>
              <mrow>
                <mi>a</mi>
                <mi>!</mi>
              </mrow>
            </mfrac>
          </mrow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2</mn>
                    </mfrac>
                    <mo stretchy="false">⋅</mo>
                    <mfrac>
                      <mi>n</mi>
                      <mi>a</mi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row>
                        <mo stretchy="false">−</mo>
                        <mi>z</mi>
                      </mrow>
                      <mo stretchy="false">/</mo>
                      <mn>2</mn>
                    </mrow>
                  </mrow>
                  <mo fence="true" stretchy="false">)</mo>
                </mrow>
                <mrow>
                  <mo fence="true" stretchy="false">(</mo>
                  <mrow>
                    <mi>b</mi>
                  </mrow>
                  <mo fence="true" stretchy="false">)</mo>
                </mrow>
              </msup>
              <mrow>
                <mi>b</mi>
                <mi>!</mi>
              </mrow>
            </mfrac>
          </mrow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3</mn>
                    </mfrac>
                    <mo stretchy="false">⋅</mo>
                    <mfrac>
                      <mi>n</mi>
                      <mrow>
                        <mrow>
                          <mi>a</mi>
                          <mo stretchy="false">⋅</mo>
                          <mn>2</mn>
                        </mrow>
                        <mi>b</mi>
                      </mrow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row>
                        <mo stretchy="false">−</mo>
                        <mi>z</mi>
                      </mrow>
                      <mo stretchy="false">/</mo>
                      <mn>3</mn>
                    </mrow>
                  </mrow>
                  <mo fence="true" stretchy="false">)</mo>
                </mrow>
                <mrow>
                  <mo fence="true" stretchy="false">(</mo>
                  <mrow>
                    <mi>c</mi>
                  </mrow>
                  <mo fence="true" stretchy="false">)</mo>
                </mrow>
              </msup>
              <mrow>
                <mi>c</mi>
                <mi>!</mi>
              </mrow>
            </mfrac>
          </mrow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5</mn>
                    </mfrac>
                    <mo stretchy="false">⋅</mo>
                    <mfrac>
                      <mi>n</mi>
                      <mrow>
                        <mrow>
                          <mi>a</mi>
                          <mo stretchy="false">⋅</mo>
                          <mn>2</mn>
                        </mrow>
                        <mrow>
                          <mi>b</mi>
                          <mo stretchy="false">⋅</mo>
                          <mn>3</mn>
                        </mrow>
                        <mi>c</mi>
                      </mrow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row>
                        <mo stretchy="false">−</mo>
                        <mi>z</mi>
                      </mrow>
                      <mo stretchy="false">/</mo>
                      <mn>5</mn>
                    </mrow>
                  </mrow>
                  <mo fence="true" stretchy="false">)</mo>
                </mrow>
                <mrow>
                  <mo fence="true" stretchy="false">(</mo>
                  <mrow>
                    <mi>d</mi>
                  </mrow>
                  <mo fence="true" stretchy="false">)</mo>
                </mrow>
              </msup>
              <mrow>
                <mi>d</mi>
                <mi>!</mi>
              </mrow>
            </mfrac>
          </mrow>
        </mrow>
      </mrow>
      <mi>.</mi>
      <mn>..</mn>
      <mi>.</mi>
    </mrow>
    <annotation encoding="StarMath 5.0">[e^z]_n = sum from a = 0 to n { {z^(a)}over{a!} } 

cdot sum from b=0 to lfloor 1 over 2 cdot {n over a }rfloor { {(-z / 2)^(b)}over{b!} }

cdot sum from c=0 to lfloor 1 over 3 cdot {n over {a cdot 2b} }rfloor { {(-z / 3)^(c)}over{c!} }

cdot sum from d=0 to lfloor 1 over 5 cdot {n over {a cdot 2b cdot 3c} }rfloor { {(-z / 5)^(d)}over{d!} }

. ...</annotation>
  </semantics>
</math>
</file>

<file path=Object 199/content.xml><?xml version="1.0" encoding="utf-8"?>
<math xmlns="http://www.w3.org/1998/Math/MathML" display="block">
  <semantics>
    <mrow>
      <mrow>
        <msub>
          <mi>C</mi>
          <mi>k</mi>
        </msub>
        <mo stretchy="false">=</mo>
        <mrow>
          <munder>
            <mi>lim</mi>
            <mrow>
              <mi>x</mi>
              <mo stretchy="false">→</mo>
              <mn>0</mn>
            </mrow>
          </munder>
          <mrow/>
        </mrow>
      </mrow>
      <mfrac>
        <msup>
          <mo stretchy="false">∂</mo>
          <mi>k</mi>
        </msup>
        <mrow>
          <mo stretchy="false">∂</mo>
          <msup>
            <mi>x</mi>
            <mi>k</mi>
          </msup>
        </mrow>
      </mfrac>
      <mrow>
        <mfrac>
          <mrow>
            <mo stretchy="false">−</mo>
            <mi>x</mi>
          </mrow>
          <mrow>
            <mi>log</mi>
            <mrow>
              <mo fence="true" stretchy="false">(</mo>
              <mrow>
                <mrow>
                  <mn>1</mn>
                  <mo stretchy="false">−</mo>
                  <mi>x</mi>
                </mrow>
              </mrow>
              <mo fence="true" stretchy="false">)</mo>
            </mrow>
          </mrow>
        </mfrac>
        <mo stretchy="false">⋅</mo>
        <mfrac>
          <mn>1</mn>
          <mrow>
            <mi>k</mi>
            <mi>!</mi>
          </mrow>
        </mfrac>
      </mrow>
    </mrow>
    <annotation encoding="StarMath 5.0">C_k = lim from { x rightarrow 0 }{ }{ partial^k over {partial x^k} }{ {-x}over{log(1-x)} } cdot { 1 over {k!} }</annotation>
  </semantics>
</math>
</file>

<file path=Object 2/content.xml><?xml version="1.0" encoding="utf-8"?>
<math xmlns="http://www.w3.org/1998/Math/MathML" display="block">
  <semantics>
    <mrow>
      <msub>
        <mo stretchy="false">∇</mo>
        <mi>k</mi>
      </msub>
      <mi>log</mi>
      <mrow>
        <mo fence="true" stretchy="false">(</mo>
        <mrow>
          <mrow>
            <mn>1</mn>
            <mo stretchy="false">+</mo>
            <mstyle mathvariant="bold">
              <mi>n</mi>
            </mstyle>
          </mrow>
        </mrow>
        <mo fence="true" stretchy="false">)</mo>
      </mrow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frac>
          <mn>1</mn>
          <mi>k</mi>
        </mfrac>
      </mrow>
    </mrow>
    <annotation encoding="StarMath 5.0">nabla_k log(1+bold{n})""^{""+sum""} = 1 over k</annotation>
  </semantics>
</math>
</file>

<file path=Object 20/content.xml><?xml version="1.0" encoding="utf-8"?>
<math xmlns="http://www.w3.org/1998/Math/MathML" display="block">
  <semantics>
    <mrow>
      <msub>
        <mi>t</mi>
        <mrow>
          <mo stretchy="false">−</mo>
          <mi>a</mi>
        </mrow>
      </msub>
      <mrow>
        <mrow>
          <mo fence="true" stretchy="false">(</mo>
          <mrow>
            <mi>n</mi>
          </mrow>
          <mo fence="true" stretchy="false">)</mo>
        </mrow>
        <mo stretchy="false">=</mo>
        <mi>?</mi>
      </mrow>
      <mi>?</mi>
      <mi>?</mi>
    </mrow>
    <annotation encoding="StarMath 5.0">t_{-a}( n ) = ???</annotation>
  </semantics>
</math>
</file>

<file path=Object 200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row>
                          <mo fence="true" stretchy="false">(</mo>
                          <mrow>
                            <mn>1</mn>
                          </mrow>
                          <mo fence="true" stretchy="false">)</mo>
                        </mrow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i>n</mi>
            </munderover>
            <mfrac>
              <msup>
                <mi>z</mi>
                <mi>a</mi>
              </msup>
              <mrow>
                <mi>a</mi>
                <mi>!</mi>
              </mrow>
            </mfrac>
          </mrow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2</mn>
                    </mfrac>
                    <mo stretchy="false">⋅</mo>
                    <mfrac>
                      <mi>n</mi>
                      <mi>a</mi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i>z</mi>
                      <mo stretchy="false">/</mo>
                      <mn>2</mn>
                    </mrow>
                  </mrow>
                  <mo fence="true" stretchy="false">)</mo>
                </mrow>
                <mi>b</mi>
              </msup>
              <mrow>
                <mi>b</mi>
                <mi>!</mi>
              </mrow>
            </mfrac>
          </mrow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3</mn>
                    </mfrac>
                    <mo stretchy="false">⋅</mo>
                    <mfrac>
                      <mi>n</mi>
                      <mrow>
                        <mrow>
                          <mi>a</mi>
                          <mo stretchy="false">⋅</mo>
                          <mn>2</mn>
                        </mrow>
                        <mi>b</mi>
                      </mrow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i>z</mi>
                      <mo stretchy="false">/</mo>
                      <mn>3</mn>
                    </mrow>
                  </mrow>
                  <mo fence="true" stretchy="false">)</mo>
                </mrow>
                <mi>c</mi>
              </msup>
              <mrow>
                <mi>c</mi>
                <mi>!</mi>
              </mrow>
            </mfrac>
          </mrow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4</mn>
                    </mfrac>
                    <mo stretchy="false">⋅</mo>
                    <mfrac>
                      <mi>n</mi>
                      <mrow>
                        <mrow>
                          <mi>a</mi>
                          <mo stretchy="false">⋅</mo>
                          <mn>2</mn>
                        </mrow>
                        <mrow>
                          <mi>b</mi>
                          <mo stretchy="false">⋅</mo>
                          <mn>3</mn>
                        </mrow>
                        <mi>c</mi>
                      </mrow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i>z</mi>
                      <mo stretchy="false">/</mo>
                      <mn>4</mn>
                    </mrow>
                  </mrow>
                  <mo fence="true" stretchy="false">)</mo>
                </mrow>
                <mi>d</mi>
              </msup>
              <mrow>
                <mi>d</mi>
                <mi>!</mi>
              </mrow>
            </mfrac>
          </mrow>
        </mrow>
      </mrow>
      <mi>.</mi>
      <mn>..</mn>
      <mi>.</mi>
    </mrow>
    <annotation encoding="StarMath 5.0">[(1 over {1-(1)})^z]_n = sum from a = 0 to n { {z^a}over{a!} } 

cdot sum from b=0 to lfloor 1 over 2 cdot {n over a }rfloor { {(z / 2)^b}over{b!} }

cdot sum from c=0 to lfloor 1 over 3 cdot {n over {a cdot 2b} }rfloor { {(z / 3)^c}over{c!} }

cdot sum from d=0 to lfloor 1 over 4 cdot {n over {a cdot 2b cdot 3c} }rfloor { {(z / 4)^d}over{d!} }

. ...</annotation>
  </semantics>
</math>
</file>

<file path=Object 201/content.xml><?xml version="1.0" encoding="utf-8"?>
<math xmlns="http://www.w3.org/1998/Math/MathML" display="block">
  <semantics>
    <mrow>
      <mi mathvariant="italic">lh</mi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i>n</mi>
          </munderover>
          <mrow>
            <mo fence="true" stretchy="false">[</mo>
            <mrow>
              <mrow>
                <mfrac>
                  <mn>1</mn>
                  <mi>k</mi>
                </mfrac>
                <mo stretchy="false">⋅</mo>
                <mrow>
                  <mi mathvariant="italic">lf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</mrow>
            </mrow>
            <mo fence="true" stretchy="false">]</mo>
          </mrow>
        </mrow>
      </mrow>
    </mrow>
    <annotation encoding="StarMath 5.0">lh(n) = sum from k = 1 to n [{1 over k} cdot {lf(k)}]</annotation>
  </semantics>
</math>
</file>

<file path=Object 202/content.xml><?xml version="1.0" encoding="utf-8"?>
<math xmlns="http://www.w3.org/1998/Math/MathML" display="block">
  <semantics>
    <mrow>
      <mi>h</mi>
      <mrow>
        <mrow>
          <mo fence="true" stretchy="false">(</mo>
          <mrow>
            <mi>n</mi>
          </mrow>
          <mo fence="true" stretchy="false">)</mo>
        </mrow>
        <mo stretchy="false">=</mo>
        <mrow>
          <mo fence="true" stretchy="false">[</mo>
          <mrow>
            <mrow>
              <munderover>
                <mo stretchy="false">∏</mo>
                <mrow>
                  <mi>k</mi>
                  <mo stretchy="false">=</mo>
                  <mn>1</mn>
                </mrow>
                <mi>n</mi>
              </munderover>
              <msup>
                <mrow>
                  <mi>f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  <mrow>
                  <mn>1</mn>
                  <mo stretchy="false">/</mo>
                  <mi>k</mi>
                </mrow>
              </msup>
            </mrow>
          </mrow>
          <mo fence="true" stretchy="false">]</mo>
        </mrow>
      </mrow>
    </mrow>
    <annotation encoding="StarMath 5.0">h(n) = [prod from k = 1 to n {{f(k)} ^{1/k}}]</annotation>
  </semantics>
</math>
</file>

<file path=Object 203/content.xml><?xml version="1.0" encoding="utf-8"?>
<math xmlns="http://www.w3.org/1998/Math/MathML" display="block">
  <semantics>
    <mrow>
      <mi mathvariant="italic">lf</mi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underover>
              <mo stretchy="false">∑</mo>
              <mrow>
                <mi>k</mi>
                <mo stretchy="false">=</mo>
                <mn>1</mn>
              </mrow>
              <mi>n</mi>
            </munderover>
            <mfrac>
              <mrow>
                <mi mathvariant="normal">μ</mi>
                <mrow>
                  <mo fence="true" stretchy="false">(</mo>
                  <mrow>
                    <mi>j</mi>
                  </mrow>
                  <mo fence="true" stretchy="false">)</mo>
                </mrow>
              </mrow>
              <mi>j</mi>
            </mfrac>
          </mrow>
          <mo stretchy="false">⋅</mo>
          <mrow>
            <mo fence="true" stretchy="false">[</mo>
            <mrow>
              <mrow>
                <mi mathvariant="italic">lh</mi>
                <mrow>
                  <mo fence="true" stretchy="false">(</mo>
                  <mrow>
                    <mfrac>
                      <mi>n</mi>
                      <mi>j</mi>
                    </mfrac>
                  </mrow>
                  <mo fence="true" stretchy="false">)</mo>
                </mrow>
              </mrow>
            </mrow>
            <mo fence="true" stretchy="false">]</mo>
          </mrow>
        </mrow>
      </mrow>
    </mrow>
    <annotation encoding="StarMath 5.0">lf(n) = sum from k = 1 to n {{%mu(j)} over j} cdot [lh( n over j )]</annotation>
  </semantics>
</math>
</file>

<file path=Object 204/content.xml><?xml version="1.0" encoding="utf-8"?>
<math xmlns="http://www.w3.org/1998/Math/MathML" display="block">
  <semantics>
    <mrow>
      <mi>f</mi>
      <mrow>
        <mrow>
          <mo fence="true" stretchy="false">(</mo>
          <mrow>
            <mi>n</mi>
          </mrow>
          <mo fence="true" stretchy="false">)</mo>
        </mrow>
        <mo stretchy="false">=</mo>
        <mrow>
          <mo fence="true" stretchy="false">[</mo>
          <mrow>
            <mrow>
              <mrow>
                <munderover>
                  <mo stretchy="false">∏</mo>
                  <mrow>
                    <mi>k</mi>
                    <mo stretchy="false">=</mo>
                    <mn>1</mn>
                  </mrow>
                  <mi>n</mi>
                </munderover>
                <mi>h</mi>
              </mrow>
              <msup>
                <mrow>
                  <mo fence="true" stretchy="false">(</mo>
                  <mrow>
                    <mi>k</mi>
                  </mrow>
                  <mo fence="true" stretchy="false">)</mo>
                </mrow>
                <mfrac>
                  <mrow>
                    <mi mathvariant="normal">μ</mi>
                    <mrow>
                      <mo fence="true" stretchy="false">(</mo>
                      <mrow>
                        <mi>j</mi>
                      </mrow>
                      <mo fence="true" stretchy="false">)</mo>
                    </mrow>
                  </mrow>
                  <mi>j</mi>
                </mfrac>
              </msup>
            </mrow>
          </mrow>
          <mo fence="true" stretchy="false">]</mo>
        </mrow>
      </mrow>
    </mrow>
    <annotation encoding="StarMath 5.0">f(n) = [prod from k = 1 to n h( k )^{ {%mu(j)} over j }]</annotation>
  </semantics>
</math>
</file>

<file path=Object 205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1</mn>
            </mrow>
            <mi>n</mi>
          </munderover>
          <mrow>
            <mfrac>
              <mrow>
                <mi mathvariant="normal">μ</mi>
                <mrow>
                  <mo fence="true" stretchy="false">(</mo>
                  <mrow>
                    <mi>j</mi>
                  </mrow>
                  <mo fence="true" stretchy="false">)</mo>
                </mrow>
              </mrow>
              <mi>j</mi>
            </mfrac>
            <msub>
              <mi>H</mi>
              <mrow>
                <mo fence="true" stretchy="false">⌊</mo>
                <mrow>
                  <mfrac>
                    <mi>n</mi>
                    <mi>j</mi>
                  </mfrac>
                </mrow>
                <mo fence="true" stretchy="false">⌋</mo>
              </mrow>
            </msub>
          </mrow>
        </mrow>
        <mo stretchy="false">=</mo>
        <mi>f</mi>
      </mrow>
      <mrow>
        <mrow>
          <mo fence="true" stretchy="false">(</mo>
          <mrow>
            <mi>n</mi>
          </mrow>
          <mo fence="true" stretchy="false">)</mo>
        </mrow>
        <mo stretchy="false">=</mo>
        <mn>1</mn>
      </mrow>
    </mrow>
    <annotation encoding="StarMath 5.0">sum from k = 1 to n {{%mu(j)} over j H_{ lfloor n over j rfloor }} = f(n)=1</annotation>
  </semantics>
</math>
</file>

<file path=Object 206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∏</mo>
            <mrow>
              <mrow>
                <mi>a</mi>
                <mo stretchy="false">+</mo>
                <mn>2</mn>
              </mrow>
              <mrow>
                <mi>b</mi>
                <mo stretchy="false">+</mo>
                <mn>3</mn>
              </mrow>
              <mrow>
                <mi>c</mi>
                <mo stretchy="false">+</mo>
                <mn>4</mn>
              </mrow>
              <mrow>
                <mrow>
                  <mi>d</mi>
                  <mo stretchy="false">+</mo>
                  <mn>...</mn>
                </mrow>
                <mo stretchy="false">≤</mo>
                <mi>n</mi>
              </mrow>
            </mrow>
          </munder>
          <mo stretchy="false">∇</mo>
        </mrow>
      </mrow>
      <mrow>
        <msub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a</mi>
        </msub>
        <mo stretchy="false">⋅</mo>
        <mo stretchy="false">∇</mo>
      </mrow>
      <mrow>
        <msub>
          <mrow>
            <mo fence="true" stretchy="false">[</mo>
            <mrow>
              <msup>
                <mi>e</mi>
                <mfrac>
                  <mi>z</mi>
                  <mn>2</mn>
                </mfrac>
              </msup>
            </mrow>
            <mo fence="true" stretchy="false">]</mo>
          </mrow>
          <mi>b</mi>
        </msub>
        <mo stretchy="false">⋅</mo>
        <mo stretchy="false">∇</mo>
      </mrow>
      <mrow>
        <msub>
          <mrow>
            <mo fence="true" stretchy="false">[</mo>
            <mrow>
              <msup>
                <mi>e</mi>
                <mfrac>
                  <mi>z</mi>
                  <mn>3</mn>
                </mfrac>
              </msup>
            </mrow>
            <mo fence="true" stretchy="false">]</mo>
          </mrow>
          <mi>c</mi>
        </msub>
        <mo stretchy="false">⋅</mo>
        <mo stretchy="false">∇</mo>
      </mrow>
      <mrow>
        <msub>
          <mrow>
            <mo fence="true" stretchy="false">[</mo>
            <mrow>
              <msup>
                <mi>e</mi>
                <mfrac>
                  <mi>z</mi>
                  <mn>4</mn>
                </mfrac>
              </msup>
            </mrow>
            <mo fence="true" stretchy="false">]</mo>
          </mrow>
          <mi>d</mi>
        </msub>
        <mo stretchy="false">⋅</mo>
        <mn>..</mn>
      </mrow>
      <mi>.</mi>
    </mrow>
    <annotation encoding="StarMath 5.0">[(1 over {1-x})^z]_n = prod from { a+2b+3c+4d+... &lt;= n } nabla [e^z]_a cdot nabla [e^{z over 2}]_b cdot nabla [e^{z over 3}]_c cdot nabla [e^{z over 4}]_d cdot  ...</annotation>
  </semantics>
</math>
</file>

<file path=Object 207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∏</mo>
            <mrow>
              <mrow>
                <mi>a</mi>
                <mo stretchy="false">+</mo>
                <mn>2</mn>
              </mrow>
              <mrow>
                <mi>b</mi>
                <mo stretchy="false">+</mo>
                <mn>3</mn>
              </mrow>
              <mrow>
                <mi>c</mi>
                <mo stretchy="false">+</mo>
                <mn>4</mn>
              </mrow>
              <mrow>
                <mrow>
                  <mi>d</mi>
                  <mo stretchy="false">+</mo>
                  <mn>...</mn>
                </mrow>
                <mo stretchy="false">≤</mo>
                <mi>n</mi>
              </mrow>
            </mrow>
          </munder>
          <mo stretchy="false">∇</mo>
        </mrow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a</mi>
        </msub>
        <mo stretchy="false">⋅</mo>
        <mo stretchy="false">∇</mo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row>
                  <mo stretchy="false">−</mo>
                  <mfrac>
                    <mi>z</mi>
                    <mn>2</mn>
                  </mfrac>
                </mrow>
              </msup>
            </mrow>
            <mo fence="true" stretchy="false">]</mo>
          </mrow>
          <mi>b</mi>
        </msub>
        <mo stretchy="false">⋅</mo>
        <mo stretchy="false">∇</mo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row>
                  <mo stretchy="false">−</mo>
                  <mfrac>
                    <mi>z</mi>
                    <mn>3</mn>
                  </mfrac>
                </mrow>
              </msup>
            </mrow>
            <mo fence="true" stretchy="false">]</mo>
          </mrow>
          <mi>c</mi>
        </msub>
        <mo stretchy="false">⋅</mo>
        <mo stretchy="false">∇</mo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row>
                  <mo stretchy="false">−</mo>
                  <mfrac>
                    <mi>z</mi>
                    <mn>5</mn>
                  </mfrac>
                </mrow>
              </msup>
            </mrow>
            <mo fence="true" stretchy="false">]</mo>
          </mrow>
          <mi>d</mi>
        </msub>
        <mo stretchy="false">⋅</mo>
        <mn>..</mn>
      </mrow>
      <mi>.</mi>
    </mrow>
    <annotation encoding="StarMath 5.0">[e^z]_n = prod from { a+2b+3c+4d+... &lt;= n } nabla [(1 over {1-x})^z]_a cdot nabla [(1 over {1-x})^-{z over 2}]_b cdot nabla [(1 over {1-x})^-{z over 3}]_c cdot nabla [(1 over {1-x})^-{z over 5}]_d cdot  ...</annotation>
  </semantics>
</math>
</file>

<file path=Object 208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sub>
                  <mi>a</mi>
                  <mn>1</mn>
                </msub>
                <mo stretchy="false">+</mo>
                <mn>2</mn>
              </mrow>
              <mrow>
                <mrow>
                  <msub>
                    <mi>a</mi>
                    <mn>2</mn>
                  </msub>
                  <mo stretchy="false">+</mo>
                  <mn>...</mn>
                  <mo stretchy="false">+</mo>
                  <mrow>
                    <mi>k</mi>
                    <mo stretchy="false">⋅</mo>
                    <msub>
                      <mi>a</mi>
                      <mi>k</mi>
                    </msub>
                  </mrow>
                </mrow>
                <mo stretchy="false">≤</mo>
                <mi>n</mi>
              </mrow>
            </mrow>
          </munder>
          <mrow>
            <munder>
              <mo stretchy="false">∏</mo>
              <mi>k</mi>
            </munder>
            <mo stretchy="false">∇</mo>
          </mrow>
        </mrow>
      </mrow>
      <msub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i>x</mi>
                    </mrow>
                  </mfrac>
                </mrow>
                <mo fence="true" stretchy="false">)</mo>
              </mrow>
              <mrow>
                <mrow>
                  <mi mathvariant="normal">μ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  <mo stretchy="false">⋅</mo>
                <mfrac>
                  <mi>z</mi>
                  <mi>k</mi>
                </mfrac>
              </mrow>
            </msup>
          </mrow>
          <mo fence="true" stretchy="false">]</mo>
        </mrow>
        <msub>
          <mi>a</mi>
          <mi>k</mi>
        </msub>
      </msub>
    </mrow>
    <annotation encoding="StarMath 5.0">[e^z]_n = sum from { a_1+2 a_2 +...+k cdot a_k &lt;= n } prod from k nabla [(1 over {1-x})^{{%mu(k)} cdot {z over k}}]_{ a_k }</annotation>
  </semantics>
</math>
</file>

<file path=Object 209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sub>
                  <mi>a</mi>
                  <mn>1</mn>
                </msub>
                <mo stretchy="false">+</mo>
                <mn>2</mn>
              </mrow>
              <mrow>
                <mrow>
                  <msub>
                    <mi>a</mi>
                    <mn>2</mn>
                  </msub>
                  <mo stretchy="false">+</mo>
                  <mn>...</mn>
                  <mo stretchy="false">+</mo>
                  <mrow>
                    <mi>k</mi>
                    <mo stretchy="false">⋅</mo>
                    <msub>
                      <mi>a</mi>
                      <mi>k</mi>
                    </msub>
                  </mrow>
                </mrow>
                <mo stretchy="false">≤</mo>
                <mi>n</mi>
              </mrow>
            </mrow>
          </munder>
          <mrow>
            <munder>
              <mo stretchy="false">∏</mo>
              <mi>k</mi>
            </munder>
            <mo stretchy="false">∇</mo>
          </mrow>
        </mrow>
      </mrow>
      <msub>
        <mrow>
          <mo fence="true" stretchy="false">[</mo>
          <mrow>
            <msup>
              <mi>e</mi>
              <mfrac>
                <mi>z</mi>
                <mi>k</mi>
              </mfrac>
            </msup>
          </mrow>
          <mo fence="true" stretchy="false">]</mo>
        </mrow>
        <msub>
          <mi>a</mi>
          <mi>k</mi>
        </msub>
      </msub>
    </mrow>
    <annotation encoding="StarMath 5.0">[(1 over {1-x})^z]_n = sum from { a_1+2a_2+...+k cdot a_k &lt;= n } prod from k nabla [e^{{z over k}}]_{ a_k }</annotation>
  </semantics>
</math>
</file>

<file path=Object 21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i>m</mi>
                  <mi>z</mi>
                </msup>
              </mstyle>
            </mrow>
            <mo fence="true" stretchy="false">]</mo>
          </mrow>
          <mi>k</mi>
        </msub>
        <mo stretchy="false">=</mo>
        <mo stretchy="false">∇</mo>
      </mrow>
      <msub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i>m</mi>
                  </mfrac>
                </mrow>
                <mo fence="true" stretchy="false">)</mo>
              </mrow>
              <mrow>
                <mo stretchy="false">−</mo>
                <mi>z</mi>
              </mrow>
            </msup>
          </mrow>
          <mo fence="true" stretchy="false">]</mo>
        </mrow>
        <mi>k</mi>
      </msub>
    </mrow>
    <annotation encoding="StarMath 5.0">nabla [bold{m}^z]_k = nabla [(1 over m)^-z]_k</annotation>
  </semantics>
</math>
</file>

<file path=Object 210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row>
                          <mo fence="true" stretchy="false">(</mo>
                          <mrow>
                            <mn>1</mn>
                          </mrow>
                          <mo fence="true" stretchy="false">)</mo>
                        </mrow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i>n</mi>
            </munderover>
            <mfrac>
              <msup>
                <mi>z</mi>
                <mi>a</mi>
              </msup>
              <mrow>
                <mi>a</mi>
                <mi>!</mi>
              </mrow>
            </mfrac>
          </mrow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2</mn>
                    </mfrac>
                    <mo stretchy="false">⋅</mo>
                    <mfrac>
                      <mi>n</mi>
                      <mi>a</mi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i>z</mi>
                      <mo stretchy="false">/</mo>
                      <mn>2</mn>
                    </mrow>
                  </mrow>
                  <mo fence="true" stretchy="false">)</mo>
                </mrow>
                <mi>b</mi>
              </msup>
              <mrow>
                <mi>b</mi>
                <mi>!</mi>
              </mrow>
            </mfrac>
          </mrow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3</mn>
                    </mfrac>
                    <mo stretchy="false">⋅</mo>
                    <mfrac>
                      <mi>n</mi>
                      <mrow>
                        <mrow>
                          <mi>a</mi>
                          <mo stretchy="false">⋅</mo>
                          <mn>2</mn>
                        </mrow>
                        <mi>b</mi>
                      </mrow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i>z</mi>
                      <mo stretchy="false">/</mo>
                      <mn>3</mn>
                    </mrow>
                  </mrow>
                  <mo fence="true" stretchy="false">)</mo>
                </mrow>
                <mi>c</mi>
              </msup>
              <mrow>
                <mi>c</mi>
                <mi>!</mi>
              </mrow>
            </mfrac>
          </mrow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4</mn>
                    </mfrac>
                    <mo stretchy="false">⋅</mo>
                    <mfrac>
                      <mi>n</mi>
                      <mrow>
                        <mrow>
                          <mi>a</mi>
                          <mo stretchy="false">⋅</mo>
                          <mn>2</mn>
                        </mrow>
                        <mrow>
                          <mi>b</mi>
                          <mo stretchy="false">⋅</mo>
                          <mn>3</mn>
                        </mrow>
                        <mi>c</mi>
                      </mrow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i>z</mi>
                      <mo stretchy="false">/</mo>
                      <mn>4</mn>
                    </mrow>
                  </mrow>
                  <mo fence="true" stretchy="false">)</mo>
                </mrow>
                <mi>d</mi>
              </msup>
              <mrow>
                <mi>d</mi>
                <mi>!</mi>
              </mrow>
            </mfrac>
          </mrow>
        </mrow>
      </mrow>
      <mi>.</mi>
      <mn>..</mn>
      <mi>.</mi>
    </mrow>
    <annotation encoding="StarMath 5.0">[(1 over {1-(1)})^z]_n = sum from a = 0 to n { {z^a}over{a!} } 

cdot sum from b=0 to lfloor 1 over 2 cdot {n over a }rfloor { {(z / 2)^b}over{b!} }

cdot sum from c=0 to lfloor 1 over 3 cdot {n over {a cdot 2b} }rfloor { {(z / 3)^c}over{c!} }

cdot sum from d=0 to lfloor 1 over 4 cdot {n over {a cdot 2b cdot 3c} }rfloor { {(z / 4)^d}over{d!} }

. ...</annotation>
  </semantics>
</math>
</file>

<file path=Object 211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i>n</mi>
            </munderover>
            <mfrac>
              <msup>
                <mi>z</mi>
                <mrow>
                  <mo fence="true" stretchy="false">(</mo>
                  <mrow>
                    <mi>a</mi>
                  </mrow>
                  <mo fence="true" stretchy="false">)</mo>
                </mrow>
              </msup>
              <mrow>
                <mi>a</mi>
                <mi>!</mi>
              </mrow>
            </mfrac>
          </mrow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2</mn>
                    </mfrac>
                    <mo stretchy="false">⋅</mo>
                    <mfrac>
                      <mi>n</mi>
                      <mi>a</mi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row>
                        <mo stretchy="false">−</mo>
                        <mi>z</mi>
                      </mrow>
                      <mo stretchy="false">/</mo>
                      <mn>2</mn>
                    </mrow>
                  </mrow>
                  <mo fence="true" stretchy="false">)</mo>
                </mrow>
                <mrow>
                  <mo fence="true" stretchy="false">(</mo>
                  <mrow>
                    <mi>b</mi>
                  </mrow>
                  <mo fence="true" stretchy="false">)</mo>
                </mrow>
              </msup>
              <mrow>
                <mi>b</mi>
                <mi>!</mi>
              </mrow>
            </mfrac>
          </mrow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3</mn>
                    </mfrac>
                    <mo stretchy="false">⋅</mo>
                    <mfrac>
                      <mi>n</mi>
                      <mrow>
                        <mrow>
                          <mi>a</mi>
                          <mo stretchy="false">⋅</mo>
                          <mn>2</mn>
                        </mrow>
                        <mi>b</mi>
                      </mrow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row>
                        <mo stretchy="false">−</mo>
                        <mi>z</mi>
                      </mrow>
                      <mo stretchy="false">/</mo>
                      <mn>3</mn>
                    </mrow>
                  </mrow>
                  <mo fence="true" stretchy="false">)</mo>
                </mrow>
                <mrow>
                  <mo fence="true" stretchy="false">(</mo>
                  <mrow>
                    <mi>c</mi>
                  </mrow>
                  <mo fence="true" stretchy="false">)</mo>
                </mrow>
              </msup>
              <mrow>
                <mi>c</mi>
                <mi>!</mi>
              </mrow>
            </mfrac>
          </mrow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5</mn>
                    </mfrac>
                    <mo stretchy="false">⋅</mo>
                    <mfrac>
                      <mi>n</mi>
                      <mrow>
                        <mrow>
                          <mi>a</mi>
                          <mo stretchy="false">⋅</mo>
                          <mn>2</mn>
                        </mrow>
                        <mrow>
                          <mi>b</mi>
                          <mo stretchy="false">⋅</mo>
                          <mn>3</mn>
                        </mrow>
                        <mi>c</mi>
                      </mrow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row>
                        <mo stretchy="false">−</mo>
                        <mi>z</mi>
                      </mrow>
                      <mo stretchy="false">/</mo>
                      <mn>5</mn>
                    </mrow>
                  </mrow>
                  <mo fence="true" stretchy="false">)</mo>
                </mrow>
                <mrow>
                  <mo fence="true" stretchy="false">(</mo>
                  <mrow>
                    <mi>d</mi>
                  </mrow>
                  <mo fence="true" stretchy="false">)</mo>
                </mrow>
              </msup>
              <mrow>
                <mi>d</mi>
                <mi>!</mi>
              </mrow>
            </mfrac>
          </mrow>
        </mrow>
      </mrow>
      <mi>.</mi>
      <mn>..</mn>
      <mi>.</mi>
    </mrow>
    <annotation encoding="StarMath 5.0">[e^z]_n = sum from a = 0 to n { {z^(a)}over{a!} } 

cdot sum from b=0 to lfloor 1 over 2 cdot {n over a }rfloor { {(-z / 2)^(b)}over{b!} }

cdot sum from c=0 to lfloor 1 over 3 cdot {n over {a cdot 2b} }rfloor { {(-z / 3)^(c)}over{c!} }

cdot sum from d=0 to lfloor 1 over 5 cdot {n over {a cdot 2b cdot 3c} }rfloor { {(-z / 5)^(d)}over{d!} }

. ...</annotation>
  </semantics>
</math>
</file>

<file path=Object 212/content.xml><?xml version="1.0" encoding="utf-8"?>
<math xmlns="http://www.w3.org/1998/Math/MathML" display="block">
  <semantics>
    <mrow>
      <mtext/>
      <mrow>
        <msubsup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  <mtext>*</mtext>
        </msubsup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frac>
                <mrow>
                  <mi>log</mi>
                  <mi>n</mi>
                </mrow>
                <mrow>
                  <mi>log</mi>
                  <mn>2</mn>
                </mrow>
              </mfrac>
            </munderover>
            <mfrac>
              <msup>
                <mi>z</mi>
                <mi>a</mi>
              </msup>
              <mrow>
                <mi>a</mi>
                <mi>!</mi>
              </mrow>
            </mfrac>
          </mrow>
          <mo stretchy="false">⋅</mo>
          <msup>
            <mn>2</mn>
            <mrow>
              <mrow>
                <mo stretchy="false">−</mo>
                <mi>a</mi>
              </mrow>
              <mi>s</mi>
            </mrow>
          </msup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n>2</mn>
                </mrow>
                <mrow>
                  <mi>log</mi>
                  <mn>3</mn>
                </mrow>
              </mfrac>
            </munderover>
            <mfrac>
              <msup>
                <mi>z</mi>
                <mi>b</mi>
              </msup>
              <mrow>
                <mi>b</mi>
                <mi>!</mi>
              </mrow>
            </mfrac>
          </mrow>
          <mo stretchy="false">⋅</mo>
          <msup>
            <mn>3</mn>
            <mrow>
              <mrow>
                <mo stretchy="false">−</mo>
                <mi>b</mi>
              </mrow>
              <mi>s</mi>
            </mrow>
          </msup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n>3</mn>
                </mrow>
                <mrow>
                  <mi>log</mi>
                  <mn>5</mn>
                </mrow>
              </mfrac>
            </munderover>
            <mfrac>
              <msup>
                <mi>z</mi>
                <mi>c</mi>
              </msup>
              <mrow>
                <mi>c</mi>
                <mi>!</mi>
              </mrow>
            </mfrac>
          </mrow>
          <mo stretchy="false">⋅</mo>
          <msup>
            <mn>5</mn>
            <mrow>
              <mrow>
                <mo stretchy="false">−</mo>
                <mi>c</mi>
              </mrow>
              <mi>s</mi>
            </mrow>
          </msup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row>
                    <mn>3</mn>
                    <mo stretchy="false">−</mo>
                    <mi>c</mi>
                  </mrow>
                  <mi>log</mi>
                  <mn>5</mn>
                </mrow>
                <mrow>
                  <mi>log</mi>
                  <mn>7</mn>
                </mrow>
              </mfrac>
            </munderover>
            <mfrac>
              <msup>
                <mi>z</mi>
                <mi>d</mi>
              </msup>
              <mrow>
                <mi>d</mi>
                <mi>!</mi>
              </mrow>
            </mfrac>
          </mrow>
          <mo stretchy="false">⋅</mo>
          <msup>
            <mn>7</mn>
            <mrow>
              <mrow>
                <mo stretchy="false">−</mo>
                <mi>d</mi>
              </mrow>
              <mi>s</mi>
            </mrow>
          </msup>
          <mo stretchy="false">⋅</mo>
          <mn>...</mn>
        </mrow>
      </mrow>
    </mrow>
    <annotation encoding="StarMath 5.0">""[e^z]^{"*"}_n = 

sum from a=0 to {{{log n} over {log 2}}} {{z^{a}}over{a!}}cdot 2^{ -a s } cdot

sum from b= 0 to {{log n - a log 2} over {log 3}}{{z^b}over{b!}}cdot 3^{ -b s } cdot

sum from c= 0 to {{log n - a log 2 - b log 3}over{log 5}}{{z^c}over{c!}}cdot 5^{ -c s } cdot

sum from d= 0 to {{log n - a log 2 - b log 3 - c log 5}over{log 7}}{{z^d}over{d!}}cdot 7^{ -d s } cdot
...

</annotation>
  </semantics>
</math>
</file>

<file path=Object 213/content.xml><?xml version="1.0" encoding="utf-8"?>
<math xmlns="http://www.w3.org/1998/Math/MathML" display="block">
  <semantics>
    <mfrac>
      <mrow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row>
            <mi>n</mi>
            <mo stretchy="false">+</mo>
            <mn>1</mn>
          </mrow>
        </msup>
        <mo stretchy="false">⋅</mo>
        <mrow>
          <mo fence="true" stretchy="false">(</mo>
          <mrow>
            <mrow>
              <msup>
                <mn>2</mn>
                <mi>n</mi>
              </msup>
              <mo stretchy="false">−</mo>
              <mn>1</mn>
            </mrow>
          </mrow>
          <mo fence="true" stretchy="false">)</mo>
        </mrow>
      </mrow>
      <mi>n</mi>
    </mfrac>
    <annotation encoding="StarMath 5.0">{( -1 )^{ n+1 } cdot (2^n-1)} over n</annotation>
  </semantics>
</math>
</file>

<file path=Object 214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frac>
            <msup>
              <mi>z</mi>
              <mrow>
                <mtext>(</mtext>
                <mi>k</mi>
                <mtext>)</mtext>
              </mrow>
            </msup>
            <mrow>
              <mi>k</mi>
              <mi>!</mi>
            </mrow>
          </mfrac>
        </mrow>
        <mo stretchy="false">⋅</mo>
        <msup>
          <mi>x</mi>
          <mrow>
            <mo fence="true" stretchy="false">(</mo>
            <mrow>
              <mrow>
                <mrow>
                  <mo stretchy="false">−</mo>
                  <mi>s</mi>
                </mrow>
                <mi>k</mi>
              </mrow>
            </mrow>
            <mo fence="true" stretchy="false">)</mo>
          </mrow>
        </msup>
      </mrow>
      <mo stretchy="false">=</mo>
      <msup>
        <mrow>
          <mo fence="true" stretchy="false">(</mo>
          <mrow>
            <mfrac>
              <mn>1</mn>
              <mrow>
                <mn>1</mn>
                <mo stretchy="false">−</mo>
                <msup>
                  <mi>x</mi>
                  <mrow>
                    <mo stretchy="false">−</mo>
                    <mi>s</mi>
                  </mrow>
                </msup>
              </mrow>
            </mfrac>
          </mrow>
          <mo fence="true" stretchy="false">)</mo>
        </mrow>
        <mi>z</mi>
      </msup>
    </mrow>
    <annotation encoding="StarMath 5.0">sum from k = 0 to infinity {{z^{"("k")"} over {k!}}}cdot{x^(-s k)} = (1 over {1-x^-s})^z</annotation>
  </semantics>
</math>
</file>

<file path=Object 215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sub>
                  <mi>a</mi>
                  <mn>1</mn>
                </msub>
                <mo stretchy="false">+</mo>
                <mn>2</mn>
              </mrow>
              <mrow>
                <mrow>
                  <msub>
                    <mi>a</mi>
                    <mn>2</mn>
                  </msub>
                  <mo stretchy="false">+</mo>
                  <mn>...</mn>
                  <mo stretchy="false">+</mo>
                  <mrow>
                    <mi>k</mi>
                    <mo stretchy="false">⋅</mo>
                    <msub>
                      <mi>a</mi>
                      <mi>k</mi>
                    </msub>
                  </mrow>
                </mrow>
                <mo stretchy="false">≤</mo>
                <mi>n</mi>
              </mrow>
            </mrow>
          </munder>
          <mrow>
            <munder>
              <mo stretchy="false">∏</mo>
              <mi>k</mi>
            </munder>
            <mo stretchy="false">∇</mo>
          </mrow>
        </mrow>
      </mrow>
      <msub>
        <mrow>
          <mo fence="true" stretchy="false">[</mo>
          <mrow>
            <msup>
              <mi>e</mi>
              <mfrac>
                <mi>z</mi>
                <mi>k</mi>
              </mfrac>
            </msup>
          </mrow>
          <mo fence="true" stretchy="false">]</mo>
        </mrow>
        <msub>
          <mi>a</mi>
          <mi>k</mi>
        </msub>
      </msub>
    </mrow>
    <annotation encoding="StarMath 5.0">[(1 over {1-x})^z]_n = sum from { a_1+2a_2+...+k cdot a_k &lt;= n } prod from k nabla [e^{{z over k}}]_{ a_k }</annotation>
  </semantics>
</math>
</file>

<file path=Object 216/content.xml><?xml version="1.0" encoding="utf-8"?>
<math xmlns="http://www.w3.org/1998/Math/MathML" display="block">
  <semantics>
    <mrow>
      <msub>
        <mrow>
          <mo fence="true" stretchy="false">[</mo>
          <mrow>
            <msup>
              <mi>e</mi>
              <mi>z</mi>
            </msup>
          </mrow>
          <mo fence="true" stretchy="false">]</mo>
        </mrow>
        <mi>n</mi>
      </msub>
      <mo stretchy="false">=</mo>
      <mrow>
        <munder>
          <mo stretchy="false">∑</mo>
          <mrow>
            <mrow>
              <msub>
                <mi>a</mi>
                <mn>1</mn>
              </msub>
              <mo stretchy="false">+</mo>
              <mn>2</mn>
            </mrow>
            <mrow>
              <mrow>
                <msub>
                  <mi>a</mi>
                  <mn>2</mn>
                </msub>
                <mo stretchy="false">+</mo>
                <mn>...</mn>
                <mo stretchy="false">+</mo>
                <mrow>
                  <mi>k</mi>
                  <mo stretchy="false">⋅</mo>
                  <msub>
                    <mi>a</mi>
                    <mi>k</mi>
                  </msub>
                </mrow>
              </mrow>
              <mo stretchy="false">≤</mo>
              <mi>n</mi>
            </mrow>
          </mrow>
        </munder>
        <mrow>
          <munder>
            <mo stretchy="false">∏</mo>
            <mi>k</mi>
          </munder>
          <mfrac>
            <msup>
              <mrow>
                <mo fence="true" stretchy="false">(</mo>
                <mrow>
                  <mrow>
                    <mrow>
                      <mi mathvariant="normal">μ</mi>
                      <mrow>
                        <mrow>
                          <mo fence="true" stretchy="false">(</mo>
                          <mrow>
                            <mi>k</mi>
                          </mrow>
                          <mo fence="true" stretchy="false">)</mo>
                        </mrow>
                        <mo stretchy="false">/</mo>
                        <mi>k</mi>
                      </mrow>
                    </mrow>
                    <mo stretchy="false">⋅</mo>
                    <mi>z</mi>
                  </mrow>
                </mrow>
                <mo fence="true" stretchy="false">)</mo>
              </mrow>
              <mrow>
                <mo fence="true" stretchy="false">(</mo>
                <mrow>
                  <mi>k</mi>
                </mrow>
                <mo fence="true" stretchy="false">)</mo>
              </mrow>
            </msup>
            <mrow>
              <mi>k</mi>
              <mi>!</mi>
            </mrow>
          </mfrac>
        </mrow>
      </mrow>
    </mrow>
    <annotation encoding="StarMath 5.0">[e^z]_n = sum from { a_1+2 a_2 +...+k cdot a_k &lt;= n } prod from k {{({%mu(k)/k} cdot {z })^(k)}over{k!}} </annotation>
  </semantics>
</math>
</file>

<file path=Object 217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  <mo stretchy="false">⋅</mo>
        <msup>
          <mi>x</mi>
          <mrow>
            <mo fence="true" stretchy="false">(</mo>
            <mrow>
              <mrow>
                <mrow>
                  <mo stretchy="false">−</mo>
                  <mi>s</mi>
                </mrow>
                <mi>k</mi>
              </mrow>
            </mrow>
            <mo fence="true" stretchy="false">)</mo>
          </mrow>
        </msup>
      </mrow>
      <mo stretchy="false">=</mo>
      <msup>
        <mrow>
          <mo fence="true" stretchy="false">(</mo>
          <mrow>
            <mrow>
              <mn>1</mn>
              <mo stretchy="false">+</mo>
              <msup>
                <mi>x</mi>
                <mrow>
                  <mo stretchy="false">−</mo>
                  <mi>s</mi>
                </mrow>
              </msup>
            </mrow>
          </mrow>
          <mo fence="true" stretchy="false">)</mo>
        </mrow>
        <mi>z</mi>
      </msup>
    </mrow>
    <annotation encoding="StarMath 5.0">sum from k = 0 to infinity (binom{z}{k})cdot{x^(-s k)} = ({1+x^-s})^z</annotation>
  </semantics>
</math>
</file>

<file path=Object 218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frac>
            <msup>
              <mi>z</mi>
              <mi>k</mi>
            </msup>
            <mrow>
              <mi>k</mi>
              <mi>!</mi>
            </mrow>
          </mfrac>
        </mrow>
        <mo stretchy="false">⋅</mo>
        <msup>
          <mi>x</mi>
          <mrow>
            <mo fence="true" stretchy="false">(</mo>
            <mrow>
              <mrow>
                <mrow>
                  <mo stretchy="false">−</mo>
                  <mi>s</mi>
                </mrow>
                <mi>k</mi>
              </mrow>
            </mrow>
            <mo fence="true" stretchy="false">)</mo>
          </mrow>
        </msup>
      </mrow>
      <mo stretchy="false">=</mo>
      <msup>
        <mi>e</mi>
        <mrow>
          <msup>
            <mi>x</mi>
            <mrow>
              <mo stretchy="false">−</mo>
              <mi>s</mi>
            </mrow>
          </msup>
          <mo stretchy="false">⋅</mo>
          <mi>z</mi>
        </mrow>
      </msup>
    </mrow>
    <annotation encoding="StarMath 5.0">sum from k = 0 to infinity {z^k over {k!}} cdot{x^(-s k)} = e^{ x^-s cdot z }</annotation>
  </semantics>
</math>
</file>

<file path=Object 219/content.xml><?xml version="1.0" encoding="utf-8"?>
<math xmlns="http://www.w3.org/1998/Math/MathML" display="block">
  <semantics>
    <mrow>
      <mtext/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frac>
                <mrow>
                  <mi>log</mi>
                  <mi>n</mi>
                </mrow>
                <mrow>
                  <mi>log</mi>
                  <mn>2</mn>
                </mrow>
              </mfrac>
            </munderover>
            <mfrac>
              <msup>
                <mi>z</mi>
                <mrow>
                  <mtext>(</mtext>
                  <mi>a</mi>
                  <mtext>)</mtext>
                </mrow>
              </msup>
              <mrow>
                <mi>a</mi>
                <mi>!</mi>
              </mrow>
            </mfrac>
          </mrow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n>2</mn>
                </mrow>
                <mrow>
                  <mi>log</mi>
                  <mn>3</mn>
                </mrow>
              </mfrac>
            </munderover>
            <mfrac>
              <msup>
                <mi>z</mi>
                <mrow>
                  <mtext>(</mtext>
                  <mi>b</mi>
                  <mtext>)</mtext>
                </mrow>
              </msup>
              <mrow>
                <mi>b</mi>
                <mi>!</mi>
              </mrow>
            </mfrac>
          </mrow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n>3</mn>
                </mrow>
                <mrow>
                  <mi>log</mi>
                  <mn>5</mn>
                </mrow>
              </mfrac>
            </munderover>
            <mfrac>
              <msup>
                <mi>z</mi>
                <mrow>
                  <mtext>(</mtext>
                  <mi>c</mi>
                  <mtext>)</mtext>
                </mrow>
              </msup>
              <mrow>
                <mi>c</mi>
                <mi>!</mi>
              </mrow>
            </mfrac>
          </mrow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row>
                    <mn>3</mn>
                    <mo stretchy="false">−</mo>
                    <mi>c</mi>
                  </mrow>
                  <mi>log</mi>
                  <mn>5</mn>
                </mrow>
                <mrow>
                  <mi>log</mi>
                  <mn>7</mn>
                </mrow>
              </mfrac>
            </munderover>
            <mfrac>
              <msup>
                <mi>z</mi>
                <mrow>
                  <mtext>(</mtext>
                  <mi>d</mi>
                  <mtext>)</mtext>
                </mrow>
              </msup>
              <mrow>
                <mi>d</mi>
                <mi>!</mi>
              </mrow>
            </mfrac>
          </mrow>
          <mo stretchy="false">⋅</mo>
          <mn>...</mn>
        </mrow>
      </mrow>
    </mrow>
    <annotation encoding="StarMath 5.0">""[%zeta(0)^z]_n = 

sum from a=0 to {{{log n} over {log 2}}} {{z^{"("a")"}}over{a!}}cdot 
sum from b= 0 to {{log n - a log 2} over {log 3}}{{z^{"("b")"}}over{b!}} cdot

sum from c= 0 to {{log n - a log 2 - b log 3}over{log 5}}{{z^{"("c")"}}over{c!}} cdot

sum from d= 0 to {{log n - a log 2 - b log 3 - c log 5}over{log 7}}{{z^{"("d")"}}over{d!}}cdot 
...

</annotation>
  </semantics>
</math>
</file>

<file path=Object 22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i>m</mi>
                  <mrow>
                    <mi>a</mi>
                    <mo stretchy="false">+</mo>
                    <mi>b</mi>
                  </mrow>
                </msup>
              </mstyle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j</mi>
                <mo stretchy="false">+</mo>
                <mi>k</mi>
              </mrow>
              <mo stretchy="false">=</mo>
              <mi>n</mi>
            </mrow>
          </munder>
          <mo stretchy="false">∇</mo>
        </mrow>
      </mrow>
      <mrow>
        <msub>
          <mrow>
            <mo fence="true" stretchy="false">[</mo>
            <mrow>
              <mstyle mathvariant="bold">
                <msup>
                  <mi>m</mi>
                  <mi>a</mi>
                </msup>
              </mstyle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style mathvariant="bold">
              <msup>
                <mi>m</mi>
                <mi>b</mi>
              </msup>
            </mstyle>
          </mrow>
          <mo fence="true" stretchy="false">]</mo>
        </mrow>
        <mi>k</mi>
      </msub>
    </mrow>
    <annotation encoding="StarMath 5.0">nabla [bold{m}^{a+b}]_n = sum from j+k=n nabla[ bold{m}^a ]_j cdot nabla[ bold{m}^b ]_k</annotation>
  </semantics>
</math>
</file>

<file path=Object 220/content.xml><?xml version="1.0" encoding="utf-8"?>
<math xmlns="http://www.w3.org/1998/Math/MathML" display="block">
  <semantics>
    <mrow>
      <mtext/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frac>
                <mrow>
                  <mi>log</mi>
                  <mi>n</mi>
                </mrow>
                <mrow>
                  <mi>log</mi>
                  <mn>2</mn>
                </mrow>
              </mfrac>
            </munderover>
            <mfrac>
              <msup>
                <mi>z</mi>
                <mrow>
                  <mtext>(</mtext>
                  <mi>a</mi>
                  <mtext>)</mtext>
                </mrow>
              </msup>
              <mrow>
                <mi>a</mi>
                <mi>!</mi>
              </mrow>
            </mfrac>
          </mrow>
          <mo stretchy="false">⋅</mo>
          <msup>
            <mn>2</mn>
            <mrow>
              <mrow>
                <mo stretchy="false">−</mo>
                <mi>a</mi>
              </mrow>
              <mi>s</mi>
            </mrow>
          </msup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n>2</mn>
                </mrow>
                <mrow>
                  <mi>log</mi>
                  <mn>3</mn>
                </mrow>
              </mfrac>
            </munderover>
            <mfrac>
              <msup>
                <mi>z</mi>
                <mrow>
                  <mtext>(</mtext>
                  <mi>b</mi>
                  <mtext>)</mtext>
                </mrow>
              </msup>
              <mrow>
                <mi>b</mi>
                <mi>!</mi>
              </mrow>
            </mfrac>
          </mrow>
          <mo stretchy="false">⋅</mo>
          <msup>
            <mn>3</mn>
            <mrow>
              <mrow>
                <mo stretchy="false">−</mo>
                <mi>b</mi>
              </mrow>
              <mi>s</mi>
            </mrow>
          </msup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n>3</mn>
                </mrow>
                <mrow>
                  <mi>log</mi>
                  <mn>5</mn>
                </mrow>
              </mfrac>
            </munderover>
            <mfrac>
              <msup>
                <mi>z</mi>
                <mrow>
                  <mtext>(</mtext>
                  <mi>c</mi>
                  <mtext>)</mtext>
                </mrow>
              </msup>
              <mrow>
                <mi>c</mi>
                <mi>!</mi>
              </mrow>
            </mfrac>
          </mrow>
          <mo stretchy="false">⋅</mo>
          <msup>
            <mn>5</mn>
            <mrow>
              <mrow>
                <mo stretchy="false">−</mo>
                <mi>c</mi>
              </mrow>
              <mi>s</mi>
            </mrow>
          </msup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row>
                    <mn>3</mn>
                    <mo stretchy="false">−</mo>
                    <mi>c</mi>
                  </mrow>
                  <mi>log</mi>
                  <mn>5</mn>
                </mrow>
                <mrow>
                  <mi>log</mi>
                  <mn>7</mn>
                </mrow>
              </mfrac>
            </munderover>
            <mfrac>
              <msup>
                <mi>z</mi>
                <mrow>
                  <mtext>(</mtext>
                  <mi>d</mi>
                  <mtext>)</mtext>
                </mrow>
              </msup>
              <mrow>
                <mi>d</mi>
                <mi>!</mi>
              </mrow>
            </mfrac>
          </mrow>
          <mo stretchy="false">⋅</mo>
          <msup>
            <mn>7</mn>
            <mrow>
              <mrow>
                <mo stretchy="false">−</mo>
                <mi>d</mi>
              </mrow>
              <mi>s</mi>
            </mrow>
          </msup>
          <mo stretchy="false">⋅</mo>
          <mn>...</mn>
        </mrow>
      </mrow>
    </mrow>
    <annotation encoding="StarMath 5.0">""[%zeta(s)^z]_n = 

sum from a=0 to {{{log n} over {log 2}}} {{z^{"("a")"}}over{a!}}cdot 2^{ -a s } cdot

sum from b= 0 to {{log n - a log 2} over {log 3}}{{z^{"("b")"}}over{b!}}cdot 3^{ -b s } cdot

sum from c= 0 to {{log n - a log 2 - b log 3}over{log 5}}{{z^{"("c")"}}over{c!}}cdot 5^{ -c s } cdot

sum from d= 0 to {{log n - a log 2 - b log 3 - c log 5}over{log 7}}{{z^{"("d")"}}over{d!}}cdot 7^{ -d s } cdot
...

</annotation>
  </semantics>
</math>
</file>

<file path=Object 221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row>
                        <mo fence="true" stretchy="false">(</mo>
                        <mrow>
                          <mn>1</mn>
                        </mrow>
                        <mo fence="true" stretchy="false">)</mo>
                      </mrow>
                    </mrow>
                  </mfrac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row>
        <munderover>
          <mo stretchy="false">∑</mo>
          <mrow>
            <mi>k</mi>
            <mo stretchy="false">=</mo>
            <mn>0</mn>
          </mrow>
          <mi>n</mi>
        </munderover>
        <mfrac>
          <msup>
            <mi>z</mi>
            <mrow>
              <mo fence="true" stretchy="false">(</mo>
              <mrow>
                <mi>k</mi>
              </mrow>
              <mo fence="true" stretchy="false">)</mo>
            </mrow>
          </msup>
          <mrow>
            <mi>k</mi>
            <mi>!</mi>
          </mrow>
        </mfrac>
      </mrow>
      <mo stretchy="false">=</mo>
      <mfrac>
        <msup>
          <mrow>
            <mo fence="true" stretchy="false">(</mo>
            <mrow>
              <mrow>
                <mi>z</mi>
                <mo stretchy="false">+</mo>
                <mn>1</mn>
              </mrow>
            </mrow>
            <mo fence="true" stretchy="false">)</mo>
          </mrow>
          <mrow>
            <mtext>(</mtext>
            <mi>n</mi>
            <mtext>)</mtext>
          </mrow>
        </msup>
        <mrow>
          <mi>n</mi>
          <mi>!</mi>
        </mrow>
      </mfrac>
    </mrow>
    <annotation encoding="StarMath 5.0">[(1 over {1-(1)})^z]_n = sum from k = 0 to n {z^{(k)} over {k!}} = {(z+1)^{"("n")"} over {n!}}</annotation>
  </semantics>
</math>
</file>

<file path=Object 222/content.xml><?xml version="1.0" encoding="utf-8"?>
<math xmlns="http://www.w3.org/1998/Math/MathML" display="block">
  <semantics>
    <mrow>
      <msub>
        <mrow>
          <mo fence="true" stretchy="false">[</mo>
          <mrow>
            <msup>
              <mi>e</mi>
              <mi>z</mi>
            </msup>
          </mrow>
          <mo fence="true" stretchy="false">]</mo>
        </mrow>
        <mi>n</mi>
      </msub>
      <mo stretchy="false">=</mo>
      <mrow>
        <munderover>
          <mo stretchy="false">∑</mo>
          <mrow>
            <mi>k</mi>
            <mo stretchy="false">=</mo>
            <mn>0</mn>
          </mrow>
          <mi>n</mi>
        </munderover>
        <mfrac>
          <msup>
            <mi>z</mi>
            <mi>k</mi>
          </msup>
          <mrow>
            <mi>k</mi>
            <mi>!</mi>
          </mrow>
        </mfrac>
      </mrow>
      <mo stretchy="false">=</mo>
      <mfrac>
        <mrow>
          <mrow>
            <msup>
              <mi>e</mi>
              <mi>z</mi>
            </msup>
            <mo stretchy="false">⋅</mo>
            <mi mathvariant="normal">γ</mi>
          </mrow>
          <mrow>
            <mo fence="true" stretchy="false">(</mo>
            <mrow>
              <mrow>
                <mrow>
                  <mi>n</mi>
                  <mo stretchy="false">+</mo>
                  <mn>1,</mn>
                </mrow>
                <mi>z</mi>
              </mrow>
            </mrow>
            <mo fence="true" stretchy="false">)</mo>
          </mrow>
        </mrow>
        <mrow>
          <mi>n</mi>
          <mi>!</mi>
        </mrow>
      </mfrac>
    </mrow>
    <annotation encoding="StarMath 5.0">[e^z]_n = sum from k = 0 to n {{z^k}over{ k! }} = { {e^z cdot %gamma(n+1,z)}over{n!} }</annotation>
  </semantics>
</math>
</file>

<file path=Object 223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1</mn>
          </mrow>
        </munder>
        <mrow/>
      </mrow>
      <mrow>
        <mrow>
          <munder>
            <mo stretchy="false">∏</mo>
            <mrow>
              <mi>k</mi>
              <mo stretchy="false">=</mo>
              <mn>1</mn>
            </mrow>
          </munder>
          <msup>
            <mrow>
              <mo fence="true" stretchy="false">(</mo>
              <mrow>
                <mfrac>
                  <mn>1</mn>
                  <mrow>
                    <mn>1</mn>
                    <mo stretchy="false">−</mo>
                    <mi>x</mi>
                  </mrow>
                </mfrac>
              </mrow>
              <mo fence="true" stretchy="false">)</mo>
            </mrow>
            <mfrac>
              <mrow>
                <mi>z</mi>
                <mo stretchy="false">⋅</mo>
                <mrow>
                  <mi mathvariant="normal">μ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</mrow>
              <mi>k</mi>
            </mfrac>
          </msup>
        </mrow>
        <mo stretchy="false">=</mo>
        <msup>
          <mi>e</mi>
          <mi>z</mi>
        </msup>
      </mrow>
    </mrow>
    <annotation encoding="StarMath 5.0">lim from {x rightarrow 1 }{ }prod from k = 1 ( 1 over {1-x} )^{ z cdot {%mu(k)} over k } = e^z</annotation>
  </semantics>
</math>
</file>

<file path=Object 224/content.xml><?xml version="1.0" encoding="utf-8"?>
<math xmlns="http://www.w3.org/1998/Math/MathML" display="block">
  <semantics>
    <mrow>
      <mrow>
        <mrow>
          <munder>
            <mo stretchy="false">∏</mo>
            <mrow>
              <mi>k</mi>
              <mo stretchy="false">=</mo>
              <mn>1</mn>
            </mrow>
          </munder>
          <msup>
            <mi>e</mi>
            <mfrac>
              <mi>z</mi>
              <mi>k</mi>
            </mfrac>
          </msup>
        </mrow>
        <mo stretchy="false">=</mo>
        <mrow>
          <munder>
            <mi>lim</mi>
            <mrow>
              <mi>x</mi>
              <mo stretchy="false">→</mo>
              <mn>1</mn>
            </mrow>
          </munder>
          <mrow/>
        </mrow>
      </mrow>
      <msup>
        <mrow>
          <mo fence="true" stretchy="false">(</mo>
          <mrow>
            <mfrac>
              <mn>1</mn>
              <mrow>
                <mn>1</mn>
                <mo stretchy="false">−</mo>
                <mi>x</mi>
              </mrow>
            </mfrac>
          </mrow>
          <mo fence="true" stretchy="false">)</mo>
        </mrow>
        <mi>z</mi>
      </msup>
    </mrow>
    <annotation encoding="StarMath 5.0">prod from {k = 1}  e^{z over k} =  lim from {x rightarrow 1 }{ }( 1 over {1-x} )^z</annotation>
  </semantics>
</math>
</file>

<file path=Object 225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1</mn>
          </mrow>
        </munder>
        <mrow/>
      </mrow>
      <mrow>
        <mrow>
          <munder>
            <mo stretchy="false">∏</mo>
            <mrow>
              <mi>k</mi>
              <mo stretchy="false">=</mo>
              <mn>1</mn>
            </mrow>
          </munder>
          <msup>
            <mrow>
              <mo fence="true" stretchy="false">(</mo>
              <mrow>
                <mfrac>
                  <mn>1</mn>
                  <mrow>
                    <mn>1</mn>
                    <mo stretchy="false">−</mo>
                    <mi>x</mi>
                  </mrow>
                </mfrac>
              </mrow>
              <mo fence="true" stretchy="false">)</mo>
            </mrow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i>k</mi>
            </mfrac>
          </msup>
        </mrow>
        <mo stretchy="false">=</mo>
        <mi>e</mi>
      </mrow>
    </mrow>
    <annotation encoding="StarMath 5.0">lim from {x rightarrow 1 }{ }prod from k = 1 ( 1 over {1-x} )^{ {%mu(k)} over k } = e</annotation>
  </semantics>
</math>
</file>

<file path=Object 226/content.xml><?xml version="1.0" encoding="utf-8"?>
<math xmlns="http://www.w3.org/1998/Math/MathML" display="block">
  <semantics>
    <mrow>
      <mrow>
        <mrow>
          <munder>
            <mo stretchy="false">∏</mo>
            <mrow>
              <mi>k</mi>
              <mo stretchy="false">=</mo>
              <mn>1</mn>
            </mrow>
          </munder>
          <msup>
            <mi>e</mi>
            <mfrac>
              <mn>1</mn>
              <mi>k</mi>
            </mfrac>
          </msup>
        </mrow>
        <mo stretchy="false">=</mo>
        <mrow>
          <munder>
            <mi>lim</mi>
            <mrow>
              <mi>x</mi>
              <mo stretchy="false">→</mo>
              <mn>1</mn>
            </mrow>
          </munder>
          <mrow/>
        </mrow>
      </mrow>
      <mrow>
        <mo fence="true" stretchy="false">(</mo>
        <mrow>
          <mfrac>
            <mn>1</mn>
            <mrow>
              <mn>1</mn>
              <mo stretchy="false">−</mo>
              <mi>x</mi>
            </mrow>
          </mfrac>
        </mrow>
        <mo fence="true" stretchy="false">)</mo>
      </mrow>
    </mrow>
    <annotation encoding="StarMath 5.0">prod from {k = 1}  e^{1 over k} =  lim from {x rightarrow 1 }{ }( 1 over {1-x} )</annotation>
  </semantics>
</math>
</file>

<file path=Object 227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  <mtext>*</mtext>
        </msubsup>
        <mo stretchy="false">=</mo>
        <mrow>
          <munder>
            <mo stretchy="false">∑</mo>
            <mrow>
              <mrow>
                <mi>a</mi>
                <mo stretchy="false">⋅</mo>
                <msup>
                  <mi>b</mi>
                  <mn>2</mn>
                </msup>
                <mo stretchy="false">⋅</mo>
                <msup>
                  <mi>c</mi>
                  <mn>3</mn>
                </msup>
                <mo stretchy="false">⋅</mo>
                <msup>
                  <mi>d</mi>
                  <mn>5</mn>
                </msup>
                <mo stretchy="false">⋅</mo>
                <mn>...</mn>
              </mrow>
              <mo stretchy="false">≤</mo>
              <mi>n</mi>
            </mrow>
          </munder>
          <msub>
            <mi>d</mi>
            <mi>z</mi>
          </msub>
        </mrow>
      </mrow>
      <mrow>
        <mrow>
          <mo fence="true" stretchy="false">(</mo>
          <mrow>
            <mi>a</mi>
          </mrow>
          <mo fence="true" stretchy="false">)</mo>
        </mrow>
        <mo stretchy="false">⋅</mo>
        <msub>
          <mi>d</mi>
          <mrow>
            <mo stretchy="false">−</mo>
            <mfrac>
              <mi>z</mi>
              <mn>2</mn>
            </mfrac>
          </mrow>
        </msub>
      </mrow>
      <mrow>
        <mrow>
          <mo fence="true" stretchy="false">(</mo>
          <mrow>
            <mi>b</mi>
          </mrow>
          <mo fence="true" stretchy="false">)</mo>
        </mrow>
        <mo stretchy="false">⋅</mo>
        <msub>
          <mi>d</mi>
          <mrow>
            <mo stretchy="false">−</mo>
            <mfrac>
              <mi>z</mi>
              <mn>3</mn>
            </mfrac>
          </mrow>
        </msub>
      </mrow>
      <mrow>
        <mrow>
          <mo fence="true" stretchy="false">(</mo>
          <mrow>
            <mi>c</mi>
          </mrow>
          <mo fence="true" stretchy="false">)</mo>
        </mrow>
        <mo stretchy="false">⋅</mo>
        <msub>
          <mi>d</mi>
          <mrow>
            <mo stretchy="false">−</mo>
            <mfrac>
              <mi>z</mi>
              <mn>5</mn>
            </mfrac>
          </mrow>
        </msub>
      </mrow>
      <mrow>
        <mrow>
          <mo fence="true" stretchy="false">(</mo>
          <mrow>
            <mi>d</mi>
          </mrow>
          <mo fence="true" stretchy="false">)</mo>
        </mrow>
        <mo stretchy="false">⋅</mo>
        <mn>..</mn>
      </mrow>
      <mi>.</mi>
    </mrow>
    <annotation encoding="StarMath 5.0">[e^z]^{"*"}_n = sum from { a cdot b^2 cdot c^3 cdot d^5 cdot... &lt;= n } d_z(a) cdot d_{-{z over 2}}(b) cdot d_{ -{z over 3} }(c) cdot d_{ -{z over 5 }}( d ) cdot...</annotation>
  </semantics>
</math>
</file>

<file path=Object 228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a</mi>
                <mo stretchy="false">⋅</mo>
                <msup>
                  <mi>b</mi>
                  <mn>2</mn>
                </msup>
                <mo stretchy="false">⋅</mo>
                <msup>
                  <mi>c</mi>
                  <mn>3</mn>
                </msup>
                <mo stretchy="false">⋅</mo>
                <msup>
                  <mi>d</mi>
                  <mn>5</mn>
                </msup>
                <mo stretchy="false">⋅</mo>
                <mn>...</mn>
              </mrow>
              <mo stretchy="false">≤</mo>
              <mi>n</mi>
            </mrow>
          </munder>
          <mo stretchy="false">∇</mo>
        </mrow>
      </mrow>
      <mrow>
        <msubsup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a</mi>
          <mtext>*</mtext>
        </msubsup>
        <mo stretchy="false">⋅</mo>
        <mo stretchy="false">∇</mo>
      </mrow>
      <mrow>
        <msubsup>
          <mrow>
            <mo fence="true" stretchy="false">[</mo>
            <mrow>
              <msup>
                <mi>e</mi>
                <mfrac>
                  <mi>z</mi>
                  <mn>2</mn>
                </mfrac>
              </msup>
            </mrow>
            <mo fence="true" stretchy="false">]</mo>
          </mrow>
          <mi>b</mi>
          <mtext>*</mtext>
        </msubsup>
        <mo stretchy="false">⋅</mo>
        <mo stretchy="false">∇</mo>
      </mrow>
      <mrow>
        <msubsup>
          <mrow>
            <mo fence="true" stretchy="false">[</mo>
            <mrow>
              <msup>
                <mi>e</mi>
                <mfrac>
                  <mi>z</mi>
                  <mn>3</mn>
                </mfrac>
              </msup>
            </mrow>
            <mo fence="true" stretchy="false">]</mo>
          </mrow>
          <mi>c</mi>
          <mtext>*</mtext>
        </msubsup>
        <mo stretchy="false">⋅</mo>
        <mo stretchy="false">∇</mo>
      </mrow>
      <mrow>
        <msubsup>
          <mrow>
            <mo fence="true" stretchy="false">[</mo>
            <mrow>
              <msup>
                <mi>e</mi>
                <mfrac>
                  <mi>z</mi>
                  <mn>4</mn>
                </mfrac>
              </msup>
            </mrow>
            <mo fence="true" stretchy="false">]</mo>
          </mrow>
          <mi>d</mi>
          <mtext>*</mtext>
        </msubsup>
        <mo stretchy="false">⋅</mo>
        <mn>..</mn>
      </mrow>
      <mi>.</mi>
    </mrow>
    <annotation encoding="StarMath 5.0">[%zeta(s)^z]_n = sum from { a cdot b^2 cdot c^3 cdot d^5 cdot... &lt;= n } nabla [e^z]^{"*"}_a cdot nabla [e^{z over 2}]^{"*"}_b cdot nabla [e^{z over 3}]^{"*"}_c cdot nabla [e^{z over 4}]^{"*"}_d cdot  ...</annotation>
  </semantics>
</math>
</file>

<file path=Object 229/content.xml><?xml version="1.0" encoding="utf-8"?>
<math xmlns="http://www.w3.org/1998/Math/MathML" display="block">
  <semantics>
    <mrow>
      <mrow>
        <mrow>
          <munder>
            <mo stretchy="false">∏</mo>
            <mrow>
              <mi>k</mi>
              <mo stretchy="false">=</mo>
              <mn>1</mn>
            </mrow>
          </munder>
          <msup>
            <mrow>
              <mo fence="true" stretchy="false">(</mo>
              <mrow>
                <mrow>
                  <mi mathvariant="normal">ζ</mi>
                  <mrow>
                    <mo fence="true" stretchy="false">(</mo>
                    <mrow>
                      <mrow>
                        <mi>k</mi>
                        <mo stretchy="false">⋅</mo>
                        <mi>s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i>k</mi>
            </mfrac>
          </msup>
        </mrow>
        <mo stretchy="false">=</mo>
        <mi>?</mi>
      </mrow>
      <mi>?</mi>
      <mi>?</mi>
    </mrow>
    <annotation encoding="StarMath 5.0">prod from k = 1 ( %zeta(k cdot s) )^{ {%mu(k)} over k } = ???</annotation>
  </semantics>
</math>
</file>

<file path=Object 23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p>
                  <mi>m</mi>
                  <mrow>
                    <mi>a</mi>
                    <mo stretchy="false">+</mo>
                    <mi>b</mi>
                  </mrow>
                </msup>
              </mstyle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j</mi>
                <mo stretchy="false">+</mo>
                <mi>k</mi>
              </mrow>
              <mo stretchy="false">≤</mo>
              <mi>n</mi>
            </mrow>
          </munder>
          <mo stretchy="false">∇</mo>
        </mrow>
      </mrow>
      <mrow>
        <msub>
          <mrow>
            <mo fence="true" stretchy="false">[</mo>
            <mrow>
              <mstyle mathvariant="bold">
                <msup>
                  <mi>m</mi>
                  <mi>a</mi>
                </msup>
              </mstyle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style mathvariant="bold">
              <msup>
                <mi>m</mi>
                <mi>b</mi>
              </msup>
            </mstyle>
          </mrow>
          <mo fence="true" stretchy="false">]</mo>
        </mrow>
        <mi>k</mi>
      </msub>
    </mrow>
    <annotation encoding="StarMath 5.0">[bold{m}^{a+b}]_n = sum from j+k&lt;=n nabla[ bold{m}^a ]_j cdot nabla[ bold{m}^b ]_k</annotation>
  </semantics>
</math>
</file>

<file path=Object 230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under>
                        <mo stretchy="false">∏</mo>
                        <mrow>
                          <mi>k</mi>
                          <mo stretchy="false">=</mo>
                          <mn>1</mn>
                        </mrow>
                      </munder>
                      <msub>
                        <mi mathvariant="normal">ζ</mi>
                        <mrow>
                          <mn>1</mn>
                          <mo stretchy="false">/</mo>
                          <mi>k</mi>
                        </mrow>
                      </msub>
                    </mrow>
                    <msup>
                      <mrow>
                        <mo fence="true" stretchy="false">(</mo>
                        <mrow>
                          <mrow>
                            <mi>k</mi>
                            <mi>s</mi>
                          </mrow>
                        </mrow>
                        <mo fence="true" stretchy="false">)</mo>
                      </mrow>
                      <mfrac>
                        <mrow>
                          <mi mathvariant="normal">μ</mi>
                          <mrow>
                            <mo fence="true" stretchy="false">(</mo>
                            <mrow>
                              <mi>k</mi>
                            </mrow>
                            <mo fence="true" stretchy="false">)</mo>
                          </mrow>
                        </mrow>
                        <mi>k</mi>
                      </mfrac>
                    </msup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i>e</mi>
              <mtext>*</mtext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[(prod from k = 1 %zeta_{1 / k}(k s)^{{{%mu(k)} over k}})^z]_n = [e "*"( s )]_n</annotation>
  </semantics>
</math>
</file>

<file path=Object 231/content.xml><?xml version="1.0" encoding="utf-8"?>
<math xmlns="http://www.w3.org/1998/Math/MathML" display="block">
  <semantics>
    <mrow>
      <msub>
        <mrow>
          <mo fence="true" stretchy="false">[</mo>
          <mrow>
            <mrow>
              <mo fence="true" stretchy="false">(</mo>
              <mrow>
                <mrow>
                  <mrow>
                    <munder>
                      <mo stretchy="false">∏</mo>
                      <mrow>
                        <mi>k</mi>
                        <mo stretchy="false">=</mo>
                        <mn>1</mn>
                      </mrow>
                    </munder>
                    <mi>e</mi>
                  </mrow>
                  <msub>
                    <mtext>*</mtext>
                    <mrow>
                      <mn>1</mn>
                      <mo stretchy="false">/</mo>
                      <mi>k</mi>
                    </mrow>
                  </msub>
                  <msup>
                    <mrow>
                      <mo fence="true" stretchy="false">(</mo>
                      <mrow>
                        <mrow>
                          <mi>k</mi>
                          <mi>s</mi>
                        </mrow>
                      </mrow>
                      <mo fence="true" stretchy="false">)</mo>
                    </mrow>
                    <mfrac>
                      <mn>1</mn>
                      <mi>k</mi>
                    </mfrac>
                  </msup>
                </mrow>
              </mrow>
              <mo fence="true" stretchy="false">)</mo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[(prod from k = 1 e"*"_{1 / k}(k s)^{{1 over k}})]_n = [%zeta( s )]_n</annotation>
  </semantics>
</math>
</file>

<file path=Object 232/content.xml><?xml version="1.0" encoding="utf-8"?>
<math xmlns="http://www.w3.org/1998/Math/MathML" display="block">
  <semantics>
    <mrow>
      <mrow>
        <munder>
          <mo stretchy="false">∏</mo>
          <mrow>
            <mi>k</mi>
            <mo stretchy="false">=</mo>
            <mn>1</mn>
          </mrow>
        </munder>
        <mi>e</mi>
      </mrow>
      <mtext>*</mtext>
      <mrow>
        <msup>
          <mrow>
            <mo fence="true" stretchy="false">(</mo>
            <mrow>
              <mrow>
                <mi>k</mi>
                <mi>s</mi>
              </mrow>
            </mrow>
            <mo fence="true" stretchy="false">)</mo>
          </mrow>
          <mfrac>
            <mn>1</mn>
            <mi>k</mi>
          </mfrac>
        </msup>
        <mo stretchy="false">=</mo>
        <mi mathvariant="normal">ζ</mi>
      </mrow>
      <mrow>
        <mo fence="true" stretchy="false">(</mo>
        <mrow>
          <mi>s</mi>
        </mrow>
        <mo fence="true" stretchy="false">)</mo>
      </mrow>
    </mrow>
    <annotation encoding="StarMath 5.0">prod from k = 1 e"*"(k s)^{{1 over k}} = %zeta( s )</annotation>
  </semantics>
</math>
</file>

<file path=Object 233/content.xml><?xml version="1.0" encoding="utf-8"?>
<math xmlns="http://www.w3.org/1998/Math/MathML" display="block">
  <semantics>
    <mrow>
      <mrow>
        <munder>
          <mo stretchy="false">∏</mo>
          <mrow>
            <mi>k</mi>
            <mo stretchy="false">=</mo>
            <mn>1</mn>
          </mrow>
        </munder>
        <mi mathvariant="normal">ζ</mi>
      </mrow>
      <mrow>
        <msup>
          <mrow>
            <mo fence="true" stretchy="false">(</mo>
            <mrow>
              <mrow>
                <mi>k</mi>
                <mi>s</mi>
              </mrow>
            </mrow>
            <mo fence="true" stretchy="false">)</mo>
          </mrow>
          <mfrac>
            <mrow>
              <mi mathvariant="normal">μ</mi>
              <mrow>
                <mo fence="true" stretchy="false">(</mo>
                <mrow>
                  <mi>k</mi>
                </mrow>
                <mo fence="true" stretchy="false">)</mo>
              </mrow>
            </mrow>
            <mi>k</mi>
          </mfrac>
        </msup>
        <mo stretchy="false">=</mo>
        <mi>e</mi>
      </mrow>
      <mtext>*</mtext>
      <mrow>
        <mo fence="true" stretchy="false">(</mo>
        <mrow>
          <mi>s</mi>
        </mrow>
        <mo fence="true" stretchy="false">)</mo>
      </mrow>
    </mrow>
    <annotation encoding="StarMath 5.0">prod from k = 1 %zeta(k s)^{{{%mu(k)} over k}} = e "*"( s )</annotation>
  </semantics>
</math>
</file>

<file path=Object 234/content.xml><?xml version="1.0" encoding="utf-8"?>
<math xmlns="http://www.w3.org/1998/Math/MathML" display="block">
  <semantics>
    <mrow>
      <mo fence="true" stretchy="false">[</mo>
      <mrow>
        <mrow>
          <mi>e</mi>
          <mtext>*</mtext>
          <msup>
            <mrow>
              <mo fence="true" stretchy="false">(</mo>
              <mrow>
                <mi>s</mi>
              </mrow>
              <mo fence="true" stretchy="false">)</mo>
            </mrow>
            <mi>z</mi>
          </msup>
        </mrow>
      </mrow>
      <mo fence="true" stretchy="false">]</mo>
    </mrow>
    <annotation encoding="StarMath 5.0">[e "*"( s )^z]</annotation>
  </semantics>
</math>
</file>

<file path=Object 235/content.xml><?xml version="1.0" encoding="utf-8"?>
<math xmlns="http://www.w3.org/1998/Math/MathML" display="block">
  <semantics>
    <msup>
      <mi>e</mi>
      <mi>z</mi>
    </msup>
    <annotation encoding="StarMath 5.0">e^z</annotation>
  </semantics>
</math>
</file>

<file path=Object 236/content.xml><?xml version="1.0" encoding="utf-8"?>
<math xmlns="http://www.w3.org/1998/Math/MathML" display="block">
  <semantics>
    <mrow>
      <mi>e</mi>
      <mtext>*</mtext>
      <mrow>
        <msup>
          <mrow>
            <mo fence="true" stretchy="false">(</mo>
            <mrow>
              <mi>s</mi>
            </mrow>
            <mo fence="true" stretchy="false">)</mo>
          </mrow>
          <mi>z</mi>
        </msup>
        <mo stretchy="false">=</mo>
        <mrow>
          <munder>
            <mo stretchy="false">∑</mo>
            <mrow>
              <mi>j</mi>
              <mo stretchy="false">=</mo>
              <mn>1</mn>
            </mrow>
          </munder>
          <mrow>
            <munder>
              <mo stretchy="false">∏</mo>
              <mrow>
                <msup>
                  <mi>p</mi>
                  <mi>k</mi>
                </msup>
                <mo stretchy="false">∣</mo>
                <mi>j</mi>
              </mrow>
            </munder>
            <mfrac>
              <msup>
                <mi>p</mi>
                <mrow>
                  <mrow>
                    <mo stretchy="false">−</mo>
                    <mi>s</mi>
                  </mrow>
                  <mi>k</mi>
                </mrow>
              </msup>
              <mrow>
                <mi>k</mi>
                <mi>!</mi>
              </mrow>
            </mfrac>
          </mrow>
        </mrow>
        <mo stretchy="false">=</mo>
        <mrow>
          <munder>
            <mo stretchy="false">∏</mo>
            <mi>p</mi>
          </munder>
          <msup>
            <mi>e</mi>
            <mrow>
              <msup>
                <mi>p</mi>
                <mrow>
                  <mo stretchy="false">−</mo>
                  <mi>s</mi>
                </mrow>
              </msup>
              <mo stretchy="false">⋅</mo>
              <mi>z</mi>
            </mrow>
          </msup>
        </mrow>
      </mrow>
    </mrow>
    <annotation encoding="StarMath 5.0">e"*"(s)^z=sum from j = 1 {prod from p^k divides j {{p^{-s k}}over{k!}}} = prod from p e^{ p^-s cdot z}</annotation>
  </semantics>
</math>
</file>

<file path=Object 237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>n</mi>
        </munderover>
        <msub>
          <mrow>
            <mo fence="true" stretchy="false">[</mo>
            <mrow>
              <mstyle mathvariant="bold">
                <msup>
                  <mi mathvariant="normal">∞</mi>
                  <mi>z</mi>
                </msup>
              </mstyle>
            </mrow>
            <mo fence="true" stretchy="false">]</mo>
          </mrow>
          <mi>k</mi>
        </msub>
      </mrow>
      <mo stretchy="false">=</mo>
      <msub>
        <mrow>
          <mo fence="true" stretchy="false">[</mo>
          <mrow>
            <mstyle mathvariant="bold">
              <msup>
                <mi mathvariant="normal">∞</mi>
                <mrow>
                  <mi>z</mi>
                  <mo stretchy="false">+</mo>
                  <mn>1</mn>
                </mrow>
              </msup>
            </mstyle>
          </mrow>
          <mo fence="true" stretchy="false">]</mo>
        </mrow>
        <mi>n</mi>
      </msub>
    </mrow>
    <annotation encoding="StarMath 5.0">sum from k = 0 to n [bold{infty}^z]_k = [bold{infty}^{z+1}]_n</annotation>
  </semantics>
</math>
</file>

<file path=Object 238/content.xml><?xml version="1.0" encoding="utf-8"?>
<math xmlns="http://www.w3.org/1998/Math/MathML" display="block">
  <semantics>
    <mrow>
      <mrow>
        <munder>
          <mo stretchy="false">∏</mo>
          <mrow>
            <mi>k</mi>
            <mo stretchy="false">=</mo>
            <mn>1</mn>
          </mrow>
        </munder>
        <mi>e</mi>
      </mrow>
      <mtext>*</mtext>
      <mrow>
        <msup>
          <mrow>
            <mo fence="true" stretchy="false">(</mo>
            <mrow>
              <mrow>
                <mi>k</mi>
                <mi>s</mi>
              </mrow>
            </mrow>
            <mo fence="true" stretchy="false">)</mo>
          </mrow>
          <mfrac>
            <mn>1</mn>
            <mi>k</mi>
          </mfrac>
        </msup>
        <mo stretchy="false">=</mo>
        <mi mathvariant="normal">ζ</mi>
      </mrow>
      <mrow>
        <mo fence="true" stretchy="false">(</mo>
        <mrow>
          <mi>s</mi>
        </mrow>
        <mo fence="true" stretchy="false">)</mo>
      </mrow>
    </mrow>
    <annotation encoding="StarMath 5.0">prod from k = 1 e"*"(k s)^{{1 over k}} = %zeta( s )</annotation>
  </semantics>
</math>
</file>

<file path=Object 239/content.xml><?xml version="1.0" encoding="utf-8"?>
<math xmlns="http://www.w3.org/1998/Math/MathML" display="block">
  <semantics>
    <mrow>
      <mrow>
        <mrow>
          <munder>
            <mo stretchy="false">∏</mo>
            <mrow>
              <mi>k</mi>
              <mo stretchy="false">=</mo>
              <mn>1</mn>
            </mrow>
          </munder>
          <msup>
            <mi>e</mi>
            <mfrac>
              <mn>1</mn>
              <mi>k</mi>
            </mfrac>
          </msup>
        </mrow>
        <mo stretchy="false">=</mo>
        <mrow>
          <munder>
            <mi>lim</mi>
            <mrow>
              <mi>x</mi>
              <mo stretchy="false">→</mo>
              <mn>1</mn>
            </mrow>
          </munder>
          <mrow/>
        </mrow>
      </mrow>
      <mrow>
        <mo fence="true" stretchy="false">(</mo>
        <mrow>
          <mfrac>
            <mn>1</mn>
            <mrow>
              <mn>1</mn>
              <mo stretchy="false">−</mo>
              <mi>x</mi>
            </mrow>
          </mfrac>
        </mrow>
        <mo fence="true" stretchy="false">)</mo>
      </mrow>
    </mrow>
    <annotation encoding="StarMath 5.0">prod from {k = 1}  e^{1 over k} =  lim from {x rightarrow 1 }{ }( 1 over {1-x} )</annotation>
  </semantics>
</math>
</file>

<file path=Object 24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style mathvariant="bold">
                        <mi>m</mi>
                      </mstyle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i>j</mi>
              <mo stretchy="false">≤</mo>
              <mi>n</mi>
            </mrow>
          </munder>
          <mo stretchy="false">∇</mo>
        </mrow>
      </mrow>
      <mrow>
        <msub>
          <mrow>
            <mo fence="true" stretchy="false">[</mo>
            <mrow>
              <mrow>
                <mi>log</mi>
                <mstyle mathvariant="bold">
                  <mi>m</mi>
                </mstyle>
              </mrow>
            </mrow>
            <mo fence="true" stretchy="false">]</mo>
          </mrow>
          <mi>j</mi>
        </msub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style mathvariant="bold">
                        <mi>m</mi>
                      </mstyle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row>
            <mi>n</mi>
            <mo stretchy="false">−</mo>
            <mi>j</mi>
          </mrow>
        </msub>
      </mrow>
    </mrow>
    <annotation encoding="StarMath 5.0">[(log bold{m})^k]_n = sum from j&lt;=n nabla[ log bold{m} ]_j cdot [ (log bold{m})^{k-1} ]_{n-j}</annotation>
  </semantics>
</math>
</file>

<file path=Object 240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1</mn>
          </mrow>
        </munder>
        <mrow/>
      </mrow>
      <mrow>
        <mrow>
          <munder>
            <mo stretchy="false">∏</mo>
            <mrow>
              <mi>k</mi>
              <mo stretchy="false">=</mo>
              <mn>1</mn>
            </mrow>
          </munder>
          <msup>
            <mrow>
              <mo fence="true" stretchy="false">(</mo>
              <mrow>
                <mfrac>
                  <mn>1</mn>
                  <mrow>
                    <mn>1</mn>
                    <mo stretchy="false">−</mo>
                    <mi>x</mi>
                  </mrow>
                </mfrac>
              </mrow>
              <mo fence="true" stretchy="false">)</mo>
            </mrow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i>k</mi>
            </mfrac>
          </msup>
        </mrow>
        <mo stretchy="false">=</mo>
        <mi>e</mi>
      </mrow>
    </mrow>
    <annotation encoding="StarMath 5.0">lim from {x rightarrow 1 }{ }prod from k = 1 ( 1 over {1-x} )^{ {%mu(k)} over k } = e</annotation>
  </semantics>
</math>
</file>

<file path=Object 241/content.xml><?xml version="1.0" encoding="utf-8"?>
<math xmlns="http://www.w3.org/1998/Math/MathML" display="block">
  <semantics>
    <mrow>
      <mrow>
        <msup>
          <mi>e</mi>
          <mrow>
            <msup>
              <mn>2</mn>
              <mrow>
                <mo stretchy="false">−</mo>
                <mi>s</mi>
              </mrow>
            </msup>
            <mo stretchy="false">⋅</mo>
            <mi>z</mi>
          </mrow>
        </msup>
        <mo stretchy="false">⋅</mo>
        <msup>
          <mi>e</mi>
          <mrow>
            <msup>
              <mn>3</mn>
              <mrow>
                <mo stretchy="false">−</mo>
                <mi>s</mi>
              </mrow>
            </msup>
            <mo stretchy="false">⋅</mo>
            <mi>z</mi>
          </mrow>
        </msup>
        <mo stretchy="false">⋅</mo>
        <msup>
          <mi>e</mi>
          <mrow>
            <msup>
              <mn>5</mn>
              <mrow>
                <mo stretchy="false">−</mo>
                <mi>s</mi>
              </mrow>
            </msup>
            <mo stretchy="false">⋅</mo>
            <mi>z</mi>
          </mrow>
        </msup>
        <mo stretchy="false">⋅</mo>
        <msup>
          <mi>e</mi>
          <mrow>
            <msup>
              <mn>7</mn>
              <mrow>
                <mo stretchy="false">−</mo>
                <mi>s</mi>
              </mrow>
            </msup>
            <mo stretchy="false">⋅</mo>
            <mi>z</mi>
          </mrow>
        </msup>
        <mo stretchy="false">⋅</mo>
        <msup>
          <mi>e</mi>
          <mrow>
            <msup>
              <mn>11</mn>
              <mrow>
                <mo stretchy="false">−</mo>
                <mi>s</mi>
              </mrow>
            </msup>
            <mo stretchy="false">⋅</mo>
            <mi>z</mi>
          </mrow>
        </msup>
        <mo stretchy="false">⋅</mo>
        <mn>..</mn>
      </mrow>
      <mi>.</mi>
    </mrow>
    <annotation encoding="StarMath 5.0">e^{ 2^-s cdot z} cdot e^{ 3^-s cdot z}cdot e^{ 5^-s cdot z}cdot e^{ 7^-s cdot z}cdot e^{ 11^-s cdot z} cdot ...</annotation>
  </semantics>
</math>
</file>

<file path=Object 242/content.xml><?xml version="1.0" encoding="utf-8"?>
<math xmlns="http://www.w3.org/1998/Math/MathML" display="block">
  <semantics>
    <mrow>
      <mrow>
        <msup>
          <mi>e</mi>
          <msup>
            <mn>2</mn>
            <mrow>
              <mo stretchy="false">−</mo>
              <mi>s</mi>
            </mrow>
          </msup>
        </msup>
        <mo stretchy="false">⋅</mo>
        <msup>
          <mi>e</mi>
          <msup>
            <mn>3</mn>
            <mrow>
              <mo stretchy="false">−</mo>
              <mi>s</mi>
            </mrow>
          </msup>
        </msup>
        <mo stretchy="false">⋅</mo>
        <msup>
          <mi>e</mi>
          <msup>
            <mn>5</mn>
            <mrow>
              <mo stretchy="false">−</mo>
              <mi>s</mi>
            </mrow>
          </msup>
        </msup>
        <mo stretchy="false">⋅</mo>
        <msup>
          <mi>e</mi>
          <msup>
            <mn>7</mn>
            <mrow>
              <mo stretchy="false">−</mo>
              <mi>s</mi>
            </mrow>
          </msup>
        </msup>
        <mo stretchy="false">⋅</mo>
        <msup>
          <mi>e</mi>
          <msup>
            <mn>11</mn>
            <mrow>
              <mo stretchy="false">−</mo>
              <mi>s</mi>
            </mrow>
          </msup>
        </msup>
        <mo stretchy="false">⋅</mo>
        <mn>..</mn>
      </mrow>
      <mi>.</mi>
    </mrow>
    <annotation encoding="StarMath 5.0">e^{ 2^-s} cdot e^{ 3^-s}cdot e^{ 5^-s}cdot e^{ 7^-s}cdot e^{ 11^-s} cdot ...</annotation>
  </semantics>
</math>
</file>

<file path=Object 243/content.xml><?xml version="1.0" encoding="utf-8"?>
<math xmlns="http://www.w3.org/1998/Math/MathML" display="block">
  <semantics>
    <mrow>
      <mrow>
        <msup>
          <mi>e</mi>
          <msup>
            <mn>2</mn>
            <mrow>
              <mo stretchy="false">−</mo>
              <mn>2</mn>
            </mrow>
          </msup>
        </msup>
        <mo stretchy="false">⋅</mo>
        <msup>
          <mi>e</mi>
          <msup>
            <mn>3</mn>
            <mrow>
              <mo stretchy="false">−</mo>
              <mn>2</mn>
            </mrow>
          </msup>
        </msup>
        <mo stretchy="false">⋅</mo>
        <msup>
          <mi>e</mi>
          <msup>
            <mn>5</mn>
            <mrow>
              <mo stretchy="false">−</mo>
              <mn>2</mn>
            </mrow>
          </msup>
        </msup>
        <mo stretchy="false">⋅</mo>
        <msup>
          <mi>e</mi>
          <msup>
            <mn>7</mn>
            <mrow>
              <mo stretchy="false">−</mo>
              <mn>2</mn>
            </mrow>
          </msup>
        </msup>
        <mo stretchy="false">⋅</mo>
        <msup>
          <mi>e</mi>
          <msup>
            <mn>11</mn>
            <mrow>
              <mo stretchy="false">−</mo>
              <mn>2</mn>
            </mrow>
          </msup>
        </msup>
        <mo stretchy="false">⋅</mo>
        <mn>..</mn>
      </mrow>
      <mi>.</mi>
    </mrow>
    <annotation encoding="StarMath 5.0">e^{ 2^-2} cdot e^{ 3^-2}cdot e^{ 5^-2}cdot e^{ 7^-2}cdot e^{ 11^-2} cdot ...</annotation>
  </semantics>
</math>
</file>

<file path=Object 244/content.xml><?xml version="1.0" encoding="utf-8"?>
<math xmlns="http://www.w3.org/1998/Math/MathML" display="block">
  <semantics>
    <mrow>
      <mrow>
        <msup>
          <mi>e</mi>
          <mfrac>
            <mn>1</mn>
            <mn>4</mn>
          </mfrac>
        </msup>
        <mo stretchy="false">⋅</mo>
        <msup>
          <mi>e</mi>
          <mfrac>
            <mn>1</mn>
            <mn>9</mn>
          </mfrac>
        </msup>
        <mo stretchy="false">⋅</mo>
        <msup>
          <mi>e</mi>
          <mfrac>
            <mn>1</mn>
            <mn>25</mn>
          </mfrac>
        </msup>
        <mo stretchy="false">⋅</mo>
        <msup>
          <mi>e</mi>
          <mfrac>
            <mn>1</mn>
            <mn>49</mn>
          </mfrac>
        </msup>
        <mo stretchy="false">⋅</mo>
        <msup>
          <mi>e</mi>
          <mfrac>
            <mn>1</mn>
            <mn>121</mn>
          </mfrac>
        </msup>
        <mo stretchy="false">⋅</mo>
        <mn>..</mn>
      </mrow>
      <mi>.</mi>
    </mrow>
    <annotation encoding="StarMath 5.0">e^{1 over 4} cdot e^{ 1 over 9}cdot e^{ 1 over 25}cdot e^{ 1 over 49}cdot e^{ 1 over 121} cdot ...</annotation>
  </semantics>
</math>
</file>

<file path=Object 245/content.xml><?xml version="1.0" encoding="utf-8"?>
<math xmlns="http://www.w3.org/1998/Math/MathML" display="block">
  <semantics>
    <mrow>
      <mrow>
        <msup>
          <mi>e</mi>
          <mi>z</mi>
        </msup>
        <mo stretchy="false">=</mo>
        <mrow>
          <mn>1</mn>
          <mo stretchy="false">+</mo>
          <mi>z</mi>
          <mo stretchy="false">+</mo>
          <mfrac>
            <msup>
              <mi>z</mi>
              <mn>2</mn>
            </msup>
            <mn>2</mn>
          </mfrac>
          <mo stretchy="false">+</mo>
          <mfrac>
            <msup>
              <mi>z</mi>
              <mn>3</mn>
            </msup>
            <mn>6</mn>
          </mfrac>
          <mo stretchy="false">+</mo>
          <mfrac>
            <msup>
              <mi>z</mi>
              <mn>4</mn>
            </msup>
            <mn>24</mn>
          </mfrac>
          <mo stretchy="false">+</mo>
          <mn>..</mn>
        </mrow>
      </mrow>
      <mi>.</mi>
    </mrow>
    <annotation encoding="StarMath 5.0">e^z = 1 + z + z^2 over 2 + z^3 over 6 + z^4 over 24 +...</annotation>
  </semantics>
</math>
</file>

<file path=Object 246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i>n</mi>
        </munderover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row>
            <mi>n</mi>
            <mo stretchy="false">/</mo>
            <mi>k</mi>
          </mrow>
        </msub>
      </mrow>
      <mo stretchy="false">=</mo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row>
                  <mi>z</mi>
                  <mo stretchy="false">+</mo>
                  <mn>1</mn>
                </mrow>
              </msup>
            </mrow>
          </mrow>
          <mo fence="true" stretchy="false">]</mo>
        </mrow>
        <mi>n</mi>
      </msub>
    </mrow>
    <annotation encoding="StarMath 5.0">sum from k = 1 to n [%zeta(0)^z]_{n/k} = [%zeta(0)^{z+1}]_n</annotation>
  </semantics>
</math>
</file>

<file path=Object 247/content.xml><?xml version="1.0" encoding="utf-8"?>
<math xmlns="http://www.w3.org/1998/Math/MathML" display="block">
  <semantics>
    <mrow>
      <mrow>
        <munderover>
          <mo stretchy="false">∫</mo>
          <mn>0</mn>
          <mi>z</mi>
        </munderover>
        <msup>
          <mi>e</mi>
          <mi>x</mi>
        </msup>
      </mrow>
      <mrow>
        <mi mathvariant="italic">dx</mi>
        <mo stretchy="false">=</mo>
        <mrow>
          <msup>
            <mi>e</mi>
            <mi>z</mi>
          </msup>
          <mo stretchy="false">−</mo>
          <mn>1</mn>
        </mrow>
      </mrow>
    </mrow>
    <annotation encoding="StarMath 5.0">int from 0 to z e^x dx = e^z-1</annotation>
  </semantics>
</math>
</file>

<file path=Object 248/content.xml><?xml version="1.0" encoding="utf-8"?>
<math xmlns="http://www.w3.org/1998/Math/MathML" display="block">
  <semantics>
    <mrow>
      <mi mathvariant="normal">η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o fence="true" stretchy="false">(</mo>
          <mrow>
            <mrow>
              <mrow>
                <munderover>
                  <mo stretchy="false">∑</mo>
                  <mrow>
                    <mi>a</mi>
                    <mo stretchy="false">=</mo>
                    <mn>0</mn>
                  </mrow>
                  <mn>0</mn>
                </munderover>
                <mn>1</mn>
              </mrow>
              <mo stretchy="false">−</mo>
              <mrow>
                <munderover>
                  <mo stretchy="false">∑</mo>
                  <mrow>
                    <mi>a</mi>
                    <mo stretchy="false">=</mo>
                    <mn>1</mn>
                  </mrow>
                  <mrow>
                    <mo fence="true" stretchy="false">⌊</mo>
                    <mrow>
                      <mfrac>
                        <mrow>
                          <mi>log</mi>
                          <mi>n</mi>
                        </mrow>
                        <mrow>
                          <mi>log</mi>
                          <mn>2</mn>
                        </mrow>
                      </mfrac>
                    </mrow>
                    <mo fence="true" stretchy="false">⌋</mo>
                  </mrow>
                </munderover>
                <msup>
                  <mn>2</mn>
                  <mrow>
                    <mrow>
                      <mo stretchy="false">−</mo>
                      <mi>a</mi>
                    </mrow>
                    <mi>s</mi>
                  </mrow>
                </msup>
              </mrow>
            </mrow>
          </mrow>
          <mo fence="true" stretchy="false">)</mo>
        </mrow>
        <mo stretchy="false">⋅</mo>
        <mrow>
          <munderover>
            <mo stretchy="false">∑</mo>
            <mrow>
              <mi>b</mi>
              <mo stretchy="false">=</mo>
              <mn>0</mn>
            </mrow>
            <mfrac>
              <mrow>
                <mo fence="true" stretchy="false">⌊</mo>
                <mrow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n>2</mn>
                  </mrow>
                </mrow>
                <mo fence="true" stretchy="false">⌋</mo>
              </mrow>
              <mrow>
                <mi>log</mi>
                <mn>3</mn>
              </mrow>
            </mfrac>
          </munderover>
          <msup>
            <mn>3</mn>
            <mrow>
              <mrow>
                <mo stretchy="false">−</mo>
                <mi>b</mi>
              </mrow>
              <mi>s</mi>
            </mrow>
          </msup>
        </mrow>
        <mo stretchy="false">⋅</mo>
        <mrow>
          <munderover>
            <mo stretchy="false">∑</mo>
            <mrow>
              <mi>c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row>
                      <mn>2</mn>
                      <mo stretchy="false">−</mo>
                      <mi>b</mi>
                    </mrow>
                    <mi>log</mi>
                    <mn>3</mn>
                  </mrow>
                  <mrow>
                    <mi>log</mi>
                    <mn>5</mn>
                  </mrow>
                </mfrac>
              </mrow>
              <mo fence="true" stretchy="false">⌋</mo>
            </mrow>
          </munderover>
          <msup>
            <mn>5</mn>
            <mrow>
              <mrow>
                <mo stretchy="false">−</mo>
                <mi>c</mi>
              </mrow>
              <mi>s</mi>
            </mrow>
          </msup>
        </mrow>
        <mo stretchy="false">⋅</mo>
        <mrow>
          <munderover>
            <mo stretchy="false">∑</mo>
            <mrow>
              <mi>d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row>
                      <mn>2</mn>
                      <mo stretchy="false">−</mo>
                      <mi>b</mi>
                    </mrow>
                    <mi>log</mi>
                    <mrow>
                      <mn>3</mn>
                      <mo stretchy="false">−</mo>
                      <mi>c</mi>
                    </mrow>
                    <mi>log</mi>
                    <mn>5</mn>
                  </mrow>
                  <mrow>
                    <mi>log</mi>
                    <mn>7</mn>
                  </mrow>
                </mfrac>
              </mrow>
              <mo fence="true" stretchy="false">⌋</mo>
            </mrow>
          </munderover>
          <msup>
            <mn>7</mn>
            <mrow>
              <mrow>
                <mo stretchy="false">−</mo>
                <mi>d</mi>
              </mrow>
              <mi>s</mi>
            </mrow>
          </msup>
        </mrow>
        <mo stretchy="false">⋅</mo>
        <mn>...</mn>
      </mrow>
    </mrow>
    <annotation encoding="StarMath 5.0">%eta(s) = lim from {n rightarrow infinity }{ }

(sum from a = 0 to 0 1-sum from a=1 to {{lfloor{log n} over {log 2}rfloor}} 2^{ -a s }) cdot

sum from b= 0 to {lfloor{log n - a log 2}rfloor over {log 3}} 3^{ -b s } cdot

sum from c= 0 to {lfloor{log n - a log 2 - b log 3}over{log 5}rfloor}5^{ -c s } cdot

sum from d= 0 to {lfloor{log n - a log 2 - b log 3 - c log 5}over{log 7}rfloor}7^{ -d s } cdot
...

</annotation>
  </semantics>
</math>
</file>

<file path=Object 249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o fence="true" stretchy="false">(</mo>
          <mrow>
            <mrow>
              <mrow>
                <munderover>
                  <mo stretchy="false">∑</mo>
                  <mrow>
                    <mi>a</mi>
                    <mo stretchy="false">=</mo>
                    <mn>0</mn>
                  </mrow>
                  <mn>0</mn>
                </munderover>
                <mn>1</mn>
              </mrow>
              <mo stretchy="false">+</mo>
              <mrow>
                <munderover>
                  <mo stretchy="false">∑</mo>
                  <mrow>
                    <mi>a</mi>
                    <mo stretchy="false">=</mo>
                    <mn>1</mn>
                  </mrow>
                  <mrow>
                    <mo fence="true" stretchy="false">⌊</mo>
                    <mrow>
                      <mfrac>
                        <mrow>
                          <mi>log</mi>
                          <mi>n</mi>
                        </mrow>
                        <mrow>
                          <mi>log</mi>
                          <mn>2</mn>
                        </mrow>
                      </mfrac>
                    </mrow>
                    <mo fence="true" stretchy="false">⌋</mo>
                  </mrow>
                </munderover>
                <msup>
                  <mn>2</mn>
                  <mrow>
                    <mrow>
                      <mo stretchy="false">−</mo>
                      <mi>a</mi>
                    </mrow>
                    <mi>s</mi>
                  </mrow>
                </msup>
              </mrow>
            </mrow>
          </mrow>
          <mo fence="true" stretchy="false">)</mo>
        </mrow>
        <mo stretchy="false">⋅</mo>
        <mrow>
          <munderover>
            <mo stretchy="false">∑</mo>
            <mrow>
              <mi>b</mi>
              <mo stretchy="false">=</mo>
              <mn>0</mn>
            </mrow>
            <mfrac>
              <mrow>
                <mo fence="true" stretchy="false">⌊</mo>
                <mrow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n>2</mn>
                  </mrow>
                </mrow>
                <mo fence="true" stretchy="false">⌋</mo>
              </mrow>
              <mrow>
                <mi>log</mi>
                <mn>3</mn>
              </mrow>
            </mfrac>
          </munderover>
          <msup>
            <mn>3</mn>
            <mrow>
              <mrow>
                <mo stretchy="false">−</mo>
                <mi>b</mi>
              </mrow>
              <mi>s</mi>
            </mrow>
          </msup>
        </mrow>
        <mo stretchy="false">⋅</mo>
        <mrow>
          <munderover>
            <mo stretchy="false">∑</mo>
            <mrow>
              <mi>c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row>
                      <mn>2</mn>
                      <mo stretchy="false">−</mo>
                      <mi>b</mi>
                    </mrow>
                    <mi>log</mi>
                    <mn>3</mn>
                  </mrow>
                  <mrow>
                    <mi>log</mi>
                    <mn>5</mn>
                  </mrow>
                </mfrac>
              </mrow>
              <mo fence="true" stretchy="false">⌋</mo>
            </mrow>
          </munderover>
          <msup>
            <mn>5</mn>
            <mrow>
              <mrow>
                <mo stretchy="false">−</mo>
                <mi>c</mi>
              </mrow>
              <mi>s</mi>
            </mrow>
          </msup>
        </mrow>
        <mo stretchy="false">⋅</mo>
        <mrow>
          <munderover>
            <mo stretchy="false">∑</mo>
            <mrow>
              <mi>d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row>
                      <mn>2</mn>
                      <mo stretchy="false">−</mo>
                      <mi>b</mi>
                    </mrow>
                    <mi>log</mi>
                    <mrow>
                      <mn>3</mn>
                      <mo stretchy="false">−</mo>
                      <mi>c</mi>
                    </mrow>
                    <mi>log</mi>
                    <mn>5</mn>
                  </mrow>
                  <mrow>
                    <mi>log</mi>
                    <mn>7</mn>
                  </mrow>
                </mfrac>
              </mrow>
              <mo fence="true" stretchy="false">⌋</mo>
            </mrow>
          </munderover>
          <msup>
            <mn>7</mn>
            <mrow>
              <mrow>
                <mo stretchy="false">−</mo>
                <mi>d</mi>
              </mrow>
              <mi>s</mi>
            </mrow>
          </msup>
        </mrow>
        <mo stretchy="false">⋅</mo>
        <mn>...</mn>
      </mrow>
    </mrow>
    <annotation encoding="StarMath 5.0">%zeta(s) = lim from {n rightarrow infinity }{ }

(sum from a = 0 to 0 1+sum from a=1 to {{lfloor{log n} over {log 2}rfloor}} 2^{ -a s }) cdot

sum from b= 0 to {lfloor{log n - a log 2}rfloor over {log 3}} 3^{ -b s } cdot

sum from c= 0 to {lfloor{log n - a log 2 - b log 3}over{log 5}rfloor}5^{ -c s } cdot

sum from d= 0 to {lfloor{log n - a log 2 - b log 3 - c log 5}over{log 7}rfloor}7^{ -d s } cdot
...

</annotation>
  </semantics>
</math>
</file>

<file path=Object 25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style mathvariant="bold">
                        <mi>m</mi>
                      </mstyle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i>j</mi>
              <mo stretchy="false">≤</mo>
              <mi>n</mi>
            </mrow>
          </munder>
          <msub>
            <mi>t</mi>
            <mi>m</mi>
          </msub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style mathvariant="bold">
                        <mi>m</mi>
                      </mstyle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row>
            <mi>n</mi>
            <mo stretchy="false">−</mo>
            <mi>j</mi>
          </mrow>
        </msub>
      </mrow>
    </mrow>
    <annotation encoding="StarMath 5.0">[(log bold{m})^k]_n = sum from j&lt;=n t_m(j) cdot [ (log bold{m})^{k-1} ]_{n-j}</annotation>
  </semantics>
</math>
</file>

<file path=Object 250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row>
                  <mrow>
                    <mo fence="true" stretchy="fals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  <mo fence="true" stretchy="false">⌋</mo>
            </mrow>
          </munderover>
          <msup>
            <mrow>
              <mo fence="true" stretchy="false">(</mo>
              <mrow>
                <mrow>
                  <mn>2</mn>
                  <mrow>
                    <mi>j</mi>
                    <mo stretchy="false">−</mo>
                    <mn>1</mn>
                  </mrow>
                </mrow>
              </mrow>
              <mo fence="true" stretchy="false">)</mo>
            </mrow>
            <mrow>
              <mo stretchy="false">−</mo>
              <mi>s</mi>
            </mrow>
          </msup>
        </mrow>
      </mrow>
    </mrow>
    <annotation encoding="StarMath 5.0">f( n,s ) = sum from j = 1 to lfloor (n+1)/2 rfloor ( 2 j-1 )^-s</annotation>
  </semantics>
</math>
</file>

<file path=Object 251/content.xml><?xml version="1.0" encoding="utf-8"?>
<math xmlns="http://www.w3.org/1998/Math/MathML" display="block">
  <semantics>
    <mrow>
      <mi mathvariant="normal">η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−</mo>
        <mrow>
          <mrow>
            <munderover>
              <mo stretchy="false">∑</mo>
              <mrow>
                <mi>a</mi>
                <mo stretchy="false">=</mo>
                <mn>1</mn>
              </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n>2</mn>
                    </mrow>
                  </mfrac>
                </mrow>
                <mo fence="true" stretchy="false">⌋</mo>
              </mrow>
            </munderover>
            <msup>
              <mn>2</mn>
              <mrow>
                <mrow>
                  <mo stretchy="false">−</mo>
                  <mi>a</mi>
                </mrow>
                <mi>s</mi>
              </mrow>
            </msup>
          </mrow>
          <mo stretchy="false">⋅</mo>
          <mi>f</mi>
        </mrow>
      </mrow>
      <mrow>
        <mo fence="true" stretchy="false">(</mo>
        <mrow>
          <mrow>
            <mfrac>
              <mi>n</mi>
              <msup>
                <mn>2</mn>
                <mi>a</mi>
              </msup>
            </mfrac>
            <mi>,</mi>
            <mi>s</mi>
          </mrow>
        </mrow>
        <mo fence="true" stretchy="false">)</mo>
      </mrow>
    </mrow>
    <annotation encoding="StarMath 5.0">%eta(s) = lim from {n rightarrow infinity }{ } f( n,s )-

sum from a=1 to {{lfloor{log n} over {log 2}rfloor}} 2^{ -a s } cdot f(n over 2^a,s) </annotation>
  </semantics>
</math>
</file>

<file path=Object 252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+</mo>
        <mrow>
          <mrow>
            <munderover>
              <mo stretchy="false">∑</mo>
              <mrow>
                <mi>a</mi>
                <mo stretchy="false">=</mo>
                <mn>1</mn>
              </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n>2</mn>
                    </mrow>
                  </mfrac>
                </mrow>
                <mo fence="true" stretchy="false">⌋</mo>
              </mrow>
            </munderover>
            <msup>
              <mn>2</mn>
              <mrow>
                <mrow>
                  <mo stretchy="false">−</mo>
                  <mi>a</mi>
                </mrow>
                <mi>s</mi>
              </mrow>
            </msup>
          </mrow>
          <mo stretchy="false">⋅</mo>
          <mi>f</mi>
        </mrow>
      </mrow>
      <mrow>
        <mo fence="true" stretchy="false">(</mo>
        <mrow>
          <mrow>
            <mfrac>
              <mi>n</mi>
              <msup>
                <mn>2</mn>
                <mi>a</mi>
              </msup>
            </mfrac>
            <mi>,</mi>
            <mi>s</mi>
          </mrow>
        </mrow>
        <mo fence="true" stretchy="false">)</mo>
      </mrow>
    </mrow>
    <annotation encoding="StarMath 5.0">%zeta(s) = lim from {n rightarrow infinity }{ } f( n,s )+

sum from a=1 to {{lfloor{log n} over {log 2}rfloor}} 2^{ -a s } cdot f(n over 2^a,s) </annotation>
  </semantics>
</math>
</file>

<file path=Object 253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=</mo>
        <mrow>
          <msup>
            <mn>2</mn>
            <mrow>
              <mn>1</mn>
              <mo stretchy="false">−</mo>
              <mi>s</mi>
            </mrow>
          </msup>
          <mo stretchy="false">⋅</mo>
          <mi>f</mi>
        </mrow>
      </mrow>
      <mrow>
        <mo fence="true" stretchy="false">(</mo>
        <mrow>
          <mrow>
            <mfrac>
              <mi>n</mi>
              <mn>2,</mn>
            </mfrac>
            <mi>s</mi>
          </mrow>
        </mrow>
        <mo fence="true" stretchy="false">)</mo>
      </mrow>
    </mrow>
    <annotation encoding="StarMath 5.0">lim from {n rightarrow infinity }{ } f( n,s )=

2^{ 1-s } cdot f(n over 2,s) </annotation>
  </semantics>
</math>
</file>

<file path=Object 254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row>
                  <mrow>
                    <mo fence="true" stretchy="fals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  <mo fence="true" stretchy="false">⌋</mo>
            </mrow>
          </munderover>
          <msup>
            <mrow>
              <mo fence="true" stretchy="false">(</mo>
              <mrow>
                <mrow>
                  <mn>2</mn>
                  <mrow>
                    <mi>j</mi>
                    <mo stretchy="false">−</mo>
                    <mn>1</mn>
                  </mrow>
                </mrow>
              </mrow>
              <mo fence="true" stretchy="false">)</mo>
            </mrow>
            <mrow>
              <mo stretchy="false">−</mo>
              <mi>s</mi>
            </mrow>
          </msup>
        </mrow>
      </mrow>
    </mrow>
    <annotation encoding="StarMath 5.0">f( n,s ) = sum from j = 1 to lfloor (n+1)/2 rfloor ( 2 j-1 )^-s</annotation>
  </semantics>
</math>
</file>

<file path=Object 255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=</mo>
        <mrow>
          <msup>
            <mn>4</mn>
            <mrow>
              <mn>1</mn>
              <mo stretchy="false">−</mo>
              <mi>s</mi>
            </mrow>
          </msup>
          <mo stretchy="false">⋅</mo>
          <mi>f</mi>
        </mrow>
      </mrow>
      <mrow>
        <mo fence="true" stretchy="false">(</mo>
        <mrow>
          <mrow>
            <mfrac>
              <mi>n</mi>
              <mn>4,</mn>
            </mfrac>
            <mi>s</mi>
          </mrow>
        </mrow>
        <mo fence="true" stretchy="false">)</mo>
      </mrow>
    </mrow>
    <annotation encoding="StarMath 5.0">lim from {n rightarrow infinity }{ } f( n,s )=

4^{ 1-s } cdot f(n over 4,s) </annotation>
  </semantics>
</math>
</file>

<file path=Object 256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frac>
                  <mrow>
                    <mo fence="true" stretchy="fals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stretchy="false">)</mo>
                  </mrow>
                  <mn>2</mn>
                </mfrac>
              </mrow>
              <mo fence="true" stretchy="false">⌋</mo>
            </mrow>
          </munderover>
          <msup>
            <mrow>
              <mo fence="true" stretchy="false">(</mo>
              <mrow>
                <mrow>
                  <mn>2</mn>
                  <mrow>
                    <mi>j</mi>
                    <mo stretchy="false">−</mo>
                    <mn>1</mn>
                  </mrow>
                </mrow>
              </mrow>
              <mo fence="true" stretchy="false">)</mo>
            </mrow>
            <mrow>
              <mo stretchy="false">−</mo>
              <mi>s</mi>
            </mrow>
          </msup>
        </mrow>
        <mo stretchy="false">=</mo>
        <mrow>
          <msup>
            <mn>2</mn>
            <mrow>
              <mn>1</mn>
              <mo stretchy="false">−</mo>
              <mi>s</mi>
            </mrow>
          </msup>
          <mo stretchy="false">⋅</mo>
          <mrow>
            <munderover>
              <mo stretchy="false">∑</mo>
              <mrow>
                <mi>j</mi>
                <mo stretchy="false">=</mo>
                <mn>1</mn>
              </mrow>
              <mrow>
                <mo fence="true" stretchy="false">⌊</mo>
                <mrow>
                  <mfrac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n>4</mn>
                  </mfrac>
                </mrow>
                <mo fence="true" stretchy="false">⌋</mo>
              </mrow>
            </munderover>
            <msup>
              <mrow>
                <mo fence="true" stretchy="false">(</mo>
                <mrow>
                  <mrow>
                    <mn>2</mn>
                    <mrow>
                      <mi>j</mi>
                      <mo stretchy="false">−</mo>
                      <mn>1</mn>
                    </mrow>
                  </mrow>
                </mrow>
                <mo fence="true" stretchy="false">)</mo>
              </mrow>
              <mrow>
                <mo stretchy="false">−</mo>
                <mi>s</mi>
              </mrow>
            </msup>
          </mrow>
        </mrow>
      </mrow>
    </mrow>
    <annotation encoding="StarMath 5.0">lim from {n rightarrow infinity }{ } sum from j = 1 to lfloor (n+1) over 2 rfloor ( 2 j-1 )^-s=

2^{ 1-s } cdot sum from j = 1 to lfloor (n+1) over 4 rfloor ( 2 j-1 )^-s</annotation>
  </semantics>
</math>
</file>

<file path=Object 257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frac>
                  <mrow>
                    <mo fence="true" stretchy="fals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stretchy="false">)</mo>
                  </mrow>
                  <mn>2</mn>
                </mfrac>
              </mrow>
              <mo fence="true" stretchy="false">⌋</mo>
            </mrow>
          </munderover>
          <msup>
            <mrow>
              <mo fence="true" stretchy="false">(</mo>
              <mrow>
                <mrow>
                  <mn>2</mn>
                  <mrow>
                    <mi>j</mi>
                    <mo stretchy="false">−</mo>
                    <mn>1</mn>
                  </mrow>
                </mrow>
              </mrow>
              <mo fence="true" stretchy="false">)</mo>
            </mrow>
            <mrow>
              <mo stretchy="false">−</mo>
              <mi>s</mi>
            </mrow>
          </msup>
        </mrow>
        <mo stretchy="false">=</mo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frac>
                  <mrow>
                    <mo fence="true" stretchy="fals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stretchy="false">)</mo>
                  </mrow>
                  <mn>4</mn>
                </mfrac>
              </mrow>
              <mo fence="true" stretchy="false">⌋</mo>
            </mrow>
          </munderover>
          <msup>
            <mn>2</mn>
            <mrow>
              <mn>1</mn>
              <mo stretchy="false">−</mo>
              <mi>s</mi>
            </mrow>
          </msup>
        </mrow>
      </mrow>
      <msup>
        <mrow>
          <mo fence="true" stretchy="false">(</mo>
          <mrow>
            <mrow>
              <mn>2</mn>
              <mrow>
                <mi>j</mi>
                <mo stretchy="false">−</mo>
                <mn>1</mn>
              </mrow>
            </mrow>
          </mrow>
          <mo fence="true" stretchy="false">)</mo>
        </mrow>
        <mrow>
          <mo stretchy="false">−</mo>
          <mi>s</mi>
        </mrow>
      </msup>
    </mrow>
    <annotation encoding="StarMath 5.0">lim from {n rightarrow infinity }{ } sum from j = 1 to lfloor (n+1) over 2 rfloor ( 2 j-1 )^-s=

sum from j = 1 to lfloor (n+1) over 4 rfloor 2^{ 1-s } ( 2 j-1 )^-s</annotation>
  </semantics>
</math>
</file>

<file path=Object 258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frac>
                  <mrow>
                    <mo fence="true" stretchy="fals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stretchy="false">)</mo>
                  </mrow>
                  <mn>2</mn>
                </mfrac>
              </mrow>
              <mo fence="true" stretchy="false">⌋</mo>
            </mrow>
          </munderover>
          <msup>
            <mrow>
              <mo fence="true" stretchy="false">(</mo>
              <mrow>
                <mrow>
                  <mn>2</mn>
                  <mrow>
                    <mi>j</mi>
                    <mo stretchy="false">−</mo>
                    <mn>1</mn>
                  </mrow>
                </mrow>
              </mrow>
              <mo fence="true" stretchy="false">)</mo>
            </mrow>
            <mrow>
              <mo stretchy="false">−</mo>
              <mi>s</mi>
            </mrow>
          </msup>
        </mrow>
        <mo stretchy="false">=</mo>
        <mn>2</mn>
      </mrow>
      <mrow>
        <munderover>
          <mo stretchy="false">∑</mo>
          <mrow>
            <mi>j</mi>
            <mo stretchy="false">=</mo>
            <mn>1</mn>
          </mrow>
          <mrow>
            <mo fence="true" stretchy="false">⌊</mo>
            <mrow>
              <mfrac>
                <mrow>
                  <mo fence="true" stretchy="false">(</mo>
                  <mrow>
                    <mrow>
                      <mi>n</mi>
                      <mo stretchy="false">+</mo>
                      <mn>1</mn>
                    </mrow>
                  </mrow>
                  <mo fence="true" stretchy="false">)</mo>
                </mrow>
                <mn>4</mn>
              </mfrac>
            </mrow>
            <mo fence="true" stretchy="false">⌋</mo>
          </mrow>
        </munderover>
        <msup>
          <mrow>
            <mo fence="true" stretchy="false">(</mo>
            <mrow>
              <mrow>
                <mn>4</mn>
                <mrow>
                  <mi>j</mi>
                  <mo stretchy="false">−</mo>
                  <mn>2</mn>
                </mrow>
              </mrow>
            </mrow>
            <mo fence="true" stretchy="false">)</mo>
          </mrow>
          <mrow>
            <mo stretchy="false">−</mo>
            <mi>s</mi>
          </mrow>
        </msup>
      </mrow>
    </mrow>
    <annotation encoding="StarMath 5.0">lim from {n rightarrow infinity }{ } sum from j = 1 to lfloor (n+1) over 2 rfloor ( 2 j-1 )^-s=

2 sum from j = 1 to lfloor (n+1) over 4 rfloor ( 4 j-2 )^-s</annotation>
  </semantics>
</math>
</file>

<file path=Object 259/content.xml><?xml version="1.0" encoding="utf-8"?>
<math xmlns="http://www.w3.org/1998/Math/MathML" display="block">
  <semantics>
    <mrow>
      <mi mathvariant="normal">η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−</mo>
        <mrow>
          <mrow>
            <munderover>
              <mo stretchy="false">∑</mo>
              <mrow>
                <mi>a</mi>
                <mo stretchy="false">=</mo>
                <mn>1</mn>
              </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n>2</mn>
                    </mrow>
                  </mfrac>
                </mrow>
                <mo fence="true" stretchy="false">⌋</mo>
              </mrow>
            </munderover>
            <msup>
              <mn>2</mn>
              <mrow>
                <mrow>
                  <mo stretchy="false">−</mo>
                  <mi>a</mi>
                </mrow>
                <mi>s</mi>
              </mrow>
            </msup>
          </mrow>
          <mo stretchy="false">⋅</mo>
          <mi>f</mi>
        </mrow>
      </mrow>
      <mrow>
        <mo fence="true" stretchy="false">(</mo>
        <mrow>
          <mrow>
            <mfrac>
              <mi>n</mi>
              <msup>
                <mn>2</mn>
                <mi>a</mi>
              </msup>
            </mfrac>
            <mi>,</mi>
            <mi>s</mi>
          </mrow>
        </mrow>
        <mo fence="true" stretchy="false">)</mo>
      </mrow>
    </mrow>
    <annotation encoding="StarMath 5.0">%eta(s) = lim from {n rightarrow infinity }{ } f( n,s )-

sum from a=1 to {{lfloor{log n} over {log 2}rfloor}} 2^{ -a s } cdot f(n over 2^a,s) </annotation>
  </semantics>
</math>
</file>

<file path=Object 26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style mathvariant="bold">
                        <mi>m</mi>
                      </mstyle>
                    </mrow>
                  </mrow>
                  <mo fence="true" stretchy="false">)</mo>
                </mrow>
                <mi>a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j</mi>
                <mo stretchy="false">+</mo>
                <mi>k</mi>
              </mrow>
              <mo stretchy="false">≤</mo>
              <mi>n</mi>
            </mrow>
          </munder>
          <mo stretchy="false">∇</mo>
        </mrow>
      </mrow>
      <mrow>
        <msub>
          <mrow>
            <mo fence="true" stretchy="false">[</mo>
            <mrow>
              <mrow>
                <mi>log</mi>
                <mstyle mathvariant="bold">
                  <mi>m</mi>
                </mstyle>
              </mrow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sup>
              <mrow>
                <mo fence="true" stretchy="false">(</mo>
                <mrow>
                  <mrow>
                    <mi>log</mi>
                    <mstyle mathvariant="bold">
                      <mi>m</mi>
                    </mstyle>
                  </mrow>
                </mrow>
                <mo fence="true" stretchy="false">)</mo>
              </mrow>
              <mrow>
                <mi>a</mi>
                <mo stretchy="false">−</mo>
                <mn>1</mn>
              </mrow>
            </msup>
          </mrow>
          <mo fence="true" stretchy="false">]</mo>
        </mrow>
        <mi>k</mi>
      </msub>
    </mrow>
    <annotation encoding="StarMath 5.0">[(log bold{m})^a]_n = sum from j+k&lt;=n nabla[ log bold{m} ]_j cdot nabla[ (log bold{m})^{a-1} ]_{k}</annotation>
  </semantics>
</math>
</file>

<file path=Object 260/content.xml><?xml version="1.0" encoding="utf-8"?>
<math xmlns="http://www.w3.org/1998/Math/MathML" display="block">
  <semantics>
    <mrow>
      <mi mathvariant="normal">η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underover>
          <mo stretchy="false">∑</mo>
          <mrow>
            <mi>a</mi>
            <mo stretchy="false">=</mo>
            <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n>2</mn>
                    </mrow>
                  </mfrac>
                </mrow>
                <mo fence="true" stretchy="false">⌋</mo>
              </mrow>
              <mo stretchy="false">+</mo>
              <mn>1</mn>
            </mrow>
          </mrow>
          <mi mathvariant="normal">∞</mi>
        </munderover>
        <msup>
          <mn>2</mn>
          <mrow>
            <mo stretchy="false">−</mo>
            <mi>a</mi>
          </mrow>
        </msup>
      </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+</mo>
        <mrow>
          <munderover>
            <mo stretchy="false">∑</mo>
            <mrow>
              <mi>a</mi>
              <mo stretchy="false">=</mo>
              <mn>1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n>2</mn>
                  </mrow>
                </mfrac>
              </mrow>
              <mo fence="true" stretchy="false">⌋</mo>
            </mrow>
          </munderover>
          <msup>
            <mn>2</mn>
            <mrow>
              <mo stretchy="false">−</mo>
              <mi>a</mi>
            </mrow>
          </msup>
        </mrow>
      </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−</mo>
        <mrow>
          <mrow>
            <munderover>
              <mo stretchy="false">∑</mo>
              <mrow>
                <mi>a</mi>
                <mo stretchy="false">=</mo>
                <mn>1</mn>
              </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n>2</mn>
                    </mrow>
                  </mfrac>
                </mrow>
                <mo fence="true" stretchy="false">⌋</mo>
              </mrow>
            </munderover>
            <msup>
              <mn>2</mn>
              <mrow>
                <mrow>
                  <mo stretchy="false">−</mo>
                  <mi>a</mi>
                </mrow>
                <mi>s</mi>
              </mrow>
            </msup>
          </mrow>
          <mo stretchy="false">⋅</mo>
          <mi>f</mi>
        </mrow>
      </mrow>
      <mrow>
        <mo fence="true" stretchy="false">(</mo>
        <mrow>
          <mrow>
            <mfrac>
              <mi>n</mi>
              <msup>
                <mn>2</mn>
                <mi>a</mi>
              </msup>
            </mfrac>
            <mi>,</mi>
            <mi>s</mi>
          </mrow>
        </mrow>
        <mo fence="true" stretchy="false">)</mo>
      </mrow>
    </mrow>
    <annotation encoding="StarMath 5.0">%eta(s) = lim from {n rightarrow infinity }{ } 

sum from a = {{lfloor{log n} over {log 2}rfloor}}+1 to infinity 2^-a f( n,s )+

sum from a = 1 to {{lfloor{log n} over {log 2}rfloor}} 2^-a f( n,s )-

sum from a=1 to {{lfloor{log n} over {log 2}rfloor}} 2^{ -a s } cdot f(n over 2^a,s) </annotation>
  </semantics>
</math>
</file>

<file path=Object 261/content.xml><?xml version="1.0" encoding="utf-8"?>
<math xmlns="http://www.w3.org/1998/Math/MathML" display="block">
  <semantics>
    <mrow>
      <mi mathvariant="normal">η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underover>
          <mo stretchy="false">∑</mo>
          <mrow>
            <mi>a</mi>
            <mo stretchy="false">=</mo>
            <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n>2</mn>
                    </mrow>
                  </mfrac>
                </mrow>
                <mo fence="true" stretchy="false">⌋</mo>
              </mrow>
              <mo stretchy="false">+</mo>
              <mn>1</mn>
            </mrow>
          </mrow>
          <mi mathvariant="normal">∞</mi>
        </munderover>
        <msup>
          <mn>2</mn>
          <mrow>
            <mo stretchy="false">−</mo>
            <mi>a</mi>
          </mrow>
        </msup>
      </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+</mo>
        <mrow>
          <munderover>
            <mo stretchy="false">∑</mo>
            <mrow>
              <mi>a</mi>
              <mo stretchy="false">=</mo>
              <mn>1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n>2</mn>
                  </mrow>
                </mfrac>
              </mrow>
              <mo fence="true" stretchy="false">⌋</mo>
            </mrow>
          </munderover>
          <msup>
            <mn>2</mn>
            <mrow>
              <mo stretchy="false">−</mo>
              <mi>a</mi>
            </mrow>
          </msup>
        </mrow>
      </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−</mo>
        <mrow>
          <msup>
            <mn>2</mn>
            <mrow>
              <mrow>
                <mo stretchy="false">−</mo>
                <mi>a</mi>
              </mrow>
              <mi>s</mi>
            </mrow>
          </msup>
          <mo stretchy="false">⋅</mo>
          <mi>f</mi>
        </mrow>
      </mrow>
      <mrow>
        <mo fence="true" stretchy="false">(</mo>
        <mrow>
          <mrow>
            <mfrac>
              <mi>n</mi>
              <msup>
                <mn>2</mn>
                <mi>a</mi>
              </msup>
            </mfrac>
            <mi>,</mi>
            <mi>s</mi>
          </mrow>
        </mrow>
        <mo fence="true" stretchy="false">)</mo>
      </mrow>
    </mrow>
    <annotation encoding="StarMath 5.0">%eta(s) = lim from {n rightarrow infinity }{ } 

sum from a = {{lfloor{log n} over {log 2}rfloor}}+1 to infinity 2^-a f( n,s )+



sum from a=1 to {{lfloor{log n} over {log 2}rfloor}} 2^-a f( n,s )-2^{ -a s } cdot f(n over 2^a,s) </annotation>
  </semantics>
</math>
</file>

<file path=Object 262/content.xml><?xml version="1.0" encoding="utf-8"?>
<math xmlns="http://www.w3.org/1998/Math/MathML" display="block">
  <semantics>
    <mrow>
      <mi mathvariant="normal">η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underover>
          <mo stretchy="false">∑</mo>
          <mrow>
            <mi>a</mi>
            <mo stretchy="false">=</mo>
            <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n>2</mn>
                    </mrow>
                  </mfrac>
                </mrow>
                <mo fence="true" stretchy="false">⌋</mo>
              </mrow>
              <mo stretchy="false">+</mo>
              <mn>1</mn>
            </mrow>
          </mrow>
          <mi mathvariant="normal">∞</mi>
        </munderover>
        <msup>
          <mn>2</mn>
          <mrow>
            <mo stretchy="false">−</mo>
            <mi>a</mi>
          </mrow>
        </msup>
      </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+</mo>
        <mrow>
          <munderover>
            <mo stretchy="false">∑</mo>
            <mrow>
              <mi>a</mi>
              <mo stretchy="false">=</mo>
              <mn>1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n>2</mn>
                  </mrow>
                </mfrac>
              </mrow>
              <mo fence="true" stretchy="false">⌋</mo>
            </mrow>
          </munderover>
          <msup>
            <mn>2</mn>
            <mrow>
              <mo stretchy="false">−</mo>
              <mi>a</mi>
            </mrow>
          </msup>
        </mrow>
      </mrow>
      <mrow>
        <mo fence="true" stretchy="false">(</mo>
        <mrow>
          <mrow>
            <mi>f</mi>
            <mrow>
              <mrow>
                <mo fence="true" stretchy="false">(</mo>
                <mrow>
                  <mrow>
                    <mi>n</mi>
                    <mi>,</mi>
                    <mi>s</mi>
                  </mrow>
                </mrow>
                <mo fence="true" stretchy="false">)</mo>
              </mrow>
              <mo stretchy="false">−</mo>
              <mrow>
                <msup>
                  <mn>2</mn>
                  <mi>s</mi>
                </msup>
                <mo stretchy="false">⋅</mo>
                <mi>f</mi>
              </mrow>
            </mrow>
            <mrow>
              <mo fence="true" stretchy="false">(</mo>
              <mrow>
                <mrow>
                  <mfrac>
                    <mi>n</mi>
                    <msup>
                      <mn>2</mn>
                      <mi>a</mi>
                    </msup>
                  </mfrac>
                  <mi>,</mi>
                  <mi>s</mi>
                </mrow>
              </mrow>
              <mo fence="true" stretchy="false">)</mo>
            </mrow>
          </mrow>
        </mrow>
        <mo fence="true" stretchy="false">)</mo>
      </mrow>
    </mrow>
    <annotation encoding="StarMath 5.0">%eta(s) = lim from {n rightarrow infinity }{ } 

sum from a = {{lfloor{log n} over {log 2}rfloor}}+1 to infinity 2^-a f( n,s )+



sum from a=1 to {{lfloor{log n} over {log 2}rfloor}} 2^-a( f( n,s )-2^{ s } cdot f(n over 2^a,s) )</annotation>
  </semantics>
</math>
</file>

<file path=Object 263/content.xml><?xml version="1.0" encoding="utf-8"?>
<math xmlns="http://www.w3.org/1998/Math/MathML" display="block">
  <semantics>
    <mrow>
      <mtext/>
      <msup>
        <mi>e</mi>
        <mtext>*</mtext>
      </msup>
      <mrow>
        <mrow>
          <mo fence="true" stretchy="false">(</mo>
          <mrow>
            <mi>s</mi>
          </mrow>
          <mo fence="true" stretchy="false">)</mo>
        </mrow>
        <mo stretchy="false">=</mo>
        <mrow>
          <mrow>
            <munder>
              <mi>lim</mi>
              <mrow>
                <mi>n</mi>
                <mo stretchy="false">→</mo>
                <mi mathvariant="normal">∞</mi>
              </mrow>
            </munder>
            <mrow>
              <munderover>
                <mo stretchy="false">∑</mo>
                <mrow>
                  <mi>a</mi>
                  <mo stretchy="false">=</mo>
                  <mn>0</mn>
                </mrow>
                <mfrac>
                  <mrow>
                    <mi>log</mi>
                    <mi>n</mi>
                  </mrow>
                  <mrow>
                    <mi>log</mi>
                    <mn>2</mn>
                  </mrow>
                </mfrac>
              </munderover>
              <mfrac>
                <msup>
                  <mn>2</mn>
                  <mrow>
                    <mrow>
                      <mo stretchy="false">−</mo>
                      <mi>a</mi>
                    </mrow>
                    <mi>s</mi>
                  </mrow>
                </msup>
                <mrow>
                  <mi>a</mi>
                  <mi>!</mi>
                </mrow>
              </mfrac>
            </mrow>
          </mrow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n>2</mn>
                </mrow>
                <mrow>
                  <mi>log</mi>
                  <mn>3</mn>
                </mrow>
              </mfrac>
            </munderover>
            <mfrac>
              <msup>
                <mn>3</mn>
                <mrow>
                  <mrow>
                    <mo stretchy="false">−</mo>
                    <mi>b</mi>
                  </mrow>
                  <mi>s</mi>
                </mrow>
              </msup>
              <mrow>
                <mi>b</mi>
                <mi>!</mi>
              </mrow>
            </mfrac>
          </mrow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n>3</mn>
                </mrow>
                <mrow>
                  <mi>log</mi>
                  <mn>5</mn>
                </mrow>
              </mfrac>
            </munderover>
            <mfrac>
              <msup>
                <mn>5</mn>
                <mrow>
                  <mrow>
                    <mo stretchy="false">−</mo>
                    <mi>c</mi>
                  </mrow>
                  <mi>s</mi>
                </mrow>
              </msup>
              <mrow>
                <mi>c</mi>
                <mi>!</mi>
              </mrow>
            </mfrac>
          </mrow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row>
                    <mn>3</mn>
                    <mo stretchy="false">−</mo>
                    <mi>c</mi>
                  </mrow>
                  <mi>log</mi>
                  <mn>5</mn>
                </mrow>
                <mrow>
                  <mi>log</mi>
                  <mn>7</mn>
                </mrow>
              </mfrac>
            </munderover>
            <mfrac>
              <msup>
                <mn>7</mn>
                <mrow>
                  <mrow>
                    <mo stretchy="false">−</mo>
                    <mi>d</mi>
                  </mrow>
                  <mi>s</mi>
                </mrow>
              </msup>
              <mrow>
                <mi>d</mi>
                <mi>!</mi>
              </mrow>
            </mfrac>
          </mrow>
          <mo stretchy="false">⋅</mo>
          <mn>...</mn>
        </mrow>
      </mrow>
    </mrow>
    <annotation encoding="StarMath 5.0">""e^{"*"}(s) = lim from {n rightarrow infinity}

sum from a=0 to {{{log n} over {log 2}}} {{2^{ -a s } }over{a!}}cdot sum from b= 0 to {{log n - a log 2} over {log 3}}{{3^{ -b s }}over{b!}}cdot 

sum from c= 0 to {{log n - a log 2 - b log 3}over{log 5}}{{5^{ -c s }}over{c!}}cdot  

sum from d= 0 to {{log n - a log 2 - b log 3 - c log 5}over{log 7}}{{7^{ -d s }}over{d!}}cdot
...

</annotation>
  </semantics>
</math>
</file>

<file path=Object 264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a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n>2</mn>
                  </mrow>
                </mfrac>
              </mrow>
              <mo fence="true" stretchy="false">⌋</mo>
            </mrow>
          </munderover>
          <msup>
            <mn>2</mn>
            <mrow>
              <mrow>
                <mo stretchy="false">−</mo>
                <mi>a</mi>
              </mrow>
              <mi>s</mi>
            </mrow>
          </msup>
        </mrow>
        <mo stretchy="false">⋅</mo>
        <mrow>
          <munderover>
            <mo stretchy="false">∑</mo>
            <mrow>
              <mi>b</mi>
              <mo stretchy="false">=</mo>
              <mn>0</mn>
            </mrow>
            <mfrac>
              <mrow>
                <mo fence="true" stretchy="false">⌊</mo>
                <mrow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n>2</mn>
                  </mrow>
                </mrow>
                <mo fence="true" stretchy="false">⌋</mo>
              </mrow>
              <mrow>
                <mi>log</mi>
                <mn>3</mn>
              </mrow>
            </mfrac>
          </munderover>
          <msup>
            <mn>3</mn>
            <mrow>
              <mrow>
                <mo stretchy="false">−</mo>
                <mi>b</mi>
              </mrow>
              <mi>s</mi>
            </mrow>
          </msup>
        </mrow>
        <mo stretchy="false">⋅</mo>
        <mrow>
          <munderover>
            <mo stretchy="false">∑</mo>
            <mrow>
              <mi>c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row>
                      <mn>2</mn>
                      <mo stretchy="false">−</mo>
                      <mi>b</mi>
                    </mrow>
                    <mi>log</mi>
                    <mn>3</mn>
                  </mrow>
                  <mrow>
                    <mi>log</mi>
                    <mn>5</mn>
                  </mrow>
                </mfrac>
              </mrow>
              <mo fence="true" stretchy="false">⌋</mo>
            </mrow>
          </munderover>
          <msup>
            <mn>5</mn>
            <mrow>
              <mrow>
                <mo stretchy="false">−</mo>
                <mi>c</mi>
              </mrow>
              <mi>s</mi>
            </mrow>
          </msup>
        </mrow>
        <mo stretchy="false">⋅</mo>
        <mrow>
          <munderover>
            <mo stretchy="false">∑</mo>
            <mrow>
              <mi>d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row>
                      <mn>2</mn>
                      <mo stretchy="false">−</mo>
                      <mi>b</mi>
                    </mrow>
                    <mi>log</mi>
                    <mrow>
                      <mn>3</mn>
                      <mo stretchy="false">−</mo>
                      <mi>c</mi>
                    </mrow>
                    <mi>log</mi>
                    <mn>5</mn>
                  </mrow>
                  <mrow>
                    <mi>log</mi>
                    <mn>7</mn>
                  </mrow>
                </mfrac>
              </mrow>
              <mo fence="true" stretchy="false">⌋</mo>
            </mrow>
          </munderover>
          <msup>
            <mn>7</mn>
            <mrow>
              <mrow>
                <mo stretchy="false">−</mo>
                <mi>d</mi>
              </mrow>
              <mi>s</mi>
            </mrow>
          </msup>
        </mrow>
        <mo stretchy="false">⋅</mo>
        <mn>...</mn>
      </mrow>
    </mrow>
    <annotation encoding="StarMath 5.0">%zeta(s) = lim from {n rightarrow infinity }{ }

sum from a=0 to {{lfloor{log n} over {log 2}rfloor}} 2^{ -a s } cdot

sum from b= 0 to {lfloor{log n - a log 2}rfloor over {log 3}} 3^{ -b s } cdot

sum from c= 0 to {lfloor{log n - a log 2 - b log 3}over{log 5}rfloor}5^{ -c s } cdot

sum from d= 0 to {lfloor{log n - a log 2 - b log 3 - c log 5}over{log 7}rfloor}7^{ -d s } cdot
...

</annotation>
  </semantics>
</math>
</file>

<file path=Object 265/content.xml><?xml version="1.0" encoding="utf-8"?>
<math xmlns="http://www.w3.org/1998/Math/MathML" display="block">
  <semantics>
    <mrow>
      <msub>
        <mrow>
          <mo fence="true" stretchy="false">[</mo>
          <mrow>
            <mrow>
              <munder>
                <mo stretchy="false">∏</mo>
                <mrow>
                  <mi>k</mi>
                  <mo stretchy="false">=</mo>
                  <mn>1</mn>
                </mrow>
              </munder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sup>
                          <mi>x</mi>
                          <mrow>
                            <mo stretchy="false">−</mo>
                            <mrow>
                              <mi>k</mi>
                              <mi>s</mi>
                            </mrow>
                          </mrow>
                        </msup>
                      </mrow>
                    </mfrac>
                  </mrow>
                  <mo fence="true" stretchy="false">)</mo>
                </mrow>
                <mfrac>
                  <mrow>
                    <mi mathvariant="normal">μ</mi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</mrow>
                  <mi>k</mi>
                </mfrac>
              </msup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sup>
              <mi>e</mi>
              <msup>
                <mi>x</mi>
                <mrow>
                  <mo stretchy="false">−</mo>
                  <mi>s</mi>
                </mrow>
              </msup>
            </msup>
          </mrow>
          <mo fence="true" stretchy="false">]</mo>
        </mrow>
        <mi>n</mi>
      </msub>
    </mrow>
    <annotation encoding="StarMath 5.0">[prod from k = 1 ( 1 over {1-x^-{k s}} )^{ {%mu(k)} over k }]_n = [e^{ x^-s }]_n</annotation>
  </semantics>
</math>
</file>

<file path=Object 266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 mathvariant="normal">∞</mi>
        </munderover>
        <msup>
          <mi>x</mi>
          <mrow>
            <mrow>
              <mo stretchy="false">−</mo>
              <mi>s</mi>
            </mrow>
            <mi>k</mi>
          </mrow>
        </msup>
      </mrow>
      <mo stretchy="false">=</mo>
      <mfrac>
        <mn>1</mn>
        <mrow>
          <mn>1</mn>
          <mo stretchy="false">−</mo>
          <msup>
            <mi>x</mi>
            <mrow>
              <mo stretchy="false">−</mo>
              <mi>s</mi>
            </mrow>
          </msup>
        </mrow>
      </mfrac>
    </mrow>
    <annotation encoding="StarMath 5.0">sum from k = 0 to infinity {x^{-s k}} = 1 over {1-x^-s}</annotation>
  </semantics>
</math>
</file>

<file path=Object 267/content.xml><?xml version="1.0" encoding="utf-8"?>
<math xmlns="http://www.w3.org/1998/Math/MathML" display="block">
  <semantics>
    <mrow>
      <mrow>
        <munder>
          <mo stretchy="false">∏</mo>
          <mrow>
            <mi>k</mi>
            <mo stretchy="false">=</mo>
            <mn>1</mn>
          </mrow>
        </munder>
        <msup>
          <mi>e</mi>
          <mtext>*</mtext>
        </msup>
      </mrow>
      <mrow>
        <msup>
          <mrow>
            <mo fence="true" stretchy="false">(</mo>
            <mrow>
              <mrow>
                <mi>k</mi>
                <mi>s</mi>
              </mrow>
            </mrow>
            <mo fence="true" stretchy="false">)</mo>
          </mrow>
          <mfrac>
            <mn>1</mn>
            <mi>k</mi>
          </mfrac>
        </msup>
        <mo stretchy="false">=</mo>
        <mi mathvariant="normal">ζ</mi>
      </mrow>
      <mrow>
        <mo fence="true" stretchy="false">(</mo>
        <mrow>
          <mi>s</mi>
        </mrow>
        <mo fence="true" stretchy="false">)</mo>
      </mrow>
    </mrow>
    <annotation encoding="StarMath 5.0">prod from k = 1 e^"*"(k s)^{{1 over k}} = %zeta( s )</annotation>
  </semantics>
</math>
</file>

<file path=Object 268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 mathvariant="normal">∞</mi>
        </munderover>
        <mfrac>
          <msup>
            <mi>x</mi>
            <mrow>
              <mrow>
                <mo stretchy="false">−</mo>
                <mi>s</mi>
              </mrow>
              <mi>k</mi>
            </mrow>
          </msup>
          <mrow>
            <mi>k</mi>
            <mi>!</mi>
          </mrow>
        </mfrac>
      </mrow>
      <mo stretchy="false">=</mo>
      <msup>
        <mi>e</mi>
        <msup>
          <mi>x</mi>
          <mrow>
            <mo stretchy="false">−</mo>
            <mi>s</mi>
          </mrow>
        </msup>
      </msup>
    </mrow>
    <annotation encoding="StarMath 5.0">sum from k = 0 to infinity {{x^{-s k}} over {k!}}  = e^{ x^-s }</annotation>
  </semantics>
</math>
</file>

<file path=Object 269/content.xml><?xml version="1.0" encoding="utf-8"?>
<math xmlns="http://www.w3.org/1998/Math/MathML" display="block">
  <semantics>
    <mrow>
      <msub>
        <mrow>
          <mo fence="true" stretchy="false">[</mo>
          <mrow>
            <mrow>
              <munder>
                <mo stretchy="false">∏</mo>
                <mrow>
                  <mi>k</mi>
                  <mo stretchy="false">=</mo>
                  <mn>1</mn>
                </mrow>
              </munder>
              <msup>
                <mi>e</mi>
                <mfrac>
                  <msup>
                    <mi>x</mi>
                    <mrow>
                      <mo stretchy="false">−</mo>
                      <mi>s</mi>
                    </mrow>
                  </msup>
                  <mi>k</mi>
                </mfrac>
              </msup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frac>
              <mn>1</mn>
              <mrow>
                <mn>1</mn>
                <mo stretchy="false">−</mo>
                <msup>
                  <mi>x</mi>
                  <mrow>
                    <mo stretchy="false">−</mo>
                    <mi>s</mi>
                  </mrow>
                </msup>
              </mrow>
            </mfrac>
          </mrow>
          <mo fence="true" stretchy="false">]</mo>
        </mrow>
        <mi>n</mi>
      </msub>
    </mrow>
    <annotation encoding="StarMath 5.0">[prod from {k = 1}  e^{x^-s over k}]_n =  [1 over {1-x^-s}]_n</annotation>
  </semantics>
</math>
</file>

<file path=Object 27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style mathvariant="bold">
                        <mi>m</mi>
                      </mstyle>
                    </mrow>
                  </mrow>
                  <mo fence="true" stretchy="false">)</mo>
                </mrow>
                <mrow>
                  <mi>a</mi>
                  <mo stretchy="false">+</mo>
                  <mi>b</mi>
                </mrow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j</mi>
                <mo stretchy="false">+</mo>
                <mi>k</mi>
              </mrow>
              <mo stretchy="false">≤</mo>
              <mi>n</mi>
            </mrow>
          </munder>
          <mo stretchy="false">∇</mo>
        </mrow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style mathvariant="bold">
                        <mi>m</mi>
                      </mstyle>
                    </mrow>
                  </mrow>
                  <mo fence="true" stretchy="false">)</mo>
                </mrow>
                <mi>a</mi>
              </msup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sup>
              <mrow>
                <mo fence="true" stretchy="false">(</mo>
                <mrow>
                  <mrow>
                    <mi>log</mi>
                    <mstyle mathvariant="bold">
                      <mi>m</mi>
                    </mstyle>
                  </mrow>
                </mrow>
                <mo fence="true" stretchy="false">)</mo>
              </mrow>
              <mi>b</mi>
            </msup>
          </mrow>
          <mo fence="true" stretchy="false">]</mo>
        </mrow>
        <mi>k</mi>
      </msub>
    </mrow>
    <annotation encoding="StarMath 5.0">[(log bold{m})^{a+b}]_n = sum from j+k&lt;=n nabla[ (log bold{m})^a ]_j cdot nabla[ (log bold{m})^{b} ]_{k}</annotation>
  </semantics>
</math>
</file>

<file path=Object 270/content.xml><?xml version="1.0" encoding="utf-8"?>
<math xmlns="http://www.w3.org/1998/Math/MathML" display="block">
  <semantics>
    <mrow>
      <msup>
        <mi>e</mi>
        <mtext>*</mtext>
      </msup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o stretchy="false">∏</mo>
            <mrow>
              <mi>k</mi>
              <mo stretchy="false">=</mo>
              <mn>1</mn>
            </mrow>
          </munder>
          <mi mathvariant="normal">ζ</mi>
        </mrow>
      </mrow>
      <msup>
        <mrow>
          <mo fence="true" stretchy="false">(</mo>
          <mrow>
            <mrow>
              <mi>k</mi>
              <mi>s</mi>
            </mrow>
          </mrow>
          <mo fence="true" stretchy="false">)</mo>
        </mrow>
        <mfrac>
          <mrow>
            <mi mathvariant="normal">μ</mi>
            <mrow>
              <mo fence="true" stretchy="false">(</mo>
              <mrow>
                <mi>k</mi>
              </mrow>
              <mo fence="true" stretchy="false">)</mo>
            </mrow>
          </mrow>
          <mi>k</mi>
        </mfrac>
      </msup>
    </mrow>
    <annotation encoding="StarMath 5.0">e^"*"( s ) = prod from k = 1 %zeta(k s)^{{{%mu(k)} over k}}</annotation>
  </semantics>
</math>
</file>

<file path=Object 271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o stretchy="false">∑</mo>
            <mrow>
              <mi>j</mi>
              <mo stretchy="false">=</mo>
              <mn>1</mn>
            </mrow>
          </munder>
          <mrow>
            <munder>
              <mo stretchy="false">∏</mo>
              <mrow>
                <msup>
                  <mi>p</mi>
                  <mi>k</mi>
                </msup>
                <mo stretchy="false">∣</mo>
                <mi>j</mi>
              </mrow>
            </munder>
            <msup>
              <mi>p</mi>
              <mrow>
                <mrow>
                  <mo stretchy="false">−</mo>
                  <mi>s</mi>
                </mrow>
                <mi>k</mi>
              </mrow>
            </msup>
          </mrow>
        </mrow>
        <mo stretchy="false">=</mo>
        <mrow>
          <munder>
            <mo stretchy="false">∏</mo>
            <mi>p</mi>
          </munder>
          <mfrac>
            <mn>1</mn>
            <mrow>
              <mn>1</mn>
              <mo stretchy="false">−</mo>
              <msup>
                <mi>p</mi>
                <mrow>
                  <mo stretchy="false">−</mo>
                  <mi>s</mi>
                </mrow>
              </msup>
            </mrow>
          </mfrac>
        </mrow>
      </mrow>
    </mrow>
    <annotation encoding="StarMath 5.0">%zeta(s)=sum from j = 1 {prod from p^k divides j p^{-s k}} = prod from p {1 over {1-p^-s}}</annotation>
  </semantics>
</math>
</file>

<file path=Object 272/content.xml><?xml version="1.0" encoding="utf-8"?>
<math xmlns="http://www.w3.org/1998/Math/MathML" display="block">
  <semantics>
    <mrow>
      <msup>
        <mi>e</mi>
        <mtext>*</mtext>
      </msup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o stretchy="false">∑</mo>
            <mrow>
              <mi>j</mi>
              <mo stretchy="false">=</mo>
              <mn>1</mn>
            </mrow>
          </munder>
          <mrow>
            <munder>
              <mo stretchy="false">∏</mo>
              <mrow>
                <msup>
                  <mi>p</mi>
                  <mi>k</mi>
                </msup>
                <mo stretchy="false">∣</mo>
                <mi>j</mi>
              </mrow>
            </munder>
            <mfrac>
              <msup>
                <mi>p</mi>
                <mrow>
                  <mrow>
                    <mo stretchy="false">−</mo>
                    <mi>s</mi>
                  </mrow>
                  <mi>k</mi>
                </mrow>
              </msup>
              <mrow>
                <mi>k</mi>
                <mi>!</mi>
              </mrow>
            </mfrac>
          </mrow>
        </mrow>
        <mo stretchy="false">=</mo>
        <mrow>
          <munder>
            <mo stretchy="false">∏</mo>
            <mi>p</mi>
          </munder>
          <msup>
            <mi>e</mi>
            <msup>
              <mi>p</mi>
              <mrow>
                <mo stretchy="false">−</mo>
                <mi>s</mi>
              </mrow>
            </msup>
          </msup>
        </mrow>
      </mrow>
    </mrow>
    <annotation encoding="StarMath 5.0">e^"*"(s)=sum from j = 1 {prod from p^k divides j {{p^{-s k}}over{k!}}} = prod from p e^{ p^-s }</annotation>
  </semantics>
</math>
</file>

<file path=Object 273/content.xml><?xml version="1.0" encoding="utf-8"?>
<math xmlns="http://www.w3.org/1998/Math/MathML" display="block">
  <semantics>
    <mrow>
      <mi mathvariant="normal">η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o fence="true" stretchy="false">(</mo>
          <mrow>
            <mrow>
              <mrow>
                <munderover>
                  <mo stretchy="false">∑</mo>
                  <mrow>
                    <mi>a</mi>
                    <mo stretchy="false">=</mo>
                    <mn>0</mn>
                  </mrow>
                  <mn>0</mn>
                </munderover>
                <mn>1</mn>
              </mrow>
              <mo stretchy="false">−</mo>
              <mrow>
                <munderover>
                  <mo stretchy="false">∑</mo>
                  <mrow>
                    <mi>a</mi>
                    <mo stretchy="false">=</mo>
                    <mn>1</mn>
                  </mrow>
                  <mrow>
                    <mo fence="true" stretchy="false">⌊</mo>
                    <mrow>
                      <mfrac>
                        <mrow>
                          <mi>log</mi>
                          <mi>n</mi>
                        </mrow>
                        <mrow>
                          <mi>log</mi>
                          <mn>2</mn>
                        </mrow>
                      </mfrac>
                    </mrow>
                    <mo fence="true" stretchy="false">⌋</mo>
                  </mrow>
                </munderover>
                <msup>
                  <mn>2</mn>
                  <mrow>
                    <mrow>
                      <mo stretchy="false">−</mo>
                      <mi>a</mi>
                    </mrow>
                    <mi>s</mi>
                  </mrow>
                </msup>
              </mrow>
            </mrow>
          </mrow>
          <mo fence="true" stretchy="false">)</mo>
        </mrow>
        <mo stretchy="false">⋅</mo>
        <mrow>
          <munderover>
            <mo stretchy="false">∑</mo>
            <mrow>
              <mi>b</mi>
              <mo stretchy="false">=</mo>
              <mn>0</mn>
            </mrow>
            <mfrac>
              <mrow>
                <mo fence="true" stretchy="false">⌊</mo>
                <mrow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n>2</mn>
                  </mrow>
                </mrow>
                <mo fence="true" stretchy="false">⌋</mo>
              </mrow>
              <mrow>
                <mi>log</mi>
                <mn>3</mn>
              </mrow>
            </mfrac>
          </munderover>
          <msup>
            <mn>3</mn>
            <mrow>
              <mrow>
                <mo stretchy="false">−</mo>
                <mi>b</mi>
              </mrow>
              <mi>s</mi>
            </mrow>
          </msup>
        </mrow>
        <mo stretchy="false">⋅</mo>
        <mrow>
          <munderover>
            <mo stretchy="false">∑</mo>
            <mrow>
              <mi>c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row>
                      <mn>2</mn>
                      <mo stretchy="false">−</mo>
                      <mi>b</mi>
                    </mrow>
                    <mi>log</mi>
                    <mn>3</mn>
                  </mrow>
                  <mrow>
                    <mi>log</mi>
                    <mn>5</mn>
                  </mrow>
                </mfrac>
              </mrow>
              <mo fence="true" stretchy="false">⌋</mo>
            </mrow>
          </munderover>
          <msup>
            <mn>5</mn>
            <mrow>
              <mrow>
                <mo stretchy="false">−</mo>
                <mi>c</mi>
              </mrow>
              <mi>s</mi>
            </mrow>
          </msup>
        </mrow>
        <mo stretchy="false">⋅</mo>
        <mrow>
          <munderover>
            <mo stretchy="false">∑</mo>
            <mrow>
              <mi>d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row>
                      <mn>2</mn>
                      <mo stretchy="false">−</mo>
                      <mi>b</mi>
                    </mrow>
                    <mi>log</mi>
                    <mrow>
                      <mn>3</mn>
                      <mo stretchy="false">−</mo>
                      <mi>c</mi>
                    </mrow>
                    <mi>log</mi>
                    <mn>5</mn>
                  </mrow>
                  <mrow>
                    <mi>log</mi>
                    <mn>7</mn>
                  </mrow>
                </mfrac>
              </mrow>
              <mo fence="true" stretchy="false">⌋</mo>
            </mrow>
          </munderover>
          <msup>
            <mn>7</mn>
            <mrow>
              <mrow>
                <mo stretchy="false">−</mo>
                <mi>d</mi>
              </mrow>
              <mi>s</mi>
            </mrow>
          </msup>
        </mrow>
        <mo stretchy="false">⋅</mo>
        <mn>...</mn>
      </mrow>
    </mrow>
    <annotation encoding="StarMath 5.0">%eta(s) = lim from {n rightarrow infinity }{ }

(sum from a = 0 to 0 1 - sum from a=1 to {{lfloor{log n} over {log 2}rfloor}} 2^{ -a s }) cdot

sum from b= 0 to {lfloor{log n - a log 2}rfloor over {log 3}} 3^{ -b s } cdot

sum from c= 0 to {lfloor{log n - a log 2 - b log 3}over{log 5}rfloor}5^{ -c s } cdot

sum from d= 0 to {lfloor{log n - a log 2 - b log 3 - c log 5}over{log 7}rfloor}7^{ -d s } cdot
...

</annotation>
  </semantics>
</math>
</file>

<file path=Object 274/content.xml><?xml version="1.0" encoding="utf-8"?>
<math xmlns="http://www.w3.org/1998/Math/MathML" display="block">
  <semantics>
    <mrow>
      <msub>
        <mrow>
          <mo fence="true" stretchy="false">[</mo>
          <mrow>
            <mrow>
              <msup>
                <mi>e</mi>
                <mi mathvariant="normal">η</mi>
              </msup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row>
                <munder>
                  <mo stretchy="false">∏</mo>
                  <mrow>
                    <mi>k</mi>
                    <mo stretchy="false">=</mo>
                    <mn>1</mn>
                  </mrow>
                </munder>
                <mi mathvariant="normal">η</mi>
              </mrow>
              <msup>
                <mrow>
                  <mo fence="true" stretchy="false">(</mo>
                  <mrow>
                    <mrow>
                      <mi>k</mi>
                      <mi>s</mi>
                    </mrow>
                  </mrow>
                  <mo fence="true" stretchy="false">)</mo>
                </mrow>
                <mfrac>
                  <mrow>
                    <mi mathvariant="normal">μ</mi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</mrow>
                  <mi>k</mi>
                </mfrac>
              </msup>
            </mrow>
          </mrow>
          <mo fence="true" stretchy="false">]</mo>
        </mrow>
        <mi>n</mi>
      </msub>
    </mrow>
    <annotation encoding="StarMath 5.0">[e^%eta( s )]_n = [ prod from k = 1 %eta(k s)^{{{%mu(k)} over k}} ]_n</annotation>
  </semantics>
</math>
</file>

<file path=Object 275/content.xml><?xml version="1.0" encoding="utf-8"?>
<math xmlns="http://www.w3.org/1998/Math/MathML" display="block">
  <semantics>
    <mrow>
      <mtext/>
      <msup>
        <mi>e</mi>
        <mi mathvariant="normal">η</mi>
      </msup>
      <mrow>
        <mrow>
          <mo fence="true" stretchy="false">(</mo>
          <mrow>
            <mi>s</mi>
          </mrow>
          <mo fence="true" stretchy="false">)</mo>
        </mrow>
        <mo stretchy="false">=</mo>
        <mrow>
          <mrow>
            <munder>
              <mi>lim</mi>
              <mrow>
                <mi>n</mi>
                <mo stretchy="false">→</mo>
                <mi mathvariant="normal">∞</mi>
              </mrow>
            </munder>
            <mrow>
              <munderover>
                <mo stretchy="false">∑</mo>
                <mrow>
                  <mi>a</mi>
                  <mo stretchy="false">=</mo>
                  <mn>0</mn>
                </mrow>
                <mfrac>
                  <mrow>
                    <mi>log</mi>
                    <mi>n</mi>
                  </mrow>
                  <mrow>
                    <mi>log</mi>
                    <mn>2</mn>
                  </mrow>
                </mfrac>
              </munderover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i>a</mi>
              </msup>
            </mrow>
          </mrow>
          <mo stretchy="false">⋅</mo>
          <mfrac>
            <msup>
              <mn>2</mn>
              <mrow>
                <mrow>
                  <mo stretchy="false">−</mo>
                  <mi>a</mi>
                </mrow>
                <mi>s</mi>
              </mrow>
            </msup>
            <mrow>
              <mi>a</mi>
              <mi>!</mi>
            </mrow>
          </mfrac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n>2</mn>
                </mrow>
                <mrow>
                  <mi>log</mi>
                  <mn>3</mn>
                </mrow>
              </mfrac>
            </munderover>
            <mfrac>
              <msup>
                <mn>3</mn>
                <mrow>
                  <mrow>
                    <mo stretchy="false">−</mo>
                    <mi>b</mi>
                  </mrow>
                  <mi>s</mi>
                </mrow>
              </msup>
              <mrow>
                <mi>b</mi>
                <mi>!</mi>
              </mrow>
            </mfrac>
          </mrow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n>3</mn>
                </mrow>
                <mrow>
                  <mi>log</mi>
                  <mn>5</mn>
                </mrow>
              </mfrac>
            </munderover>
            <mfrac>
              <msup>
                <mn>5</mn>
                <mrow>
                  <mrow>
                    <mo stretchy="false">−</mo>
                    <mi>c</mi>
                  </mrow>
                  <mi>s</mi>
                </mrow>
              </msup>
              <mrow>
                <mi>c</mi>
                <mi>!</mi>
              </mrow>
            </mfrac>
          </mrow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row>
                    <mn>3</mn>
                    <mo stretchy="false">−</mo>
                    <mi>c</mi>
                  </mrow>
                  <mi>log</mi>
                  <mn>5</mn>
                </mrow>
                <mrow>
                  <mi>log</mi>
                  <mn>7</mn>
                </mrow>
              </mfrac>
            </munderover>
            <mfrac>
              <msup>
                <mn>7</mn>
                <mrow>
                  <mrow>
                    <mo stretchy="false">−</mo>
                    <mi>d</mi>
                  </mrow>
                  <mi>s</mi>
                </mrow>
              </msup>
              <mrow>
                <mi>d</mi>
                <mi>!</mi>
              </mrow>
            </mfrac>
          </mrow>
          <mo stretchy="false">⋅</mo>
          <mn>...</mn>
        </mrow>
      </mrow>
    </mrow>
    <annotation encoding="StarMath 5.0">""e^{%eta}(s) = lim from {n rightarrow infinity}

sum from a=0 to {{{log n} over {log 2}}} (-1)^a cdot {{2^{ -a s } } over {a!}}cdot 

sum from b= 0 to {{log n - a log 2} over {log 3}}{{3^{ -b s }}over{b!}}cdot 

sum from c= 0 to {{log n - a log 2 - b log 3}over{log 5}}{{5^{ -c s }}over{c!}}cdot  

sum from d= 0 to {{log n - a log 2 - b log 3 - c log 5}over{log 7}}{{7^{ -d s }}over{d!}}cdot
...

</annotation>
  </semantics>
</math>
</file>

<file path=Object 276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>m</mi>
                <mi>z</mi>
              </msup>
            </mstyle>
          </mrow>
          <mo fence="true" stretchy="false">]</mo>
        </mrow>
        <mi>n</mi>
      </msub>
      <mo stretchy="false">=</mo>
      <mrow>
        <munderover>
          <mo stretchy="false">∑</mo>
          <mrow>
            <mi>k</mi>
            <mo stretchy="false">=</mo>
            <mn>0</mn>
          </mrow>
          <mrow>
            <mo fence="true" stretchy="false">⌊</mo>
            <mrow>
              <mfrac>
                <mi>n</mi>
                <mi>m</mi>
              </mfrac>
            </mrow>
            <mo fence="true" stretchy="false">⌋</mo>
          </mrow>
        </munderover>
        <mrow>
          <mo stretchy="false">∇</mo>
          <mrow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i>z</mi>
                        <mo stretchy="false">+</mo>
                        <mn>1</mn>
                      </mrow>
                    </msup>
                  </mstyle>
                </mrow>
                <mo fence="true" stretchy="false">]</mo>
              </mrow>
              <mrow>
                <mi>n</mi>
                <mo stretchy="false">−</mo>
                <mrow>
                  <mi>m</mi>
                  <mo stretchy="false">⋅</mo>
                  <mi>k</mi>
                </mrow>
              </mrow>
            </msub>
            <mo stretchy="false">⋅</mo>
            <mo stretchy="false">∇</mo>
          </mrow>
          <msub>
            <mrow>
              <mo fence="true" stretchy="false">[</mo>
              <mrow>
                <mstyle mathvariant="bold">
                  <msup>
                    <mi mathvariant="normal">∞</mi>
                    <mrow>
                      <mo stretchy="false">−</mo>
                      <mi>z</mi>
                    </mrow>
                  </msup>
                </mstyle>
              </mrow>
              <mo fence="true" stretchy="false">]</mo>
            </mrow>
            <mi>k</mi>
          </msub>
        </mrow>
      </mrow>
    </mrow>
    <annotation encoding="StarMath 5.0">[bold{m}^z]_n = sum from k = 0 to {lfloor n over m rfloor} { nabla[bold{infty}^{z+1}]_{n - m cdot k} cdot nabla[bold{infty}^-z]_k}</annotation>
  </semantics>
</math>
</file>

<file path=Object 277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>m</mi>
                <mi>z</mi>
              </msup>
            </mstyle>
          </mrow>
          <mo fence="true" stretchy="false">]</mo>
        </mrow>
        <mi>n</mi>
      </msub>
      <mo stretchy="false">=</mo>
      <mrow>
        <munder>
          <mo stretchy="false">∑</mo>
          <mrow>
            <mi>k</mi>
            <mo stretchy="false">=</mo>
            <mn>0</mn>
          </mrow>
        </munder>
        <mrow>
          <mo stretchy="false">∇</mo>
          <mrow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i>z</mi>
                        <mo stretchy="false">+</mo>
                        <mn>1</mn>
                      </mrow>
                    </msup>
                  </mstyle>
                </mrow>
                <mo fence="true" stretchy="false">]</mo>
              </mrow>
              <mrow>
                <mi>n</mi>
                <mo stretchy="false">−</mo>
                <mrow>
                  <mi>m</mi>
                  <mo stretchy="false">⋅</mo>
                  <mi>k</mi>
                </mrow>
              </mrow>
            </msub>
            <mo stretchy="false">⋅</mo>
            <mo stretchy="false">∇</mo>
          </mrow>
          <msub>
            <mrow>
              <mo fence="true" stretchy="false">[</mo>
              <mrow>
                <mstyle mathvariant="bold">
                  <msup>
                    <mi mathvariant="normal">∞</mi>
                    <mrow>
                      <mo stretchy="false">−</mo>
                      <mi>z</mi>
                    </mrow>
                  </msup>
                </mstyle>
              </mrow>
              <mo fence="true" stretchy="false">]</mo>
            </mrow>
            <mi>k</mi>
          </msub>
        </mrow>
      </mrow>
    </mrow>
    <annotation encoding="StarMath 5.0">[bold{m}^z]_n = sum from k = 0 { nabla[bold{infty}^{z+1}]_{n - m cdot k} cdot nabla[bold{infty}^-z]_k}</annotation>
  </semantics>
</math>
</file>

<file path=Object 278/content.xml><?xml version="1.0" encoding="utf-8"?>
<math xmlns="http://www.w3.org/1998/Math/MathML" display="block">
  <semantics>
    <mrow>
      <mi mathvariant="normal">η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o stretchy="false">∏</mo>
            <mrow>
              <mi>k</mi>
              <mo stretchy="false">=</mo>
              <mn>1</mn>
            </mrow>
          </munder>
          <msup>
            <mi>e</mi>
            <mi mathvariant="normal">η</mi>
          </msup>
        </mrow>
      </mrow>
      <msup>
        <mrow>
          <mo fence="true" stretchy="false">(</mo>
          <mrow>
            <mrow>
              <mi>k</mi>
              <mi>s</mi>
            </mrow>
          </mrow>
          <mo fence="true" stretchy="false">)</mo>
        </mrow>
        <mfrac>
          <mn>1</mn>
          <mi>k</mi>
        </mfrac>
      </msup>
    </mrow>
    <annotation encoding="StarMath 5.0">%eta( s ) = prod from k = 1 e^%eta(k s)^{{1 over k}}</annotation>
  </semantics>
</math>
</file>

<file path=Object 279/content.xml><?xml version="1.0" encoding="utf-8"?>
<math xmlns="http://www.w3.org/1998/Math/MathML" display="block">
  <semantics>
    <mrow>
      <mi mathvariant="normal">η</mi>
      <mrow>
        <mrow>
          <mo fence="true" stretchy="false">(</mo>
          <mrow>
            <mi>s</mi>
          </mrow>
          <mo fence="true" stretchy="false">)</mo>
        </mrow>
        <mo stretchy="false">=</mo>
        <mrow>
          <mo fence="true" stretchy="false">(</mo>
          <mrow>
            <mrow>
              <mn>1</mn>
              <mo stretchy="false">−</mo>
              <msup>
                <mn>2</mn>
                <mrow>
                  <mn>1</mn>
                  <mo stretchy="false">−</mo>
                  <mi>s</mi>
                </mrow>
              </msup>
            </mrow>
          </mrow>
          <mo fence="true" stretchy="false">)</mo>
        </mrow>
      </mrow>
      <mrow>
        <munder>
          <mo stretchy="false">∏</mo>
          <mi>p</mi>
        </munder>
        <mfrac>
          <mn>1</mn>
          <mrow>
            <mn>1</mn>
            <mo stretchy="false">−</mo>
            <msup>
              <mi>p</mi>
              <mrow>
                <mo stretchy="false">−</mo>
                <mi>s</mi>
              </mrow>
            </msup>
          </mrow>
        </mfrac>
      </mrow>
    </mrow>
    <annotation encoding="StarMath 5.0">%eta(s)=({1-2^{1-s}})prod from {p} {1 over {1-p^-s}}</annotation>
  </semantics>
</math>
</file>

<file path=Object 28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i>m</mi>
                  <mi>z</mi>
                </msup>
              </mstyle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j</mi>
              <mo stretchy="false">=</mo>
              <mn>0</mn>
            </mrow>
            <mrow>
              <mi>m</mi>
              <mo stretchy="false">−</mo>
              <mn>1</mn>
            </mrow>
          </munderover>
          <mo stretchy="false">∇</mo>
        </mrow>
      </mrow>
      <msub>
        <mrow>
          <mo fence="true" stretchy="false">[</mo>
          <mrow>
            <mstyle mathvariant="bold">
              <msup>
                <mi>m</mi>
                <mrow>
                  <mi>z</mi>
                  <mo stretchy="false">−</mo>
                  <mn>1</mn>
                </mrow>
              </msup>
            </mstyle>
          </mrow>
          <mo fence="true" stretchy="false">]</mo>
        </mrow>
        <mrow>
          <mi>n</mi>
          <mo stretchy="false">−</mo>
          <mi>j</mi>
        </mrow>
      </msub>
    </mrow>
    <annotation encoding="StarMath 5.0">nabla [bold{m}^z]_n = sum from j = 0 to { m-1 } nabla[ bold{m}^{z-1} ]_{ n-j }</annotation>
  </semantics>
</math>
</file>

<file path=Object 280/content.xml><?xml version="1.0" encoding="utf-8"?>
<math xmlns="http://www.w3.org/1998/Math/MathML" display="block">
  <semantics>
    <mrow>
      <msup>
        <mi>e</mi>
        <mi mathvariant="normal">η</mi>
      </msup>
      <mrow>
        <mrow>
          <mo fence="true" stretchy="false">(</mo>
          <mrow>
            <mi>s</mi>
          </mrow>
          <mo fence="true" stretchy="false">)</mo>
        </mrow>
        <mo stretchy="false">=</mo>
        <mrow>
          <msup>
            <mi>e</mi>
            <mrow>
              <mo stretchy="false">−</mo>
              <msup>
                <mn>2</mn>
                <mrow>
                  <mn>1</mn>
                  <mo stretchy="false">−</mo>
                  <mi>s</mi>
                </mrow>
              </msup>
            </mrow>
          </msup>
          <mo stretchy="false">⋅</mo>
          <mrow>
            <munder>
              <mo stretchy="false">∏</mo>
              <mi>p</mi>
            </munder>
            <msup>
              <mi>e</mi>
              <msup>
                <mi>p</mi>
                <mrow>
                  <mo stretchy="false">−</mo>
                  <mi>s</mi>
                </mrow>
              </msup>
            </msup>
          </mrow>
        </mrow>
        <mo stretchy="false">=</mo>
        <mrow>
          <msup>
            <mi>e</mi>
            <mrow>
              <mo stretchy="false">−</mo>
              <msup>
                <mn>2</mn>
                <mrow>
                  <mo stretchy="false">−</mo>
                  <mi>s</mi>
                </mrow>
              </msup>
            </mrow>
          </msup>
          <mo stretchy="false">⋅</mo>
          <mrow>
            <munder>
              <mo stretchy="false">∏</mo>
              <mrow>
                <mi>p</mi>
                <mi>,</mi>
                <mrow>
                  <mi>p</mi>
                  <mo stretchy="false">&gt;</mo>
                  <mn>2</mn>
                </mrow>
              </mrow>
            </munder>
            <msup>
              <mi>e</mi>
              <msup>
                <mi>p</mi>
                <mrow>
                  <mo stretchy="false">−</mo>
                  <mi>s</mi>
                </mrow>
              </msup>
            </msup>
          </mrow>
        </mrow>
      </mrow>
    </mrow>
    <annotation encoding="StarMath 5.0">e^%eta(s)={e^{-2^{1-s}}} cdot prod from {p} e^{ p^-s } = {e^{-2^{-s}}} cdot prod from {p, p&gt;2} e^{ p^-s }</annotation>
  </semantics>
</math>
</file>

<file path=Object 281/content.xml><?xml version="1.0" encoding="utf-8"?>
<math xmlns="http://www.w3.org/1998/Math/MathML" display="block">
  <semantics>
    <mrow>
      <msup>
        <mi>e</mi>
        <mi mathvariant="normal">η</mi>
      </msup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o stretchy="false">∏</mo>
            <mrow>
              <mi>k</mi>
              <mo stretchy="false">=</mo>
              <mn>1</mn>
            </mrow>
          </munder>
          <mi mathvariant="normal">η</mi>
        </mrow>
      </mrow>
      <msup>
        <mrow>
          <mo fence="true" stretchy="false">(</mo>
          <mrow>
            <mrow>
              <mi>k</mi>
              <mi>s</mi>
            </mrow>
          </mrow>
          <mo fence="true" stretchy="false">)</mo>
        </mrow>
        <mfrac>
          <mrow>
            <mi mathvariant="normal">μ</mi>
            <mrow>
              <mo fence="true" stretchy="false">(</mo>
              <mrow>
                <mi>k</mi>
              </mrow>
              <mo fence="true" stretchy="false">)</mo>
            </mrow>
          </mrow>
          <mi>k</mi>
        </mfrac>
      </msup>
    </mrow>
    <annotation encoding="StarMath 5.0">e^%eta( s ) = prod from k = 1 %eta(k s)^{{{%mu(k)} over k}}</annotation>
  </semantics>
</math>
</file>

<file path=Object 282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 mathvariant="normal">∞</mi>
                <mi>z</mi>
              </msup>
            </mstyle>
          </mrow>
          <mo fence="true" stretchy="false">]</mo>
        </mrow>
        <mi>n</mi>
      </msub>
      <mo stretchy="false">=</mo>
      <mfrac>
        <msup>
          <mrow>
            <mo fence="true" stretchy="false">(</mo>
            <mrow>
              <mrow>
                <mi>z</mi>
                <mo stretchy="false">+</mo>
                <mn>1</mn>
              </mrow>
            </mrow>
            <mo fence="true" stretchy="false">)</mo>
          </mrow>
          <mrow>
            <mtext>(</mtext>
            <mi>n</mi>
            <mtext>)</mtext>
          </mrow>
        </msup>
        <mrow>
          <mi>n</mi>
          <mi>!</mi>
        </mrow>
      </mfrac>
    </mrow>
    <annotation encoding="StarMath 5.0">[bold{infty} ^z]_n = {(z+1)^{"("n")"} over {n!}}</annotation>
  </semantics>
</math>
</file>

<file path=Object 283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i mathvariant="normal">∞</mi>
                <mi>z</mi>
              </msup>
            </mrow>
            <mo fence="true" stretchy="false">]</mo>
          </mrow>
          <mi>n</mi>
        </msub>
        <mo stretchy="false">=</mo>
        <mfrac>
          <msup>
            <mi>z</mi>
            <mrow>
              <mtext>(</mtext>
              <mi>n</mi>
              <mtext>)</mtext>
            </mrow>
          </msup>
          <mrow>
            <mi>n</mi>
            <mi>!</mi>
          </mrow>
        </mfrac>
      </mrow>
    </mrow>
    <annotation encoding="StarMath 5.0">nabla [infty ^z]_n = {z^{"("n")"} over {n!}}</annotation>
  </semantics>
</math>
</file>

<file path=Object 284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>m</mi>
                <mrow>
                  <mo stretchy="false">−</mo>
                  <mi>s</mi>
                </mrow>
              </msup>
            </mstyle>
          </mrow>
          <mo fence="true" stretchy="false">]</mo>
        </mrow>
        <mi>n</mi>
      </msub>
      <mo stretchy="false">=</mo>
      <mrow>
        <munder>
          <mo stretchy="false">∑</mo>
          <mrow>
            <mi>k</mi>
            <mo stretchy="false">=</mo>
            <mn>0</mn>
          </mrow>
        </munder>
        <mrow>
          <mo stretchy="false">∇</mo>
          <mrow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n>1</mn>
                        <mo stretchy="false">−</mo>
                        <mi>s</mi>
                      </mrow>
                    </msup>
                  </mstyle>
                </mrow>
                <mo fence="true" stretchy="false">]</mo>
              </mrow>
              <mrow>
                <mi>n</mi>
                <mo stretchy="false">−</mo>
                <mrow>
                  <mi>m</mi>
                  <mo stretchy="false">⋅</mo>
                  <mi>k</mi>
                </mrow>
              </mrow>
            </msub>
            <mo stretchy="false">⋅</mo>
            <mo stretchy="false">∇</mo>
          </mrow>
          <msub>
            <mrow>
              <mo fence="true" stretchy="false">[</mo>
              <mrow>
                <mstyle mathvariant="bold">
                  <msup>
                    <mi mathvariant="normal">∞</mi>
                    <mi>s</mi>
                  </msup>
                </mstyle>
              </mrow>
              <mo fence="true" stretchy="false">]</mo>
            </mrow>
            <mi>k</mi>
          </msub>
        </mrow>
      </mrow>
    </mrow>
    <annotation encoding="StarMath 5.0">[bold{m}^-s]_n = sum from k = 0 { nabla[bold{infty}^{1-s}]_{n - m cdot k} cdot nabla[bold{infty}^s]_k}</annotation>
  </semantics>
</math>
</file>

<file path=Object 285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>j</mi>
                <mrow>
                  <mo stretchy="false">−</mo>
                  <mi>s</mi>
                </mrow>
              </msup>
            </mstyle>
          </mrow>
          <mo fence="true" stretchy="false">]</mo>
        </mrow>
        <mi>n</mi>
      </msub>
      <mo stretchy="false">=</mo>
      <mrow>
        <munder>
          <mo stretchy="false">∑</mo>
          <mrow>
            <mi>k</mi>
            <mo stretchy="false">=</mo>
            <mn>0</mn>
          </mrow>
        </munder>
        <mrow>
          <mo stretchy="false">∇</mo>
          <mrow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n>1</mn>
                        <mo stretchy="false">−</mo>
                        <mi>s</mi>
                      </mrow>
                    </msup>
                  </mstyle>
                </mrow>
                <mo fence="true" stretchy="false">]</mo>
              </mrow>
              <mrow>
                <mi>n</mi>
                <mo stretchy="false">−</mo>
                <mrow>
                  <mi>j</mi>
                  <mo stretchy="false">⋅</mo>
                  <mi>k</mi>
                </mrow>
              </mrow>
            </msub>
            <mo stretchy="false">⋅</mo>
            <mo stretchy="false">∇</mo>
          </mrow>
          <msub>
            <mrow>
              <mo fence="true" stretchy="false">[</mo>
              <mrow>
                <mstyle mathvariant="bold">
                  <msup>
                    <mi mathvariant="normal">∞</mi>
                    <mi>s</mi>
                  </msup>
                </mstyle>
              </mrow>
              <mo fence="true" stretchy="false">]</mo>
            </mrow>
            <mi>k</mi>
          </msub>
        </mrow>
      </mrow>
    </mrow>
    <annotation encoding="StarMath 5.0">[bold{j}^-s]_n = sum from k = 0 { nabla[bold{infty}^{1-s}]_{n - j cdot k} cdot nabla[bold{infty}^s]_k}</annotation>
  </semantics>
</math>
</file>

<file path=Object 286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underover>
          <mo stretchy="false">∑</mo>
          <mrow>
            <mi>j</mi>
            <mo stretchy="false">=</mo>
            <mn>1</mn>
          </mrow>
          <mi mathvariant="normal">∞</mi>
        </munderover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frac>
              <msup>
                <mrow>
                  <mo fence="true" stretchy="false">(</mo>
                  <mrow>
                    <mrow>
                      <mn>1</mn>
                      <mo stretchy="false">−</mo>
                      <mi>s</mi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n</mi>
                      <mo stretchy="false">−</mo>
                      <mrow>
                        <mi>j</mi>
                        <mo stretchy="false">⋅</mo>
                        <mi>k</mi>
                      </mrow>
                    </mrow>
                  </mrow>
                  <mo fence="true" stretchy="false">)</mo>
                </mrow>
              </msup>
              <mrow>
                <mrow>
                  <mo fence="true" stretchy="false">(</mo>
                  <mrow>
                    <mrow>
                      <mi>n</mi>
                      <mo stretchy="false">−</mo>
                      <mrow>
                        <mi>j</mi>
                        <mo stretchy="false">⋅</mo>
                        <mi>k</mi>
                      </mrow>
                    </mrow>
                  </mrow>
                  <mo fence="true" stretchy="false">)</mo>
                </mrow>
                <mi>!</mi>
              </mrow>
            </mfrac>
            <mo stretchy="false">⋅</mo>
            <mfrac>
              <msup>
                <mi>s</mi>
                <mrow>
                  <mo fence="true" stretchy="false">(</mo>
                  <mrow>
                    <mi>k</mi>
                  </mrow>
                  <mo fence="true" stretchy="false">)</mo>
                </mrow>
              </msup>
              <mrow>
                <mi>k</mi>
                <mi>!</mi>
              </mrow>
            </mfrac>
          </mrow>
        </mrow>
      </mrow>
    </mrow>
    <annotation encoding="StarMath 5.0">%zeta(s) = lim from {n rightarrow infinity}{} sum from j = 1 to infinity sum from k = 0 to infinity { {(1-s)^(n-j cdot k)}over{(n-j cdot k)!}  cdot {{s^(k)}over{k!}}}</annotation>
  </semantics>
</math>
</file>

<file path=Object 287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>j</mi>
                <mrow>
                  <mo stretchy="false">−</mo>
                  <mi>s</mi>
                </mrow>
              </msup>
            </mstyle>
          </mrow>
          <mo fence="true" stretchy="false">]</mo>
        </mrow>
        <mi>n</mi>
      </msub>
      <mo stretchy="false">=</mo>
      <mrow>
        <munder>
          <mo stretchy="false">∑</mo>
          <mrow>
            <mi>k</mi>
            <mo stretchy="false">=</mo>
            <mn>0</mn>
          </mrow>
        </munder>
        <mrow>
          <mfrac>
            <msup>
              <mrow>
                <mo fence="true" stretchy="false">(</mo>
                <mrow>
                  <mrow>
                    <mn>1</mn>
                    <mo stretchy="false">−</mo>
                    <mi>s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i>n</mi>
                    <mo stretchy="false">−</mo>
                    <mrow>
                      <mi>j</mi>
                      <mo stretchy="false">⋅</mo>
                      <mi>k</mi>
                    </mrow>
                  </mrow>
                </mrow>
                <mo fence="true" stretchy="false">)</mo>
              </mrow>
            </msup>
            <mrow>
              <mrow>
                <mo fence="true" stretchy="false">(</mo>
                <mrow>
                  <mrow>
                    <mi>n</mi>
                    <mo stretchy="false">−</mo>
                    <mrow>
                      <mi>j</mi>
                      <mo stretchy="false">⋅</mo>
                      <mi>k</mi>
                    </mrow>
                  </mrow>
                </mrow>
                <mo fence="true" stretchy="false">)</mo>
              </mrow>
              <mi>!</mi>
            </mrow>
          </mfrac>
          <mo stretchy="false">⋅</mo>
          <mfrac>
            <msup>
              <mi>s</mi>
              <mrow>
                <mo fence="true" stretchy="false">(</mo>
                <mrow>
                  <mi>k</mi>
                </mrow>
                <mo fence="true" stretchy="false">)</mo>
              </mrow>
            </msup>
            <mrow>
              <mi>k</mi>
              <mi>!</mi>
            </mrow>
          </mfrac>
        </mrow>
      </mrow>
    </mrow>
    <annotation encoding="StarMath 5.0">[bold{j}^-s]_n = sum from k = 0 { {(1-s)^(n-j cdot k)}over{(n-j cdot k)!}  cdot {{s^(k)}over{k!}}}</annotation>
  </semantics>
</math>
</file>

<file path=Object 288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underover>
          <mo stretchy="false">∑</mo>
          <mrow>
            <mi>k</mi>
            <mo stretchy="false">=</mo>
            <mn>0</mn>
          </mrow>
          <mi mathvariant="normal">∞</mi>
        </munderover>
        <mrow>
          <munderover>
            <mo stretchy="false">∑</mo>
            <mrow>
              <mi>j</mi>
              <mo stretchy="false">=</mo>
              <mn>1</mn>
            </mrow>
            <mi mathvariant="normal">∞</mi>
          </munderover>
          <mrow>
            <mfrac>
              <msup>
                <mrow>
                  <mo fence="true" stretchy="false">(</mo>
                  <mrow>
                    <mrow>
                      <mn>1</mn>
                      <mo stretchy="false">−</mo>
                      <mi>s</mi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n</mi>
                      <mo stretchy="false">−</mo>
                      <mrow>
                        <mi>j</mi>
                        <mo stretchy="false">⋅</mo>
                        <mi>k</mi>
                      </mrow>
                    </mrow>
                  </mrow>
                  <mo fence="true" stretchy="false">)</mo>
                </mrow>
              </msup>
              <mrow>
                <mrow>
                  <mo fence="true" stretchy="false">(</mo>
                  <mrow>
                    <mrow>
                      <mi>n</mi>
                      <mo stretchy="false">−</mo>
                      <mrow>
                        <mi>j</mi>
                        <mo stretchy="false">⋅</mo>
                        <mi>k</mi>
                      </mrow>
                    </mrow>
                  </mrow>
                  <mo fence="true" stretchy="false">)</mo>
                </mrow>
                <mi>!</mi>
              </mrow>
            </mfrac>
            <mo stretchy="false">⋅</mo>
            <mfrac>
              <msup>
                <mi>s</mi>
                <mrow>
                  <mo fence="true" stretchy="false">(</mo>
                  <mrow>
                    <mi>k</mi>
                  </mrow>
                  <mo fence="true" stretchy="false">)</mo>
                </mrow>
              </msup>
              <mrow>
                <mi>k</mi>
                <mi>!</mi>
              </mrow>
            </mfrac>
          </mrow>
        </mrow>
      </mrow>
    </mrow>
    <annotation encoding="StarMath 5.0">%zeta(s) = lim from {n rightarrow infinity}{} sum from k = 0 to infinity sum from j = 1 to infinity { {(1-s)^(n-j cdot k)}over{(n-j cdot k)!}  cdot {{s^(k)}over{k!}}}</annotation>
  </semantics>
</math>
</file>

<file path=Object 289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n>2</mn>
                <mi>z</mi>
              </msup>
            </mrow>
            <mo fence="true" stretchy="false">]</mo>
          </mrow>
          <mi>n</mi>
        </msub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n</mi>
                </mtd>
              </mtr>
            </mtable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frac>
              <mi>n</mi>
              <mn>2</mn>
            </mfrac>
          </munderover>
          <mrow>
            <mo stretchy="false">∇</mo>
            <mrow>
              <msub>
                <mrow>
                  <mo fence="true" stretchy="false">[</mo>
                  <mrow>
                    <mstyle mathvariant="bold">
                      <msup>
                        <mi mathvariant="normal">∞</mi>
                        <mi>z</mi>
                      </msup>
                    </mstyle>
                  </mrow>
                  <mo fence="true" stretchy="false">]</mo>
                </mrow>
                <mrow>
                  <mrow>
                    <mi>n</mi>
                    <mo stretchy="false">−</mo>
                    <mn>2</mn>
                  </mrow>
                  <mi>k</mi>
                </mrow>
              </msub>
              <mo stretchy="false">⋅</mo>
              <mo stretchy="false">∇</mo>
            </mrow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o stretchy="false">−</mo>
                        <mi>z</mi>
                      </mrow>
                    </msup>
                  </mstyle>
                </mrow>
                <mo fence="true" stretchy="false">]</mo>
              </mrow>
              <mi>k</mi>
            </msub>
          </mrow>
        </mrow>
      </mrow>
    </mrow>
    <annotation encoding="StarMath 5.0">nabla [2^z]_n = (binom{z}{n}) =sum from {k = 0} to {n over 2} { nabla[bold{infty}^z]_{n-2k} cdot nabla[bold{infty}^-z]_k}</annotation>
  </semantics>
</math>
</file>

<file path=Object 29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i>m</mi>
                  <mi>z</mi>
                </msup>
              </mstyle>
            </mrow>
            <mo fence="true" stretchy="false">]</mo>
          </mrow>
          <mi>n</mi>
        </msub>
        <mo stretchy="false">=</mo>
        <mo stretchy="false">∇</mo>
      </mrow>
      <msub>
        <mrow>
          <mo fence="true" stretchy="false">[</mo>
          <mrow>
            <mstyle mathvariant="bold">
              <msup>
                <mi>m</mi>
                <mi>z</mi>
              </msup>
            </mstyle>
          </mrow>
          <mo fence="true" stretchy="false">]</mo>
        </mrow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row>
            <mi>z</mi>
            <mo stretchy="false">−</mo>
            <mi>n</mi>
          </mrow>
        </mrow>
      </msub>
    </mrow>
    <annotation encoding="StarMath 5.0">nabla [bold{m}^z]_n = nabla [bold{m}^z]_{(m-1)z-n}</annotation>
  </semantics>
</math>
</file>

<file path=Object 290/content.xml><?xml version="1.0" encoding="utf-8"?>
<math xmlns="http://www.w3.org/1998/Math/MathML" display="block">
  <semantics>
    <mrow>
      <mrow>
        <mo fence="true" stretchy="false">(</mo>
        <mrow>
          <mtable>
            <mtr>
              <mtd>
                <mi>z</mi>
              </mtd>
            </mtr>
            <mtr>
              <mtd>
                <mi>n</mi>
              </mtd>
            </mtr>
          </mtable>
        </mrow>
        <mo fence="true" stretchy="false">)</mo>
      </mrow>
      <mo stretchy="false">=</mo>
      <mrow>
        <munderover>
          <mo stretchy="false">∑</mo>
          <mrow>
            <mi>k</mi>
            <mo stretchy="false">=</mo>
            <mn>0</mn>
          </mrow>
          <mfrac>
            <mi>n</mi>
            <mn>2</mn>
          </mfrac>
        </munderover>
        <mrow>
          <mfrac>
            <msup>
              <mi>z</mi>
              <mrow>
                <mo fence="true" stretchy="false">(</mo>
                <mrow>
                  <mrow>
                    <mrow>
                      <mi>n</mi>
                      <mo stretchy="false">−</mo>
                      <mn>2</mn>
                    </mrow>
                    <mi>k</mi>
                  </mrow>
                </mrow>
                <mo fence="true" stretchy="false">)</mo>
              </mrow>
            </msup>
            <mrow>
              <mrow>
                <mo fence="true" stretchy="false">(</mo>
                <mrow>
                  <mrow>
                    <mrow>
                      <mi>n</mi>
                      <mo stretchy="false">−</mo>
                      <mn>2</mn>
                    </mrow>
                    <mi>k</mi>
                  </mrow>
                </mrow>
                <mo fence="true" stretchy="false">)</mo>
              </mrow>
              <mi>!</mi>
            </mrow>
          </mfrac>
          <mo stretchy="false">⋅</mo>
          <mfrac>
            <msup>
              <mrow>
                <mo fence="true" stretchy="false">(</mo>
                <mrow>
                  <mrow>
                    <mo stretchy="false">−</mo>
                    <mi>z</mi>
                  </mrow>
                </mrow>
                <mo fence="true" stretchy="false">)</mo>
              </mrow>
              <mrow>
                <mo fence="true" stretchy="false">(</mo>
                <mrow>
                  <mi>k</mi>
                </mrow>
                <mo fence="true" stretchy="false">)</mo>
              </mrow>
            </msup>
            <mrow>
              <mi>k</mi>
              <mi>!</mi>
            </mrow>
          </mfrac>
        </mrow>
      </mrow>
    </mrow>
    <annotation encoding="StarMath 5.0">(binom{z}{n}) =sum from {k = 0} to {n over 2} { z^(n-2k) over {(n-2k)!} cdot {(-z)^(k) over {k!}}}</annotation>
  </semantics>
</math>
</file>

<file path=Object 291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0</mn>
          </mrow>
          <mi>n</mi>
        </munderover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j</mi>
                </mtd>
              </mtr>
            </mtable>
          </mrow>
          <mo fence="true" stretchy="false">)</mo>
        </mrow>
      </mrow>
      <mo stretchy="false">=</mo>
      <mrow>
        <munderover>
          <mo stretchy="false">∑</mo>
          <mrow>
            <mi>k</mi>
            <mo stretchy="false">=</mo>
            <mn>0</mn>
          </mrow>
          <mfrac>
            <mi>n</mi>
            <mn>2</mn>
          </mfrac>
        </munderover>
        <mrow>
          <mfrac>
            <msup>
              <mrow>
                <mo fence="true" stretchy="false">(</mo>
                <mrow>
                  <mrow>
                    <mi>z</mi>
                    <mo stretchy="false">+</mo>
                    <mn>1</mn>
                  </mrow>
                </mrow>
                <mo fence="true" stretchy="false">)</mo>
              </mrow>
              <mrow>
                <mo fence="true" stretchy="false">(</mo>
                <mrow>
                  <mrow>
                    <mrow>
                      <mi>n</mi>
                      <mo stretchy="false">−</mo>
                      <mn>2</mn>
                    </mrow>
                    <mi>k</mi>
                  </mrow>
                </mrow>
                <mo fence="true" stretchy="false">)</mo>
              </mrow>
            </msup>
            <mrow>
              <mrow>
                <mo fence="true" stretchy="false">(</mo>
                <mrow>
                  <mrow>
                    <mrow>
                      <mi>n</mi>
                      <mo stretchy="false">−</mo>
                      <mn>2</mn>
                    </mrow>
                    <mi>k</mi>
                  </mrow>
                </mrow>
                <mo fence="true" stretchy="false">)</mo>
              </mrow>
              <mi>!</mi>
            </mrow>
          </mfrac>
          <mo stretchy="false">⋅</mo>
          <mfrac>
            <msup>
              <mrow>
                <mo fence="true" stretchy="false">(</mo>
                <mrow>
                  <mrow>
                    <mo stretchy="false">−</mo>
                    <mi>z</mi>
                  </mrow>
                </mrow>
                <mo fence="true" stretchy="false">)</mo>
              </mrow>
              <mrow>
                <mo fence="true" stretchy="false">(</mo>
                <mrow>
                  <mi>k</mi>
                </mrow>
                <mo fence="true" stretchy="false">)</mo>
              </mrow>
            </msup>
            <mrow>
              <mi>k</mi>
              <mi>!</mi>
            </mrow>
          </mfrac>
        </mrow>
      </mrow>
    </mrow>
    <annotation encoding="StarMath 5.0">sum from j = 0 to n (binom{z}{j}) =sum from {k = 0} to {n over 2} { (z+1)^(n-2k) over {(n-2k)!} cdot {(-z)^(k) over {k!}}}</annotation>
  </semantics>
</math>
</file>

<file path=Object 292/content.xml><?xml version="1.0" encoding="utf-8"?>
<math xmlns="http://www.w3.org/1998/Math/MathML" display="block">
  <semantics>
    <mrow>
      <mstyle mathvariant="bold">
        <msup>
          <msub>
            <mn>2</mn>
            <mi>n</mi>
          </msub>
          <mi>z</mi>
        </msup>
      </mstyle>
      <mo stretchy="false">=</mo>
      <msup>
        <mrow>
          <mo fence="true" stretchy="false">(</mo>
          <mrow>
            <mfrac>
              <mrow>
                <mn>1</mn>
                <mo stretchy="false">+</mo>
                <mstyle mathvariant="bold">
                  <mi>n</mi>
                </mstyle>
              </mrow>
              <mstyle mathvariant="bold">
                <mrow>
                  <mn>1</mn>
                  <mo stretchy="false">+</mo>
                  <mrow>
                    <mi>n</mi>
                    <mtext>*</mtext>
                    <mfrac>
                      <mn>1</mn>
                      <mn>2</mn>
                    </mfrac>
                  </mrow>
                </mrow>
              </mstyle>
            </mfrac>
          </mrow>
          <mo fence="true" stretchy="false">)</mo>
        </mrow>
        <mi>z</mi>
      </msup>
    </mrow>
    <annotation encoding="StarMath 5.0">bold{2_n}^z = ({1+bold{n}}over{bold{1+{n "*" 1 over 2}}})^z</annotation>
  </semantics>
</math>
</file>

<file path=Object 293/content.xml><?xml version="1.0" encoding="utf-8"?>
<math xmlns="http://www.w3.org/1998/Math/MathML" display="block">
  <semantics>
    <mrow>
      <mstyle mathvariant="bold">
        <msup>
          <msub>
            <mn>3</mn>
            <mi>n</mi>
          </msub>
          <mi>z</mi>
        </msup>
      </mstyle>
      <mo stretchy="false">=</mo>
      <msup>
        <mrow>
          <mo fence="true" stretchy="false">(</mo>
          <mrow>
            <mfrac>
              <mrow>
                <mn>1</mn>
                <mo stretchy="false">+</mo>
                <mstyle mathvariant="bold">
                  <mi>n</mi>
                </mstyle>
              </mrow>
              <mrow>
                <mn>1</mn>
                <mo stretchy="false">+</mo>
                <mstyle mathvariant="bold">
                  <mrow>
                    <mi>n</mi>
                    <mtext>*</mtext>
                    <mfrac>
                      <mn>1</mn>
                      <mn>3</mn>
                    </mfrac>
                  </mrow>
                </mstyle>
              </mrow>
            </mfrac>
          </mrow>
          <mo fence="true" stretchy="false">)</mo>
        </mrow>
        <mi>z</mi>
      </msup>
    </mrow>
    <annotation encoding="StarMath 5.0">bold{3_n}^z = ({1+bold{n}}over{1+bold{{n "*" 1 over 3}}})^z</annotation>
  </semantics>
</math>
</file>

<file path=Object 294/content.xml><?xml version="1.0" encoding="utf-8"?>
<math xmlns="http://www.w3.org/1998/Math/MathML" display="block">
  <semantics>
    <mrow>
      <mfrac>
        <mn>1</mn>
        <mrow>
          <mn>1</mn>
          <mo stretchy="false">−</mo>
          <mi>x</mi>
        </mrow>
      </mfrac>
      <mo stretchy="false">=</mo>
      <mrow>
        <munder>
          <mo stretchy="false">∏</mo>
          <mrow>
            <mi>k</mi>
            <mo stretchy="false">=</mo>
            <mn>0</mn>
          </mrow>
        </munder>
        <mrow>
          <mo fence="true" stretchy="false">(</mo>
          <mrow>
            <mrow>
              <mn>1</mn>
              <mo stretchy="false">+</mo>
              <msup>
                <mi>x</mi>
                <msup>
                  <mn>3</mn>
                  <mi>k</mi>
                </msup>
              </msup>
              <mo stretchy="false">+</mo>
              <msup>
                <mi>x</mi>
                <mrow>
                  <mn>2</mn>
                  <mo stretchy="false">⋅</mo>
                  <msup>
                    <mn>3</mn>
                    <mi>k</mi>
                  </msup>
                </mrow>
              </msup>
            </mrow>
          </mrow>
          <mo fence="true" stretchy="false">)</mo>
        </mrow>
      </mrow>
    </mrow>
    <annotation encoding="StarMath 5.0">1 over {1-x} = prod from k = 0 (1+x^{3^k}+x^{2 cdot 3^k})</annotation>
  </semantics>
</math>
</file>

<file path=Object 295/content.xml><?xml version="1.0" encoding="utf-8"?>
<math xmlns="http://www.w3.org/1998/Math/MathML" display="block">
  <semantics>
    <mrow>
      <mi>log</mi>
      <mrow>
        <mstyle mathvariant="bold">
          <msub>
            <mrow>
              <mo fence="true" stretchy="false">(</mo>
              <mrow>
                <mrow>
                  <mi>x</mi>
                  <mi>!</mi>
                </mrow>
              </mrow>
              <mo fence="true" stretchy="false">)</mo>
            </mrow>
            <mi>n</mi>
          </msub>
        </mstyle>
        <mo stretchy="false">=</mo>
        <mrow>
          <munderover>
            <mo stretchy="false">∑</mo>
            <mrow>
              <mi>k</mi>
              <mo stretchy="false">=</mo>
              <mn>1</mn>
            </mrow>
            <mi>x</mi>
          </munderover>
          <mi>log</mi>
        </mrow>
      </mrow>
      <mstyle mathvariant="bold">
        <msub>
          <mi>k</mi>
          <mi>n</mi>
        </msub>
      </mstyle>
    </mrow>
    <annotation encoding="StarMath 5.0">log bold{(x!)_n} = sum from k = 1 to x log bold{k_n}</annotation>
  </semantics>
</math>
</file>

<file path=Object 296/content.xml><?xml version="1.0" encoding="utf-8"?>
<math xmlns="http://www.w3.org/1998/Math/MathML" display="block">
  <semantics>
    <mrow>
      <mi>log</mi>
      <mrow>
        <mstyle mathvariant="bold">
          <msub>
            <mi mathvariant="normal">∞</mi>
            <mi>n</mi>
          </msub>
        </mstyle>
        <mo stretchy="false">=</mo>
        <mrow>
          <munder>
            <mo stretchy="false">∑</mo>
            <mrow>
              <mi>k</mi>
              <mo stretchy="false">=</mo>
              <mn>0</mn>
            </mrow>
          </munder>
          <mi>log</mi>
        </mrow>
      </mrow>
      <mstyle mathvariant="bold">
        <msub>
          <mn>2</mn>
          <mrow>
            <mi>n</mi>
            <mtext>*</mtext>
            <mfrac>
              <mn>1</mn>
              <msup>
                <mn>2</mn>
                <mi>k</mi>
              </msup>
            </mfrac>
          </mrow>
        </msub>
      </mstyle>
    </mrow>
    <annotation encoding="StarMath 5.0">log bold{infty_n} = sum from k = 0  log bold{2_{n "*" 1 over 2^k }} </annotation>
  </semantics>
</math>
</file>

<file path=Object 297/content.xml><?xml version="1.0" encoding="utf-8"?>
<math xmlns="http://www.w3.org/1998/Math/MathML" display="block">
  <semantics>
    <mrow>
      <mstyle mathvariant="bold">
        <msup>
          <msub>
            <mi mathvariant="normal">∞</mi>
            <mi>n</mi>
          </msub>
          <mi>z</mi>
        </msup>
      </mstyle>
      <mo stretchy="false">=</mo>
      <mrow>
        <munder>
          <mo stretchy="false">∏</mo>
          <mrow>
            <mi>k</mi>
            <mo stretchy="false">=</mo>
            <mn>0</mn>
          </mrow>
        </munder>
        <msup>
          <mstyle mathvariant="bold">
            <msub>
              <mn>2</mn>
              <mrow>
                <mi>n</mi>
                <mtext>*</mtext>
                <mfrac>
                  <mn>1</mn>
                  <msup>
                    <mn>2</mn>
                    <mi>k</mi>
                  </msup>
                </mfrac>
              </mrow>
            </msub>
          </mstyle>
          <mi>z</mi>
        </msup>
      </mrow>
    </mrow>
    <annotation encoding="StarMath 5.0">bold{infty_n}^z = prod from k = 0 {bold{2}_{n "*" 1 over 2^k}}^z</annotation>
  </semantics>
</math>
</file>

<file path=Object 298/content.xml><?xml version="1.0" encoding="utf-8"?>
<math xmlns="http://www.w3.org/1998/Math/MathML" display="block">
  <semantics>
    <mrow>
      <mstyle mathvariant="bold">
        <msup>
          <msub>
            <mi mathvariant="normal">∞</mi>
            <mi>n</mi>
          </msub>
          <mi>z</mi>
        </msup>
      </mstyle>
      <mo stretchy="false">=</mo>
      <mrow>
        <munder>
          <mo stretchy="false">∑</mo>
          <mrow>
            <mrow>
              <mi>a</mi>
              <mo stretchy="false">+</mo>
              <mn>2</mn>
            </mrow>
            <mrow>
              <mi>b</mi>
              <mo stretchy="false">+</mo>
              <mn>4</mn>
            </mrow>
            <mrow>
              <mi>c</mi>
              <mo stretchy="false">+</mo>
              <mn>8</mn>
            </mrow>
            <mrow>
              <mrow>
                <mi>d</mi>
                <mo stretchy="false">+</mo>
                <mn>...</mn>
              </mrow>
              <mo stretchy="false">≤</mo>
              <mi>n</mi>
            </mrow>
          </mrow>
        </munder>
        <mrow>
          <msub>
            <mo stretchy="false">∇</mo>
            <mi>a</mi>
          </msub>
          <mrow>
            <mstyle mathvariant="bold">
              <msup>
                <msub>
                  <mn>2</mn>
                  <mi>a</mi>
                </msub>
                <mi>z</mi>
              </msup>
            </mstyle>
            <mo stretchy="false">⋅</mo>
            <msub>
              <mo stretchy="false">∇</mo>
              <mi>b</mi>
            </msub>
          </mrow>
          <mrow>
            <mstyle mathvariant="bold">
              <msup>
                <msub>
                  <mn>2</mn>
                  <mi>b</mi>
                </msub>
                <mi>z</mi>
              </msup>
            </mstyle>
            <mo stretchy="false">⋅</mo>
            <msub>
              <mo stretchy="false">∇</mo>
              <mi>c</mi>
            </msub>
          </mrow>
          <mstyle mathvariant="bold">
            <msup>
              <msub>
                <mn>2</mn>
                <mi>c</mi>
              </msub>
              <mi>z</mi>
            </msup>
          </mstyle>
          <mn>...</mn>
        </mrow>
      </mrow>
    </mrow>
    <annotation encoding="StarMath 5.0">bold{infty_n}^z = sum from {a+2b+4c+8d+...&lt;=n} { 

nabla_a bold{2_a}^z cdot 
nabla_b bold{2_b}^z cdot 
nabla_c bold{2_c}^z ... }</annotation>
  </semantics>
</math>
</file>

<file path=Object 299/content.xml><?xml version="1.0" encoding="utf-8"?>
<math xmlns="http://www.w3.org/1998/Math/MathML" display="block">
  <semantics>
    <mrow>
      <mstyle mathvariant="bold">
        <msub>
          <mrow>
            <mo fence="true" stretchy="false">(</mo>
            <mrow>
              <mrow>
                <mi>x</mi>
                <mi>!</mi>
              </mrow>
            </mrow>
            <mo fence="true" stretchy="false">)</mo>
          </mrow>
          <mi>n</mi>
        </msub>
      </mstyle>
      <mo stretchy="false">=</mo>
      <mrow>
        <munder>
          <mo stretchy="false">∑</mo>
          <mrow>
            <mrow>
              <mi>a</mi>
              <mo stretchy="false">+</mo>
              <mi>b</mi>
              <mo stretchy="false">+</mo>
              <mi>c</mi>
              <mo stretchy="false">+</mo>
              <mi>d</mi>
              <mo stretchy="false">+</mo>
              <mn>...</mn>
            </mrow>
            <mo stretchy="false">≤</mo>
            <mi>n</mi>
          </mrow>
        </munder>
        <mrow>
          <msub>
            <mo stretchy="false">∇</mo>
            <mi>a</mi>
          </msub>
          <mrow>
            <mstyle mathvariant="bold">
              <msub>
                <mn>2</mn>
                <mi>a</mi>
              </msub>
            </mstyle>
            <mo stretchy="false">⋅</mo>
            <msub>
              <mo stretchy="false">∇</mo>
              <mi>b</mi>
            </msub>
          </mrow>
          <mrow>
            <mstyle mathvariant="bold">
              <msub>
                <mn>3</mn>
                <mi>b</mi>
              </msub>
            </mstyle>
            <mo stretchy="false">⋅</mo>
            <msub>
              <mo stretchy="false">∇</mo>
              <mi>c</mi>
            </msub>
          </mrow>
          <mstyle mathvariant="bold">
            <msub>
              <mn>4</mn>
              <mi>c</mi>
            </msub>
          </mstyle>
          <mn>...</mn>
        </mrow>
      </mrow>
    </mrow>
    <annotation encoding="StarMath 5.0">bold{(x!)_n} = sum from {a+b+c+d+...&lt;=n} { 

nabla_a bold{2_a} cdot 
nabla_b bold{3_b} cdot 
nabla_c bold{4_c} ... }</annotation>
  </semantics>
</math>
</file>

<file path=Object 3/content.xml><?xml version="1.0" encoding="utf-8"?>
<math xmlns="http://www.w3.org/1998/Math/MathML" display="block">
  <semantics>
    <mrow>
      <msub>
        <mo stretchy="false">∇</mo>
        <mi>n</mi>
      </msub>
      <msup>
        <mrow>
          <mo fence="true" stretchy="false">(</mo>
          <mrow>
            <mrow>
              <mn>1</mn>
              <mo stretchy="false">+</mo>
              <mstyle mathvariant="bold">
                <mi>n</mi>
              </mstyle>
            </mrow>
          </mrow>
          <mo fence="true" stretchy="false">)</mo>
        </mrow>
        <mi>z</mi>
      </msup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frac>
          <msup>
            <mi>z</mi>
            <mrow>
              <mtext>(</mtext>
              <mi>n</mi>
              <mtext>)</mtext>
            </mrow>
          </msup>
          <mrow>
            <mi>n</mi>
            <mi>!</mi>
          </mrow>
        </mfrac>
      </mrow>
    </mrow>
    <annotation encoding="StarMath 5.0">nabla_n (1+bold{n})^z""^{""+sum""} = {z^{"("n")"} over {n!}}</annotation>
  </semantics>
</math>
</file>

<file path=Object 30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0</mn>
          </mrow>
          <mrow>
            <mrow>
              <mo fence="true" stretchy="false">(</mo>
              <mrow>
                <mrow>
                  <mi>m</mi>
                  <mo stretchy="false">−</mo>
                  <mn>1</mn>
                </mrow>
              </mrow>
              <mo fence="true" stretchy="false">)</mo>
            </mrow>
            <mi>k</mi>
          </mrow>
        </munderover>
        <mo stretchy="false">∇</mo>
      </mrow>
      <mrow>
        <msub>
          <mrow>
            <mo fence="true" stretchy="false">[</mo>
            <mrow>
              <mstyle mathvariant="bold">
                <msup>
                  <mi>m</mi>
                  <mi>k</mi>
                </msup>
              </mstyle>
            </mrow>
            <mo fence="true" stretchy="false">]</mo>
          </mrow>
          <mi>j</mi>
        </msub>
        <mo stretchy="false">=</mo>
        <msup>
          <mi>m</mi>
          <mi>k</mi>
        </msup>
      </mrow>
    </mrow>
    <annotation encoding="StarMath 5.0">sum from j = 0 to {(m-1)k} nabla [bold{m}^k]_j = m^k</annotation>
  </semantics>
</math>
</file>

<file path=Object 300/content.xml><?xml version="1.0" encoding="utf-8"?>
<math xmlns="http://www.w3.org/1998/Math/MathML" display="block">
  <semantics>
    <mrow>
      <mstyle mathvariant="bold">
        <msup>
          <msub>
            <mn>2</mn>
            <mi>n</mi>
          </msub>
          <mi>z</mi>
        </msup>
      </mstyle>
      <mo stretchy="false">=</mo>
      <msup>
        <mrow>
          <mo fence="true" stretchy="false">(</mo>
          <mrow>
            <mfrac>
              <mrow>
                <mn>1</mn>
                <mo stretchy="false">+</mo>
                <mstyle mathvariant="bold">
                  <mi>n</mi>
                </mstyle>
              </mrow>
              <mstyle mathvariant="bold">
                <mrow>
                  <mn>1</mn>
                  <mo stretchy="false">+</mo>
                  <mrow>
                    <mi>n</mi>
                    <mtext>*</mtext>
                    <mfrac>
                      <mn>1</mn>
                      <mn>2</mn>
                    </mfrac>
                  </mrow>
                </mrow>
              </mstyle>
            </mfrac>
          </mrow>
          <mo fence="true" stretchy="false">)</mo>
        </mrow>
        <mi>z</mi>
      </msup>
    </mrow>
    <annotation encoding="StarMath 5.0">bold{2_n}^z = ({1+bold{n}}over{bold{1+{n "*" 1 over 2}}})^z</annotation>
  </semantics>
</math>
</file>

<file path=Object 301/content.xml><?xml version="1.0" encoding="utf-8"?>
<math xmlns="http://www.w3.org/1998/Math/MathML" display="block">
  <semantics>
    <mrow>
      <mrow>
        <mstyle mathvariant="bold">
          <msup>
            <msub>
              <mn>2</mn>
              <mi>n</mi>
            </msub>
            <mi>z</mi>
          </msup>
        </mstyle>
        <mo stretchy="false">=</mo>
        <mrow>
          <munderover>
            <mo stretchy="false">∑</mo>
            <mrow>
              <mi>t</mi>
              <mo stretchy="false">=</mo>
              <mn>0</mn>
            </mrow>
            <mi>x</mi>
          </munderover>
          <mrow>
            <munderover>
              <mo stretchy="false">∑</mo>
              <mrow>
                <mi>u</mi>
                <mo stretchy="false">=</mo>
                <mn>0</mn>
              </mrow>
              <mrow>
                <mo fence="true" stretchy="false">⌊</mo>
                <mrow>
                  <mfrac>
                    <mrow>
                      <mi>x</mi>
                      <mo stretchy="false">−</mo>
                      <mi>t</mi>
                    </mrow>
                    <mn>2</mn>
                  </mfrac>
                </mrow>
                <mo fence="true" stretchy="false">⌋</mo>
              </mrow>
            </munderover>
            <msub>
              <mo stretchy="false">∇</mo>
              <mi>t</mi>
            </msub>
          </mrow>
        </mrow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t</mi>
                </mstyle>
              </mrow>
            </mrow>
            <mo fence="true" stretchy="false">)</mo>
          </mrow>
          <mi>z</mi>
        </msup>
        <mo stretchy="false">⋅</mo>
        <msub>
          <mo stretchy="false">∇</mo>
          <mi>u</mi>
        </msub>
      </mrow>
      <msup>
        <mrow>
          <mo fence="true" stretchy="false">(</mo>
          <mrow>
            <mrow>
              <mn>1</mn>
              <mo stretchy="false">+</mo>
              <mstyle mathvariant="bold">
                <mi>u</mi>
              </mstyle>
            </mrow>
          </mrow>
          <mo fence="true" stretchy="false">)</mo>
        </mrow>
        <mrow>
          <mo stretchy="false">−</mo>
          <mi>z</mi>
        </mrow>
      </msup>
    </mrow>
    <annotation encoding="StarMath 5.0">bold{2_n}^z = sum from t =0 to x sum from u = 0 to lfloor {x - t} over 2 rfloor nabla_t (1+bold{t})^z cdot nabla_u (1+bold{u})^-z</annotation>
  </semantics>
</math>
</file>

<file path=Object 302/content.xml><?xml version="1.0" encoding="utf-8"?>
<math xmlns="http://www.w3.org/1998/Math/MathML" display="block">
  <semantics>
    <mrow>
      <mrow>
        <mstyle mathvariant="bold">
          <msup>
            <msub>
              <mi>m</mi>
              <mi>n</mi>
            </msub>
            <mi>z</mi>
          </msup>
        </mstyle>
        <mo stretchy="false">=</mo>
        <mrow>
          <munderover>
            <mo stretchy="false">∑</mo>
            <mrow>
              <mi>t</mi>
              <mo stretchy="false">=</mo>
              <mn>0</mn>
            </mrow>
            <mi>x</mi>
          </munderover>
          <mrow>
            <munderover>
              <mo stretchy="false">∑</mo>
              <mrow>
                <mi>u</mi>
                <mo stretchy="false">=</mo>
                <mn>0</mn>
              </mrow>
              <mrow>
                <mo fence="true" stretchy="false">⌊</mo>
                <mrow>
                  <mfrac>
                    <mrow>
                      <mi>x</mi>
                      <mo stretchy="false">−</mo>
                      <mi>t</mi>
                    </mrow>
                    <mi>m</mi>
                  </mfrac>
                </mrow>
                <mo fence="true" stretchy="false">⌋</mo>
              </mrow>
            </munderover>
            <msub>
              <mo stretchy="false">∇</mo>
              <mi>t</mi>
            </msub>
          </mrow>
        </mrow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t</mi>
                </mstyle>
              </mrow>
            </mrow>
            <mo fence="true" stretchy="false">)</mo>
          </mrow>
          <mi>z</mi>
        </msup>
        <mo stretchy="false">⋅</mo>
        <msub>
          <mo stretchy="false">∇</mo>
          <mi>u</mi>
        </msub>
      </mrow>
      <msup>
        <mrow>
          <mo fence="true" stretchy="false">(</mo>
          <mrow>
            <mrow>
              <mn>1</mn>
              <mo stretchy="false">+</mo>
              <mstyle mathvariant="bold">
                <mi>u</mi>
              </mstyle>
            </mrow>
          </mrow>
          <mo fence="true" stretchy="false">)</mo>
        </mrow>
        <mrow>
          <mo stretchy="false">−</mo>
          <mi>z</mi>
        </mrow>
      </msup>
    </mrow>
    <annotation encoding="StarMath 5.0">bold{m_n}^z = sum from t =0 to x sum from u = 0 to lfloor {x - t} over m rfloor nabla_t (1+bold{t})^z cdot nabla_u (1+bold{u})^-z</annotation>
  </semantics>
</math>
</file>

<file path=Object 303/content.xml><?xml version="1.0" encoding="utf-8"?>
<math xmlns="http://www.w3.org/1998/Math/MathML" display="block">
  <semantics>
    <mrow>
      <mrow>
        <mstyle mathvariant="bold">
          <msup>
            <msub>
              <mi>m</mi>
              <mi>n</mi>
            </msub>
            <mi>z</mi>
          </msup>
        </mstyle>
        <mo stretchy="false">=</mo>
        <mrow>
          <munder>
            <mo stretchy="false">∑</mo>
            <mrow>
              <mrow>
                <mi>t</mi>
                <mo stretchy="false">+</mo>
                <mrow>
                  <mi>m</mi>
                  <mo stretchy="false">⋅</mo>
                  <mi>u</mi>
                </mrow>
              </mrow>
              <mo stretchy="false">≤</mo>
              <mi>n</mi>
            </mrow>
          </munder>
          <msub>
            <mo stretchy="false">∇</mo>
            <mi>t</mi>
          </msub>
        </mrow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t</mi>
                </mstyle>
              </mrow>
            </mrow>
            <mo fence="true" stretchy="false">)</mo>
          </mrow>
          <mi>z</mi>
        </msup>
        <mo stretchy="false">⋅</mo>
        <msub>
          <mo stretchy="false">∇</mo>
          <mi>u</mi>
        </msub>
      </mrow>
      <msup>
        <mrow>
          <mo fence="true" stretchy="false">(</mo>
          <mrow>
            <mrow>
              <mn>1</mn>
              <mo stretchy="false">+</mo>
              <mstyle mathvariant="bold">
                <mi>u</mi>
              </mstyle>
            </mrow>
          </mrow>
          <mo fence="true" stretchy="false">)</mo>
        </mrow>
        <mrow>
          <mo stretchy="false">−</mo>
          <mi>z</mi>
        </mrow>
      </msup>
    </mrow>
    <annotation encoding="StarMath 5.0">bold{m_n}^z = sum from {t+m cdot u &lt;= n} nabla_t (1+bold{t})^z cdot nabla_u (1+bold{u})^-z</annotation>
  </semantics>
</math>
</file>

<file path=Object 304/content.xml><?xml version="1.0" encoding="utf-8"?>
<math xmlns="http://www.w3.org/1998/Math/MathML" display="block">
  <semantics>
    <mrow>
      <mrow>
        <mrow>
          <mstyle mathvariant="bold">
            <msup>
              <msub>
                <mi>m</mi>
                <mi>n</mi>
              </msub>
              <mi>z</mi>
            </msup>
          </mstyle>
          <mo stretchy="false">⋅</mo>
          <mstyle mathvariant="bold">
            <msup>
              <msub>
                <mi>o</mi>
                <mi>n</mi>
              </msub>
              <mi>z</mi>
            </msup>
          </mstyle>
        </mrow>
        <mo stretchy="false">=</mo>
        <mrow>
          <munder>
            <mo stretchy="false">∑</mo>
            <mrow>
              <mrow>
                <mi>t</mi>
                <mo stretchy="false">+</mo>
                <mrow>
                  <mi>m</mi>
                  <mo stretchy="false">⋅</mo>
                  <mi>u</mi>
                </mrow>
                <mo stretchy="false">+</mo>
                <mi>v</mi>
                <mo stretchy="false">+</mo>
                <mrow>
                  <mi>o</mi>
                  <mo stretchy="false">⋅</mo>
                  <mi>w</mi>
                </mrow>
              </mrow>
              <mo stretchy="false">≤</mo>
              <mi>n</mi>
            </mrow>
          </munder>
          <msub>
            <mo stretchy="false">∇</mo>
            <mi>t</mi>
          </msub>
        </mrow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t</mi>
                </mstyle>
              </mrow>
            </mrow>
            <mo fence="true" stretchy="false">)</mo>
          </mrow>
          <mi>z</mi>
        </msup>
        <mo stretchy="false">⋅</mo>
        <msub>
          <mo stretchy="false">∇</mo>
          <mi>u</mi>
        </msub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u</mi>
                </mstyle>
              </mrow>
            </mrow>
            <mo fence="true" stretchy="false">)</mo>
          </mrow>
          <mrow>
            <mo stretchy="false">−</mo>
            <mi>z</mi>
          </mrow>
        </msup>
        <mo stretchy="false">⋅</mo>
        <msub>
          <mo stretchy="false">∇</mo>
          <mi>v</mi>
        </msub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v</mi>
                </mstyle>
              </mrow>
            </mrow>
            <mo fence="true" stretchy="false">)</mo>
          </mrow>
          <mi>z</mi>
        </msup>
        <mo stretchy="false">⋅</mo>
        <msub>
          <mo stretchy="false">∇</mo>
          <mi>w</mi>
        </msub>
      </mrow>
      <msup>
        <mrow>
          <mo fence="true" stretchy="false">(</mo>
          <mrow>
            <mrow>
              <mn>1</mn>
              <mo stretchy="false">+</mo>
              <mstyle mathvariant="bold">
                <mi>w</mi>
              </mstyle>
            </mrow>
          </mrow>
          <mo fence="true" stretchy="false">)</mo>
        </mrow>
        <mrow>
          <mo stretchy="false">−</mo>
          <mi>z</mi>
        </mrow>
      </msup>
    </mrow>
    <annotation encoding="StarMath 5.0">bold{m_n}^z cdot bold{o_n}^z = sum from {t+m cdot u+v+o cdot w &lt;= n} 

nabla_t (1+bold{t})^z cdot nabla_u (1+bold{u})^-z

cdot

nabla_v (1+bold{v})^z cdot nabla_w (1+bold{w})^-z</annotation>
  </semantics>
</math>
</file>

<file path=Object 305/content.xml><?xml version="1.0" encoding="utf-8"?>
<math xmlns="http://www.w3.org/1998/Math/MathML" display="block">
  <semantics>
    <mrow>
      <mrow>
        <mrow>
          <mstyle mathvariant="bold">
            <msup>
              <msub>
                <mi>m</mi>
                <mi>x</mi>
              </msub>
              <mi>z</mi>
            </msup>
          </mstyle>
          <mo stretchy="false">⋅</mo>
          <mstyle mathvariant="bold">
            <msup>
              <msub>
                <mi>o</mi>
                <mi>x</mi>
              </msub>
              <mi>z</mi>
            </msup>
          </mstyle>
        </mrow>
        <mo stretchy="false">=</mo>
        <mrow>
          <munderover>
            <mo stretchy="false">∑</mo>
            <mrow>
              <mi>t</mi>
              <mo stretchy="false">=</mo>
              <mn>0</mn>
            </mrow>
            <mi>x</mi>
          </munderover>
          <mrow>
            <munderover>
              <mo stretchy="false">∑</mo>
              <mrow>
                <mi>u</mi>
                <mo stretchy="false">=</mo>
                <mn>0</mn>
              </mrow>
              <mrow>
                <mo fence="true" stretchy="false">⌊</mo>
                <mrow>
                  <mfrac>
                    <mrow>
                      <mi>x</mi>
                      <mo stretchy="false">−</mo>
                      <mi>t</mi>
                    </mrow>
                    <mi>m</mi>
                  </mfrac>
                </mrow>
                <mo fence="true" stretchy="false">⌋</mo>
              </mrow>
            </munderover>
            <mrow>
              <munderover>
                <mo stretchy="false">∑</mo>
                <mrow>
                  <mi>v</mi>
                  <mo stretchy="false">=</mo>
                  <mn>0</mn>
                </mrow>
                <mrow>
                  <mrow>
                    <mi>x</mi>
                    <mo stretchy="false">−</mo>
                    <mi>t</mi>
                    <mo stretchy="false">−</mo>
                    <mi>m</mi>
                  </mrow>
                  <mi>u</mi>
                </mrow>
              </munderover>
              <mrow>
                <munderover>
                  <mo stretchy="false">∑</mo>
                  <mrow>
                    <mi>w</mi>
                    <mo stretchy="false">=</mo>
                    <mn>0</mn>
                  </mrow>
                  <mrow>
                    <mo fence="true" stretchy="false">⌊</mo>
                    <mrow>
                      <mfrac>
                        <mrow>
                          <mi>x</mi>
                          <mo stretchy="false">−</mo>
                          <mi>t</mi>
                          <mo stretchy="false">−</mo>
                          <mrow>
                            <mi>m</mi>
                            <mo stretchy="false">⋅</mo>
                            <mi>u</mi>
                          </mrow>
                          <mo stretchy="false">−</mo>
                          <mi>v</mi>
                        </mrow>
                        <mi>o</mi>
                      </mfrac>
                    </mrow>
                    <mo fence="true" stretchy="false">⌋</mo>
                  </mrow>
                </munderover>
                <msub>
                  <mo stretchy="false">∇</mo>
                  <mi>t</mi>
                </msub>
              </mrow>
            </mrow>
          </mrow>
        </mrow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t</mi>
                </mstyle>
              </mrow>
            </mrow>
            <mo fence="true" stretchy="false">)</mo>
          </mrow>
          <mi>z</mi>
        </msup>
        <mo stretchy="false">⋅</mo>
        <msub>
          <mo stretchy="false">∇</mo>
          <mi>u</mi>
        </msub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u</mi>
                </mstyle>
              </mrow>
            </mrow>
            <mo fence="true" stretchy="false">)</mo>
          </mrow>
          <mrow>
            <mo stretchy="false">−</mo>
            <mi>z</mi>
          </mrow>
        </msup>
        <mo stretchy="false">⋅</mo>
        <msub>
          <mo stretchy="false">∇</mo>
          <mi>v</mi>
        </msub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v</mi>
                </mstyle>
              </mrow>
            </mrow>
            <mo fence="true" stretchy="false">)</mo>
          </mrow>
          <mi>z</mi>
        </msup>
        <mo stretchy="false">⋅</mo>
        <msub>
          <mo stretchy="false">∇</mo>
          <mi>w</mi>
        </msub>
      </mrow>
      <msup>
        <mrow>
          <mo fence="true" stretchy="false">(</mo>
          <mrow>
            <mrow>
              <mn>1</mn>
              <mo stretchy="false">+</mo>
              <mstyle mathvariant="bold">
                <mi>w</mi>
              </mstyle>
            </mrow>
          </mrow>
          <mo fence="true" stretchy="false">)</mo>
        </mrow>
        <mrow>
          <mo stretchy="false">−</mo>
          <mi>z</mi>
        </mrow>
      </msup>
    </mrow>
    <annotation encoding="StarMath 5.0">bold{m_x}^z cdot bold{o_x}^z =

sum from t =0 to x 
sum from u = 0 to lfloor {x - t} over m rfloor 
sum from v = 0 to {x - t - m u}
sum from w = 0 to lfloor {x - t - m cdot u - v} over o rfloor 


nabla_t (1+bold{t})^z cdot nabla_u (1+bold{u})^-z

cdot

nabla_v (1+bold{v})^z cdot nabla_w (1+bold{w})^-z</annotation>
  </semantics>
</math>
</file>

<file path=Object 306/content.xml><?xml version="1.0" encoding="utf-8"?>
<math xmlns="http://www.w3.org/1998/Math/MathML" display="block">
  <semantics>
    <mrow>
      <mrow>
        <mstyle mathvariant="bold">
          <msup>
            <msub>
              <mi>m</mi>
              <mi>x</mi>
            </msub>
            <mi>z</mi>
          </msup>
        </mstyle>
        <mo stretchy="false">⋅</mo>
        <mstyle mathvariant="bold">
          <msup>
            <msub>
              <mi>o</mi>
              <mi>x</mi>
            </msub>
            <mi>z</mi>
          </msup>
        </mstyle>
      </mrow>
      <mo stretchy="false">=</mo>
      <mrow>
        <mrow>
          <munderover>
            <mo stretchy="false">∑</mo>
            <mrow>
              <mi>t</mi>
              <mo stretchy="false">=</mo>
              <mn>0</mn>
            </mrow>
            <mi>x</mi>
          </munderover>
          <mrow>
            <munderover>
              <mo stretchy="false">∑</mo>
              <mrow>
                <mi>u</mi>
                <mo stretchy="false">=</mo>
                <mn>0</mn>
              </mrow>
              <mrow>
                <mo fence="true" stretchy="false">⌊</mo>
                <mrow>
                  <mfrac>
                    <mrow>
                      <mi>x</mi>
                      <mo stretchy="false">−</mo>
                      <mi>t</mi>
                    </mrow>
                    <mi>m</mi>
                  </mfrac>
                </mrow>
                <mo fence="true" stretchy="false">⌋</mo>
              </mrow>
            </munderover>
            <mrow>
              <munderover>
                <mo stretchy="false">∑</mo>
                <mrow>
                  <mi>v</mi>
                  <mo stretchy="false">=</mo>
                  <mn>0</mn>
                </mrow>
                <mrow>
                  <mrow>
                    <mi>x</mi>
                    <mo stretchy="false">−</mo>
                    <mi>t</mi>
                    <mo stretchy="false">−</mo>
                    <mi>m</mi>
                  </mrow>
                  <mi>u</mi>
                </mrow>
              </munderover>
              <mrow>
                <munderover>
                  <mo stretchy="false">∑</mo>
                  <mrow>
                    <mi>w</mi>
                    <mo stretchy="false">=</mo>
                    <mn>0</mn>
                  </mrow>
                  <mrow>
                    <mo fence="true" stretchy="false">⌊</mo>
                    <mrow>
                      <mfrac>
                        <mrow>
                          <mi>x</mi>
                          <mo stretchy="false">−</mo>
                          <mi>t</mi>
                          <mo stretchy="false">−</mo>
                          <mrow>
                            <mi>m</mi>
                            <mo stretchy="false">⋅</mo>
                            <mi>u</mi>
                          </mrow>
                          <mo stretchy="false">−</mo>
                          <mi>v</mi>
                        </mrow>
                        <mi>o</mi>
                      </mfrac>
                    </mrow>
                    <mo fence="true" stretchy="false">⌋</mo>
                  </mrow>
                </munderover>
                <mrow>
                  <mo fence="true" stretchy="false">(</mo>
                  <mrow>
                    <mrow>
                      <mo fence="true" stretchy="false">(</mo>
                      <mrow>
                        <mtable>
                          <mtr>
                            <mtd>
                              <mi>z</mi>
                            </mtd>
                          </mtr>
                          <mtr>
                            <mtd>
                              <mi>t</mi>
                            </mtd>
                          </mtr>
                        </mtable>
                      </mrow>
                      <mo fence="true" stretchy="false">)</mo>
                    </mrow>
                  </mrow>
                  <mo fence="true" stretchy="false">)</mo>
                </mrow>
              </mrow>
            </mrow>
          </mrow>
        </mrow>
        <mo stretchy="false">⋅</mo>
        <mrow>
          <mo fence="true" stretchy="false">(</mo>
          <mrow>
            <mrow>
              <mo fence="true" stretchy="false">(</mo>
              <mrow>
                <mtable>
                  <mtr>
                    <mtd>
                      <mrow>
                        <mo stretchy="false">−</mo>
                        <mi>z</mi>
                      </mrow>
                    </mtd>
                  </mtr>
                  <mtr>
                    <mtd>
                      <mi>u</mi>
                    </mtd>
                  </mtr>
                </mtable>
              </mrow>
              <mo fence="true" stretchy="false">)</mo>
            </mrow>
          </mrow>
          <mo fence="true" stretchy="false">)</mo>
        </mrow>
        <mo stretchy="false">⋅</mo>
        <mrow>
          <mo fence="true" stretchy="false">(</mo>
          <mrow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i>v</mi>
                    </mtd>
                  </mtr>
                </mtable>
              </mrow>
              <mo fence="true" stretchy="false">)</mo>
            </mrow>
          </mrow>
          <mo fence="true" stretchy="false">)</mo>
        </mrow>
        <mo stretchy="false">⋅</mo>
        <mrow>
          <mo fence="true" stretchy="false">(</mo>
          <mrow>
            <mrow>
              <mo fence="true" stretchy="false">(</mo>
              <mrow>
                <mtable>
                  <mtr>
                    <mtd>
                      <mrow>
                        <mo stretchy="false">−</mo>
                        <mi>z</mi>
                      </mrow>
                    </mtd>
                  </mtr>
                  <mtr>
                    <mtd>
                      <mi>w</mi>
                    </mtd>
                  </mtr>
                </mtable>
              </mrow>
              <mo fence="true" stretchy="false">)</mo>
            </mrow>
          </mrow>
          <mo fence="true" stretchy="false">)</mo>
        </mrow>
      </mrow>
    </mrow>
    <annotation encoding="StarMath 5.0">bold{m_x}^z cdot bold{o_x}^z =

sum from t =0 to x 
sum from u = 0 to lfloor {x - t} over m rfloor 
sum from v = 0 to {x - t - m u}
sum from w = 0 to lfloor {x - t - m cdot u - v} over o rfloor 


((binom{z}{t})) cdot ((binom{-z}{u}))

cdot

((binom{z}{v})) cdot ((binom{-z}{w}))</annotation>
  </semantics>
</math>
</file>

<file path=Object 307/content.xml><?xml version="1.0" encoding="utf-8"?>
<math xmlns="http://www.w3.org/1998/Math/MathML" display="block">
  <semantics>
    <mrow>
      <mi>log</mi>
      <mrow>
        <mstyle mathvariant="bold">
          <msub>
            <mn>8</mn>
            <mi>n</mi>
          </msub>
        </mstyle>
        <mo stretchy="false">=</mo>
        <mi>log</mi>
      </mrow>
      <mrow>
        <mstyle mathvariant="bold">
          <msub>
            <mn>2</mn>
            <mi>n</mi>
          </msub>
        </mstyle>
        <mo stretchy="false">+</mo>
        <mi>log</mi>
      </mrow>
      <mrow>
        <mstyle mathvariant="bold">
          <msub>
            <mn>2</mn>
            <mrow>
              <mi>n</mi>
              <mtext>*</mtext>
              <mfrac>
                <mn>1</mn>
                <mn>2</mn>
              </mfrac>
            </mrow>
          </msub>
        </mstyle>
        <mo stretchy="false">+</mo>
        <mi>log</mi>
      </mrow>
      <mstyle mathvariant="bold">
        <msub>
          <mn>2</mn>
          <mrow>
            <mi>n</mi>
            <mtext>*</mtext>
            <mfrac>
              <mn>1</mn>
              <mn>4</mn>
            </mfrac>
          </mrow>
        </msub>
      </mstyle>
    </mrow>
    <annotation encoding="StarMath 5.0">log bold{8_n} = log bold{2_n} + log bold{2_{n "*" 1 over 2}}+ log bold{2_{n "*" 1 over 4}}</annotation>
  </semantics>
</math>
</file>

<file path=Object 308/content.xml><?xml version="1.0" encoding="utf-8"?>
<math xmlns="http://www.w3.org/1998/Math/MathML" display="block">
  <semantics>
    <mrow>
      <mi>log</mi>
      <mrow>
        <mstyle mathvariant="bold">
          <msub>
            <mn>4</mn>
            <mi>n</mi>
          </msub>
        </mstyle>
        <mo stretchy="false">=</mo>
        <mi>log</mi>
      </mrow>
      <mrow>
        <mstyle mathvariant="bold">
          <msub>
            <mn>2</mn>
            <mi>n</mi>
          </msub>
        </mstyle>
        <mo stretchy="false">+</mo>
        <mi>log</mi>
      </mrow>
      <mstyle mathvariant="bold">
        <msub>
          <mn>2</mn>
          <mrow>
            <mi>n</mi>
            <mtext>*</mtext>
            <mfrac>
              <mn>1</mn>
              <mn>2</mn>
            </mfrac>
          </mrow>
        </msub>
      </mstyle>
    </mrow>
    <annotation encoding="StarMath 5.0">log bold{4_n} = log bold{2_n} + log bold{2_{n "*" 1 over 2}}</annotation>
  </semantics>
</math>
</file>

<file path=Object 309/content.xml><?xml version="1.0" encoding="utf-8"?>
<math xmlns="http://www.w3.org/1998/Math/MathML" display="block">
  <semantics>
    <mrow>
      <mi>log</mi>
      <mrow>
        <mfrac>
          <mrow>
            <mn>1</mn>
            <mo stretchy="false">+</mo>
            <mstyle mathvariant="bold">
              <mi>n</mi>
            </mstyle>
          </mrow>
          <mrow>
            <mn>1</mn>
            <mo stretchy="false">+</mo>
            <mstyle mathvariant="bold">
              <mrow>
                <mi>n</mi>
                <mtext>*</mtext>
                <mfrac>
                  <mn>1</mn>
                  <mn>4</mn>
                </mfrac>
              </mrow>
            </mstyle>
          </mrow>
        </mfrac>
        <mo stretchy="false">=</mo>
        <mi>log</mi>
      </mrow>
      <mrow>
        <mfrac>
          <mrow>
            <mn>1</mn>
            <mo stretchy="false">+</mo>
            <mstyle mathvariant="bold">
              <mi>n</mi>
            </mstyle>
          </mrow>
          <mrow>
            <mn>1</mn>
            <mo stretchy="false">+</mo>
            <mstyle mathvariant="bold">
              <mrow>
                <mi>n</mi>
                <mtext>*</mtext>
                <mfrac>
                  <mn>1</mn>
                  <mn>2</mn>
                </mfrac>
              </mrow>
            </mstyle>
          </mrow>
        </mfrac>
        <mo stretchy="false">+</mo>
        <mi>log</mi>
      </mrow>
      <mfrac>
        <mrow>
          <mn>1</mn>
          <mo stretchy="false">+</mo>
          <mstyle mathvariant="bold">
            <mrow>
              <mi>n</mi>
              <mtext>*</mtext>
              <mfrac>
                <mn>1</mn>
                <mn>2</mn>
              </mfrac>
            </mrow>
          </mstyle>
        </mrow>
        <mrow>
          <mn>1</mn>
          <mo stretchy="false">+</mo>
          <mstyle mathvariant="bold">
            <mrow>
              <mi>n</mi>
              <mtext>*</mtext>
              <mfrac>
                <mn>1</mn>
                <mn>4</mn>
              </mfrac>
            </mrow>
          </mstyle>
        </mrow>
      </mfrac>
    </mrow>
    <annotation encoding="StarMath 5.0">log {{1+bold{n}}over{1+bold{n "*" 1 over 4}}} = 
log {{1+bold{n}} over {1+bold{n"*"1 over 2}}} + 
log {{1+bold{n "*" 1 over 2}} over {1+bold{n"*"1 over 4}}}</annotation>
  </semantics>
</math>
</file>

<file path=Object 31/content.xml><?xml version="1.0" encoding="utf-8"?>
<math xmlns="http://www.w3.org/1998/Math/MathML" display="block">
  <semantics>
    <mrow>
      <mrow>
        <munder>
          <mo stretchy="false">∑</mo>
          <mrow>
            <mi>j</mi>
            <mo stretchy="false">=</mo>
            <mn>0</mn>
          </mrow>
        </munder>
        <mo stretchy="false">∇</mo>
      </mrow>
      <mrow>
        <msub>
          <mrow>
            <mo fence="true" stretchy="false">[</mo>
            <mrow>
              <mstyle mathvariant="bold">
                <msup>
                  <mi>m</mi>
                  <mi>z</mi>
                </msup>
              </mstyle>
            </mrow>
            <mo fence="true" stretchy="false">]</mo>
          </mrow>
          <mi>j</mi>
        </msub>
        <mo stretchy="false">=</mo>
        <msup>
          <mi>m</mi>
          <mi>z</mi>
        </msup>
      </mrow>
      <mi mathvariant="italic">for</mi>
      <mi mathvariant="normal">ℜ</mi>
      <mrow>
        <mrow>
          <mo fence="true" stretchy="false">(</mo>
          <mrow>
            <mi>z</mi>
          </mrow>
          <mo fence="true" stretchy="false">)</mo>
        </mrow>
        <mo stretchy="false">&gt;</mo>
        <mn>0</mn>
      </mrow>
    </mrow>
    <annotation encoding="StarMath 5.0">sum from j = 0 nabla [bold{m}^z]_j = m^z for Re( z )&gt;0</annotation>
  </semantics>
</math>
</file>

<file path=Object 310/content.xml><?xml version="1.0" encoding="utf-8"?>
<math xmlns="http://www.w3.org/1998/Math/MathML" display="block">
  <semantics>
    <mrow>
      <mi>log</mi>
      <mrow>
        <mfrac>
          <mrow>
            <mn>1</mn>
            <mo stretchy="false">+</mo>
            <mstyle mathvariant="bold">
              <mi>n</mi>
            </mstyle>
          </mrow>
          <mrow>
            <mn>1</mn>
            <mo stretchy="false">+</mo>
            <mstyle mathvariant="bold">
              <mrow>
                <mi>n</mi>
                <mtext>*</mtext>
                <mfrac>
                  <mn>1</mn>
                  <mn>8</mn>
                </mfrac>
              </mrow>
            </mstyle>
          </mrow>
        </mfrac>
        <mo stretchy="false">=</mo>
        <mi>log</mi>
      </mrow>
      <mrow>
        <mfrac>
          <mrow>
            <mn>1</mn>
            <mo stretchy="false">+</mo>
            <mstyle mathvariant="bold">
              <mi>n</mi>
            </mstyle>
          </mrow>
          <mrow>
            <mn>1</mn>
            <mo stretchy="false">+</mo>
            <mstyle mathvariant="bold">
              <mrow>
                <mi>n</mi>
                <mtext>*</mtext>
                <mfrac>
                  <mn>1</mn>
                  <mn>2</mn>
                </mfrac>
              </mrow>
            </mstyle>
          </mrow>
        </mfrac>
        <mo stretchy="false">+</mo>
        <mi>log</mi>
      </mrow>
      <mrow>
        <mfrac>
          <mrow>
            <mn>1</mn>
            <mo stretchy="false">+</mo>
            <mstyle mathvariant="bold">
              <mrow>
                <mi>n</mi>
                <mtext>*</mtext>
                <mfrac>
                  <mn>1</mn>
                  <mn>2</mn>
                </mfrac>
              </mrow>
            </mstyle>
          </mrow>
          <mrow>
            <mn>1</mn>
            <mo stretchy="false">+</mo>
            <mstyle mathvariant="bold">
              <mrow>
                <mi>n</mi>
                <mtext>*</mtext>
                <mfrac>
                  <mn>1</mn>
                  <mn>4</mn>
                </mfrac>
              </mrow>
            </mstyle>
          </mrow>
        </mfrac>
        <mo stretchy="false">+</mo>
        <mi>log</mi>
      </mrow>
      <mfrac>
        <mrow>
          <mn>1</mn>
          <mo stretchy="false">+</mo>
          <mstyle mathvariant="bold">
            <mrow>
              <mi>n</mi>
              <mtext>*</mtext>
              <mfrac>
                <mn>1</mn>
                <mn>4</mn>
              </mfrac>
            </mrow>
          </mstyle>
        </mrow>
        <mrow>
          <mn>1</mn>
          <mo stretchy="false">+</mo>
          <mstyle mathvariant="bold">
            <mrow>
              <mi>n</mi>
              <mtext>*</mtext>
              <mfrac>
                <mn>1</mn>
                <mn>8</mn>
              </mfrac>
            </mrow>
          </mstyle>
        </mrow>
      </mfrac>
    </mrow>
    <annotation encoding="StarMath 5.0">log {{1+bold{n}}over{1+bold{n "*" 1 over 8}}} = 
log {{1+bold{n}} over {1+bold{n"*"1 over 2}}} + 
log {{1+bold{n "*" 1 over 2}} over {1+bold{n"*"1 over 4}}} + 
log {{1+bold{n "*" 1 over 4}} over {1+bold{n"*"1 over 8}}}</annotation>
  </semantics>
</math>
</file>

<file path=Object 311/content.xml><?xml version="1.0" encoding="utf-8"?>
<math xmlns="http://www.w3.org/1998/Math/MathML" display="block">
  <semantics>
    <mrow>
      <mi>log</mi>
      <mrow>
        <mstyle mathvariant="bold">
          <msub>
            <mn>6</mn>
            <mi>n</mi>
          </msub>
        </mstyle>
        <mo stretchy="false">=</mo>
        <mi>?</mi>
      </mrow>
      <mi>?</mi>
      <mi>?</mi>
    </mrow>
    <annotation encoding="StarMath 5.0">log bold{6_n} = ???</annotation>
  </semantics>
</math>
</file>

<file path=Object 312/content.xml><?xml version="1.0" encoding="utf-8"?>
<math xmlns="http://www.w3.org/1998/Math/MathML" display="block">
  <semantics>
    <mrow>
      <mi>log</mi>
      <mrow>
        <mstyle mathvariant="bold">
          <msub>
            <mn>3</mn>
            <mi>n</mi>
          </msub>
        </mstyle>
        <mo stretchy="false">=</mo>
        <mrow>
          <munder>
            <mo stretchy="false">∑</mo>
            <mrow>
              <mi>k</mi>
              <mo stretchy="false">=</mo>
              <mn>0</mn>
            </mrow>
          </munder>
          <mi>log</mi>
        </mrow>
      </mrow>
      <mrow>
        <mstyle mathvariant="bold">
          <msub>
            <mn>2</mn>
            <mrow>
              <mi>n</mi>
              <mtext>*</mtext>
              <mfrac>
                <mn>1</mn>
                <msup>
                  <mn>2</mn>
                  <mi>k</mi>
                </msup>
              </mfrac>
            </mrow>
          </msub>
        </mstyle>
        <mo stretchy="false">−</mo>
        <mrow>
          <munder>
            <mo stretchy="false">∑</mo>
            <mrow>
              <mi>k</mi>
              <mo stretchy="false">=</mo>
              <mn>0</mn>
            </mrow>
          </munder>
          <mi>log</mi>
        </mrow>
      </mrow>
      <mstyle mathvariant="bold">
        <msub>
          <mn>2</mn>
          <mrow>
            <mi>n</mi>
            <mtext>*</mtext>
            <mfrac>
              <mn>1</mn>
              <mrow>
                <mn>3</mn>
                <mo stretchy="false">⋅</mo>
                <msup>
                  <mn>2</mn>
                  <mi>k</mi>
                </msup>
              </mrow>
            </mfrac>
          </mrow>
        </msub>
      </mstyle>
    </mrow>
    <annotation encoding="StarMath 5.0">log bold{3_n} = sum from k = 0 log bold{2_{n "*" 1 over 2^k}} - sum from k = 0 log bold{2_{n "*" 1 over {3 cdot 2^k}}}</annotation>
  </semantics>
</math>
</file>

<file path=Object 313/content.xml><?xml version="1.0" encoding="utf-8"?>
<math xmlns="http://www.w3.org/1998/Math/MathML" display="block">
  <semantics>
    <mrow>
      <mi>log</mi>
      <mrow>
        <mfrac>
          <mrow>
            <mn>1</mn>
            <mo stretchy="false">+</mo>
            <mstyle mathvariant="bold">
              <mi>n</mi>
            </mstyle>
          </mrow>
          <mrow>
            <mn>1</mn>
            <mo stretchy="false">+</mo>
            <mstyle mathvariant="bold">
              <mrow>
                <mi>n</mi>
                <mtext>*</mtext>
                <mfrac>
                  <mn>1</mn>
                  <mn>3</mn>
                </mfrac>
              </mrow>
            </mstyle>
          </mrow>
        </mfrac>
        <mo stretchy="false">=</mo>
        <mrow>
          <munder>
            <mo stretchy="false">∑</mo>
            <mrow>
              <mi>k</mi>
              <mo stretchy="false">=</mo>
              <mn>0</mn>
            </mrow>
          </munder>
          <mi>log</mi>
        </mrow>
      </mrow>
      <mrow>
        <mfrac>
          <mrow>
            <mn>1</mn>
            <mo stretchy="false">+</mo>
            <mstyle mathvariant="bold">
              <mrow>
                <mi>n</mi>
                <mtext>*</mtext>
                <mfrac>
                  <mn>1</mn>
                  <msup>
                    <mn>2</mn>
                    <mi>k</mi>
                  </msup>
                </mfrac>
              </mrow>
            </mstyle>
          </mrow>
          <mrow>
            <mn>1</mn>
            <mo stretchy="false">+</mo>
            <mstyle mathvariant="bold">
              <mrow>
                <mi>n</mi>
                <mtext>*</mtext>
                <mfrac>
                  <mn>1</mn>
                  <msup>
                    <mn>2</mn>
                    <mrow>
                      <mi>k</mi>
                      <mo stretchy="false">+</mo>
                      <mn>1</mn>
                    </mrow>
                  </msup>
                </mfrac>
              </mrow>
            </mstyle>
          </mrow>
        </mfrac>
        <mo stretchy="false">−</mo>
        <mi>log</mi>
      </mrow>
      <mfrac>
        <mrow>
          <mn>1</mn>
          <mo stretchy="false">+</mo>
          <mstyle mathvariant="bold">
            <mrow>
              <mi>n</mi>
              <mtext>*</mtext>
              <mfrac>
                <mn>1</mn>
                <mrow>
                  <mn>3</mn>
                  <mo stretchy="false">⋅</mo>
                  <msup>
                    <mn>2</mn>
                    <mi>k</mi>
                  </msup>
                </mrow>
              </mfrac>
            </mrow>
          </mstyle>
        </mrow>
        <mrow>
          <mn>1</mn>
          <mo stretchy="false">+</mo>
          <mstyle mathvariant="bold">
            <mrow>
              <mi>n</mi>
              <mtext>*</mtext>
              <mfrac>
                <mn>1</mn>
                <mrow>
                  <mn>3</mn>
                  <mo stretchy="false">⋅</mo>
                  <msup>
                    <mn>2</mn>
                    <mrow>
                      <mi>k</mi>
                      <mo stretchy="false">+</mo>
                      <mn>1</mn>
                    </mrow>
                  </msup>
                </mrow>
              </mfrac>
            </mrow>
          </mstyle>
        </mrow>
      </mfrac>
    </mrow>
    <annotation encoding="StarMath 5.0">log {{1+bold{n}}over{1+bold{n "*" 1 over 3}}} = 
sum from k = 0 log {{1+bold{n "*" 1 over 2^k}} over {1+bold{n"*"1 over 2^{k+1}}}} - 
log {{1+bold{n "*" 1 over {3 cdot 2^k}}} over {1+bold{n"*"1 over {3 cdot 2^{k+1}}}}}</annotation>
  </semantics>
</math>
</file>

<file path=Object 314/content.xml><?xml version="1.0" encoding="utf-8"?>
<math xmlns="http://www.w3.org/1998/Math/MathML" display="block">
  <semantics>
    <mrow>
      <mi>log</mi>
      <mrow>
        <mstyle mathvariant="bold">
          <msub>
            <mn>2</mn>
            <mi>n</mi>
          </msub>
        </mstyle>
        <mo stretchy="false">=</mo>
        <mrow>
          <munder>
            <mo stretchy="false">∑</mo>
            <mrow>
              <mi>k</mi>
              <mo stretchy="false">=</mo>
              <mn>0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</mrow>
      <mi>log</mi>
      <mstyle mathvariant="bold">
        <msub>
          <mn>4</mn>
          <mrow>
            <mi>n</mi>
            <mtext>*</mtext>
            <mfrac>
              <mn>1</mn>
              <msup>
                <mn>2</mn>
                <mi>k</mi>
              </msup>
            </mfrac>
          </mrow>
        </msub>
      </mstyle>
    </mrow>
    <annotation encoding="StarMath 5.0">log bold{2_n} = sum from k = 0 (-1)^k log bold{4_{n "*" 1 over 2^k}}</annotation>
  </semantics>
</math>
</file>

<file path=Object 315/content.xml><?xml version="1.0" encoding="utf-8"?>
<math xmlns="http://www.w3.org/1998/Math/MathML" display="block">
  <semantics>
    <mrow>
      <mi>log</mi>
      <mrow>
        <mfrac>
          <mrow>
            <mn>1</mn>
            <mo stretchy="false">+</mo>
            <mstyle mathvariant="bold">
              <mi>n</mi>
            </mstyle>
          </mrow>
          <mrow>
            <mn>1</mn>
            <mo stretchy="false">+</mo>
            <mstyle mathvariant="bold">
              <mrow>
                <mi>n</mi>
                <mtext>*</mtext>
                <mfrac>
                  <mn>1</mn>
                  <mn>2</mn>
                </mfrac>
              </mrow>
            </mstyle>
          </mrow>
        </mfrac>
        <mo stretchy="false">=</mo>
        <mrow>
          <munder>
            <mo stretchy="false">∑</mo>
            <mrow>
              <mi>k</mi>
              <mo stretchy="false">=</mo>
              <mn>0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</mrow>
      <mi>log</mi>
      <mfrac>
        <mrow>
          <mn>1</mn>
          <mo stretchy="false">+</mo>
          <mstyle mathvariant="bold">
            <mrow>
              <mi>n</mi>
              <mtext>*</mtext>
              <mfrac>
                <mn>1</mn>
                <msup>
                  <mn>2</mn>
                  <mi>k</mi>
                </msup>
              </mfrac>
            </mrow>
          </mstyle>
        </mrow>
        <mrow>
          <mn>1</mn>
          <mo stretchy="false">+</mo>
          <mstyle mathvariant="bold">
            <mrow>
              <mi>n</mi>
              <mtext>*</mtext>
              <mfrac>
                <mn>1</mn>
                <mrow>
                  <mn>4</mn>
                  <mo stretchy="false">⋅</mo>
                  <msup>
                    <mn>2</mn>
                    <mrow>
                      <mi>k</mi>
                      <mo stretchy="false">+</mo>
                      <mn>1</mn>
                    </mrow>
                  </msup>
                </mrow>
              </mfrac>
            </mrow>
          </mstyle>
        </mrow>
      </mfrac>
    </mrow>
    <annotation encoding="StarMath 5.0">log {{1+bold{n}}over{1+bold{n "*" 1 over 2}}} = 
sum from k = 0 (-1)^k log {{1+bold{n "*" 1 over 2^k}} over {1+bold{n"*"1 over {4 cdot 2^{k+1}}}}}</annotation>
  </semantics>
</math>
</file>

<file path=Object 316/content.xml><?xml version="1.0" encoding="utf-8"?>
<math xmlns="http://www.w3.org/1998/Math/MathML" display="block">
  <semantics>
    <mrow>
      <mstyle mathvariant="bold">
        <msup>
          <msub>
            <mi mathvariant="normal">∞</mi>
            <mi>n</mi>
          </msub>
          <mi>z</mi>
        </msup>
      </mstyle>
      <mo stretchy="false">=</mo>
      <mrow>
        <munder>
          <mo stretchy="false">∏</mo>
          <mrow>
            <mi>k</mi>
            <mo stretchy="false">=</mo>
            <mn>0</mn>
          </mrow>
        </munder>
        <msup>
          <mstyle mathvariant="bold">
            <msub>
              <mn>2</mn>
              <mrow>
                <mi>n</mi>
                <mtext>*</mtext>
                <mfrac>
                  <mn>1</mn>
                  <msup>
                    <mn>2</mn>
                    <mi>k</mi>
                  </msup>
                </mfrac>
              </mrow>
            </msub>
          </mstyle>
          <mi>z</mi>
        </msup>
      </mrow>
    </mrow>
    <annotation encoding="StarMath 5.0">bold{infty_n}^z = prod from k = 0 {bold{2}_{n "*" 1 over 2^k}}^z</annotation>
  </semantics>
</math>
</file>

<file path=Object 317/content.xml><?xml version="1.0" encoding="utf-8"?>
<math xmlns="http://www.w3.org/1998/Math/MathML" display="block">
  <semantics>
    <mrow>
      <mi>log</mi>
      <mrow>
        <mrow>
          <mn>1</mn>
          <mo stretchy="false">+</mo>
          <mstyle mathvariant="bold">
            <mi>n</mi>
          </mstyle>
        </mrow>
        <mo stretchy="false">=</mo>
        <mrow>
          <munder>
            <mo stretchy="false">∑</mo>
            <mrow>
              <mi>k</mi>
              <mo stretchy="false">=</mo>
              <mn>0</mn>
            </mrow>
          </munder>
          <mi>log</mi>
        </mrow>
      </mrow>
      <mfrac>
        <mrow>
          <mn>1</mn>
          <mo stretchy="false">+</mo>
          <mstyle mathvariant="bold">
            <mrow>
              <mi>n</mi>
              <mtext>*</mtext>
              <mfrac>
                <mn>1</mn>
                <msup>
                  <mn>2</mn>
                  <mi>k</mi>
                </msup>
              </mfrac>
            </mrow>
          </mstyle>
        </mrow>
        <mrow>
          <mn>1</mn>
          <mo stretchy="false">+</mo>
          <mstyle mathvariant="bold">
            <mrow>
              <mi>n</mi>
              <mtext>*</mtext>
              <mfrac>
                <mn>1</mn>
                <msup>
                  <mn>2</mn>
                  <mrow>
                    <mi>k</mi>
                    <mo stretchy="false">+</mo>
                    <mn>1</mn>
                  </mrow>
                </msup>
              </mfrac>
            </mrow>
          </mstyle>
        </mrow>
      </mfrac>
    </mrow>
    <annotation encoding="StarMath 5.0">log {{1+bold{n}}} = 
sum from k = 0 log {{1+bold{n "*" 1 over 2^k}} over {1+bold{n"*"1 over {2^{k+1}}}}}</annotation>
  </semantics>
</math>
</file>

<file path=Object 318/content.xml><?xml version="1.0" encoding="utf-8"?>
<math xmlns="http://www.w3.org/1998/Math/MathML" display="block">
  <semantics>
    <mrow>
      <mi>log</mi>
      <mrow>
        <mstyle mathvariant="bold">
          <msub>
            <mi mathvariant="normal">∞</mi>
            <mi>n</mi>
          </msub>
        </mstyle>
        <mo stretchy="false">=</mo>
        <mrow>
          <munder>
            <mo stretchy="false">∑</mo>
            <mrow>
              <mi>k</mi>
              <mo stretchy="false">=</mo>
              <mn>0</mn>
            </mrow>
          </munder>
          <mi>log</mi>
        </mrow>
      </mrow>
      <mstyle mathvariant="bold">
        <msub>
          <mn>3</mn>
          <mrow>
            <mi>n</mi>
            <mtext>*</mtext>
            <mfrac>
              <mn>1</mn>
              <msup>
                <mn>3</mn>
                <mi>k</mi>
              </msup>
            </mfrac>
          </mrow>
        </msub>
      </mstyle>
    </mrow>
    <annotation encoding="StarMath 5.0">log bold{infty_n} = sum from k = 0 log bold{3_{n "*" 1 over 3^k}}</annotation>
  </semantics>
</math>
</file>

<file path=Object 319/content.xml><?xml version="1.0" encoding="utf-8"?>
<math xmlns="http://www.w3.org/1998/Math/MathML" display="block">
  <semantics>
    <mrow>
      <mi>log</mi>
      <mrow>
        <mrow>
          <mn>1</mn>
          <mo stretchy="false">+</mo>
          <mstyle mathvariant="bold">
            <mi>n</mi>
          </mstyle>
        </mrow>
        <mo stretchy="false">=</mo>
        <mrow>
          <munder>
            <mo stretchy="false">∑</mo>
            <mrow>
              <mi>k</mi>
              <mo stretchy="false">=</mo>
              <mn>0</mn>
            </mrow>
          </munder>
          <mi>log</mi>
        </mrow>
      </mrow>
      <mfrac>
        <mrow>
          <mn>1</mn>
          <mo stretchy="false">+</mo>
          <mstyle mathvariant="bold">
            <mrow>
              <mi>n</mi>
              <mtext>*</mtext>
              <mfrac>
                <mn>1</mn>
                <msup>
                  <mn>3</mn>
                  <mi>k</mi>
                </msup>
              </mfrac>
            </mrow>
          </mstyle>
        </mrow>
        <mrow>
          <mn>1</mn>
          <mo stretchy="false">+</mo>
          <mstyle mathvariant="bold">
            <mrow>
              <mi>n</mi>
              <mtext>*</mtext>
              <mfrac>
                <mn>1</mn>
                <msup>
                  <mn>3</mn>
                  <mrow>
                    <mi>k</mi>
                    <mo stretchy="false">+</mo>
                    <mn>1</mn>
                  </mrow>
                </msup>
              </mfrac>
            </mrow>
          </mstyle>
        </mrow>
      </mfrac>
    </mrow>
    <annotation encoding="StarMath 5.0">log {{1+bold{n}}} = 
sum from k = 0 log {{1+bold{n "*" 1 over 3^k}} over {1+bold{n"*"1 over {3^{k+1}}}}}</annotation>
  </semantics>
</math>
</file>

<file path=Object 32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0</mn>
          </mrow>
          <mrow>
            <mrow>
              <mo fence="true" stretchy="false">(</mo>
              <mrow>
                <mrow>
                  <mi>m</mi>
                  <mo stretchy="false">−</mo>
                  <mn>1</mn>
                </mrow>
              </mrow>
              <mo fence="true" stretchy="false">)</mo>
            </mrow>
            <mi>k</mi>
          </mrow>
        </munderover>
        <msub>
          <mi>t</mi>
          <mi>m</mi>
        </msub>
      </mrow>
      <mrow>
        <mrow>
          <mrow>
            <mo fence="true" stretchy="false">(</mo>
            <mrow>
              <mi>j</mi>
            </mrow>
            <mo fence="true" stretchy="false">)</mo>
          </mrow>
          <mo stretchy="false">⋅</mo>
          <msub>
            <mrow>
              <mo fence="true" stretchy="false">[</mo>
              <mrow>
                <mstyle mathvariant="bold">
                  <msup>
                    <mi>m</mi>
                    <mi>k</mi>
                  </msup>
                </mstyle>
              </mrow>
              <mo fence="true" stretchy="false">]</mo>
            </mrow>
            <mi>j</mi>
          </msub>
        </mrow>
        <mo stretchy="false">=</mo>
        <mn>0</mn>
      </mrow>
    </mrow>
    <annotation encoding="StarMath 5.0">sum from j = 0 to {(m-1)k}t_m(j) cdot [bold{m}^k]_j = 0</annotation>
  </semantics>
</math>
</file>

<file path=Object 320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1</mn>
            </mrow>
            <mrow>
              <mi>n</mi>
              <mo stretchy="false">−</mo>
              <mn>1</mn>
            </mrow>
          </munderover>
          <msub>
            <mi>C</mi>
            <mrow>
              <mi>k</mi>
              <mo stretchy="false">−</mo>
              <mn>1</mn>
            </mrow>
          </msub>
        </mrow>
        <mo stretchy="false">⋅</mo>
        <msub>
          <mi>H</mi>
          <mrow>
            <mi>n</mi>
            <mo stretchy="false">−</mo>
            <mi>k</mi>
          </mrow>
        </msub>
      </mrow>
      <mo stretchy="false">=</mo>
      <mn>1</mn>
    </mrow>
    <annotation encoding="StarMath 5.0">sum from k = 1 to {n-1} C_{k-1} cdot H_{ n-k } =1</annotation>
  </semantics>
</math>
</file>

<file path=Object 321/content.xml><?xml version="1.0" encoding="utf-8"?>
<math xmlns="http://www.w3.org/1998/Math/MathML" display="block">
  <semantics>
    <mrow>
      <msub>
        <mi>H</mi>
        <mn>1</mn>
      </msub>
      <mo stretchy="false">=</mo>
      <mn>1</mn>
    </mrow>
    <annotation encoding="StarMath 5.0">H_1 = 1</annotation>
  </semantics>
</math>
</file>

<file path=Object 322/content.xml><?xml version="1.0" encoding="utf-8"?>
<math xmlns="http://www.w3.org/1998/Math/MathML" display="block">
  <semantics>
    <mrow>
      <msub>
        <mi>H</mi>
        <mn>2</mn>
      </msub>
      <mo stretchy="false">=</mo>
      <mrow>
        <mn>1</mn>
        <mo stretchy="false">+</mo>
        <mfrac>
          <mn>1</mn>
          <mn>2</mn>
        </mfrac>
      </mrow>
    </mrow>
    <annotation encoding="StarMath 5.0">H_2 = 1 + 1 over 2</annotation>
  </semantics>
</math>
</file>

<file path=Object 323/content.xml><?xml version="1.0" encoding="utf-8"?>
<math xmlns="http://www.w3.org/1998/Math/MathML" display="block">
  <semantics>
    <mrow>
      <mrow>
        <msub>
          <mi>H</mi>
          <mn>2</mn>
        </msub>
        <mo stretchy="false">−</mo>
        <mfrac>
          <mn>1</mn>
          <mn>2</mn>
        </mfrac>
      </mrow>
      <mrow>
        <msub>
          <mi>H</mi>
          <mn>1</mn>
        </msub>
        <mo stretchy="false">=</mo>
        <mn>1</mn>
      </mrow>
    </mrow>
    <annotation encoding="StarMath 5.0">H_2 - {1 over 2}H_1 = 1</annotation>
  </semantics>
</math>
</file>

<file path=Object 324/content.xml><?xml version="1.0" encoding="utf-8"?>
<math xmlns="http://www.w3.org/1998/Math/MathML" display="block">
  <semantics>
    <mrow>
      <msub>
        <mi>H</mi>
        <mn>3</mn>
      </msub>
      <mo stretchy="false">=</mo>
      <mrow>
        <mn>1</mn>
        <mo stretchy="false">+</mo>
        <mfrac>
          <mn>1</mn>
          <mn>2</mn>
        </mfrac>
        <mo stretchy="false">+</mo>
        <mfrac>
          <mn>1</mn>
          <mn>3</mn>
        </mfrac>
      </mrow>
    </mrow>
    <annotation encoding="StarMath 5.0">H_3 = 1 + 1 over 2 + 1 over 3</annotation>
  </semantics>
</math>
</file>

<file path=Object 325/content.xml><?xml version="1.0" encoding="utf-8"?>
<math xmlns="http://www.w3.org/1998/Math/MathML" display="block">
  <semantics>
    <mrow>
      <mrow>
        <msub>
          <mi>H</mi>
          <mn>3</mn>
        </msub>
        <mo stretchy="false">−</mo>
        <mfrac>
          <mn>1</mn>
          <mn>2</mn>
        </mfrac>
      </mrow>
      <mrow>
        <mrow>
          <mo fence="true" stretchy="false">(</mo>
          <mrow>
            <mrow>
              <mrow>
                <msub>
                  <mi>H</mi>
                  <mn>2</mn>
                </msub>
                <mo stretchy="false">−</mo>
                <mfrac>
                  <mn>1</mn>
                  <mn>2</mn>
                </mfrac>
              </mrow>
              <msub>
                <mi>H</mi>
                <mn>1</mn>
              </msub>
            </mrow>
          </mrow>
          <mo fence="true" stretchy="false">)</mo>
        </mrow>
        <mo stretchy="false">=</mo>
        <mrow>
          <mn>1</mn>
          <mo stretchy="false">+</mo>
          <mfrac>
            <mn>1</mn>
            <mn>3</mn>
          </mfrac>
        </mrow>
      </mrow>
    </mrow>
    <annotation encoding="StarMath 5.0">H_3 - {1 over 2}(H_2-1 over 2 H_1)= 1 + 1 over 3</annotation>
  </semantics>
</math>
</file>

<file path=Object 326/content.xml><?xml version="1.0" encoding="utf-8"?>
<math xmlns="http://www.w3.org/1998/Math/MathML" display="block">
  <semantics>
    <mrow>
      <mrow>
        <msub>
          <mi>H</mi>
          <mn>3</mn>
        </msub>
        <mo stretchy="false">−</mo>
        <mfrac>
          <mn>1</mn>
          <mn>2</mn>
        </mfrac>
      </mrow>
      <mrow>
        <mrow>
          <mo fence="true" stretchy="false">(</mo>
          <mrow>
            <mrow>
              <mrow>
                <msub>
                  <mi>H</mi>
                  <mn>2</mn>
                </msub>
                <mo stretchy="false">−</mo>
                <mfrac>
                  <mn>1</mn>
                  <mn>2</mn>
                </mfrac>
              </mrow>
              <msub>
                <mi>H</mi>
                <mn>1</mn>
              </msub>
            </mrow>
          </mrow>
          <mo fence="true" stretchy="false">)</mo>
        </mrow>
        <mo stretchy="false">−</mo>
        <mfrac>
          <mn>1</mn>
          <mn>3</mn>
        </mfrac>
      </mrow>
      <mrow>
        <msub>
          <mi>H</mi>
          <mn>1</mn>
        </msub>
        <mo stretchy="false">=</mo>
        <mn>1</mn>
      </mrow>
    </mrow>
    <annotation encoding="StarMath 5.0">H_3 - {1 over 2}(H_2-1 over 2 H_1) - 1 over 3 H_1= 1</annotation>
  </semantics>
</math>
</file>

<file path=Object 327/content.xml><?xml version="1.0" encoding="utf-8"?>
<math xmlns="http://www.w3.org/1998/Math/MathML" display="block">
  <semantics>
    <mrow>
      <mrow>
        <msub>
          <mi>H</mi>
          <mn>3</mn>
        </msub>
        <mo stretchy="false">−</mo>
        <mfrac>
          <mn>1</mn>
          <mn>2</mn>
        </mfrac>
      </mrow>
      <mrow>
        <msub>
          <mi>H</mi>
          <mn>2</mn>
        </msub>
        <mo stretchy="false">−</mo>
        <mfrac>
          <mn>1</mn>
          <mn>12</mn>
        </mfrac>
      </mrow>
      <mrow>
        <msub>
          <mi>H</mi>
          <mn>1</mn>
        </msub>
        <mo stretchy="false">=</mo>
        <mn>1</mn>
      </mrow>
    </mrow>
    <annotation encoding="StarMath 5.0">H_3 - {1 over 2}H_2- 1 over 12 H_1= 1</annotation>
  </semantics>
</math>
</file>

<file path=Object 328/content.xml><?xml version="1.0" encoding="utf-8"?>
<math xmlns="http://www.w3.org/1998/Math/MathML" display="block">
  <semantics>
    <mrow>
      <msub>
        <mi>H</mi>
        <mn>4</mn>
      </msub>
      <mo stretchy="false">=</mo>
      <mrow>
        <mn>1</mn>
        <mo stretchy="false">+</mo>
        <mfrac>
          <mn>1</mn>
          <mn>2</mn>
        </mfrac>
        <mo stretchy="false">+</mo>
        <mfrac>
          <mn>1</mn>
          <mn>3</mn>
        </mfrac>
        <mo stretchy="false">+</mo>
        <mfrac>
          <mn>1</mn>
          <mn>4</mn>
        </mfrac>
      </mrow>
    </mrow>
    <annotation encoding="StarMath 5.0">H_4 = 1 + 1 over 2 + 1 over 3 + 1 over 4</annotation>
  </semantics>
</math>
</file>

<file path=Object 329/content.xml><?xml version="1.0" encoding="utf-8"?>
<math xmlns="http://www.w3.org/1998/Math/MathML" display="block">
  <semantics>
    <mrow>
      <mrow>
        <msub>
          <mi>H</mi>
          <mn>4</mn>
        </msub>
        <mo stretchy="false">−</mo>
        <mfrac>
          <mn>1</mn>
          <mn>2</mn>
        </mfrac>
      </mrow>
      <mrow>
        <mrow>
          <mo fence="true" stretchy="false">(</mo>
          <mrow>
            <mrow>
              <mrow>
                <msub>
                  <mi>H</mi>
                  <mn>3</mn>
                </msub>
                <mo stretchy="false">−</mo>
                <mfrac>
                  <mn>1</mn>
                  <mn>2</mn>
                </mfrac>
              </mrow>
              <mrow>
                <msub>
                  <mi>H</mi>
                  <mn>2</mn>
                </msub>
                <mo stretchy="false">−</mo>
                <mfrac>
                  <mn>1</mn>
                  <mn>12</mn>
                </mfrac>
              </mrow>
              <msub>
                <mi>H</mi>
                <mn>1</mn>
              </msub>
            </mrow>
          </mrow>
          <mo fence="true" stretchy="false">)</mo>
        </mrow>
        <mo stretchy="false">−</mo>
        <mfrac>
          <mn>1</mn>
          <mn>3</mn>
        </mfrac>
      </mrow>
      <mrow>
        <mrow>
          <mo fence="true" stretchy="false">(</mo>
          <mrow>
            <mrow>
              <mrow>
                <msub>
                  <mi>H</mi>
                  <mn>2</mn>
                </msub>
                <mo stretchy="false">−</mo>
                <mfrac>
                  <mn>1</mn>
                  <mn>2</mn>
                </mfrac>
              </mrow>
              <msub>
                <mi>H</mi>
                <mn>1</mn>
              </msub>
            </mrow>
          </mrow>
          <mo fence="true" stretchy="false">)</mo>
        </mrow>
        <mo stretchy="false">−</mo>
        <mfrac>
          <mn>1</mn>
          <mn>4</mn>
        </mfrac>
      </mrow>
      <mrow>
        <msub>
          <mi>H</mi>
          <mn>1</mn>
        </msub>
        <mo stretchy="false">=</mo>
        <mn>1</mn>
      </mrow>
    </mrow>
    <annotation encoding="StarMath 5.0">H_4 -{1 over 2}(H_3 - {1 over 2}H_2- 1 over 12 H_1)-{1 over 3}(H_2 - {1 over 2}H_1)-{1 over 4}H_1= 1</annotation>
  </semantics>
</math>
</file>

<file path=Object 33/content.xml><?xml version="1.0" encoding="utf-8"?>
<math xmlns="http://www.w3.org/1998/Math/MathML" display="block">
  <semantics>
    <mrow>
      <mrow>
        <munder>
          <mo stretchy="false">∑</mo>
          <mrow>
            <mi>j</mi>
            <mo stretchy="false">=</mo>
            <mn>0</mn>
          </mrow>
        </munder>
        <msub>
          <mi>t</mi>
          <mi>m</mi>
        </msub>
      </mrow>
      <mrow>
        <mrow>
          <mrow>
            <mo fence="true" stretchy="false">(</mo>
            <mrow>
              <mi>j</mi>
            </mrow>
            <mo fence="true" stretchy="false">)</mo>
          </mrow>
          <mo stretchy="false">⋅</mo>
          <msub>
            <mrow>
              <mo fence="true" stretchy="false">[</mo>
              <mrow>
                <mstyle mathvariant="bold">
                  <msup>
                    <mi>m</mi>
                    <mi>z</mi>
                  </msup>
                </mstyle>
              </mrow>
              <mo fence="true" stretchy="false">]</mo>
            </mrow>
            <mi>j</mi>
          </msub>
        </mrow>
        <mo stretchy="false">=</mo>
        <mn>0</mn>
      </mrow>
    </mrow>
    <annotation encoding="StarMath 5.0">sum from j = 0 t_m(j) cdot [bold{m}^z]_j = 0</annotation>
  </semantics>
</math>
</file>

<file path=Object 330/content.xml><?xml version="1.0" encoding="utf-8"?>
<math xmlns="http://www.w3.org/1998/Math/MathML" display="block">
  <semantics>
    <mrow>
      <mrow>
        <msub>
          <mi>H</mi>
          <mn>4</mn>
        </msub>
        <mo stretchy="false">−</mo>
        <mfrac>
          <mn>1</mn>
          <mn>2</mn>
        </mfrac>
      </mrow>
      <mrow>
        <mrow>
          <mo fence="true" stretchy="false">(</mo>
          <mrow>
            <msub>
              <mi>H</mi>
              <mn>3</mn>
            </msub>
          </mrow>
          <mo fence="true" stretchy="false">)</mo>
        </mrow>
        <mo stretchy="false">−</mo>
        <mfrac>
          <mn>1</mn>
          <mn>2</mn>
        </mfrac>
      </mrow>
      <mrow>
        <mrow>
          <mo fence="true" stretchy="false">(</mo>
          <mrow>
            <mrow>
              <mrow>
                <mo stretchy="false">−</mo>
                <mfrac>
                  <mn>1</mn>
                  <mn>2</mn>
                </mfrac>
              </mrow>
              <msub>
                <mi>H</mi>
                <mn>2</mn>
              </msub>
            </mrow>
          </mrow>
          <mo fence="true" stretchy="false">)</mo>
        </mrow>
        <mo stretchy="false">−</mo>
        <mfrac>
          <mn>1</mn>
          <mn>3</mn>
        </mfrac>
      </mrow>
      <mrow>
        <mrow>
          <mo fence="true" stretchy="false">(</mo>
          <mrow>
            <msub>
              <mi>H</mi>
              <mn>2</mn>
            </msub>
          </mrow>
          <mo fence="true" stretchy="false">)</mo>
        </mrow>
        <mo stretchy="false">−</mo>
        <mfrac>
          <mn>1</mn>
          <mn>2</mn>
        </mfrac>
      </mrow>
      <mrow>
        <mrow>
          <mo fence="true" stretchy="false">(</mo>
          <mrow>
            <mrow>
              <mrow>
                <mo stretchy="false">−</mo>
                <mfrac>
                  <mn>1</mn>
                  <mn>12</mn>
                </mfrac>
              </mrow>
              <msub>
                <mi>H</mi>
                <mn>1</mn>
              </msub>
            </mrow>
          </mrow>
          <mo fence="true" stretchy="false">)</mo>
        </mrow>
        <mo stretchy="false">−</mo>
        <mfrac>
          <mn>1</mn>
          <mn>3</mn>
        </mfrac>
      </mrow>
      <mrow>
        <mrow>
          <mo fence="true" stretchy="false">(</mo>
          <mrow>
            <mrow>
              <mrow>
                <mo stretchy="false">−</mo>
                <mfrac>
                  <mn>1</mn>
                  <mn>2</mn>
                </mfrac>
              </mrow>
              <msub>
                <mi>H</mi>
                <mn>1</mn>
              </msub>
            </mrow>
          </mrow>
          <mo fence="true" stretchy="false">)</mo>
        </mrow>
        <mo stretchy="false">−</mo>
        <mfrac>
          <mn>1</mn>
          <mn>4</mn>
        </mfrac>
      </mrow>
      <mrow>
        <msub>
          <mi>H</mi>
          <mn>1</mn>
        </msub>
        <mo stretchy="false">=</mo>
        <mn>1</mn>
      </mrow>
    </mrow>
    <annotation encoding="StarMath 5.0">H_4 

-{1 over 2}(H_3)

-{1 over 2}( - {1 over 2}H_2)
-{1 over 3}(H_2)


-{1 over 2}( - {1 over 12} H_1)
-{1 over 3}(- {1 over 2}H_1)
-{1 over 4}H_1


= 1</annotation>
  </semantics>
</math>
</file>

<file path=Object 331/content.xml><?xml version="1.0" encoding="utf-8"?>
<math xmlns="http://www.w3.org/1998/Math/MathML" display="block">
  <semantics>
    <mrow>
      <mrow>
        <msub>
          <mi>H</mi>
          <mn>4</mn>
        </msub>
        <mo stretchy="false">−</mo>
        <mfrac>
          <mn>1</mn>
          <mn>2</mn>
        </mfrac>
      </mrow>
      <mrow>
        <msub>
          <mi>H</mi>
          <mn>3</mn>
        </msub>
        <mo stretchy="false">−</mo>
        <mfrac>
          <mn>1</mn>
          <mn>12</mn>
        </mfrac>
      </mrow>
      <mrow>
        <msub>
          <mi>H</mi>
          <mn>2</mn>
        </msub>
        <mo stretchy="false">−</mo>
        <mfrac>
          <mn>1</mn>
          <mn>24</mn>
        </mfrac>
      </mrow>
      <mrow>
        <msub>
          <mi>H</mi>
          <mn>1</mn>
        </msub>
        <mo stretchy="false">=</mo>
        <mn>1</mn>
      </mrow>
    </mrow>
    <annotation encoding="StarMath 5.0">H_4 

-{1 over 2} H_3

-{1 over 12} H_2

-{1 over 24}H_1

= 1</annotation>
  </semantics>
</math>
</file>

<file path=Object 332/content.xml><?xml version="1.0" encoding="utf-8"?>
<math xmlns="http://www.w3.org/1998/Math/MathML" display="block">
  <semantics>
    <mrow>
      <mrow>
        <msub>
          <mi>C</mi>
          <mi>k</mi>
        </msub>
        <mo stretchy="false">=</mo>
        <mrow>
          <munder>
            <mi>lim</mi>
            <mrow>
              <mi>x</mi>
              <mo stretchy="false">→</mo>
              <mn>0</mn>
            </mrow>
          </munder>
          <mrow/>
        </mrow>
      </mrow>
      <mfrac>
        <msup>
          <mo stretchy="false">∂</mo>
          <mi>k</mi>
        </msup>
        <mrow>
          <mo stretchy="false">∂</mo>
          <msup>
            <mi>x</mi>
            <mi>k</mi>
          </msup>
        </mrow>
      </mfrac>
      <mrow>
        <mfrac>
          <mrow>
            <mo stretchy="false">−</mo>
            <mi>x</mi>
          </mrow>
          <mrow>
            <mi>log</mi>
            <mrow>
              <mo fence="true" stretchy="false">(</mo>
              <mrow>
                <mrow>
                  <mn>1</mn>
                  <mo stretchy="false">−</mo>
                  <mi>x</mi>
                </mrow>
              </mrow>
              <mo fence="true" stretchy="false">)</mo>
            </mrow>
          </mrow>
        </mfrac>
        <mo stretchy="false">⋅</mo>
        <mfrac>
          <mn>1</mn>
          <mrow>
            <mi>k</mi>
            <mi>!</mi>
          </mrow>
        </mfrac>
      </mrow>
    </mrow>
    <annotation encoding="StarMath 5.0">C_k = lim from { x rightarrow 0 }{ }{ partial^k over {partial x^k} }{ {-x}over{log(1-x)} } cdot { 1 over {k!} }</annotation>
  </semantics>
</math>
</file>

<file path=Object 333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1</mn>
            </mrow>
            <mrow>
              <mi>n</mi>
              <mo stretchy="false">−</mo>
              <mn>1</mn>
            </mrow>
          </munderover>
          <msub>
            <mi>C</mi>
            <mrow>
              <mi>k</mi>
              <mo stretchy="false">−</mo>
              <mn>1</mn>
            </mrow>
          </msub>
        </mrow>
        <mo stretchy="false">⋅</mo>
        <msub>
          <mi>H</mi>
          <mrow>
            <mi>n</mi>
            <mo stretchy="false">−</mo>
            <mi>k</mi>
          </mrow>
        </msub>
      </mrow>
      <mo stretchy="false">=</mo>
      <mn>1</mn>
    </mrow>
    <annotation encoding="StarMath 5.0">sum from k = 1 to {n-1} C_{k-1} cdot H_{ n-k } =1</annotation>
  </semantics>
</math>
</file>

<file path=Object 334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1</mn>
            </mrow>
            <mrow>
              <mi>n</mi>
              <mo stretchy="false">−</mo>
              <mn>1</mn>
            </mrow>
          </munderover>
          <msub>
            <mi>C</mi>
            <mrow>
              <mi>k</mi>
              <mo stretchy="false">−</mo>
              <mn>1</mn>
            </mrow>
          </msub>
        </mrow>
        <mo stretchy="false">⋅</mo>
        <mrow>
          <munderover>
            <mo stretchy="false">∑</mo>
            <mrow>
              <mi>j</mi>
              <mo stretchy="false">=</mo>
              <mn>1</mn>
            </mrow>
            <mrow>
              <mi>n</mi>
              <mo stretchy="false">−</mo>
              <mi>k</mi>
            </mrow>
          </munderover>
          <mfrac>
            <mn>1</mn>
            <mi>j</mi>
          </mfrac>
        </mrow>
      </mrow>
      <mo stretchy="false">=</mo>
      <mn>1</mn>
    </mrow>
    <annotation encoding="StarMath 5.0">sum from k = 1 to {n-1} C_{k-1} cdot sum from j = 1 to {n-k}{1 over j} =1</annotation>
  </semantics>
</math>
</file>

<file path=Object 335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1</mn>
            </mrow>
            <mrow>
              <mi>n</mi>
              <mo stretchy="false">−</mo>
              <mn>1</mn>
            </mrow>
          </munderover>
          <mrow>
            <munderover>
              <mo stretchy="false">∑</mo>
              <mrow>
                <mi>j</mi>
                <mo stretchy="false">=</mo>
                <mn>1</mn>
              </mrow>
              <mrow>
                <mi>n</mi>
                <mo stretchy="false">−</mo>
                <mi>k</mi>
              </mrow>
            </munderover>
            <msub>
              <mi>C</mi>
              <mrow>
                <mi>k</mi>
                <mo stretchy="false">−</mo>
                <mn>1</mn>
              </mrow>
            </msub>
          </mrow>
        </mrow>
        <mo stretchy="false">⋅</mo>
        <mfrac>
          <mn>1</mn>
          <mi>j</mi>
        </mfrac>
      </mrow>
      <mo stretchy="false">=</mo>
      <mn>1</mn>
    </mrow>
    <annotation encoding="StarMath 5.0">sum from k = 1 to {n-1} sum from j = 1 to {n-k} C_{k-1} cdot {1 over j} =1</annotation>
  </semantics>
</math>
</file>

<file path=Object 34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>m</mi>
                <mi>z</mi>
              </msup>
            </mstyle>
          </mrow>
          <mo fence="true" stretchy="false">]</mo>
        </mrow>
        <mi>n</mi>
      </msub>
      <mo stretchy="false">=</mo>
      <mrow>
        <msub>
          <mrow>
            <mo fence="true" stretchy="false">[</mo>
            <mrow>
              <mstyle mathvariant="bold">
                <msup>
                  <mi>m</mi>
                  <mi>z</mi>
                </msup>
              </mstyle>
            </mrow>
            <mo fence="true" stretchy="false">]</mo>
          </mrow>
          <mrow>
            <mrow>
              <mo fence="true" stretchy="false">(</mo>
              <mrow>
                <mrow>
                  <mi>m</mi>
                  <mo stretchy="false">−</mo>
                  <mn>1</mn>
                </mrow>
              </mrow>
              <mo fence="true" stretchy="false">)</mo>
            </mrow>
            <mi>z</mi>
          </mrow>
        </msub>
        <mo stretchy="false">−</mo>
        <msub>
          <mrow>
            <mo fence="true" stretchy="false">[</mo>
            <mrow>
              <mstyle mathvariant="bold">
                <msup>
                  <mi>m</mi>
                  <mi>z</mi>
                </msup>
              </mstyle>
            </mrow>
            <mo fence="true" stretchy="false">]</mo>
          </mrow>
          <mrow>
            <mrow>
              <mo fence="true" stretchy="false">(</mo>
              <mrow>
                <mrow>
                  <mi>m</mi>
                  <mo stretchy="false">−</mo>
                  <mn>1</mn>
                </mrow>
              </mrow>
              <mo fence="true" stretchy="false">)</mo>
            </mrow>
            <mrow>
              <mi>z</mi>
              <mo stretchy="false">−</mo>
              <mi>n</mi>
              <mo stretchy="false">−</mo>
              <mn>1</mn>
            </mrow>
          </mrow>
        </msub>
      </mrow>
    </mrow>
    <annotation encoding="StarMath 5.0">[bold{m}^z]_n = [bold{m}^z]_{(m-1)z} - [bold{m}^z]_{(m-1)z-n-1}</annotation>
  </semantics>
</math>
</file>

<file path=Object 35/content.xml><?xml version="1.0" encoding="utf-8"?>
<math xmlns="http://www.w3.org/1998/Math/MathML" display="block">
  <semantics>
    <mrow>
      <mi>f</mi>
      <mrow>
        <mrow>
          <mo fence="true" stretchy="false">(</mo>
          <mrow>
            <mi>n</mi>
          </mrow>
          <mo fence="true" stretchy="false">)</mo>
        </mrow>
        <mo stretchy="false">=</mo>
        <mrow>
          <mo fence="true" stretchy="false">(</mo>
          <mrow>
            <mrow>
              <mi>g</mi>
              <mrow>
                <mrow>
                  <mo fence="true" stretchy="false">(</mo>
                  <mrow>
                    <mi>n</mi>
                  </mrow>
                  <mo fence="true" stretchy="false">)</mo>
                </mrow>
                <mo stretchy="false">/</mo>
                <mi>g</mi>
              </mrow>
              <mrow>
                <mo fence="true" stretchy="false">(</mo>
                <mrow>
                  <mrow>
                    <mi>n</mi>
                    <mo stretchy="false">/</mo>
                    <mn>2</mn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f( n ) = ( g(n) / g(n/2) )</annotation>
  </semantics>
</math>
</file>

<file path=Object 36/content.xml><?xml version="1.0" encoding="utf-8"?>
<math xmlns="http://www.w3.org/1998/Math/MathML" display="block">
  <semantics>
    <mrow>
      <mi>f</mi>
      <mrow>
        <mrow>
          <mo fence="true" stretchy="false">(</mo>
          <mrow>
            <mi>n</mi>
          </mrow>
          <mo fence="true" stretchy="false">)</mo>
        </mrow>
        <mo stretchy="false">=</mo>
        <mfrac>
          <mrow>
            <mi>g</mi>
            <mrow>
              <mo fence="true" stretchy="false">(</mo>
              <mrow>
                <mi>n</mi>
              </mrow>
              <mo fence="true" stretchy="false">)</mo>
            </mrow>
          </mrow>
          <mrow>
            <mi>g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/</mo>
              <mn>2</mn>
            </mrow>
          </mrow>
        </mfrac>
      </mrow>
    </mrow>
    <annotation encoding="StarMath 5.0">f( n ) =  {g(n)} over {g(n)/2}</annotation>
  </semantics>
</math>
</file>

<file path=Object 37/content.xml><?xml version="1.0" encoding="utf-8"?>
<math xmlns="http://www.w3.org/1998/Math/MathML" display="block">
  <semantics>
    <mrow>
      <mi mathvariant="italic">lf</mi>
      <mrow>
        <mrow>
          <mo fence="true" stretchy="false">(</mo>
          <mrow>
            <mi>n</mi>
          </mrow>
          <mo fence="true" stretchy="false">)</mo>
        </mrow>
        <mo stretchy="false">=</mo>
        <mi mathvariant="italic">lg</mi>
      </mrow>
      <mrow>
        <mrow>
          <mo fence="true" stretchy="false">(</mo>
          <mrow>
            <mi>n</mi>
          </mrow>
          <mo fence="true" stretchy="false">)</mo>
        </mrow>
        <mo stretchy="false">−</mo>
        <mi mathvariant="italic">lg</mi>
      </mrow>
      <mrow>
        <mo fence="true" stretchy="false">(</mo>
        <mrow>
          <mfrac>
            <mi>n</mi>
            <mn>2</mn>
          </mfrac>
        </mrow>
        <mo fence="true" stretchy="false">)</mo>
      </mrow>
    </mrow>
    <annotation encoding="StarMath 5.0">lf(n) =  lg(n) - lg( n over 2 )</annotation>
  </semantics>
</math>
</file>

<file path=Object 38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>m</mi>
                <mi>z</mi>
              </msup>
            </mstyle>
          </mrow>
          <mo fence="true" stretchy="false">]</mo>
        </mrow>
        <mi>n</mi>
      </msub>
      <mo stretchy="false">=</mo>
      <mrow>
        <munderover>
          <mo stretchy="false">∑</mo>
          <mrow>
            <mi>j</mi>
            <mo stretchy="false">=</mo>
            <mn>0</mn>
          </mrow>
          <mrow>
            <mi>m</mi>
            <mo stretchy="false">−</mo>
            <mn>1</mn>
          </mrow>
        </munderover>
        <msub>
          <mrow>
            <mo fence="true" stretchy="false">[</mo>
            <mrow>
              <mstyle mathvariant="bold">
                <msup>
                  <mi>m</mi>
                  <mrow>
                    <mi>z</mi>
                    <mo stretchy="false">−</mo>
                    <mn>1</mn>
                  </mrow>
                </msup>
              </mstyle>
            </mrow>
            <mo fence="true" stretchy="false">]</mo>
          </mrow>
          <mrow>
            <mi>n</mi>
            <mo stretchy="false">−</mo>
            <mi>j</mi>
          </mrow>
        </msub>
      </mrow>
    </mrow>
    <annotation encoding="StarMath 5.0">[bold{m}^z]_n = sum from j = 0 to { m-1 } [ bold{m}^{z-1} ]_{ n-j }</annotation>
  </semantics>
</math>
</file>

<file path=Object 39/content.xml><?xml version="1.0" encoding="utf-8"?>
<math xmlns="http://www.w3.org/1998/Math/MathML" display="block">
  <semantics>
    <mrow>
      <mrow>
        <mi mathvariant="italic">lg</mi>
        <mo stretchy="false">=</mo>
        <mrow>
          <munder>
            <mo stretchy="false">∑</mo>
            <mrow>
              <mi>k</mi>
              <mo stretchy="false">=</mo>
              <mn>0</mn>
            </mrow>
          </munder>
          <mi mathvariant="italic">lf</mi>
        </mrow>
      </mrow>
      <mrow>
        <mo fence="true" stretchy="false">(</mo>
        <mrow>
          <mfrac>
            <mi>n</mi>
            <msup>
              <mn>2</mn>
              <mi>k</mi>
            </msup>
          </mfrac>
        </mrow>
        <mo fence="true" stretchy="false">)</mo>
      </mrow>
    </mrow>
    <annotation encoding="StarMath 5.0">lg =  sum from k = 0 lf(n over 2^k)</annotation>
  </semantics>
</math>
</file>

<file path=Object 4/content.xml><?xml version="1.0" encoding="utf-8"?>
<math xmlns="http://www.w3.org/1998/Math/MathML" display="block">
  <semantics>
    <mrow>
      <msub>
        <mo stretchy="false">∇</mo>
        <mi>n</mi>
      </msub>
      <msup>
        <mrow>
          <mo fence="true" stretchy="false">(</mo>
          <mrow>
            <mrow>
              <mn>1</mn>
              <mo stretchy="false">+</mo>
              <mstyle mathvariant="bold">
                <mi>n</mi>
              </mstyle>
            </mrow>
          </mrow>
          <mo fence="true" stretchy="false">)</mo>
        </mrow>
        <mrow>
          <mi>a</mi>
          <mo stretchy="false">+</mo>
          <mi>b</mi>
        </mrow>
      </msup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>
            <mo stretchy="false">∑</mo>
            <mrow>
              <mrow>
                <mi>j</mi>
                <mo stretchy="false">+</mo>
                <mi>k</mi>
              </mrow>
              <mo stretchy="false">=</mo>
              <mi>n</mi>
            </mrow>
          </munder>
          <msub>
            <mo stretchy="false">∇</mo>
            <mi>j</mi>
          </msub>
        </mrow>
      </mrow>
      <msup>
        <mrow>
          <mo fence="true" stretchy="false">(</mo>
          <mrow>
            <mrow>
              <mn>1</mn>
              <mo stretchy="false">+</mo>
              <mstyle mathvariant="bold">
                <mi>j</mi>
              </mstyle>
            </mrow>
          </mrow>
          <mo fence="true" stretchy="false">)</mo>
        </mrow>
        <mi>a</mi>
      </msup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⋅</mo>
        <msub>
          <mo stretchy="false">∇</mo>
          <mi>k</mi>
        </msub>
      </mrow>
      <msup>
        <mrow>
          <mo fence="true" stretchy="false">(</mo>
          <mrow>
            <mrow>
              <mn>1</mn>
              <mo stretchy="false">+</mo>
              <mstyle mathvariant="bold">
                <mi>k</mi>
              </mstyle>
            </mrow>
          </mrow>
          <mo fence="true" stretchy="false">)</mo>
        </mrow>
        <mi>b</mi>
      </msup>
      <msup>
        <mtext/>
        <mrow>
          <mtext/>
          <mo stretchy="false">+</mo>
          <mrow>
            <mo stretchy="false">∑</mo>
            <mtext/>
          </mrow>
        </mrow>
      </msup>
    </mrow>
    <annotation encoding="StarMath 5.0">nabla_n (1+bold{n})^{a+b}""^{""+sum""} = sum from j+k=n nabla_j (1+bold{j})^a""^{""+sum""} cdot nabla_k (1+bold{k})^b""^{""+sum""}</annotation>
  </semantics>
</math>
</file>

<file path=Object 40/content.xml><?xml version="1.0" encoding="utf-8"?>
<math xmlns="http://www.w3.org/1998/Math/MathML" display="block">
  <semantics>
    <msub>
      <mrow>
        <mo fence="true" stretchy="false">[</mo>
        <mrow>
          <msup>
            <mi mathvariant="normal">∞</mi>
            <mi>z</mi>
          </msup>
        </mrow>
        <mo fence="true" stretchy="false">]</mo>
      </mrow>
      <mi>n</mi>
    </msub>
    <annotation encoding="StarMath 5.0">[infty^z]_n</annotation>
  </semantics>
</math>
</file>

<file path=Object 41/content.xml><?xml version="1.0" encoding="utf-8"?>
<math xmlns="http://www.w3.org/1998/Math/MathML" display="block">
  <semantics>
    <msub>
      <mrow>
        <mo fence="true" stretchy="false">[</mo>
        <mrow>
          <msup>
            <mn>2</mn>
            <mi>z</mi>
          </msup>
        </mrow>
        <mo fence="true" stretchy="false">]</mo>
      </mrow>
      <mi>n</mi>
    </msub>
    <annotation encoding="StarMath 5.0">[2^z]_n</annotation>
  </semantics>
</math>
</file>

<file path=Object 42/content.xml><?xml version="1.0" encoding="utf-8"?>
<math xmlns="http://www.w3.org/1998/Math/MathML" display="block">
  <semantics>
    <mrow>
      <mstyle mathvariant="bold">
        <msup>
          <msub>
            <mn>2</mn>
            <mi>n</mi>
          </msub>
          <mi>z</mi>
        </msup>
      </mstyle>
      <mo stretchy="false">=</mo>
      <msup>
        <mrow>
          <mo fence="true" stretchy="false">(</mo>
          <mrow>
            <mfrac>
              <mstyle mathvariant="bold">
                <msub>
                  <mi mathvariant="normal">∞</mi>
                  <mi>n</mi>
                </msub>
              </mstyle>
              <mstyle mathvariant="bold">
                <msub>
                  <mi mathvariant="normal">∞</mi>
                  <mrow>
                    <mi>n</mi>
                    <mtext>*</mtext>
                    <mfrac>
                      <mn>1</mn>
                      <mn>2</mn>
                    </mfrac>
                  </mrow>
                </msub>
              </mstyle>
            </mfrac>
          </mrow>
          <mo fence="true" stretchy="false">)</mo>
        </mrow>
        <mi>z</mi>
      </msup>
    </mrow>
    <annotation encoding="StarMath 5.0">bold{2_n}^z = ({bold{infty_n}}over{bold{infty_{n "*" 1 over 2}}})^z</annotation>
  </semantics>
</math>
</file>

<file path=Object 43/content.xml><?xml version="1.0" encoding="utf-8"?>
<math xmlns="http://www.w3.org/1998/Math/MathML" display="block">
  <semantics>
    <mrow>
      <mstyle mathvariant="bold">
        <msup>
          <msub>
            <mi mathvariant="normal">∞</mi>
            <mi>n</mi>
          </msub>
          <mi>z</mi>
        </msup>
      </mstyle>
      <mo stretchy="false">=</mo>
      <mrow>
        <munder>
          <mo stretchy="false">∏</mo>
          <mrow>
            <mi>k</mi>
            <mo stretchy="false">=</mo>
            <mn>0</mn>
          </mrow>
        </munder>
        <msup>
          <mstyle mathvariant="bold">
            <msub>
              <mn>2</mn>
              <mrow>
                <mi>n</mi>
                <mtext>*</mtext>
                <mfrac>
                  <mn>1</mn>
                  <msup>
                    <mn>2</mn>
                    <mi>k</mi>
                  </msup>
                </mfrac>
              </mrow>
            </msub>
          </mstyle>
          <mi>z</mi>
        </msup>
      </mrow>
    </mrow>
    <annotation encoding="StarMath 5.0">bold{infty_n}^z = prod from k = 0 {bold{2}_{n "*" 1 over 2^k}}^z</annotation>
  </semantics>
</math>
</file>

<file path=Object 44/content.xml><?xml version="1.0" encoding="utf-8"?>
<math xmlns="http://www.w3.org/1998/Math/MathML" display="block">
  <semantics>
    <mrow>
      <mo stretchy="false">∇</mo>
      <mrow>
        <mstyle mathvariant="bold">
          <msup>
            <msub>
              <mi mathvariant="normal">∞</mi>
              <mi>n</mi>
            </msub>
            <mi>z</mi>
          </msup>
        </mstyle>
        <mo stretchy="false">=</mo>
        <mrow>
          <munder>
            <mo stretchy="false">∑</mo>
            <mrow>
              <mrow>
                <mi>a</mi>
                <mo stretchy="false">+</mo>
                <mn>2</mn>
              </mrow>
              <mrow>
                <mi>b</mi>
                <mo stretchy="false">+</mo>
                <mn>4</mn>
              </mrow>
              <mrow>
                <mi>c</mi>
                <mo stretchy="false">+</mo>
                <mn>8</mn>
              </mrow>
              <mrow>
                <mrow>
                  <mi>d</mi>
                  <mo stretchy="false">+</mo>
                  <mn>...</mn>
                </mrow>
                <mo stretchy="false">=</mo>
                <mi>n</mi>
              </mrow>
            </mrow>
          </munder>
          <mrow>
            <msub>
              <mo stretchy="false">∇</mo>
              <mi>a</mi>
            </msub>
            <mrow>
              <mstyle mathvariant="bold">
                <msup>
                  <msub>
                    <mn>2</mn>
                    <mi>a</mi>
                  </msub>
                  <mi>z</mi>
                </msup>
              </mstyle>
              <mo stretchy="false">⋅</mo>
              <msub>
                <mo stretchy="false">∇</mo>
                <mi>b</mi>
              </msub>
            </mrow>
            <mrow>
              <mstyle mathvariant="bold">
                <msup>
                  <msub>
                    <mn>2</mn>
                    <mi>b</mi>
                  </msub>
                  <mi>z</mi>
                </msup>
              </mstyle>
              <mo stretchy="false">⋅</mo>
              <msub>
                <mo stretchy="false">∇</mo>
                <mi>c</mi>
              </msub>
            </mrow>
            <mstyle mathvariant="bold">
              <msup>
                <msub>
                  <mn>2</mn>
                  <mi>c</mi>
                </msub>
                <mi>z</mi>
              </msup>
            </mstyle>
            <mn>...</mn>
          </mrow>
        </mrow>
      </mrow>
    </mrow>
    <annotation encoding="StarMath 5.0">nabla bold{infty_n}^z = sum from {a+2b+4c+8d+...=n} { 

nabla_a bold{2_a}^z cdot 
nabla_b bold{2_b}^z cdot 
nabla_c bold{2_c}^z ... }</annotation>
  </semantics>
</math>
</file>

<file path=Object 45/content.xml><?xml version="1.0" encoding="utf-8"?>
<math xmlns="http://www.w3.org/1998/Math/MathML" display="block">
  <semantics>
    <mrow>
      <msub>
        <mo stretchy="false">∇</mo>
        <mi>n</mi>
      </msub>
      <mrow>
        <mstyle mathvariant="bold">
          <msup>
            <msub>
              <mi mathvariant="normal">∞</mi>
              <mi>n</mi>
            </msub>
            <mi>z</mi>
          </msup>
        </mstyle>
        <mo stretchy="false">=</mo>
        <mrow>
          <munder>
            <mo stretchy="false">∑</mo>
            <mrow>
              <mrow>
                <mi>a</mi>
                <mo stretchy="false">+</mo>
                <mn>3</mn>
              </mrow>
              <mrow>
                <mi>b</mi>
                <mo stretchy="false">+</mo>
                <mn>9</mn>
              </mrow>
              <mrow>
                <mi>c</mi>
                <mo stretchy="false">+</mo>
                <mn>27</mn>
              </mrow>
              <mrow>
                <mrow>
                  <mi>d</mi>
                  <mo stretchy="false">+</mo>
                  <mn>...</mn>
                </mrow>
                <mo stretchy="false">=</mo>
                <mi>n</mi>
              </mrow>
            </mrow>
          </munder>
          <mrow>
            <msub>
              <mo stretchy="false">∇</mo>
              <mi>a</mi>
            </msub>
            <mrow>
              <mstyle mathvariant="bold">
                <msup>
                  <msub>
                    <mn>3</mn>
                    <mi>a</mi>
                  </msub>
                  <mi>z</mi>
                </msup>
              </mstyle>
              <mo stretchy="false">⋅</mo>
              <msub>
                <mo stretchy="false">∇</mo>
                <mi>b</mi>
              </msub>
            </mrow>
            <mrow>
              <mstyle mathvariant="bold">
                <msup>
                  <msub>
                    <mn>3</mn>
                    <mi>b</mi>
                  </msub>
                  <mi>z</mi>
                </msup>
              </mstyle>
              <mo stretchy="false">⋅</mo>
              <msub>
                <mo stretchy="false">∇</mo>
                <mi>c</mi>
              </msub>
            </mrow>
            <mstyle mathvariant="bold">
              <msup>
                <msub>
                  <mn>3</mn>
                  <mi>c</mi>
                </msub>
                <mi>z</mi>
              </msup>
            </mstyle>
            <mn>...</mn>
          </mrow>
        </mrow>
      </mrow>
    </mrow>
    <annotation encoding="StarMath 5.0">nabla_n bold{infty_n}^z = sum from {a+3b+9c+27d+...=n} { 

nabla_a bold{3_a}^z cdot 
nabla_b bold{3_b}^z cdot 
nabla_c bold{3_c}^z ... }</annotation>
  </semantics>
</math>
</file>

<file path=Object 46/content.xml><?xml version="1.0" encoding="utf-8"?>
<math xmlns="http://www.w3.org/1998/Math/MathML" display="block">
  <semantics>
    <mrow>
      <msub>
        <mo stretchy="false">∇</mo>
        <mi>n</mi>
      </msub>
      <mrow>
        <mstyle mathvariant="bold">
          <msup>
            <msub>
              <mn>2</mn>
              <mi>n</mi>
            </msub>
            <mi>z</mi>
          </msup>
        </mstyle>
        <mo stretchy="false">=</mo>
        <mrow>
          <munder>
            <mo stretchy="false">∑</mo>
            <mrow>
              <mrow>
                <mi>a</mi>
                <mo stretchy="false">+</mo>
                <mn>2</mn>
              </mrow>
              <mrow>
                <mi>b</mi>
                <mo stretchy="false">=</mo>
                <mi>n</mi>
              </mrow>
            </mrow>
          </munder>
          <mrow>
            <msub>
              <mo stretchy="false">∇</mo>
              <mi>a</mi>
            </msub>
            <mrow>
              <mstyle mathvariant="bold">
                <msup>
                  <msub>
                    <mi mathvariant="normal">∞</mi>
                    <mi>a</mi>
                  </msub>
                  <mi>z</mi>
                </msup>
              </mstyle>
              <mo stretchy="false">⋅</mo>
              <msub>
                <mo stretchy="false">∇</mo>
                <mi>b</mi>
              </msub>
            </mrow>
            <mstyle mathvariant="bold">
              <msup>
                <msub>
                  <mi mathvariant="normal">∞</mi>
                  <mi>b</mi>
                </msub>
                <mrow>
                  <mo stretchy="false">−</mo>
                  <mi>z</mi>
                </mrow>
              </msup>
            </mstyle>
          </mrow>
        </mrow>
      </mrow>
    </mrow>
    <annotation encoding="StarMath 5.0">nabla_n bold{2_n}^z = sum from {a+2b=n} { 

nabla_a bold{infty_a}^z cdot nabla_b bold{infty_b}^-z}</annotation>
  </semantics>
</math>
</file>

<file path=Object 47/content.xml><?xml version="1.0" encoding="utf-8"?>
<math xmlns="http://www.w3.org/1998/Math/MathML" display="block">
  <semantics>
    <mrow>
      <msub>
        <mo stretchy="false">∇</mo>
        <mi>n</mi>
      </msub>
      <mrow>
        <mstyle mathvariant="bold">
          <msup>
            <msub>
              <mn>3</mn>
              <mi>n</mi>
            </msub>
            <mi>z</mi>
          </msup>
        </mstyle>
        <mo stretchy="false">=</mo>
        <mrow>
          <munder>
            <mo stretchy="false">∑</mo>
            <mrow>
              <mrow>
                <mi>a</mi>
                <mo stretchy="false">+</mo>
                <mn>3</mn>
              </mrow>
              <mrow>
                <mi>b</mi>
                <mo stretchy="false">=</mo>
                <mi>n</mi>
              </mrow>
            </mrow>
          </munder>
          <mrow>
            <msub>
              <mo stretchy="false">∇</mo>
              <mi>a</mi>
            </msub>
            <mrow>
              <mstyle mathvariant="bold">
                <msup>
                  <msub>
                    <mi mathvariant="normal">∞</mi>
                    <mi>a</mi>
                  </msub>
                  <mi>z</mi>
                </msup>
              </mstyle>
              <mo stretchy="false">⋅</mo>
              <msub>
                <mo stretchy="false">∇</mo>
                <mi>b</mi>
              </msub>
            </mrow>
            <mstyle mathvariant="bold">
              <msup>
                <msub>
                  <mi mathvariant="normal">∞</mi>
                  <mi>b</mi>
                </msub>
                <mrow>
                  <mo stretchy="false">−</mo>
                  <mi>z</mi>
                </mrow>
              </msup>
            </mstyle>
          </mrow>
        </mrow>
      </mrow>
    </mrow>
    <annotation encoding="StarMath 5.0">nabla_n bold{3_n}^z = sum from {a+3b=n} { nabla_a bold{infty_a}^z cdot nabla_b bold{infty_b}^-z}</annotation>
  </semantics>
</math>
</file>

<file path=Object 48/content.xml><?xml version="1.0" encoding="utf-8"?>
<math xmlns="http://www.w3.org/1998/Math/MathML" display="block">
  <semantics>
    <mrow>
      <mfrac>
        <mn>1</mn>
        <mrow>
          <mn>1</mn>
          <mo stretchy="false">−</mo>
          <mi>x</mi>
        </mrow>
      </mfrac>
      <mo stretchy="false">=</mo>
      <mrow>
        <munder>
          <mo stretchy="false">∏</mo>
          <mrow>
            <mi>k</mi>
            <mo stretchy="false">=</mo>
            <mn>0</mn>
          </mrow>
        </munder>
        <mrow>
          <mo fence="true" stretchy="false">(</mo>
          <mrow>
            <mrow>
              <mn>1</mn>
              <mo stretchy="false">+</mo>
              <msup>
                <mi>x</mi>
                <msup>
                  <mn>2</mn>
                  <mi>k</mi>
                </msup>
              </msup>
            </mrow>
          </mrow>
          <mo fence="true" stretchy="false">)</mo>
        </mrow>
      </mrow>
    </mrow>
    <annotation encoding="StarMath 5.0">1 over {1-x} = prod from k = 0 (1+x^{2^k})</annotation>
  </semantics>
</math>
</file>

<file path=Object 49/content.xml><?xml version="1.0" encoding="utf-8"?>
<math xmlns="http://www.w3.org/1998/Math/MathML" display="block">
  <semantics>
    <mrow>
      <mi>log</mi>
      <mrow>
        <mstyle mathvariant="bold">
          <msub>
            <mi mathvariant="normal">∞</mi>
            <mi>n</mi>
          </msub>
        </mstyle>
        <mo stretchy="false">=</mo>
        <mrow>
          <munder>
            <mo stretchy="false">∑</mo>
            <mrow>
              <mi>k</mi>
              <mo stretchy="false">=</mo>
              <mn>0</mn>
            </mrow>
          </munder>
          <mi>log</mi>
        </mrow>
      </mrow>
      <mstyle mathvariant="bold">
        <msub>
          <mn>2</mn>
          <mrow>
            <mi>n</mi>
            <mtext>*</mtext>
            <mfrac>
              <mn>1</mn>
              <msup>
                <mn>2</mn>
                <mi>k</mi>
              </msup>
            </mfrac>
          </mrow>
        </msub>
      </mstyle>
    </mrow>
    <annotation encoding="StarMath 5.0">log bold{infty_n} = sum from k = 0  log bold{2_{n "*" 1 over 2^k }} </annotation>
  </semantics>
</math>
</file>

<file path=Object 5/content.xml><?xml version="1.0" encoding="utf-8"?>
<math xmlns="http://www.w3.org/1998/Math/MathML" display="block">
  <semantics>
    <mrow>
      <mi>log</mi>
      <mrow>
        <mo fence="true" stretchy="false">(</mo>
        <mrow>
          <mrow>
            <mn>1</mn>
            <mo stretchy="false">+</mo>
            <mstyle mathvariant="bold">
              <mi>n</mi>
            </mstyle>
          </mrow>
        </mrow>
        <mo fence="true" stretchy="false">)</mo>
      </mrow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sub>
          <mi>H</mi>
          <mi>n</mi>
        </msub>
      </mrow>
    </mrow>
    <annotation encoding="StarMath 5.0">log(1+bold{n})""^{""+sum""} = H_n</annotation>
  </semantics>
</math>
</file>

<file path=Object 50/content.xml><?xml version="1.0" encoding="utf-8"?>
<math xmlns="http://www.w3.org/1998/Math/MathML" display="block">
  <semantics>
    <mrow>
      <mi>log</mi>
      <mrow>
        <mstyle mathvariant="bold">
          <msub>
            <mi mathvariant="normal">∞</mi>
            <mi>n</mi>
          </msub>
        </mstyle>
        <mo stretchy="false">=</mo>
        <mrow>
          <munder>
            <mo stretchy="false">∑</mo>
            <mrow>
              <mi>k</mi>
              <mo stretchy="false">=</mo>
              <mn>0</mn>
            </mrow>
          </munder>
          <mi>log</mi>
        </mrow>
      </mrow>
      <mstyle mathvariant="bold">
        <msub>
          <mn>3</mn>
          <mrow>
            <mi>n</mi>
            <mtext>*</mtext>
            <mfrac>
              <mn>1</mn>
              <msup>
                <mn>3</mn>
                <mi>k</mi>
              </msup>
            </mfrac>
          </mrow>
        </msub>
      </mstyle>
    </mrow>
    <annotation encoding="StarMath 5.0">log bold{infty_n} = sum from k = 0 log bold{3_{n "*" 1 over 3^k}}</annotation>
  </semantics>
</math>
</file>

<file path=Object 51/content.xml><?xml version="1.0" encoding="utf-8"?>
<math xmlns="http://www.w3.org/1998/Math/MathML" display="block">
  <semantics>
    <mrow>
      <mstyle mathvariant="bold">
        <msup>
          <msub>
            <mn>3</mn>
            <mi>n</mi>
          </msub>
          <mi>z</mi>
        </msup>
      </mstyle>
      <mo stretchy="false">=</mo>
      <msup>
        <mrow>
          <mo fence="true" stretchy="false">(</mo>
          <mrow>
            <mfrac>
              <mstyle mathvariant="bold">
                <msub>
                  <mi mathvariant="normal">∞</mi>
                  <mi>n</mi>
                </msub>
              </mstyle>
              <mstyle mathvariant="bold">
                <msub>
                  <mi mathvariant="normal">∞</mi>
                  <mrow>
                    <mi>n</mi>
                    <mtext>*</mtext>
                    <mfrac>
                      <mn>1</mn>
                      <mn>3</mn>
                    </mfrac>
                  </mrow>
                </msub>
              </mstyle>
            </mfrac>
          </mrow>
          <mo fence="true" stretchy="false">)</mo>
        </mrow>
        <mi>z</mi>
      </msup>
    </mrow>
    <annotation encoding="StarMath 5.0">bold{3_n}^z = ({bold{infty_n}}over{bold{infty_{n "*" 1 over 3}}})^z</annotation>
  </semantics>
</math>
</file>

<file path=Object 52/content.xml><?xml version="1.0" encoding="utf-8"?>
<math xmlns="http://www.w3.org/1998/Math/MathML" display="block">
  <semantics>
    <mrow>
      <mi>log</mi>
      <mrow>
        <mstyle mathvariant="bold">
          <msub>
            <mn>2</mn>
            <mi>n</mi>
          </msub>
        </mstyle>
        <mo stretchy="false">=</mo>
        <mi>log</mi>
      </mrow>
      <mrow>
        <mstyle mathvariant="bold">
          <msub>
            <mi mathvariant="normal">∞</mi>
            <mi>n</mi>
          </msub>
        </mstyle>
        <mo stretchy="false">−</mo>
        <mi>log</mi>
      </mrow>
      <mstyle mathvariant="bold">
        <msub>
          <mi mathvariant="normal">∞</mi>
          <mrow>
            <mi>n</mi>
            <mtext>*</mtext>
            <mfrac>
              <mn>1</mn>
              <mn>2</mn>
            </mfrac>
          </mrow>
        </msub>
      </mstyle>
    </mrow>
    <annotation encoding="StarMath 5.0">log bold{2_n} = log bold{infty_n} - log bold{infty_{n "*" 1 over 2}}</annotation>
  </semantics>
</math>
</file>

<file path=Object 53/content.xml><?xml version="1.0" encoding="utf-8"?>
<math xmlns="http://www.w3.org/1998/Math/MathML" display="block">
  <semantics>
    <mrow>
      <mi>log</mi>
      <mrow>
        <mstyle mathvariant="bold">
          <msub>
            <mn>3</mn>
            <mi>n</mi>
          </msub>
        </mstyle>
        <mo stretchy="false">=</mo>
        <mi>log</mi>
      </mrow>
      <mrow>
        <mstyle mathvariant="bold">
          <msub>
            <mi mathvariant="normal">∞</mi>
            <mi>n</mi>
          </msub>
        </mstyle>
        <mo stretchy="false">−</mo>
        <mi>log</mi>
      </mrow>
      <mstyle mathvariant="bold">
        <msub>
          <mi mathvariant="normal">∞</mi>
          <mrow>
            <mi>n</mi>
            <mtext>*</mtext>
            <mfrac>
              <mn>1</mn>
              <mn>3</mn>
            </mfrac>
          </mrow>
        </msub>
      </mstyle>
    </mrow>
    <annotation encoding="StarMath 5.0">log bold{3_n} = log bold{infty_n} - log bold{infty_{n "*" 1 over 3}}</annotation>
  </semantics>
</math>
</file>

<file path=Object 54/content.xml><?xml version="1.0" encoding="utf-8"?>
<math xmlns="http://www.w3.org/1998/Math/MathML" display="block">
  <semantics>
    <mrow>
      <mi>log</mi>
      <mrow>
        <mstyle mathvariant="bold">
          <msub>
            <mn>3</mn>
            <mi>n</mi>
          </msub>
        </mstyle>
        <mo stretchy="false">=</mo>
        <mrow>
          <munder>
            <mo stretchy="false">∑</mo>
            <mrow>
              <mi>k</mi>
              <mo stretchy="false">=</mo>
              <mn>0</mn>
            </mrow>
          </munder>
          <mi>log</mi>
        </mrow>
      </mrow>
      <mrow>
        <mstyle mathvariant="bold">
          <msub>
            <mn>2</mn>
            <mrow>
              <mi>n</mi>
              <mtext>*</mtext>
              <mfrac>
                <mn>1</mn>
                <msup>
                  <mn>2</mn>
                  <mi>k</mi>
                </msup>
              </mfrac>
            </mrow>
          </msub>
        </mstyle>
        <mo stretchy="false">−</mo>
        <mrow>
          <munder>
            <mo stretchy="false">∑</mo>
            <mrow>
              <mi>k</mi>
              <mo stretchy="false">=</mo>
              <mn>0</mn>
            </mrow>
          </munder>
          <mi>log</mi>
        </mrow>
      </mrow>
      <mstyle mathvariant="bold">
        <msub>
          <mn>2</mn>
          <mrow>
            <mi>n</mi>
            <mtext>*</mtext>
            <mfrac>
              <mn>1</mn>
              <mrow>
                <mn>3</mn>
                <mo stretchy="false">⋅</mo>
                <msup>
                  <mn>2</mn>
                  <mi>k</mi>
                </msup>
              </mrow>
            </mfrac>
          </mrow>
        </msub>
      </mstyle>
    </mrow>
    <annotation encoding="StarMath 5.0">log bold{3_n} = sum from k = 0 log bold{2_{n "*" 1 over 2^k}} - sum from k = 0 log bold{2_{n "*" 1 over {3 cdot 2^k}}}</annotation>
  </semantics>
</math>
</file>

<file path=Object 55/content.xml><?xml version="1.0" encoding="utf-8"?>
<math xmlns="http://www.w3.org/1998/Math/MathML" display="block">
  <semantics>
    <mrow>
      <mi>log</mi>
      <mrow>
        <mstyle mathvariant="bold">
          <msub>
            <mn>4</mn>
            <mi>n</mi>
          </msub>
        </mstyle>
        <mo stretchy="false">=</mo>
        <mi>log</mi>
      </mrow>
      <mrow>
        <mstyle mathvariant="bold">
          <msub>
            <mn>2</mn>
            <mi>n</mi>
          </msub>
        </mstyle>
        <mo stretchy="false">+</mo>
        <mi>log</mi>
      </mrow>
      <mstyle mathvariant="bold">
        <msub>
          <mn>2</mn>
          <mrow>
            <mi>n</mi>
            <mtext>*</mtext>
            <mfrac>
              <mn>1</mn>
              <mn>2</mn>
            </mfrac>
          </mrow>
        </msub>
      </mstyle>
    </mrow>
    <annotation encoding="StarMath 5.0">log bold{4_n} = log bold{2_n} + log bold{2_{n "*" 1 over 2}}</annotation>
  </semantics>
</math>
</file>

<file path=Object 56/content.xml><?xml version="1.0" encoding="utf-8"?>
<math xmlns="http://www.w3.org/1998/Math/MathML" display="block">
  <semantics>
    <mrow>
      <mi>log</mi>
      <mrow>
        <mstyle mathvariant="bold">
          <msub>
            <mn>8</mn>
            <mi>n</mi>
          </msub>
        </mstyle>
        <mo stretchy="false">=</mo>
        <mi>log</mi>
      </mrow>
      <mrow>
        <mstyle mathvariant="bold">
          <msub>
            <mn>2</mn>
            <mi>n</mi>
          </msub>
        </mstyle>
        <mo stretchy="false">+</mo>
        <mi>log</mi>
      </mrow>
      <mrow>
        <mstyle mathvariant="bold">
          <msub>
            <mn>2</mn>
            <mrow>
              <mi>n</mi>
              <mtext>*</mtext>
              <mfrac>
                <mn>1</mn>
                <mn>2</mn>
              </mfrac>
            </mrow>
          </msub>
        </mstyle>
        <mo stretchy="false">+</mo>
        <mi>log</mi>
      </mrow>
      <mstyle mathvariant="bold">
        <msub>
          <mn>2</mn>
          <mrow>
            <mi>n</mi>
            <mtext>*</mtext>
            <mfrac>
              <mn>1</mn>
              <mn>4</mn>
            </mfrac>
          </mrow>
        </msub>
      </mstyle>
    </mrow>
    <annotation encoding="StarMath 5.0">log bold{8_n} = log bold{2_n} + log bold{2_{n "*" 1 over 2}}+ log bold{2_{n "*" 1 over 4}}</annotation>
  </semantics>
</math>
</file>

<file path=Object 57/content.xml><?xml version="1.0" encoding="utf-8"?>
<math xmlns="http://www.w3.org/1998/Math/MathML" display="block">
  <semantics>
    <mrow>
      <msub>
        <mo stretchy="false">∇</mo>
        <mi>n</mi>
      </msub>
      <mrow>
        <mstyle mathvariant="bold">
          <msup>
            <msub>
              <mn>4</mn>
              <mi>n</mi>
            </msub>
            <mi>z</mi>
          </msup>
        </mstyle>
        <mo stretchy="false">=</mo>
        <mrow>
          <munder>
            <mo stretchy="false">∑</mo>
            <mrow>
              <mrow>
                <mi>a</mi>
                <mo stretchy="false">+</mo>
                <mn>2</mn>
              </mrow>
              <mrow>
                <mi>b</mi>
                <mo stretchy="false">=</mo>
                <mi>n</mi>
              </mrow>
            </mrow>
          </munder>
          <mrow>
            <msub>
              <mo stretchy="false">∇</mo>
              <mi>a</mi>
            </msub>
            <mrow>
              <mstyle mathvariant="bold">
                <msup>
                  <msub>
                    <mn>2</mn>
                    <mi>a</mi>
                  </msub>
                  <mi>z</mi>
                </msup>
              </mstyle>
              <mo stretchy="false">⋅</mo>
              <msub>
                <mo stretchy="false">∇</mo>
                <mi>b</mi>
              </msub>
            </mrow>
            <mstyle mathvariant="bold">
              <msup>
                <msub>
                  <mn>2</mn>
                  <mi>b</mi>
                </msub>
                <mi>z</mi>
              </msup>
            </mstyle>
          </mrow>
        </mrow>
      </mrow>
    </mrow>
    <annotation encoding="StarMath 5.0">nabla_n bold{4_n}^z

= sum from {a+2b=n} { 

nabla_a bold{2_a}^z cdot nabla_b bold{2_b}^z}</annotation>
  </semantics>
</math>
</file>

<file path=Object 58/content.xml><?xml version="1.0" encoding="utf-8"?>
<math xmlns="http://www.w3.org/1998/Math/MathML" display="block">
  <semantics>
    <mrow>
      <mi>log</mi>
      <mrow>
        <mstyle mathvariant="bold">
          <msub>
            <mn>2</mn>
            <mi>n</mi>
          </msub>
        </mstyle>
        <mo stretchy="false">=</mo>
        <mrow>
          <munder>
            <mo stretchy="false">∑</mo>
            <mrow>
              <mi>k</mi>
              <mo stretchy="false">=</mo>
              <mn>0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</mrow>
      <mi>log</mi>
      <mstyle mathvariant="bold">
        <msub>
          <mn>4</mn>
          <mrow>
            <mi>n</mi>
            <mtext>*</mtext>
            <mfrac>
              <mn>1</mn>
              <msup>
                <mn>2</mn>
                <mi>k</mi>
              </msup>
            </mfrac>
          </mrow>
        </msub>
      </mstyle>
    </mrow>
    <annotation encoding="StarMath 5.0">log bold{2_n} = sum from k = 0 (-1)^k log bold{4_{n "*" 1 over 2^k}}</annotation>
  </semantics>
</math>
</file>

<file path=Object 59/content.xml><?xml version="1.0" encoding="utf-8"?>
<math xmlns="http://www.w3.org/1998/Math/MathML" display="block">
  <semantics>
    <mrow>
      <msub>
        <mo stretchy="false">∇</mo>
        <mi>n</mi>
      </msub>
      <mrow>
        <mstyle mathvariant="bold">
          <msup>
            <msub>
              <mn>8</mn>
              <mi>n</mi>
            </msub>
            <mi>z</mi>
          </msup>
        </mstyle>
        <mo stretchy="false">=</mo>
        <mrow>
          <munder>
            <mo stretchy="false">∑</mo>
            <mrow>
              <mrow>
                <mi>a</mi>
                <mo stretchy="false">+</mo>
                <mn>2</mn>
              </mrow>
              <mrow>
                <mi>b</mi>
                <mo stretchy="false">+</mo>
                <mn>4</mn>
              </mrow>
              <mrow>
                <mi>c</mi>
                <mo stretchy="false">=</mo>
                <mi>n</mi>
              </mrow>
            </mrow>
          </munder>
          <mrow>
            <msub>
              <mo stretchy="false">∇</mo>
              <mi>a</mi>
            </msub>
            <mrow>
              <mstyle mathvariant="bold">
                <msup>
                  <msub>
                    <mn>2</mn>
                    <mi>a</mi>
                  </msub>
                  <mi>z</mi>
                </msup>
              </mstyle>
              <mo stretchy="false">⋅</mo>
              <msub>
                <mo stretchy="false">∇</mo>
                <mi>b</mi>
              </msub>
            </mrow>
            <mstyle mathvariant="bold">
              <msup>
                <msub>
                  <mn>2</mn>
                  <mi>b</mi>
                </msub>
                <mi>z</mi>
              </msup>
            </mstyle>
            <mover accent="true">
              <msub>
                <mo stretchy="false">∇</mo>
                <mi>c</mi>
              </msub>
              <mo stretchy="false">˙</mo>
            </mover>
            <mstyle mathvariant="bold">
              <msup>
                <msub>
                  <mn>2</mn>
                  <mi>c</mi>
                </msub>
                <mi>z</mi>
              </msup>
            </mstyle>
          </mrow>
        </mrow>
      </mrow>
    </mrow>
    <annotation encoding="StarMath 5.0">nabla_n bold{8_n}^z = 

sum from {a+2b+4c=n} { 

nabla_a bold{2_a}^z cdot nabla_b bold{2_b}^z dot nabla_c bold{2_c}^z}</annotation>
  </semantics>
</math>
</file>

<file path=Object 6/content.xml><?xml version="1.0" encoding="utf-8"?>
<math xmlns="http://www.w3.org/1998/Math/MathML" display="block">
  <semantics>
    <mrow>
      <msub>
        <mo stretchy="false">∇</mo>
        <mi>n</mi>
      </msub>
      <msup>
        <mrow>
          <mo fence="true" stretchy="false">(</mo>
          <mrow>
            <mrow>
              <mn>1</mn>
              <mo stretchy="false">+</mo>
              <mstyle mathvariant="bold">
                <mi>n</mi>
              </mstyle>
            </mrow>
          </mrow>
          <mo fence="true" stretchy="false">)</mo>
        </mrow>
        <mi>z</mi>
      </msup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sup>
          <mrow>
            <mo fence="true" stretchy="false">(</mo>
            <mrow>
              <mrow>
                <mn>1</mn>
                <mo stretchy="false">+</mo>
                <mstyle mathvariant="bold">
                  <mi>n</mi>
                </mstyle>
              </mrow>
            </mrow>
            <mo fence="true" stretchy="false">)</mo>
          </mrow>
          <mrow>
            <mi>z</mi>
            <mo stretchy="false">−</mo>
            <mn>1</mn>
          </mrow>
        </msup>
      </mrow>
      <msup>
        <mtext/>
        <mrow>
          <mtext/>
          <mo stretchy="false">+</mo>
          <mrow>
            <mo stretchy="false">∑</mo>
            <mtext/>
          </mrow>
        </mrow>
      </msup>
    </mrow>
    <annotation encoding="StarMath 5.0">nabla_n (1+bold{n})^z""^{""+sum""} = (1+bold{n})^{z-1}""^{""+sum""}</annotation>
  </semantics>
</math>
</file>

<file path=Object 60/content.xml><?xml version="1.0" encoding="utf-8"?>
<math xmlns="http://www.w3.org/1998/Math/MathML" display="block">
  <semantics>
    <mrow>
      <mrow>
        <mstyle mathvariant="bold">
          <msup>
            <msub>
              <mn>2</mn>
              <mi>n</mi>
            </msub>
            <mi>z</mi>
          </msup>
        </mstyle>
        <mo stretchy="false">=</mo>
        <mrow>
          <munder>
            <mo stretchy="false">∑</mo>
            <mrow>
              <mrow>
                <mi>a</mi>
                <mo stretchy="false">+</mo>
                <mn>2</mn>
              </mrow>
              <mrow>
                <mi>b</mi>
                <mo stretchy="false">+</mo>
                <mn>4</mn>
              </mrow>
              <mrow>
                <mi>c</mi>
                <mo stretchy="false">+</mo>
                <mn>8</mn>
              </mrow>
              <mrow>
                <mrow>
                  <mi>d</mi>
                  <mo stretchy="false">+</mo>
                  <mn>...</mn>
                </mrow>
                <mo stretchy="false">≤</mo>
                <mi>n</mi>
              </mrow>
            </mrow>
          </munder>
          <msub>
            <mo stretchy="false">∇</mo>
            <mi>a</mi>
          </msub>
        </mrow>
      </mrow>
      <mrow>
        <mstyle mathvariant="bold">
          <msup>
            <msub>
              <mn>4</mn>
              <mi>a</mi>
            </msub>
            <mi>z</mi>
          </msup>
        </mstyle>
        <mo stretchy="false">⋅</mo>
        <msub>
          <mo stretchy="false">∇</mo>
          <mi>b</mi>
        </msub>
      </mrow>
      <mrow>
        <mstyle mathvariant="bold">
          <msup>
            <msub>
              <mn>4</mn>
              <mi>b</mi>
            </msub>
            <mrow>
              <mo stretchy="false">−</mo>
              <mi>z</mi>
            </mrow>
          </msup>
        </mstyle>
        <mo stretchy="false">⋅</mo>
        <msub>
          <mo stretchy="false">∇</mo>
          <mi>c</mi>
        </msub>
      </mrow>
      <mrow>
        <mstyle mathvariant="bold">
          <msup>
            <msub>
              <mn>4</mn>
              <mi>c</mi>
            </msub>
            <mi>z</mi>
          </msup>
        </mstyle>
        <mo stretchy="false">⋅</mo>
        <msub>
          <mo stretchy="false">∇</mo>
          <mi>d</mi>
        </msub>
      </mrow>
      <mrow>
        <mstyle mathvariant="bold">
          <msup>
            <msub>
              <mn>4</mn>
              <mi>d</mi>
            </msub>
            <mrow>
              <mo stretchy="false">−</mo>
              <mi>z</mi>
            </mrow>
          </msup>
        </mstyle>
        <mo stretchy="false">⋅</mo>
        <mn>..</mn>
      </mrow>
      <mi>.</mi>
    </mrow>
    <annotation encoding="StarMath 5.0">bold{2_n}^z = sum from {a+2b+4c+8d+... &lt;=n} nabla_a bold{4_a}^z cdot nabla_b bold{4_b}^-z cdot nabla_c bold{4_c}^z cdot nabla_d bold{4_d}^-z cdot ...</annotation>
  </semantics>
</math>
</file>

<file path=Object 61/content.xml><?xml version="1.0" encoding="utf-8"?>
<math xmlns="http://www.w3.org/1998/Math/MathML" display="block">
  <semantics>
    <mrow>
      <mstyle mathvariant="bold">
        <msup>
          <msub>
            <mn>2</mn>
            <mi>n</mi>
          </msub>
          <mi>z</mi>
        </msup>
      </mstyle>
      <mo stretchy="false">=</mo>
      <msub>
        <mrow>
          <mo fence="true" stretchy="false">[</mo>
          <mrow>
            <mrow>
              <mrow>
                <munder>
                  <mo stretchy="false">∏</mo>
                  <mrow>
                    <mi>k</mi>
                    <mo stretchy="false">=</mo>
                    <mn>0</mn>
                  </mrow>
                </munder>
                <mstyle mathvariant="bold">
                  <msup>
                    <mn>4</mn>
                    <mrow>
                      <msup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i>k</mi>
                      </msup>
                      <mo stretchy="false">⋅</mo>
                      <mi>z</mi>
                    </mrow>
                  </msup>
                </mstyle>
              </mrow>
              <mo stretchy="false">/</mo>
              <mrow>
                <mo fence="true" stretchy="false">(</mo>
                <mrow>
                  <msup>
                    <mn>2</mn>
                    <mi>k</mi>
                  </msup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bold{2_n}^z = [prod from k = 0 bold{4}^{(-1)^k cdot z}/(2^k)]_n</annotation>
  </semantics>
</math>
</file>

<file path=Object 62/content.xml><?xml version="1.0" encoding="utf-8"?>
<math xmlns="http://www.w3.org/1998/Math/MathML" display="block">
  <semantics>
    <mrow>
      <mi>log</mi>
      <mrow>
        <mstyle mathvariant="bold">
          <msub>
            <mn>9</mn>
            <mi>n</mi>
          </msub>
        </mstyle>
        <mo stretchy="false">=</mo>
        <mi>log</mi>
      </mrow>
      <mrow>
        <mstyle mathvariant="bold">
          <msub>
            <mn>3</mn>
            <mi>n</mi>
          </msub>
        </mstyle>
        <mo stretchy="false">+</mo>
        <mi>log</mi>
      </mrow>
      <mstyle mathvariant="bold">
        <msub>
          <mn>3</mn>
          <mrow>
            <mi>n</mi>
            <mtext>*</mtext>
            <mfrac>
              <mn>1</mn>
              <mn>3</mn>
            </mfrac>
          </mrow>
        </msub>
      </mstyle>
    </mrow>
    <annotation encoding="StarMath 5.0">log bold{9_n} = log bold{3_n} + log bold{3_{n "*" 1 over 3}}</annotation>
  </semantics>
</math>
</file>

<file path=Object 63/content.xml><?xml version="1.0" encoding="utf-8"?>
<math xmlns="http://www.w3.org/1998/Math/MathML" display="block">
  <semantics>
    <mrow>
      <msub>
        <mo stretchy="false">∇</mo>
        <mi>n</mi>
      </msub>
      <mrow>
        <mstyle mathvariant="bold">
          <msup>
            <msub>
              <mn>9</mn>
              <mi>n</mi>
            </msub>
            <mi>z</mi>
          </msup>
        </mstyle>
        <mo stretchy="false">=</mo>
        <mrow>
          <munder>
            <mo stretchy="false">∑</mo>
            <mrow>
              <mrow>
                <mi>a</mi>
                <mo stretchy="false">+</mo>
                <mn>3</mn>
              </mrow>
              <mrow>
                <mi>b</mi>
                <mo stretchy="false">=</mo>
                <mi>n</mi>
              </mrow>
            </mrow>
          </munder>
          <mrow>
            <msub>
              <mo stretchy="false">∇</mo>
              <mi>a</mi>
            </msub>
            <mrow>
              <mstyle mathvariant="bold">
                <msup>
                  <msub>
                    <mn>3</mn>
                    <mi>a</mi>
                  </msub>
                  <mi>z</mi>
                </msup>
              </mstyle>
              <mo stretchy="false">⋅</mo>
              <msub>
                <mo stretchy="false">∇</mo>
                <mi>b</mi>
              </msub>
            </mrow>
            <mstyle mathvariant="bold">
              <msup>
                <msub>
                  <mn>3</mn>
                  <mi>b</mi>
                </msub>
                <mi>z</mi>
              </msup>
            </mstyle>
          </mrow>
        </mrow>
      </mrow>
    </mrow>
    <annotation encoding="StarMath 5.0">nabla_n bold{9_n}^z = 

sum from {a+3b=n} { 

nabla_a bold{3_a}^z cdot nabla_b bold{3_b}^z }</annotation>
  </semantics>
</math>
</file>

<file path=Object 64/content.xml><?xml version="1.0" encoding="utf-8"?>
<math xmlns="http://www.w3.org/1998/Math/MathML" display="block">
  <semantics>
    <mrow>
      <msub>
        <mo stretchy="false">∇</mo>
        <mi>n</mi>
      </msub>
      <mrow>
        <mstyle mathvariant="bold">
          <msup>
            <msub>
              <mrow>
                <mo fence="true" stretchy="false">(</mo>
                <mrow>
                  <msup>
                    <mi>m</mi>
                    <mrow>
                      <mtext>^</mtext>
                      <mn>2</mn>
                    </mrow>
                  </msup>
                </mrow>
                <mo fence="true" stretchy="false">)</mo>
              </mrow>
              <mi>n</mi>
            </msub>
            <mi>z</mi>
          </msup>
        </mstyle>
        <mo stretchy="false">=</mo>
        <mrow>
          <munder>
            <mo stretchy="false">∑</mo>
            <mrow>
              <mrow>
                <mi>a</mi>
                <mo stretchy="false">+</mo>
                <mrow>
                  <mi>m</mi>
                  <mo stretchy="false">⋅</mo>
                  <mi>b</mi>
                </mrow>
              </mrow>
              <mo stretchy="false">=</mo>
              <mi>n</mi>
            </mrow>
          </munder>
          <mrow>
            <msub>
              <mo stretchy="false">∇</mo>
              <mi>a</mi>
            </msub>
            <mrow>
              <mstyle mathvariant="bold">
                <msup>
                  <msub>
                    <mi>m</mi>
                    <mi>a</mi>
                  </msub>
                  <mi>z</mi>
                </msup>
              </mstyle>
              <mo stretchy="false">⋅</mo>
              <msub>
                <mo stretchy="false">∇</mo>
                <mi>b</mi>
              </msub>
            </mrow>
            <mstyle mathvariant="bold">
              <msup>
                <msub>
                  <mi>m</mi>
                  <mi>b</mi>
                </msub>
                <mi>z</mi>
              </msup>
            </mstyle>
          </mrow>
        </mrow>
      </mrow>
    </mrow>
    <annotation encoding="StarMath 5.0">nabla_n bold{(m^{"^" 2})_n}^z = sum from {a+m cdot b=n} { 

nabla_a bold{m_a}^z cdot nabla_b bold{m_b}^z}</annotation>
  </semantics>
</math>
</file>

<file path=Object 65/content.xml><?xml version="1.0" encoding="utf-8"?>
<math xmlns="http://www.w3.org/1998/Math/MathML" display="block">
  <semantics>
    <mrow>
      <mstyle mathvariant="bold">
        <msup>
          <msub>
            <mrow>
              <mo fence="true" stretchy="false">(</mo>
              <mrow>
                <msup>
                  <mi>m</mi>
                  <mrow>
                    <mtext>^</mtext>
                    <mn>2</mn>
                  </mrow>
                </msup>
              </mrow>
              <mo fence="true" stretchy="false">)</mo>
            </mrow>
            <mi>n</mi>
          </msub>
          <mi>z</mi>
        </msup>
      </mstyle>
      <mo stretchy="false">=</mo>
      <mrow>
        <munder>
          <mo stretchy="false">∑</mo>
          <mrow>
            <mrow>
              <mi>a</mi>
              <mo stretchy="false">+</mo>
              <mrow>
                <mi>m</mi>
                <mo stretchy="false">⋅</mo>
                <mi>b</mi>
              </mrow>
            </mrow>
            <mo stretchy="false">≤</mo>
            <mi>n</mi>
          </mrow>
        </munder>
        <mrow>
          <msub>
            <mo stretchy="false">∇</mo>
            <mi>a</mi>
          </msub>
          <mrow>
            <mstyle mathvariant="bold">
              <msup>
                <msub>
                  <mi>m</mi>
                  <mi>a</mi>
                </msub>
                <mi>z</mi>
              </msup>
            </mstyle>
            <mo stretchy="false">⋅</mo>
            <msub>
              <mo stretchy="false">∇</mo>
              <mi>b</mi>
            </msub>
          </mrow>
          <mstyle mathvariant="bold">
            <msup>
              <msub>
                <mi>m</mi>
                <mi>b</mi>
              </msub>
              <mi>z</mi>
            </msup>
          </mstyle>
        </mrow>
      </mrow>
    </mrow>
    <annotation encoding="StarMath 5.0">bold{(m^{"^"2})_n}^z = sum from {a+m cdot b&lt;=n} { 

nabla_a bold{m_a}^z cdot nabla_b bold{m_b}^z}</annotation>
  </semantics>
</math>
</file>

<file path=Object 66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i>m</mi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a</mi>
                <mo stretchy="false">+</mo>
                <mrow>
                  <mi>m</mi>
                  <mo stretchy="false">⋅</mo>
                  <mi>b</mi>
                </mrow>
              </mrow>
              <mo stretchy="false">=</mo>
              <mi>n</mi>
            </mrow>
          </munder>
          <mrow>
            <mo stretchy="false">∇</mo>
            <mrow>
              <msub>
                <mrow>
                  <mo fence="true" stretchy="false">[</mo>
                  <mrow>
                    <mstyle mathvariant="bold">
                      <msup>
                        <mi mathvariant="normal">∞</mi>
                        <mi>z</mi>
                      </msup>
                    </mstyle>
                  </mrow>
                  <mo fence="true" stretchy="false">]</mo>
                </mrow>
                <mi>a</mi>
              </msub>
              <mo stretchy="false">⋅</mo>
              <mo stretchy="false">∇</mo>
            </mrow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o stretchy="false">−</mo>
                        <mi>z</mi>
                      </mrow>
                    </msup>
                  </mstyle>
                </mrow>
                <mo fence="true" stretchy="false">]</mo>
              </mrow>
              <mi>b</mi>
            </msub>
          </mrow>
        </mrow>
      </mrow>
    </mrow>
    <annotation encoding="StarMath 5.0">nabla [m^z]_n = sum from {a+m cdot b=n} { nabla[bold{infty}^z]_a cdot nabla[bold{infty}^-z]_b}</annotation>
  </semantics>
</math>
</file>

<file path=Object 67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>m</mi>
                <mi>z</mi>
              </msup>
            </mstyle>
          </mrow>
          <mo fence="true" stretchy="false">]</mo>
        </mrow>
        <mi>n</mi>
      </msub>
      <mo stretchy="false">=</mo>
      <mrow>
        <munderover>
          <mo stretchy="false">∑</mo>
          <mrow>
            <mi>k</mi>
            <mo stretchy="false">=</mo>
            <mn>0</mn>
          </mrow>
          <mrow>
            <mo fence="true" stretchy="false">⌊</mo>
            <mrow>
              <mfrac>
                <mi>n</mi>
                <mi>m</mi>
              </mfrac>
            </mrow>
            <mo fence="true" stretchy="false">⌋</mo>
          </mrow>
        </munderover>
        <mrow>
          <mo stretchy="false">∇</mo>
          <mrow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i>z</mi>
                        <mo stretchy="false">+</mo>
                        <mn>1</mn>
                      </mrow>
                    </msup>
                  </mstyle>
                </mrow>
                <mo fence="true" stretchy="false">]</mo>
              </mrow>
              <mrow>
                <mi>n</mi>
                <mo stretchy="false">−</mo>
                <mrow>
                  <mi>m</mi>
                  <mo stretchy="false">⋅</mo>
                  <mi>k</mi>
                </mrow>
              </mrow>
            </msub>
            <mo stretchy="false">⋅</mo>
            <mo stretchy="false">∇</mo>
          </mrow>
          <msub>
            <mrow>
              <mo fence="true" stretchy="false">[</mo>
              <mrow>
                <mstyle mathvariant="bold">
                  <msup>
                    <mi mathvariant="normal">∞</mi>
                    <mrow>
                      <mo stretchy="false">−</mo>
                      <mi>z</mi>
                    </mrow>
                  </msup>
                </mstyle>
              </mrow>
              <mo fence="true" stretchy="false">]</mo>
            </mrow>
            <mi>k</mi>
          </msub>
        </mrow>
      </mrow>
    </mrow>
    <annotation encoding="StarMath 5.0">[bold{m}^z]_n = sum from k = 0 to {lfloor n over m rfloor} { nabla[bold{infty}^{z+1}]_{n - m cdot k} cdot nabla[bold{infty}^-z]_k}</annotation>
  </semantics>
</math>
</file>

<file path=Object 68/content.xml><?xml version="1.0" encoding="utf-8"?>
<math xmlns="http://www.w3.org/1998/Math/MathML" display="block">
  <semantics>
    <mrow>
      <mrow>
        <munderover>
          <mo stretchy="false">∑</mo>
          <mrow>
            <mi>m</mi>
            <mo stretchy="false">=</mo>
            <mn>1</mn>
          </mrow>
          <mi>t</mi>
        </munderover>
        <msub>
          <mrow>
            <mo fence="true" stretchy="false">[</mo>
            <mrow>
              <mstyle mathvariant="bold">
                <msup>
                  <mi>m</mi>
                  <mi>z</mi>
                </msup>
              </mstyle>
            </mrow>
            <mo fence="true" stretchy="false">]</mo>
          </mrow>
          <mi>n</mi>
        </msub>
      </mrow>
      <mo stretchy="false">=</mo>
      <mrow>
        <munderover>
          <mo stretchy="false">∑</mo>
          <mrow>
            <mi>m</mi>
            <mo stretchy="false">=</mo>
            <mn>1</mn>
          </mrow>
          <mi>t</mi>
        </munderover>
        <mrow>
          <munderover>
            <mo stretchy="false">∑</mo>
            <mrow>
              <mi>k</mi>
              <mo stretchy="false">=</mo>
              <mn>0</mn>
            </mrow>
            <mrow>
              <mo fence="true" stretchy="false">⌊</mo>
              <mrow>
                <mfrac>
                  <mi>n</mi>
                  <mi>m</mi>
                </mfrac>
              </mrow>
              <mo fence="true" stretchy="false">⌋</mo>
            </mrow>
          </munderover>
          <mrow>
            <mo stretchy="false">∇</mo>
            <mrow>
              <msub>
                <mrow>
                  <mo fence="true" stretchy="false">[</mo>
                  <mrow>
                    <mstyle mathvariant="bold">
                      <msup>
                        <mi mathvariant="normal">∞</mi>
                        <mrow>
                          <mi>z</mi>
                          <mo stretchy="false">+</mo>
                          <mn>1</mn>
                        </mrow>
                      </msup>
                    </mstyle>
                  </mrow>
                  <mo fence="true" stretchy="false">]</mo>
                </mrow>
                <mrow>
                  <mi>n</mi>
                  <mo stretchy="false">−</mo>
                  <mrow>
                    <mi>m</mi>
                    <mo stretchy="false">⋅</mo>
                    <mi>k</mi>
                  </mrow>
                </mrow>
              </msub>
              <mo stretchy="false">⋅</mo>
              <mo stretchy="false">∇</mo>
            </mrow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o stretchy="false">−</mo>
                        <mi>z</mi>
                      </mrow>
                    </msup>
                  </mstyle>
                </mrow>
                <mo fence="true" stretchy="false">]</mo>
              </mrow>
              <mi>k</mi>
            </msub>
          </mrow>
        </mrow>
      </mrow>
    </mrow>
    <annotation encoding="StarMath 5.0">sum from m = 1 to t [bold{m}^z]_n = sum from m = 1 to t  sum from k = 0 to {lfloor n over m rfloor} { nabla[bold{infty}^{z+1}]_{n - m cdot k} cdot nabla[bold{infty}^-z]_k}</annotation>
  </semantics>
</math>
</file>

<file path=Object 69/content.xml><?xml version="1.0" encoding="utf-8"?>
<math xmlns="http://www.w3.org/1998/Math/MathML" display="block">
  <semantics>
    <mrow>
      <mi>log</mi>
      <mrow>
        <mstyle mathvariant="bold">
          <msub>
            <mn>1</mn>
            <mi>n</mi>
          </msub>
        </mstyle>
        <mo stretchy="false">=</mo>
        <mn>0</mn>
        <mo stretchy="false">=</mo>
        <mi>log</mi>
      </mrow>
      <mrow>
        <mstyle mathvariant="bold">
          <msub>
            <mi mathvariant="normal">∞</mi>
            <mi>n</mi>
          </msub>
        </mstyle>
        <mo stretchy="false">−</mo>
        <mi>log</mi>
      </mrow>
      <mstyle mathvariant="bold">
        <msub>
          <mi mathvariant="normal">∞</mi>
          <mi>n</mi>
        </msub>
      </mstyle>
    </mrow>
    <annotation encoding="StarMath 5.0">log bold{1_n} = 0 = log bold{infty_n} - log bold{infty_n}</annotation>
  </semantics>
</math>
</file>

<file path=Object 7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+</mo>
              <mstyle mathvariant="bold">
                <mi>n</mi>
              </mstyle>
            </mrow>
          </mrow>
          <mo fence="true" stretchy="false">)</mo>
        </mrow>
        <mrow>
          <mi>a</mi>
          <mo stretchy="false">+</mo>
          <mi>b</mi>
        </mrow>
      </msup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>
            <mo stretchy="false">∑</mo>
            <mrow>
              <mrow>
                <mi>j</mi>
                <mo stretchy="false">+</mo>
                <mi>k</mi>
              </mrow>
              <mo stretchy="false">≤</mo>
              <mi>n</mi>
            </mrow>
          </munder>
          <msub>
            <mo stretchy="false">∇</mo>
            <mi>j</mi>
          </msub>
        </mrow>
      </mrow>
      <msup>
        <mrow>
          <mo fence="true" stretchy="false">(</mo>
          <mrow>
            <mrow>
              <mn>1</mn>
              <mo stretchy="false">+</mo>
              <mstyle mathvariant="bold">
                <mi>j</mi>
              </mstyle>
            </mrow>
          </mrow>
          <mo fence="true" stretchy="false">)</mo>
        </mrow>
        <mi>a</mi>
      </msup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⋅</mo>
        <msub>
          <mo stretchy="false">∇</mo>
          <mi>k</mi>
        </msub>
      </mrow>
      <msup>
        <mrow>
          <mo fence="true" stretchy="false">(</mo>
          <mrow>
            <mrow>
              <mn>1</mn>
              <mo stretchy="false">+</mo>
              <mstyle mathvariant="bold">
                <mi>k</mi>
              </mstyle>
            </mrow>
          </mrow>
          <mo fence="true" stretchy="false">)</mo>
        </mrow>
        <mi>b</mi>
      </msup>
      <msup>
        <mtext/>
        <mrow>
          <mtext/>
          <mo stretchy="false">+</mo>
          <mrow>
            <mo stretchy="false">∑</mo>
            <mtext/>
          </mrow>
        </mrow>
      </msup>
    </mrow>
    <annotation encoding="StarMath 5.0">(1+bold{n})^{a+b}""^{""+sum""} = sum from j+k&lt;=n nabla_j (1+bold{j})^a""^{""+sum""} cdot nabla_k (1+bold{k})^b""^{""+sum""}</annotation>
  </semantics>
</math>
</file>

<file path=Object 70/content.xml><?xml version="1.0" encoding="utf-8"?>
<math xmlns="http://www.w3.org/1998/Math/MathML" display="block">
  <semantics>
    <mrow>
      <mi>a</mi>
      <mo stretchy="false">∇</mo>
      <msub>
        <mrow>
          <mo fence="true" stretchy="false">[</mo>
          <mrow>
            <mrow>
              <mi>log</mi>
              <mstyle mathvariant="bold">
                <mi mathvariant="normal">∞</mi>
              </mstyle>
            </mrow>
          </mrow>
          <mo fence="true" stretchy="false">]</mo>
        </mrow>
        <mi>n</mi>
      </msub>
      <mo stretchy="false">→</mo>
      <mi>?</mi>
      <mi>?</mi>
      <mi>?</mi>
    </mrow>
    <annotation encoding="StarMath 5.0">a nabla[log bold{infty}]_n -&gt; ???</annotation>
  </semantics>
</math>
</file>

<file path=Object 71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>n</mi>
        </munderover>
        <mfrac>
          <msup>
            <mi>z</mi>
            <mrow>
              <mtext>(</mtext>
              <mi>k</mi>
              <mtext>)</mtext>
            </mrow>
          </msup>
          <mrow>
            <mi>k</mi>
            <mi>!</mi>
          </mrow>
        </mfrac>
      </mrow>
      <mo stretchy="false">=</mo>
      <mfrac>
        <msup>
          <mrow>
            <mo fence="true" stretchy="false">(</mo>
            <mrow>
              <mrow>
                <mi>z</mi>
                <mo stretchy="false">+</mo>
                <mn>1</mn>
              </mrow>
            </mrow>
            <mo fence="true" stretchy="false">)</mo>
          </mrow>
          <mrow>
            <mtext>(</mtext>
            <mi>n</mi>
            <mtext>)</mtext>
          </mrow>
        </msup>
        <mrow>
          <mi>n</mi>
          <mi>!</mi>
        </mrow>
      </mfrac>
    </mrow>
    <annotation encoding="StarMath 5.0">sum from k = 0 to n {z^{"("k")"} over {k!}} = {(z+1)^{"("n")"} over {n!}}</annotation>
  </semantics>
</math>
</file>

<file path=Object 72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>n</mi>
        </munderover>
        <msup>
          <mrow>
            <mo fence="true" stretchy="false">(</mo>
            <mrow>
              <mrow>
                <mn>1</mn>
                <mo stretchy="false">+</mo>
                <mstyle mathvariant="bold">
                  <mi>k</mi>
                </mstyle>
              </mrow>
            </mrow>
            <mo fence="true" stretchy="false">)</mo>
          </mrow>
          <mi>z</mi>
        </msup>
      </mrow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sup>
          <mrow>
            <mo fence="true" stretchy="false">(</mo>
            <mrow>
              <mrow>
                <mn>1</mn>
                <mo stretchy="false">+</mo>
                <mstyle mathvariant="bold">
                  <mi>n</mi>
                </mstyle>
              </mrow>
            </mrow>
            <mo fence="true" stretchy="false">)</mo>
          </mrow>
          <mrow>
            <mi>z</mi>
            <mo stretchy="false">+</mo>
            <mn>1</mn>
          </mrow>
        </msup>
      </mrow>
      <msup>
        <mtext/>
        <mrow>
          <mtext/>
          <mo stretchy="false">+</mo>
          <mrow>
            <mo stretchy="false">∑</mo>
            <mtext/>
          </mrow>
        </mrow>
      </msup>
    </mrow>
    <annotation encoding="StarMath 5.0">sum from k = 0 to n (1+bold{k})^z""^{""+sum""} = (1+bold{n})^{z+1}""^{""+sum""}</annotation>
  </semantics>
</math>
</file>

<file path=Object 73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p>
                  <mn>2</mn>
                  <mi>z</mi>
                </msup>
              </mstyle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o stretchy="false">∇</mo>
        </mrow>
      </mrow>
      <msub>
        <mrow>
          <mo fence="true" stretchy="false">[</mo>
          <mrow>
            <mstyle mathvariant="bold">
              <msup>
                <mn>2</mn>
                <mi>z</mi>
              </msup>
            </mstyle>
          </mrow>
          <mo fence="true" stretchy="false">]</mo>
        </mrow>
        <mi>k</mi>
      </msub>
    </mrow>
    <annotation encoding="StarMath 5.0">[bold{2}^z]_n = sum from k=0 to {n }  nabla[ bold{2}^z ]_k</annotation>
  </semantics>
</math>
</file>

<file path=Object 74/content.xml><?xml version="1.0" encoding="utf-8"?>
<math xmlns="http://www.w3.org/1998/Math/MathML" display="block">
  <semantics>
    <mrow>
      <msub>
        <mrow>
          <mo fence="true" stretchy="false">[</mo>
          <mrow>
            <msup>
              <mi>m</mi>
              <mi>z</mi>
            </msup>
          </mrow>
          <mo fence="true" stretchy="false">]</mo>
        </mrow>
        <mi>n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frac>
              <mi>n</mi>
              <mi>m</mi>
            </mfrac>
          </munderover>
          <msub>
            <mrow>
              <mo fence="true" stretchy="false">[</mo>
              <mrow>
                <mstyle mathvariant="bold">
                  <msup>
                    <mi mathvariant="normal">∞</mi>
                    <mi>z</mi>
                  </msup>
                </mstyle>
              </mrow>
              <mo fence="true" stretchy="false">]</mo>
            </mrow>
            <mrow>
              <mi>n</mi>
              <mo stretchy="false">−</mo>
              <mrow>
                <mi>m</mi>
                <mo stretchy="false">⋅</mo>
                <mi>k</mi>
              </mrow>
            </mrow>
          </msub>
        </mrow>
        <mo stretchy="false">⋅</mo>
        <msub>
          <mrow>
            <mo fence="true" stretchy="false">[</mo>
            <mrow>
              <mstyle mathvariant="bold">
                <msup>
                  <mi mathvariant="normal">∞</mi>
                  <mrow>
                    <mrow>
                      <mo stretchy="false">−</mo>
                      <mi>z</mi>
                    </mrow>
                    <mo stretchy="false">−</mo>
                    <mn>1</mn>
                  </mrow>
                </msup>
              </mstyle>
            </mrow>
            <mo fence="true" stretchy="false">]</mo>
          </mrow>
          <mi>k</mi>
        </msub>
      </mrow>
    </mrow>
    <annotation encoding="StarMath 5.0">[m^z]_n = sum from k=0 to {n over m}  [bold{infty}^{z}]_{n-m cdot k} cdot [bold{infty}^{-z-1}]_k</annotation>
  </semantics>
</math>
</file>

<file path=Object 75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p>
                  <mn>2</mn>
                  <mrow>
                    <mi>z</mi>
                    <mo stretchy="false">−</mo>
                    <mn>1</mn>
                  </mrow>
                </msup>
              </mstyle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o stretchy="false">∇</mo>
        </mrow>
      </mrow>
      <msub>
        <mrow>
          <mo fence="true" stretchy="false">[</mo>
          <mrow>
            <mstyle mathvariant="bold">
              <msup>
                <mn>2</mn>
                <mrow>
                  <mi>z</mi>
                  <mo stretchy="false">−</mo>
                  <mn>1</mn>
                </mrow>
              </msup>
            </mstyle>
          </mrow>
          <mo fence="true" stretchy="false">]</mo>
        </mrow>
        <mi>k</mi>
      </msub>
    </mrow>
    <annotation encoding="StarMath 5.0">[bold{2}^{z-1}]_n = sum from k=0 to {n }  nabla[ bold{2}^{z-1} ]_k</annotation>
  </semantics>
</math>
</file>

<file path=Object 76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n>2</mn>
                <mi>z</mi>
              </msup>
            </mstyle>
          </mrow>
          <mo fence="true" stretchy="false">]</mo>
        </mrow>
        <mi>n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frac>
              <mi>n</mi>
              <mn>2</mn>
            </mfrac>
          </munderover>
          <msub>
            <mrow>
              <mo fence="true" stretchy="false">[</mo>
              <mrow>
                <mstyle mathvariant="bold">
                  <msup>
                    <mi mathvariant="normal">∞</mi>
                    <mi>z</mi>
                  </msup>
                </mstyle>
              </mrow>
              <mo fence="true" stretchy="false">]</mo>
            </mrow>
            <mrow>
              <mi>n</mi>
              <mo stretchy="false">−</mo>
              <mrow>
                <mn>2</mn>
                <mo stretchy="false">⋅</mo>
                <mi>k</mi>
              </mrow>
            </mrow>
          </msub>
        </mrow>
        <mo stretchy="false">⋅</mo>
        <msub>
          <mrow>
            <mo fence="true" stretchy="false">[</mo>
            <mrow>
              <mstyle mathvariant="bold">
                <msup>
                  <mi mathvariant="normal">∞</mi>
                  <mrow>
                    <mrow>
                      <mo stretchy="false">−</mo>
                      <mi>z</mi>
                    </mrow>
                    <mo stretchy="false">−</mo>
                    <mn>1</mn>
                  </mrow>
                </msup>
              </mstyle>
            </mrow>
            <mo fence="true" stretchy="false">]</mo>
          </mrow>
          <mi>k</mi>
        </msub>
      </mrow>
    </mrow>
    <annotation encoding="StarMath 5.0">[bold{2}^z]_n = sum from k=0 to {n over 2}  [bold{infty}^{z}]_{n-2 cdot k} cdot [bold{infty}^{-z-1}]_k</annotation>
  </semantics>
</math>
</file>

<file path=Object 77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n>2</mn>
                  <mrow>
                    <mi>z</mi>
                    <mo stretchy="false">+</mo>
                    <mn>1</mn>
                  </mrow>
                </msup>
              </mstyle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k</mi>
                <mo stretchy="false">=</mo>
                <mn>0</mn>
              </mrow>
              <mfrac>
                <mi>n</mi>
                <mn>2</mn>
              </mfrac>
            </munderover>
            <msub>
              <mrow>
                <mo fence="true" stretchy="false">[</mo>
                <mrow>
                  <mstyle mathvariant="bold">
                    <msup>
                      <mi mathvariant="normal">∞</mi>
                      <mi>z</mi>
                    </msup>
                  </mstyle>
                </mrow>
                <mo fence="true" stretchy="false">]</mo>
              </mrow>
              <mrow>
                <mi>n</mi>
                <mo stretchy="false">−</mo>
                <mrow>
                  <mn>2</mn>
                  <mo stretchy="false">⋅</mo>
                  <mi>k</mi>
                </mrow>
              </mrow>
            </msub>
          </mrow>
          <mo stretchy="false">⋅</mo>
          <msub>
            <mrow>
              <mo fence="true" stretchy="false">[</mo>
              <mrow>
                <mstyle mathvariant="bold">
                  <msup>
                    <mi mathvariant="normal">∞</mi>
                    <mrow>
                      <mrow>
                        <mo stretchy="false">−</mo>
                        <mi>z</mi>
                      </mrow>
                      <mo stretchy="false">−</mo>
                      <mn>2</mn>
                    </mrow>
                  </msup>
                </mstyle>
              </mrow>
              <mo fence="true" stretchy="false">]</mo>
            </mrow>
            <mi>k</mi>
          </msub>
        </mrow>
      </mrow>
    </mrow>
    <annotation encoding="StarMath 5.0">nabla[bold{2}^{z+1}]_n = sum from k=0 to {n over 2}  [bold{infty}^{z}]_{n-2 cdot k} cdot [bold{infty}^{-z-2}]_k</annotation>
  </semantics>
</math>
</file>

<file path=Object 78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n>2</mn>
                  <mi>z</mi>
                </msup>
              </mstyle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k</mi>
                <mo stretchy="false">=</mo>
                <mn>0</mn>
              </mrow>
              <mfrac>
                <mi>n</mi>
                <mn>2</mn>
              </mfrac>
            </munderover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i>z</mi>
                        <mo stretchy="false">−</mo>
                        <mn>1</mn>
                      </mrow>
                    </msup>
                  </mstyle>
                </mrow>
                <mo fence="true" stretchy="false">]</mo>
              </mrow>
              <mrow>
                <mi>n</mi>
                <mo stretchy="false">−</mo>
                <mrow>
                  <mn>2</mn>
                  <mo stretchy="false">⋅</mo>
                  <mi>k</mi>
                </mrow>
              </mrow>
            </msub>
          </mrow>
          <mo stretchy="false">⋅</mo>
          <msub>
            <mrow>
              <mo fence="true" stretchy="false">[</mo>
              <mrow>
                <mstyle mathvariant="bold">
                  <msup>
                    <mi mathvariant="normal">∞</mi>
                    <mrow>
                      <mrow>
                        <mo stretchy="false">−</mo>
                        <mi>z</mi>
                      </mrow>
                      <mo stretchy="false">−</mo>
                      <mn>1</mn>
                    </mrow>
                  </msup>
                </mstyle>
              </mrow>
              <mo fence="true" stretchy="false">]</mo>
            </mrow>
            <mi>k</mi>
          </msub>
        </mrow>
      </mrow>
    </mrow>
    <annotation encoding="StarMath 5.0">nabla[bold{2}^z]_n = sum from k=0 to {n over 2}  [bold{infty}^{z-1}]_{n-2 cdot k} cdot [bold{infty}^{-z-1}]_k</annotation>
  </semantics>
</math>
</file>

<file path=Object 79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n>2</mn>
                <mrow>
                  <mi>z</mi>
                  <mo stretchy="false">−</mo>
                  <mn>1</mn>
                </mrow>
              </msup>
            </mstyle>
          </mrow>
          <mo fence="true" stretchy="false">]</mo>
        </mrow>
        <mi>n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frac>
              <mi>n</mi>
              <mn>2</mn>
            </mfrac>
          </munderover>
          <msub>
            <mrow>
              <mo fence="true" stretchy="false">[</mo>
              <mrow>
                <mstyle mathvariant="bold">
                  <msup>
                    <mi mathvariant="normal">∞</mi>
                    <mrow>
                      <mi>z</mi>
                      <mo stretchy="false">−</mo>
                      <mn>1</mn>
                    </mrow>
                  </msup>
                </mstyle>
              </mrow>
              <mo fence="true" stretchy="false">]</mo>
            </mrow>
            <mrow>
              <mi>n</mi>
              <mo stretchy="false">−</mo>
              <mrow>
                <mn>2</mn>
                <mo stretchy="false">⋅</mo>
                <mi>k</mi>
              </mrow>
            </mrow>
          </msub>
        </mrow>
        <mo stretchy="false">⋅</mo>
        <msub>
          <mrow>
            <mo fence="true" stretchy="false">[</mo>
            <mrow>
              <mstyle mathvariant="bold">
                <msup>
                  <mi mathvariant="normal">∞</mi>
                  <mrow>
                    <mo stretchy="false">−</mo>
                    <mi>z</mi>
                  </mrow>
                </msup>
              </mstyle>
            </mrow>
            <mo fence="true" stretchy="false">]</mo>
          </mrow>
          <mi>k</mi>
        </msub>
      </mrow>
    </mrow>
    <annotation encoding="StarMath 5.0">[bold{2}^{z-1}]_n = sum from k=0 to {n over 2}  [bold{infty}^{z-1}]_{n-2 cdot k} cdot [bold{infty}^{-z}]_k</annotation>
  </semantics>
</math>
</file>

<file path=Object 8/content.xml><?xml version="1.0" encoding="utf-8"?>
<math xmlns="http://www.w3.org/1998/Math/MathML" display="block">
  <semantics>
    <mrow>
      <mo stretchy="false">∇</mo>
      <mrow>
        <mstyle mathvariant="bold">
          <msup>
            <msub>
              <mn>2</mn>
              <mi>n</mi>
            </msub>
            <mi>z</mi>
          </msup>
        </mstyle>
        <mo stretchy="false">=</mo>
        <mrow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n</mi>
          </msup>
          <mo stretchy="false">⋅</mo>
          <mfrac>
            <msup>
              <mrow>
                <mo fence="true" stretchy="false">(</mo>
                <mrow>
                  <mrow>
                    <mo stretchy="false">−</mo>
                    <mi>z</mi>
                  </mrow>
                </mrow>
                <mo fence="true" stretchy="false">)</mo>
              </mrow>
              <mrow>
                <mtext>(</mtext>
                <mi>n</mi>
                <mtext>)</mtext>
              </mrow>
            </msup>
            <mrow>
              <mi>n</mi>
              <mi>!</mi>
            </mrow>
          </mfrac>
        </mrow>
        <mo stretchy="false">=</mo>
        <mrow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n</mi>
          </msup>
          <mo stretchy="false">⋅</mo>
          <mo stretchy="false">∇</mo>
        </mrow>
      </mrow>
      <mrow>
        <mstyle mathvariant="bold">
          <msup>
            <msub>
              <mi mathvariant="normal">∞</mi>
              <mi>n</mi>
            </msub>
            <mrow>
              <mo stretchy="false">−</mo>
              <mi>z</mi>
            </mrow>
          </msup>
        </mstyle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n</mi>
                </mtd>
              </mtr>
            </mtable>
          </mrow>
          <mo fence="true" stretchy="false">)</mo>
        </mrow>
      </mrow>
    </mrow>
    <annotation encoding="StarMath 5.0">nabla bold{2_n}^z = (-1)^n cdot {(-z)^{"("n")"} over {n!}} = (-1)^n cdot nabla  bold{infty_n}^-z = ( binom{z}{n} )</annotation>
  </semantics>
</math>
</file>

<file path=Object 80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n>2</mn>
                <mrow>
                  <mi>z</mi>
                  <mo stretchy="false">+</mo>
                  <mn>1</mn>
                </mrow>
              </msup>
            </mstyle>
          </mrow>
          <mo fence="true" stretchy="false">]</mo>
        </mrow>
        <mi>n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frac>
              <mi>n</mi>
              <mn>2</mn>
            </mfrac>
          </munderover>
          <msub>
            <mrow>
              <mo fence="true" stretchy="false">[</mo>
              <mrow>
                <mstyle mathvariant="bold">
                  <msup>
                    <mi mathvariant="normal">∞</mi>
                    <mrow>
                      <mi>z</mi>
                      <mo stretchy="false">+</mo>
                      <mn>1</mn>
                    </mrow>
                  </msup>
                </mstyle>
              </mrow>
              <mo fence="true" stretchy="false">]</mo>
            </mrow>
            <mrow>
              <mi>n</mi>
              <mo stretchy="false">−</mo>
              <mrow>
                <mn>2</mn>
                <mo stretchy="false">⋅</mo>
                <mi>k</mi>
              </mrow>
            </mrow>
          </msub>
        </mrow>
        <mo stretchy="false">⋅</mo>
        <msub>
          <mrow>
            <mo fence="true" stretchy="false">[</mo>
            <mrow>
              <mstyle mathvariant="bold">
                <msup>
                  <mi mathvariant="normal">∞</mi>
                  <mrow>
                    <mrow>
                      <mo stretchy="false">−</mo>
                      <mi>z</mi>
                    </mrow>
                    <mo stretchy="false">−</mo>
                    <mn>2</mn>
                  </mrow>
                </msup>
              </mstyle>
            </mrow>
            <mo fence="true" stretchy="false">]</mo>
          </mrow>
          <mi>k</mi>
        </msub>
      </mrow>
    </mrow>
    <annotation encoding="StarMath 5.0">[bold{2}^{z+1}]_n = sum from k=0 to {n over 2}  [bold{infty}^{z+1}]_{n-2 cdot k} cdot [bold{infty}^{-z-2}]_k</annotation>
  </semantics>
</math>
</file>

<file path=Object 81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n>2</mn>
                  <mrow>
                    <mi>z</mi>
                    <mo stretchy="false">−</mo>
                    <mn>1</mn>
                  </mrow>
                </msup>
              </mstyle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k</mi>
                <mo stretchy="false">=</mo>
                <mn>0</mn>
              </mrow>
              <mfrac>
                <mi>n</mi>
                <mn>2</mn>
              </mfrac>
            </munderover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i>z</mi>
                        <mo stretchy="false">−</mo>
                        <mn>2</mn>
                      </mrow>
                    </msup>
                  </mstyle>
                </mrow>
                <mo fence="true" stretchy="false">]</mo>
              </mrow>
              <mrow>
                <mi>n</mi>
                <mo stretchy="false">−</mo>
                <mrow>
                  <mn>2</mn>
                  <mo stretchy="false">⋅</mo>
                  <mi>k</mi>
                </mrow>
              </mrow>
            </msub>
          </mrow>
          <mo stretchy="false">⋅</mo>
          <msub>
            <mrow>
              <mo fence="true" stretchy="false">[</mo>
              <mrow>
                <mstyle mathvariant="bold">
                  <msup>
                    <mi mathvariant="normal">∞</mi>
                    <mrow>
                      <mo stretchy="false">−</mo>
                      <mi>z</mi>
                    </mrow>
                  </msup>
                </mstyle>
              </mrow>
              <mo fence="true" stretchy="false">]</mo>
            </mrow>
            <mi>k</mi>
          </msub>
        </mrow>
      </mrow>
    </mrow>
    <annotation encoding="StarMath 5.0">nabla[bold{2}^{z-1}]_n = sum from k=0 to {n over 2}  [bold{infty}^{z-2}]_{n-2 cdot k} cdot [bold{infty}^{-z}]_k</annotation>
  </semantics>
</math>
</file>

<file path=Object 82/content.xml><?xml version="1.0" encoding="utf-8"?>
<math xmlns="http://www.w3.org/1998/Math/MathML" display="block">
  <semantics>
    <mrow>
      <mi>log</mi>
      <mrow>
        <mi>b</mi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>
            <mo stretchy="false">∑</mo>
            <mrow>
              <mi>k</mi>
              <mo stretchy="false">=</mo>
              <mn>0</mn>
            </mrow>
          </munder>
          <msub>
            <mrow>
              <mo fence="true" stretchy="false">[</mo>
              <mrow>
                <mrow>
                  <mi>log</mi>
                  <mi>a</mi>
                </mrow>
              </mrow>
              <mo fence="true" stretchy="false">]</mo>
            </mrow>
            <mfrac>
              <mi>n</mi>
              <msup>
                <mi>a</mi>
                <mi>k</mi>
              </msup>
            </mfrac>
          </msub>
        </mrow>
        <mo stretchy="false">−</mo>
        <mrow>
          <munder>
            <mo stretchy="false">∑</mo>
            <mrow>
              <mi>k</mi>
              <mo stretchy="false">=</mo>
              <mn>0</mn>
            </mrow>
          </munder>
          <msub>
            <mrow>
              <mo fence="true" stretchy="false">[</mo>
              <mrow>
                <mrow>
                  <mi>log</mi>
                  <mi>a</mi>
                </mrow>
              </mrow>
              <mo fence="true" stretchy="false">]</mo>
            </mrow>
            <mfrac>
              <mi>n</mi>
              <mrow>
                <mi>b</mi>
                <mo stretchy="false">⋅</mo>
                <msup>
                  <mi>a</mi>
                  <mi>k</mi>
                </msup>
              </mrow>
            </mfrac>
          </msub>
        </mrow>
      </mrow>
    </mrow>
    <annotation encoding="StarMath 5.0">log b = lim from {n rightarrow infinity}{}sum from k = 0 [ log a ]_{n over a^k} - sum from k = 0 [ log a ]_{n over {b cdot a^k}}</annotation>
  </semantics>
</math>
</file>

<file path=Object 83/content.xml><?xml version="1.0" encoding="utf-8"?>
<math xmlns="http://www.w3.org/1998/Math/MathML" display="block">
  <semantics>
    <mrow>
      <mi>log</mi>
      <mrow>
        <mi>b</mi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under>
          <mo stretchy="false">∑</mo>
          <mrow>
            <mi>k</mi>
            <mo stretchy="false">=</mo>
            <mn>0</mn>
          </mrow>
        </munder>
        <mrow>
          <munderover>
            <mo stretchy="false">∑</mo>
            <mrow>
              <mi>j</mi>
              <mo stretchy="false">=</mo>
              <mrow>
                <mrow>
                  <mo fence="true" stretchy="false">⌊</mo>
                  <mrow>
                    <mfrac>
                      <mi>n</mi>
                      <mrow>
                        <mi>b</mi>
                        <mo stretchy="false">⋅</mo>
                        <msup>
                          <mi>a</mi>
                          <mi>k</mi>
                        </msup>
                      </mrow>
                    </mfrac>
                  </mrow>
                  <mo fence="true" stretchy="false">⌋</mo>
                </mrow>
                <mo stretchy="false">+</mo>
                <mn>1</mn>
              </mrow>
            </mrow>
            <mrow>
              <mo fence="true" stretchy="false">⌊</mo>
              <mrow>
                <mfrac>
                  <mi>n</mi>
                  <msup>
                    <mi>a</mi>
                    <mi>k</mi>
                  </msup>
                </mfrac>
              </mrow>
              <mo fence="true" stretchy="false">⌋</mo>
            </mrow>
          </munderover>
          <mo stretchy="false">∇</mo>
        </mrow>
      </mrow>
      <msub>
        <mrow>
          <mo fence="true" stretchy="false">[</mo>
          <mrow>
            <mrow>
              <mi>log</mi>
              <mi>a</mi>
            </mrow>
          </mrow>
          <mo fence="true" stretchy="false">]</mo>
        </mrow>
        <mi>j</mi>
      </msub>
    </mrow>
    <annotation encoding="StarMath 5.0">log b = lim from {n rightarrow infinity}{}sum from k = 0 sum from j = lfloor {n over {b cdot a^k}}rfloor+1 to lfloor {n over a^k} rfloor nabla [ log a ]_j</annotation>
  </semantics>
</math>
</file>

<file path=Object 84/content.xml><?xml version="1.0" encoding="utf-8"?>
<math xmlns="http://www.w3.org/1998/Math/MathML" display="block">
  <semantics>
    <mrow>
      <mi>log</mi>
      <mrow>
        <mi>b</mi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>
            <mo stretchy="false">∑</mo>
            <mrow>
              <mi>k</mi>
              <mo stretchy="false">=</mo>
              <mn>0</mn>
            </mrow>
          </munder>
          <msub>
            <mrow>
              <mo fence="true" stretchy="false">[</mo>
              <mrow>
                <mrow>
                  <mi>log</mi>
                  <mi>a</mi>
                </mrow>
              </mrow>
              <mo fence="true" stretchy="false">]</mo>
            </mrow>
            <mfrac>
              <mi>n</mi>
              <msup>
                <mi>a</mi>
                <mi>k</mi>
              </msup>
            </mfrac>
          </msub>
        </mrow>
        <mo stretchy="false">−</mo>
        <msub>
          <mrow>
            <mo fence="true" stretchy="false">[</mo>
            <mrow>
              <mrow>
                <mi>log</mi>
                <mi>a</mi>
              </mrow>
            </mrow>
            <mo fence="true" stretchy="false">]</mo>
          </mrow>
          <mfrac>
            <mi>n</mi>
            <mrow>
              <mi>b</mi>
              <mo stretchy="false">⋅</mo>
              <msup>
                <mi>a</mi>
                <mi>k</mi>
              </msup>
            </mrow>
          </mfrac>
        </msub>
      </mrow>
    </mrow>
    <annotation encoding="StarMath 5.0">log b = lim from {n rightarrow infinity}{}sum from k = 0 [ log a ]_{n over a^k} - [ log a ]_{n over {b cdot a^k}}</annotation>
  </semantics>
</math>
</file>

<file path=Object 85/content.xml><?xml version="1.0" encoding="utf-8"?>
<math xmlns="http://www.w3.org/1998/Math/MathML" display="block">
  <semantics>
    <mrow>
      <mi>log</mi>
      <mrow>
        <mi>b</mi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under>
          <mo stretchy="false">∑</mo>
          <mrow>
            <mi>k</mi>
            <mo stretchy="false">=</mo>
            <mn>0</mn>
          </mrow>
        </munder>
        <msub>
          <mrow>
            <mo fence="true" stretchy="false">[</mo>
            <mrow>
              <mrow>
                <mi>log</mi>
                <mrow>
                  <mi>a</mi>
                  <mo stretchy="false">−</mo>
                  <mi>log</mi>
                </mrow>
                <msub>
                  <mi>a</mi>
                  <mrow>
                    <mn>1</mn>
                    <mo stretchy="false">/</mo>
                    <mi>b</mi>
                  </mrow>
                </msub>
              </mrow>
            </mrow>
            <mo fence="true" stretchy="false">]</mo>
          </mrow>
          <mfrac>
            <mi>n</mi>
            <msup>
              <mi>a</mi>
              <mi>k</mi>
            </msup>
          </mfrac>
        </msub>
      </mrow>
    </mrow>
    <annotation encoding="StarMath 5.0">log b = lim from {n rightarrow infinity}{}sum from k = 0 [ log a - log a_{1/b} ]_{n over a^k}</annotation>
  </semantics>
</math>
</file>

<file path=Object 86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i>b</mi>
            </mrow>
          </mrow>
          <mo fence="true" stretchy="false">]</mo>
        </mrow>
        <mi>n</mi>
      </msub>
      <mo stretchy="false">=</mo>
      <mrow>
        <munder>
          <mo stretchy="false">∑</mo>
          <mrow>
            <mi>k</mi>
            <mo stretchy="false">=</mo>
            <mn>0</mn>
          </mrow>
        </munder>
        <msub>
          <mrow>
            <mo fence="true" stretchy="false">[</mo>
            <mrow>
              <mrow>
                <mi>log</mi>
                <mrow>
                  <mi>a</mi>
                  <mo stretchy="false">−</mo>
                  <mi>log</mi>
                </mrow>
                <msub>
                  <mi>a</mi>
                  <mrow>
                    <mn>1</mn>
                    <mo stretchy="false">/</mo>
                    <mi>b</mi>
                  </mrow>
                </msub>
              </mrow>
            </mrow>
            <mo fence="true" stretchy="false">]</mo>
          </mrow>
          <mfrac>
            <mi>n</mi>
            <msup>
              <mi>a</mi>
              <mi>k</mi>
            </msup>
          </mfrac>
        </msub>
      </mrow>
    </mrow>
    <annotation encoding="StarMath 5.0">[log b]_n = sum from k = 0 [ log a - log a_{1/b} ]_{n over a^k}</annotation>
  </semantics>
</math>
</file>

<file path=Object 87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i mathvariant="normal">Σ</mi>
              <mstyle mathvariant="bold">
                <mrow>
                  <mi>p</mi>
                  <mrow>
                    <mo fence="true" stretchy="false">(</mo>
                    <mrow>
                      <mi>n</mi>
                    </mrow>
                    <mo fence="true" stretchy="false">)</mo>
                  </mrow>
                </mrow>
              </mstyle>
            </mrow>
          </mrow>
          <mo fence="true" stretchy="false">]</mo>
        </mrow>
        <mi>n</mi>
      </msub>
      <mo stretchy="false">=</mo>
      <mrow>
        <munderover>
          <mo stretchy="false">∑</mo>
          <mrow>
            <mi>k</mi>
            <mo stretchy="false">=</mo>
            <mn>1</mn>
          </mrow>
          <mi>n</mi>
        </munderover>
        <msub>
          <mrow>
            <mo fence="true" stretchy="false">[</mo>
            <mrow>
              <mrow>
                <mi>log</mi>
                <mstyle mathvariant="bold">
                  <msub>
                    <mi mathvariant="normal">∞</mi>
                    <mrow>
                      <mn>1</mn>
                      <mo stretchy="false">/</mo>
                      <mi>k</mi>
                    </mrow>
                  </msub>
                </mstyle>
              </mrow>
            </mrow>
            <mo fence="true" stretchy="false">]</mo>
          </mrow>
          <mi>n</mi>
        </msub>
      </mrow>
    </mrow>
    <annotation encoding="StarMath 5.0">[log %SIGMA bold{p(n)}]_n = sum from k = 1 to n [log bold{infty}_{1/k}]_{n}</annotation>
  </semantics>
</math>
</file>

<file path=Object 88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Σ</mi>
              <mstyle mathvariant="bold">
                <msup>
                  <mrow>
                    <mi>p</mi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</mrow>
                  <mi>z</mi>
                </msup>
              </mstyle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under>
                <mo stretchy="false">∏</mo>
                <mrow>
                  <mi>k</mi>
                  <mo stretchy="false">=</mo>
                  <mn>1</mn>
                </mrow>
              </munder>
              <mstyle mathvariant="bold">
                <msubsup>
                  <mi mathvariant="normal">∞</mi>
                  <mrow>
                    <mn>1</mn>
                    <mo stretchy="false">/</mo>
                    <mi>k</mi>
                  </mrow>
                  <mi>z</mi>
                </msubsup>
              </mstyle>
            </mrow>
          </mrow>
          <mo fence="true" stretchy="false">]</mo>
        </mrow>
        <mi>n</mi>
      </msub>
    </mrow>
    <annotation encoding="StarMath 5.0">[%SIGMA bold{p(n)}^z]_n = [prod from k = 1 bold{infty}_{1/k}^z]_{n}</annotation>
  </semantics>
</math>
</file>

<file path=Object 89/content.xml><?xml version="1.0" encoding="utf-8"?>
<math xmlns="http://www.w3.org/1998/Math/MathML" display="block">
  <semantics>
    <mrow>
      <mi>p</mi>
      <mrow>
        <mrow>
          <mo fence="true" stretchy="false">(</mo>
          <mrow>
            <mi>n</mi>
          </mrow>
          <mo fence="true" stretchy="false">)</mo>
        </mrow>
        <mo stretchy="false">=</mo>
        <mo stretchy="false">∇</mo>
      </mrow>
      <msub>
        <mrow>
          <mo fence="true" stretchy="false">[</mo>
          <mrow>
            <mrow>
              <munder>
                <mo stretchy="false">∏</mo>
                <mrow>
                  <mi>k</mi>
                  <mo stretchy="false">=</mo>
                  <mn>1</mn>
                </mrow>
              </munder>
              <mstyle mathvariant="bold">
                <msub>
                  <mi mathvariant="normal">∞</mi>
                  <mrow>
                    <mn>1</mn>
                    <mo stretchy="false">/</mo>
                    <mi>k</mi>
                  </mrow>
                </msub>
              </mstyle>
            </mrow>
          </mrow>
          <mo fence="true" stretchy="false">]</mo>
        </mrow>
        <mi>n</mi>
      </msub>
    </mrow>
    <annotation encoding="StarMath 5.0">p(n) = nabla [prod from k = 1 bold{infty}_{1/k}]_{n}</annotation>
  </semantics>
</math>
</file>

<file path=Object 9/content.xml><?xml version="1.0" encoding="utf-8"?>
<math xmlns="http://www.w3.org/1998/Math/MathML" display="block">
  <semantics>
    <mrow>
      <mo stretchy="false">∇</mo>
      <mi>log</mi>
      <mrow>
        <mstyle mathvariant="bold">
          <msub>
            <mn>2</mn>
            <mi>k</mi>
          </msub>
        </mstyle>
        <mo stretchy="false">=</mo>
        <mfrac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n>1</mn>
            </mrow>
          </msup>
          <mi>k</mi>
        </mfrac>
      </mrow>
    </mrow>
    <annotation encoding="StarMath 5.0">nabla log bold{2_k} = (-1)^{k+1} over k</annotation>
  </semantics>
</math>
</file>

<file path=Object 90/content.xml><?xml version="1.0" encoding="utf-8"?>
<math xmlns="http://www.w3.org/1998/Math/MathML" display="block">
  <semantics>
    <mrow>
      <mi>a</mi>
      <mrow>
        <mrow>
          <mo fence="true" stretchy="false">(</mo>
          <mrow>
            <mi>n</mi>
          </mrow>
          <mo fence="true" stretchy="false">)</mo>
        </mrow>
        <mo stretchy="false">=</mo>
        <mi>b</mi>
      </mrow>
      <mrow>
        <mrow>
          <mo fence="true" stretchy="false">(</mo>
          <mrow>
            <mi>n</mi>
          </mrow>
          <mo fence="true" stretchy="false">)</mo>
        </mrow>
        <mo stretchy="false">+</mo>
        <mi>b</mi>
      </mrow>
      <mrow>
        <mrow>
          <mo fence="true" stretchy="false">(</mo>
          <mrow>
            <mfrac>
              <mi>n</mi>
              <mn>2</mn>
            </mfrac>
          </mrow>
          <mo fence="true" stretchy="false">)</mo>
        </mrow>
        <mo stretchy="false">+</mo>
        <mi>b</mi>
      </mrow>
      <mrow>
        <mrow>
          <mo fence="true" stretchy="false">(</mo>
          <mrow>
            <mfrac>
              <mi>n</mi>
              <mn>3</mn>
            </mfrac>
          </mrow>
          <mo fence="true" stretchy="false">)</mo>
        </mrow>
        <mo stretchy="false">+</mo>
        <mi>b</mi>
      </mrow>
      <mrow>
        <mo fence="true" stretchy="false">(</mo>
        <mrow>
          <mfrac>
            <mi>n</mi>
            <mn>4</mn>
          </mfrac>
        </mrow>
        <mo fence="true" stretchy="false">)</mo>
      </mrow>
      <mn>..</mn>
      <mi>.</mi>
    </mrow>
    <annotation encoding="StarMath 5.0">a( n ) = b( n ) + b( n over 2 ) + b( n over 3 ) + b( n over 4 )...</annotation>
  </semantics>
</math>
</file>

<file path=Object 91/content.xml><?xml version="1.0" encoding="utf-8"?>
<math xmlns="http://www.w3.org/1998/Math/MathML" display="block">
  <semantics>
    <mrow>
      <mi>a</mi>
      <mrow>
        <mrow>
          <mo fence="true" stretchy="false">(</mo>
          <mrow>
            <mi>n</mi>
          </mrow>
          <mo fence="true" stretchy="false">)</mo>
        </mrow>
        <mo stretchy="false">−</mo>
        <mi>a</mi>
      </mrow>
      <mrow>
        <mrow>
          <mo fence="true" stretchy="false">(</mo>
          <mrow>
            <mfrac>
              <mi>n</mi>
              <mn>2</mn>
            </mfrac>
          </mrow>
          <mo fence="true" stretchy="false">)</mo>
        </mrow>
        <mo stretchy="false">=</mo>
        <mi>b</mi>
      </mrow>
      <mrow>
        <mrow>
          <mo fence="true" stretchy="false">(</mo>
          <mrow>
            <mi>n</mi>
          </mrow>
          <mo fence="true" stretchy="false">)</mo>
        </mrow>
        <mo stretchy="false">+</mo>
        <mi>b</mi>
      </mrow>
      <mrow>
        <mrow>
          <mo fence="true" stretchy="false">(</mo>
          <mrow>
            <mfrac>
              <mi>n</mi>
              <mn>3</mn>
            </mfrac>
          </mrow>
          <mo fence="true" stretchy="false">)</mo>
        </mrow>
        <mo stretchy="false">+</mo>
        <mi>b</mi>
      </mrow>
      <mrow>
        <mrow>
          <mo fence="true" stretchy="false">(</mo>
          <mrow>
            <mfrac>
              <mi>n</mi>
              <mn>5</mn>
            </mfrac>
          </mrow>
          <mo fence="true" stretchy="false">)</mo>
        </mrow>
        <mo stretchy="false">+</mo>
        <mi>b</mi>
      </mrow>
      <mrow>
        <mo fence="true" stretchy="false">(</mo>
        <mrow>
          <mfrac>
            <mi>n</mi>
            <mn>7</mn>
          </mfrac>
        </mrow>
        <mo fence="true" stretchy="false">)</mo>
      </mrow>
      <mn>..</mn>
      <mi>.</mi>
    </mrow>
    <annotation encoding="StarMath 5.0">a( n ) - a( n over 2)= b( n ) + b( n over 3 ) +b( n over 5) + b(n over 7)...</annotation>
  </semantics>
</math>
</file>

<file path=Object 92/content.xml><?xml version="1.0" encoding="utf-8"?>
<math xmlns="http://www.w3.org/1998/Math/MathML" display="block">
  <semantics>
    <mrow>
      <mi>a</mi>
      <mrow>
        <mrow>
          <mo fence="true" stretchy="false">(</mo>
          <mrow>
            <mi>n</mi>
          </mrow>
          <mo fence="true" stretchy="false">)</mo>
        </mrow>
        <mo stretchy="false">−</mo>
        <mi>a</mi>
      </mrow>
      <mrow>
        <mrow>
          <mo fence="true" stretchy="false">(</mo>
          <mrow>
            <mfrac>
              <mi>n</mi>
              <mn>2</mn>
            </mfrac>
          </mrow>
          <mo fence="true" stretchy="false">)</mo>
        </mrow>
        <mo stretchy="false">−</mo>
        <mi>a</mi>
      </mrow>
      <mrow>
        <mrow>
          <mo fence="true" stretchy="false">(</mo>
          <mrow>
            <mfrac>
              <mi>n</mi>
              <mn>3</mn>
            </mfrac>
          </mrow>
          <mo fence="true" stretchy="false">)</mo>
        </mrow>
        <mo stretchy="false">=</mo>
        <mi>b</mi>
      </mrow>
      <mrow>
        <mrow>
          <mo fence="true" stretchy="false">(</mo>
          <mrow>
            <mi>n</mi>
          </mrow>
          <mo fence="true" stretchy="false">)</mo>
        </mrow>
        <mo stretchy="false">+</mo>
        <mi>b</mi>
      </mrow>
      <mrow>
        <mrow>
          <mo fence="true" stretchy="false">(</mo>
          <mrow>
            <mfrac>
              <mi>n</mi>
              <mn>5</mn>
            </mfrac>
          </mrow>
          <mo fence="true" stretchy="false">)</mo>
        </mrow>
        <mo stretchy="false">−</mo>
        <mi>b</mi>
      </mrow>
      <mrow>
        <mrow>
          <mo fence="true" stretchy="false">(</mo>
          <mrow>
            <mfrac>
              <mi>n</mi>
              <mn>6</mn>
            </mfrac>
          </mrow>
          <mo fence="true" stretchy="false">)</mo>
        </mrow>
        <mo stretchy="false">+</mo>
        <mi>b</mi>
      </mrow>
      <mrow>
        <mo fence="true" stretchy="false">(</mo>
        <mrow>
          <mfrac>
            <mi>n</mi>
            <mn>7</mn>
          </mfrac>
        </mrow>
        <mo fence="true" stretchy="false">)</mo>
      </mrow>
      <mn>..</mn>
      <mi>.</mi>
    </mrow>
    <annotation encoding="StarMath 5.0">a( n ) - a( n over 2) - a(n over 3)= b( n ) +b( n over 5) -b(n over 6)+ b(n over 7)...</annotation>
  </semantics>
</math>
</file>

<file path=Object 93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log</mi>
                <mstyle mathvariant="bold">
                  <mi mathvariant="normal">∞</mi>
                </mstyle>
              </mrow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1</mn>
            </mrow>
            <mi>n</mi>
          </munderover>
          <mi mathvariant="normal">μ</mi>
        </mrow>
      </mrow>
      <mrow>
        <mo fence="true" stretchy="false">(</mo>
        <mrow>
          <mi>k</mi>
        </mrow>
        <mo fence="true" stretchy="false">)</mo>
      </mrow>
      <msub>
        <mrow>
          <mo fence="true" stretchy="false">[</mo>
          <mrow>
            <mrow>
              <mi>log</mi>
              <mi mathvariant="normal">Σ</mi>
              <mstyle mathvariant="bold">
                <mrow>
                  <mi>p</mi>
                  <mrow>
                    <mo fence="true" stretchy="false">(</mo>
                    <mrow>
                      <mi>n</mi>
                    </mrow>
                    <mo fence="true" stretchy="false">)</mo>
                  </mrow>
                </mrow>
              </mstyle>
            </mrow>
          </mrow>
          <mo fence="true" stretchy="false">]</mo>
        </mrow>
        <mfrac>
          <mi>n</mi>
          <mi>k</mi>
        </mfrac>
      </msub>
    </mrow>
    <annotation encoding="StarMath 5.0">[log bold{infty}]_n = sum from k = 1 to n %mu(k)[log %SIGMA bold{p(n)}]_{n over k}</annotation>
  </semantics>
</math>
</file>

<file path=Object 94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i mathvariant="normal">Σ</mi>
              <mstyle mathvariant="bold">
                <mrow>
                  <mi>p</mi>
                  <mrow>
                    <mo fence="true" stretchy="false">(</mo>
                    <mrow>
                      <mi>n</mi>
                    </mrow>
                    <mo fence="true" stretchy="false">)</mo>
                  </mrow>
                </mrow>
              </mstyle>
            </mrow>
          </mrow>
          <mo fence="true" stretchy="false">]</mo>
        </mrow>
        <mi>n</mi>
      </msub>
      <mo stretchy="false">=</mo>
      <mrow>
        <munderover>
          <mo stretchy="false">∑</mo>
          <mrow>
            <mi>k</mi>
            <mo stretchy="false">=</mo>
            <mn>1</mn>
          </mrow>
          <mi>n</mi>
        </munderover>
        <msub>
          <mrow>
            <mo fence="true" stretchy="false">[</mo>
            <mrow>
              <mrow>
                <mi>log</mi>
                <mstyle mathvariant="bold">
                  <msub>
                    <mi mathvariant="normal">∞</mi>
                    <mrow>
                      <mn>1</mn>
                      <mo stretchy="false">/</mo>
                      <mi>k</mi>
                    </mrow>
                  </msub>
                </mstyle>
              </mrow>
            </mrow>
            <mo fence="true" stretchy="false">]</mo>
          </mrow>
          <mi>n</mi>
        </msub>
      </mrow>
    </mrow>
    <annotation encoding="StarMath 5.0">[log %SIGMA bold{p(n)}]_n = sum from k = 1 to n [log bold{infty}_{1/k}]_{n}</annotation>
  </semantics>
</math>
</file>

<file path=Object 95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i mathvariant="normal">Σ</mi>
              <mstyle mathvariant="bold">
                <mrow>
                  <mi>a</mi>
                  <mrow>
                    <mo fence="true" stretchy="false">(</mo>
                    <mrow>
                      <mi>n</mi>
                    </mrow>
                    <mo fence="true" stretchy="false">)</mo>
                  </mrow>
                </mrow>
              </mstyle>
            </mrow>
          </mrow>
          <mo fence="true" stretchy="false">]</mo>
        </mrow>
        <mi>n</mi>
      </msub>
      <mo stretchy="false">=</mo>
      <mrow>
        <munderover>
          <mo stretchy="false">∑</mo>
          <mrow>
            <mi>k</mi>
            <mo stretchy="false">=</mo>
            <mn>1</mn>
          </mrow>
          <mi>n</mi>
        </munderover>
        <msub>
          <mrow>
            <mo fence="true" stretchy="false">[</mo>
            <mrow>
              <mrow>
                <mi>log</mi>
                <mstyle mathvariant="bold">
                  <mrow>
                    <msub>
                      <mi mathvariant="normal">ζ</mi>
                      <mrow>
                        <mn>1</mn>
                        <mo stretchy="false">/</mo>
                        <mi>k</mi>
                      </mrow>
                    </msub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style>
              </mrow>
            </mrow>
            <mo fence="true" stretchy="false">]</mo>
          </mrow>
          <mi>n</mi>
        </msub>
      </mrow>
    </mrow>
    <annotation encoding="StarMath 5.0">[log %SIGMA bold{a(n)}]_n = sum from k = 1 to n [log bold{%zeta_{1/k}(0)}]_{n}</annotation>
  </semantics>
</math>
</file>

<file path=Object 96/content.xml><?xml version="1.0" encoding="utf-8"?>
<math xmlns="http://www.w3.org/1998/Math/MathML" display="block">
  <semantics>
    <mrow>
      <mi mathvariant="normal">ζ</mi>
      <mrow>
        <mo fence="true" stretchy="false">(</mo>
        <mrow>
          <mi>s</mi>
        </mrow>
        <mo fence="true" stretchy="false">)</mo>
      </mrow>
    </mrow>
    <annotation encoding="StarMath 5.0">%zeta(s)</annotation>
  </semantics>
</math>
</file>

<file path=Object 97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i>log</mi>
                <mstyle mathvariant="bold">
                  <mrow>
                    <mi mathvariant="normal">∞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style>
              </mrow>
            </mrow>
            <mo fence="true" stretchy="false">]</mo>
          </mrow>
          <mi>n</mi>
        </msub>
        <mo stretchy="false">=</mo>
        <mfrac>
          <mrow>
            <mn>1</mn>
            <mo stretchy="false">−</mo>
            <msup>
              <mrow>
                <mo fence="true" stretchy="false">(</mo>
                <mrow>
                  <mrow>
                    <mn>1</mn>
                    <mo stretchy="false">+</mo>
                    <mi>s</mi>
                  </mrow>
                </mrow>
                <mo fence="true" stretchy="false">)</mo>
              </mrow>
              <mi>n</mi>
            </msup>
          </mrow>
          <mi>n</mi>
        </mfrac>
      </mrow>
    </mrow>
    <annotation encoding="StarMath 5.0">nabla [log bold{infty(s)}]_n = { {1-(1+s)^n}over{n} }</annotation>
  </semantics>
</math>
</file>

<file path=Object 98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row>
                  <mi mathvariant="normal">∞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style>
            </mrow>
            <mo fence="true" stretchy="false">]</mo>
          </mrow>
          <mi>n</mi>
        </msub>
        <mo stretchy="false">=</mo>
        <mrow>
          <mo stretchy="false">−</mo>
          <mi>s</mi>
        </mrow>
      </mrow>
    </mrow>
    <annotation encoding="StarMath 5.0">nabla [bold{infty(s)}]_n = -s</annotation>
  </semantics>
</math>
</file>

<file path=Object 99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row>
                <mi mathvariant="normal">∞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style>
          </mrow>
          <mo fence="true" stretchy="false">]</mo>
        </mrow>
        <mi>n</mi>
      </msub>
      <mo stretchy="false">=</mo>
      <mrow>
        <mrow>
          <mo stretchy="false">−</mo>
          <mi>s</mi>
        </mrow>
        <mo stretchy="false">⋅</mo>
        <mi>n</mi>
      </mrow>
    </mrow>
    <annotation encoding="StarMath 5.0">[bold{infty(s)}]_n = -s cdot n</annotation>
  </semantics>
</math>
</file>